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automatic-styles>
    <style:style style:name="Tabla1" style:family="table">
      <style:table-properties style:width="3.819cm" table:align="left"/>
    </style:style>
    <style:style style:name="Tabla1.A" style:family="table-column">
      <style:table-column-properties style:column-width="0.637cm"/>
    </style:style>
    <style:style style:name="Tabla1.B" style:family="table-column">
      <style:table-column-properties style:column-width="0.61cm"/>
    </style:style>
    <style:style style:name="Tabla1.C" style:family="table-column">
      <style:table-column-properties style:column-width="2.572cm"/>
    </style:style>
    <style:style style:name="Tabla1.A1" style:family="table-cell">
      <style:table-cell-properties style:vertical-align="middle" fo:padding="0.049cm" fo:border="none"/>
    </style:style>
    <style:style style:name="Tabla2" style:family="table">
      <style:table-properties style:width="6.23cm" table:align="left"/>
    </style:style>
    <style:style style:name="Tabla2.A" style:family="table-column">
      <style:table-column-properties style:column-width="0.817cm"/>
    </style:style>
    <style:style style:name="Tabla2.B" style:family="table-column">
      <style:table-column-properties style:column-width="0.681cm"/>
    </style:style>
    <style:style style:name="Tabla2.C" style:family="table-column">
      <style:table-column-properties style:column-width="4.733cm"/>
    </style:style>
    <style:style style:name="Tabla2.A1" style:family="table-cell">
      <style:table-cell-properties style:vertical-align="middle" fo:padding="0.049cm" fo:border="none"/>
    </style:style>
    <style:style style:name="Tabla3" style:family="table">
      <style:table-properties style:width="6.191cm" table:align="left"/>
    </style:style>
    <style:style style:name="Tabla3.A" style:family="table-column">
      <style:table-column-properties style:column-width="0.848cm"/>
    </style:style>
    <style:style style:name="Tabla3.B" style:family="table-column">
      <style:table-column-properties style:column-width="0.774cm"/>
    </style:style>
    <style:style style:name="Tabla3.C" style:family="table-column">
      <style:table-column-properties style:column-width="4.568cm"/>
    </style:style>
    <style:style style:name="Tabla3.A1" style:family="table-cell">
      <style:table-cell-properties style:vertical-align="middle" fo:padding="0.049cm" fo:border="none"/>
    </style:style>
    <style:style style:name="Tabla4" style:family="table">
      <style:table-properties style:width="5.722cm" table:align="left"/>
    </style:style>
    <style:style style:name="Tabla4.A" style:family="table-column">
      <style:table-column-properties style:column-width="0.848cm"/>
    </style:style>
    <style:style style:name="Tabla4.B" style:family="table-column">
      <style:table-column-properties style:column-width="0.61cm"/>
    </style:style>
    <style:style style:name="Tabla4.C" style:family="table-column">
      <style:table-column-properties style:column-width="4.263cm"/>
    </style:style>
    <style:style style:name="Tabla4.A1" style:family="table-cell">
      <style:table-cell-properties style:vertical-align="middle" fo:padding="0.049cm" fo:border="none"/>
    </style:style>
    <style:style style:name="Tabla5" style:family="table">
      <style:table-properties style:width="7.087cm" table:align="left"/>
    </style:style>
    <style:style style:name="Tabla5.A" style:family="table-column">
      <style:table-column-properties style:column-width="0.848cm"/>
    </style:style>
    <style:style style:name="Tabla5.B" style:family="table-column">
      <style:table-column-properties style:column-width="0.672cm"/>
    </style:style>
    <style:style style:name="Tabla5.C" style:family="table-column">
      <style:table-column-properties style:column-width="5.567cm"/>
    </style:style>
    <style:style style:name="Tabla5.A1" style:family="table-cell">
      <style:table-cell-properties style:vertical-align="middle" fo:padding="0.049cm" fo:border="none"/>
    </style:style>
    <style:style style:name="Tabla6" style:family="table">
      <style:table-properties style:width="7.026cm" table:align="left"/>
    </style:style>
    <style:style style:name="Tabla6.A" style:family="table-column">
      <style:table-column-properties style:column-width="0.848cm"/>
    </style:style>
    <style:style style:name="Tabla6.B" style:family="table-column">
      <style:table-column-properties style:column-width="0.774cm"/>
    </style:style>
    <style:style style:name="Tabla6.C" style:family="table-column">
      <style:table-column-properties style:column-width="5.403cm"/>
    </style:style>
    <style:style style:name="Tabla6.A1" style:family="table-cell">
      <style:table-cell-properties style:vertical-align="middle" fo:padding="0.049cm" fo:border="none"/>
    </style:style>
    <style:style style:name="Tabla7" style:family="table">
      <style:table-properties style:width="7.186cm" table:align="left"/>
    </style:style>
    <style:style style:name="Tabla7.A" style:family="table-column">
      <style:table-column-properties style:column-width="0.848cm"/>
    </style:style>
    <style:style style:name="Tabla7.B" style:family="table-column">
      <style:table-column-properties style:column-width="0.845cm"/>
    </style:style>
    <style:style style:name="Tabla7.C" style:family="table-column">
      <style:table-column-properties style:column-width="5.493cm"/>
    </style:style>
    <style:style style:name="Tabla7.A1" style:family="table-cell">
      <style:table-cell-properties style:vertical-align="middle" fo:padding="0.049cm" fo:border="none"/>
    </style:style>
    <style:style style:name="Tabla8" style:family="table">
      <style:table-properties style:width="16.907cm" table:align="left"/>
    </style:style>
    <style:style style:name="Tabla8.A" style:family="table-column">
      <style:table-column-properties style:column-width="2.637cm"/>
    </style:style>
    <style:style style:name="Tabla8.B" style:family="table-column">
      <style:table-column-properties style:column-width="14.27cm"/>
    </style:style>
    <style:style style:name="Tabla8.A1" style:family="table-cell">
      <style:table-cell-properties style:vertical-align="middle" fo:padding="0.049cm" fo:border="none"/>
    </style:style>
    <style:style style:name="Tabla9" style:family="table">
      <style:table-properties style:width="16.907cm" table:align="left"/>
    </style:style>
    <style:style style:name="Tabla9.A" style:family="table-column">
      <style:table-column-properties style:column-width="2.593cm"/>
    </style:style>
    <style:style style:name="Tabla9.B" style:family="table-column">
      <style:table-column-properties style:column-width="14.314cm"/>
    </style:style>
    <style:style style:name="Tabla9.A1" style:family="table-cell">
      <style:table-cell-properties style:vertical-align="middle" fo:padding="0.049cm" fo:border="none"/>
    </style:style>
    <style:style style:name="Tabla10" style:family="table">
      <style:table-properties style:width="16.907cm" table:align="left"/>
    </style:style>
    <style:style style:name="Tabla10.A" style:family="table-column">
      <style:table-column-properties style:column-width="2.593cm"/>
    </style:style>
    <style:style style:name="Tabla10.B" style:family="table-column">
      <style:table-column-properties style:column-width="14.314cm"/>
    </style:style>
    <style:style style:name="Tabla10.A1" style:family="table-cell">
      <style:table-cell-properties style:vertical-align="middle" fo:padding="0.049cm" fo:border="none"/>
    </style:style>
    <style:style style:name="Tabla11" style:family="table">
      <style:table-properties style:width="16.907cm" table:align="left"/>
    </style:style>
    <style:style style:name="Tabla11.A" style:family="table-column">
      <style:table-column-properties style:column-width="2.593cm"/>
    </style:style>
    <style:style style:name="Tabla11.B" style:family="table-column">
      <style:table-column-properties style:column-width="14.314cm"/>
    </style:style>
    <style:style style:name="Tabla11.A1" style:family="table-cell">
      <style:table-cell-properties style:vertical-align="middle" fo:padding="0.049cm" fo:border="none"/>
    </style:style>
    <style:style style:name="Tabla12" style:family="table">
      <style:table-properties style:width="16.907cm" table:align="left"/>
    </style:style>
    <style:style style:name="Tabla12.A" style:family="table-column">
      <style:table-column-properties style:column-width="2.593cm"/>
    </style:style>
    <style:style style:name="Tabla12.B" style:family="table-column">
      <style:table-column-properties style:column-width="14.314cm"/>
    </style:style>
    <style:style style:name="Tabla12.A1" style:family="table-cell">
      <style:table-cell-properties style:vertical-align="middle" fo:padding="0.049cm" fo:border="none"/>
    </style:style>
    <style:style style:name="Tabla13" style:family="table">
      <style:table-properties style:width="16.907cm" table:align="left"/>
    </style:style>
    <style:style style:name="Tabla13.A" style:family="table-column">
      <style:table-column-properties style:column-width="2.593cm"/>
    </style:style>
    <style:style style:name="Tabla13.B" style:family="table-column">
      <style:table-column-properties style:column-width="14.314cm"/>
    </style:style>
    <style:style style:name="Tabla13.A1" style:family="table-cell">
      <style:table-cell-properties style:vertical-align="middle" fo:padding="0.049cm" fo:border="none"/>
    </style:style>
    <style:style style:name="Tabla14" style:family="table">
      <style:table-properties style:width="16.96cm" table:align="left"/>
    </style:style>
    <style:style style:name="Tabla14.A" style:family="table-column">
      <style:table-column-properties style:column-width="2.593cm"/>
    </style:style>
    <style:style style:name="Tabla14.B" style:family="table-column">
      <style:table-column-properties style:column-width="14.367cm"/>
    </style:style>
    <style:style style:name="Tabla14.A1" style:family="table-cell">
      <style:table-cell-properties style:vertical-align="middle" fo:padding="0.049cm" fo:border="none"/>
    </style:style>
    <style:style style:name="Tabla15" style:family="table">
      <style:table-properties style:width="16.96cm" table:align="left"/>
    </style:style>
    <style:style style:name="Tabla15.A" style:family="table-column">
      <style:table-column-properties style:column-width="2.593cm"/>
    </style:style>
    <style:style style:name="Tabla15.B" style:family="table-column">
      <style:table-column-properties style:column-width="14.367cm"/>
    </style:style>
    <style:style style:name="Tabla15.A1" style:family="table-cell">
      <style:table-cell-properties style:vertical-align="middle" fo:padding="0.049cm" fo:border="none"/>
    </style:style>
    <style:style style:name="Tabla16" style:family="table">
      <style:table-properties style:width="16.96cm" table:align="left"/>
    </style:style>
    <style:style style:name="Tabla16.A" style:family="table-column">
      <style:table-column-properties style:column-width="2.593cm"/>
    </style:style>
    <style:style style:name="Tabla16.B" style:family="table-column">
      <style:table-column-properties style:column-width="14.367cm"/>
    </style:style>
    <style:style style:name="Tabla16.A1" style:family="table-cell">
      <style:table-cell-properties style:vertical-align="middle" fo:padding="0.049cm" fo:border="none"/>
    </style:style>
    <style:style style:name="Tabla30" style:family="table">
      <style:table-properties style:width="17cm" table:align="left"/>
    </style:style>
    <style:style style:name="Tabla30.A" style:family="table-column">
      <style:table-column-properties style:column-width="4.77cm"/>
    </style:style>
    <style:style style:name="Tabla30.B" style:family="table-column">
      <style:table-column-properties style:column-width="3.956cm"/>
    </style:style>
    <style:style style:name="Tabla30.D" style:family="table-column">
      <style:table-column-properties style:column-width="4.318cm"/>
    </style:style>
    <style:style style:name="Tabla30.A1" style:family="table-cell">
      <style:table-cell-properties style:vertical-align="middle" fo:padding="0.049cm" fo:border="none"/>
    </style:style>
    <style:style style:name="Tabla17" style:family="table">
      <style:table-properties style:width="12.718cm" table:align="left"/>
    </style:style>
    <style:style style:name="Tabla17.A" style:family="table-column">
      <style:table-column-properties style:column-width="2.741cm"/>
    </style:style>
    <style:style style:name="Tabla17.B" style:family="table-column">
      <style:table-column-properties style:column-width="9.977cm"/>
    </style:style>
    <style:style style:name="Tabla17.A1" style:family="table-cell">
      <style:table-cell-properties style:vertical-align="middle" fo:padding="0.049cm" fo:border="none"/>
    </style:style>
    <style:style style:name="Tabla18" style:family="table">
      <style:table-properties style:width="16.695cm" table:align="left"/>
    </style:style>
    <style:style style:name="Tabla18.A" style:family="table-column">
      <style:table-column-properties style:column-width="3.224cm"/>
    </style:style>
    <style:style style:name="Tabla18.B" style:family="table-column">
      <style:table-column-properties style:column-width="2.609cm"/>
    </style:style>
    <style:style style:name="Tabla18.C" style:family="table-column">
      <style:table-column-properties style:column-width="4.255cm"/>
    </style:style>
    <style:style style:name="Tabla18.D" style:family="table-column">
      <style:table-column-properties style:column-width="3.724cm"/>
    </style:style>
    <style:style style:name="Tabla18.E" style:family="table-column">
      <style:table-column-properties style:column-width="2.884cm"/>
    </style:style>
    <style:style style:name="Tabla18.A1" style:family="table-cell">
      <style:table-cell-properties style:vertical-align="middle" fo:padding="0.049cm" fo:border="none"/>
    </style:style>
    <style:style style:name="Tabla19" style:family="table">
      <style:table-properties style:width="16.695cm" table:align="left"/>
    </style:style>
    <style:style style:name="Tabla19.A" style:family="table-column">
      <style:table-column-properties style:column-width="3.201cm"/>
    </style:style>
    <style:style style:name="Tabla19.B" style:family="table-column">
      <style:table-column-properties style:column-width="2.593cm"/>
    </style:style>
    <style:style style:name="Tabla19.C" style:family="table-column">
      <style:table-column-properties style:column-width="4.313cm"/>
    </style:style>
    <style:style style:name="Tabla19.D" style:family="table-column">
      <style:table-column-properties style:column-width="3.704cm"/>
    </style:style>
    <style:style style:name="Tabla19.E" style:family="table-column">
      <style:table-column-properties style:column-width="2.884cm"/>
    </style:style>
    <style:style style:name="Tabla19.A1" style:family="table-cell">
      <style:table-cell-properties style:vertical-align="middle" fo:padding="0.049cm" fo:border="none"/>
    </style:style>
    <style:style style:name="Tabla20" style:family="table">
      <style:table-properties style:width="16.642cm" table:align="left"/>
    </style:style>
    <style:style style:name="Tabla20.A" style:family="table-column">
      <style:table-column-properties style:column-width="3.201cm"/>
    </style:style>
    <style:style style:name="Tabla20.B" style:family="table-column">
      <style:table-column-properties style:column-width="2.593cm"/>
    </style:style>
    <style:style style:name="Tabla20.C" style:family="table-column">
      <style:table-column-properties style:column-width="4.26cm"/>
    </style:style>
    <style:style style:name="Tabla20.D" style:family="table-column">
      <style:table-column-properties style:column-width="3.704cm"/>
    </style:style>
    <style:style style:name="Tabla20.E" style:family="table-column">
      <style:table-column-properties style:column-width="2.884cm"/>
    </style:style>
    <style:style style:name="Tabla20.A1" style:family="table-cell">
      <style:table-cell-properties style:vertical-align="middle" fo:padding="0.049cm" fo:border="none"/>
    </style:style>
    <style:style style:name="Tabla21" style:family="table">
      <style:table-properties style:width="16.642cm" table:align="left"/>
    </style:style>
    <style:style style:name="Tabla21.A" style:family="table-column">
      <style:table-column-properties style:column-width="3.149cm"/>
    </style:style>
    <style:style style:name="Tabla21.B" style:family="table-column">
      <style:table-column-properties style:column-width="2.593cm"/>
    </style:style>
    <style:style style:name="Tabla21.C" style:family="table-column">
      <style:table-column-properties style:column-width="4.313cm"/>
    </style:style>
    <style:style style:name="Tabla21.D" style:family="table-column">
      <style:table-column-properties style:column-width="3.704cm"/>
    </style:style>
    <style:style style:name="Tabla21.E" style:family="table-column">
      <style:table-column-properties style:column-width="2.884cm"/>
    </style:style>
    <style:style style:name="Tabla21.1" style:family="table-row">
      <style:table-row-properties style:min-row-height="1.164cm"/>
    </style:style>
    <style:style style:name="Tabla21.A1" style:family="table-cell">
      <style:table-cell-properties style:vertical-align="middle" fo:padding="0.049cm" fo:border="none"/>
    </style:style>
    <style:style style:name="Tabla22" style:family="table">
      <style:table-properties style:width="16.642cm" table:align="left"/>
    </style:style>
    <style:style style:name="Tabla22.A" style:family="table-column">
      <style:table-column-properties style:column-width="3.149cm"/>
    </style:style>
    <style:style style:name="Tabla22.B" style:family="table-column">
      <style:table-column-properties style:column-width="2.593cm"/>
    </style:style>
    <style:style style:name="Tabla22.C" style:family="table-column">
      <style:table-column-properties style:column-width="4.313cm"/>
    </style:style>
    <style:style style:name="Tabla22.D" style:family="table-column">
      <style:table-column-properties style:column-width="3.704cm"/>
    </style:style>
    <style:style style:name="Tabla22.E" style:family="table-column">
      <style:table-column-properties style:column-width="2.884cm"/>
    </style:style>
    <style:style style:name="Tabla22.A1" style:family="table-cell">
      <style:table-cell-properties style:vertical-align="middle" fo:padding="0.049cm" fo:border="none"/>
    </style:style>
    <style:style style:name="Tabla23" style:family="table">
      <style:table-properties style:width="16.695cm" table:align="left"/>
    </style:style>
    <style:style style:name="Tabla23.A" style:family="table-column">
      <style:table-column-properties style:column-width="3.149cm"/>
    </style:style>
    <style:style style:name="Tabla23.B" style:family="table-column">
      <style:table-column-properties style:column-width="2.54cm"/>
    </style:style>
    <style:style style:name="Tabla23.C" style:family="table-column">
      <style:table-column-properties style:column-width="4.313cm"/>
    </style:style>
    <style:style style:name="Tabla23.D" style:family="table-column">
      <style:table-column-properties style:column-width="3.704cm"/>
    </style:style>
    <style:style style:name="Tabla23.E" style:family="table-column">
      <style:table-column-properties style:column-width="2.99cm"/>
    </style:style>
    <style:style style:name="Tabla23.A1" style:family="table-cell">
      <style:table-cell-properties style:vertical-align="middle" fo:padding="0.049cm" fo:border="none"/>
    </style:style>
    <style:style style:name="Tabla24" style:family="table">
      <style:table-properties style:width="16.695cm" table:align="left"/>
    </style:style>
    <style:style style:name="Tabla24.A" style:family="table-column">
      <style:table-column-properties style:column-width="3.224cm"/>
    </style:style>
    <style:style style:name="Tabla24.B" style:family="table-column">
      <style:table-column-properties style:column-width="2.609cm"/>
    </style:style>
    <style:style style:name="Tabla24.C" style:family="table-column">
      <style:table-column-properties style:column-width="4.255cm"/>
    </style:style>
    <style:style style:name="Tabla24.D" style:family="table-column">
      <style:table-column-properties style:column-width="3.724cm"/>
    </style:style>
    <style:style style:name="Tabla24.E" style:family="table-column">
      <style:table-column-properties style:column-width="2.884cm"/>
    </style:style>
    <style:style style:name="Tabla24.A1" style:family="table-cell">
      <style:table-cell-properties style:vertical-align="middle" fo:padding="0.049cm" fo:border="none"/>
    </style:style>
    <style:style style:name="Tabla25" style:family="table">
      <style:table-properties style:width="16.695cm" table:align="left"/>
    </style:style>
    <style:style style:name="Tabla25.A" style:family="table-column">
      <style:table-column-properties style:column-width="3.201cm"/>
    </style:style>
    <style:style style:name="Tabla25.B" style:family="table-column">
      <style:table-column-properties style:column-width="2.593cm"/>
    </style:style>
    <style:style style:name="Tabla25.C" style:family="table-column">
      <style:table-column-properties style:column-width="4.313cm"/>
    </style:style>
    <style:style style:name="Tabla25.D" style:family="table-column">
      <style:table-column-properties style:column-width="3.704cm"/>
    </style:style>
    <style:style style:name="Tabla25.E" style:family="table-column">
      <style:table-column-properties style:column-width="2.884cm"/>
    </style:style>
    <style:style style:name="Tabla25.1" style:family="table-row">
      <style:table-row-properties style:min-row-height="1.998cm"/>
    </style:style>
    <style:style style:name="Tabla25.A1" style:family="table-cell">
      <style:table-cell-properties style:vertical-align="middle" fo:padding="0.049cm" fo:border="none"/>
    </style:style>
    <style:style style:name="Tabla28" style:family="table">
      <style:table-properties style:width="16.642cm" table:align="left"/>
    </style:style>
    <style:style style:name="Tabla28.A" style:family="table-column">
      <style:table-column-properties style:column-width="3.149cm"/>
    </style:style>
    <style:style style:name="Tabla28.B" style:family="table-column">
      <style:table-column-properties style:column-width="2.593cm"/>
    </style:style>
    <style:style style:name="Tabla28.C" style:family="table-column">
      <style:table-column-properties style:column-width="4.313cm"/>
    </style:style>
    <style:style style:name="Tabla28.D" style:family="table-column">
      <style:table-column-properties style:column-width="3.704cm"/>
    </style:style>
    <style:style style:name="Tabla28.E" style:family="table-column">
      <style:table-column-properties style:column-width="2.884cm"/>
    </style:style>
    <style:style style:name="Tabla28.A1" style:family="table-cell">
      <style:table-cell-properties style:vertical-align="middle" fo:padding="0.049cm" fo:border="none"/>
    </style:style>
    <style:style style:name="Tabla70" style:family="table">
      <style:table-properties style:width="17cm" table:align="left"/>
    </style:style>
    <style:style style:name="Tabla70.A" style:family="table-column">
      <style:table-column-properties style:column-width="2.873cm"/>
    </style:style>
    <style:style style:name="Tabla70.B" style:family="table-column">
      <style:table-column-properties style:column-width="6.179cm"/>
    </style:style>
    <style:style style:name="Tabla70.C" style:family="table-column">
      <style:table-column-properties style:column-width="7.948cm"/>
    </style:style>
    <style:style style:name="Tabla70.A1" style:family="table-cell">
      <style:table-cell-properties style:vertical-align="middle" fo:padding="0.049cm" fo:border="none"/>
    </style:style>
    <style:style style:name="Tabla26" style:family="table">
      <style:table-properties style:width="16.96cm" table:align="left"/>
    </style:style>
    <style:style style:name="Tabla26.A" style:family="table-column">
      <style:table-column-properties style:column-width="3.757cm"/>
    </style:style>
    <style:style style:name="Tabla26.B" style:family="table-column">
      <style:table-column-properties style:column-width="2.99cm"/>
    </style:style>
    <style:style style:name="Tabla26.C" style:family="table-column">
      <style:table-column-properties style:column-width="4.604cm"/>
    </style:style>
    <style:style style:name="Tabla26.D" style:family="table-column">
      <style:table-column-properties style:column-width="5.609cm"/>
    </style:style>
    <style:style style:name="Tabla26.A1" style:family="table-cell">
      <style:table-cell-properties style:vertical-align="middle" fo:padding="0.049cm" fo:border="none"/>
    </style:style>
    <style:style style:name="Tabla27" style:family="table">
      <style:table-properties style:width="17.013cm" fo:margin-left="0cm" table:align="left"/>
    </style:style>
    <style:style style:name="Tabla27.A" style:family="table-column">
      <style:table-column-properties style:column-width="3.769cm"/>
    </style:style>
    <style:style style:name="Tabla27.B" style:family="table-column">
      <style:table-column-properties style:column-width="2.96cm"/>
    </style:style>
    <style:style style:name="Tabla27.C" style:family="table-column">
      <style:table-column-properties style:column-width="4.621cm"/>
    </style:style>
    <style:style style:name="Tabla27.D" style:family="table-column">
      <style:table-column-properties style:column-width="5.662cm"/>
    </style:style>
    <style:style style:name="Tabla27.A1" style:family="table-cell">
      <style:table-cell-properties style:vertical-align="middle" fo:padding="0.049cm" fo:border="none"/>
    </style:style>
    <style:style style:name="Tabla29" style:family="table">
      <style:table-properties style:width="17.013cm" fo:margin-left="0cm" table:align="left"/>
    </style:style>
    <style:style style:name="Tabla29.A" style:family="table-column">
      <style:table-column-properties style:column-width="3.769cm"/>
    </style:style>
    <style:style style:name="Tabla29.B" style:family="table-column">
      <style:table-column-properties style:column-width="2.977cm"/>
    </style:style>
    <style:style style:name="Tabla29.C" style:family="table-column">
      <style:table-column-properties style:column-width="4.604cm"/>
    </style:style>
    <style:style style:name="Tabla29.D" style:family="table-column">
      <style:table-column-properties style:column-width="5.662cm"/>
    </style:style>
    <style:style style:name="Tabla29.A1" style:family="table-cell">
      <style:table-cell-properties style:vertical-align="middle" fo:padding="0.049cm" fo:border="none"/>
    </style:style>
    <style:style style:name="Tabla31" style:family="table">
      <style:table-properties style:width="17.013cm" fo:margin-left="0cm" table:align="left"/>
    </style:style>
    <style:style style:name="Tabla31.A" style:family="table-column">
      <style:table-column-properties style:column-width="3.769cm"/>
    </style:style>
    <style:style style:name="Tabla31.B" style:family="table-column">
      <style:table-column-properties style:column-width="2.977cm"/>
    </style:style>
    <style:style style:name="Tabla31.C" style:family="table-column">
      <style:table-column-properties style:column-width="4.604cm"/>
    </style:style>
    <style:style style:name="Tabla31.D" style:family="table-column">
      <style:table-column-properties style:column-width="5.662cm"/>
    </style:style>
    <style:style style:name="Tabla31.A1" style:family="table-cell">
      <style:table-cell-properties style:vertical-align="middle" fo:padding="0.049cm" fo:border="none"/>
    </style:style>
    <style:style style:name="Tabla32" style:family="table">
      <style:table-properties style:width="16.748cm" table:align="left"/>
    </style:style>
    <style:style style:name="Tabla32.A" style:family="table-column">
      <style:table-column-properties style:column-width="2.064cm"/>
    </style:style>
    <style:style style:name="Tabla32.B" style:family="table-column">
      <style:table-column-properties style:column-width="4.683cm"/>
    </style:style>
    <style:style style:name="Tabla32.C" style:family="table-column">
      <style:table-column-properties style:column-width="10.001cm"/>
    </style:style>
    <style:style style:name="Tabla32.A1" style:family="table-cell">
      <style:table-cell-properties style:vertical-align="middle" fo:padding="0.049cm" fo:border="none"/>
    </style:style>
    <style:style style:name="Tabla33" style:family="table">
      <style:table-properties style:width="16.748cm" table:align="left"/>
    </style:style>
    <style:style style:name="Tabla33.A" style:family="table-column">
      <style:table-column-properties style:column-width="2.064cm"/>
    </style:style>
    <style:style style:name="Tabla33.B" style:family="table-column">
      <style:table-column-properties style:column-width="4.683cm"/>
    </style:style>
    <style:style style:name="Tabla33.C" style:family="table-column">
      <style:table-column-properties style:column-width="10.001cm"/>
    </style:style>
    <style:style style:name="Tabla33.1" style:family="table-row">
      <style:table-row-properties style:min-row-height="0.847cm"/>
    </style:style>
    <style:style style:name="Tabla33.A1" style:family="table-cell">
      <style:table-cell-properties style:vertical-align="middle" fo:padding="0.049cm" fo:border="none"/>
    </style:style>
    <style:style style:name="Tabla34" style:family="table">
      <style:table-properties style:width="16.748cm" table:align="left"/>
    </style:style>
    <style:style style:name="Tabla34.A" style:family="table-column">
      <style:table-column-properties style:column-width="2.064cm"/>
    </style:style>
    <style:style style:name="Tabla34.B" style:family="table-column">
      <style:table-column-properties style:column-width="4.683cm"/>
    </style:style>
    <style:style style:name="Tabla34.C" style:family="table-column">
      <style:table-column-properties style:column-width="10.001cm"/>
    </style:style>
    <style:style style:name="Tabla34.A1" style:family="table-cell">
      <style:table-cell-properties style:vertical-align="middle" fo:padding="0.049cm" fo:border="none"/>
    </style:style>
    <style:style style:name="Tabla35" style:family="table">
      <style:table-properties style:width="16.748cm" table:align="left"/>
    </style:style>
    <style:style style:name="Tabla35.A" style:family="table-column">
      <style:table-column-properties style:column-width="2.064cm"/>
    </style:style>
    <style:style style:name="Tabla35.B" style:family="table-column">
      <style:table-column-properties style:column-width="4.683cm"/>
    </style:style>
    <style:style style:name="Tabla35.C" style:family="table-column">
      <style:table-column-properties style:column-width="10.001cm"/>
    </style:style>
    <style:style style:name="Tabla35.A1" style:family="table-cell">
      <style:table-cell-properties style:vertical-align="middle" fo:padding="0.049cm" fo:border="none"/>
    </style:style>
    <style:style style:name="Tabla36" style:family="table">
      <style:table-properties style:width="16.748cm" table:align="left"/>
    </style:style>
    <style:style style:name="Tabla36.A" style:family="table-column">
      <style:table-column-properties style:column-width="2.064cm"/>
    </style:style>
    <style:style style:name="Tabla36.B" style:family="table-column">
      <style:table-column-properties style:column-width="4.683cm"/>
    </style:style>
    <style:style style:name="Tabla36.C" style:family="table-column">
      <style:table-column-properties style:column-width="10.001cm"/>
    </style:style>
    <style:style style:name="Tabla36.A1" style:family="table-cell">
      <style:table-cell-properties style:vertical-align="middle" fo:padding="0.049cm" fo:border="none"/>
    </style:style>
    <style:style style:name="Tabla37" style:family="table">
      <style:table-properties style:width="16.748cm" table:align="left"/>
    </style:style>
    <style:style style:name="Tabla37.A" style:family="table-column">
      <style:table-column-properties style:column-width="2.064cm"/>
    </style:style>
    <style:style style:name="Tabla37.B" style:family="table-column">
      <style:table-column-properties style:column-width="4.683cm"/>
    </style:style>
    <style:style style:name="Tabla37.C" style:family="table-column">
      <style:table-column-properties style:column-width="10.001cm"/>
    </style:style>
    <style:style style:name="Tabla37.A1" style:family="table-cell">
      <style:table-cell-properties style:vertical-align="middle" fo:padding="0.049cm" fo:border="none"/>
    </style:style>
    <style:style style:name="Tabla38" style:family="table">
      <style:table-properties style:width="16.748cm" table:align="left"/>
    </style:style>
    <style:style style:name="Tabla38.A" style:family="table-column">
      <style:table-column-properties style:column-width="2.064cm"/>
    </style:style>
    <style:style style:name="Tabla38.B" style:family="table-column">
      <style:table-column-properties style:column-width="4.683cm"/>
    </style:style>
    <style:style style:name="Tabla38.C" style:family="table-column">
      <style:table-column-properties style:column-width="10.001cm"/>
    </style:style>
    <style:style style:name="Tabla38.A1" style:family="table-cell">
      <style:table-cell-properties style:vertical-align="middle" fo:padding="0.049cm" fo:border="none"/>
    </style:style>
    <style:style style:name="Tabla40" style:family="table">
      <style:table-properties style:width="16.748cm" table:align="left"/>
    </style:style>
    <style:style style:name="Tabla40.A" style:family="table-column">
      <style:table-column-properties style:column-width="2.064cm"/>
    </style:style>
    <style:style style:name="Tabla40.B" style:family="table-column">
      <style:table-column-properties style:column-width="4.683cm"/>
    </style:style>
    <style:style style:name="Tabla40.C" style:family="table-column">
      <style:table-column-properties style:column-width="10.001cm"/>
    </style:style>
    <style:style style:name="Tabla40.A1" style:family="table-cell">
      <style:table-cell-properties style:vertical-align="middle" fo:padding="0.049cm" fo:border="none"/>
    </style:style>
    <style:style style:name="Tabla41" style:family="table">
      <style:table-properties style:width="16.748cm" table:align="left"/>
    </style:style>
    <style:style style:name="Tabla41.A" style:family="table-column">
      <style:table-column-properties style:column-width="2.064cm"/>
    </style:style>
    <style:style style:name="Tabla41.B" style:family="table-column">
      <style:table-column-properties style:column-width="4.683cm"/>
    </style:style>
    <style:style style:name="Tabla41.C" style:family="table-column">
      <style:table-column-properties style:column-width="10.001cm"/>
    </style:style>
    <style:style style:name="Tabla41.A1" style:family="table-cell">
      <style:table-cell-properties style:vertical-align="middle" fo:padding="0.049cm" fo:border="none"/>
    </style:style>
    <style:style style:name="Tabla42" style:family="table">
      <style:table-properties style:width="16.748cm" table:align="left"/>
    </style:style>
    <style:style style:name="Tabla42.A" style:family="table-column">
      <style:table-column-properties style:column-width="2.064cm"/>
    </style:style>
    <style:style style:name="Tabla42.B" style:family="table-column">
      <style:table-column-properties style:column-width="4.683cm"/>
    </style:style>
    <style:style style:name="Tabla42.C" style:family="table-column">
      <style:table-column-properties style:column-width="10.001cm"/>
    </style:style>
    <style:style style:name="Tabla42.1" style:family="table-row">
      <style:table-row-properties style:min-row-height="0.661cm"/>
    </style:style>
    <style:style style:name="Tabla42.A1" style:family="table-cell">
      <style:table-cell-properties style:vertical-align="middle" fo:padding="0.049cm" fo:border="none"/>
    </style:style>
    <style:style style:name="Tabla43" style:family="table">
      <style:table-properties style:width="16.748cm" table:align="left"/>
    </style:style>
    <style:style style:name="Tabla43.A" style:family="table-column">
      <style:table-column-properties style:column-width="2.064cm"/>
    </style:style>
    <style:style style:name="Tabla43.B" style:family="table-column">
      <style:table-column-properties style:column-width="4.683cm"/>
    </style:style>
    <style:style style:name="Tabla43.C" style:family="table-column">
      <style:table-column-properties style:column-width="10.001cm"/>
    </style:style>
    <style:style style:name="Tabla43.A1" style:family="table-cell">
      <style:table-cell-properties style:vertical-align="middle" fo:padding="0.049cm" fo:border="none"/>
    </style:style>
    <style:style style:name="Tabla44" style:family="table">
      <style:table-properties style:width="16.748cm" table:align="left"/>
    </style:style>
    <style:style style:name="Tabla44.A" style:family="table-column">
      <style:table-column-properties style:column-width="2.064cm"/>
    </style:style>
    <style:style style:name="Tabla44.B" style:family="table-column">
      <style:table-column-properties style:column-width="4.683cm"/>
    </style:style>
    <style:style style:name="Tabla44.C" style:family="table-column">
      <style:table-column-properties style:column-width="10.001cm"/>
    </style:style>
    <style:style style:name="Tabla44.A1" style:family="table-cell">
      <style:table-cell-properties style:vertical-align="middle" fo:padding="0.049cm" fo:border="none"/>
    </style:style>
    <style:style style:name="Tabla45" style:family="table">
      <style:table-properties style:width="16.748cm" table:align="left"/>
    </style:style>
    <style:style style:name="Tabla45.A" style:family="table-column">
      <style:table-column-properties style:column-width="2.064cm"/>
    </style:style>
    <style:style style:name="Tabla45.B" style:family="table-column">
      <style:table-column-properties style:column-width="4.683cm"/>
    </style:style>
    <style:style style:name="Tabla45.C" style:family="table-column">
      <style:table-column-properties style:column-width="10.001cm"/>
    </style:style>
    <style:style style:name="Tabla45.A1" style:family="table-cell">
      <style:table-cell-properties style:vertical-align="middle" fo:padding="0.049cm" fo:border="none"/>
    </style:style>
    <style:style style:name="Tabla46" style:family="table">
      <style:table-properties style:width="16.748cm" table:align="left"/>
    </style:style>
    <style:style style:name="Tabla46.A" style:family="table-column">
      <style:table-column-properties style:column-width="2.064cm"/>
    </style:style>
    <style:style style:name="Tabla46.B" style:family="table-column">
      <style:table-column-properties style:column-width="4.683cm"/>
    </style:style>
    <style:style style:name="Tabla46.C" style:family="table-column">
      <style:table-column-properties style:column-width="10.001cm"/>
    </style:style>
    <style:style style:name="Tabla46.A1" style:family="table-cell">
      <style:table-cell-properties style:vertical-align="middle" fo:padding="0.049cm" fo:border="none"/>
    </style:style>
    <style:style style:name="Tabla47" style:family="table">
      <style:table-properties style:width="16.748cm" table:align="left"/>
    </style:style>
    <style:style style:name="Tabla47.A" style:family="table-column">
      <style:table-column-properties style:column-width="2.064cm"/>
    </style:style>
    <style:style style:name="Tabla47.B" style:family="table-column">
      <style:table-column-properties style:column-width="4.683cm"/>
    </style:style>
    <style:style style:name="Tabla47.C" style:family="table-column">
      <style:table-column-properties style:column-width="10.001cm"/>
    </style:style>
    <style:style style:name="Tabla47.A1" style:family="table-cell">
      <style:table-cell-properties style:vertical-align="middle" fo:padding="0.049cm" fo:border="none"/>
    </style:style>
    <style:style style:name="Tabla48" style:family="table">
      <style:table-properties style:width="16.748cm" table:align="left"/>
    </style:style>
    <style:style style:name="Tabla48.A" style:family="table-column">
      <style:table-column-properties style:column-width="2.064cm"/>
    </style:style>
    <style:style style:name="Tabla48.B" style:family="table-column">
      <style:table-column-properties style:column-width="4.683cm"/>
    </style:style>
    <style:style style:name="Tabla48.C" style:family="table-column">
      <style:table-column-properties style:column-width="10.001cm"/>
    </style:style>
    <style:style style:name="Tabla48.A1" style:family="table-cell">
      <style:table-cell-properties style:vertical-align="middle" fo:padding="0.049cm" fo:border="none"/>
    </style:style>
    <style:style style:name="Tabla49" style:family="table">
      <style:table-properties style:width="16.748cm" table:align="left"/>
    </style:style>
    <style:style style:name="Tabla49.A" style:family="table-column">
      <style:table-column-properties style:column-width="2.064cm"/>
    </style:style>
    <style:style style:name="Tabla49.B" style:family="table-column">
      <style:table-column-properties style:column-width="4.683cm"/>
    </style:style>
    <style:style style:name="Tabla49.C" style:family="table-column">
      <style:table-column-properties style:column-width="10.001cm"/>
    </style:style>
    <style:style style:name="Tabla49.A1" style:family="table-cell">
      <style:table-cell-properties style:vertical-align="middle" fo:padding="0.049cm" fo:border="none"/>
    </style:style>
    <style:style style:name="Tabla50" style:family="table">
      <style:table-properties style:width="16.748cm" table:align="left"/>
    </style:style>
    <style:style style:name="Tabla50.A" style:family="table-column">
      <style:table-column-properties style:column-width="2.064cm"/>
    </style:style>
    <style:style style:name="Tabla50.B" style:family="table-column">
      <style:table-column-properties style:column-width="4.683cm"/>
    </style:style>
    <style:style style:name="Tabla50.C" style:family="table-column">
      <style:table-column-properties style:column-width="10.001cm"/>
    </style:style>
    <style:style style:name="Tabla50.A1" style:family="table-cell">
      <style:table-cell-properties style:vertical-align="middle" fo:padding="0.049cm" fo:border="none"/>
    </style:style>
    <style:style style:name="Tabla51" style:family="table">
      <style:table-properties style:width="16.748cm" table:align="left"/>
    </style:style>
    <style:style style:name="Tabla51.A" style:family="table-column">
      <style:table-column-properties style:column-width="2.064cm"/>
    </style:style>
    <style:style style:name="Tabla51.B" style:family="table-column">
      <style:table-column-properties style:column-width="4.683cm"/>
    </style:style>
    <style:style style:name="Tabla51.C" style:family="table-column">
      <style:table-column-properties style:column-width="10.001cm"/>
    </style:style>
    <style:style style:name="Tabla51.A1" style:family="table-cell">
      <style:table-cell-properties style:vertical-align="middle" fo:padding="0.049cm" fo:border="none"/>
    </style:style>
    <style:style style:name="Tabla52" style:family="table">
      <style:table-properties style:width="16.748cm" table:align="left"/>
    </style:style>
    <style:style style:name="Tabla52.A" style:family="table-column">
      <style:table-column-properties style:column-width="2.064cm"/>
    </style:style>
    <style:style style:name="Tabla52.B" style:family="table-column">
      <style:table-column-properties style:column-width="4.683cm"/>
    </style:style>
    <style:style style:name="Tabla52.C" style:family="table-column">
      <style:table-column-properties style:column-width="10.001cm"/>
    </style:style>
    <style:style style:name="Tabla52.A1" style:family="table-cell">
      <style:table-cell-properties style:vertical-align="middle" fo:padding="0.049cm" fo:border="none"/>
    </style:style>
    <style:style style:name="Tabla53" style:family="table">
      <style:table-properties style:width="16.748cm" table:align="left"/>
    </style:style>
    <style:style style:name="Tabla53.A" style:family="table-column">
      <style:table-column-properties style:column-width="2.064cm"/>
    </style:style>
    <style:style style:name="Tabla53.B" style:family="table-column">
      <style:table-column-properties style:column-width="4.683cm"/>
    </style:style>
    <style:style style:name="Tabla53.C" style:family="table-column">
      <style:table-column-properties style:column-width="10.001cm"/>
    </style:style>
    <style:style style:name="Tabla53.A1" style:family="table-cell">
      <style:table-cell-properties style:vertical-align="middle" fo:padding="0.049cm" fo:border="none"/>
    </style:style>
    <style:style style:name="Tabla54" style:family="table">
      <style:table-properties style:width="16.748cm" table:align="left"/>
    </style:style>
    <style:style style:name="Tabla54.A" style:family="table-column">
      <style:table-column-properties style:column-width="2.064cm"/>
    </style:style>
    <style:style style:name="Tabla54.B" style:family="table-column">
      <style:table-column-properties style:column-width="4.683cm"/>
    </style:style>
    <style:style style:name="Tabla54.C" style:family="table-column">
      <style:table-column-properties style:column-width="10.001cm"/>
    </style:style>
    <style:style style:name="Tabla54.A1" style:family="table-cell">
      <style:table-cell-properties style:vertical-align="middle" fo:padding="0.049cm" fo:border="none"/>
    </style:style>
    <style:style style:name="Tabla55" style:family="table">
      <style:table-properties style:width="15.505cm" table:align="left"/>
    </style:style>
    <style:style style:name="Tabla55.A" style:family="table-column">
      <style:table-column-properties style:column-width="3.598cm"/>
    </style:style>
    <style:style style:name="Tabla55.B" style:family="table-column">
      <style:table-column-properties style:column-width="5.398cm"/>
    </style:style>
    <style:style style:name="Tabla55.C" style:family="table-column">
      <style:table-column-properties style:column-width="6.509cm"/>
    </style:style>
    <style:style style:name="Tabla55.A1" style:family="table-cell">
      <style:table-cell-properties style:vertical-align="middle" fo:padding="0.049cm" fo:border="none"/>
    </style:style>
    <style:style style:name="Tabla56" style:family="table">
      <style:table-properties style:width="15.505cm" table:align="left"/>
    </style:style>
    <style:style style:name="Tabla56.A" style:family="table-column">
      <style:table-column-properties style:column-width="3.598cm"/>
    </style:style>
    <style:style style:name="Tabla56.B" style:family="table-column">
      <style:table-column-properties style:column-width="5.398cm"/>
    </style:style>
    <style:style style:name="Tabla56.C" style:family="table-column">
      <style:table-column-properties style:column-width="6.509cm"/>
    </style:style>
    <style:style style:name="Tabla56.A1" style:family="table-cell">
      <style:table-cell-properties style:vertical-align="middle" fo:padding="0.049cm" fo:border="none"/>
    </style:style>
    <style:style style:name="Tabla57" style:family="table">
      <style:table-properties style:width="15.505cm" table:align="left"/>
    </style:style>
    <style:style style:name="Tabla57.A" style:family="table-column">
      <style:table-column-properties style:column-width="3.598cm"/>
    </style:style>
    <style:style style:name="Tabla57.B" style:family="table-column">
      <style:table-column-properties style:column-width="5.398cm"/>
    </style:style>
    <style:style style:name="Tabla57.C" style:family="table-column">
      <style:table-column-properties style:column-width="6.509cm"/>
    </style:style>
    <style:style style:name="Tabla57.A1" style:family="table-cell">
      <style:table-cell-properties style:vertical-align="middle" fo:padding="0.049cm" fo:border="none"/>
    </style:style>
    <style:style style:name="Tabla58" style:family="table">
      <style:table-properties style:width="15.505cm" table:align="left"/>
    </style:style>
    <style:style style:name="Tabla58.A" style:family="table-column">
      <style:table-column-properties style:column-width="3.598cm"/>
    </style:style>
    <style:style style:name="Tabla58.B" style:family="table-column">
      <style:table-column-properties style:column-width="5.398cm"/>
    </style:style>
    <style:style style:name="Tabla58.C" style:family="table-column">
      <style:table-column-properties style:column-width="6.509cm"/>
    </style:style>
    <style:style style:name="Tabla58.A1" style:family="table-cell">
      <style:table-cell-properties style:vertical-align="middle" fo:padding="0.049cm" fo:border="none"/>
    </style:style>
    <style:style style:name="Tabla59" style:family="table">
      <style:table-properties style:width="15.505cm" table:align="left"/>
    </style:style>
    <style:style style:name="Tabla59.A" style:family="table-column">
      <style:table-column-properties style:column-width="3.598cm"/>
    </style:style>
    <style:style style:name="Tabla59.B" style:family="table-column">
      <style:table-column-properties style:column-width="5.398cm"/>
    </style:style>
    <style:style style:name="Tabla59.C" style:family="table-column">
      <style:table-column-properties style:column-width="6.509cm"/>
    </style:style>
    <style:style style:name="Tabla59.A1" style:family="table-cell">
      <style:table-cell-properties style:vertical-align="middle" fo:padding="0.049cm" fo:border="none"/>
    </style:style>
    <style:style style:name="Tabla60" style:family="table">
      <style:table-properties style:width="15.505cm" table:align="left"/>
    </style:style>
    <style:style style:name="Tabla60.A" style:family="table-column">
      <style:table-column-properties style:column-width="3.598cm"/>
    </style:style>
    <style:style style:name="Tabla60.B" style:family="table-column">
      <style:table-column-properties style:column-width="5.398cm"/>
    </style:style>
    <style:style style:name="Tabla60.C" style:family="table-column">
      <style:table-column-properties style:column-width="6.509cm"/>
    </style:style>
    <style:style style:name="Tabla60.A1" style:family="table-cell">
      <style:table-cell-properties style:vertical-align="middle" fo:padding="0.049cm" fo:border="none"/>
    </style:style>
    <style:style style:name="Tabla61" style:family="table">
      <style:table-properties style:width="15.505cm" table:align="left"/>
    </style:style>
    <style:style style:name="Tabla61.A" style:family="table-column">
      <style:table-column-properties style:column-width="3.598cm"/>
    </style:style>
    <style:style style:name="Tabla61.B" style:family="table-column">
      <style:table-column-properties style:column-width="5.398cm"/>
    </style:style>
    <style:style style:name="Tabla61.C" style:family="table-column">
      <style:table-column-properties style:column-width="6.509cm"/>
    </style:style>
    <style:style style:name="Tabla61.A1" style:family="table-cell">
      <style:table-cell-properties style:vertical-align="middle" fo:padding="0.049cm" fo:border="none"/>
    </style:style>
    <style:style style:name="Tabla62" style:family="table">
      <style:table-properties style:width="15.505cm" table:align="left"/>
    </style:style>
    <style:style style:name="Tabla62.A" style:family="table-column">
      <style:table-column-properties style:column-width="3.598cm"/>
    </style:style>
    <style:style style:name="Tabla62.B" style:family="table-column">
      <style:table-column-properties style:column-width="5.398cm"/>
    </style:style>
    <style:style style:name="Tabla62.C" style:family="table-column">
      <style:table-column-properties style:column-width="6.509cm"/>
    </style:style>
    <style:style style:name="Tabla62.A1" style:family="table-cell">
      <style:table-cell-properties style:vertical-align="middle" fo:padding="0.049cm" fo:border="none"/>
    </style:style>
    <style:style style:name="Tabla63" style:family="table">
      <style:table-properties style:width="15.505cm" table:align="left"/>
    </style:style>
    <style:style style:name="Tabla63.A" style:family="table-column">
      <style:table-column-properties style:column-width="3.598cm"/>
    </style:style>
    <style:style style:name="Tabla63.B" style:family="table-column">
      <style:table-column-properties style:column-width="5.398cm"/>
    </style:style>
    <style:style style:name="Tabla63.C" style:family="table-column">
      <style:table-column-properties style:column-width="6.509cm"/>
    </style:style>
    <style:style style:name="Tabla63.A1" style:family="table-cell">
      <style:table-cell-properties style:vertical-align="middle" fo:padding="0.049cm" fo:border="none"/>
    </style:style>
    <style:style style:name="Tabla64" style:family="table">
      <style:table-properties style:width="15.505cm" table:align="left"/>
    </style:style>
    <style:style style:name="Tabla64.A" style:family="table-column">
      <style:table-column-properties style:column-width="3.531cm"/>
    </style:style>
    <style:style style:name="Tabla64.B" style:family="table-column">
      <style:table-column-properties style:column-width="5.465cm"/>
    </style:style>
    <style:style style:name="Tabla64.C" style:family="table-column">
      <style:table-column-properties style:column-width="6.509cm"/>
    </style:style>
    <style:style style:name="Tabla64.A1" style:family="table-cell">
      <style:table-cell-properties style:vertical-align="middle" fo:padding="0.049cm" fo:border="none"/>
    </style:style>
    <style:style style:name="Tabla39" style:family="table">
      <style:table-properties style:width="15.505cm" table:align="left"/>
    </style:style>
    <style:style style:name="Tabla39.A" style:family="table-column">
      <style:table-column-properties style:column-width="3.201cm"/>
    </style:style>
    <style:style style:name="Tabla39.B" style:family="table-column">
      <style:table-column-properties style:column-width="5.609cm"/>
    </style:style>
    <style:style style:name="Tabla39.C" style:family="table-column">
      <style:table-column-properties style:column-width="6.694cm"/>
    </style:style>
    <style:style style:name="Tabla39.A1" style:family="table-cell">
      <style:table-cell-properties style:vertical-align="middle" fo:padding="0.049cm" fo:border="none"/>
    </style:style>
    <style:style style:name="Tabla65" style:family="table">
      <style:table-properties style:width="15.505cm" table:align="left"/>
    </style:style>
    <style:style style:name="Tabla65.A" style:family="table-column">
      <style:table-column-properties style:column-width="3.194cm"/>
    </style:style>
    <style:style style:name="Tabla65.B" style:family="table-column">
      <style:table-column-properties style:column-width="5.616cm"/>
    </style:style>
    <style:style style:name="Tabla65.C" style:family="table-column">
      <style:table-column-properties style:column-width="6.694cm"/>
    </style:style>
    <style:style style:name="Tabla65.A1" style:family="table-cell">
      <style:table-cell-properties style:vertical-align="middle" fo:padding="0.049cm" fo:border="none"/>
    </style:style>
    <style:style style:name="Tabla66" style:family="table">
      <style:table-properties style:width="15.505cm" table:align="left"/>
    </style:style>
    <style:style style:name="Tabla66.A" style:family="table-column">
      <style:table-column-properties style:column-width="3.201cm"/>
    </style:style>
    <style:style style:name="Tabla66.B" style:family="table-column">
      <style:table-column-properties style:column-width="5.609cm"/>
    </style:style>
    <style:style style:name="Tabla66.C" style:family="table-column">
      <style:table-column-properties style:column-width="6.694cm"/>
    </style:style>
    <style:style style:name="Tabla66.A1" style:family="table-cell">
      <style:table-cell-properties style:vertical-align="middle" fo:padding="0.049cm" fo:border="none"/>
    </style:style>
    <style:style style:name="Tabla67" style:family="table">
      <style:table-properties style:width="15.452cm" table:align="left"/>
    </style:style>
    <style:style style:name="Tabla67.A" style:family="table-column">
      <style:table-column-properties style:column-width="3.201cm"/>
    </style:style>
    <style:style style:name="Tabla67.B" style:family="table-column">
      <style:table-column-properties style:column-width="5.609cm"/>
    </style:style>
    <style:style style:name="Tabla67.C" style:family="table-column">
      <style:table-column-properties style:column-width="6.641cm"/>
    </style:style>
    <style:style style:name="Tabla67.A1" style:family="table-cell">
      <style:table-cell-properties style:vertical-align="middle" fo:padding="0.049cm" fo:border="none"/>
    </style:style>
    <style:style style:name="Tabla68" style:family="table">
      <style:table-properties style:width="15.452cm" table:align="left"/>
    </style:style>
    <style:style style:name="Tabla68.A" style:family="table-column">
      <style:table-column-properties style:column-width="3.201cm"/>
    </style:style>
    <style:style style:name="Tabla68.B" style:family="table-column">
      <style:table-column-properties style:column-width="5.609cm"/>
    </style:style>
    <style:style style:name="Tabla68.C" style:family="table-column">
      <style:table-column-properties style:column-width="6.641cm"/>
    </style:style>
    <style:style style:name="Tabla68.A1" style:family="table-cell">
      <style:table-cell-properties style:vertical-align="middle" fo:padding="0.049cm" fo:border="none"/>
    </style:style>
    <style:style style:name="Tabla69" style:family="table">
      <style:table-properties style:width="15.452cm" table:align="left"/>
    </style:style>
    <style:style style:name="Tabla69.A" style:family="table-column">
      <style:table-column-properties style:column-width="3.201cm"/>
    </style:style>
    <style:style style:name="Tabla69.B" style:family="table-column">
      <style:table-column-properties style:column-width="5.609cm"/>
    </style:style>
    <style:style style:name="Tabla69.C" style:family="table-column">
      <style:table-column-properties style:column-width="6.641cm"/>
    </style:style>
    <style:style style:name="Tabla69.A1" style:family="table-cell">
      <style:table-cell-properties style:vertical-align="middle" fo:padding="0.049cm" fo:border="none"/>
    </style:style>
    <style:style style:name="P1"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text-properties officeooo:paragraph-rsid="0018b113"/>
    </style:style>
    <style:style style:name="P2" style:family="paragraph" style:parent-style-name="Preformatted_20_Text">
      <style:text-properties officeooo:paragraph-rsid="0018b113"/>
    </style:style>
    <style:style style:name="P3" style:family="paragraph" style:parent-style-name="Preformatted_20_Text">
      <style:paragraph-properties fo:margin-top="0cm" fo:margin-bottom="0.499cm" style:contextual-spacing="false"/>
      <style:text-properties officeooo:paragraph-rsid="0018b113"/>
    </style:style>
    <style:style style:name="P4" style:family="paragraph" style:parent-style-name="Text_20_body">
      <style:text-properties officeooo:paragraph-rsid="0018b113"/>
    </style:style>
    <style:style style:name="P5" style:family="paragraph" style:parent-style-name="Standard">
      <style:text-properties officeooo:paragraph-rsid="0018b113"/>
    </style:style>
    <style:style style:name="P6" style:family="paragraph" style:parent-style-name="Standard">
      <style:text-properties fo:font-weight="bold" officeooo:paragraph-rsid="0018b113" style:font-weight-asian="bold" style:font-weight-complex="bold"/>
    </style:style>
    <style:style style:name="P7" style:family="paragraph" style:parent-style-name="Standard">
      <style:text-properties fo:font-weight="bold" officeooo:rsid="0018ea50" officeooo:paragraph-rsid="0018ea50" style:font-weight-asian="bold" style:font-weight-complex="bold"/>
    </style:style>
    <style:style style:name="P8" style:family="paragraph" style:parent-style-name="Standard">
      <style:text-properties fo:font-weight="bold" officeooo:rsid="00422885" officeooo:paragraph-rsid="00422885" style:font-weight-asian="bold"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paragraph-rsid="004f115a" style:font-weight-asian="bold" style:font-weight-complex="bold"/>
    </style:style>
    <style:style style:name="P11" style:family="paragraph" style:parent-style-name="Standard">
      <style:text-properties fo:font-weight="bold" officeooo:rsid="00554e76" officeooo:paragraph-rsid="00554e76" style:font-weight-asian="bold" style:font-weight-complex="bold"/>
    </style:style>
    <style:style style:name="P12" style:family="paragraph" style:parent-style-name="Standard">
      <style:text-properties fo:font-weight="bold" officeooo:rsid="00565567" officeooo:paragraph-rsid="00565567" style:font-weight-asian="bold" style:font-weight-complex="bold"/>
    </style:style>
    <style:style style:name="P13" style:family="paragraph" style:parent-style-name="Standard">
      <style:text-properties fo:font-weight="bold" officeooo:rsid="005e05e6" officeooo:paragraph-rsid="005e05e6" style:font-weight-asian="bold" style:font-weight-complex="bold"/>
    </style:style>
    <style:style style:name="P14" style:family="paragraph" style:parent-style-name="Standard">
      <style:text-properties fo:font-weight="bold" officeooo:rsid="007d9907" officeooo:paragraph-rsid="007d9907" style:font-weight-asian="bold" style:font-weight-complex="bold"/>
    </style:style>
    <style:style style:name="P15" style:family="paragraph" style:parent-style-name="Standard">
      <style:text-properties fo:font-weight="bold" officeooo:rsid="007d9907" officeooo:paragraph-rsid="004f115a" style:font-weight-asian="bold" style:font-weight-complex="bold"/>
    </style:style>
    <style:style style:name="P16" style:family="paragraph" style:parent-style-name="Standard">
      <style:text-properties fo:font-weight="bold" officeooo:rsid="0084c3a7" officeooo:paragraph-rsid="0084c3a7" style:font-weight-asian="bold" style:font-weight-complex="bold"/>
    </style:style>
    <style:style style:name="P17" style:family="paragraph" style:parent-style-name="Text_20_body">
      <style:text-properties fo:font-weight="bold" officeooo:paragraph-rsid="00baf2ff" style:font-weight-asian="bold" style:font-weight-complex="bold"/>
    </style:style>
    <style:style style:name="P18" style:family="paragraph" style:parent-style-name="Standard">
      <style:text-properties fo:font-weight="bold" officeooo:rsid="00debf9d" officeooo:paragraph-rsid="00debf9d" style:font-weight-asian="bold" style:font-weight-complex="bold"/>
    </style:style>
    <style:style style:name="P19" style:family="paragraph" style:parent-style-name="Text_20_body">
      <style:text-properties fo:font-weight="bold" officeooo:rsid="00e06db2" officeooo:paragraph-rsid="00e06db2" style:font-weight-asian="bold" style:font-weight-complex="bold"/>
    </style:style>
    <style:style style:name="P20" style:family="paragraph" style:parent-style-name="Heading_20_3">
      <style:text-properties fo:font-weight="bold" officeooo:rsid="00ed1c7d" officeooo:paragraph-rsid="00ed1c7d" style:font-weight-asian="bold" style:font-weight-complex="bold"/>
    </style:style>
    <style:style style:name="P21" style:family="paragraph" style:parent-style-name="Standard">
      <style:text-properties fo:font-weight="bold" officeooo:rsid="00ed1c7d" officeooo:paragraph-rsid="00ed1c7d" style:font-weight-asian="bold" style:font-weight-complex="bold"/>
    </style:style>
    <style:style style:name="P22" style:family="paragraph" style:parent-style-name="Standard">
      <style:text-properties fo:font-weight="bold" officeooo:rsid="00da78d4" officeooo:paragraph-rsid="00da78d4" style:font-weight-asian="bold" style:font-weight-complex="bold"/>
    </style:style>
    <style:style style:name="P23" style:family="paragraph" style:parent-style-name="Standard">
      <style:text-properties fo:font-weight="bold" officeooo:rsid="00e19ea9" officeooo:paragraph-rsid="00e19ea9" style:font-weight-asian="bold" style:font-weight-complex="bold"/>
    </style:style>
    <style:style style:name="P24" style:family="paragraph" style:parent-style-name="Standard">
      <style:text-properties fo:font-weight="bold" officeooo:rsid="00f02074" officeooo:paragraph-rsid="00f02074" style:font-weight-asian="bold" style:font-weight-complex="bold"/>
    </style:style>
    <style:style style:name="P25" style:family="paragraph" style:parent-style-name="Standard">
      <style:text-properties fo:font-weight="bold" officeooo:rsid="00f7b0d1" officeooo:paragraph-rsid="00f7b0d1" style:font-weight-asian="bold" style:font-weight-complex="bold"/>
    </style:style>
    <style:style style:name="P26" style:family="paragraph" style:parent-style-name="Text_20_body">
      <style:text-properties fo:font-weight="bold" officeooo:rsid="00f7b0d1" officeooo:paragraph-rsid="00f7b0d1" style:font-weight-asian="bold" style:font-weight-complex="bold"/>
    </style:style>
    <style:style style:name="P27" style:family="paragraph" style:parent-style-name="Standard">
      <style:text-properties fo:font-weight="bold" officeooo:rsid="00a542ef" officeooo:paragraph-rsid="00a542ef" style:font-weight-asian="bold" style:font-weight-complex="bold"/>
    </style:style>
    <style:style style:name="P28" style:family="paragraph" style:parent-style-name="Standard">
      <style:text-properties fo:font-weight="bold" officeooo:rsid="011fdcec" officeooo:paragraph-rsid="011fdcec" style:font-weight-asian="bold" style:font-weight-complex="bold"/>
    </style:style>
    <style:style style:name="P29" style:family="paragraph" style:parent-style-name="Text_20_body">
      <style:text-properties fo:font-weight="bold" officeooo:rsid="012dd033" officeooo:paragraph-rsid="012dd033" style:font-weight-asian="bold" style:font-weight-complex="bold"/>
    </style:style>
    <style:style style:name="P30" style:family="paragraph" style:parent-style-name="Standard">
      <style:text-properties fo:font-weight="bold" officeooo:rsid="01997ca9" officeooo:paragraph-rsid="01997ca9" style:font-weight-asian="bold" style:font-weight-complex="bold"/>
    </style:style>
    <style:style style:name="P31" style:family="paragraph" style:parent-style-name="Standard">
      <style:text-properties fo:font-weight="bold" officeooo:rsid="019da4ec" officeooo:paragraph-rsid="019da4ec" style:font-weight-asian="bold" style:font-weight-complex="bold"/>
    </style:style>
    <style:style style:name="P32" style:family="paragraph" style:parent-style-name="Text_20_body">
      <style:paragraph-properties fo:line-height="100%"/>
      <style:text-properties fo:font-weight="bold" officeooo:rsid="019da4ec" officeooo:paragraph-rsid="019da4ec" style:font-weight-asian="bold" style:font-weight-complex="bold"/>
    </style:style>
    <style:style style:name="P33" style:family="paragraph" style:parent-style-name="Standard">
      <style:text-properties fo:font-weight="bold" officeooo:rsid="01a89bda" officeooo:paragraph-rsid="01a89bda" style:font-weight-asian="bold" style:font-weight-complex="bold"/>
    </style:style>
    <style:style style:name="P34" style:family="paragraph" style:parent-style-name="Text_20_body">
      <style:text-properties fo:font-weight="bold" officeooo:rsid="018c451b" officeooo:paragraph-rsid="018c451b" style:font-weight-asian="bold" style:font-weight-complex="bold"/>
    </style:style>
    <style:style style:name="P35" style:family="paragraph" style:parent-style-name="Standard">
      <style:text-properties fo:font-weight="bold" officeooo:rsid="0192aae3" officeooo:paragraph-rsid="0192aae3" style:font-weight-asian="bold" style:font-weight-complex="bold"/>
    </style:style>
    <style:style style:name="P36" style:family="paragraph" style:parent-style-name="Standard">
      <style:text-properties fo:font-weight="bold" officeooo:rsid="01b01aea" officeooo:paragraph-rsid="01b01aea" style:font-weight-asian="bold" style:font-weight-complex="bold"/>
    </style:style>
    <style:style style:name="P37" style:family="paragraph" style:parent-style-name="Text_20_body">
      <style:text-properties fo:font-weight="bold" officeooo:rsid="01cd1958" officeooo:paragraph-rsid="01cd1958" style:font-weight-asian="bold" style:font-weight-complex="bold"/>
    </style:style>
    <style:style style:name="P38" style:family="paragraph" style:parent-style-name="Text_20_body">
      <style:text-properties fo:font-weight="bold" officeooo:rsid="01cf0e74" officeooo:paragraph-rsid="01cf0e74" style:font-weight-asian="bold" style:font-weight-complex="bold"/>
    </style:style>
    <style:style style:name="P39" style:family="paragraph" style:parent-style-name="Standard">
      <style:text-properties fo:font-size="16pt" fo:font-weight="bold" officeooo:rsid="000c5e5e" officeooo:paragraph-rsid="0018b113" style:font-size-asian="16pt" style:font-weight-asian="bold" style:font-size-complex="16pt" style:font-weight-complex="bold"/>
    </style:style>
    <style:style style:name="P40" style:family="paragraph" style:parent-style-name="Standard">
      <style:text-properties fo:font-size="16pt" fo:font-weight="bold" officeooo:rsid="000943b9" officeooo:paragraph-rsid="0018b113" style:font-size-asian="16pt" style:font-weight-asian="bold" style:font-size-complex="16pt" style:font-weight-complex="bold"/>
    </style:style>
    <style:style style:name="P41" style:family="paragraph" style:parent-style-name="Heading_20_1">
      <style:text-properties fo:font-size="16pt" fo:font-weight="bold" officeooo:rsid="00422885" officeooo:paragraph-rsid="00422885" style:font-size-asian="16pt" style:font-weight-asian="bold" style:font-size-complex="16pt" style:font-weight-complex="bold"/>
    </style:style>
    <style:style style:name="P42" style:family="paragraph" style:parent-style-name="Standard">
      <style:text-properties fo:font-size="16pt" fo:font-weight="bold" officeooo:rsid="00422885" officeooo:paragraph-rsid="00422885" style:font-size-asian="16pt" style:font-weight-asian="bold" style:font-size-complex="16pt" style:font-weight-complex="bold"/>
    </style:style>
    <style:style style:name="P43" style:family="paragraph" style:parent-style-name="Text_20_body">
      <style:text-properties fo:font-size="16pt" fo:font-weight="bold" officeooo:rsid="00422885" officeooo:paragraph-rsid="00e85d7f" style:font-size-asian="16pt" style:font-weight-asian="bold" style:font-size-complex="16pt" style:font-weight-complex="bold"/>
    </style:style>
    <style:style style:name="P44" style:family="paragraph" style:parent-style-name="Standard">
      <style:text-properties fo:font-size="16pt" fo:font-weight="bold" officeooo:rsid="00422885" officeooo:paragraph-rsid="00e85d7f" style:font-size-asian="16pt" style:font-weight-asian="bold" style:font-size-complex="16pt" style:font-weight-complex="bold"/>
    </style:style>
    <style:style style:name="P45" style:family="paragraph" style:parent-style-name="Heading_20_1">
      <style:text-properties fo:font-size="16pt" fo:font-weight="bold" officeooo:rsid="00422885" officeooo:paragraph-rsid="016f6ea0" style:font-size-asian="16pt" style:font-weight-asian="bold" style:font-size-complex="16pt" style:font-weight-complex="bold"/>
    </style:style>
    <style:style style:name="P46" style:family="paragraph" style:parent-style-name="Heading_20_3">
      <style:text-properties fo:font-size="16pt" fo:font-weight="bold" officeooo:rsid="00422885" officeooo:paragraph-rsid="016f6ea0" style:font-size-asian="16pt" style:font-weight-asian="bold" style:font-size-complex="16pt" style:font-weight-complex="bold"/>
    </style:style>
    <style:style style:name="P47" style:family="paragraph" style:parent-style-name="Standard">
      <style:text-properties fo:font-size="16pt" fo:font-weight="bold" officeooo:rsid="00422885" officeooo:paragraph-rsid="016f6ea0" style:font-size-asian="16pt" style:font-weight-asian="bold" style:font-size-complex="16pt" style:font-weight-complex="bold"/>
    </style:style>
    <style:style style:name="P48" style:family="paragraph" style:parent-style-name="Text_20_body">
      <style:text-properties fo:font-size="16pt" fo:font-weight="bold" officeooo:rsid="00422885" officeooo:paragraph-rsid="016f6ea0" style:font-size-asian="16pt" style:font-weight-asian="bold" style:font-size-complex="16pt" style:font-weight-complex="bold"/>
    </style:style>
    <style:style style:name="P49" style:family="paragraph" style:parent-style-name="Standard">
      <style:text-properties fo:font-size="16pt" fo:font-weight="bold" officeooo:rsid="00a3f0dc" officeooo:paragraph-rsid="00a3f0dc" style:font-size-asian="16pt" style:font-weight-asian="bold" style:font-size-complex="16pt" style:font-weight-complex="bold"/>
    </style:style>
    <style:style style:name="P50" style:family="paragraph" style:parent-style-name="Standard">
      <style:text-properties fo:font-size="16pt" fo:font-weight="bold" officeooo:rsid="00a3f0dc" officeooo:paragraph-rsid="016f6ea0" style:font-size-asian="16pt" style:font-weight-asian="bold" style:font-size-complex="16pt" style:font-weight-complex="bold"/>
    </style:style>
    <style:style style:name="P51" style:family="paragraph" style:parent-style-name="Standard">
      <style:text-properties fo:font-size="16pt" fo:font-weight="bold" officeooo:rsid="00cdd93a" officeooo:paragraph-rsid="00e85d7f" style:font-size-asian="16pt" style:font-weight-asian="bold" style:font-size-complex="16pt" style:font-weight-complex="bold"/>
    </style:style>
    <style:style style:name="P52" style:family="paragraph" style:parent-style-name="Heading_20_3">
      <style:text-properties fo:font-size="16pt" fo:font-style="normal" style:text-underline-style="none" fo:font-weight="bold" officeooo:rsid="002faf26" officeooo:paragraph-rsid="0041bc19" style:font-size-asian="16pt" style:font-style-asian="normal" style:font-weight-asian="bold" style:font-size-complex="16pt" style:font-style-complex="normal" style:font-weight-complex="bold"/>
    </style:style>
    <style:style style:name="P53" style:family="paragraph" style:parent-style-name="Text_20_body">
      <style:text-properties fo:font-size="16pt" fo:font-style="normal" style:text-underline-style="none" fo:font-weight="bold" officeooo:rsid="002faf26" officeooo:paragraph-rsid="0041bc19" style:font-size-asian="16pt" style:font-style-asian="normal" style:font-weight-asian="bold" style:font-size-complex="16pt" style:font-style-complex="normal" style:font-weight-complex="bold"/>
    </style:style>
    <style:style style:name="P54" style:family="paragraph" style:parent-style-name="Standard">
      <style:text-properties fo:font-size="12pt" fo:font-weight="normal" officeooo:rsid="000943b9" officeooo:paragraph-rsid="0018b113" style:font-size-asian="12pt" style:font-weight-asian="normal" style:font-size-complex="12pt" style:font-weight-complex="normal"/>
    </style:style>
    <style:style style:name="P55" style:family="paragraph" style:parent-style-name="Standard">
      <style:text-properties fo:font-size="12pt" fo:font-weight="normal" officeooo:rsid="0018ea50" officeooo:paragraph-rsid="0018ea50" style:font-size-asian="10.5pt" style:font-weight-asian="normal" style:font-size-complex="12pt" style:font-weight-complex="normal"/>
    </style:style>
    <style:style style:name="P56" style:family="paragraph" style:parent-style-name="Standard">
      <style:text-properties fo:font-size="12pt" fo:font-weight="normal" officeooo:rsid="0018ea50" officeooo:paragraph-rsid="00299d91" style:font-size-asian="10.5pt" style:font-weight-asian="normal" style:font-size-complex="12pt" style:font-weight-complex="normal"/>
    </style:style>
    <style:style style:name="P57" style:family="paragraph" style:parent-style-name="Standard">
      <style:text-properties fo:font-size="12pt" fo:font-weight="normal" officeooo:rsid="00299d91" officeooo:paragraph-rsid="00299d91" style:font-size-asian="10.5pt" style:font-weight-asian="normal" style:font-size-complex="12pt" style:font-weight-complex="normal"/>
    </style:style>
    <style:style style:name="P58" style:family="paragraph" style:parent-style-name="Standard">
      <style:text-properties fo:font-size="12pt" fo:font-weight="normal" officeooo:rsid="002aed90" officeooo:paragraph-rsid="002aed90" style:font-size-asian="10.5pt" style:font-weight-asian="normal" style:font-size-complex="12pt" style:font-weight-complex="normal"/>
    </style:style>
    <style:style style:name="P59" style:family="paragraph" style:parent-style-name="Standard">
      <style:text-properties fo:font-size="12pt" fo:font-weight="normal" officeooo:rsid="002ba6f3" officeooo:paragraph-rsid="002ba6f3" style:font-size-asian="10.5pt" style:font-weight-asian="normal" style:font-size-complex="12pt" style:font-weight-complex="normal"/>
    </style:style>
    <style:style style:name="P60" style:family="paragraph" style:parent-style-name="Standard">
      <style:text-properties fo:font-size="12pt" fo:font-weight="normal" officeooo:rsid="00a542ef" officeooo:paragraph-rsid="00a542ef" style:font-size-asian="10.5pt" style:font-weight-asian="normal" style:font-size-complex="12pt" style:font-weight-complex="normal"/>
    </style:style>
    <style:style style:name="P61" style:family="paragraph" style:parent-style-name="Standard">
      <style:text-properties fo:font-size="12pt" fo:font-weight="bold" officeooo:paragraph-rsid="0018b113" style:font-size-asian="12pt" style:font-weight-asian="bold" style:font-size-complex="12pt" style:font-weight-complex="bold"/>
    </style:style>
    <style:style style:name="P62" style:family="paragraph" style:parent-style-name="Standard">
      <style:text-properties fo:font-size="12pt" fo:font-weight="bold" officeooo:rsid="002ba6f3" officeooo:paragraph-rsid="002ba6f3" style:font-size-asian="10.5pt" style:font-weight-asian="bold" style:font-size-complex="12pt" style:font-weight-complex="bold"/>
    </style:style>
    <style:style style:name="P63" style:family="paragraph" style:parent-style-name="Standard">
      <style:text-properties fo:font-size="12pt" fo:font-weight="bold" officeooo:rsid="000943b9" officeooo:paragraph-rsid="0018b113" style:font-size-asian="10.5pt" style:font-weight-asian="bold" style:font-size-complex="12pt" style:font-weight-complex="bold"/>
    </style:style>
    <style:style style:name="P64" style:family="paragraph" style:parent-style-name="Standard">
      <style:text-properties fo:font-size="12pt" style:text-underline-style="solid" style:text-underline-width="auto" style:text-underline-color="font-color" fo:font-weight="normal" officeooo:rsid="0018ea50" officeooo:paragraph-rsid="00193408" style:font-size-asian="10.5pt" style:font-weight-asian="normal" style:font-size-complex="12pt" style:font-weight-complex="normal"/>
    </style:style>
    <style:style style:name="P65" style:family="paragraph" style:parent-style-name="Standard">
      <style:text-properties fo:font-size="12pt" style:text-underline-style="solid" style:text-underline-width="auto" style:text-underline-color="font-color" fo:font-weight="normal" officeooo:rsid="0018ea50" officeooo:paragraph-rsid="0018ea50" style:font-size-asian="10.5pt" style:font-weight-asian="normal" style:font-size-complex="12pt" style:font-weight-complex="normal"/>
    </style:style>
    <style:style style:name="P66" style:family="paragraph" style:parent-style-name="Standard">
      <style:text-properties fo:font-size="12pt" fo:font-style="normal" style:text-underline-style="none" fo:font-weight="normal" officeooo:rsid="00193408" officeooo:paragraph-rsid="00193408"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style:text-underline-style="none" officeooo:rsid="00670ea8" officeooo:paragraph-rsid="00670ea8" style:font-size-asian="12pt" style:font-size-complex="12pt"/>
    </style:style>
    <style:style style:name="P68" style:family="paragraph" style:parent-style-name="Heading_20_3">
      <style:text-properties fo:font-size="12pt" style:text-underline-style="none" fo:font-weight="bold" officeooo:rsid="00f48401" officeooo:paragraph-rsid="014c6a9b" style:font-size-asian="12pt" style:font-weight-asian="bold" style:font-size-complex="12pt" style:font-weight-complex="bold"/>
    </style:style>
    <style:style style:name="P69" style:family="paragraph" style:parent-style-name="Standard">
      <style:text-properties fo:font-size="12pt" fo:font-style="italic" fo:font-weight="normal" officeooo:rsid="002aed90" officeooo:paragraph-rsid="002aed90"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fo:font-weight="bold" officeooo:rsid="002ba6f3" officeooo:paragraph-rsid="002aed90" style:font-size-asian="10.5pt" style:font-style-asian="italic" style:font-weight-asian="bold" style:font-size-complex="12pt" style:font-style-complex="italic" style:font-weight-complex="bold"/>
    </style:style>
    <style:style style:name="P71" style:family="paragraph" style:parent-style-name="Standard">
      <style:text-properties officeooo:rsid="000943b9" officeooo:paragraph-rsid="0018b113"/>
    </style:style>
    <style:style style:name="P72" style:family="paragraph" style:parent-style-name="Standard">
      <style:text-properties fo:font-weight="normal" officeooo:rsid="0018ea50" officeooo:paragraph-rsid="0018ea50" style:font-weight-asian="normal" style:font-weight-complex="normal"/>
    </style:style>
    <style:style style:name="P73" style:family="paragraph" style:parent-style-name="Standard">
      <style:text-properties fo:font-weight="normal" officeooo:rsid="0018ea50" officeooo:paragraph-rsid="00299d91" style:font-weight-asian="normal" style:font-weight-complex="normal"/>
    </style:style>
    <style:style style:name="P74" style:family="paragraph" style:parent-style-name="Text_20_body">
      <style:text-properties fo:font-weight="normal" officeooo:rsid="0018ea50" officeooo:paragraph-rsid="00e85d7f" style:font-weight-asian="normal" style:font-weight-complex="normal"/>
    </style:style>
    <style:style style:name="P75" style:family="paragraph" style:parent-style-name="Standard">
      <style:text-properties fo:font-weight="normal" officeooo:rsid="0018ea50" officeooo:paragraph-rsid="0173b1b2" style:font-weight-asian="normal" style:font-weight-complex="normal"/>
    </style:style>
    <style:style style:name="P76" style:family="paragraph" style:parent-style-name="Standard">
      <style:text-properties fo:font-weight="normal" officeooo:rsid="00422885" officeooo:paragraph-rsid="00422885" style:font-weight-asian="normal" style:font-weight-complex="normal"/>
    </style:style>
    <style:style style:name="P77" style:family="paragraph" style:parent-style-name="Standard">
      <style:text-properties fo:font-weight="normal" officeooo:rsid="00639256" officeooo:paragraph-rsid="00639256" style:font-weight-asian="normal" style:font-weight-complex="normal"/>
    </style:style>
    <style:style style:name="P78" style:family="paragraph" style:parent-style-name="Standard">
      <style:text-properties fo:font-weight="normal" officeooo:rsid="00554e76" officeooo:paragraph-rsid="00554e76" style:font-weight-asian="normal" style:font-weight-complex="normal"/>
    </style:style>
    <style:style style:name="P79" style:family="paragraph" style:parent-style-name="Standard">
      <style:text-properties fo:font-weight="normal" officeooo:paragraph-rsid="004f115a" style:font-weight-asian="normal" style:font-weight-complex="normal"/>
    </style:style>
    <style:style style:name="P80" style:family="paragraph" style:parent-style-name="Standard">
      <style:text-properties fo:font-weight="normal" officeooo:rsid="00a542ef" officeooo:paragraph-rsid="00a542ef" style:font-weight-asian="normal" style:font-weight-complex="normal"/>
    </style:style>
    <style:style style:name="P81" style:family="paragraph" style:parent-style-name="Standard">
      <style:text-properties fo:font-weight="normal" officeooo:rsid="00e85d7f" officeooo:paragraph-rsid="00e85d7f" style:font-weight-asian="normal" style:font-weight-complex="normal"/>
    </style:style>
    <style:style style:name="P82" style:family="paragraph" style:parent-style-name="Standard">
      <style:text-properties fo:font-weight="normal" officeooo:rsid="00ed1d38" officeooo:paragraph-rsid="00ed1d38" style:font-weight-asian="normal" style:font-weight-complex="normal"/>
    </style:style>
    <style:style style:name="P83" style:family="paragraph" style:parent-style-name="Standard">
      <style:text-properties fo:font-weight="normal" officeooo:rsid="00f02074" officeooo:paragraph-rsid="00f02074" style:font-weight-asian="normal" style:font-weight-complex="normal"/>
    </style:style>
    <style:style style:name="P84" style:family="paragraph" style:parent-style-name="Standard">
      <style:text-properties fo:font-weight="normal" officeooo:rsid="00e19ea9" officeooo:paragraph-rsid="00e19ea9" style:font-weight-asian="normal" style:font-weight-complex="normal"/>
    </style:style>
    <style:style style:name="P85" style:family="paragraph" style:parent-style-name="Standard">
      <style:text-properties fo:font-weight="normal" style:font-weight-asian="normal" style:font-weight-complex="normal"/>
    </style:style>
    <style:style style:name="P86" style:family="paragraph" style:parent-style-name="Standard">
      <style:text-properties fo:font-weight="normal" officeooo:rsid="00f7b0d1" officeooo:paragraph-rsid="00f7b0d1" style:font-weight-asian="normal" style:font-weight-complex="normal"/>
    </style:style>
    <style:style style:name="P87" style:family="paragraph" style:parent-style-name="Standard">
      <style:text-properties fo:font-weight="normal" officeooo:rsid="01002948" officeooo:paragraph-rsid="01002948" style:font-weight-asian="normal" style:font-weight-complex="normal"/>
    </style:style>
    <style:style style:name="P88" style:family="paragraph" style:parent-style-name="Text_20_body">
      <style:paragraph-properties fo:margin-top="0cm" fo:margin-bottom="0cm" style:contextual-spacing="false"/>
      <style:text-properties fo:font-weight="normal" officeooo:rsid="014832ec" officeooo:paragraph-rsid="014832ec" style:font-weight-asian="normal" style:font-weight-complex="normal"/>
    </style:style>
    <style:style style:name="P89" style:family="paragraph" style:parent-style-name="Text_20_body">
      <style:text-properties fo:font-weight="normal" style:font-weight-asian="normal" style:font-weight-complex="normal"/>
    </style:style>
    <style:style style:name="P90" style:family="paragraph" style:parent-style-name="Text_20_body">
      <style:text-properties fo:font-weight="normal" officeooo:paragraph-rsid="01521117" style:font-weight-asian="normal" style:font-weight-complex="normal"/>
    </style:style>
    <style:style style:name="P91" style:family="paragraph" style:parent-style-name="Text_20_body">
      <style:paragraph-properties fo:margin-top="0cm" fo:margin-bottom="0cm" style:contextual-spacing="false"/>
      <style:text-properties fo:font-weight="normal" officeooo:rsid="01456b37" officeooo:paragraph-rsid="014832ec" style:font-weight-asian="normal" style:font-weight-complex="normal"/>
    </style:style>
    <style:style style:name="P92" style:family="paragraph" style:parent-style-name="Heading_20_3">
      <style:text-properties fo:font-weight="normal" officeooo:rsid="0155a8ba" style:font-weight-asian="normal" style:font-weight-complex="normal"/>
    </style:style>
    <style:style style:name="P93" style:family="paragraph" style:parent-style-name="Standard">
      <style:text-properties fo:font-weight="normal" officeooo:rsid="0173b1b2" officeooo:paragraph-rsid="0173b1b2" style:font-weight-asian="normal" style:font-weight-complex="normal"/>
    </style:style>
    <style:style style:name="P94" style:family="paragraph" style:parent-style-name="Standard">
      <style:text-properties fo:font-weight="normal" officeooo:rsid="0192aae3" officeooo:paragraph-rsid="0192aae3" style:font-weight-asian="normal" style:font-weight-complex="normal"/>
    </style:style>
    <style:style style:name="P95" style:family="paragraph" style:parent-style-name="Text_20_body">
      <style:text-properties fo:font-weight="normal" officeooo:rsid="00c43805" officeooo:paragraph-rsid="0184f41d" style:font-weight-asian="normal" style:font-weight-complex="normal"/>
    </style:style>
    <style:style style:name="P96" style:family="paragraph" style:parent-style-name="Heading_20_3">
      <style:text-properties fo:font-weight="normal" officeooo:rsid="01c57da6" officeooo:paragraph-rsid="01c57da6" style:font-weight-asian="normal" style:font-weight-complex="normal"/>
    </style:style>
    <style:style style:name="P97" style:family="paragraph" style:parent-style-name="Text_20_body">
      <style:text-properties fo:font-weight="normal" officeooo:rsid="01c57da6" officeooo:paragraph-rsid="01c57da6" style:font-weight-asian="normal" style:font-weight-complex="normal"/>
    </style:style>
    <style:style style:name="P98" style:family="paragraph" style:parent-style-name="Text_20_body">
      <style:text-properties fo:font-weight="normal" officeooo:rsid="01b8ef9e" officeooo:paragraph-rsid="01b8ef9e" style:font-weight-asian="normal" style:font-weight-complex="normal"/>
    </style:style>
    <style:style style:name="P99" style:family="paragraph" style:parent-style-name="Text_20_body">
      <style:text-properties fo:font-weight="normal" officeooo:rsid="01d83c9f" officeooo:paragraph-rsid="01d83c9f" style:font-weight-asian="normal" style:font-weight-complex="normal"/>
    </style:style>
    <style:style style:name="P100" style:family="paragraph" style:parent-style-name="Text_20_body">
      <style:text-properties fo:font-weight="normal" officeooo:rsid="01d9f348" officeooo:paragraph-rsid="01d9f348" style:font-weight-asian="normal" style:font-weight-complex="normal"/>
    </style:style>
    <style:style style:name="P101" style:family="paragraph" style:parent-style-name="Text_20_body">
      <style:text-properties fo:font-weight="normal" officeooo:rsid="01da83f6" officeooo:paragraph-rsid="01da83f6" style:font-weight-asian="normal" style:font-weight-complex="normal"/>
    </style:style>
    <style:style style:name="P102" style:family="paragraph" style:parent-style-name="Text_20_body">
      <style:text-properties fo:font-weight="normal" officeooo:rsid="01da83f6" officeooo:paragraph-rsid="01dc0489" style:font-weight-asian="normal" style:font-weight-complex="normal"/>
    </style:style>
    <style:style style:name="P103" style:family="paragraph" style:parent-style-name="Text_20_body">
      <style:text-properties fo:font-size="14pt" fo:font-weight="bold" officeooo:rsid="000c5e5e" officeooo:paragraph-rsid="0018b113" style:font-size-asian="14pt" style:font-weight-asian="bold" style:font-size-complex="14pt" style:font-weight-complex="bold"/>
    </style:style>
    <style:style style:name="P104" style:family="paragraph" style:parent-style-name="Standard">
      <style:text-properties fo:font-size="14pt" fo:font-weight="bold" officeooo:rsid="00a542ef" officeooo:paragraph-rsid="00a542ef" style:font-size-asian="14pt" style:font-weight-asian="bold" style:font-size-complex="14pt" style:font-weight-complex="bold"/>
    </style:style>
    <style:style style:name="P105" style:family="paragraph" style:parent-style-name="Standard">
      <style:text-properties fo:font-size="14pt" fo:font-weight="bold" officeooo:paragraph-rsid="004f115a" style:font-size-asian="14pt" style:font-weight-asian="bold" style:font-size-complex="14pt" style:font-weight-complex="bold"/>
    </style:style>
    <style:style style:name="P106" style:family="paragraph" style:parent-style-name="Standard">
      <style:text-properties fo:font-size="14pt" fo:font-weight="bold" style:font-size-asian="14pt" style:font-weight-asian="bold" style:font-size-complex="14pt" style:font-weight-complex="bold"/>
    </style:style>
    <style:style style:name="P107" style:family="paragraph" style:parent-style-name="Standard">
      <style:text-properties fo:font-size="14pt" fo:font-weight="bold" officeooo:rsid="0107787c" officeooo:paragraph-rsid="0107787c" style:font-size-asian="14pt" style:font-weight-asian="bold" style:font-size-complex="14pt" style:font-weight-complex="bold"/>
    </style:style>
    <style:style style:name="P108" style:family="paragraph" style:parent-style-name="Text_20_body">
      <style:text-properties fo:font-size="14pt" fo:font-weight="bold" officeooo:rsid="016450ab" officeooo:paragraph-rsid="017bb2ad" style:font-size-asian="14pt" style:font-weight-asian="bold" style:font-size-complex="14pt" style:font-weight-complex="bold"/>
    </style:style>
    <style:style style:name="P109" style:family="paragraph" style:parent-style-name="Text_20_body">
      <style:text-properties fo:font-size="14pt" fo:font-weight="bold" officeooo:rsid="01abcd41" officeooo:paragraph-rsid="01abcd41" style:font-size-asian="14pt" style:font-weight-asian="bold" style:font-size-complex="14pt" style:font-weight-complex="bold"/>
    </style:style>
    <style:style style:name="P110" style:family="paragraph" style:parent-style-name="Text_20_body">
      <style:text-properties fo:font-size="14pt" style:text-underline-style="none" fo:font-weight="bold" officeooo:rsid="002dc31a" officeooo:paragraph-rsid="00d11f05" style:font-size-asian="14pt" style:font-weight-asian="bold" style:font-size-complex="14pt" style:font-weight-complex="bold"/>
    </style:style>
    <style:style style:name="P111" style:family="paragraph" style:parent-style-name="Text_20_body">
      <style:text-properties fo:font-size="14pt" style:text-underline-style="none" fo:font-weight="bold" officeooo:rsid="002dc31a" officeooo:paragraph-rsid="003de33c" style:font-size-asian="14pt" style:font-weight-asian="bold" style:font-size-complex="14pt" style:font-weight-complex="bold"/>
    </style:style>
    <style:style style:name="P112" style:family="paragraph" style:parent-style-name="Text_20_body">
      <style:text-properties fo:font-size="14pt" style:text-underline-style="none" fo:font-weight="bold" officeooo:rsid="002dc31a" style:font-size-asian="14pt" style:font-weight-asian="bold" style:font-size-complex="14pt" style:font-weight-complex="bold"/>
    </style:style>
    <style:style style:name="P113" style:family="paragraph" style:parent-style-name="Text_20_body">
      <style:text-properties fo:font-size="14pt" style:text-underline-style="none" fo:font-weight="bold" officeooo:rsid="002dc31a" officeooo:paragraph-rsid="0174e1b7" style:font-size-asian="14pt" style:font-weight-asian="bold" style:font-size-complex="14pt" style:font-weight-complex="bold"/>
    </style:style>
    <style:style style:name="P114" style:family="paragraph" style:parent-style-name="Text_20_body">
      <style:text-properties fo:font-size="14pt" style:text-underline-style="none" fo:font-weight="bold" officeooo:rsid="012d0981" officeooo:paragraph-rsid="012d0981" style:font-size-asian="14pt" style:font-weight-asian="bold" style:font-size-complex="14pt" style:font-weight-complex="bold"/>
    </style:style>
    <style:style style:name="P115" style:family="paragraph" style:parent-style-name="Text_20_body">
      <style:text-properties fo:font-size="14pt" style:text-underline-style="none" fo:font-weight="bold" officeooo:rsid="00f48401" officeooo:paragraph-rsid="00f48401" style:font-size-asian="14pt" style:font-weight-asian="bold" style:font-size-complex="14pt" style:font-weight-complex="bold"/>
    </style:style>
    <style:style style:name="P116" style:family="paragraph" style:parent-style-name="Text_20_body">
      <style:text-properties fo:font-size="14pt" style:text-underline-style="none" fo:font-weight="bold" officeooo:rsid="015ba2cd" officeooo:paragraph-rsid="016becc5" style:font-size-asian="14pt" style:font-weight-asian="bold" style:font-size-complex="14pt" style:font-weight-complex="bold"/>
    </style:style>
    <style:style style:name="P117" style:family="paragraph" style:parent-style-name="Heading_20_3">
      <style:text-properties fo:font-size="14pt" style:text-underline-style="none" fo:font-weight="bold" officeooo:rsid="01b01aea" officeooo:paragraph-rsid="01b01aea" style:font-size-asian="14pt" style:font-weight-asian="bold" style:font-size-complex="14pt" style:font-weight-complex="bold"/>
    </style:style>
    <style:style style:name="P118" style:family="paragraph" style:parent-style-name="Text_20_body">
      <style:text-properties fo:font-size="14pt" style:text-underline-style="none" fo:font-weight="bold" officeooo:rsid="01b01aea" officeooo:paragraph-rsid="01b01aea" style:font-size-asian="14pt" style:font-weight-asian="bold" style:font-size-complex="14pt" style:font-weight-complex="bold"/>
    </style:style>
    <style:style style:name="P119" style:family="paragraph" style:parent-style-name="Text_20_body">
      <style:text-properties fo:font-size="14pt" style:text-underline-style="none" fo:font-weight="bold" officeooo:rsid="01cd1958" officeooo:paragraph-rsid="01cd1958" style:font-size-asian="14pt" style:font-weight-asian="bold" style:font-size-complex="14pt" style:font-weight-complex="bold"/>
    </style:style>
    <style:style style:name="P120" style:family="paragraph" style:parent-style-name="Text_20_body">
      <style:text-properties fo:font-size="14pt" style:text-underline-style="none" fo:font-weight="bold" officeooo:rsid="01cd1958" officeooo:paragraph-rsid="01cf0e74" style:font-size-asian="14pt" style:font-weight-asian="bold" style:font-size-complex="14pt" style:font-weight-complex="bold"/>
    </style:style>
    <style:style style:name="P121" style:family="paragraph" style:parent-style-name="Text_20_body">
      <style:text-properties fo:font-size="14pt" style:text-underline-style="none" fo:font-weight="normal" officeooo:rsid="00f48401" officeooo:paragraph-rsid="00f48401" style:font-size-asian="14pt" style:font-weight-asian="normal" style:font-size-complex="14pt" style:font-weight-complex="normal"/>
    </style:style>
    <style:style style:name="P122" style:family="paragraph" style:parent-style-name="Text_20_body">
      <style:text-properties fo:font-size="14pt" style:text-underline-style="none" fo:font-weight="normal" officeooo:rsid="016ea148" officeooo:paragraph-rsid="016ea148" style:font-size-asian="14pt" style:font-weight-asian="normal" style:font-size-complex="14pt" style:font-weight-complex="normal"/>
    </style:style>
    <style:style style:name="P123" style:family="paragraph" style:parent-style-name="Standard">
      <style:text-properties fo:font-style="normal" officeooo:rsid="0018ea50" style:font-style-asian="normal" style:font-style-complex="normal"/>
    </style:style>
    <style:style style:name="P124" style:family="paragraph" style:parent-style-name="Preformatted_20_Text">
      <style:paragraph-properties fo:margin-top="0cm" fo:margin-bottom="0.499cm" style:contextual-spacing="false"/>
      <style:text-properties fo:font-style="normal" officeooo:rsid="001d0869" officeooo:paragraph-rsid="002d4794" style:font-style-asian="normal" style:font-style-complex="normal"/>
    </style:style>
    <style:style style:name="P125" style:family="paragraph" style:parent-style-name="Text_20_body">
      <style:text-properties fo:font-style="normal" officeooo:rsid="001d0869" officeooo:paragraph-rsid="00193408" style:font-style-asian="normal" style:font-style-complex="normal"/>
    </style:style>
    <style:style style:name="P126" style:family="paragraph" style:parent-style-name="Standard">
      <style:text-properties fo:font-style="normal" style:text-underline-style="solid" style:text-underline-width="auto" style:text-underline-color="font-color" officeooo:rsid="001d0869" officeooo:paragraph-rsid="001d0869" style:font-style-asian="normal" style:font-style-complex="normal"/>
    </style:style>
    <style:style style:name="P127" style:family="paragraph" style:parent-style-name="Standard">
      <style:text-properties fo:font-style="normal" style:text-underline-style="solid" style:text-underline-width="auto" style:text-underline-color="font-color" officeooo:rsid="002d4794" officeooo:paragraph-rsid="002d4794" style:font-style-asian="normal" style:font-style-complex="normal"/>
    </style:style>
    <style:style style:name="P128" style:family="paragraph" style:parent-style-name="Standard">
      <style:text-properties fo:font-style="normal" style:text-underline-style="solid" style:text-underline-width="auto" style:text-underline-color="font-color" officeooo:rsid="00f2f0cf" officeooo:paragraph-rsid="00f2f0cf" style:font-style-asian="normal" style:font-style-complex="normal"/>
    </style:style>
    <style:style style:name="P129" style:family="paragraph" style:parent-style-name="Standard">
      <style:text-properties fo:font-style="normal" style:text-underline-style="solid" style:text-underline-width="auto" style:text-underline-color="font-color" style:font-style-asian="normal" style:font-style-complex="normal"/>
    </style:style>
    <style:style style:name="P130" style:family="paragraph" style:parent-style-name="Standard">
      <style:text-properties fo:font-style="normal" style:text-underline-style="solid" style:text-underline-width="auto" style:text-underline-color="font-color" fo:font-weight="normal" officeooo:rsid="002d4794" officeooo:paragraph-rsid="002d4794" style:font-style-asian="normal" style:font-weight-asian="normal" style:font-style-complex="normal" style:font-weight-complex="normal"/>
    </style:style>
    <style:style style:name="P131" style:family="paragraph" style:parent-style-name="Text_20_body">
      <style:text-properties fo:font-style="normal" style:text-underline-style="solid" style:text-underline-width="auto" style:text-underline-color="font-color" fo:font-weight="normal" officeooo:rsid="0041bc19" officeooo:paragraph-rsid="0041bc19" style:font-style-asian="normal" style:font-weight-asian="normal" style:font-style-complex="normal" style:font-weight-complex="normal"/>
    </style:style>
    <style:style style:name="P132" style:family="paragraph" style:parent-style-name="Text_20_body">
      <style:text-properties fo:font-style="normal" style:text-underline-style="solid" style:text-underline-width="auto" style:text-underline-color="font-color" fo:font-weight="bold" officeooo:rsid="003c49af" officeooo:paragraph-rsid="003c49af" style:font-style-asian="normal" style:font-weight-asian="bold" style:font-style-complex="normal" style:font-weight-complex="bold"/>
    </style:style>
    <style:style style:name="P133" style:family="paragraph" style:parent-style-name="Standard">
      <style:text-properties fo:font-style="normal" style:text-underline-style="none" officeooo:rsid="001d0869" officeooo:paragraph-rsid="001d0869" style:font-style-asian="normal" style:font-style-complex="normal"/>
    </style:style>
    <style:style style:name="P134" style:family="paragraph" style:parent-style-name="Standard">
      <style:text-properties fo:font-style="normal" style:text-underline-style="none" fo:font-weight="normal" officeooo:rsid="002dc31a" officeooo:paragraph-rsid="002dc31a" style:font-style-asian="normal" style:font-weight-asian="normal" style:font-style-complex="normal" style:font-weight-complex="normal"/>
    </style:style>
    <style:style style:name="P135" style:family="paragraph" style:parent-style-name="Text_20_body">
      <style:text-properties fo:font-style="normal" style:text-underline-style="none" fo:font-weight="normal" officeooo:rsid="0030dfb9" officeooo:paragraph-rsid="0030dfb9" style:font-style-asian="normal" style:font-weight-asian="normal" style:font-style-complex="normal" style:font-weight-complex="normal"/>
    </style:style>
    <style:style style:name="P136" style:family="paragraph" style:parent-style-name="Text_20_body">
      <style:text-properties fo:font-style="normal" style:text-underline-style="none" fo:font-weight="normal" officeooo:rsid="00b2792c" officeooo:paragraph-rsid="00b2792c" style:font-style-asian="normal" style:font-weight-asian="normal" style:font-style-complex="normal" style:font-weight-complex="normal"/>
    </style:style>
    <style:style style:name="P137" style:family="paragraph" style:parent-style-name="Text_20_body">
      <style:text-properties fo:font-style="normal" style:text-underline-style="none" fo:font-weight="normal" officeooo:rsid="003de33c" officeooo:paragraph-rsid="0041bc19" style:font-style-asian="normal" style:font-weight-asian="normal" style:font-style-complex="normal" style:font-weight-complex="normal"/>
    </style:style>
    <style:style style:name="P138" style:family="paragraph" style:parent-style-name="Heading_20_3">
      <style:paragraph-properties fo:margin-top="0cm" fo:margin-bottom="0.499cm" style:contextual-spacing="false"/>
      <style:text-properties officeooo:rsid="002d4794" officeooo:paragraph-rsid="002d4794"/>
    </style:style>
    <style:style style:name="P139" style:family="paragraph" style:parent-style-name="Preformatted_20_Text">
      <style:paragraph-properties fo:margin-top="0cm" fo:margin-bottom="0.499cm" style:contextual-spacing="false"/>
      <style:text-properties officeooo:rsid="002d4794" officeooo:paragraph-rsid="002d4794"/>
    </style:style>
    <style:style style:name="P140" style:family="paragraph" style:parent-style-name="Heading_20_3">
      <style:text-properties style:text-underline-style="none" fo:font-weight="normal" officeooo:rsid="002d4794" officeooo:paragraph-rsid="002d4794" style:font-weight-asian="normal" style:font-weight-complex="normal"/>
    </style:style>
    <style:style style:name="P141" style:family="paragraph" style:parent-style-name="Text_20_body">
      <style:text-properties style:text-underline-style="none" fo:font-weight="normal" officeooo:rsid="002dc31a" officeooo:paragraph-rsid="002dc31a" style:font-weight-asian="normal" style:font-weight-complex="normal"/>
    </style:style>
    <style:style style:name="P142" style:family="paragraph" style:parent-style-name="Heading_20_3">
      <style:text-properties style:text-underline-style="none" fo:font-weight="normal" officeooo:rsid="002dc31a" officeooo:paragraph-rsid="002dc31a" style:font-weight-asian="normal" style:font-weight-complex="normal"/>
    </style:style>
    <style:style style:name="P143" style:family="paragraph" style:parent-style-name="Text_20_body">
      <style:text-properties style:text-underline-style="none" fo:font-weight="normal" officeooo:rsid="002dc31a" officeooo:paragraph-rsid="0041bc19" style:font-weight-asian="normal" style:font-weight-complex="normal"/>
    </style:style>
    <style:style style:name="P144" style:family="paragraph" style:parent-style-name="Text_20_body">
      <style:text-properties style:text-underline-style="none" fo:font-weight="normal" officeooo:rsid="002dc31a" officeooo:paragraph-rsid="00b34519" style:font-weight-asian="normal" style:font-weight-complex="normal"/>
    </style:style>
    <style:style style:name="P145" style:family="paragraph" style:parent-style-name="Text_20_body">
      <style:text-properties style:text-underline-style="none" fo:font-weight="normal" officeooo:rsid="0030dfb9" officeooo:paragraph-rsid="0030dfb9" style:font-weight-asian="normal" style:font-weight-complex="normal"/>
    </style:style>
    <style:style style:name="P146" style:family="paragraph" style:parent-style-name="Text_20_body">
      <style:text-properties style:text-underline-style="none" fo:font-weight="normal" officeooo:rsid="0031ad70" officeooo:paragraph-rsid="0031ad70" style:font-weight-asian="normal" style:font-weight-complex="normal"/>
    </style:style>
    <style:style style:name="P147" style:family="paragraph" style:parent-style-name="Text_20_body">
      <style:text-properties style:text-underline-style="none" fo:font-weight="normal" officeooo:rsid="00337a4d" officeooo:paragraph-rsid="00337a4d" style:font-weight-asian="normal" style:font-weight-complex="normal"/>
    </style:style>
    <style:style style:name="P148" style:family="paragraph" style:parent-style-name="Text_20_body">
      <style:text-properties style:text-underline-style="none" fo:font-weight="normal" officeooo:rsid="0033f8a1" officeooo:paragraph-rsid="0033f8a1" style:font-weight-asian="normal" style:font-weight-complex="normal"/>
    </style:style>
    <style:style style:name="P149" style:family="paragraph" style:parent-style-name="Text_20_body">
      <style:text-properties style:text-underline-style="none" fo:font-weight="normal" officeooo:rsid="003de33c" officeooo:paragraph-rsid="003de33c" style:font-weight-asian="normal" style:font-weight-complex="normal"/>
    </style:style>
    <style:style style:name="P150" style:family="paragraph" style:parent-style-name="Heading_20_4">
      <style:text-properties style:text-underline-style="none" fo:font-weight="normal" officeooo:rsid="003de33c" officeooo:paragraph-rsid="003de33c" style:font-weight-asian="normal" style:font-weight-complex="normal"/>
    </style:style>
    <style:style style:name="P151" style:family="paragraph" style:parent-style-name="Text_20_body">
      <style:text-properties style:text-underline-style="none" fo:font-weight="normal" officeooo:rsid="003de33c" officeooo:paragraph-rsid="0036d2a5" style:font-weight-asian="normal" style:font-weight-complex="normal"/>
    </style:style>
    <style:style style:name="P152" style:family="paragraph" style:parent-style-name="Text_20_body">
      <style:text-properties style:text-underline-style="none" fo:font-weight="normal" officeooo:rsid="003de33c" officeooo:paragraph-rsid="0184f41d" style:font-weight-asian="normal" style:font-weight-complex="normal"/>
    </style:style>
    <style:style style:name="P153" style:family="paragraph" style:parent-style-name="Text_20_body">
      <style:text-properties style:text-underline-style="none" fo:font-weight="normal" officeooo:rsid="003de33c" officeooo:paragraph-rsid="0174e1b7" style:font-weight-asian="normal" style:font-weight-complex="normal"/>
    </style:style>
    <style:style style:name="P154" style:family="paragraph" style:parent-style-name="Text_20_body">
      <style:text-properties style:text-underline-style="none" fo:font-weight="normal" officeooo:rsid="00a88280" officeooo:paragraph-rsid="00a88280" style:font-weight-asian="normal" style:font-weight-complex="normal"/>
    </style:style>
    <style:style style:name="P155" style:family="paragraph" style:parent-style-name="Text_20_body">
      <style:text-properties style:text-underline-style="none" fo:font-weight="normal" officeooo:rsid="00a9fea4" officeooo:paragraph-rsid="00a9fea4" style:font-weight-asian="normal" style:font-weight-complex="normal"/>
    </style:style>
    <style:style style:name="P156" style:family="paragraph" style:parent-style-name="Heading_20_3">
      <style:text-properties style:text-underline-style="none" fo:font-weight="normal" officeooo:rsid="00c37a61" officeooo:paragraph-rsid="00c37a61" style:font-weight-asian="normal" style:font-weight-complex="normal"/>
    </style:style>
    <style:style style:name="P157" style:family="paragraph" style:parent-style-name="Text_20_body">
      <style:text-properties style:text-underline-style="none" fo:font-weight="normal" officeooo:rsid="00c37a61" officeooo:paragraph-rsid="00c37a61" style:font-weight-asian="normal" style:font-weight-complex="normal"/>
    </style:style>
    <style:style style:name="P158" style:family="paragraph" style:parent-style-name="Text_20_body">
      <style:text-properties style:text-underline-style="none" fo:font-weight="normal" officeooo:rsid="00abc176" officeooo:paragraph-rsid="00abc176" style:font-weight-asian="normal" style:font-weight-complex="normal"/>
    </style:style>
    <style:style style:name="P159" style:family="paragraph" style:parent-style-name="Text_20_body">
      <style:text-properties style:text-underline-style="none" fo:font-weight="normal" officeooo:rsid="00ad57b6" officeooo:paragraph-rsid="00ad57b6" style:font-weight-asian="normal" style:font-weight-complex="normal"/>
    </style:style>
    <style:style style:name="P160" style:family="paragraph" style:parent-style-name="Text_20_body">
      <style:text-properties style:text-underline-style="none" fo:font-weight="normal" officeooo:rsid="00ad79ce" officeooo:paragraph-rsid="00ad79ce" style:font-weight-asian="normal" style:font-weight-complex="normal"/>
    </style:style>
    <style:style style:name="P161" style:family="paragraph" style:parent-style-name="Text_20_body">
      <style:text-properties style:text-underline-style="none" fo:font-weight="normal" officeooo:rsid="00add7a1" officeooo:paragraph-rsid="00add7a1" style:font-weight-asian="normal" style:font-weight-complex="normal"/>
    </style:style>
    <style:style style:name="P162" style:family="paragraph" style:parent-style-name="Text_20_body">
      <style:text-properties style:text-underline-style="none" fo:font-weight="normal" officeooo:rsid="00b13dad" officeooo:paragraph-rsid="00b13dad" style:font-weight-asian="normal" style:font-weight-complex="normal"/>
    </style:style>
    <style:style style:name="P163" style:family="paragraph" style:parent-style-name="Text_20_body">
      <style:text-properties style:text-underline-style="none" fo:font-weight="normal" officeooo:rsid="00c43805" officeooo:paragraph-rsid="00c43805" style:font-weight-asian="normal" style:font-weight-complex="normal"/>
    </style:style>
    <style:style style:name="P164" style:family="paragraph" style:parent-style-name="Text_20_body">
      <style:text-properties style:text-underline-style="none" fo:font-weight="normal" officeooo:rsid="00c43805" officeooo:paragraph-rsid="00ed0bad" style:font-weight-asian="normal" style:font-weight-complex="normal"/>
    </style:style>
    <style:style style:name="P165" style:family="paragraph" style:parent-style-name="Text_20_body">
      <style:text-properties style:text-underline-style="none" fo:font-weight="normal" officeooo:rsid="00c43805" officeooo:paragraph-rsid="01566495" style:font-weight-asian="normal" style:font-weight-complex="normal"/>
    </style:style>
    <style:style style:name="P166" style:family="paragraph" style:parent-style-name="Text_20_body">
      <style:text-properties style:text-underline-style="none" fo:font-weight="normal" officeooo:rsid="00c43805" officeooo:paragraph-rsid="0184f41d" style:font-weight-asian="normal" style:font-weight-complex="normal"/>
    </style:style>
    <style:style style:name="P167" style:family="paragraph" style:parent-style-name="Text_20_body">
      <style:text-properties style:text-underline-style="none" fo:font-weight="normal" officeooo:rsid="00be3a0a" officeooo:paragraph-rsid="00be3a0a" style:font-weight-asian="normal" style:font-weight-complex="normal"/>
    </style:style>
    <style:style style:name="P168" style:family="paragraph" style:parent-style-name="Text_20_body">
      <style:text-properties style:text-underline-style="none" fo:font-weight="normal" officeooo:rsid="00bdcf40" officeooo:paragraph-rsid="00bdcf40" style:font-weight-asian="normal" style:font-weight-complex="normal"/>
    </style:style>
    <style:style style:name="P169" style:family="paragraph" style:parent-style-name="Text_20_body">
      <style:text-properties style:text-underline-style="none" fo:font-weight="normal" officeooo:rsid="00dc3b2c" officeooo:paragraph-rsid="00dc3b2c" style:font-weight-asian="normal" style:font-weight-complex="normal"/>
    </style:style>
    <style:style style:name="P170" style:family="paragraph" style:parent-style-name="Text_20_body">
      <style:text-properties style:text-underline-style="none" fo:font-weight="normal" officeooo:rsid="00ed0bad" officeooo:paragraph-rsid="00ed0bad" style:font-weight-asian="normal" style:font-weight-complex="normal"/>
    </style:style>
    <style:style style:name="P171" style:family="paragraph" style:parent-style-name="Text_20_body">
      <style:text-properties style:text-underline-style="none" fo:font-weight="normal" officeooo:rsid="00ed0bad" officeooo:paragraph-rsid="0184f41d" style:font-weight-asian="normal" style:font-weight-complex="normal"/>
    </style:style>
    <style:style style:name="P172" style:family="paragraph" style:parent-style-name="Text_20_body">
      <style:text-properties style:text-underline-style="none" fo:font-weight="normal" officeooo:rsid="00e06db2" officeooo:paragraph-rsid="00e06db2" style:font-weight-asian="normal" style:font-weight-complex="normal"/>
    </style:style>
    <style:style style:name="P173" style:family="paragraph" style:parent-style-name="Text_20_body">
      <style:text-properties style:text-underline-style="none" fo:font-weight="normal" officeooo:rsid="00f48401" officeooo:paragraph-rsid="00f48401" style:font-weight-asian="normal" style:font-weight-complex="normal"/>
    </style:style>
    <style:style style:name="P174" style:family="paragraph" style:parent-style-name="Heading_20_3">
      <style:text-properties style:text-underline-style="none" fo:font-weight="normal" officeooo:rsid="00f48401" officeooo:paragraph-rsid="00f48401" style:font-weight-asian="normal" style:font-weight-complex="normal"/>
    </style:style>
    <style:style style:name="P175" style:family="paragraph" style:parent-style-name="Text_20_body">
      <style:text-properties style:text-underline-style="none" fo:font-weight="normal" officeooo:rsid="00f48401" officeooo:paragraph-rsid="00f8e48a" style:font-weight-asian="normal" style:font-weight-complex="normal"/>
    </style:style>
    <style:style style:name="P176" style:family="paragraph" style:parent-style-name="Text_20_body">
      <style:text-properties style:text-underline-style="none" fo:font-weight="normal" officeooo:rsid="00f48401" officeooo:paragraph-rsid="0127c814" style:font-weight-asian="normal" style:font-weight-complex="normal"/>
    </style:style>
    <style:style style:name="P177" style:family="paragraph" style:parent-style-name="Text_20_body">
      <style:text-properties style:text-underline-style="none" fo:font-weight="normal" officeooo:rsid="00fb735f" officeooo:paragraph-rsid="00fb735f" style:font-weight-asian="normal" style:font-weight-complex="normal"/>
    </style:style>
    <style:style style:name="P178" style:family="paragraph" style:parent-style-name="Text_20_body">
      <style:text-properties style:text-underline-style="none" fo:font-weight="normal" officeooo:rsid="00fc816f" officeooo:paragraph-rsid="00fc816f" style:font-weight-asian="normal" style:font-weight-complex="normal"/>
    </style:style>
    <style:style style:name="P179" style:family="paragraph" style:parent-style-name="Text_20_body">
      <style:text-properties style:text-underline-style="none" fo:font-weight="normal" officeooo:rsid="00fc816f" officeooo:paragraph-rsid="0184f41d" style:font-weight-asian="normal" style:font-weight-complex="normal"/>
    </style:style>
    <style:style style:name="P180" style:family="paragraph" style:parent-style-name="Text_20_body">
      <style:text-properties style:text-underline-style="none" fo:font-weight="normal" officeooo:rsid="01002948" officeooo:paragraph-rsid="01002948" style:font-weight-asian="normal" style:font-weight-complex="normal"/>
    </style:style>
    <style:style style:name="P181" style:family="paragraph" style:parent-style-name="Text_20_body">
      <style:text-properties style:text-underline-style="none" fo:font-weight="normal" officeooo:rsid="0111f82e" officeooo:paragraph-rsid="0111f82e" style:font-weight-asian="normal" style:font-weight-complex="normal"/>
    </style:style>
    <style:style style:name="P182" style:family="paragraph" style:parent-style-name="Text_20_body">
      <style:text-properties style:text-underline-style="none" fo:font-weight="normal" officeooo:rsid="011a7786" officeooo:paragraph-rsid="00f48401" style:font-weight-asian="normal" style:font-weight-complex="normal"/>
    </style:style>
    <style:style style:name="P183" style:family="paragraph" style:parent-style-name="Text_20_body">
      <style:text-properties style:text-underline-style="none" fo:font-weight="normal" officeooo:rsid="011a7786" officeooo:paragraph-rsid="011a7786" style:font-weight-asian="normal" style:font-weight-complex="normal"/>
    </style:style>
    <style:style style:name="P184" style:family="paragraph" style:parent-style-name="Heading_20_3">
      <style:text-properties style:text-underline-style="none" fo:font-weight="normal" officeooo:rsid="011a7786" officeooo:paragraph-rsid="011a7786" style:font-weight-asian="normal" style:font-weight-complex="normal"/>
    </style:style>
    <style:style style:name="P185" style:family="paragraph" style:parent-style-name="Text_20_body">
      <style:text-properties style:text-underline-style="none" fo:font-weight="normal" officeooo:rsid="011c3ce1" officeooo:paragraph-rsid="011c3ce1" style:font-weight-asian="normal" style:font-weight-complex="normal"/>
    </style:style>
    <style:style style:name="P186" style:family="paragraph" style:parent-style-name="Text_20_body">
      <style:text-properties style:text-underline-style="none" fo:font-weight="normal" officeooo:rsid="012342ac" officeooo:paragraph-rsid="012342ac" style:font-weight-asian="normal" style:font-weight-complex="normal"/>
    </style:style>
    <style:style style:name="P187" style:family="paragraph" style:parent-style-name="Text_20_body">
      <style:text-properties style:text-underline-style="none" fo:font-weight="normal" officeooo:rsid="0127c814" officeooo:paragraph-rsid="0127c814" style:font-weight-asian="normal" style:font-weight-complex="normal"/>
    </style:style>
    <style:style style:name="P188" style:family="paragraph" style:parent-style-name="Text_20_body">
      <style:text-properties style:text-underline-style="none" fo:font-weight="normal" officeooo:rsid="0129abf3" officeooo:paragraph-rsid="0129abf3" style:font-weight-asian="normal" style:font-weight-complex="normal"/>
    </style:style>
    <style:style style:name="P189" style:family="paragraph" style:parent-style-name="Text_20_body">
      <style:text-properties style:text-underline-style="none" fo:font-weight="normal" officeooo:rsid="014832ec" officeooo:paragraph-rsid="014832ec" style:font-weight-asian="normal" style:font-weight-complex="normal"/>
    </style:style>
    <style:style style:name="P190" style:family="paragraph" style:parent-style-name="Text_20_body">
      <style:text-properties style:text-underline-style="none" fo:font-weight="normal" officeooo:rsid="014d30e8" officeooo:paragraph-rsid="014d30e8" style:font-weight-asian="normal" style:font-weight-complex="normal"/>
    </style:style>
    <style:style style:name="P191" style:family="paragraph" style:parent-style-name="Text_20_body">
      <style:text-properties style:text-underline-style="none" fo:font-weight="normal" officeooo:rsid="015dcd8a" officeooo:paragraph-rsid="015dcd8a" style:font-weight-asian="normal" style:font-weight-complex="normal"/>
    </style:style>
    <style:style style:name="P192" style:family="paragraph" style:parent-style-name="Text_20_body">
      <style:text-properties style:text-underline-style="none" fo:font-weight="normal" officeooo:rsid="0163d3f3" officeooo:paragraph-rsid="0163d3f3" style:font-weight-asian="normal" style:font-weight-complex="normal"/>
    </style:style>
    <style:style style:name="P193" style:family="paragraph" style:parent-style-name="Heading_20_4">
      <style:text-properties style:text-underline-style="none" fo:font-weight="normal" officeooo:rsid="01b8ef9e" officeooo:paragraph-rsid="01b8ef9e" style:font-weight-asian="normal" style:font-weight-complex="normal"/>
    </style:style>
    <style:style style:name="P194" style:family="paragraph" style:parent-style-name="Text_20_body">
      <style:paragraph-properties fo:text-align="start" style:justify-single-word="false"/>
      <style:text-properties style:text-underline-style="none" fo:font-weight="normal" officeooo:rsid="0186ff8a" officeooo:paragraph-rsid="01882063" style:font-weight-asian="normal" style:font-weight-complex="normal"/>
    </style:style>
    <style:style style:name="P195" style:family="paragraph" style:parent-style-name="Text_20_body">
      <style:paragraph-properties fo:text-align="start" style:justify-single-word="false"/>
      <style:text-properties style:text-underline-style="none" fo:font-weight="normal" officeooo:rsid="01882063" officeooo:paragraph-rsid="01882063" style:font-weight-asian="normal" style:font-weight-complex="normal"/>
    </style:style>
    <style:style style:name="P196" style:family="paragraph" style:parent-style-name="Text_20_body">
      <style:text-properties style:text-underline-style="none" fo:font-weight="normal" officeooo:rsid="01da83f6" officeooo:paragraph-rsid="01da83f6" style:font-weight-asian="normal" style:font-weight-complex="normal"/>
    </style:style>
    <style:style style:name="P197" style:family="paragraph" style:parent-style-name="Standard">
      <style:text-properties style:text-underline-style="none" fo:font-weight="bold" officeooo:rsid="005c466d" officeooo:paragraph-rsid="005c466d" style:font-weight-asian="bold" style:font-weight-complex="bold"/>
    </style:style>
    <style:style style:name="P198" style:family="paragraph" style:parent-style-name="Text_20_body">
      <style:text-properties style:text-underline-style="none" fo:font-weight="bold" officeooo:rsid="002dc31a" officeooo:paragraph-rsid="002dc31a" style:font-weight-asian="bold" style:font-weight-complex="bold"/>
    </style:style>
    <style:style style:name="P199" style:family="paragraph" style:parent-style-name="Text_20_body">
      <style:text-properties style:text-underline-style="none" fo:font-weight="bold" officeooo:rsid="002dc31a" officeooo:paragraph-rsid="0030dfb9" style:font-weight-asian="bold" style:font-weight-complex="bold"/>
    </style:style>
    <style:style style:name="P200" style:family="paragraph" style:parent-style-name="Text_20_body">
      <style:text-properties style:text-underline-style="none" fo:font-weight="bold" officeooo:rsid="00f8e48a" officeooo:paragraph-rsid="00f8e48a" style:font-weight-asian="bold" style:font-weight-complex="bold"/>
    </style:style>
    <style:style style:name="P201" style:family="paragraph" style:parent-style-name="Text_20_body">
      <style:text-properties style:text-underline-style="none" fo:font-weight="bold" officeooo:rsid="0129abf3" officeooo:paragraph-rsid="0129abf3" style:font-weight-asian="bold" style:font-weight-complex="bold"/>
    </style:style>
    <style:style style:name="P202" style:family="paragraph" style:parent-style-name="Text_20_body">
      <style:text-properties style:text-underline-style="none" fo:font-weight="bold" officeooo:rsid="011a7786" officeooo:paragraph-rsid="011a7786" style:font-weight-asian="bold" style:font-weight-complex="bold"/>
    </style:style>
    <style:style style:name="P203" style:family="paragraph" style:parent-style-name="Standard">
      <style:text-properties style:text-underline-style="none" fo:font-weight="bold" officeooo:rsid="01a89bda" officeooo:paragraph-rsid="01a89bda" style:font-weight-asian="bold" style:font-weight-complex="bold"/>
    </style:style>
    <style:style style:name="P204" style:family="paragraph" style:parent-style-name="Standard">
      <style:text-properties style:text-underline-style="none" officeooo:rsid="005c466d" officeooo:paragraph-rsid="005c466d"/>
    </style:style>
    <style:style style:name="P205" style:family="paragraph" style:parent-style-name="Standard">
      <style:text-properties style:text-underline-style="none" officeooo:rsid="005e05e6" officeooo:paragraph-rsid="005e05e6"/>
    </style:style>
    <style:style style:name="P206" style:family="paragraph" style:parent-style-name="Standard">
      <style:text-properties style:text-underline-style="none" officeooo:rsid="0054389c" officeooo:paragraph-rsid="0054389c"/>
    </style:style>
    <style:style style:name="P207" style:family="paragraph" style:parent-style-name="Standard">
      <style:text-properties style:text-underline-style="none" officeooo:rsid="00670ea8" officeooo:paragraph-rsid="00670ea8"/>
    </style:style>
    <style:style style:name="P208" style:family="paragraph" style:parent-style-name="Standard">
      <style:text-properties style:text-underline-style="none" officeooo:rsid="00546733" officeooo:paragraph-rsid="00670ea8"/>
    </style:style>
    <style:style style:name="P209" style:family="paragraph" style:parent-style-name="Standard">
      <style:text-properties style:text-underline-style="none" officeooo:rsid="006711b9" officeooo:paragraph-rsid="006711b9"/>
    </style:style>
    <style:style style:name="P210" style:family="paragraph" style:parent-style-name="Standard">
      <style:text-properties style:text-underline-style="none" officeooo:rsid="006ae73d" officeooo:paragraph-rsid="006ae73d"/>
    </style:style>
    <style:style style:name="P211" style:family="paragraph" style:parent-style-name="Standard">
      <style:text-properties style:text-underline-style="none" officeooo:rsid="006ae73d" officeooo:paragraph-rsid="00867f2e"/>
    </style:style>
    <style:style style:name="P212" style:family="paragraph" style:parent-style-name="Standard">
      <style:text-properties style:text-underline-style="none" officeooo:rsid="006ae73d" officeooo:paragraph-rsid="006d4330"/>
    </style:style>
    <style:style style:name="P213" style:family="paragraph" style:parent-style-name="Standard">
      <style:text-properties style:text-underline-style="none" officeooo:rsid="006ae73d" officeooo:paragraph-rsid="0088c1ef"/>
    </style:style>
    <style:style style:name="P214" style:family="paragraph" style:parent-style-name="Standard">
      <style:text-properties style:text-underline-style="none" officeooo:rsid="006b4c6a" officeooo:paragraph-rsid="006b4c6a"/>
    </style:style>
    <style:style style:name="P215" style:family="paragraph" style:parent-style-name="Standard">
      <style:text-properties style:text-underline-style="none" officeooo:rsid="006b4c6a" officeooo:paragraph-rsid="00867f2e"/>
    </style:style>
    <style:style style:name="P216" style:family="paragraph" style:parent-style-name="Standard">
      <style:text-properties style:text-underline-style="none" officeooo:rsid="006b4c6a" officeooo:paragraph-rsid="006d4330"/>
    </style:style>
    <style:style style:name="P217" style:family="paragraph" style:parent-style-name="Standard">
      <style:text-properties style:text-underline-style="none" officeooo:rsid="006b4c6a" officeooo:paragraph-rsid="0088c1ef"/>
    </style:style>
    <style:style style:name="P218" style:family="paragraph" style:parent-style-name="Standard">
      <style:text-properties style:text-underline-style="none" officeooo:rsid="007a625a" officeooo:paragraph-rsid="007a625a"/>
    </style:style>
    <style:style style:name="P219" style:family="paragraph" style:parent-style-name="Standard">
      <style:text-properties style:text-underline-style="none" officeooo:rsid="0084c3a7" officeooo:paragraph-rsid="0084c3a7"/>
    </style:style>
    <style:style style:name="P220" style:family="paragraph" style:parent-style-name="Standard">
      <style:text-properties style:text-underline-style="none" officeooo:rsid="0084c3a7" officeooo:paragraph-rsid="00867f2e"/>
    </style:style>
    <style:style style:name="P221" style:family="paragraph" style:parent-style-name="Standard">
      <style:text-properties style:text-underline-style="none" officeooo:rsid="0084c3a7" officeooo:paragraph-rsid="0088c1ef"/>
    </style:style>
    <style:style style:name="P222" style:family="paragraph" style:parent-style-name="Standard">
      <style:text-properties style:text-underline-style="none" officeooo:rsid="008828e8" officeooo:paragraph-rsid="006d4330"/>
    </style:style>
    <style:style style:name="P223" style:family="paragraph" style:parent-style-name="Standard">
      <style:text-properties style:text-underline-style="none" officeooo:rsid="008828e8" officeooo:paragraph-rsid="008828e8"/>
    </style:style>
    <style:style style:name="P224" style:family="paragraph" style:parent-style-name="Standard">
      <style:text-properties style:text-underline-style="none" officeooo:rsid="004f115a" officeooo:paragraph-rsid="004f115a"/>
    </style:style>
    <style:style style:name="P225" style:family="paragraph" style:parent-style-name="Text_20_body">
      <style:paragraph-properties fo:margin-top="0cm" fo:margin-bottom="0cm" style:contextual-spacing="false"/>
      <style:text-properties style:text-underline-style="none" officeooo:paragraph-rsid="00956dd0"/>
    </style:style>
    <style:style style:name="P226" style:family="paragraph" style:parent-style-name="Text_20_body">
      <style:text-properties style:text-underline-style="none" officeooo:rsid="00bbf23b" officeooo:paragraph-rsid="00bbf23b"/>
    </style:style>
    <style:style style:name="P227" style:family="paragraph" style:parent-style-name="Text_20_body">
      <style:text-properties style:text-underline-style="none" officeooo:paragraph-rsid="00b8e0d0"/>
    </style:style>
    <style:style style:name="P228" style:family="paragraph" style:parent-style-name="Text_20_body">
      <style:text-properties style:text-underline-style="none" officeooo:rsid="00bc8b17" officeooo:paragraph-rsid="00bc8b17"/>
    </style:style>
    <style:style style:name="P229" style:family="paragraph" style:parent-style-name="Standard">
      <style:text-properties style:text-underline-style="none" officeooo:rsid="00f53354" officeooo:paragraph-rsid="00f53354"/>
    </style:style>
    <style:style style:name="P230" style:family="paragraph" style:parent-style-name="Standard">
      <style:text-properties style:text-underline-style="none" officeooo:rsid="0106ebc5" officeooo:paragraph-rsid="0106ebc5"/>
    </style:style>
    <style:style style:name="P231" style:family="paragraph" style:parent-style-name="Standard">
      <style:text-properties style:text-underline-style="none" officeooo:rsid="00d3a598" officeooo:paragraph-rsid="00d3a598"/>
    </style:style>
    <style:style style:name="P232" style:family="paragraph" style:parent-style-name="Standard">
      <style:text-properties style:text-underline-style="none" officeooo:rsid="011074bf" officeooo:paragraph-rsid="011074bf"/>
    </style:style>
    <style:style style:name="P233" style:family="paragraph" style:parent-style-name="Standard">
      <style:text-properties style:text-underline-style="none" officeooo:rsid="0114206b" officeooo:paragraph-rsid="00f2f0cf"/>
    </style:style>
    <style:style style:name="P234" style:family="paragraph" style:parent-style-name="Standard">
      <style:text-properties style:text-underline-style="none" officeooo:rsid="0114206b" officeooo:paragraph-rsid="0114206b"/>
    </style:style>
    <style:style style:name="P235" style:family="paragraph" style:parent-style-name="Text_20_body">
      <style:text-properties style:text-underline-style="none" officeooo:rsid="0114206b" officeooo:paragraph-rsid="0114206b"/>
    </style:style>
    <style:style style:name="P236" style:family="paragraph" style:parent-style-name="Standard">
      <style:text-properties style:text-underline-style="none" officeooo:rsid="0114be6f" officeooo:paragraph-rsid="0114be6f"/>
    </style:style>
    <style:style style:name="P237" style:family="paragraph" style:parent-style-name="Standard">
      <style:text-properties style:text-underline-style="none" officeooo:rsid="011633b1" officeooo:paragraph-rsid="011633b1"/>
    </style:style>
    <style:style style:name="P238" style:family="paragraph" style:parent-style-name="Text_20_body">
      <style:paragraph-properties fo:margin-top="0cm" fo:margin-bottom="0cm" style:contextual-spacing="false"/>
      <style:text-properties style:text-underline-style="none" officeooo:rsid="01483a5a" officeooo:paragraph-rsid="01483a5a"/>
    </style:style>
    <style:style style:name="P239" style:family="paragraph" style:parent-style-name="Standard">
      <style:text-properties style:text-underline-style="none" officeooo:rsid="0177d807" officeooo:paragraph-rsid="0177d807"/>
    </style:style>
    <style:style style:name="P240" style:family="paragraph" style:parent-style-name="Text_20_body">
      <style:text-properties style:text-underline-style="none" officeooo:rsid="0177d807" officeooo:paragraph-rsid="0177d807"/>
    </style:style>
    <style:style style:name="P241" style:family="paragraph" style:parent-style-name="Standard">
      <style:text-properties style:text-underline-style="none" officeooo:rsid="0177d807" officeooo:paragraph-rsid="01a9aeb2"/>
    </style:style>
    <style:style style:name="P242" style:family="paragraph" style:parent-style-name="Text_20_body">
      <style:text-properties style:text-underline-style="none" officeooo:rsid="01ac3459" officeooo:paragraph-rsid="01ac3459"/>
    </style:style>
    <style:style style:name="P243" style:family="paragraph" style:parent-style-name="Heading_20_3">
      <style:text-properties style:text-underline-style="none" officeooo:rsid="01ac3459" officeooo:paragraph-rsid="01d3a46b"/>
    </style:style>
    <style:style style:name="P244" style:family="paragraph" style:parent-style-name="Text_20_body">
      <style:text-properties style:text-underline-style="none" officeooo:rsid="01ac3459" officeooo:paragraph-rsid="01d3a46b"/>
    </style:style>
    <style:style style:name="P245" style:family="paragraph" style:parent-style-name="Standard">
      <style:text-properties style:text-underline-style="none" officeooo:rsid="01a89bda" officeooo:paragraph-rsid="01a89bda"/>
    </style:style>
    <style:style style:name="P246" style:family="paragraph" style:parent-style-name="Text_20_body">
      <style:text-properties style:text-underline-style="none" officeooo:rsid="01d3a46b" officeooo:paragraph-rsid="01d3a46b"/>
    </style:style>
    <style:style style:name="P247" style:family="paragraph" style:parent-style-name="Standard">
      <style:paragraph-properties style:line-height-at-least="0.503cm"/>
      <style:text-properties fo:color="#d5ced9" loext:opacity="100%" style:font-name="Droid Sans Mono" fo:font-size="10.5pt" fo:font-weight="normal" fo:background-color="#262a33"/>
    </style:style>
    <style:style style:name="P248" style:family="paragraph" style:parent-style-name="Standard">
      <style:text-properties fo:color="#d5ced9" loext:opacity="100%" style:font-name="Droid Sans Mono" fo:font-size="10.5pt" fo:font-weight="normal" officeooo:rsid="00317a32" officeooo:paragraph-rsid="00b2792c" fo:background-color="#262a33"/>
    </style:style>
    <style:style style:name="P249" style:family="paragraph" style:parent-style-name="Standard">
      <style:text-properties fo:color="#a0a1a7" loext:opacity="100%" style:font-name="Droid Sans Mono" fo:font-size="10.5pt" fo:font-weight="normal" officeooo:rsid="0018ea50" officeooo:paragraph-rsid="0018ea50" fo:background-color="#262a33" style:font-size-asian="10.5pt" style:font-weight-asian="normal" style:font-size-complex="12pt" style:font-weight-complex="normal"/>
    </style:style>
    <style:style style:name="P250" style:family="paragraph" style:parent-style-name="Text_20_body">
      <style:paragraph-properties fo:margin-top="0cm" fo:margin-bottom="0.499cm" style:contextual-spacing="false"/>
    </style:style>
    <style:style style:name="P251" style:family="paragraph" style:parent-style-name="Preformatted_20_Text">
      <style:paragraph-properties fo:margin-top="0cm" fo:margin-bottom="0.499cm" style:contextual-spacing="false"/>
    </style:style>
    <style:style style:name="P252" style:family="paragraph" style:parent-style-name="Heading_20_3">
      <style:paragraph-properties fo:margin-top="0cm" fo:margin-bottom="0.499cm" style:contextual-spacing="false"/>
    </style:style>
    <style:style style:name="P253" style:family="paragraph" style:parent-style-name="Text_20_body">
      <style:text-properties officeooo:rsid="00317a32" officeooo:paragraph-rsid="00317a32"/>
    </style:style>
    <style:style style:name="P254" style:family="paragraph" style:parent-style-name="Text_20_body">
      <style:text-properties officeooo:rsid="00317a32" officeooo:paragraph-rsid="00b2792c"/>
    </style:style>
    <style:style style:name="P255" style:family="paragraph" style:parent-style-name="Text_20_body">
      <style:text-properties officeooo:paragraph-rsid="0031ad70"/>
    </style:style>
    <style:style style:name="P256" style:family="paragraph" style:parent-style-name="Text_20_body">
      <style:text-properties style:text-underline-style="solid" style:text-underline-width="auto" style:text-underline-color="font-color" fo:font-weight="normal" officeooo:rsid="0036d2a5" officeooo:paragraph-rsid="0036d2a5" style:font-weight-asian="normal" style:font-weight-complex="normal"/>
    </style:style>
    <style:style style:name="P257" style:family="paragraph" style:parent-style-name="Text_20_body">
      <style:text-properties style:text-underline-style="solid" style:text-underline-width="auto" style:text-underline-color="font-color" fo:font-weight="normal" officeooo:rsid="00a542ef" officeooo:paragraph-rsid="00a542ef" style:font-weight-asian="normal" style:font-weight-complex="normal"/>
    </style:style>
    <style:style style:name="P258" style:family="paragraph" style:parent-style-name="Text_20_body">
      <style:text-properties style:text-underline-style="solid" style:text-underline-width="auto" style:text-underline-color="font-color" fo:font-weight="normal" officeooo:rsid="00abc176" officeooo:paragraph-rsid="00abc176" style:font-weight-asian="normal" style:font-weight-complex="normal"/>
    </style:style>
    <style:style style:name="P259" style:family="paragraph" style:parent-style-name="Text_20_body">
      <style:text-properties style:text-underline-style="solid" style:text-underline-width="auto" style:text-underline-color="font-color" fo:font-weight="normal" officeooo:rsid="00ad57b6" officeooo:paragraph-rsid="00ad57b6" style:font-weight-asian="normal" style:font-weight-complex="normal"/>
    </style:style>
    <style:style style:name="P260" style:family="paragraph" style:parent-style-name="Text_20_body">
      <style:text-properties style:text-underline-style="solid" style:text-underline-width="auto" style:text-underline-color="font-color" fo:font-weight="normal" officeooo:rsid="002dc31a" officeooo:paragraph-rsid="002dc31a" style:font-weight-asian="normal" style:font-weight-complex="normal"/>
    </style:style>
    <style:style style:name="P261" style:family="paragraph" style:parent-style-name="Text_20_body">
      <style:text-properties style:text-underline-style="solid" style:text-underline-width="auto" style:text-underline-color="font-color" fo:font-weight="normal" officeooo:rsid="00ad79ce" officeooo:paragraph-rsid="00ad79ce" style:font-weight-asian="normal" style:font-weight-complex="normal"/>
    </style:style>
    <style:style style:name="P262" style:family="paragraph" style:parent-style-name="Text_20_body">
      <style:text-properties style:text-underline-style="solid" style:text-underline-width="auto" style:text-underline-color="font-color" fo:font-weight="normal" officeooo:rsid="00ae3d30" officeooo:paragraph-rsid="00ae3d30" style:font-weight-asian="normal" style:font-weight-complex="normal"/>
    </style:style>
    <style:style style:name="P263" style:family="paragraph" style:parent-style-name="Text_20_body">
      <style:text-properties style:text-underline-style="solid" style:text-underline-width="auto" style:text-underline-color="font-color" fo:font-weight="normal" officeooo:rsid="00aedd10" officeooo:paragraph-rsid="00aedd10" style:font-weight-asian="normal" style:font-weight-complex="normal"/>
    </style:style>
    <style:style style:name="P264" style:family="paragraph" style:parent-style-name="Text_20_body">
      <style:text-properties style:text-underline-style="solid" style:text-underline-width="auto" style:text-underline-color="font-color" fo:font-weight="normal" officeooo:rsid="00b13dad" officeooo:paragraph-rsid="00b13dad" style:font-weight-asian="normal" style:font-weight-complex="normal"/>
    </style:style>
    <style:style style:name="P265" style:family="paragraph" style:parent-style-name="Text_20_body">
      <style:text-properties style:text-underline-style="solid" style:text-underline-width="auto" style:text-underline-color="font-color" fo:font-weight="normal" officeooo:rsid="00b34519" officeooo:paragraph-rsid="00b34519" style:font-weight-asian="normal" style:font-weight-complex="normal"/>
    </style:style>
    <style:style style:name="P266" style:family="paragraph" style:parent-style-name="Text_20_body">
      <style:text-properties style:text-underline-style="solid" style:text-underline-width="auto" style:text-underline-color="font-color" fo:font-weight="normal" officeooo:rsid="0041bc19" officeooo:paragraph-rsid="0041bc19" style:font-weight-asian="normal" style:font-weight-complex="normal"/>
    </style:style>
    <style:style style:name="P267" style:family="paragraph" style:parent-style-name="Text_20_body">
      <style:text-properties style:text-underline-style="solid" style:text-underline-width="auto" style:text-underline-color="font-color" fo:font-weight="normal" officeooo:rsid="00c0a441" officeooo:paragraph-rsid="00c0a441" style:font-weight-asian="normal" style:font-weight-complex="normal"/>
    </style:style>
    <style:style style:name="P268" style:family="paragraph" style:parent-style-name="Text_20_body">
      <style:text-properties style:text-underline-style="solid" style:text-underline-width="auto" style:text-underline-color="font-color" fo:font-weight="normal" officeooo:rsid="00c1e7a6" officeooo:paragraph-rsid="00c1e7a6" style:font-weight-asian="normal" style:font-weight-complex="normal"/>
    </style:style>
    <style:style style:name="P269" style:family="paragraph" style:parent-style-name="Text_20_body">
      <style:text-properties style:text-underline-style="solid" style:text-underline-width="auto" style:text-underline-color="font-color" fo:font-weight="normal" officeooo:rsid="00c43805" officeooo:paragraph-rsid="00c43805" style:font-weight-asian="normal" style:font-weight-complex="normal"/>
    </style:style>
    <style:style style:name="P270" style:family="paragraph" style:parent-style-name="Text_20_body">
      <style:text-properties style:text-underline-style="solid" style:text-underline-width="auto" style:text-underline-color="font-color" fo:font-weight="normal" officeooo:rsid="00c43805" officeooo:paragraph-rsid="00ed0bad" style:font-weight-asian="normal" style:font-weight-complex="normal"/>
    </style:style>
    <style:style style:name="P271" style:family="paragraph" style:parent-style-name="Text_20_body">
      <style:text-properties style:text-underline-style="solid" style:text-underline-width="auto" style:text-underline-color="font-color" fo:font-weight="normal" officeooo:rsid="00c37a61" officeooo:paragraph-rsid="00c37a61" style:font-weight-asian="normal" style:font-weight-complex="normal"/>
    </style:style>
    <style:style style:name="P272" style:family="paragraph" style:parent-style-name="Text_20_body">
      <style:text-properties style:text-underline-style="solid" style:text-underline-width="auto" style:text-underline-color="font-color" fo:font-weight="normal" officeooo:rsid="00b8e0d0" officeooo:paragraph-rsid="00bbf23b" style:font-weight-asian="normal" style:font-weight-complex="normal"/>
    </style:style>
    <style:style style:name="P273" style:family="paragraph" style:parent-style-name="Text_20_body">
      <style:text-properties style:text-underline-style="solid" style:text-underline-width="auto" style:text-underline-color="font-color" fo:font-weight="normal" officeooo:rsid="00b8e0d0" officeooo:paragraph-rsid="00b8e0d0" style:font-weight-asian="normal" style:font-weight-complex="normal"/>
    </style:style>
    <style:style style:name="P274" style:family="paragraph" style:parent-style-name="Text_20_body">
      <style:text-properties style:text-underline-style="solid" style:text-underline-width="auto" style:text-underline-color="font-color" fo:font-weight="normal" officeooo:rsid="00bc140d" officeooo:paragraph-rsid="00bc140d" style:font-weight-asian="normal" style:font-weight-complex="normal"/>
    </style:style>
    <style:style style:name="P275" style:family="paragraph" style:parent-style-name="Text_20_body">
      <style:text-properties style:text-underline-style="solid" style:text-underline-width="auto" style:text-underline-color="font-color" fo:font-weight="normal" officeooo:rsid="00be3a0a" officeooo:paragraph-rsid="00be3a0a" style:font-weight-asian="normal" style:font-weight-complex="normal"/>
    </style:style>
    <style:style style:name="P276" style:family="paragraph" style:parent-style-name="Text_20_body">
      <style:text-properties style:text-underline-style="solid" style:text-underline-width="auto" style:text-underline-color="font-color" fo:font-weight="normal" officeooo:rsid="00dc3b2c" officeooo:paragraph-rsid="00dc3b2c" style:font-weight-asian="normal" style:font-weight-complex="normal"/>
    </style:style>
    <style:style style:name="P277" style:family="paragraph" style:parent-style-name="Text_20_body">
      <style:text-properties style:text-underline-style="solid" style:text-underline-width="auto" style:text-underline-color="font-color" fo:font-weight="normal" officeooo:rsid="00d3a598" officeooo:paragraph-rsid="00df27b0" style:font-weight-asian="normal" style:font-weight-complex="normal"/>
    </style:style>
    <style:style style:name="P278" style:family="paragraph" style:parent-style-name="Text_20_body">
      <style:text-properties style:text-underline-style="solid" style:text-underline-width="auto" style:text-underline-color="font-color" fo:font-weight="normal" officeooo:rsid="00f48401" officeooo:paragraph-rsid="00f48401" style:font-weight-asian="normal" style:font-weight-complex="normal"/>
    </style:style>
    <style:style style:name="P279" style:family="paragraph" style:parent-style-name="Heading_20_3">
      <style:text-properties style:text-underline-style="solid" style:text-underline-width="auto" style:text-underline-color="font-color" fo:font-weight="normal" officeooo:rsid="00f48401" officeooo:paragraph-rsid="00f48401" style:font-weight-asian="normal" style:font-weight-complex="normal"/>
    </style:style>
    <style:style style:name="P280" style:family="paragraph" style:parent-style-name="Text_20_body">
      <style:text-properties style:text-underline-style="solid" style:text-underline-width="auto" style:text-underline-color="font-color" fo:font-weight="normal" officeooo:rsid="00f48401" officeooo:paragraph-rsid="0127c814" style:font-weight-asian="normal" style:font-weight-complex="normal"/>
    </style:style>
    <style:style style:name="P281" style:family="paragraph" style:parent-style-name="Text_20_body">
      <style:text-properties style:text-underline-style="solid" style:text-underline-width="auto" style:text-underline-color="font-color" fo:font-weight="normal" officeooo:rsid="00f48401" officeooo:paragraph-rsid="0159b433" style:font-weight-asian="normal" style:font-weight-complex="normal"/>
    </style:style>
    <style:style style:name="P282" style:family="paragraph" style:parent-style-name="Text_20_body">
      <style:text-properties style:text-underline-style="solid" style:text-underline-width="auto" style:text-underline-color="font-color" fo:font-weight="normal" officeooo:rsid="011a7786" officeooo:paragraph-rsid="011a7786" style:font-weight-asian="normal" style:font-weight-complex="normal"/>
    </style:style>
    <style:style style:name="P283" style:family="paragraph" style:parent-style-name="Text_20_body">
      <style:text-properties style:text-underline-style="solid" style:text-underline-width="auto" style:text-underline-color="font-color" fo:font-weight="normal" officeooo:rsid="011c3ce1" officeooo:paragraph-rsid="011c3ce1" style:font-weight-asian="normal" style:font-weight-complex="normal"/>
    </style:style>
    <style:style style:name="P284" style:family="paragraph" style:parent-style-name="Text_20_body">
      <style:text-properties style:text-underline-style="solid" style:text-underline-width="auto" style:text-underline-color="font-color" fo:font-weight="normal" officeooo:rsid="0129abf3" officeooo:paragraph-rsid="0129abf3" style:font-weight-asian="normal" style:font-weight-complex="normal"/>
    </style:style>
    <style:style style:name="P285" style:family="paragraph" style:parent-style-name="Text_20_body">
      <style:text-properties style:text-underline-style="solid" style:text-underline-width="auto" style:text-underline-color="font-color" fo:font-weight="normal" officeooo:rsid="01471684" officeooo:paragraph-rsid="01471684" style:font-weight-asian="normal" style:font-weight-complex="normal"/>
    </style:style>
    <style:style style:name="P286" style:family="paragraph" style:parent-style-name="Text_20_body">
      <style:text-properties style:text-underline-style="solid" style:text-underline-width="auto" style:text-underline-color="font-color" fo:font-weight="normal" officeooo:rsid="015ba2cd" officeooo:paragraph-rsid="00ed0bad" style:font-weight-asian="normal" style:font-weight-complex="normal"/>
    </style:style>
    <style:style style:name="P287" style:family="paragraph" style:parent-style-name="Text_20_body">
      <style:text-properties style:text-underline-style="solid" style:text-underline-width="auto" style:text-underline-color="font-color" fo:font-weight="normal" officeooo:rsid="01260950" officeooo:paragraph-rsid="01260950" style:font-weight-asian="normal" style:font-weight-complex="normal"/>
    </style:style>
    <style:style style:name="P288" style:family="paragraph" style:parent-style-name="Standard">
      <style:text-properties style:text-underline-style="solid" style:text-underline-width="auto" style:text-underline-color="font-color" fo:font-weight="bold" officeooo:rsid="00422885" officeooo:paragraph-rsid="00422885" style:font-weight-asian="bold" style:font-weight-complex="bold"/>
    </style:style>
    <style:style style:name="P289" style:family="paragraph" style:parent-style-name="Standard">
      <style:text-properties style:text-underline-style="solid" style:text-underline-width="auto" style:text-underline-color="font-color" fo:font-weight="bold" officeooo:rsid="0043e19c" officeooo:paragraph-rsid="0043e19c" style:font-weight-asian="bold" style:font-weight-complex="bold"/>
    </style:style>
    <style:style style:name="P290" style:family="paragraph" style:parent-style-name="Standard">
      <style:text-properties style:text-underline-style="solid" style:text-underline-width="auto" style:text-underline-color="font-color" fo:font-weight="bold" officeooo:rsid="00456215" officeooo:paragraph-rsid="00456215" style:font-weight-asian="bold" style:font-weight-complex="bold"/>
    </style:style>
    <style:style style:name="P291" style:family="paragraph" style:parent-style-name="Standard">
      <style:text-properties style:text-underline-style="solid" style:text-underline-width="auto" style:text-underline-color="font-color" officeooo:rsid="00523664" officeooo:paragraph-rsid="00523664"/>
    </style:style>
    <style:style style:name="P292" style:family="paragraph" style:parent-style-name="Standard">
      <style:text-properties style:text-underline-style="solid" style:text-underline-width="auto" style:text-underline-color="font-color" officeooo:rsid="00565567" officeooo:paragraph-rsid="0059f588"/>
    </style:style>
    <style:style style:name="P293" style:family="paragraph" style:parent-style-name="Standard">
      <style:text-properties style:text-underline-style="solid" style:text-underline-width="auto" style:text-underline-color="font-color" officeooo:rsid="0059f588" officeooo:paragraph-rsid="0059f588"/>
    </style:style>
    <style:style style:name="P294" style:family="paragraph" style:parent-style-name="Standard">
      <style:text-properties style:text-underline-style="solid" style:text-underline-width="auto" style:text-underline-color="font-color" officeooo:rsid="005c466d" officeooo:paragraph-rsid="005c466d"/>
    </style:style>
    <style:style style:name="P295" style:family="paragraph" style:parent-style-name="Standard">
      <style:text-properties style:text-underline-style="solid" style:text-underline-width="auto" style:text-underline-color="font-color" officeooo:rsid="006d4330" officeooo:paragraph-rsid="006d4330"/>
    </style:style>
    <style:style style:name="P296" style:family="paragraph" style:parent-style-name="Standard">
      <style:text-properties style:text-underline-style="solid" style:text-underline-width="auto" style:text-underline-color="font-color" officeooo:rsid="0077759d" officeooo:paragraph-rsid="0077759d"/>
    </style:style>
    <style:style style:name="P297" style:family="paragraph" style:parent-style-name="Standard">
      <style:text-properties style:text-underline-style="solid" style:text-underline-width="auto" style:text-underline-color="font-color" officeooo:rsid="0091dffb" officeooo:paragraph-rsid="0091dffb"/>
    </style:style>
    <style:style style:name="P298" style:family="paragraph" style:parent-style-name="Text_20_body">
      <style:text-properties style:text-underline-style="solid" style:text-underline-width="auto" style:text-underline-color="font-color" officeooo:rsid="00bbf23b" officeooo:paragraph-rsid="00bbf23b"/>
    </style:style>
    <style:style style:name="P299" style:family="paragraph" style:parent-style-name="Standard">
      <style:text-properties style:text-underline-style="solid" style:text-underline-width="auto" style:text-underline-color="font-color" officeooo:rsid="00f2f0cf" officeooo:paragraph-rsid="00f2f0cf"/>
    </style:style>
    <style:style style:name="P300" style:family="paragraph" style:parent-style-name="Standard">
      <style:text-properties style:text-underline-style="solid" style:text-underline-width="auto" style:text-underline-color="font-color" officeooo:rsid="00f53354" officeooo:paragraph-rsid="00f2f0cf"/>
    </style:style>
    <style:style style:name="P301" style:family="paragraph" style:parent-style-name="Standard">
      <style:text-properties style:text-underline-style="solid" style:text-underline-width="auto" style:text-underline-color="font-color" officeooo:rsid="00f53354" officeooo:paragraph-rsid="00f53354"/>
    </style:style>
    <style:style style:name="P302" style:family="paragraph" style:parent-style-name="Standard">
      <style:text-properties style:text-underline-style="solid" style:text-underline-width="auto" style:text-underline-color="font-color" officeooo:rsid="00f53354" officeooo:paragraph-rsid="0106ebc5"/>
    </style:style>
    <style:style style:name="P303" style:family="paragraph" style:parent-style-name="Standard">
      <style:text-properties style:text-underline-style="solid" style:text-underline-width="auto" style:text-underline-color="font-color" officeooo:rsid="0106ebc5" officeooo:paragraph-rsid="0106ebc5"/>
    </style:style>
    <style:style style:name="P304" style:family="paragraph" style:parent-style-name="Standard">
      <style:text-properties style:text-underline-style="solid" style:text-underline-width="auto" style:text-underline-color="font-color" officeooo:rsid="011074bf" officeooo:paragraph-rsid="011074bf"/>
    </style:style>
    <style:style style:name="P305" style:family="paragraph" style:parent-style-name="Standard">
      <style:text-properties style:text-underline-style="solid" style:text-underline-width="auto" style:text-underline-color="font-color" officeooo:rsid="01102bb3" officeooo:paragraph-rsid="01102bb3"/>
    </style:style>
    <style:style style:name="P306" style:family="paragraph" style:parent-style-name="Heading_20_3">
      <style:text-properties style:text-underline-style="solid" style:text-underline-width="auto" style:text-underline-color="font-color" officeooo:rsid="01102bb3" officeooo:paragraph-rsid="01102bb3"/>
    </style:style>
    <style:style style:name="P307" style:family="paragraph" style:parent-style-name="Standard">
      <style:text-properties style:text-underline-style="solid" style:text-underline-width="auto" style:text-underline-color="font-color" officeooo:rsid="004f115a" officeooo:paragraph-rsid="004f115a"/>
    </style:style>
    <style:style style:name="P308" style:family="paragraph" style:parent-style-name="Standard">
      <style:text-properties style:text-underline-style="solid" style:text-underline-width="auto" style:text-underline-color="font-color" officeooo:rsid="0054389c" officeooo:paragraph-rsid="0054389c"/>
    </style:style>
    <style:style style:name="P309" style:family="paragraph" style:parent-style-name="Standard">
      <style:text-properties style:text-underline-style="solid" style:text-underline-width="auto" style:text-underline-color="font-color" officeooo:rsid="0162922f" officeooo:paragraph-rsid="01707c20"/>
    </style:style>
    <style:style style:name="P310" style:family="paragraph" style:parent-style-name="Standard">
      <style:text-properties style:text-underline-style="solid" style:text-underline-width="auto" style:text-underline-color="font-color" officeooo:rsid="0173b1b2" officeooo:paragraph-rsid="0173b1b2"/>
    </style:style>
    <style:style style:name="P311" style:family="paragraph" style:parent-style-name="Standard">
      <style:text-properties style:text-underline-style="solid" style:text-underline-width="auto" style:text-underline-color="font-color" officeooo:rsid="01a02bd1" officeooo:paragraph-rsid="01a02bd1"/>
    </style:style>
    <style:style style:name="P312" style:family="paragraph" style:parent-style-name="Standard">
      <style:text-properties style:text-underline-style="solid" style:text-underline-width="auto" style:text-underline-color="font-color" officeooo:rsid="01a5a58c" officeooo:paragraph-rsid="01a5a58c"/>
    </style:style>
    <style:style style:name="P313" style:family="paragraph" style:parent-style-name="Standard">
      <style:text-properties style:text-underline-style="solid" style:text-underline-width="auto" style:text-underline-color="font-color" officeooo:rsid="01a89bda" officeooo:paragraph-rsid="01a89bda"/>
    </style:style>
    <style:style style:name="P314" style:family="paragraph" style:parent-style-name="Text_20_body">
      <style:text-properties style:text-underline-style="solid" style:text-underline-width="auto" style:text-underline-color="font-color" officeooo:rsid="017d6ab0" officeooo:paragraph-rsid="017d6ab0"/>
    </style:style>
    <style:style style:name="P315" style:family="paragraph" style:parent-style-name="Text_20_body">
      <style:text-properties style:text-underline-style="solid" style:text-underline-width="auto" style:text-underline-color="font-color" officeooo:rsid="017ec56c" officeooo:paragraph-rsid="017ec56c"/>
    </style:style>
    <style:style style:name="P316" style:family="paragraph" style:parent-style-name="Text_20_body">
      <style:text-properties style:text-underline-style="solid" style:text-underline-width="auto" style:text-underline-color="font-color" officeooo:rsid="018e38c8" officeooo:paragraph-rsid="018e38c8"/>
    </style:style>
    <style:style style:name="P317" style:family="paragraph" style:parent-style-name="Text_20_body">
      <style:text-properties style:text-underline-style="solid" style:text-underline-width="auto" style:text-underline-color="font-color" officeooo:rsid="01990f08" officeooo:paragraph-rsid="01990f08"/>
    </style:style>
    <style:style style:name="P318" style:family="paragraph" style:parent-style-name="Text_20_body">
      <style:text-properties style:text-underline-style="solid" style:text-underline-width="auto" style:text-underline-color="font-color" officeooo:rsid="01ac3459" officeooo:paragraph-rsid="01ac3459"/>
    </style:style>
    <style:style style:name="P319" style:family="paragraph" style:parent-style-name="Text_20_body">
      <style:text-properties style:text-underline-style="solid" style:text-underline-width="auto" style:text-underline-color="font-color" officeooo:rsid="01ac3459" officeooo:paragraph-rsid="01d3a46b"/>
    </style:style>
    <style:style style:name="P320" style:family="paragraph" style:parent-style-name="Standard">
      <style:text-properties style:text-underline-style="solid" style:text-underline-width="auto" style:text-underline-color="font-color" officeooo:rsid="01bb34d2" officeooo:paragraph-rsid="01bb34d2"/>
    </style:style>
    <style:style style:name="P321" style:family="paragraph" style:parent-style-name="Standard">
      <style:text-properties style:text-underline-style="solid" style:text-underline-width="auto" style:text-underline-color="font-color"/>
    </style:style>
    <style:style style:name="P322" style:family="paragraph" style:parent-style-name="Text_20_body">
      <style:text-properties style:text-underline-style="solid" style:text-underline-width="auto" style:text-underline-color="font-color" officeooo:rsid="01cd1958" officeooo:paragraph-rsid="01cd1958"/>
    </style:style>
    <style:style style:name="P323" style:family="paragraph" style:parent-style-name="Text_20_body">
      <style:text-properties style:text-underline-style="solid" style:text-underline-width="auto" style:text-underline-color="font-color" officeooo:rsid="01cf0e74" officeooo:paragraph-rsid="01cf0e74"/>
    </style:style>
    <style:style style:name="P324" style:family="paragraph" style:parent-style-name="Text_20_body">
      <style:text-properties style:text-underline-style="solid" style:text-underline-width="auto" style:text-underline-color="font-color" officeooo:rsid="01a421c6" officeooo:paragraph-rsid="01a421c6"/>
    </style:style>
    <style:style style:name="P325" style:family="paragraph" style:parent-style-name="Text_20_body">
      <style:text-properties style:text-underline-style="solid" style:text-underline-width="auto" style:text-underline-color="font-color" officeooo:rsid="01d3a46b" officeooo:paragraph-rsid="01d3a46b"/>
    </style:style>
    <style:style style:name="P326" style:family="paragraph" style:parent-style-name="Text_20_body">
      <style:text-properties fo:font-size="11pt" style:text-underline-style="none" fo:font-weight="normal" officeooo:rsid="0036d2a5" officeooo:paragraph-rsid="0036d2a5" style:font-size-asian="11pt" style:font-weight-asian="normal" style:font-size-complex="11pt" style:font-weight-complex="normal"/>
    </style:style>
    <style:style style:name="P327" style:family="paragraph" style:parent-style-name="Text_20_body">
      <style:text-properties fo:font-size="11pt" style:text-underline-style="none" fo:font-weight="bold" officeooo:rsid="002dc31a" officeooo:paragraph-rsid="00d11f05" style:font-size-asian="11pt" style:font-weight-asian="bold" style:font-size-complex="11pt" style:font-weight-complex="bold"/>
    </style:style>
    <style:style style:name="P328" style:family="paragraph" style:parent-style-name="Standard">
      <style:text-properties fo:font-size="11pt" officeooo:paragraph-rsid="006b4c6a" style:font-size-asian="11pt" style:font-size-complex="11pt"/>
    </style:style>
    <style:style style:name="P329" style:family="paragraph" style:parent-style-name="Standard">
      <style:text-properties fo:font-size="11pt" style:font-size-asian="11pt" style:font-size-complex="11pt"/>
    </style:style>
    <style:style style:name="P330" style:family="paragraph" style:parent-style-name="Standard">
      <style:text-properties fo:font-size="11pt" officeooo:paragraph-rsid="00867f2e" style:font-size-asian="11pt" style:font-size-complex="11pt"/>
    </style:style>
    <style:style style:name="P331" style:family="paragraph" style:parent-style-name="Text_20_body">
      <style:text-properties fo:font-size="11pt" officeooo:rsid="00ba9d9f" officeooo:paragraph-rsid="013eb59c" style:font-size-asian="11pt" style:font-size-complex="11pt"/>
    </style:style>
    <style:style style:name="P332" style:family="paragraph" style:parent-style-name="Standard">
      <style:text-properties fo:font-size="11pt" fo:font-weight="normal" officeooo:paragraph-rsid="00867f2e" style:font-size-asian="11pt" style:font-weight-asian="normal" style:font-size-complex="11pt" style:font-weight-complex="normal"/>
    </style:style>
    <style:style style:name="P333" style:family="paragraph" style:parent-style-name="Text_20_body">
      <style:text-properties fo:font-size="11pt" fo:font-weight="normal" officeooo:rsid="01b1db7f" officeooo:paragraph-rsid="01b1db7f" style:font-size-asian="9.60000038146973pt" style:font-weight-asian="normal" style:font-size-complex="11pt" style:font-weight-complex="normal"/>
    </style:style>
    <style:style style:name="P334" style:family="paragraph" style:parent-style-name="Text_20_body">
      <style:text-properties fo:font-size="11pt" fo:font-weight="bold" style:font-size-asian="11pt" style:font-weight-asian="bold" style:font-size-complex="11pt" style:font-weight-complex="bold"/>
    </style:style>
    <style:style style:name="P335" style:family="paragraph" style:parent-style-name="Heading_20_3">
      <style:text-properties officeooo:paragraph-rsid="0041bc19"/>
    </style:style>
    <style:style style:name="P336" style:family="paragraph" style:parent-style-name="Heading_20_4">
      <style:text-properties officeooo:paragraph-rsid="0041bc19"/>
    </style:style>
    <style:style style:name="P337" style:family="paragraph" style:parent-style-name="Text_20_body">
      <style:text-properties officeooo:paragraph-rsid="0041bc19"/>
    </style:style>
    <style:style style:name="P338" style:family="paragraph" style:parent-style-name="Standard">
      <style:text-properties officeooo:rsid="00422885" officeooo:paragraph-rsid="00422885"/>
    </style:style>
    <style:style style:name="P339" style:family="paragraph" style:parent-style-name="Standard">
      <style:text-properties officeooo:rsid="00422885" officeooo:paragraph-rsid="0043e19c"/>
    </style:style>
    <style:style style:name="P340" style:family="paragraph" style:parent-style-name="Standard">
      <style:text-properties officeooo:rsid="0043e19c" officeooo:paragraph-rsid="0043e19c"/>
    </style:style>
    <style:style style:name="P341" style:family="paragraph" style:parent-style-name="Standard">
      <style:text-properties officeooo:rsid="004409c0" officeooo:paragraph-rsid="004409c0"/>
    </style:style>
    <style:style style:name="P342" style:family="paragraph" style:parent-style-name="Standard">
      <style:text-properties officeooo:rsid="00456215" officeooo:paragraph-rsid="00456215"/>
    </style:style>
    <style:style style:name="P343" style:family="paragraph" style:parent-style-name="Standard">
      <style:text-properties officeooo:rsid="004a80b7" officeooo:paragraph-rsid="004a80b7"/>
    </style:style>
    <style:style style:name="P344" style:family="paragraph" style:parent-style-name="Standard">
      <style:text-properties officeooo:rsid="004d5a97" officeooo:paragraph-rsid="004d5a97"/>
    </style:style>
    <style:style style:name="P345" style:family="paragraph" style:parent-style-name="Standard">
      <style:text-properties officeooo:rsid="004f115a" officeooo:paragraph-rsid="004f115a"/>
    </style:style>
    <style:style style:name="P346" style:family="paragraph" style:parent-style-name="Heading_20_3">
      <style:text-properties officeooo:rsid="004f115a" officeooo:paragraph-rsid="004f115a"/>
    </style:style>
    <style:style style:name="P347" style:family="paragraph" style:parent-style-name="Standard">
      <style:text-properties officeooo:rsid="004f115a" officeooo:paragraph-rsid="005106b5"/>
    </style:style>
    <style:style style:name="P348" style:family="paragraph" style:parent-style-name="Standard">
      <style:text-properties officeooo:rsid="004f115a" officeooo:paragraph-rsid="00523664"/>
    </style:style>
    <style:style style:name="P349" style:family="paragraph" style:parent-style-name="Standard">
      <style:text-properties officeooo:rsid="004f115a" officeooo:paragraph-rsid="004a80b7"/>
    </style:style>
    <style:style style:name="P350" style:family="paragraph" style:parent-style-name="Standard">
      <style:text-properties officeooo:paragraph-rsid="004f115a"/>
    </style:style>
    <style:style style:name="P351" style:family="paragraph" style:parent-style-name="Standard">
      <style:text-properties officeooo:paragraph-rsid="004d5a97"/>
    </style:style>
    <style:style style:name="P352" style:family="paragraph" style:parent-style-name="Standard">
      <style:text-properties officeooo:rsid="005106b5" officeooo:paragraph-rsid="005106b5"/>
    </style:style>
    <style:style style:name="P353" style:family="paragraph" style:parent-style-name="Standard">
      <style:text-properties officeooo:paragraph-rsid="005106b5"/>
    </style:style>
    <style:style style:name="P354" style:family="paragraph" style:parent-style-name="Text_20_body">
      <style:text-properties officeooo:paragraph-rsid="005106b5"/>
    </style:style>
    <style:style style:name="P355" style:family="paragraph" style:parent-style-name="Standard">
      <style:text-properties officeooo:rsid="00523664" officeooo:paragraph-rsid="00523664"/>
    </style:style>
    <style:style style:name="P356" style:family="paragraph" style:parent-style-name="Standard">
      <style:text-properties officeooo:rsid="0052c39e" officeooo:paragraph-rsid="0052c39e"/>
    </style:style>
    <style:style style:name="P357" style:family="paragraph" style:parent-style-name="Standard">
      <style:text-properties officeooo:rsid="0054389c" officeooo:paragraph-rsid="0054389c"/>
    </style:style>
    <style:style style:name="P358" style:family="paragraph" style:parent-style-name="Standard">
      <style:text-properties officeooo:rsid="00546733" officeooo:paragraph-rsid="00546733"/>
    </style:style>
    <style:style style:name="P359" style:family="paragraph" style:parent-style-name="Standard">
      <style:text-properties officeooo:rsid="00546733" officeooo:paragraph-rsid="00670ea8"/>
    </style:style>
    <style:style style:name="P360" style:family="paragraph" style:parent-style-name="Standard">
      <style:text-properties officeooo:rsid="00554e76" officeooo:paragraph-rsid="00554e76"/>
    </style:style>
    <style:style style:name="P361" style:family="paragraph" style:parent-style-name="Standard">
      <style:text-properties officeooo:rsid="00554e76" officeooo:paragraph-rsid="0057f7cb"/>
    </style:style>
    <style:style style:name="P362" style:family="paragraph" style:parent-style-name="Standard">
      <style:text-properties officeooo:paragraph-rsid="00554e76"/>
    </style:style>
    <style:style style:name="P363" style:family="paragraph" style:parent-style-name="Standard">
      <style:text-properties officeooo:rsid="00565567" officeooo:paragraph-rsid="00565567"/>
    </style:style>
    <style:style style:name="P364" style:family="paragraph" style:parent-style-name="Standard">
      <style:text-properties officeooo:rsid="00565567" officeooo:paragraph-rsid="0057f7cb"/>
    </style:style>
    <style:style style:name="P365" style:family="paragraph" style:parent-style-name="Standard">
      <style:text-properties officeooo:rsid="00565567" officeooo:paragraph-rsid="0059f588"/>
    </style:style>
    <style:style style:name="P366" style:family="paragraph" style:parent-style-name="Standard">
      <style:text-properties officeooo:rsid="0057f7cb" officeooo:paragraph-rsid="0057f7cb"/>
    </style:style>
    <style:style style:name="P367" style:family="paragraph" style:parent-style-name="Standard">
      <style:text-properties officeooo:rsid="0059f588" officeooo:paragraph-rsid="0059f588"/>
    </style:style>
    <style:style style:name="P368" style:family="paragraph" style:parent-style-name="Standard">
      <style:text-properties officeooo:paragraph-rsid="0059f588"/>
    </style:style>
    <style:style style:name="P369" style:family="paragraph" style:parent-style-name="Standard">
      <style:text-properties officeooo:rsid="005a639c" officeooo:paragraph-rsid="005a639c"/>
    </style:style>
    <style:style style:name="P370" style:family="paragraph" style:parent-style-name="Standard">
      <style:text-properties officeooo:rsid="005c466d" officeooo:paragraph-rsid="005c466d"/>
    </style:style>
    <style:style style:name="P371" style:family="paragraph" style:parent-style-name="Standard">
      <style:text-properties officeooo:rsid="005c466d" officeooo:paragraph-rsid="005f521b"/>
    </style:style>
    <style:style style:name="P372" style:family="paragraph" style:parent-style-name="Standard">
      <style:text-properties officeooo:rsid="005c466d" officeooo:paragraph-rsid="00623441"/>
    </style:style>
    <style:style style:name="P373" style:family="paragraph" style:parent-style-name="Standard">
      <style:text-properties officeooo:rsid="005e05e6" officeooo:paragraph-rsid="005e05e6"/>
    </style:style>
    <style:style style:name="P374" style:family="paragraph" style:parent-style-name="Standard">
      <style:text-properties officeooo:rsid="005f521b" officeooo:paragraph-rsid="005f521b"/>
    </style:style>
    <style:style style:name="P375" style:family="paragraph" style:parent-style-name="Standard">
      <style:text-properties officeooo:rsid="0060f31f" officeooo:paragraph-rsid="0060f31f"/>
    </style:style>
    <style:style style:name="P376" style:family="paragraph" style:parent-style-name="Standard">
      <style:text-properties officeooo:paragraph-rsid="0060f31f"/>
    </style:style>
    <style:style style:name="P377" style:family="paragraph" style:parent-style-name="Standard">
      <style:text-properties officeooo:rsid="00623441" officeooo:paragraph-rsid="00623441"/>
    </style:style>
    <style:style style:name="P378" style:family="paragraph" style:parent-style-name="Standard">
      <style:text-properties officeooo:rsid="00639256" officeooo:paragraph-rsid="0057f7cb"/>
    </style:style>
    <style:style style:name="P379" style:family="paragraph" style:parent-style-name="Standard">
      <style:text-properties officeooo:rsid="00639256" officeooo:paragraph-rsid="00639256"/>
    </style:style>
    <style:style style:name="P380" style:family="paragraph" style:parent-style-name="Standard">
      <style:text-properties officeooo:rsid="00670ea8" officeooo:paragraph-rsid="00670ea8"/>
    </style:style>
    <style:style style:name="P381" style:family="paragraph" style:parent-style-name="Standard">
      <style:text-properties fo:font-size="10pt" officeooo:rsid="00546733" officeooo:paragraph-rsid="00670ea8" style:font-size-asian="10pt" style:font-size-complex="10pt"/>
    </style:style>
    <style:style style:name="P382" style:family="paragraph" style:parent-style-name="Horizontal_20_Line">
      <style:text-properties fo:font-size="10pt" style:font-size-asian="10pt" style:font-size-complex="10pt"/>
    </style:style>
    <style:style style:name="P383" style:family="paragraph" style:parent-style-name="Text_20_body">
      <style:text-properties fo:font-size="10pt" style:font-size-asian="10pt" style:font-size-complex="10pt"/>
    </style:style>
    <style:style style:name="P384" style:family="paragraph" style:parent-style-name="Standard">
      <style:text-properties fo:font-size="10pt" officeooo:rsid="00fe95fb" officeooo:paragraph-rsid="00fe95fb" style:font-size-asian="10pt" style:font-size-complex="10pt"/>
    </style:style>
    <style:style style:name="P385" style:family="paragraph" style:parent-style-name="Standard">
      <style:text-properties fo:font-size="10pt" officeooo:paragraph-rsid="00e85d7f" style:font-size-asian="10pt" style:font-size-complex="10pt"/>
    </style:style>
    <style:style style:name="P386" style:family="paragraph" style:parent-style-name="Standard">
      <style:text-properties fo:font-size="10pt" style:text-underline-style="none" officeooo:rsid="00670ea8" officeooo:paragraph-rsid="00670ea8" style:font-size-asian="10pt" style:font-size-complex="10pt"/>
    </style:style>
    <style:style style:name="P387" style:family="paragraph" style:parent-style-name="Text_20_body">
      <style:text-properties fo:font-size="10pt" style:text-underline-style="none" fo:font-weight="normal" officeooo:rsid="014832ec" officeooo:paragraph-rsid="014832ec" style:font-size-asian="10pt" style:font-weight-asian="normal" style:font-size-complex="10pt" style:font-weight-complex="normal"/>
    </style:style>
    <style:style style:name="P388" style:family="paragraph" style:parent-style-name="Text_20_body">
      <style:paragraph-properties fo:margin-top="0cm" fo:margin-bottom="0cm" style:contextual-spacing="false"/>
      <style:text-properties officeooo:paragraph-rsid="0078f80c"/>
    </style:style>
    <style:style style:name="P389" style:family="paragraph" style:parent-style-name="Text_20_body">
      <style:paragraph-properties fo:margin-top="0cm" fo:margin-bottom="0cm" style:contextual-spacing="false"/>
      <style:text-properties officeooo:rsid="007960cc" officeooo:paragraph-rsid="007960cc"/>
    </style:style>
    <style:style style:name="P390" style:family="paragraph" style:parent-style-name="Standard">
      <style:text-properties officeooo:paragraph-rsid="008135a4"/>
    </style:style>
    <style:style style:name="P391" style:family="paragraph" style:parent-style-name="Standard">
      <style:text-properties style:text-position="0% 100%" fo:font-size="10pt" style:text-underline-style="none" officeooo:rsid="004f115a" officeooo:paragraph-rsid="004f115a" style:font-size-asian="10pt" style:font-size-complex="10pt"/>
    </style:style>
    <style:style style:name="P392" style:family="paragraph" style:parent-style-name="Heading_20_3">
      <style:text-properties style:text-position="0% 100%" fo:font-size="10pt" style:text-underline-style="solid" style:text-underline-width="auto" style:text-underline-color="font-color" officeooo:rsid="004f115a" officeooo:paragraph-rsid="004f115a" style:font-size-asian="10pt" style:font-size-complex="10pt"/>
    </style:style>
    <style:style style:name="P393" style:family="paragraph" style:parent-style-name="Standard">
      <style:text-properties officeooo:rsid="0084c3a7" officeooo:paragraph-rsid="0084c3a7"/>
    </style:style>
    <style:style style:name="P394" style:family="paragraph" style:parent-style-name="Standard">
      <style:text-properties officeooo:rsid="00867f2e" officeooo:paragraph-rsid="00867f2e"/>
    </style:style>
    <style:style style:name="P395" style:family="paragraph" style:parent-style-name="Standard">
      <style:text-properties officeooo:paragraph-rsid="00867f2e"/>
    </style:style>
    <style:style style:name="P396" style:family="paragraph" style:parent-style-name="Standard">
      <style:text-properties officeooo:rsid="0071eb66" officeooo:paragraph-rsid="00867f2e"/>
    </style:style>
    <style:style style:name="P397" style:family="paragraph" style:parent-style-name="Standard">
      <style:text-properties officeooo:rsid="0088c1ef" officeooo:paragraph-rsid="0088c1ef"/>
    </style:style>
    <style:style style:name="P398" style:family="paragraph" style:parent-style-name="Standard">
      <style:text-properties officeooo:rsid="0088c1ef" officeooo:paragraph-rsid="008ab83c"/>
    </style:style>
    <style:style style:name="P399" style:family="paragraph" style:parent-style-name="Standard">
      <style:text-properties officeooo:rsid="008ab83c" officeooo:paragraph-rsid="008ab83c"/>
    </style:style>
    <style:style style:name="P400" style:family="paragraph" style:parent-style-name="Standard">
      <style:text-properties officeooo:rsid="008ab83c" officeooo:paragraph-rsid="0088c1ef"/>
    </style:style>
    <style:style style:name="P401" style:family="paragraph" style:parent-style-name="Standard">
      <style:text-properties officeooo:rsid="0093c8af" officeooo:paragraph-rsid="0093c8af"/>
    </style:style>
    <style:style style:name="P402" style:family="paragraph" style:parent-style-name="Text_20_body">
      <style:paragraph-properties fo:margin-top="0cm" fo:margin-bottom="0cm" style:contextual-spacing="false"/>
      <style:text-properties officeooo:rsid="008dd846" officeooo:paragraph-rsid="008dd846"/>
    </style:style>
    <style:style style:name="P403" style:family="paragraph" style:parent-style-name="Text_20_body">
      <style:paragraph-properties fo:margin-top="0cm" fo:margin-bottom="0cm" style:contextual-spacing="false"/>
      <style:text-properties officeooo:rsid="008e4f48" officeooo:paragraph-rsid="008e4f48"/>
    </style:style>
    <style:style style:name="P404" style:family="paragraph" style:parent-style-name="Heading_20_3">
      <style:text-properties fo:font-size="9pt" style:font-size-asian="9pt" style:font-size-complex="9pt"/>
    </style:style>
    <style:style style:name="P405" style:family="paragraph" style:parent-style-name="Text_20_body">
      <style:text-properties fo:font-size="9pt" style:font-size-asian="9pt" style:font-size-complex="9pt"/>
    </style:style>
    <style:style style:name="P406" style:family="paragraph" style:parent-style-name="Standard">
      <style:paragraph-properties fo:margin-left="0cm" fo:margin-right="0cm" style:line-height-at-least="0.503cm" fo:text-indent="0cm" style:auto-text-indent="false"/>
      <style:text-properties fo:color="#abb2bf" loext:opacity="100%" style:font-name="Droid Sans Mono" fo:font-size="10.5pt" fo:font-weight="normal" fo:background-color="#282c34"/>
    </style:style>
    <style:style style:name="P407" style:family="paragraph" style:parent-style-name="Standard">
      <style:text-properties fo:font-style="italic" style:font-style-asian="italic" style:font-style-complex="italic"/>
    </style:style>
    <style:style style:name="P408" style:family="paragraph" style:parent-style-name="Standard">
      <style:text-properties fo:font-style="italic" officeooo:paragraph-rsid="00299d91" style:font-style-asian="italic" style:font-style-complex="italic"/>
    </style:style>
    <style:style style:name="P409" style:family="paragraph" style:parent-style-name="Standard">
      <style:text-properties officeooo:rsid="00a88280" officeooo:paragraph-rsid="00a88280"/>
    </style:style>
    <style:style style:name="P410" style:family="paragraph" style:parent-style-name="Text_20_body">
      <style:text-properties officeooo:paragraph-rsid="00a542ef"/>
    </style:style>
    <style:style style:name="P411" style:family="paragraph" style:parent-style-name="Text_20_body">
      <style:text-properties officeooo:paragraph-rsid="00a6fed7"/>
    </style:style>
    <style:style style:name="P412" style:family="paragraph" style:parent-style-name="Text_20_body">
      <style:text-properties officeooo:paragraph-rsid="00a88280"/>
    </style:style>
    <style:style style:name="P413" style:family="paragraph" style:parent-style-name="Heading_20_3">
      <style:text-properties officeooo:paragraph-rsid="00b8e0d0"/>
    </style:style>
    <style:style style:name="P414" style:family="paragraph" style:parent-style-name="Text_20_body">
      <style:text-properties officeooo:paragraph-rsid="00b8e0d0"/>
    </style:style>
    <style:style style:name="P415" style:family="paragraph" style:parent-style-name="Heading_20_3">
      <style:text-properties officeooo:paragraph-rsid="00be3a0a"/>
    </style:style>
    <style:style style:name="P416" style:family="paragraph" style:parent-style-name="Text_20_body">
      <style:text-properties officeooo:paragraph-rsid="00be3a0a"/>
    </style:style>
    <style:style style:name="P417" style:family="paragraph" style:parent-style-name="Heading_20_3">
      <style:text-properties fo:font-size="13pt" style:font-size-asian="13pt" style:font-size-complex="13pt"/>
    </style:style>
    <style:style style:name="P418" style:family="paragraph" style:parent-style-name="Standard">
      <style:text-properties fo:font-size="13pt" fo:font-weight="normal" officeooo:rsid="0152ab6d" officeooo:paragraph-rsid="0152ab6d" style:font-size-asian="13pt" style:font-weight-asian="normal" style:font-size-complex="13pt" style:font-weight-complex="normal"/>
    </style:style>
    <style:style style:name="P419" style:family="paragraph" style:parent-style-name="Standard">
      <style:text-properties fo:font-size="13pt" fo:font-weight="normal" officeooo:rsid="01545ca1" officeooo:paragraph-rsid="01545ca1" style:font-size-asian="13pt" style:font-weight-asian="normal" style:font-size-complex="13pt" style:font-weight-complex="normal"/>
    </style:style>
    <style:style style:name="P420" style:family="paragraph" style:parent-style-name="Standard">
      <style:text-properties officeooo:paragraph-rsid="00ba9d9f"/>
    </style:style>
    <style:style style:name="P421" style:family="paragraph" style:parent-style-name="Standard">
      <style:paragraph-properties fo:margin-top="0cm" fo:margin-bottom="0cm" style:contextual-spacing="false"/>
      <style:text-properties officeooo:paragraph-rsid="00bc140d"/>
    </style:style>
    <style:style style:name="P422" style:family="paragraph" style:parent-style-name="Text_20_body">
      <style:paragraph-properties fo:margin-top="0cm" fo:margin-bottom="0cm" style:contextual-spacing="false"/>
      <style:text-properties officeooo:paragraph-rsid="00bc140d"/>
    </style:style>
    <style:style style:name="P423" style:family="paragraph" style:parent-style-name="Text_20_body">
      <style:text-properties officeooo:paragraph-rsid="00bbf23b"/>
    </style:style>
    <style:style style:name="P424" style:family="paragraph" style:parent-style-name="Text_20_body">
      <style:paragraph-properties fo:margin-top="0cm" fo:margin-bottom="0cm" style:contextual-spacing="false"/>
      <style:text-properties officeooo:paragraph-rsid="00bbf23b"/>
    </style:style>
    <style:style style:name="P425" style:family="paragraph" style:parent-style-name="Text_20_body">
      <style:text-properties officeooo:paragraph-rsid="00abc176"/>
    </style:style>
    <style:style style:name="P426" style:family="paragraph" style:parent-style-name="Text_20_body">
      <style:text-properties officeooo:paragraph-rsid="00ad79ce"/>
    </style:style>
    <style:style style:name="P427" style:family="paragraph" style:parent-style-name="Text_20_body">
      <style:text-properties officeooo:paragraph-rsid="00b0b59b"/>
    </style:style>
    <style:style style:name="P428" style:family="paragraph" style:parent-style-name="Text_20_body">
      <style:text-properties officeooo:paragraph-rsid="00b2792c"/>
    </style:style>
    <style:style style:name="P429" style:family="paragraph" style:parent-style-name="Text_20_body">
      <style:text-properties officeooo:paragraph-rsid="00ba8035"/>
    </style:style>
    <style:style style:name="P430" style:family="paragraph" style:parent-style-name="Text_20_body">
      <style:text-properties officeooo:rsid="00baf2ff" officeooo:paragraph-rsid="00baf2ff"/>
    </style:style>
    <style:style style:name="P431" style:family="paragraph" style:parent-style-name="Text_20_body">
      <style:text-properties officeooo:rsid="00bbf23b" officeooo:paragraph-rsid="00bbf23b"/>
    </style:style>
    <style:style style:name="P432" style:family="paragraph" style:parent-style-name="Text_20_body">
      <style:text-properties officeooo:rsid="00be3a0a" officeooo:paragraph-rsid="00be3a0a"/>
    </style:style>
    <style:style style:name="P433" style:family="paragraph" style:parent-style-name="Text_20_body">
      <style:text-properties officeooo:paragraph-rsid="00c0a441"/>
    </style:style>
    <style:style style:name="P434" style:family="paragraph" style:parent-style-name="Text_20_body">
      <style:text-properties officeooo:paragraph-rsid="00c1e7a6"/>
    </style:style>
    <style:style style:name="P435" style:family="paragraph" style:parent-style-name="Standard">
      <style:text-properties officeooo:rsid="00d3a598" officeooo:paragraph-rsid="00d3a598"/>
    </style:style>
    <style:style style:name="P436" style:family="paragraph" style:parent-style-name="Heading_20_3">
      <style:text-properties officeooo:rsid="00d3a598" officeooo:paragraph-rsid="00d3a598"/>
    </style:style>
    <style:style style:name="P437" style:family="paragraph" style:parent-style-name="Standard">
      <style:text-properties officeooo:rsid="00d3a598" officeooo:paragraph-rsid="00ed1c7d"/>
    </style:style>
    <style:style style:name="P438" style:family="paragraph" style:parent-style-name="Standard">
      <style:text-properties officeooo:rsid="00d3b574" officeooo:paragraph-rsid="00d3b574"/>
    </style:style>
    <style:style style:name="P439" style:family="paragraph" style:parent-style-name="Standard">
      <style:text-properties officeooo:rsid="00d57456" officeooo:paragraph-rsid="00d57456"/>
    </style:style>
    <style:style style:name="P440" style:family="paragraph" style:parent-style-name="Standard">
      <style:text-properties officeooo:paragraph-rsid="00d57456"/>
    </style:style>
    <style:style style:name="P441" style:family="paragraph" style:parent-style-name="Standard">
      <style:text-properties officeooo:rsid="00da78d4" officeooo:paragraph-rsid="00da78d4"/>
    </style:style>
    <style:style style:name="P442" style:family="paragraph" style:parent-style-name="Standard">
      <style:text-properties officeooo:paragraph-rsid="00da78d4"/>
    </style:style>
    <style:style style:name="P443" style:family="paragraph" style:parent-style-name="Standard">
      <style:text-properties officeooo:rsid="00debf9d" officeooo:paragraph-rsid="00debf9d"/>
    </style:style>
    <style:style style:name="P444" style:family="paragraph" style:parent-style-name="Standard">
      <style:text-properties officeooo:paragraph-rsid="00debf9d"/>
    </style:style>
    <style:style style:name="P445" style:family="paragraph" style:parent-style-name="Standard">
      <style:text-properties officeooo:rsid="00e18ba1" officeooo:paragraph-rsid="00e6e969"/>
    </style:style>
    <style:style style:name="P446" style:family="paragraph" style:parent-style-name="Standard">
      <style:text-properties officeooo:paragraph-rsid="00e6e969"/>
    </style:style>
    <style:style style:name="P447" style:family="paragraph" style:parent-style-name="Standard">
      <style:text-properties officeooo:paragraph-rsid="00e85d7f"/>
    </style:style>
    <style:style style:name="P448" style:family="paragraph" style:parent-style-name="Text_20_body">
      <style:text-properties officeooo:paragraph-rsid="00e85d7f"/>
    </style:style>
    <style:style style:name="P449" style:family="paragraph" style:parent-style-name="Text_20_body">
      <style:text-properties officeooo:paragraph-rsid="00df27b0"/>
    </style:style>
    <style:style style:name="P450" style:family="paragraph" style:parent-style-name="Text_20_body">
      <style:text-properties officeooo:rsid="00e06db2" officeooo:paragraph-rsid="00e06db2"/>
    </style:style>
    <style:style style:name="P451" style:family="paragraph" style:parent-style-name="Text_20_body">
      <style:text-properties officeooo:paragraph-rsid="00e06db2"/>
    </style:style>
    <style:style style:name="P452" style:family="paragraph" style:parent-style-name="Heading_20_3">
      <style:text-properties officeooo:rsid="01002948" officeooo:paragraph-rsid="01002948"/>
    </style:style>
    <style:style style:name="P453" style:family="paragraph" style:parent-style-name="Standard">
      <style:text-properties officeooo:rsid="01002948" officeooo:paragraph-rsid="01002948"/>
    </style:style>
    <style:style style:name="P454" style:family="paragraph" style:parent-style-name="Standard">
      <style:text-properties officeooo:rsid="00ed1c7d" officeooo:paragraph-rsid="00ed1c7d"/>
    </style:style>
    <style:style style:name="P455" style:family="paragraph" style:parent-style-name="Standard">
      <style:text-properties officeooo:rsid="00ed1d38" officeooo:paragraph-rsid="00ed1d38"/>
    </style:style>
    <style:style style:name="P456" style:family="paragraph" style:parent-style-name="Standard">
      <style:text-properties officeooo:rsid="00ed1d38" officeooo:paragraph-rsid="01061a06"/>
    </style:style>
    <style:style style:name="P457" style:family="paragraph" style:parent-style-name="Standard">
      <style:text-properties officeooo:paragraph-rsid="00f02074"/>
    </style:style>
    <style:style style:name="P458" style:family="paragraph" style:parent-style-name="Standard">
      <style:text-properties officeooo:rsid="00f2f0cf" officeooo:paragraph-rsid="00f2f0cf"/>
    </style:style>
    <style:style style:name="P459" style:family="paragraph" style:parent-style-name="Standard">
      <style:text-properties officeooo:rsid="00f6353e" officeooo:paragraph-rsid="00f6353e"/>
    </style:style>
    <style:style style:name="P460" style:family="paragraph" style:parent-style-name="Standard">
      <style:text-properties officeooo:rsid="00f6353e" officeooo:paragraph-rsid="00f6c83a"/>
    </style:style>
    <style:style style:name="P461" style:family="paragraph" style:parent-style-name="Standard">
      <style:text-properties style:text-line-through-style="none" style:text-line-through-type="none" fo:font-style="normal" style:text-underline-style="solid" style:text-underline-width="auto" style:text-underline-color="font-color" officeooo:rsid="00f6353e" officeooo:paragraph-rsid="00f6353e" style:font-style-asian="normal" style:font-style-complex="normal"/>
    </style:style>
    <style:style style:name="P462" style:family="paragraph" style:parent-style-name="Standard">
      <style:text-properties style:text-line-through-style="none" style:text-line-through-type="none" fo:font-style="normal" style:text-underline-style="solid" style:text-underline-width="auto" style:text-underline-color="font-color" style:font-style-asian="normal" style:font-style-complex="normal"/>
    </style:style>
    <style:style style:name="P463" style:family="paragraph" style:parent-style-name="Standard">
      <style:text-properties officeooo:rsid="00f6c83a" officeooo:paragraph-rsid="00f6c83a"/>
    </style:style>
    <style:style style:name="P464" style:family="paragraph" style:parent-style-name="Standard">
      <style:text-properties officeooo:paragraph-rsid="00fe95fb"/>
    </style:style>
    <style:style style:name="P465" style:family="paragraph" style:parent-style-name="Standard">
      <style:text-properties officeooo:rsid="00fe95fb" officeooo:paragraph-rsid="00fe95fb"/>
    </style:style>
    <style:style style:name="P466" style:family="paragraph" style:parent-style-name="Standard">
      <style:text-properties officeooo:rsid="0100c19d" officeooo:paragraph-rsid="0100c19d"/>
    </style:style>
    <style:style style:name="P467" style:family="paragraph" style:parent-style-name="Standard">
      <style:text-properties officeooo:rsid="0102dac2" officeooo:paragraph-rsid="0102dac2"/>
    </style:style>
    <style:style style:name="P468" style:family="paragraph" style:parent-style-name="Standard">
      <style:text-properties officeooo:rsid="010432a2" officeooo:paragraph-rsid="010432a2"/>
    </style:style>
    <style:style style:name="P469" style:family="paragraph" style:parent-style-name="Standard">
      <style:text-properties officeooo:rsid="01055106" officeooo:paragraph-rsid="01055106"/>
    </style:style>
    <style:style style:name="P470" style:family="paragraph" style:parent-style-name="Standard">
      <style:text-properties officeooo:rsid="01061a06" officeooo:paragraph-rsid="01061a06"/>
    </style:style>
    <style:style style:name="P471" style:family="paragraph" style:parent-style-name="Standard">
      <style:text-properties officeooo:rsid="0107787c" officeooo:paragraph-rsid="0107787c"/>
    </style:style>
    <style:style style:name="P472" style:family="paragraph" style:parent-style-name="Standard">
      <style:text-properties officeooo:rsid="01078d0f" officeooo:paragraph-rsid="01078d0f"/>
    </style:style>
    <style:style style:name="P473" style:family="paragraph" style:parent-style-name="Standard">
      <style:text-properties officeooo:rsid="0109d312" officeooo:paragraph-rsid="0109d312"/>
    </style:style>
    <style:style style:name="P474" style:family="paragraph" style:parent-style-name="Standard">
      <style:text-properties officeooo:rsid="010a9444" officeooo:paragraph-rsid="010a9444"/>
    </style:style>
    <style:style style:name="P475" style:family="paragraph" style:parent-style-name="Standard">
      <style:text-properties officeooo:rsid="010e0372" officeooo:paragraph-rsid="010e0372"/>
    </style:style>
    <style:style style:name="P476" style:family="paragraph" style:parent-style-name="Standard">
      <style:text-properties officeooo:rsid="010e9c61" officeooo:paragraph-rsid="010e9c61"/>
    </style:style>
    <style:style style:name="P477" style:family="paragraph" style:parent-style-name="Text_20_body">
      <style:text-properties officeooo:paragraph-rsid="00f6353e"/>
    </style:style>
    <style:style style:name="P478" style:family="paragraph" style:parent-style-name="Text_20_body">
      <style:paragraph-properties fo:line-height="100%"/>
      <style:text-properties officeooo:rsid="0101306e" officeooo:paragraph-rsid="0101306e"/>
    </style:style>
    <style:style style:name="P479" style:family="paragraph" style:parent-style-name="Text_20_body">
      <style:text-properties officeooo:rsid="0101306e" officeooo:paragraph-rsid="0101306e"/>
    </style:style>
    <style:style style:name="P480" style:family="paragraph" style:parent-style-name="Standard">
      <style:text-properties officeooo:rsid="00eecb76"/>
    </style:style>
    <style:style style:name="P481" style:family="paragraph" style:parent-style-name="Standard">
      <style:text-properties officeooo:rsid="01102bb3" officeooo:paragraph-rsid="01102bb3"/>
    </style:style>
    <style:style style:name="P482" style:family="paragraph" style:parent-style-name="Standard">
      <style:text-properties officeooo:paragraph-rsid="0114206b"/>
    </style:style>
    <style:style style:name="P483" style:family="paragraph" style:parent-style-name="Standard">
      <style:text-properties officeooo:rsid="0114206b" officeooo:paragraph-rsid="0114206b"/>
    </style:style>
    <style:style style:name="P484" style:family="paragraph" style:parent-style-name="Standard">
      <style:text-properties officeooo:rsid="0114206b" officeooo:paragraph-rsid="00f2f0cf"/>
    </style:style>
    <style:style style:name="P485" style:family="paragraph" style:parent-style-name="Standard">
      <style:text-properties style:font-name="Liberation Serif" fo:font-size="11pt" style:text-underline-style="solid" style:text-underline-width="auto" style:text-underline-color="font-color" officeooo:rsid="00f2f0cf" officeooo:paragraph-rsid="00f2f0cf" style:font-size-asian="11pt" style:font-size-complex="11pt"/>
    </style:style>
    <style:style style:name="P486" style:family="paragraph" style:parent-style-name="Text_20_body">
      <style:text-properties style:font-name="Liberation Serif" fo:font-size="14pt" fo:font-weight="bold" officeooo:rsid="017ca0ae" officeooo:paragraph-rsid="017ca0ae" style:font-size-asian="14pt" style:font-weight-asian="bold" style:font-size-complex="14pt" style:font-weight-complex="bold"/>
    </style:style>
    <style:style style:name="P487" style:family="paragraph" style:parent-style-name="Text_20_body">
      <style:text-properties style:font-name="Liberation Serif" fo:font-size="14pt" fo:font-weight="bold" officeooo:rsid="017ca0ae" officeooo:paragraph-rsid="019bd676" style:font-size-asian="14pt" style:font-weight-asian="bold" style:font-size-complex="14pt" style:font-weight-complex="bold"/>
    </style:style>
    <style:style style:name="P488" style:family="paragraph" style:parent-style-name="Text_20_body">
      <style:text-properties style:font-name="Liberation Serif" fo:font-size="14pt" fo:font-weight="bold" officeooo:rsid="0174e1b7" officeooo:paragraph-rsid="0174e1b7" style:font-size-asian="14pt" style:font-weight-asian="bold" style:font-size-complex="14pt" style:font-weight-complex="bold"/>
    </style:style>
    <style:style style:name="P489" style:family="paragraph" style:parent-style-name="Text_20_body">
      <style:text-properties style:font-name="Liberation Serif" fo:font-size="12pt" style:text-underline-style="none" fo:font-weight="normal" officeooo:rsid="019da4ec" officeooo:paragraph-rsid="019da4ec" style:font-size-asian="12pt" style:font-weight-asian="normal" style:font-size-complex="12pt" style:font-weight-complex="normal"/>
    </style:style>
    <style:style style:name="P490" style:family="paragraph" style:parent-style-name="Text_20_body">
      <style:text-properties style:font-name="Liberation Serif" fo:font-size="12pt" style:text-underline-style="none" fo:font-weight="normal" officeooo:rsid="019da4ec" officeooo:paragraph-rsid="01a0c39b" style:font-size-asian="12pt" style:font-weight-asian="normal" style:font-size-complex="12pt" style:font-weight-complex="normal"/>
    </style:style>
    <style:style style:name="P491" style:family="paragraph" style:parent-style-name="Text_20_body">
      <style:text-properties style:font-name="Liberation Serif" fo:font-size="12pt" style:text-underline-style="none" fo:font-weight="normal" officeooo:rsid="01990f08" officeooo:paragraph-rsid="01990f08" style:font-size-asian="12pt" style:font-weight-asian="normal" style:font-size-complex="12pt" style:font-weight-complex="normal"/>
    </style:style>
    <style:style style:name="P492" style:family="paragraph" style:parent-style-name="Standard">
      <style:text-properties officeooo:paragraph-rsid="0117f341"/>
    </style:style>
    <style:style style:name="P493" style:family="paragraph" style:parent-style-name="Text_20_body">
      <style:text-properties officeooo:paragraph-rsid="0111f82e"/>
    </style:style>
    <style:style style:name="P494" style:family="paragraph" style:parent-style-name="Standard">
      <style:text-properties officeooo:rsid="011fdcec" officeooo:paragraph-rsid="011fdcec"/>
    </style:style>
    <style:style style:name="P495" style:family="paragraph" style:parent-style-name="Standard">
      <style:text-properties officeooo:rsid="011fdcec" officeooo:paragraph-rsid="0120e57e"/>
    </style:style>
    <style:style style:name="P496" style:family="paragraph" style:parent-style-name="Standard">
      <style:text-properties officeooo:rsid="0120e57e" officeooo:paragraph-rsid="0120e57e"/>
    </style:style>
    <style:style style:name="P497" style:family="paragraph" style:parent-style-name="Standard">
      <style:text-properties officeooo:rsid="00f7b0d1" officeooo:paragraph-rsid="00f7b0d1"/>
    </style:style>
    <style:style style:name="P498" style:family="paragraph" style:parent-style-name="Text_20_body">
      <style:paragraph-properties fo:margin-top="0cm" fo:margin-bottom="0cm" style:contextual-spacing="false"/>
    </style:style>
    <style:style style:name="P499" style:family="paragraph" style:parent-style-name="Text_20_body">
      <style:text-properties officeooo:paragraph-rsid="011c3ce1"/>
    </style:style>
    <style:style style:name="P500" style:family="paragraph" style:parent-style-name="Text_20_body">
      <style:text-properties officeooo:paragraph-rsid="003de33c"/>
    </style:style>
    <style:style style:name="P501" style:family="paragraph" style:parent-style-name="Text_20_body">
      <style:text-properties officeooo:paragraph-rsid="011dcafa"/>
    </style:style>
    <style:style style:name="P502" style:family="paragraph" style:parent-style-name="Text_20_body">
      <style:text-properties officeooo:rsid="0111f82e" officeooo:paragraph-rsid="0111f82e"/>
    </style:style>
    <style:style style:name="P503" style:family="paragraph" style:parent-style-name="Text_20_body">
      <style:text-properties officeooo:rsid="012523cc" officeooo:paragraph-rsid="012523cc"/>
    </style:style>
    <style:style style:name="P504" style:family="paragraph" style:parent-style-name="Text_20_body">
      <style:text-properties officeooo:paragraph-rsid="012523cc"/>
    </style:style>
    <style:style style:name="P505" style:family="paragraph" style:parent-style-name="Text_20_body">
      <style:text-properties officeooo:paragraph-rsid="0127c814"/>
    </style:style>
    <style:style style:name="P506" style:family="paragraph" style:parent-style-name="Standard">
      <style:text-properties officeooo:paragraph-rsid="0139a304"/>
    </style:style>
    <style:style style:name="P507" style:family="paragraph" style:parent-style-name="Text_20_body">
      <style:text-properties officeooo:paragraph-rsid="0139a304"/>
    </style:style>
    <style:style style:name="P508" style:family="paragraph" style:parent-style-name="Standard">
      <style:text-properties officeooo:rsid="0099de24" officeooo:paragraph-rsid="0139a304"/>
    </style:style>
    <style:style style:name="P509" style:family="paragraph" style:parent-style-name="Standard">
      <style:text-properties officeooo:rsid="0139a304" officeooo:paragraph-rsid="0139a304"/>
    </style:style>
    <style:style style:name="P510" style:family="paragraph" style:parent-style-name="Standard">
      <style:text-properties officeooo:rsid="007d9907" officeooo:paragraph-rsid="0139a304"/>
    </style:style>
    <style:style style:name="P511" style:family="paragraph" style:parent-style-name="Standard">
      <style:text-properties fo:font-size="18pt" fo:font-weight="bold" officeooo:rsid="000943b9" officeooo:paragraph-rsid="0018b113" style:font-size-asian="18pt" style:font-weight-asian="bold" style:font-size-complex="18pt" style:font-weight-complex="bold"/>
    </style:style>
    <style:style style:name="P512" style:family="paragraph" style:parent-style-name="Heading_20_3">
      <style:text-properties fo:font-size="18pt" fo:font-weight="bold" officeooo:rsid="000943b9" officeooo:paragraph-rsid="0018b113" style:font-size-asian="18pt" style:font-weight-asian="bold" style:font-size-complex="18pt" style:font-weight-complex="bold"/>
    </style:style>
    <style:style style:name="P513" style:family="paragraph" style:parent-style-name="Standard">
      <style:text-properties fo:font-size="18pt" fo:font-weight="bold" officeooo:rsid="0152ab6d" officeooo:paragraph-rsid="0152ab6d" style:font-size-asian="15.75pt" style:font-weight-asian="bold" style:font-size-complex="18pt" style:font-weight-complex="bold"/>
    </style:style>
    <style:style style:name="P514" style:family="paragraph" style:parent-style-name="Text_20_body">
      <style:text-properties officeooo:rsid="012d0981" officeooo:paragraph-rsid="012d0981"/>
    </style:style>
    <style:style style:name="P515" style:family="paragraph" style:parent-style-name="Text_20_body">
      <style:text-properties officeooo:rsid="012dd033" officeooo:paragraph-rsid="012dd033"/>
    </style:style>
    <style:style style:name="P516" style:family="paragraph" style:parent-style-name="Text_20_body">
      <style:text-properties officeooo:paragraph-rsid="012e25e8"/>
    </style:style>
    <style:style style:name="P517" style:family="paragraph" style:parent-style-name="Text_20_body">
      <style:text-properties officeooo:paragraph-rsid="012dd033"/>
    </style:style>
    <style:style style:name="P518" style:family="paragraph" style:parent-style-name="Text_20_body">
      <style:text-properties officeooo:paragraph-rsid="013556b1"/>
    </style:style>
    <style:style style:name="P519" style:family="paragraph" style:parent-style-name="Text_20_body">
      <style:text-properties fo:color="#7f848e" loext:opacity="100%" style:font-name="Droid Sans Mono" fo:font-size="10.5pt" fo:font-weight="normal" officeooo:rsid="00e06db2" officeooo:paragraph-rsid="00e06db2" fo:background-color="#282c34"/>
    </style:style>
    <style:style style:name="P520" style:family="paragraph" style:parent-style-name="Standard">
      <style:text-properties officeooo:rsid="014116d8" officeooo:paragraph-rsid="014116d8"/>
    </style:style>
    <style:style style:name="P521" style:family="paragraph" style:parent-style-name="Text_20_body">
      <style:text-properties officeooo:paragraph-rsid="00f48401"/>
    </style:style>
    <style:style style:name="P522" style:family="paragraph" style:parent-style-name="Text_20_body">
      <style:text-properties officeooo:rsid="00ba9d9f" officeooo:paragraph-rsid="013eb59c"/>
    </style:style>
    <style:style style:name="P523" style:family="paragraph" style:parent-style-name="Standard">
      <style:paragraph-properties fo:margin-top="0cm" fo:margin-bottom="0cm" style:contextual-spacing="false"/>
      <style:text-properties officeooo:rsid="01471684" officeooo:paragraph-rsid="01471684"/>
    </style:style>
    <style:style style:name="P524" style:family="paragraph" style:parent-style-name="Text_20_body">
      <style:paragraph-properties fo:margin-top="0cm" fo:margin-bottom="0cm" style:contextual-spacing="false"/>
      <style:text-properties officeooo:rsid="01471684" officeooo:paragraph-rsid="01471684"/>
    </style:style>
    <style:style style:name="P525" style:family="paragraph" style:parent-style-name="Standard">
      <style:text-properties fo:font-size="15pt" fo:font-weight="bold" officeooo:rsid="0152ab6d" officeooo:paragraph-rsid="0152ab6d" style:font-size-asian="13.1000003814697pt" style:font-weight-asian="bold" style:font-size-complex="15pt" style:font-weight-complex="bold"/>
    </style:style>
    <style:style style:name="P526" style:family="paragraph" style:parent-style-name="Text_20_body">
      <style:text-properties fo:font-size="15pt" fo:font-weight="bold" officeooo:rsid="016450ab" officeooo:paragraph-rsid="017bb2ad" style:font-size-asian="15pt" style:font-weight-asian="bold" style:font-size-complex="15pt" style:font-weight-complex="bold"/>
    </style:style>
    <style:style style:name="P527" style:family="paragraph" style:parent-style-name="Heading_20_3">
      <style:text-properties fo:font-size="15pt" fo:font-weight="bold" officeooo:rsid="016450ab" officeooo:paragraph-rsid="017bb2ad" style:font-size-asian="15pt" style:font-weight-asian="bold" style:font-size-complex="15pt" style:font-weight-complex="bold"/>
    </style:style>
    <style:style style:name="P528" style:family="paragraph" style:parent-style-name="Text_20_body">
      <style:text-properties fo:font-size="15pt" fo:font-weight="bold" officeooo:rsid="0182c7df" officeooo:paragraph-rsid="0182c7df" style:font-size-asian="15pt" style:font-weight-asian="bold" style:font-size-complex="15pt" style:font-weight-complex="bold"/>
    </style:style>
    <style:style style:name="P529" style:family="paragraph" style:parent-style-name="Text_20_body">
      <style:text-properties fo:font-size="15pt" fo:font-weight="bold" officeooo:rsid="01af0d96" officeooo:paragraph-rsid="01af0d96" style:font-size-asian="15pt" style:font-weight-asian="bold" style:font-size-complex="15pt" style:font-weight-complex="bold"/>
    </style:style>
    <style:style style:name="P530" style:family="paragraph" style:parent-style-name="Text_20_body">
      <style:text-properties fo:font-size="15pt" fo:font-weight="bold" officeooo:rsid="01b1db7f" officeooo:paragraph-rsid="01b1db7f" style:font-size-asian="15pt" style:font-weight-asian="bold" style:font-size-complex="15pt" style:font-weight-complex="bold"/>
    </style:style>
    <style:style style:name="P531" style:family="paragraph" style:parent-style-name="Text_20_body">
      <style:text-properties fo:font-size="15pt" fo:font-weight="bold" officeooo:rsid="01b4e89f" officeooo:paragraph-rsid="01b4e89f" style:font-size-asian="15pt" style:font-weight-asian="bold" style:font-size-complex="15pt" style:font-weight-complex="bold"/>
    </style:style>
    <style:style style:name="P532" style:family="paragraph" style:parent-style-name="Text_20_body">
      <style:text-properties fo:font-size="15pt" fo:font-weight="bold" officeooo:rsid="01d54dca" officeooo:paragraph-rsid="01d54dca" style:font-size-asian="15pt" style:font-weight-asian="bold" style:font-size-complex="15pt" style:font-weight-complex="bold"/>
    </style:style>
    <style:style style:name="P533" style:family="paragraph" style:parent-style-name="Text_20_body">
      <style:text-properties fo:font-size="15pt" style:text-underline-style="solid" style:text-underline-width="auto" style:text-underline-color="font-color" officeooo:rsid="016450ab" officeooo:paragraph-rsid="0163d3f3" style:font-size-asian="15pt" style:font-size-complex="15pt"/>
    </style:style>
    <style:style style:name="P534" style:family="paragraph" style:parent-style-name="Text_20_body">
      <style:text-properties fo:font-size="15pt" style:text-underline-style="solid" style:text-underline-width="auto" style:text-underline-color="font-color" officeooo:rsid="016450ab" officeooo:paragraph-rsid="017bb2ad" style:font-size-asian="15pt" style:font-size-complex="15pt"/>
    </style:style>
    <style:style style:name="P535" style:family="paragraph" style:parent-style-name="Standard">
      <style:text-properties officeooo:paragraph-rsid="00a20004"/>
    </style:style>
    <style:style style:name="P536" style:family="paragraph" style:parent-style-name="Table_20_Contents">
      <style:text-properties officeooo:paragraph-rsid="01521117"/>
    </style:style>
    <style:style style:name="P537" style:family="paragraph" style:parent-style-name="Table_20_Heading">
      <style:text-properties officeooo:paragraph-rsid="01521117"/>
    </style:style>
    <style:style style:name="P538" style:family="paragraph" style:parent-style-name="Text_20_body">
      <style:text-properties officeooo:paragraph-rsid="01521117"/>
    </style:style>
    <style:style style:name="P539" style:family="paragraph" style:parent-style-name="Text_20_body">
      <style:text-properties officeooo:paragraph-rsid="0144c3c7"/>
    </style:style>
    <style:style style:name="P540" style:family="paragraph" style:parent-style-name="Text_20_body">
      <style:paragraph-properties fo:margin-top="0cm" fo:margin-bottom="0cm" style:contextual-spacing="false"/>
      <style:text-properties officeooo:rsid="01456b37" officeooo:paragraph-rsid="01456b37"/>
    </style:style>
    <style:style style:name="P541" style:family="paragraph" style:parent-style-name="Text_20_body">
      <style:paragraph-properties fo:margin-top="0cm" fo:margin-bottom="0cm" style:contextual-spacing="false"/>
      <style:text-properties officeooo:paragraph-rsid="01456b37"/>
    </style:style>
    <style:style style:name="P542" style:family="paragraph" style:parent-style-name="Text_20_body">
      <style:paragraph-properties fo:margin-top="0cm" fo:margin-bottom="0cm" style:contextual-spacing="false"/>
      <style:text-properties officeooo:paragraph-rsid="014832ec"/>
    </style:style>
    <style:style style:name="P543" style:family="paragraph" style:parent-style-name="Text_20_body">
      <style:text-properties officeooo:paragraph-rsid="014d30e8"/>
    </style:style>
    <style:style style:name="P544" style:family="paragraph" style:parent-style-name="Text_20_body">
      <style:text-properties fo:font-size="10.5pt" style:text-underline-style="solid" style:text-underline-width="auto" style:text-underline-color="font-color" fo:font-weight="normal" officeooo:rsid="00f48401" officeooo:paragraph-rsid="00f48401" style:font-size-asian="10.5pt" style:font-weight-asian="normal" style:font-size-complex="10.5pt" style:font-weight-complex="normal"/>
    </style:style>
    <style:style style:name="P545" style:family="paragraph" style:parent-style-name="Text_20_body">
      <style:paragraph-properties fo:margin-top="0cm" fo:margin-bottom="0cm" style:contextual-spacing="false"/>
      <style:text-properties officeooo:paragraph-rsid="01483a5a"/>
    </style:style>
    <style:style style:name="P546" style:family="paragraph" style:parent-style-name="Text_20_body">
      <style:text-properties officeooo:paragraph-rsid="014ef432"/>
    </style:style>
    <style:style style:name="P547" style:family="paragraph" style:parent-style-name="Text_20_body">
      <style:text-properties officeooo:paragraph-rsid="015ba2cd"/>
    </style:style>
    <style:style style:name="P548" style:family="paragraph" style:parent-style-name="Text_20_body">
      <style:text-properties officeooo:paragraph-rsid="015dcd8a"/>
    </style:style>
    <style:style style:name="P549" style:family="paragraph" style:parent-style-name="Heading_20_3">
      <style:text-properties officeooo:paragraph-rsid="016f6ea0"/>
    </style:style>
    <style:style style:name="P550" style:family="paragraph" style:parent-style-name="Horizontal_20_Line">
      <style:text-properties officeooo:paragraph-rsid="016f6ea0"/>
    </style:style>
    <style:style style:name="P551" style:family="paragraph" style:parent-style-name="Standard">
      <style:text-properties officeooo:paragraph-rsid="016f6ea0"/>
    </style:style>
    <style:style style:name="P552" style:family="paragraph" style:parent-style-name="Text_20_body">
      <style:text-properties officeooo:paragraph-rsid="016f6ea0"/>
    </style:style>
    <style:style style:name="P553" style:family="paragraph" style:parent-style-name="Standard">
      <style:text-properties officeooo:rsid="0162922f" officeooo:paragraph-rsid="01707c20"/>
    </style:style>
    <style:style style:name="P554" style:family="paragraph" style:parent-style-name="Standard">
      <style:text-properties officeooo:paragraph-rsid="01707c20"/>
    </style:style>
    <style:style style:name="P555" style:family="paragraph" style:parent-style-name="Heading_20_2">
      <style:text-properties officeooo:paragraph-rsid="01707c20"/>
    </style:style>
    <style:style style:name="P556" style:family="paragraph" style:parent-style-name="Text_20_body">
      <style:text-properties officeooo:paragraph-rsid="00ed0bad"/>
    </style:style>
    <style:style style:name="P557" style:family="paragraph" style:parent-style-name="Text_20_body">
      <style:text-properties officeooo:paragraph-rsid="0163d3f3"/>
    </style:style>
    <style:style style:name="P558" style:family="paragraph" style:parent-style-name="Text_20_body">
      <style:paragraph-properties fo:margin-top="0cm" fo:margin-bottom="0cm" style:contextual-spacing="false"/>
      <style:text-properties officeooo:rsid="0169d689" officeooo:paragraph-rsid="0169d689"/>
    </style:style>
    <style:style style:name="P559" style:family="paragraph" style:parent-style-name="Text_20_body">
      <style:text-properties officeooo:rsid="0161507b" officeooo:paragraph-rsid="01707c20"/>
    </style:style>
    <style:style style:name="P560" style:family="paragraph" style:parent-style-name="Text_20_body">
      <style:text-properties officeooo:rsid="0174e1b7" officeooo:paragraph-rsid="0174e1b7"/>
    </style:style>
    <style:style style:name="P561" style:family="paragraph" style:parent-style-name="Heading_20_3">
      <style:text-properties officeooo:rsid="0174e1b7" officeooo:paragraph-rsid="0174e1b7"/>
    </style:style>
    <style:style style:name="P562" style:family="paragraph" style:parent-style-name="Text_20_body">
      <style:text-properties officeooo:paragraph-rsid="0174e1b7"/>
    </style:style>
    <style:style style:name="P563" style:family="paragraph" style:parent-style-name="Heading_20_3">
      <style:text-properties officeooo:paragraph-rsid="0174e1b7"/>
    </style:style>
    <style:style style:name="P564" style:family="paragraph" style:parent-style-name="Standard">
      <style:text-properties officeooo:rsid="0177d807" officeooo:paragraph-rsid="0177d807"/>
    </style:style>
    <style:style style:name="P565" style:family="paragraph" style:parent-style-name="Standard">
      <style:text-properties officeooo:paragraph-rsid="0177d807"/>
    </style:style>
    <style:style style:name="P566" style:family="paragraph" style:parent-style-name="Text_20_body">
      <style:text-properties officeooo:paragraph-rsid="0177d807"/>
    </style:style>
    <style:style style:name="P567" style:family="paragraph" style:parent-style-name="Standard">
      <style:text-properties officeooo:rsid="0177fe30" officeooo:paragraph-rsid="0177fe30"/>
    </style:style>
    <style:style style:name="P568" style:family="paragraph" style:parent-style-name="Standard">
      <style:text-properties officeooo:paragraph-rsid="0177fe30"/>
    </style:style>
    <style:style style:name="P569" style:family="paragraph" style:parent-style-name="Heading_20_3">
      <style:text-properties officeooo:rsid="016450ab" officeooo:paragraph-rsid="017bb2ad"/>
    </style:style>
    <style:style style:name="P570" style:family="paragraph" style:parent-style-name="Text_20_body">
      <style:text-properties officeooo:rsid="016450ab" officeooo:paragraph-rsid="017bb2ad"/>
    </style:style>
    <style:style style:name="P571" style:family="paragraph" style:parent-style-name="Text_20_body">
      <style:text-properties officeooo:paragraph-rsid="017bb2ad"/>
    </style:style>
    <style:style style:name="P572" style:family="paragraph" style:parent-style-name="Heading_20_3">
      <style:text-properties officeooo:paragraph-rsid="01918cdd"/>
    </style:style>
    <style:style style:name="P573" style:family="paragraph" style:parent-style-name="Text_20_body">
      <style:text-properties officeooo:paragraph-rsid="01918cdd"/>
    </style:style>
    <style:style style:name="P574" style:family="paragraph" style:parent-style-name="Heading_20_3">
      <style:text-properties officeooo:paragraph-rsid="0191efcd"/>
    </style:style>
    <style:style style:name="P575" style:family="paragraph" style:parent-style-name="Text_20_body">
      <style:text-properties officeooo:paragraph-rsid="0191efcd"/>
    </style:style>
    <style:style style:name="P576" style:family="paragraph" style:parent-style-name="Heading_20_3">
      <style:text-properties officeooo:paragraph-rsid="0192aae3"/>
    </style:style>
    <style:style style:name="P577" style:family="paragraph" style:parent-style-name="Text_20_body">
      <style:text-properties officeooo:paragraph-rsid="0192aae3"/>
    </style:style>
    <style:style style:name="P578" style:family="paragraph" style:parent-style-name="Standard">
      <style:text-properties officeooo:paragraph-rsid="01952f8e"/>
    </style:style>
    <style:style style:name="P579" style:family="paragraph" style:parent-style-name="Standard">
      <style:text-properties officeooo:rsid="01952f8e" officeooo:paragraph-rsid="01952f8e"/>
    </style:style>
    <style:style style:name="P580" style:family="paragraph" style:parent-style-name="Standard">
      <style:text-properties officeooo:rsid="019809f2" officeooo:paragraph-rsid="019809f2"/>
    </style:style>
    <style:style style:name="P581" style:family="paragraph" style:parent-style-name="Standard">
      <style:text-properties officeooo:rsid="01997ca9" officeooo:paragraph-rsid="01997ca9"/>
    </style:style>
    <style:style style:name="P582" style:family="paragraph" style:parent-style-name="Standard">
      <style:text-properties officeooo:rsid="019b1894" officeooo:paragraph-rsid="019b1894"/>
    </style:style>
    <style:style style:name="P583" style:family="paragraph" style:parent-style-name="Standard">
      <style:text-properties officeooo:rsid="019b1894" officeooo:paragraph-rsid="019b5265"/>
    </style:style>
    <style:style style:name="P584" style:family="paragraph" style:parent-style-name="Standard">
      <style:text-properties officeooo:paragraph-rsid="019b5265"/>
    </style:style>
    <style:style style:name="P585" style:family="paragraph" style:parent-style-name="Text_20_body">
      <style:text-properties officeooo:paragraph-rsid="019b5265"/>
    </style:style>
    <style:style style:name="P586" style:family="paragraph" style:parent-style-name="Standard">
      <style:text-properties officeooo:paragraph-rsid="01a0c39b"/>
    </style:style>
    <style:style style:name="P587" style:family="paragraph" style:parent-style-name="Text_20_body">
      <style:text-properties officeooo:paragraph-rsid="01a0c39b"/>
    </style:style>
    <style:style style:name="P588" style:family="paragraph" style:parent-style-name="Standard">
      <style:text-properties officeooo:rsid="01a421c6" officeooo:paragraph-rsid="01a421c6"/>
    </style:style>
    <style:style style:name="P589" style:family="paragraph" style:parent-style-name="Standard">
      <style:text-properties officeooo:paragraph-rsid="01a421c6"/>
    </style:style>
    <style:style style:name="P590" style:family="paragraph" style:parent-style-name="Standard">
      <style:text-properties officeooo:rsid="01a5a58c" officeooo:paragraph-rsid="01a5a58c"/>
    </style:style>
    <style:style style:name="P591" style:family="paragraph" style:parent-style-name="Table_20_Contents">
      <style:paragraph-properties fo:text-align="center" style:justify-single-word="false"/>
      <style:text-properties officeooo:paragraph-rsid="0183b6f0"/>
    </style:style>
    <style:style style:name="P592" style:family="paragraph" style:parent-style-name="Text_20_body">
      <style:text-properties officeooo:rsid="017ca0ae" officeooo:paragraph-rsid="017ca0ae"/>
    </style:style>
    <style:style style:name="P593" style:family="paragraph" style:parent-style-name="Text_20_body">
      <style:text-properties officeooo:rsid="017d6ab0" officeooo:paragraph-rsid="017d6ab0"/>
    </style:style>
    <style:style style:name="P594" style:family="paragraph" style:parent-style-name="Text_20_body">
      <style:text-properties officeooo:paragraph-rsid="017d6ab0"/>
    </style:style>
    <style:style style:name="P595" style:family="paragraph" style:parent-style-name="Text_20_body">
      <style:text-properties officeooo:rsid="017ec56c" officeooo:paragraph-rsid="017ec56c"/>
    </style:style>
    <style:style style:name="P596" style:family="paragraph" style:parent-style-name="Text_20_body">
      <style:text-properties officeooo:paragraph-rsid="017ec56c"/>
    </style:style>
    <style:style style:name="P597" style:family="paragraph" style:parent-style-name="Text_20_body">
      <style:text-properties officeooo:rsid="0182c7df" officeooo:paragraph-rsid="0182c7df"/>
    </style:style>
    <style:style style:name="P598" style:family="paragraph" style:parent-style-name="Text_20_body">
      <style:text-properties officeooo:rsid="0184f41d" officeooo:paragraph-rsid="0184f41d"/>
    </style:style>
    <style:style style:name="P599" style:family="paragraph" style:parent-style-name="Text_20_body">
      <style:text-properties officeooo:rsid="0184f41d" officeooo:paragraph-rsid="01a31847"/>
    </style:style>
    <style:style style:name="P600" style:family="paragraph" style:parent-style-name="Text_20_body">
      <style:text-properties officeooo:paragraph-rsid="0184f41d"/>
    </style:style>
    <style:style style:name="P601" style:family="paragraph" style:parent-style-name="Text_20_body">
      <style:paragraph-properties fo:text-align="start" style:justify-single-word="false"/>
      <style:text-properties officeooo:paragraph-rsid="0186938a"/>
    </style:style>
    <style:style style:name="P602" style:family="paragraph" style:parent-style-name="Text_20_body">
      <style:paragraph-properties fo:text-align="start" style:justify-single-word="false"/>
      <style:text-properties officeooo:paragraph-rsid="0186ff8a"/>
    </style:style>
    <style:style style:name="P603" style:family="paragraph" style:parent-style-name="Text_20_body">
      <style:paragraph-properties fo:text-align="start" style:justify-single-word="false"/>
      <style:text-properties officeooo:paragraph-rsid="01882063"/>
    </style:style>
    <style:style style:name="P604" style:family="paragraph" style:parent-style-name="Text_20_body">
      <style:text-properties officeooo:paragraph-rsid="0186938a"/>
    </style:style>
    <style:style style:name="P605" style:family="paragraph" style:parent-style-name="Text_20_body">
      <style:text-properties officeooo:rsid="018c451b" officeooo:paragraph-rsid="018c451b"/>
    </style:style>
    <style:style style:name="P606" style:family="paragraph" style:parent-style-name="Text_20_body">
      <style:text-properties officeooo:rsid="018d483b" officeooo:paragraph-rsid="0174e1b7"/>
    </style:style>
    <style:style style:name="P607" style:family="paragraph" style:parent-style-name="Text_20_body">
      <style:text-properties officeooo:rsid="0190f0ab" officeooo:paragraph-rsid="0190f0ab"/>
    </style:style>
    <style:style style:name="P608" style:family="paragraph" style:parent-style-name="Text_20_body">
      <style:text-properties officeooo:paragraph-rsid="017fd7ef"/>
    </style:style>
    <style:style style:name="P609" style:family="paragraph" style:parent-style-name="Text_20_body">
      <style:text-properties officeooo:paragraph-rsid="0190f0ab"/>
    </style:style>
    <style:style style:name="P610" style:family="paragraph" style:parent-style-name="Heading_20_3">
      <style:text-properties officeooo:paragraph-rsid="0190f0ab"/>
    </style:style>
    <style:style style:name="P611" style:family="paragraph" style:parent-style-name="Text_20_body">
      <style:text-properties officeooo:rsid="019c46b8" officeooo:paragraph-rsid="019da4ec"/>
    </style:style>
    <style:style style:name="P612" style:family="paragraph" style:parent-style-name="Text_20_body">
      <style:text-properties officeooo:rsid="019c46b8" officeooo:paragraph-rsid="01a0c39b"/>
    </style:style>
    <style:style style:name="P613" style:family="paragraph" style:parent-style-name="Text_20_body">
      <style:text-properties officeooo:rsid="019c60b3" officeooo:paragraph-rsid="019c60b3"/>
    </style:style>
    <style:style style:name="P614" style:family="paragraph" style:parent-style-name="Text_20_body">
      <style:text-properties officeooo:rsid="019c60b3" officeooo:paragraph-rsid="019da4ec"/>
    </style:style>
    <style:style style:name="P615" style:family="paragraph" style:parent-style-name="Text_20_body">
      <style:text-properties officeooo:paragraph-rsid="019da4ec"/>
    </style:style>
    <style:style style:name="P616" style:family="paragraph" style:parent-style-name="Text_20_body">
      <style:text-properties officeooo:rsid="019da4ec" officeooo:paragraph-rsid="019da4ec"/>
    </style:style>
    <style:style style:name="P617" style:family="paragraph" style:parent-style-name="Text_20_body">
      <style:paragraph-properties fo:line-height="100%"/>
      <style:text-properties officeooo:rsid="019da4ec" officeooo:paragraph-rsid="019da4ec"/>
    </style:style>
    <style:style style:name="P618" style:family="paragraph" style:parent-style-name="Text_20_body">
      <style:text-properties officeooo:rsid="01a1d6f1" officeooo:paragraph-rsid="01a1d6f1"/>
    </style:style>
    <style:style style:name="P619" style:family="paragraph" style:parent-style-name="Text_20_body">
      <style:text-properties officeooo:rsid="01a31847" officeooo:paragraph-rsid="01a31847"/>
    </style:style>
    <style:style style:name="P620" style:family="paragraph" style:parent-style-name="Text_20_body">
      <style:text-properties style:use-window-font-color="true" loext:opacity="0%" fo:font-size="13pt" fo:font-weight="normal" officeooo:rsid="01abcd41" officeooo:paragraph-rsid="01abcd41" style:font-size-asian="13pt" style:font-weight-asian="normal" style:font-size-complex="13pt" style:font-weight-complex="normal"/>
    </style:style>
    <style:style style:name="P621" style:family="paragraph" style:parent-style-name="Heading_20_3">
      <style:text-properties officeooo:paragraph-rsid="01b87e69"/>
    </style:style>
    <style:style style:name="P622" style:family="paragraph" style:parent-style-name="Text_20_body">
      <style:text-properties officeooo:paragraph-rsid="01b87e69"/>
    </style:style>
    <style:style style:name="P623" style:family="paragraph" style:parent-style-name="Heading_20_3">
      <style:text-properties officeooo:rsid="01ac3459" officeooo:paragraph-rsid="01ac3459"/>
    </style:style>
    <style:style style:name="P624" style:family="paragraph" style:parent-style-name="Text_20_body">
      <style:text-properties officeooo:rsid="01ac3459" officeooo:paragraph-rsid="01ac3459"/>
    </style:style>
    <style:style style:name="P625" style:family="paragraph" style:parent-style-name="Text_20_body">
      <style:text-properties officeooo:rsid="01ac3459" officeooo:paragraph-rsid="01d3a46b"/>
    </style:style>
    <style:style style:name="P626" style:family="paragraph" style:parent-style-name="Heading_20_3">
      <style:text-properties officeooo:paragraph-rsid="01ac3459"/>
    </style:style>
    <style:style style:name="P627" style:family="paragraph" style:parent-style-name="Standard">
      <style:text-properties officeooo:paragraph-rsid="01af6c13"/>
    </style:style>
    <style:style style:name="P628" style:family="paragraph" style:parent-style-name="Standard">
      <style:text-properties officeooo:paragraph-rsid="01b01674"/>
    </style:style>
    <style:style style:name="P629" style:family="paragraph" style:parent-style-name="Standard">
      <style:text-properties officeooo:rsid="01b01674"/>
    </style:style>
    <style:style style:name="P630" style:family="paragraph" style:parent-style-name="Standard">
      <style:text-properties officeooo:rsid="01b01674" officeooo:paragraph-rsid="01b01674"/>
    </style:style>
    <style:style style:name="P631" style:family="paragraph" style:parent-style-name="Standard">
      <style:text-properties officeooo:rsid="01b01aea" officeooo:paragraph-rsid="01b01aea"/>
    </style:style>
    <style:style style:name="P632" style:family="paragraph" style:parent-style-name="Standard">
      <style:text-properties officeooo:paragraph-rsid="01b01aea"/>
    </style:style>
    <style:style style:name="P633" style:family="paragraph" style:parent-style-name="Standard">
      <style:text-properties officeooo:rsid="01b1527a" officeooo:paragraph-rsid="01b1527a"/>
    </style:style>
    <style:style style:name="P634" style:family="paragraph" style:parent-style-name="Standard">
      <style:text-properties officeooo:rsid="01b1d5ad" officeooo:paragraph-rsid="01b1d5ad"/>
    </style:style>
    <style:style style:name="P635" style:family="paragraph" style:parent-style-name="Standard">
      <style:text-properties officeooo:rsid="01b36b81" officeooo:paragraph-rsid="01b36b81"/>
    </style:style>
    <style:style style:name="P636" style:family="paragraph" style:parent-style-name="Standard">
      <style:text-properties officeooo:rsid="01bb34d2" officeooo:paragraph-rsid="01bb34d2"/>
    </style:style>
    <style:style style:name="P637" style:family="paragraph" style:parent-style-name="Standard">
      <style:text-properties officeooo:rsid="01bd2370" officeooo:paragraph-rsid="01bd2370"/>
    </style:style>
    <style:style style:name="P638" style:family="paragraph" style:parent-style-name="Standard">
      <style:text-properties officeooo:rsid="01be8d4a" officeooo:paragraph-rsid="01be8d4a"/>
    </style:style>
    <style:style style:name="P639" style:family="paragraph" style:parent-style-name="Standard">
      <style:text-properties officeooo:rsid="01bfa2ec" officeooo:paragraph-rsid="01bfa2ec"/>
    </style:style>
    <style:style style:name="P640" style:family="paragraph" style:parent-style-name="Text_20_body">
      <style:text-properties officeooo:paragraph-rsid="01b79c62"/>
    </style:style>
    <style:style style:name="P641" style:family="paragraph" style:parent-style-name="Text_20_body">
      <style:text-properties officeooo:rsid="01ba1300" officeooo:paragraph-rsid="01ba1300"/>
    </style:style>
    <style:style style:name="P642" style:family="paragraph" style:parent-style-name="Text_20_body">
      <style:text-properties officeooo:rsid="01ba1300" officeooo:paragraph-rsid="01bb34d2"/>
    </style:style>
    <style:style style:name="P643" style:family="paragraph" style:parent-style-name="Text_20_body">
      <style:text-properties officeooo:paragraph-rsid="01ba1300"/>
    </style:style>
    <style:style style:name="P644" style:family="paragraph" style:parent-style-name="Heading_20_3">
      <style:text-properties officeooo:rsid="01d0ae22" officeooo:paragraph-rsid="01d0ae22"/>
    </style:style>
    <style:style style:name="P645" style:family="paragraph" style:parent-style-name="Text_20_body">
      <style:text-properties officeooo:rsid="01d0ae22" officeooo:paragraph-rsid="01d0ae22"/>
    </style:style>
    <style:style style:name="P646" style:family="paragraph" style:parent-style-name="Text_20_body">
      <style:text-properties officeooo:paragraph-rsid="01cd1958"/>
    </style:style>
    <style:style style:name="P647" style:family="paragraph" style:parent-style-name="Text_20_body">
      <style:text-properties officeooo:rsid="018e38c8" officeooo:paragraph-rsid="018e38c8"/>
    </style:style>
    <style:style style:name="P648" style:family="paragraph" style:parent-style-name="Text_20_body">
      <style:text-properties officeooo:rsid="01cd1958" officeooo:paragraph-rsid="01cd1958"/>
    </style:style>
    <style:style style:name="P649" style:family="paragraph" style:parent-style-name="Text_20_body">
      <style:text-properties officeooo:rsid="01cf0e74" officeooo:paragraph-rsid="01cf0e74"/>
    </style:style>
    <style:style style:name="P650" style:family="paragraph" style:parent-style-name="Text_20_body">
      <style:text-properties officeooo:rsid="01d54dca" officeooo:paragraph-rsid="01d54dca"/>
    </style:style>
    <style:style style:name="P651" style:family="paragraph" style:parent-style-name="Text_20_body">
      <style:text-properties officeooo:paragraph-rsid="01d54dca"/>
    </style:style>
    <style:style style:name="P652" style:family="paragraph" style:parent-style-name="Text_20_body">
      <style:text-properties officeooo:paragraph-rsid="01882063"/>
    </style:style>
    <style:style style:name="P653" style:family="paragraph" style:parent-style-name="Preformatted_20_Text" style:list-style-name="L42">
      <style:paragraph-properties fo:margin-top="0cm" fo:margin-bottom="0.499cm" style:contextual-spacing="false"/>
    </style:style>
    <style:style style:name="P654" style:family="paragraph" style:parent-style-name="Preformatted_20_Text" style:list-style-name="L43">
      <style:paragraph-properties fo:margin-top="0cm" fo:margin-bottom="0.499cm" style:contextual-spacing="false"/>
      <style:text-properties officeooo:paragraph-rsid="0093c8af"/>
    </style:style>
    <style:style style:name="P655" style:family="paragraph" style:parent-style-name="Preformatted_20_Text" style:list-style-name="L43">
      <style:paragraph-properties fo:margin-top="0cm" fo:margin-bottom="0.499cm" style:contextual-spacing="false"/>
    </style:style>
    <style:style style:name="P656" style:family="paragraph" style:parent-style-name="Preformatted_20_Text" style:list-style-name="L45">
      <style:paragraph-properties fo:margin-top="0cm" fo:margin-bottom="0.499cm" style:contextual-spacing="false"/>
    </style:style>
    <style:style style:name="P657" style:family="paragraph" style:parent-style-name="Preformatted_20_Text" style:list-style-name="L53">
      <style:paragraph-properties fo:margin-top="0cm" fo:margin-bottom="0.499cm" style:contextual-spacing="false"/>
    </style:style>
    <style:style style:name="P658" style:family="paragraph" style:parent-style-name="Preformatted_20_Text" style:list-style-name="L176">
      <style:paragraph-properties fo:margin-top="0cm" fo:margin-bottom="0.499cm" style:contextual-spacing="false"/>
    </style:style>
    <style:style style:name="P659" style:family="paragraph" style:parent-style-name="Preformatted_20_Text" style:list-style-name="L178">
      <style:paragraph-properties fo:margin-top="0cm" fo:margin-bottom="0.499cm" style:contextual-spacing="false"/>
      <style:text-properties officeooo:paragraph-rsid="00be3a0a"/>
    </style:style>
    <style:style style:name="P660" style:family="paragraph" style:parent-style-name="Standard" style:list-style-name="L54">
      <style:text-properties officeooo:paragraph-rsid="00670ea8"/>
    </style:style>
    <style:style style:name="P661" style:family="paragraph" style:parent-style-name="Standard" style:list-style-name="L70">
      <style:text-properties officeooo:rsid="00f0b7c4" officeooo:paragraph-rsid="00f0b7c4"/>
    </style:style>
    <style:style style:name="P662" style:family="paragraph" style:parent-style-name="Standard" style:list-style-name="L101">
      <style:text-properties officeooo:paragraph-rsid="01a9aeb2"/>
    </style:style>
    <style:style style:name="P663" style:family="paragraph" style:parent-style-name="Standard" style:list-style-name="L101">
      <style:text-properties style:text-underline-style="none" officeooo:rsid="01a9aeb2" officeooo:paragraph-rsid="01a9aeb2"/>
    </style:style>
    <style:style style:name="P664" style:family="paragraph" style:parent-style-name="Standard" style:list-style-name="L101">
      <style:text-properties style:text-underline-style="none" officeooo:rsid="0177d807" officeooo:paragraph-rsid="0177d807"/>
    </style:style>
    <style:style style:name="P665" style:family="paragraph" style:parent-style-name="Standard" style:list-style-name="L101">
      <style:text-properties style:text-underline-style="none" officeooo:rsid="0177d807" officeooo:paragraph-rsid="01a9aeb2"/>
    </style:style>
    <style:style style:name="P666" style:family="paragraph" style:parent-style-name="Standard">
      <style:text-properties style:text-underline-style="solid" style:text-underline-width="auto" style:text-underline-color="font-color" officeooo:rsid="004f115a" officeooo:paragraph-rsid="004f115a"/>
    </style:style>
    <style:style style:name="P667" style:family="paragraph" style:parent-style-name="Standard">
      <style:text-properties fo:font-size="14pt" fo:font-weight="bold" officeooo:rsid="0107787c" officeooo:paragraph-rsid="0107787c" style:font-size-asian="14pt" style:font-weight-asian="bold" style:font-size-complex="14pt" style:font-weight-complex="bold"/>
    </style:style>
    <style:style style:name="P668" style:family="paragraph" style:parent-style-name="Text_20_body" style:list-style-name="L1">
      <style:paragraph-properties fo:margin-top="0cm" fo:margin-bottom="0cm" style:contextual-spacing="false"/>
      <style:text-properties officeooo:paragraph-rsid="0018b113"/>
    </style:style>
    <style:style style:name="P669" style:family="paragraph" style:parent-style-name="Text_20_body" style:list-style-name="L1">
      <style:text-properties officeooo:paragraph-rsid="0018b113"/>
    </style:style>
    <style:style style:name="P670" style:family="paragraph" style:parent-style-name="Text_20_body" style:list-style-name="L2">
      <style:paragraph-properties fo:margin-top="0cm" fo:margin-bottom="0cm" style:contextual-spacing="false"/>
      <style:text-properties officeooo:paragraph-rsid="0018b113"/>
    </style:style>
    <style:style style:name="P671" style:family="paragraph" style:parent-style-name="Text_20_body" style:list-style-name="L2">
      <style:paragraph-properties fo:margin-top="0cm" fo:margin-bottom="0cm" style:contextual-spacing="false"/>
      <style:text-properties officeooo:rsid="001ea7c3" officeooo:paragraph-rsid="001ea7c3"/>
    </style:style>
    <style:style style:name="P672" style:family="paragraph" style:parent-style-name="Text_20_body" style:list-style-name="L3">
      <style:paragraph-properties fo:margin-top="0cm" fo:margin-bottom="0cm" style:contextual-spacing="false"/>
      <style:text-properties officeooo:paragraph-rsid="0018b113"/>
    </style:style>
    <style:style style:name="P673" style:family="paragraph" style:parent-style-name="Text_20_body" style:list-style-name="L3">
      <style:text-properties officeooo:paragraph-rsid="0018b113"/>
    </style:style>
    <style:style style:name="P674" style:family="paragraph" style:parent-style-name="Text_20_body" style:list-style-name="L4">
      <style:paragraph-properties fo:margin-top="0cm" fo:margin-bottom="0cm" style:contextual-spacing="false"/>
      <style:text-properties officeooo:paragraph-rsid="0018b113"/>
    </style:style>
    <style:style style:name="P675" style:family="paragraph" style:parent-style-name="Text_20_body" style:list-style-name="L4">
      <style:text-properties officeooo:paragraph-rsid="0018b113"/>
    </style:style>
    <style:style style:name="P676" style:family="paragraph" style:parent-style-name="Text_20_body" style:list-style-name="L5">
      <style:text-properties officeooo:paragraph-rsid="0018b113"/>
    </style:style>
    <style:style style:name="P677" style:family="paragraph" style:parent-style-name="Text_20_body" style:list-style-name="L6">
      <style:paragraph-properties fo:margin-top="0cm" fo:margin-bottom="0cm" style:contextual-spacing="false"/>
      <style:text-properties officeooo:paragraph-rsid="0018b113"/>
    </style:style>
    <style:style style:name="P678" style:family="paragraph" style:parent-style-name="Text_20_body" style:list-style-name="L6">
      <style:text-properties officeooo:paragraph-rsid="0018b113"/>
    </style:style>
    <style:style style:name="P679" style:family="paragraph" style:parent-style-name="Text_20_body" style:list-style-name="L7">
      <style:paragraph-properties fo:margin-top="0cm" fo:margin-bottom="0cm" style:contextual-spacing="false"/>
      <style:text-properties officeooo:paragraph-rsid="0018b113"/>
    </style:style>
    <style:style style:name="P680" style:family="paragraph" style:parent-style-name="Text_20_body" style:list-style-name="L7">
      <style:text-properties officeooo:paragraph-rsid="0018b113"/>
    </style:style>
    <style:style style:name="P681" style:family="paragraph" style:parent-style-name="Text_20_body" style:list-style-name="L8">
      <style:paragraph-properties fo:margin-top="0cm" fo:margin-bottom="0cm" style:contextual-spacing="false"/>
      <style:text-properties officeooo:paragraph-rsid="0041bc19"/>
    </style:style>
    <style:style style:name="P682" style:family="paragraph" style:parent-style-name="Text_20_body" style:list-style-name="L8">
      <style:text-properties officeooo:paragraph-rsid="0041bc19"/>
    </style:style>
    <style:style style:name="P683" style:family="paragraph" style:parent-style-name="Text_20_body" style:list-style-name="L9">
      <style:paragraph-properties fo:margin-top="0cm" fo:margin-bottom="0cm" style:contextual-spacing="false"/>
      <style:text-properties officeooo:paragraph-rsid="0041bc19"/>
    </style:style>
    <style:style style:name="P684" style:family="paragraph" style:parent-style-name="Text_20_body" style:list-style-name="L9">
      <style:text-properties officeooo:paragraph-rsid="0041bc19"/>
    </style:style>
    <style:style style:name="P685" style:family="paragraph" style:parent-style-name="Text_20_body" style:list-style-name="L10">
      <style:paragraph-properties fo:margin-top="0cm" fo:margin-bottom="0cm" style:contextual-spacing="false"/>
      <style:text-properties officeooo:paragraph-rsid="0041bc19"/>
    </style:style>
    <style:style style:name="P686" style:family="paragraph" style:parent-style-name="Text_20_body" style:list-style-name="L10">
      <style:text-properties officeooo:paragraph-rsid="0041bc19"/>
    </style:style>
    <style:style style:name="P687" style:family="paragraph" style:parent-style-name="Text_20_body" style:list-style-name="L11">
      <style:paragraph-properties fo:margin-top="0cm" fo:margin-bottom="0cm" style:contextual-spacing="false"/>
      <style:text-properties officeooo:paragraph-rsid="0041bc19"/>
    </style:style>
    <style:style style:name="P688" style:family="paragraph" style:parent-style-name="Text_20_body" style:list-style-name="L11">
      <style:text-properties officeooo:paragraph-rsid="0041bc19"/>
    </style:style>
    <style:style style:name="P689" style:family="paragraph" style:parent-style-name="Text_20_body" style:list-style-name="L12">
      <style:paragraph-properties fo:margin-top="0cm" fo:margin-bottom="0cm" style:contextual-spacing="false"/>
      <style:text-properties officeooo:paragraph-rsid="0041bc19"/>
    </style:style>
    <style:style style:name="P690" style:family="paragraph" style:parent-style-name="Text_20_body" style:list-style-name="L12">
      <style:text-properties officeooo:paragraph-rsid="0041bc19"/>
    </style:style>
    <style:style style:name="P691" style:family="paragraph" style:parent-style-name="Text_20_body" style:list-style-name="L13">
      <style:paragraph-properties fo:margin-top="0cm" fo:margin-bottom="0cm" style:contextual-spacing="false"/>
      <style:text-properties officeooo:paragraph-rsid="0041bc19"/>
    </style:style>
    <style:style style:name="P692" style:family="paragraph" style:parent-style-name="Text_20_body" style:list-style-name="L13">
      <style:text-properties officeooo:paragraph-rsid="0041bc19"/>
    </style:style>
    <style:style style:name="P693" style:family="paragraph" style:parent-style-name="Text_20_body" style:list-style-name="L14"/>
    <style:style style:name="P694" style:family="paragraph" style:parent-style-name="Text_20_body" style:list-style-name="L15"/>
    <style:style style:name="P695" style:family="paragraph" style:parent-style-name="Text_20_body" style:list-style-name="L15">
      <style:text-properties officeooo:paragraph-rsid="00d1c825"/>
    </style:style>
    <style:style style:name="P696" style:family="paragraph" style:parent-style-name="Text_20_body" style:list-style-name="L15">
      <style:text-properties officeooo:paragraph-rsid="01218ec7"/>
    </style:style>
    <style:style style:name="P697" style:family="paragraph" style:parent-style-name="Text_20_body" style:list-style-name="L16"/>
    <style:style style:name="P698" style:family="paragraph" style:parent-style-name="Text_20_body" style:list-style-name="L16">
      <style:text-properties officeooo:paragraph-rsid="0144c3c7"/>
    </style:style>
    <style:style style:name="P699" style:family="paragraph" style:parent-style-name="Text_20_body" style:list-style-name="L16">
      <style:text-properties officeooo:paragraph-rsid="01471684"/>
    </style:style>
    <style:style style:name="P700" style:family="paragraph" style:parent-style-name="Text_20_body" style:list-style-name="L17"/>
    <style:style style:name="P701" style:family="paragraph" style:parent-style-name="Text_20_body" style:list-style-name="L18"/>
    <style:style style:name="P702" style:family="paragraph" style:parent-style-name="Text_20_body" style:list-style-name="L18">
      <style:paragraph-properties fo:margin-top="0cm" fo:margin-bottom="0cm" style:contextual-spacing="false"/>
    </style:style>
    <style:style style:name="P703" style:family="paragraph" style:parent-style-name="Text_20_body" style:list-style-name="L19"/>
    <style:style style:name="P704" style:family="paragraph" style:parent-style-name="Text_20_body" style:list-style-name="L20"/>
    <style:style style:name="P705" style:family="paragraph" style:parent-style-name="Text_20_body" style:list-style-name="L20">
      <style:paragraph-properties fo:margin-top="0cm" fo:margin-bottom="0cm" style:contextual-spacing="false"/>
    </style:style>
    <style:style style:name="P706" style:family="paragraph" style:parent-style-name="Text_20_body" style:list-style-name="L21"/>
    <style:style style:name="P707" style:family="paragraph" style:parent-style-name="Text_20_body" style:list-style-name="L21">
      <style:paragraph-properties fo:margin-top="0cm" fo:margin-bottom="0cm" style:contextual-spacing="false"/>
    </style:style>
    <style:style style:name="P708" style:family="paragraph" style:parent-style-name="Text_20_body" style:list-style-name="L22"/>
    <style:style style:name="P709" style:family="paragraph" style:parent-style-name="Text_20_body" style:list-style-name="L22">
      <style:paragraph-properties fo:margin-top="0cm" fo:margin-bottom="0cm" style:contextual-spacing="false"/>
    </style:style>
    <style:style style:name="P710" style:family="paragraph" style:parent-style-name="Text_20_body" style:list-style-name="L23"/>
    <style:style style:name="P711" style:family="paragraph" style:parent-style-name="Text_20_body" style:list-style-name="L23">
      <style:text-properties officeooo:paragraph-rsid="016f6ea0"/>
    </style:style>
    <style:style style:name="P712" style:family="paragraph" style:parent-style-name="Text_20_body" style:list-style-name="L23">
      <style:paragraph-properties fo:margin-top="0cm" fo:margin-bottom="0cm" style:contextual-spacing="false"/>
      <style:text-properties officeooo:paragraph-rsid="016f6ea0"/>
    </style:style>
    <style:style style:name="P713" style:family="paragraph" style:parent-style-name="Text_20_body" style:list-style-name="L23">
      <style:text-properties officeooo:paragraph-rsid="01a6b2ab"/>
    </style:style>
    <style:style style:name="P714" style:family="paragraph" style:parent-style-name="Text_20_body" style:list-style-name="L24">
      <style:paragraph-properties fo:margin-top="0cm" fo:margin-bottom="0cm" style:contextual-spacing="false"/>
      <style:text-properties officeooo:paragraph-rsid="016f6ea0"/>
    </style:style>
    <style:style style:name="P715" style:family="paragraph" style:parent-style-name="Text_20_body" style:list-style-name="L24">
      <style:text-properties officeooo:paragraph-rsid="016f6ea0"/>
    </style:style>
    <style:style style:name="P716" style:family="paragraph" style:parent-style-name="Text_20_body" style:list-style-name="L25">
      <style:text-properties officeooo:paragraph-rsid="016f6ea0"/>
    </style:style>
    <style:style style:name="P717" style:family="paragraph" style:parent-style-name="Text_20_body" style:list-style-name="L26">
      <style:paragraph-properties fo:margin-top="0cm" fo:margin-bottom="0cm" style:contextual-spacing="false"/>
      <style:text-properties officeooo:paragraph-rsid="016f6ea0"/>
    </style:style>
    <style:style style:name="P718" style:family="paragraph" style:parent-style-name="Text_20_body" style:list-style-name="L26">
      <style:text-properties officeooo:paragraph-rsid="016f6ea0"/>
    </style:style>
    <style:style style:name="P719" style:family="paragraph" style:parent-style-name="Text_20_body" style:list-style-name="L27">
      <style:paragraph-properties fo:margin-top="0cm" fo:margin-bottom="0cm" style:contextual-spacing="false"/>
      <style:text-properties officeooo:paragraph-rsid="016f6ea0"/>
    </style:style>
    <style:style style:name="P720" style:family="paragraph" style:parent-style-name="Text_20_body" style:list-style-name="L27">
      <style:text-properties officeooo:paragraph-rsid="016f6ea0"/>
    </style:style>
    <style:style style:name="P721" style:family="paragraph" style:parent-style-name="Text_20_body" style:list-style-name="L28">
      <style:paragraph-properties fo:margin-top="0cm" fo:margin-bottom="0cm" style:contextual-spacing="false"/>
      <style:text-properties officeooo:paragraph-rsid="016f6ea0"/>
    </style:style>
    <style:style style:name="P722" style:family="paragraph" style:parent-style-name="Text_20_body" style:list-style-name="L28">
      <style:text-properties officeooo:paragraph-rsid="016f6ea0"/>
    </style:style>
    <style:style style:name="P723" style:family="paragraph" style:parent-style-name="Text_20_body" style:list-style-name="L29">
      <style:paragraph-properties fo:margin-top="0cm" fo:margin-bottom="0cm" style:contextual-spacing="false"/>
      <style:text-properties officeooo:paragraph-rsid="016f6ea0"/>
    </style:style>
    <style:style style:name="P724" style:family="paragraph" style:parent-style-name="Text_20_body" style:list-style-name="L29">
      <style:text-properties officeooo:paragraph-rsid="016f6ea0"/>
    </style:style>
    <style:style style:name="P725" style:family="paragraph" style:parent-style-name="Text_20_body" style:list-style-name="L30"/>
    <style:style style:name="P726" style:family="paragraph" style:parent-style-name="Text_20_body" style:list-style-name="L30">
      <style:paragraph-properties fo:margin-top="0cm" fo:margin-bottom="0cm" style:contextual-spacing="false"/>
    </style:style>
    <style:style style:name="P727" style:family="paragraph" style:parent-style-name="Text_20_body" style:list-style-name="L31"/>
    <style:style style:name="P728" style:family="paragraph" style:parent-style-name="Text_20_body" style:list-style-name="L31">
      <style:paragraph-properties fo:margin-top="0cm" fo:margin-bottom="0cm" style:contextual-spacing="false"/>
    </style:style>
    <style:style style:name="P729" style:family="paragraph" style:parent-style-name="Text_20_body" style:list-style-name="L32"/>
    <style:style style:name="P730" style:family="paragraph" style:parent-style-name="Text_20_body" style:list-style-name="L33"/>
    <style:style style:name="P731" style:family="paragraph" style:parent-style-name="Text_20_body" style:list-style-name="L33">
      <style:paragraph-properties fo:margin-top="0cm" fo:margin-bottom="0cm" style:contextual-spacing="false"/>
    </style:style>
    <style:style style:name="P732" style:family="paragraph" style:parent-style-name="Text_20_body" style:list-style-name="L34"/>
    <style:style style:name="P733" style:family="paragraph" style:parent-style-name="Text_20_body" style:list-style-name="L34">
      <style:paragraph-properties fo:margin-top="0cm" fo:margin-bottom="0cm" style:contextual-spacing="false"/>
    </style:style>
    <style:style style:name="P734" style:family="paragraph" style:parent-style-name="Text_20_body" style:list-style-name="L35"/>
    <style:style style:name="P735" style:family="paragraph" style:parent-style-name="Text_20_body" style:list-style-name="L35">
      <style:paragraph-properties fo:margin-top="0cm" fo:margin-bottom="0cm" style:contextual-spacing="false"/>
    </style:style>
    <style:style style:name="P736" style:family="paragraph" style:parent-style-name="Text_20_body" style:list-style-name="L36"/>
    <style:style style:name="P737" style:family="paragraph" style:parent-style-name="Text_20_body" style:list-style-name="L36">
      <style:paragraph-properties fo:margin-top="0cm" fo:margin-bottom="0cm" style:contextual-spacing="false"/>
    </style:style>
    <style:style style:name="P738" style:family="paragraph" style:parent-style-name="Text_20_body" style:list-style-name="L37"/>
    <style:style style:name="P739" style:family="paragraph" style:parent-style-name="Text_20_body" style:list-style-name="L37">
      <style:paragraph-properties fo:margin-top="0cm" fo:margin-bottom="0cm" style:contextual-spacing="false"/>
    </style:style>
    <style:style style:name="P740" style:family="paragraph" style:parent-style-name="Text_20_body" style:list-style-name="L38"/>
    <style:style style:name="P741" style:family="paragraph" style:parent-style-name="Text_20_body" style:list-style-name="L38">
      <style:paragraph-properties fo:margin-top="0cm" fo:margin-bottom="0cm" style:contextual-spacing="false"/>
    </style:style>
    <style:style style:name="P742" style:family="paragraph" style:parent-style-name="Text_20_body" style:list-style-name="L39"/>
    <style:style style:name="P743" style:family="paragraph" style:parent-style-name="Text_20_body" style:list-style-name="L39">
      <style:paragraph-properties fo:margin-top="0cm" fo:margin-bottom="0cm" style:contextual-spacing="false"/>
    </style:style>
    <style:style style:name="P744" style:family="paragraph" style:parent-style-name="Text_20_body" style:list-style-name="L40"/>
    <style:style style:name="P745" style:family="paragraph" style:parent-style-name="Text_20_body" style:list-style-name="L40">
      <style:paragraph-properties fo:margin-top="0cm" fo:margin-bottom="0cm" style:contextual-spacing="false"/>
    </style:style>
    <style:style style:name="P746" style:family="paragraph" style:parent-style-name="Text_20_body" style:list-style-name="L41"/>
    <style:style style:name="P747" style:family="paragraph" style:parent-style-name="Text_20_body" style:list-style-name="L41">
      <style:paragraph-properties fo:margin-top="0cm" fo:margin-bottom="0cm" style:contextual-spacing="false"/>
    </style:style>
    <style:style style:name="P748" style:family="paragraph" style:parent-style-name="Text_20_body" style:list-style-name="L42">
      <style:paragraph-properties fo:margin-top="0cm" fo:margin-bottom="0cm" style:contextual-spacing="false"/>
    </style:style>
    <style:style style:name="P749" style:family="paragraph" style:parent-style-name="Text_20_body" style:list-style-name="L42">
      <style:text-properties officeooo:paragraph-rsid="0093c8af"/>
    </style:style>
    <style:style style:name="P750" style:family="paragraph" style:parent-style-name="Text_20_body" style:list-style-name="L43"/>
    <style:style style:name="P751" style:family="paragraph" style:parent-style-name="Text_20_body" style:list-style-name="L43">
      <style:paragraph-properties fo:margin-top="0cm" fo:margin-bottom="0cm" style:contextual-spacing="false"/>
    </style:style>
    <style:style style:name="P752" style:family="paragraph" style:parent-style-name="Text_20_body" style:list-style-name="L44"/>
    <style:style style:name="P753" style:family="paragraph" style:parent-style-name="Text_20_body" style:list-style-name="L44">
      <style:paragraph-properties fo:margin-top="0cm" fo:margin-bottom="0cm" style:contextual-spacing="false"/>
    </style:style>
    <style:style style:name="P754" style:family="paragraph" style:parent-style-name="Text_20_body" style:list-style-name="L45"/>
    <style:style style:name="P755" style:family="paragraph" style:parent-style-name="Text_20_body" style:list-style-name="L45">
      <style:paragraph-properties fo:margin-top="0cm" fo:margin-bottom="0cm" style:contextual-spacing="false"/>
    </style:style>
    <style:style style:name="P756" style:family="paragraph" style:parent-style-name="Text_20_body" style:list-style-name="L46"/>
    <style:style style:name="P757" style:family="paragraph" style:parent-style-name="Text_20_body" style:list-style-name="L46">
      <style:paragraph-properties fo:margin-top="0cm" fo:margin-bottom="0cm" style:contextual-spacing="false"/>
    </style:style>
    <style:style style:name="P758" style:family="paragraph" style:parent-style-name="Text_20_body" style:list-style-name="L47"/>
    <style:style style:name="P759" style:family="paragraph" style:parent-style-name="Text_20_body" style:list-style-name="L47">
      <style:paragraph-properties fo:margin-top="0cm" fo:margin-bottom="0cm" style:contextual-spacing="false"/>
    </style:style>
    <style:style style:name="P760" style:family="paragraph" style:parent-style-name="Text_20_body" style:list-style-name="L48"/>
    <style:style style:name="P761" style:family="paragraph" style:parent-style-name="Text_20_body" style:list-style-name="L48">
      <style:paragraph-properties fo:margin-top="0cm" fo:margin-bottom="0cm" style:contextual-spacing="false"/>
    </style:style>
    <style:style style:name="P762" style:family="paragraph" style:parent-style-name="Text_20_body" style:list-style-name="L49"/>
    <style:style style:name="P763" style:family="paragraph" style:parent-style-name="Text_20_body" style:list-style-name="L49">
      <style:paragraph-properties fo:margin-top="0cm" fo:margin-bottom="0cm" style:contextual-spacing="false"/>
    </style:style>
    <style:style style:name="P764" style:family="paragraph" style:parent-style-name="Text_20_body" style:list-style-name="L50"/>
    <style:style style:name="P765" style:family="paragraph" style:parent-style-name="Text_20_body" style:list-style-name="L50">
      <style:paragraph-properties fo:margin-top="0cm" fo:margin-bottom="0cm" style:contextual-spacing="false"/>
    </style:style>
    <style:style style:name="P766" style:family="paragraph" style:parent-style-name="Text_20_body" style:list-style-name="L51"/>
    <style:style style:name="P767" style:family="paragraph" style:parent-style-name="Text_20_body" style:list-style-name="L51">
      <style:paragraph-properties fo:margin-top="0cm" fo:margin-bottom="0cm" style:contextual-spacing="false"/>
    </style:style>
    <style:style style:name="P768" style:family="paragraph" style:parent-style-name="Text_20_body" style:list-style-name="L51">
      <style:text-properties officeooo:paragraph-rsid="00b8e0d0"/>
    </style:style>
    <style:style style:name="P769" style:family="paragraph" style:parent-style-name="Text_20_body" style:list-style-name="L51">
      <style:paragraph-properties fo:margin-top="0cm" fo:margin-bottom="0cm" style:contextual-spacing="false"/>
      <style:text-properties officeooo:paragraph-rsid="00b8e0d0"/>
    </style:style>
    <style:style style:name="P770" style:family="paragraph" style:parent-style-name="Text_20_body" style:list-style-name="L51">
      <style:text-properties officeooo:paragraph-rsid="00bbf23b"/>
    </style:style>
    <style:style style:name="P771" style:family="paragraph" style:parent-style-name="Text_20_body" style:list-style-name="L51">
      <style:paragraph-properties fo:margin-top="0cm" fo:margin-bottom="0cm" style:contextual-spacing="false"/>
      <style:text-properties officeooo:paragraph-rsid="00bbf23b"/>
    </style:style>
    <style:style style:name="P772" style:family="paragraph" style:parent-style-name="Text_20_body" style:list-style-name="L51">
      <style:paragraph-properties fo:margin-top="0cm" fo:margin-bottom="0cm" style:contextual-spacing="false"/>
      <style:text-properties fo:font-size="9pt" style:font-size-asian="9pt" style:font-size-complex="9pt"/>
    </style:style>
    <style:style style:name="P773" style:family="paragraph" style:parent-style-name="Text_20_body" style:list-style-name="L51">
      <style:text-properties fo:font-size="9pt" style:font-size-asian="9pt" style:font-size-complex="9pt"/>
    </style:style>
    <style:style style:name="P774" style:family="paragraph" style:parent-style-name="Text_20_body" style:list-style-name="L51">
      <style:paragraph-properties fo:margin-top="0cm" fo:margin-bottom="0cm" style:contextual-spacing="false"/>
      <style:text-properties fo:font-size="9pt" officeooo:paragraph-rsid="00b8e0d0" style:font-size-asian="9pt" style:font-size-complex="9pt"/>
    </style:style>
    <style:style style:name="P775" style:family="paragraph" style:parent-style-name="Text_20_body" style:list-style-name="L51">
      <style:paragraph-properties fo:margin-top="0cm" fo:margin-bottom="0cm" style:contextual-spacing="false"/>
      <style:text-properties fo:font-size="9pt" fo:font-weight="normal" officeooo:paragraph-rsid="00bbf23b" style:font-size-asian="9pt" style:font-weight-asian="normal" style:font-size-complex="9pt" style:font-weight-complex="normal"/>
    </style:style>
    <style:style style:name="P776" style:family="paragraph" style:parent-style-name="Text_20_body" style:list-style-name="L52"/>
    <style:style style:name="P777" style:family="paragraph" style:parent-style-name="Text_20_body" style:list-style-name="L52">
      <style:paragraph-properties fo:margin-top="0cm" fo:margin-bottom="0cm" style:contextual-spacing="false"/>
    </style:style>
    <style:style style:name="P778" style:family="paragraph" style:parent-style-name="Text_20_body" style:list-style-name="L53"/>
    <style:style style:name="P779" style:family="paragraph" style:parent-style-name="Text_20_body" style:list-style-name="L53">
      <style:paragraph-properties fo:margin-top="0cm" fo:margin-bottom="0cm" style:contextual-spacing="false"/>
    </style:style>
    <style:style style:name="P780" style:family="paragraph" style:parent-style-name="Text_20_body" style:list-style-name="L55"/>
    <style:style style:name="P781" style:family="paragraph" style:parent-style-name="Text_20_body" style:list-style-name="L55">
      <style:paragraph-properties fo:margin-top="0cm" fo:margin-bottom="0cm" style:contextual-spacing="false"/>
    </style:style>
    <style:style style:name="P782" style:family="paragraph" style:parent-style-name="Text_20_body" style:list-style-name="L56"/>
    <style:style style:name="P783" style:family="paragraph" style:parent-style-name="Text_20_body" style:list-style-name="L56">
      <style:paragraph-properties fo:margin-top="0cm" fo:margin-bottom="0cm" style:contextual-spacing="false"/>
    </style:style>
    <style:style style:name="P784" style:family="paragraph" style:parent-style-name="Text_20_body" style:list-style-name="L57"/>
    <style:style style:name="P785" style:family="paragraph" style:parent-style-name="Text_20_body" style:list-style-name="L58"/>
    <style:style style:name="P786" style:family="paragraph" style:parent-style-name="Text_20_body" style:list-style-name="L59"/>
    <style:style style:name="P787" style:family="paragraph" style:parent-style-name="Text_20_body" style:list-style-name="L60"/>
    <style:style style:name="P788" style:family="paragraph" style:parent-style-name="Text_20_body" style:list-style-name="L61"/>
    <style:style style:name="P789" style:family="paragraph" style:parent-style-name="Text_20_body" style:list-style-name="L62"/>
    <style:style style:name="P790" style:family="paragraph" style:parent-style-name="Text_20_body" style:list-style-name="L63"/>
    <style:style style:name="P791" style:family="paragraph" style:parent-style-name="Text_20_body" style:list-style-name="L64"/>
    <style:style style:name="P792" style:family="paragraph" style:parent-style-name="Text_20_body" style:list-style-name="L65"/>
    <style:style style:name="P793" style:family="paragraph" style:parent-style-name="Text_20_body" style:list-style-name="L66"/>
    <style:style style:name="P794" style:family="paragraph" style:parent-style-name="Text_20_body" style:list-style-name="L67"/>
    <style:style style:name="P795" style:family="paragraph" style:parent-style-name="Text_20_body" style:list-style-name="L68"/>
    <style:style style:name="P796" style:family="paragraph" style:parent-style-name="Text_20_body" style:list-style-name="L69"/>
    <style:style style:name="P797" style:family="paragraph" style:parent-style-name="Text_20_body" style:list-style-name="L69">
      <style:paragraph-properties fo:margin-top="0cm" fo:margin-bottom="0cm" style:contextual-spacing="false"/>
    </style:style>
    <style:style style:name="P798" style:family="paragraph" style:parent-style-name="Text_20_body" style:list-style-name="L71"/>
    <style:style style:name="P799" style:family="paragraph" style:parent-style-name="Text_20_body" style:list-style-name="L71">
      <style:paragraph-properties fo:margin-top="0cm" fo:margin-bottom="0cm" style:contextual-spacing="false"/>
    </style:style>
    <style:style style:name="P800" style:family="paragraph" style:parent-style-name="Text_20_body" style:list-style-name="L72"/>
    <style:style style:name="P801" style:family="paragraph" style:parent-style-name="Text_20_body" style:list-style-name="L72">
      <style:paragraph-properties fo:margin-top="0cm" fo:margin-bottom="0cm" style:contextual-spacing="false"/>
    </style:style>
    <style:style style:name="P802" style:family="paragraph" style:parent-style-name="Text_20_body" style:list-style-name="L73"/>
    <style:style style:name="P803" style:family="paragraph" style:parent-style-name="Text_20_body" style:list-style-name="L74"/>
    <style:style style:name="P804" style:family="paragraph" style:parent-style-name="Text_20_body" style:list-style-name="L75"/>
    <style:style style:name="P805" style:family="paragraph" style:parent-style-name="Text_20_body" style:list-style-name="L76"/>
    <style:style style:name="P806" style:family="paragraph" style:parent-style-name="Text_20_body" style:list-style-name="L76">
      <style:paragraph-properties fo:margin-top="0cm" fo:margin-bottom="0cm" style:contextual-spacing="false"/>
    </style:style>
    <style:style style:name="P807" style:family="paragraph" style:parent-style-name="Text_20_body" style:list-style-name="L77"/>
    <style:style style:name="P808" style:family="paragraph" style:parent-style-name="Text_20_body" style:list-style-name="L78"/>
    <style:style style:name="P809" style:family="paragraph" style:parent-style-name="Text_20_body" style:list-style-name="L78">
      <style:paragraph-properties fo:margin-top="0cm" fo:margin-bottom="0cm" style:contextual-spacing="false"/>
    </style:style>
    <style:style style:name="P810" style:family="paragraph" style:parent-style-name="Text_20_body" style:list-style-name="L79"/>
    <style:style style:name="P811" style:family="paragraph" style:parent-style-name="Text_20_body" style:list-style-name="L80"/>
    <style:style style:name="P812" style:family="paragraph" style:parent-style-name="Text_20_body" style:list-style-name="L81"/>
    <style:style style:name="P813" style:family="paragraph" style:parent-style-name="Text_20_body" style:list-style-name="L82"/>
    <style:style style:name="P814" style:family="paragraph" style:parent-style-name="Text_20_body" style:list-style-name="L83">
      <style:paragraph-properties fo:margin-top="0cm" fo:margin-bottom="0cm" style:contextual-spacing="false"/>
    </style:style>
    <style:style style:name="P815" style:family="paragraph" style:parent-style-name="Text_20_body" style:list-style-name="L84"/>
    <style:style style:name="P816" style:family="paragraph" style:parent-style-name="Text_20_body" style:list-style-name="L85"/>
    <style:style style:name="P817" style:family="paragraph" style:parent-style-name="Text_20_body" style:list-style-name="L85">
      <style:paragraph-properties fo:margin-top="0cm" fo:margin-bottom="0cm" style:contextual-spacing="false"/>
    </style:style>
    <style:style style:name="P818" style:family="paragraph" style:parent-style-name="Text_20_body" style:list-style-name="L86"/>
    <style:style style:name="P819" style:family="paragraph" style:parent-style-name="Text_20_body" style:list-style-name="L86">
      <style:paragraph-properties fo:margin-top="0cm" fo:margin-bottom="0cm" style:contextual-spacing="false"/>
    </style:style>
    <style:style style:name="P820" style:family="paragraph" style:parent-style-name="Text_20_body" style:list-style-name="L87"/>
    <style:style style:name="P821" style:family="paragraph" style:parent-style-name="Text_20_body" style:list-style-name="L87">
      <style:paragraph-properties fo:margin-top="0cm" fo:margin-bottom="0cm" style:contextual-spacing="false"/>
    </style:style>
    <style:style style:name="P822" style:family="paragraph" style:parent-style-name="Text_20_body" style:list-style-name="L88">
      <style:paragraph-properties fo:margin-top="0cm" fo:margin-bottom="0cm" style:contextual-spacing="false"/>
      <style:text-properties officeooo:paragraph-rsid="01707c20"/>
    </style:style>
    <style:style style:name="P823" style:family="paragraph" style:parent-style-name="Text_20_body" style:list-style-name="L88">
      <style:text-properties officeooo:paragraph-rsid="01707c20"/>
    </style:style>
    <style:style style:name="P824" style:family="paragraph" style:parent-style-name="Text_20_body" style:list-style-name="L89"/>
    <style:style style:name="P825" style:family="paragraph" style:parent-style-name="Text_20_body" style:list-style-name="L89">
      <style:paragraph-properties fo:margin-top="0cm" fo:margin-bottom="0cm" style:contextual-spacing="false"/>
    </style:style>
    <style:style style:name="P826" style:family="paragraph" style:parent-style-name="Text_20_body" style:list-style-name="L90"/>
    <style:style style:name="P827" style:family="paragraph" style:parent-style-name="Text_20_body" style:list-style-name="L90">
      <style:paragraph-properties fo:margin-top="0cm" fo:margin-bottom="0cm" style:contextual-spacing="false"/>
    </style:style>
    <style:style style:name="P828" style:family="paragraph" style:parent-style-name="Text_20_body" style:list-style-name="L91"/>
    <style:style style:name="P829" style:family="paragraph" style:parent-style-name="Text_20_body" style:list-style-name="L91">
      <style:paragraph-properties fo:margin-top="0cm" fo:margin-bottom="0cm" style:contextual-spacing="false"/>
    </style:style>
    <style:style style:name="P830" style:family="paragraph" style:parent-style-name="Text_20_body" style:list-style-name="L92"/>
    <style:style style:name="P831" style:family="paragraph" style:parent-style-name="Text_20_body" style:list-style-name="L92">
      <style:paragraph-properties fo:margin-top="0cm" fo:margin-bottom="0cm" style:contextual-spacing="false"/>
    </style:style>
    <style:style style:name="P832" style:family="paragraph" style:parent-style-name="Text_20_body" style:list-style-name="L93"/>
    <style:style style:name="P833" style:family="paragraph" style:parent-style-name="Text_20_body" style:list-style-name="L93">
      <style:paragraph-properties fo:margin-top="0cm" fo:margin-bottom="0cm" style:contextual-spacing="false"/>
    </style:style>
    <style:style style:name="P834" style:family="paragraph" style:parent-style-name="Text_20_body" style:list-style-name="L94"/>
    <style:style style:name="P835" style:family="paragraph" style:parent-style-name="Text_20_body" style:list-style-name="L94">
      <style:paragraph-properties fo:margin-top="0cm" fo:margin-bottom="0cm" style:contextual-spacing="false"/>
    </style:style>
    <style:style style:name="P836" style:family="paragraph" style:parent-style-name="Text_20_body" style:list-style-name="L95"/>
    <style:style style:name="P837" style:family="paragraph" style:parent-style-name="Text_20_body" style:list-style-name="L95">
      <style:paragraph-properties fo:margin-top="0cm" fo:margin-bottom="0cm" style:contextual-spacing="false"/>
    </style:style>
    <style:style style:name="P838" style:family="paragraph" style:parent-style-name="Text_20_body" style:list-style-name="L96"/>
    <style:style style:name="P839" style:family="paragraph" style:parent-style-name="Text_20_body" style:list-style-name="L96">
      <style:paragraph-properties fo:margin-top="0cm" fo:margin-bottom="0cm" style:contextual-spacing="false"/>
    </style:style>
    <style:style style:name="P840" style:family="paragraph" style:parent-style-name="Text_20_body" style:list-style-name="L97"/>
    <style:style style:name="P841" style:family="paragraph" style:parent-style-name="Text_20_body" style:list-style-name="L97">
      <style:paragraph-properties fo:margin-top="0cm" fo:margin-bottom="0cm" style:contextual-spacing="false"/>
    </style:style>
    <style:style style:name="P842" style:family="paragraph" style:parent-style-name="Text_20_body" style:list-style-name="L98"/>
    <style:style style:name="P843" style:family="paragraph" style:parent-style-name="Text_20_body" style:list-style-name="L98">
      <style:paragraph-properties fo:margin-top="0cm" fo:margin-bottom="0cm" style:contextual-spacing="false"/>
    </style:style>
    <style:style style:name="P844" style:family="paragraph" style:parent-style-name="Text_20_body" style:list-style-name="L99"/>
    <style:style style:name="P845" style:family="paragraph" style:parent-style-name="Text_20_body" style:list-style-name="L99">
      <style:paragraph-properties fo:margin-top="0cm" fo:margin-bottom="0cm" style:contextual-spacing="false"/>
    </style:style>
    <style:style style:name="P846" style:family="paragraph" style:parent-style-name="Text_20_body" style:list-style-name="L100"/>
    <style:style style:name="P847" style:family="paragraph" style:parent-style-name="Text_20_body" style:list-style-name="L100">
      <style:paragraph-properties fo:margin-top="0cm" fo:margin-bottom="0cm" style:contextual-spacing="false"/>
    </style:style>
    <style:style style:name="P848" style:family="paragraph" style:parent-style-name="Text_20_body" style:list-style-name="L102"/>
    <style:style style:name="P849" style:family="paragraph" style:parent-style-name="Text_20_body" style:list-style-name="L102">
      <style:paragraph-properties fo:margin-top="0cm" fo:margin-bottom="0cm" style:contextual-spacing="false"/>
    </style:style>
    <style:style style:name="P850" style:family="paragraph" style:parent-style-name="Text_20_body" style:list-style-name="L103"/>
    <style:style style:name="P851" style:family="paragraph" style:parent-style-name="Text_20_body" style:list-style-name="L104"/>
    <style:style style:name="P852" style:family="paragraph" style:parent-style-name="Text_20_body" style:list-style-name="L105"/>
    <style:style style:name="P853" style:family="paragraph" style:parent-style-name="Text_20_body" style:list-style-name="L106"/>
    <style:style style:name="P854" style:family="paragraph" style:parent-style-name="Text_20_body" style:list-style-name="L106">
      <style:paragraph-properties fo:margin-top="0cm" fo:margin-bottom="0cm" style:contextual-spacing="false"/>
    </style:style>
    <style:style style:name="P855" style:family="paragraph" style:parent-style-name="Text_20_body" style:list-style-name="L107"/>
    <style:style style:name="P856" style:family="paragraph" style:parent-style-name="Text_20_body" style:list-style-name="L107">
      <style:paragraph-properties fo:margin-top="0cm" fo:margin-bottom="0cm" style:contextual-spacing="false"/>
    </style:style>
    <style:style style:name="P857" style:family="paragraph" style:parent-style-name="Text_20_body" style:list-style-name="L108"/>
    <style:style style:name="P858" style:family="paragraph" style:parent-style-name="Text_20_body" style:list-style-name="L108">
      <style:paragraph-properties fo:margin-top="0cm" fo:margin-bottom="0cm" style:contextual-spacing="false"/>
    </style:style>
    <style:style style:name="P859" style:family="paragraph" style:parent-style-name="Text_20_body" style:list-style-name="L109"/>
    <style:style style:name="P860" style:family="paragraph" style:parent-style-name="Text_20_body" style:list-style-name="L109">
      <style:paragraph-properties fo:margin-top="0cm" fo:margin-bottom="0cm" style:contextual-spacing="false"/>
    </style:style>
    <style:style style:name="P861" style:family="paragraph" style:parent-style-name="Text_20_body" style:list-style-name="L110">
      <style:paragraph-properties fo:margin-top="0cm" fo:margin-bottom="0cm" style:contextual-spacing="false"/>
    </style:style>
    <style:style style:name="P862" style:family="paragraph" style:parent-style-name="Text_20_body" style:list-style-name="L111">
      <style:paragraph-properties fo:margin-top="0cm" fo:margin-bottom="0cm" style:contextual-spacing="false"/>
    </style:style>
    <style:style style:name="P863" style:family="paragraph" style:parent-style-name="Text_20_body" style:list-style-name="L112"/>
    <style:style style:name="P864" style:family="paragraph" style:parent-style-name="Text_20_body" style:list-style-name="L113">
      <style:paragraph-properties fo:margin-top="0cm" fo:margin-bottom="0cm" style:contextual-spacing="false"/>
    </style:style>
    <style:style style:name="P865" style:family="paragraph" style:parent-style-name="Text_20_body" style:list-style-name="L114">
      <style:paragraph-properties fo:margin-top="0cm" fo:margin-bottom="0cm" style:contextual-spacing="false"/>
    </style:style>
    <style:style style:name="P866" style:family="paragraph" style:parent-style-name="Text_20_body" style:list-style-name="L115"/>
    <style:style style:name="P867" style:family="paragraph" style:parent-style-name="Text_20_body" style:list-style-name="L116">
      <style:paragraph-properties fo:margin-top="0cm" fo:margin-bottom="0cm" style:contextual-spacing="false"/>
    </style:style>
    <style:style style:name="P868" style:family="paragraph" style:parent-style-name="Text_20_body" style:list-style-name="L117">
      <style:paragraph-properties fo:margin-top="0cm" fo:margin-bottom="0cm" style:contextual-spacing="false"/>
    </style:style>
    <style:style style:name="P869" style:family="paragraph" style:parent-style-name="Text_20_body" style:list-style-name="L118"/>
    <style:style style:name="P870" style:family="paragraph" style:parent-style-name="Text_20_body" style:list-style-name="L119">
      <style:paragraph-properties fo:margin-top="0cm" fo:margin-bottom="0cm" style:contextual-spacing="false"/>
    </style:style>
    <style:style style:name="P871" style:family="paragraph" style:parent-style-name="Text_20_body" style:list-style-name="L120">
      <style:paragraph-properties fo:margin-top="0cm" fo:margin-bottom="0cm" style:contextual-spacing="false"/>
    </style:style>
    <style:style style:name="P872" style:family="paragraph" style:parent-style-name="Text_20_body" style:list-style-name="L121"/>
    <style:style style:name="P873" style:family="paragraph" style:parent-style-name="Text_20_body" style:list-style-name="L122">
      <style:paragraph-properties fo:margin-top="0cm" fo:margin-bottom="0cm" style:contextual-spacing="false"/>
    </style:style>
    <style:style style:name="P874" style:family="paragraph" style:parent-style-name="Text_20_body" style:list-style-name="L123"/>
    <style:style style:name="P875" style:family="paragraph" style:parent-style-name="Text_20_body" style:list-style-name="L124">
      <style:paragraph-properties fo:margin-top="0cm" fo:margin-bottom="0cm" style:contextual-spacing="false"/>
      <style:text-properties officeooo:paragraph-rsid="00e85d7f"/>
    </style:style>
    <style:style style:name="P876" style:family="paragraph" style:parent-style-name="Text_20_body" style:list-style-name="L124">
      <style:text-properties officeooo:paragraph-rsid="00e85d7f"/>
    </style:style>
    <style:style style:name="P877" style:family="paragraph" style:parent-style-name="Text_20_body" style:list-style-name="L125">
      <style:text-properties officeooo:paragraph-rsid="00e85d7f"/>
    </style:style>
    <style:style style:name="P878" style:family="paragraph" style:parent-style-name="Text_20_body" style:list-style-name="L126">
      <style:paragraph-properties fo:margin-top="0cm" fo:margin-bottom="0cm" style:contextual-spacing="false"/>
      <style:text-properties officeooo:paragraph-rsid="00e85d7f"/>
    </style:style>
    <style:style style:name="P879" style:family="paragraph" style:parent-style-name="Text_20_body" style:list-style-name="L126">
      <style:text-properties officeooo:paragraph-rsid="00e85d7f"/>
    </style:style>
    <style:style style:name="P880" style:family="paragraph" style:parent-style-name="Text_20_body" style:list-style-name="L127">
      <style:text-properties officeooo:paragraph-rsid="00e85d7f"/>
    </style:style>
    <style:style style:name="P881" style:family="paragraph" style:parent-style-name="Text_20_body" style:list-style-name="L128">
      <style:paragraph-properties fo:margin-top="0cm" fo:margin-bottom="0cm" style:contextual-spacing="false"/>
      <style:text-properties officeooo:paragraph-rsid="00e85d7f"/>
    </style:style>
    <style:style style:name="P882" style:family="paragraph" style:parent-style-name="Text_20_body" style:list-style-name="L128">
      <style:text-properties officeooo:paragraph-rsid="00e85d7f"/>
    </style:style>
    <style:style style:name="P883" style:family="paragraph" style:parent-style-name="Text_20_body" style:list-style-name="L129">
      <style:text-properties officeooo:paragraph-rsid="00e85d7f"/>
    </style:style>
    <style:style style:name="P884" style:family="paragraph" style:parent-style-name="Text_20_body" style:list-style-name="L130">
      <style:text-properties officeooo:paragraph-rsid="00e85d7f"/>
    </style:style>
    <style:style style:name="P885" style:family="paragraph" style:parent-style-name="Text_20_body" style:list-style-name="L131"/>
    <style:style style:name="P886" style:family="paragraph" style:parent-style-name="Text_20_body" style:list-style-name="L131">
      <style:paragraph-properties fo:margin-top="0cm" fo:margin-bottom="0cm" style:contextual-spacing="false"/>
    </style:style>
    <style:style style:name="P887" style:family="paragraph" style:parent-style-name="Text_20_body" style:list-style-name="L132"/>
    <style:style style:name="P888" style:family="paragraph" style:parent-style-name="Text_20_body" style:list-style-name="L132">
      <style:paragraph-properties fo:margin-top="0cm" fo:margin-bottom="0cm" style:contextual-spacing="false"/>
    </style:style>
    <style:style style:name="P889" style:family="paragraph" style:parent-style-name="Text_20_body" style:list-style-name="L133"/>
    <style:style style:name="P890" style:family="paragraph" style:parent-style-name="Text_20_body" style:list-style-name="L133">
      <style:paragraph-properties fo:margin-top="0cm" fo:margin-bottom="0cm" style:contextual-spacing="false"/>
    </style:style>
    <style:style style:name="P891" style:family="paragraph" style:parent-style-name="Text_20_body" style:list-style-name="L134"/>
    <style:style style:name="P892" style:family="paragraph" style:parent-style-name="Text_20_body" style:list-style-name="L135"/>
    <style:style style:name="P893" style:family="paragraph" style:parent-style-name="Text_20_body" style:list-style-name="L135">
      <style:paragraph-properties fo:margin-top="0cm" fo:margin-bottom="0cm" style:contextual-spacing="false"/>
    </style:style>
    <style:style style:name="P894" style:family="paragraph" style:parent-style-name="Text_20_body" style:list-style-name="L136"/>
    <style:style style:name="P895" style:family="paragraph" style:parent-style-name="Text_20_body" style:list-style-name="L136">
      <style:paragraph-properties fo:margin-top="0cm" fo:margin-bottom="0cm" style:contextual-spacing="false"/>
    </style:style>
    <style:style style:name="P896" style:family="paragraph" style:parent-style-name="Text_20_body" style:list-style-name="L137"/>
    <style:style style:name="P897" style:family="paragraph" style:parent-style-name="Text_20_body" style:list-style-name="L137">
      <style:paragraph-properties fo:margin-top="0cm" fo:margin-bottom="0cm" style:contextual-spacing="false"/>
    </style:style>
    <style:style style:name="P898" style:family="paragraph" style:parent-style-name="Text_20_body" style:list-style-name="L138"/>
    <style:style style:name="P899" style:family="paragraph" style:parent-style-name="Text_20_body" style:list-style-name="L138">
      <style:paragraph-properties fo:margin-top="0cm" fo:margin-bottom="0cm" style:contextual-spacing="false"/>
    </style:style>
    <style:style style:name="P900" style:family="paragraph" style:parent-style-name="Text_20_body" style:list-style-name="L139"/>
    <style:style style:name="P901" style:family="paragraph" style:parent-style-name="Text_20_body" style:list-style-name="L139">
      <style:paragraph-properties fo:margin-top="0cm" fo:margin-bottom="0cm" style:contextual-spacing="false"/>
    </style:style>
    <style:style style:name="P902" style:family="paragraph" style:parent-style-name="Text_20_body" style:list-style-name="L140"/>
    <style:style style:name="P903" style:family="paragraph" style:parent-style-name="Text_20_body" style:list-style-name="L140">
      <style:paragraph-properties fo:margin-top="0cm" fo:margin-bottom="0cm" style:contextual-spacing="false"/>
    </style:style>
    <style:style style:name="P904" style:family="paragraph" style:parent-style-name="Text_20_body" style:list-style-name="L141"/>
    <style:style style:name="P905" style:family="paragraph" style:parent-style-name="Text_20_body" style:list-style-name="L141">
      <style:paragraph-properties fo:margin-top="0cm" fo:margin-bottom="0cm" style:contextual-spacing="false"/>
      <style:text-properties officeooo:paragraph-rsid="00b13dad"/>
    </style:style>
    <style:style style:name="P906" style:family="paragraph" style:parent-style-name="Text_20_body" style:list-style-name="L141">
      <style:paragraph-properties fo:margin-top="0cm" fo:margin-bottom="0cm" style:contextual-spacing="false"/>
    </style:style>
    <style:style style:name="P907" style:family="paragraph" style:parent-style-name="Text_20_body" style:list-style-name="L142"/>
    <style:style style:name="P908" style:family="paragraph" style:parent-style-name="Text_20_body" style:list-style-name="L142">
      <style:paragraph-properties fo:margin-top="0cm" fo:margin-bottom="0cm" style:contextual-spacing="false"/>
    </style:style>
    <style:style style:name="P909" style:family="paragraph" style:parent-style-name="Text_20_body" style:list-style-name="L143"/>
    <style:style style:name="P910" style:family="paragraph" style:parent-style-name="Text_20_body" style:list-style-name="L143">
      <style:paragraph-properties fo:margin-top="0cm" fo:margin-bottom="0cm" style:contextual-spacing="false"/>
    </style:style>
    <style:style style:name="P911" style:family="paragraph" style:parent-style-name="Text_20_body" style:list-style-name="L144"/>
    <style:style style:name="P912" style:family="paragraph" style:parent-style-name="Text_20_body" style:list-style-name="L144">
      <style:paragraph-properties fo:margin-top="0cm" fo:margin-bottom="0cm" style:contextual-spacing="false"/>
    </style:style>
    <style:style style:name="P913" style:family="paragraph" style:parent-style-name="Text_20_body" style:list-style-name="L145"/>
    <style:style style:name="P914" style:family="paragraph" style:parent-style-name="Text_20_body" style:list-style-name="L145">
      <style:paragraph-properties fo:margin-top="0cm" fo:margin-bottom="0cm" style:contextual-spacing="false"/>
    </style:style>
    <style:style style:name="P915" style:family="paragraph" style:parent-style-name="Text_20_body" style:list-style-name="L146"/>
    <style:style style:name="P916" style:family="paragraph" style:parent-style-name="Text_20_body" style:list-style-name="L146">
      <style:paragraph-properties fo:margin-top="0cm" fo:margin-bottom="0cm" style:contextual-spacing="false"/>
    </style:style>
    <style:style style:name="P917" style:family="paragraph" style:parent-style-name="Text_20_body" style:list-style-name="L147"/>
    <style:style style:name="P918" style:family="paragraph" style:parent-style-name="Text_20_body" style:list-style-name="L148"/>
    <style:style style:name="P919" style:family="paragraph" style:parent-style-name="Text_20_body" style:list-style-name="L149"/>
    <style:style style:name="P920" style:family="paragraph" style:parent-style-name="Text_20_body" style:list-style-name="L149">
      <style:text-properties officeooo:paragraph-rsid="00ae3d30"/>
    </style:style>
    <style:style style:name="P921" style:family="paragraph" style:parent-style-name="Text_20_body" style:list-style-name="L150"/>
    <style:style style:name="P922" style:family="paragraph" style:parent-style-name="Text_20_body" style:list-style-name="L150">
      <style:paragraph-properties fo:margin-top="0cm" fo:margin-bottom="0cm" style:contextual-spacing="false"/>
    </style:style>
    <style:style style:name="P923" style:family="paragraph" style:parent-style-name="Text_20_body" style:list-style-name="L151"/>
    <style:style style:name="P924" style:family="paragraph" style:parent-style-name="Text_20_body" style:list-style-name="L152"/>
    <style:style style:name="P925" style:family="paragraph" style:parent-style-name="Text_20_body" style:list-style-name="L152">
      <style:paragraph-properties fo:margin-top="0cm" fo:margin-bottom="0cm" style:contextual-spacing="false"/>
    </style:style>
    <style:style style:name="P926" style:family="paragraph" style:parent-style-name="Text_20_body" style:list-style-name="L153"/>
    <style:style style:name="P927" style:family="paragraph" style:parent-style-name="Text_20_body" style:list-style-name="L154"/>
    <style:style style:name="P928" style:family="paragraph" style:parent-style-name="Text_20_body" style:list-style-name="L154">
      <style:paragraph-properties fo:margin-top="0cm" fo:margin-bottom="0cm" style:contextual-spacing="false"/>
    </style:style>
    <style:style style:name="P929" style:family="paragraph" style:parent-style-name="Text_20_body" style:list-style-name="L155"/>
    <style:style style:name="P930" style:family="paragraph" style:parent-style-name="Text_20_body" style:list-style-name="L156"/>
    <style:style style:name="P931" style:family="paragraph" style:parent-style-name="Text_20_body" style:list-style-name="L156">
      <style:paragraph-properties fo:margin-top="0cm" fo:margin-bottom="0cm" style:contextual-spacing="false"/>
    </style:style>
    <style:style style:name="P932" style:family="paragraph" style:parent-style-name="Text_20_body" style:list-style-name="L157"/>
    <style:style style:name="P933" style:family="paragraph" style:parent-style-name="Text_20_body" style:list-style-name="L158"/>
    <style:style style:name="P934" style:family="paragraph" style:parent-style-name="Text_20_body" style:list-style-name="L158">
      <style:paragraph-properties fo:margin-top="0cm" fo:margin-bottom="0cm" style:contextual-spacing="false"/>
    </style:style>
    <style:style style:name="P935" style:family="paragraph" style:parent-style-name="Text_20_body" style:list-style-name="L159"/>
    <style:style style:name="P936" style:family="paragraph" style:parent-style-name="Text_20_body" style:list-style-name="L159">
      <style:paragraph-properties fo:margin-top="0cm" fo:margin-bottom="0cm" style:contextual-spacing="false"/>
    </style:style>
    <style:style style:name="P937" style:family="paragraph" style:parent-style-name="Text_20_body" style:list-style-name="L160"/>
    <style:style style:name="P938" style:family="paragraph" style:parent-style-name="Text_20_body" style:list-style-name="L160">
      <style:paragraph-properties fo:margin-top="0cm" fo:margin-bottom="0cm" style:contextual-spacing="false"/>
    </style:style>
    <style:style style:name="P939" style:family="paragraph" style:parent-style-name="Text_20_body" style:list-style-name="L161">
      <style:paragraph-properties fo:margin-top="0cm" fo:margin-bottom="0cm" style:contextual-spacing="false"/>
      <style:text-properties fo:font-size="11pt" style:text-underline-style="none" style:font-size-asian="11pt" style:font-size-complex="11pt"/>
    </style:style>
    <style:style style:name="P940" style:family="paragraph" style:parent-style-name="Text_20_body" style:list-style-name="L161">
      <style:text-properties fo:font-size="11pt" style:text-underline-style="none" style:font-size-asian="11pt" style:font-size-complex="11pt"/>
    </style:style>
    <style:style style:name="P941" style:family="paragraph" style:parent-style-name="Text_20_body" style:list-style-name="L162"/>
    <style:style style:name="P942" style:family="paragraph" style:parent-style-name="Text_20_body" style:list-style-name="L163"/>
    <style:style style:name="P943" style:family="paragraph" style:parent-style-name="Text_20_body" style:list-style-name="L163">
      <style:paragraph-properties fo:margin-top="0cm" fo:margin-bottom="0cm" style:contextual-spacing="false"/>
    </style:style>
    <style:style style:name="P944" style:family="paragraph" style:parent-style-name="Text_20_body" style:list-style-name="L164"/>
    <style:style style:name="P945" style:family="paragraph" style:parent-style-name="Text_20_body" style:list-style-name="L164">
      <style:paragraph-properties fo:margin-top="0cm" fo:margin-bottom="0cm" style:contextual-spacing="false"/>
    </style:style>
    <style:style style:name="P946" style:family="paragraph" style:parent-style-name="Text_20_body" style:list-style-name="L165"/>
    <style:style style:name="P947" style:family="paragraph" style:parent-style-name="Text_20_body" style:list-style-name="L166"/>
    <style:style style:name="P948" style:family="paragraph" style:parent-style-name="Text_20_body" style:list-style-name="L166">
      <style:paragraph-properties fo:margin-top="0cm" fo:margin-bottom="0cm" style:contextual-spacing="false"/>
    </style:style>
    <style:style style:name="P949" style:family="paragraph" style:parent-style-name="Text_20_body" style:list-style-name="L167"/>
    <style:style style:name="P950" style:family="paragraph" style:parent-style-name="Text_20_body" style:list-style-name="L167">
      <style:paragraph-properties fo:margin-top="0cm" fo:margin-bottom="0cm" style:contextual-spacing="false"/>
    </style:style>
    <style:style style:name="P951" style:family="paragraph" style:parent-style-name="Text_20_body" style:list-style-name="L168"/>
    <style:style style:name="P952" style:family="paragraph" style:parent-style-name="Text_20_body" style:list-style-name="L169"/>
    <style:style style:name="P953" style:family="paragraph" style:parent-style-name="Text_20_body" style:list-style-name="L169">
      <style:paragraph-properties fo:margin-top="0cm" fo:margin-bottom="0cm" style:contextual-spacing="false"/>
    </style:style>
    <style:style style:name="P954" style:family="paragraph" style:parent-style-name="Text_20_body" style:list-style-name="L170"/>
    <style:style style:name="P955" style:family="paragraph" style:parent-style-name="Text_20_body" style:list-style-name="L171"/>
    <style:style style:name="P956" style:family="paragraph" style:parent-style-name="Text_20_body" style:list-style-name="L172"/>
    <style:style style:name="P957" style:family="paragraph" style:parent-style-name="Text_20_body" style:list-style-name="L173"/>
    <style:style style:name="P958" style:family="paragraph" style:parent-style-name="Text_20_body" style:list-style-name="L173">
      <style:paragraph-properties fo:margin-top="0cm" fo:margin-bottom="0cm" style:contextual-spacing="false"/>
    </style:style>
    <style:style style:name="P959" style:family="paragraph" style:parent-style-name="Text_20_body" style:list-style-name="L174"/>
    <style:style style:name="P960" style:family="paragraph" style:parent-style-name="Text_20_body" style:list-style-name="L175"/>
    <style:style style:name="P961" style:family="paragraph" style:parent-style-name="Text_20_body" style:list-style-name="L175">
      <style:paragraph-properties fo:margin-top="0cm" fo:margin-bottom="0cm" style:contextual-spacing="false"/>
    </style:style>
    <style:style style:name="P962" style:family="paragraph" style:parent-style-name="Text_20_body" style:list-style-name="L176"/>
    <style:style style:name="P963" style:family="paragraph" style:parent-style-name="Text_20_body" style:list-style-name="L177"/>
    <style:style style:name="P964" style:family="paragraph" style:parent-style-name="Text_20_body" style:list-style-name="L177">
      <style:paragraph-properties fo:margin-top="0cm" fo:margin-bottom="0cm" style:contextual-spacing="false"/>
    </style:style>
    <style:style style:name="P965" style:family="paragraph" style:parent-style-name="Text_20_body" style:list-style-name="L179"/>
    <style:style style:name="P966" style:family="paragraph" style:parent-style-name="Text_20_body" style:list-style-name="L179">
      <style:paragraph-properties fo:margin-top="0cm" fo:margin-bottom="0cm" style:contextual-spacing="false"/>
    </style:style>
    <style:style style:name="P967" style:family="paragraph" style:parent-style-name="Text_20_body" style:list-style-name="L180"/>
    <style:style style:name="P968" style:family="paragraph" style:parent-style-name="Text_20_body" style:list-style-name="L181"/>
    <style:style style:name="P969" style:family="paragraph" style:parent-style-name="Text_20_body" style:list-style-name="L181">
      <style:paragraph-properties fo:margin-top="0cm" fo:margin-bottom="0cm" style:contextual-spacing="false"/>
    </style:style>
    <style:style style:name="P970" style:family="paragraph" style:parent-style-name="Text_20_body" style:list-style-name="L182"/>
    <style:style style:name="P971" style:family="paragraph" style:parent-style-name="Text_20_body" style:list-style-name="L182">
      <style:paragraph-properties fo:margin-top="0cm" fo:margin-bottom="0cm" style:contextual-spacing="false"/>
    </style:style>
    <style:style style:name="P972" style:family="paragraph" style:parent-style-name="Text_20_body" style:list-style-name="L183"/>
    <style:style style:name="P973" style:family="paragraph" style:parent-style-name="Text_20_body" style:list-style-name="L183">
      <style:paragraph-properties fo:margin-top="0cm" fo:margin-bottom="0cm" style:contextual-spacing="false"/>
    </style:style>
    <style:style style:name="P974" style:family="paragraph" style:parent-style-name="Text_20_body" style:list-style-name="L184"/>
    <style:style style:name="P975" style:family="paragraph" style:parent-style-name="Text_20_body" style:list-style-name="L184">
      <style:paragraph-properties fo:margin-top="0cm" fo:margin-bottom="0cm" style:contextual-spacing="false"/>
    </style:style>
    <style:style style:name="P976" style:family="paragraph" style:parent-style-name="Text_20_body" style:list-style-name="L185"/>
    <style:style style:name="P977" style:family="paragraph" style:parent-style-name="Text_20_body" style:list-style-name="L185">
      <style:paragraph-properties fo:margin-top="0cm" fo:margin-bottom="0cm" style:contextual-spacing="false"/>
    </style:style>
    <style:style style:name="P978" style:family="paragraph" style:parent-style-name="Text_20_body" style:list-style-name="L186"/>
    <style:style style:name="P979" style:family="paragraph" style:parent-style-name="Text_20_body" style:list-style-name="L186">
      <style:paragraph-properties fo:margin-top="0cm" fo:margin-bottom="0cm" style:contextual-spacing="false"/>
    </style:style>
    <style:style style:name="P980" style:family="paragraph" style:parent-style-name="Text_20_body" style:list-style-name="L187">
      <style:paragraph-properties fo:margin-top="0cm" fo:margin-bottom="0cm" style:contextual-spacing="false"/>
    </style:style>
    <style:style style:name="P981" style:family="paragraph" style:parent-style-name="Text_20_body" style:list-style-name="L187">
      <style:text-properties officeooo:paragraph-rsid="00c43805"/>
    </style:style>
    <style:style style:name="P982" style:family="paragraph" style:parent-style-name="Text_20_body" style:list-style-name="L188"/>
    <style:style style:name="P983" style:family="paragraph" style:parent-style-name="Text_20_body" style:list-style-name="L188">
      <style:paragraph-properties fo:margin-top="0cm" fo:margin-bottom="0cm" style:contextual-spacing="false"/>
    </style:style>
    <style:style style:name="P984" style:family="paragraph" style:parent-style-name="Text_20_body" style:list-style-name="L189"/>
    <style:style style:name="P985" style:family="paragraph" style:parent-style-name="Text_20_body" style:list-style-name="L189">
      <style:paragraph-properties fo:margin-top="0cm" fo:margin-bottom="0cm" style:contextual-spacing="false"/>
    </style:style>
    <style:style style:name="P986" style:family="paragraph" style:parent-style-name="Text_20_body" style:list-style-name="L189">
      <style:text-properties officeooo:paragraph-rsid="012e04e9"/>
    </style:style>
    <style:style style:name="P987" style:family="paragraph" style:parent-style-name="Text_20_body" style:list-style-name="L189">
      <style:text-properties officeooo:paragraph-rsid="012e25e8"/>
    </style:style>
    <style:style style:name="P988" style:family="paragraph" style:parent-style-name="Text_20_body" style:list-style-name="L189">
      <style:paragraph-properties fo:margin-top="0cm" fo:margin-bottom="0cm" style:contextual-spacing="false"/>
      <style:text-properties fo:color="#ff0000" loext:opacity="100%" fo:font-weight="bold" officeooo:rsid="012dd033" officeooo:paragraph-rsid="012dd033" style:font-weight-asian="bold" style:font-weight-complex="bold"/>
    </style:style>
    <style:style style:name="P989" style:family="paragraph" style:parent-style-name="Text_20_body" style:list-style-name="L190">
      <style:text-properties officeooo:paragraph-rsid="012e25e8"/>
    </style:style>
    <style:style style:name="P990" style:family="paragraph" style:parent-style-name="Text_20_body" style:list-style-name="L191"/>
    <style:style style:name="P991" style:family="paragraph" style:parent-style-name="Text_20_body" style:list-style-name="L192"/>
    <style:style style:name="P992" style:family="paragraph" style:parent-style-name="Text_20_body" style:list-style-name="L193"/>
    <style:style style:name="P993" style:family="paragraph" style:parent-style-name="Text_20_body" style:list-style-name="L194">
      <style:text-properties fo:font-size="15pt" style:text-underline-style="none" fo:font-weight="bold" officeooo:rsid="00f48401" officeooo:paragraph-rsid="00f48401" style:font-size-asian="15pt" style:font-weight-asian="bold" style:font-size-complex="15pt" style:font-weight-complex="bold"/>
    </style:style>
    <style:style style:name="P994" style:family="paragraph" style:parent-style-name="Text_20_body" style:list-style-name="L206">
      <style:text-properties fo:font-size="15pt" style:text-underline-style="none" fo:font-weight="bold" officeooo:rsid="00f48401" officeooo:paragraph-rsid="00f48401" style:font-size-asian="15pt" style:font-weight-asian="bold" style:font-size-complex="15pt" style:font-weight-complex="bold"/>
    </style:style>
    <style:style style:name="P995" style:family="paragraph" style:parent-style-name="Text_20_body" style:list-style-name="L224">
      <style:text-properties fo:font-size="15pt" style:text-underline-style="none" fo:font-weight="bold" officeooo:rsid="00f48401" officeooo:paragraph-rsid="00f48401" style:font-size-asian="15pt" style:font-weight-asian="bold" style:font-size-complex="15pt" style:font-weight-complex="bold"/>
    </style:style>
    <style:style style:name="P996" style:family="paragraph" style:parent-style-name="Text_20_body" style:list-style-name="L295">
      <style:text-properties fo:font-size="15pt" fo:font-weight="bold" officeooo:rsid="016450ab" officeooo:paragraph-rsid="019b5265" style:font-size-asian="15pt" style:font-weight-asian="bold" style:font-size-complex="15pt" style:font-weight-complex="bold"/>
    </style:style>
    <style:style style:name="P997" style:family="paragraph" style:parent-style-name="Text_20_body" style:list-style-name="L195">
      <style:paragraph-properties fo:margin-top="0cm" fo:margin-bottom="0cm" style:contextual-spacing="false"/>
    </style:style>
    <style:style style:name="P998" style:family="paragraph" style:parent-style-name="Text_20_body" style:list-style-name="L195">
      <style:text-properties style:text-underline-style="none"/>
    </style:style>
    <style:style style:name="P999" style:family="paragraph" style:parent-style-name="Text_20_body" style:list-style-name="L198">
      <style:text-properties style:text-underline-style="none" fo:font-weight="normal" officeooo:rsid="00e06db2" officeooo:paragraph-rsid="00e06db2" style:font-weight-asian="normal" style:font-weight-complex="normal"/>
    </style:style>
    <style:style style:name="P1000" style:family="paragraph" style:parent-style-name="Text_20_body" style:list-style-name="L199">
      <style:text-properties style:text-underline-style="none" fo:font-weight="normal" officeooo:rsid="00e06db2" officeooo:paragraph-rsid="00e06db2" style:font-weight-asian="normal" style:font-weight-complex="normal"/>
    </style:style>
    <style:style style:name="P1001" style:family="paragraph" style:parent-style-name="Text_20_body" style:list-style-name="L202">
      <style:text-properties style:text-underline-style="none" fo:font-weight="normal" officeooo:rsid="012523cc" officeooo:paragraph-rsid="01260950" style:font-weight-asian="normal" style:font-weight-complex="normal"/>
    </style:style>
    <style:style style:name="P1002" style:family="paragraph" style:parent-style-name="Text_20_body">
      <style:text-properties style:text-underline-style="none" fo:font-weight="normal" officeooo:rsid="01da83f6" officeooo:paragraph-rsid="01da83f6" style:font-weight-asian="normal" style:font-weight-complex="normal"/>
    </style:style>
    <style:style style:name="P1003" style:family="paragraph" style:parent-style-name="Text_20_body">
      <style:text-properties style:text-underline-style="none" fo:font-weight="bold" officeooo:rsid="002dc31a" officeooo:paragraph-rsid="002dc31a" style:font-weight-asian="bold" style:font-weight-complex="bold"/>
    </style:style>
    <style:style style:name="P1004" style:family="paragraph" style:parent-style-name="Text_20_body" style:list-style-name="L196"/>
    <style:style style:name="P1005" style:family="paragraph" style:parent-style-name="Text_20_body" style:list-style-name="L197"/>
    <style:style style:name="P1006" style:family="paragraph" style:parent-style-name="Text_20_body" style:list-style-name="L200">
      <style:paragraph-properties fo:margin-top="0cm" fo:margin-bottom="0cm" style:contextual-spacing="false"/>
    </style:style>
    <style:style style:name="P1007" style:family="paragraph" style:parent-style-name="Text_20_body" style:list-style-name="L201"/>
    <style:style style:name="P1008" style:family="paragraph" style:parent-style-name="Text_20_body" style:list-style-name="L201">
      <style:paragraph-properties fo:margin-top="0cm" fo:margin-bottom="0cm" style:contextual-spacing="false"/>
    </style:style>
    <style:style style:name="P1009" style:family="paragraph" style:parent-style-name="Text_20_body" style:list-style-name="L203">
      <style:paragraph-properties fo:margin-top="0cm" fo:margin-bottom="0cm" style:contextual-spacing="false"/>
    </style:style>
    <style:style style:name="P1010" style:family="paragraph" style:parent-style-name="Text_20_body" style:list-style-name="L204">
      <style:paragraph-properties fo:margin-top="0cm" fo:margin-bottom="0cm" style:contextual-spacing="false"/>
    </style:style>
    <style:style style:name="P1011" style:family="paragraph" style:parent-style-name="Text_20_body" style:list-style-name="L205"/>
    <style:style style:name="P1012" style:family="paragraph" style:parent-style-name="Text_20_body" style:list-style-name="L207"/>
    <style:style style:name="P1013" style:family="paragraph" style:parent-style-name="Text_20_body" style:list-style-name="L207">
      <style:paragraph-properties fo:margin-top="0cm" fo:margin-bottom="0cm" style:contextual-spacing="false"/>
    </style:style>
    <style:style style:name="P1014" style:family="paragraph" style:parent-style-name="Text_20_body" style:list-style-name="L208">
      <style:paragraph-properties fo:margin-top="0cm" fo:margin-bottom="0cm" style:contextual-spacing="false"/>
      <style:text-properties officeooo:paragraph-rsid="011b5a7a"/>
    </style:style>
    <style:style style:name="P1015" style:family="paragraph" style:parent-style-name="Text_20_body" style:list-style-name="L209"/>
    <style:style style:name="P1016" style:family="paragraph" style:parent-style-name="Text_20_body" style:list-style-name="L209">
      <style:paragraph-properties fo:margin-top="0cm" fo:margin-bottom="0cm" style:contextual-spacing="false"/>
    </style:style>
    <style:style style:name="P1017" style:family="paragraph" style:parent-style-name="Text_20_body" style:list-style-name="L210"/>
    <style:style style:name="P1018" style:family="paragraph" style:parent-style-name="Text_20_body" style:list-style-name="L211"/>
    <style:style style:name="P1019" style:family="paragraph" style:parent-style-name="Text_20_body" style:list-style-name="L211">
      <style:paragraph-properties fo:margin-top="0cm" fo:margin-bottom="0cm" style:contextual-spacing="false"/>
    </style:style>
    <style:style style:name="P1020" style:family="paragraph" style:parent-style-name="Text_20_body" style:list-style-name="L212"/>
    <style:style style:name="P1021" style:family="paragraph" style:parent-style-name="Text_20_body" style:list-style-name="L212">
      <style:paragraph-properties fo:margin-top="0cm" fo:margin-bottom="0cm" style:contextual-spacing="false"/>
    </style:style>
    <style:style style:name="P1022" style:family="paragraph" style:parent-style-name="Text_20_body" style:list-style-name="L213"/>
    <style:style style:name="P1023" style:family="paragraph" style:parent-style-name="Text_20_body" style:list-style-name="L213">
      <style:paragraph-properties fo:margin-top="0cm" fo:margin-bottom="0cm" style:contextual-spacing="false"/>
    </style:style>
    <style:style style:name="P1024" style:family="paragraph" style:parent-style-name="Text_20_body" style:list-style-name="L214"/>
    <style:style style:name="P1025" style:family="paragraph" style:parent-style-name="Text_20_body" style:list-style-name="L215"/>
    <style:style style:name="P1026" style:family="paragraph" style:parent-style-name="Text_20_body" style:list-style-name="L215">
      <style:paragraph-properties fo:margin-top="0cm" fo:margin-bottom="0cm" style:contextual-spacing="false"/>
    </style:style>
    <style:style style:name="P1027" style:family="paragraph" style:parent-style-name="Text_20_body" style:list-style-name="L216"/>
    <style:style style:name="P1028" style:family="paragraph" style:parent-style-name="Text_20_body" style:list-style-name="L217"/>
    <style:style style:name="P1029" style:family="paragraph" style:parent-style-name="Text_20_body" style:list-style-name="L217">
      <style:paragraph-properties fo:margin-top="0cm" fo:margin-bottom="0cm" style:contextual-spacing="false"/>
    </style:style>
    <style:style style:name="P1030" style:family="paragraph" style:parent-style-name="Text_20_body" style:list-style-name="L218"/>
    <style:style style:name="P1031" style:family="paragraph" style:parent-style-name="Text_20_body" style:list-style-name="L219"/>
    <style:style style:name="P1032" style:family="paragraph" style:parent-style-name="Text_20_body" style:list-style-name="L219">
      <style:paragraph-properties fo:margin-top="0cm" fo:margin-bottom="0cm" style:contextual-spacing="false"/>
    </style:style>
    <style:style style:name="P1033" style:family="paragraph" style:parent-style-name="Text_20_body" style:list-style-name="L220"/>
    <style:style style:name="P1034" style:family="paragraph" style:parent-style-name="Text_20_body" style:list-style-name="L221"/>
    <style:style style:name="P1035" style:family="paragraph" style:parent-style-name="Text_20_body" style:list-style-name="L221">
      <style:paragraph-properties fo:margin-top="0cm" fo:margin-bottom="0cm" style:contextual-spacing="false"/>
    </style:style>
    <style:style style:name="P1036" style:family="paragraph" style:parent-style-name="Text_20_body" style:list-style-name="L222"/>
    <style:style style:name="P1037" style:family="paragraph" style:parent-style-name="Text_20_body" style:list-style-name="L222">
      <style:paragraph-properties fo:margin-top="0cm" fo:margin-bottom="0cm" style:contextual-spacing="false"/>
    </style:style>
    <style:style style:name="P1038" style:family="paragraph" style:parent-style-name="Text_20_body" style:list-style-name="L223"/>
    <style:style style:name="P1039" style:family="paragraph" style:parent-style-name="Text_20_body" style:list-style-name="L223">
      <style:paragraph-properties fo:margin-top="0cm" fo:margin-bottom="0cm" style:contextual-spacing="false"/>
    </style:style>
    <style:style style:name="P1040" style:family="paragraph" style:parent-style-name="Text_20_body" style:list-style-name="L225"/>
    <style:style style:name="P1041" style:family="paragraph" style:parent-style-name="Text_20_body" style:list-style-name="L226"/>
    <style:style style:name="P1042" style:family="paragraph" style:parent-style-name="Text_20_body" style:list-style-name="L226">
      <style:paragraph-properties fo:margin-top="0cm" fo:margin-bottom="0cm" style:contextual-spacing="false"/>
    </style:style>
    <style:style style:name="P1043" style:family="paragraph" style:parent-style-name="Text_20_body" style:list-style-name="L227">
      <style:paragraph-properties fo:margin-top="0cm" fo:margin-bottom="0cm" style:contextual-spacing="false"/>
      <style:text-properties officeooo:paragraph-rsid="01456b37"/>
    </style:style>
    <style:style style:name="P1044" style:family="paragraph" style:parent-style-name="Text_20_body" style:list-style-name="L227">
      <style:paragraph-properties fo:margin-top="0cm" fo:margin-bottom="0cm" style:contextual-spacing="false"/>
      <style:text-properties officeooo:paragraph-rsid="014832ec"/>
    </style:style>
    <style:style style:name="P1045" style:family="paragraph" style:parent-style-name="Text_20_body" style:list-style-name="L227">
      <style:paragraph-properties fo:margin-top="0cm" fo:margin-bottom="0cm" style:contextual-spacing="false"/>
      <style:text-properties officeooo:paragraph-rsid="014d30e8"/>
    </style:style>
    <style:style style:name="P1046" style:family="paragraph" style:parent-style-name="Text_20_body" style:list-style-name="L228"/>
    <style:style style:name="P1047" style:family="paragraph" style:parent-style-name="Text_20_body" style:list-style-name="L228">
      <style:paragraph-properties fo:margin-top="0cm" fo:margin-bottom="0cm" style:contextual-spacing="false"/>
    </style:style>
    <style:style style:name="P1048" style:family="paragraph" style:parent-style-name="Text_20_body" style:list-style-name="L229">
      <style:paragraph-properties fo:margin-top="0cm" fo:margin-bottom="0cm" style:contextual-spacing="false"/>
    </style:style>
    <style:style style:name="P1049" style:family="paragraph" style:parent-style-name="Text_20_body" style:list-style-name="L230"/>
    <style:style style:name="P1050" style:family="paragraph" style:parent-style-name="Text_20_body" style:list-style-name="L231"/>
    <style:style style:name="P1051" style:family="paragraph" style:parent-style-name="Text_20_body" style:list-style-name="L232"/>
    <style:style style:name="P1052" style:family="paragraph" style:parent-style-name="Text_20_body" style:list-style-name="L232">
      <style:paragraph-properties fo:margin-top="0cm" fo:margin-bottom="0cm" style:contextual-spacing="false"/>
    </style:style>
    <style:style style:name="P1053" style:family="paragraph" style:parent-style-name="Text_20_body" style:list-style-name="L233">
      <style:paragraph-properties fo:margin-top="0cm" fo:margin-bottom="0cm" style:contextual-spacing="false"/>
      <style:text-properties officeooo:paragraph-rsid="014c6a9b"/>
    </style:style>
    <style:style style:name="P1054" style:family="paragraph" style:parent-style-name="Text_20_body" style:list-style-name="L233">
      <style:text-properties officeooo:paragraph-rsid="014c6a9b"/>
    </style:style>
    <style:style style:name="P1055" style:family="paragraph" style:parent-style-name="Text_20_body" style:list-style-name="L233">
      <style:paragraph-properties fo:margin-top="0cm" fo:margin-bottom="0cm" style:contextual-spacing="false"/>
      <style:text-properties officeooo:paragraph-rsid="0169d689"/>
    </style:style>
    <style:style style:name="P1056" style:family="paragraph" style:parent-style-name="Text_20_body" style:list-style-name="L234">
      <style:text-properties officeooo:paragraph-rsid="014d30e8"/>
    </style:style>
    <style:style style:name="P1057" style:family="paragraph" style:parent-style-name="Text_20_body" style:list-style-name="L235"/>
    <style:style style:name="P1058" style:family="paragraph" style:parent-style-name="Text_20_body" style:list-style-name="L235">
      <style:paragraph-properties fo:margin-top="0cm" fo:margin-bottom="0cm" style:contextual-spacing="false"/>
    </style:style>
    <style:style style:name="P1059" style:family="paragraph" style:parent-style-name="Text_20_body" style:list-style-name="L236"/>
    <style:style style:name="P1060" style:family="paragraph" style:parent-style-name="Text_20_body" style:list-style-name="L237">
      <style:paragraph-properties fo:line-height="0.4cm"/>
    </style:style>
    <style:style style:name="P1061" style:family="paragraph" style:parent-style-name="Text_20_body" style:list-style-name="L238">
      <style:paragraph-properties fo:line-height="0.4cm"/>
    </style:style>
    <style:style style:name="P1062" style:family="paragraph" style:parent-style-name="Text_20_body" style:list-style-name="L239">
      <style:paragraph-properties fo:line-height="0.4cm"/>
    </style:style>
    <style:style style:name="P1063" style:family="paragraph" style:parent-style-name="Text_20_body" style:list-style-name="L240">
      <style:paragraph-properties fo:line-height="0.4cm"/>
    </style:style>
    <style:style style:name="P1064" style:family="paragraph" style:parent-style-name="Text_20_body" style:list-style-name="L241">
      <style:text-properties fo:font-size="14pt" style:text-underline-style="none" fo:font-weight="normal" officeooo:rsid="00f48401" officeooo:paragraph-rsid="00f48401" style:font-size-asian="14pt" style:font-weight-asian="normal" style:font-size-complex="14pt" style:font-weight-complex="normal"/>
    </style:style>
    <style:style style:name="P1065" style:family="paragraph" style:parent-style-name="Text_20_body" style:list-style-name="L241">
      <style:text-properties fo:font-size="14pt" style:text-underline-style="none" fo:font-weight="bold" officeooo:rsid="00f48401" officeooo:paragraph-rsid="00f48401" style:font-size-asian="14pt" style:font-weight-asian="bold" style:font-size-complex="14pt" style:font-weight-complex="bold"/>
    </style:style>
    <style:style style:name="P1066" style:family="paragraph" style:parent-style-name="Text_20_body" style:list-style-name="L241">
      <style:text-properties fo:font-size="14pt" style:text-underline-style="none" fo:font-weight="bold" officeooo:rsid="00f48401" officeooo:paragraph-rsid="017ca0ae" style:font-size-asian="14pt" style:font-weight-asian="bold" style:font-size-complex="14pt" style:font-weight-complex="bold"/>
    </style:style>
    <style:style style:name="P1067" style:family="paragraph" style:parent-style-name="Text_20_body" style:list-style-name="L241">
      <style:text-properties fo:font-size="14pt" style:text-underline-style="none" fo:font-weight="bold" officeooo:rsid="00f48401" officeooo:paragraph-rsid="01ab1331" style:font-size-asian="14pt" style:font-weight-asian="bold" style:font-size-complex="14pt" style:font-weight-complex="bold"/>
    </style:style>
    <style:style style:name="P1068" style:family="paragraph" style:parent-style-name="Text_20_body" style:list-style-name="L241">
      <style:text-properties fo:font-size="14pt" style:text-underline-style="none" fo:font-weight="bold" officeooo:rsid="01abcd41" officeooo:paragraph-rsid="01abcd41" style:font-size-asian="14pt" style:font-weight-asian="bold" style:font-size-complex="14pt" style:font-weight-complex="bold"/>
    </style:style>
    <style:style style:name="P1069" style:family="paragraph" style:parent-style-name="Text_20_body" style:list-style-name="L242"/>
    <style:style style:name="P1070" style:family="paragraph" style:parent-style-name="Text_20_body" style:list-style-name="L242">
      <style:paragraph-properties fo:margin-top="0cm" fo:margin-bottom="0cm" style:contextual-spacing="false"/>
    </style:style>
    <style:style style:name="P1071" style:family="paragraph" style:parent-style-name="Text_20_body" style:list-style-name="L243"/>
    <style:style style:name="P1072" style:family="paragraph" style:parent-style-name="Text_20_body" style:list-style-name="L243">
      <style:paragraph-properties fo:margin-top="0cm" fo:margin-bottom="0cm" style:contextual-spacing="false"/>
    </style:style>
    <style:style style:name="P1073" style:family="paragraph" style:parent-style-name="Text_20_body" style:list-style-name="L244"/>
    <style:style style:name="P1074" style:family="paragraph" style:parent-style-name="Text_20_body" style:list-style-name="L244">
      <style:paragraph-properties fo:margin-top="0cm" fo:margin-bottom="0cm" style:contextual-spacing="false"/>
    </style:style>
    <style:style style:name="P1075" style:family="paragraph" style:parent-style-name="Text_20_body" style:list-style-name="L245"/>
    <style:style style:name="P1076" style:family="paragraph" style:parent-style-name="Text_20_body" style:list-style-name="L245">
      <style:paragraph-properties fo:margin-top="0cm" fo:margin-bottom="0cm" style:contextual-spacing="false"/>
    </style:style>
    <style:style style:name="P1077" style:family="paragraph" style:parent-style-name="Text_20_body" style:list-style-name="L246"/>
    <style:style style:name="P1078" style:family="paragraph" style:parent-style-name="Text_20_body" style:list-style-name="L246">
      <style:paragraph-properties fo:margin-top="0cm" fo:margin-bottom="0cm" style:contextual-spacing="false"/>
    </style:style>
    <style:style style:name="P1079" style:family="paragraph" style:parent-style-name="Text_20_body" style:list-style-name="L247"/>
    <style:style style:name="P1080" style:family="paragraph" style:parent-style-name="Text_20_body" style:list-style-name="L248"/>
    <style:style style:name="P1081" style:family="paragraph" style:parent-style-name="Text_20_body" style:list-style-name="L248">
      <style:paragraph-properties fo:margin-top="0cm" fo:margin-bottom="0cm" style:contextual-spacing="false"/>
    </style:style>
    <style:style style:name="P1082" style:family="paragraph" style:parent-style-name="Text_20_body" style:list-style-name="L249"/>
    <style:style style:name="P1083" style:family="paragraph" style:parent-style-name="Text_20_body" style:list-style-name="L250"/>
    <style:style style:name="P1084" style:family="paragraph" style:parent-style-name="Text_20_body" style:list-style-name="L251"/>
    <style:style style:name="P1085" style:family="paragraph" style:parent-style-name="Text_20_body" style:list-style-name="L252"/>
    <style:style style:name="P1086" style:family="paragraph" style:parent-style-name="Text_20_body" style:list-style-name="L252">
      <style:paragraph-properties fo:margin-top="0cm" fo:margin-bottom="0cm" style:contextual-spacing="false"/>
    </style:style>
    <style:style style:name="P1087" style:family="paragraph" style:parent-style-name="Text_20_body" style:list-style-name="L253"/>
    <style:style style:name="P1088" style:family="paragraph" style:parent-style-name="Text_20_body" style:list-style-name="L254"/>
    <style:style style:name="P1089" style:family="paragraph" style:parent-style-name="Text_20_body" style:list-style-name="L254">
      <style:paragraph-properties fo:margin-top="0cm" fo:margin-bottom="0cm" style:contextual-spacing="false"/>
    </style:style>
    <style:style style:name="P1090" style:family="paragraph" style:parent-style-name="Text_20_body" style:list-style-name="L255"/>
    <style:style style:name="P1091" style:family="paragraph" style:parent-style-name="Text_20_body" style:list-style-name="L256"/>
    <style:style style:name="P1092" style:family="paragraph" style:parent-style-name="Text_20_body" style:list-style-name="L257"/>
    <style:style style:name="P1093" style:family="paragraph" style:parent-style-name="Text_20_body" style:list-style-name="L258"/>
    <style:style style:name="P1094" style:family="paragraph" style:parent-style-name="Text_20_body" style:list-style-name="L258">
      <style:paragraph-properties fo:margin-top="0cm" fo:margin-bottom="0cm" style:contextual-spacing="false"/>
    </style:style>
    <style:style style:name="P1095" style:family="paragraph" style:parent-style-name="Text_20_body" style:list-style-name="L259"/>
    <style:style style:name="P1096" style:family="paragraph" style:parent-style-name="Text_20_body" style:list-style-name="L259">
      <style:paragraph-properties fo:margin-top="0cm" fo:margin-bottom="0cm" style:contextual-spacing="false"/>
    </style:style>
    <style:style style:name="P1097" style:family="paragraph" style:parent-style-name="Text_20_body" style:list-style-name="L260"/>
    <style:style style:name="P1098" style:family="paragraph" style:parent-style-name="Text_20_body" style:list-style-name="L260">
      <style:paragraph-properties fo:margin-top="0cm" fo:margin-bottom="0cm" style:contextual-spacing="false"/>
    </style:style>
    <style:style style:name="P1099" style:family="paragraph" style:parent-style-name="Text_20_body" style:list-style-name="L261"/>
    <style:style style:name="P1100" style:family="paragraph" style:parent-style-name="Text_20_body" style:list-style-name="L261">
      <style:paragraph-properties fo:margin-top="0cm" fo:margin-bottom="0cm" style:contextual-spacing="false"/>
    </style:style>
    <style:style style:name="P1101" style:family="paragraph" style:parent-style-name="Text_20_body" style:list-style-name="L262"/>
    <style:style style:name="P1102" style:family="paragraph" style:parent-style-name="Text_20_body" style:list-style-name="L262">
      <style:paragraph-properties fo:margin-top="0cm" fo:margin-bottom="0cm" style:contextual-spacing="false"/>
    </style:style>
    <style:style style:name="P1103" style:family="paragraph" style:parent-style-name="Text_20_body" style:list-style-name="L263"/>
    <style:style style:name="P1104" style:family="paragraph" style:parent-style-name="Text_20_body" style:list-style-name="L263">
      <style:paragraph-properties fo:margin-top="0cm" fo:margin-bottom="0cm" style:contextual-spacing="false"/>
    </style:style>
    <style:style style:name="P1105" style:family="paragraph" style:parent-style-name="Text_20_body" style:list-style-name="L264"/>
    <style:style style:name="P1106" style:family="paragraph" style:parent-style-name="Text_20_body" style:list-style-name="L264">
      <style:paragraph-properties fo:margin-top="0cm" fo:margin-bottom="0cm" style:contextual-spacing="false"/>
    </style:style>
    <style:style style:name="P1107" style:family="paragraph" style:parent-style-name="Text_20_body">
      <style:text-properties fo:font-weight="bold" officeooo:rsid="01cd1958" officeooo:paragraph-rsid="01cd1958" style:font-weight-asian="bold" style:font-weight-complex="bold"/>
    </style:style>
    <style:style style:name="P1108" style:family="paragraph" style:parent-style-name="Text_20_body" style:list-style-name="L265"/>
    <style:style style:name="P1109" style:family="paragraph" style:parent-style-name="Text_20_body" style:list-style-name="L265">
      <style:paragraph-properties fo:margin-top="0cm" fo:margin-bottom="0cm" style:contextual-spacing="false"/>
    </style:style>
    <style:style style:name="P1110" style:family="paragraph" style:parent-style-name="Text_20_body" style:list-style-name="L266"/>
    <style:style style:name="P1111" style:family="paragraph" style:parent-style-name="Text_20_body" style:list-style-name="L266">
      <style:paragraph-properties fo:margin-top="0cm" fo:margin-bottom="0cm" style:contextual-spacing="false"/>
    </style:style>
    <style:style style:name="P1112" style:family="paragraph" style:parent-style-name="Text_20_body" style:list-style-name="L267"/>
    <style:style style:name="P1113" style:family="paragraph" style:parent-style-name="Text_20_body" style:list-style-name="L268"/>
    <style:style style:name="P1114" style:family="paragraph" style:parent-style-name="Text_20_body" style:list-style-name="L268">
      <style:paragraph-properties fo:margin-top="0cm" fo:margin-bottom="0cm" style:contextual-spacing="false"/>
    </style:style>
    <style:style style:name="P1115" style:family="paragraph" style:parent-style-name="Text_20_body" style:list-style-name="L269"/>
    <style:style style:name="P1116" style:family="paragraph" style:parent-style-name="Text_20_body" style:list-style-name="L269">
      <style:paragraph-properties fo:margin-top="0cm" fo:margin-bottom="0cm" style:contextual-spacing="false"/>
    </style:style>
    <style:style style:name="P1117" style:family="paragraph" style:parent-style-name="Text_20_body" style:list-style-name="L270"/>
    <style:style style:name="P1118" style:family="paragraph" style:parent-style-name="Text_20_body" style:list-style-name="L271"/>
    <style:style style:name="P1119" style:family="paragraph" style:parent-style-name="Text_20_body" style:list-style-name="L271">
      <style:paragraph-properties fo:margin-top="0cm" fo:margin-bottom="0cm" style:contextual-spacing="false"/>
    </style:style>
    <style:style style:name="P1120" style:family="paragraph" style:parent-style-name="Text_20_body" style:list-style-name="L272"/>
    <style:style style:name="P1121" style:family="paragraph" style:parent-style-name="Text_20_body" style:list-style-name="L272">
      <style:paragraph-properties fo:margin-top="0cm" fo:margin-bottom="0cm" style:contextual-spacing="false"/>
    </style:style>
    <style:style style:name="P1122" style:family="paragraph" style:parent-style-name="Text_20_body" style:list-style-name="L273">
      <style:paragraph-properties fo:margin-top="0cm" fo:margin-bottom="0cm" style:contextual-spacing="false"/>
      <style:text-properties officeooo:paragraph-rsid="018ef158"/>
    </style:style>
    <style:style style:name="P1123" style:family="paragraph" style:parent-style-name="Text_20_body" style:list-style-name="L274">
      <style:paragraph-properties fo:margin-top="0cm" fo:margin-bottom="0cm" style:contextual-spacing="false"/>
      <style:text-properties officeooo:paragraph-rsid="018ef158"/>
    </style:style>
    <style:style style:name="P1124" style:family="paragraph" style:parent-style-name="Text_20_body" style:list-style-name="L275">
      <style:paragraph-properties fo:margin-top="0cm" fo:margin-bottom="0cm" style:contextual-spacing="false"/>
      <style:text-properties officeooo:paragraph-rsid="018ef158"/>
    </style:style>
    <style:style style:name="P1125" style:family="paragraph" style:parent-style-name="Text_20_body" style:list-style-name="L276">
      <style:paragraph-properties fo:margin-top="0cm" fo:margin-bottom="0cm" style:contextual-spacing="false"/>
      <style:text-properties officeooo:paragraph-rsid="018ef158"/>
    </style:style>
    <style:style style:name="P1126" style:family="paragraph" style:parent-style-name="Text_20_body" style:list-style-name="L277">
      <style:paragraph-properties fo:margin-top="0cm" fo:margin-bottom="0cm" style:contextual-spacing="false"/>
      <style:text-properties officeooo:paragraph-rsid="018ef158"/>
    </style:style>
    <style:style style:name="P1127" style:family="paragraph" style:parent-style-name="Text_20_body" style:list-style-name="L278">
      <style:paragraph-properties fo:margin-top="0cm" fo:margin-bottom="0cm" style:contextual-spacing="false"/>
      <style:text-properties officeooo:paragraph-rsid="018ef158"/>
    </style:style>
    <style:style style:name="P1128" style:family="paragraph" style:parent-style-name="Text_20_body" style:list-style-name="L279">
      <style:paragraph-properties fo:margin-top="0cm" fo:margin-bottom="0cm" style:contextual-spacing="false"/>
      <style:text-properties officeooo:paragraph-rsid="018ef158"/>
    </style:style>
    <style:style style:name="P1129" style:family="paragraph" style:parent-style-name="Text_20_body" style:list-style-name="L280">
      <style:paragraph-properties fo:margin-top="0cm" fo:margin-bottom="0cm" style:contextual-spacing="false"/>
      <style:text-properties officeooo:paragraph-rsid="018ef158"/>
    </style:style>
    <style:style style:name="P1130" style:family="paragraph" style:parent-style-name="Text_20_body" style:list-style-name="L281"/>
    <style:style style:name="P1131" style:family="paragraph" style:parent-style-name="Text_20_body" style:list-style-name="L281">
      <style:paragraph-properties fo:margin-top="0cm" fo:margin-bottom="0cm" style:contextual-spacing="false"/>
    </style:style>
    <style:style style:name="P1132" style:family="paragraph" style:parent-style-name="Text_20_body" style:list-style-name="L282">
      <style:paragraph-properties fo:margin-top="0cm" fo:margin-bottom="0cm" style:contextual-spacing="false"/>
      <style:text-properties officeooo:paragraph-rsid="018ef158"/>
    </style:style>
    <style:style style:name="P1133" style:family="paragraph" style:parent-style-name="Text_20_body" style:list-style-name="L283">
      <style:paragraph-properties fo:margin-top="0cm" fo:margin-bottom="0cm" style:contextual-spacing="false"/>
      <style:text-properties officeooo:paragraph-rsid="018f1748"/>
    </style:style>
    <style:style style:name="P1134" style:family="paragraph" style:parent-style-name="Text_20_body" style:list-style-name="L284">
      <style:paragraph-properties fo:margin-top="0cm" fo:margin-bottom="0cm" style:contextual-spacing="false"/>
      <style:text-properties officeooo:paragraph-rsid="018f1748"/>
    </style:style>
    <style:style style:name="P1135" style:family="paragraph" style:parent-style-name="Text_20_body" style:list-style-name="L285">
      <style:paragraph-properties fo:margin-top="0cm" fo:margin-bottom="0cm" style:contextual-spacing="false"/>
      <style:text-properties officeooo:paragraph-rsid="018f1748"/>
    </style:style>
    <style:style style:name="P1136" style:family="paragraph" style:parent-style-name="Text_20_body" style:list-style-name="L286"/>
    <style:style style:name="P1137" style:family="paragraph" style:parent-style-name="Text_20_body" style:list-style-name="L286">
      <style:paragraph-properties fo:margin-top="0cm" fo:margin-bottom="0cm" style:contextual-spacing="false"/>
    </style:style>
    <style:style style:name="P1138" style:family="paragraph" style:parent-style-name="Text_20_body" style:list-style-name="L287"/>
    <style:style style:name="P1139" style:family="paragraph" style:parent-style-name="Text_20_body" style:list-style-name="L287">
      <style:paragraph-properties fo:margin-top="0cm" fo:margin-bottom="0cm" style:contextual-spacing="false"/>
    </style:style>
    <style:style style:name="P1140" style:family="paragraph" style:parent-style-name="Text_20_body" style:list-style-name="L288">
      <style:text-properties officeooo:paragraph-rsid="0191efcd"/>
    </style:style>
    <style:style style:name="P1141" style:family="paragraph" style:parent-style-name="Text_20_body" style:list-style-name="L289"/>
    <style:style style:name="P1142" style:family="paragraph" style:parent-style-name="Text_20_body" style:list-style-name="L290"/>
    <style:style style:name="P1143" style:family="paragraph" style:parent-style-name="Text_20_body" style:list-style-name="L290">
      <style:paragraph-properties fo:margin-top="0cm" fo:margin-bottom="0cm" style:contextual-spacing="false"/>
    </style:style>
    <style:style style:name="P1144" style:family="paragraph" style:parent-style-name="Text_20_body" style:list-style-name="L291"/>
    <style:style style:name="P1145" style:family="paragraph" style:parent-style-name="Text_20_body" style:list-style-name="L291">
      <style:paragraph-properties fo:margin-top="0cm" fo:margin-bottom="0cm" style:contextual-spacing="false"/>
    </style:style>
    <style:style style:name="P1146" style:family="paragraph" style:parent-style-name="Text_20_body" style:list-style-name="L292"/>
    <style:style style:name="P1147" style:family="paragraph" style:parent-style-name="Text_20_body" style:list-style-name="L292">
      <style:paragraph-properties fo:margin-top="0cm" fo:margin-bottom="0cm" style:contextual-spacing="false"/>
    </style:style>
    <style:style style:name="P1148" style:family="paragraph" style:parent-style-name="Text_20_body">
      <style:text-properties style:font-name="Liberation Serif" fo:font-size="12pt" style:text-underline-style="none" fo:font-weight="normal" officeooo:rsid="01d0ae22" officeooo:paragraph-rsid="01d0ae22" style:font-size-asian="12pt" style:font-weight-asian="normal" style:font-size-complex="12pt" style:font-weight-complex="normal"/>
    </style:style>
    <style:style style:name="P1149" style:family="paragraph" style:parent-style-name="Text_20_body" style:list-style-name="L293"/>
    <style:style style:name="P1150" style:family="paragraph" style:parent-style-name="Text_20_body" style:list-style-name="L293">
      <style:paragraph-properties fo:margin-top="0cm" fo:margin-bottom="0cm" style:contextual-spacing="false"/>
    </style:style>
    <style:style style:name="P1151" style:family="paragraph" style:parent-style-name="Text_20_body" style:list-style-name="L294"/>
    <style:style style:name="P1152" style:family="paragraph" style:parent-style-name="Text_20_body" style:list-style-name="L294">
      <style:paragraph-properties fo:margin-top="0cm" fo:margin-bottom="0cm" style:contextual-spacing="false"/>
    </style:style>
    <style:style style:name="P1153" style:family="paragraph" style:parent-style-name="Text_20_body" style:list-style-name="L295">
      <style:text-properties officeooo:paragraph-rsid="019b5265"/>
    </style:style>
    <style:style style:name="P1154" style:family="paragraph" style:parent-style-name="Text_20_body" style:list-style-name="L296"/>
    <style:style style:name="P1155" style:family="paragraph" style:parent-style-name="Text_20_body" style:list-style-name="L296">
      <style:paragraph-properties fo:margin-top="0cm" fo:margin-bottom="0cm" style:contextual-spacing="false"/>
    </style:style>
    <style:style style:name="P1156" style:family="paragraph" style:parent-style-name="Text_20_body" style:list-style-name="L297"/>
    <style:style style:name="P1157" style:family="paragraph" style:parent-style-name="Text_20_body">
      <style:text-properties fo:color="#c9211e" loext:opacity="100%" fo:font-size="13pt" fo:font-weight="bold" officeooo:rsid="01abcd41" officeooo:paragraph-rsid="01abcd41" style:font-size-asian="13pt" style:font-weight-asian="bold" style:font-size-complex="13pt" style:font-weight-complex="bold"/>
    </style:style>
    <style:style style:name="P1158" style:family="paragraph" style:parent-style-name="Text_20_body" style:list-style-name="L298"/>
    <style:style style:name="P1159" style:family="paragraph" style:parent-style-name="Text_20_body" style:list-style-name="L298">
      <style:paragraph-properties fo:margin-top="0cm" fo:margin-bottom="0cm" style:contextual-spacing="false"/>
    </style:style>
    <style:style style:name="P1160" style:family="paragraph" style:parent-style-name="Text_20_body">
      <style:text-properties fo:font-size="16pt" style:text-underline-style="none" fo:font-weight="bold" officeooo:rsid="01b87e69" officeooo:paragraph-rsid="01b87e69" style:font-size-asian="16pt" style:font-weight-asian="bold" style:font-size-complex="16pt" style:font-weight-complex="bold"/>
    </style:style>
    <style:style style:name="P1161" style:family="paragraph" style:parent-style-name="Text_20_body" style:list-style-name="L299"/>
    <style:style style:name="P1162" style:family="paragraph" style:parent-style-name="Text_20_body" style:list-style-name="L299">
      <style:paragraph-properties fo:margin-top="0cm" fo:margin-bottom="0cm" style:contextual-spacing="false"/>
    </style:style>
    <style:style style:name="P1163" style:family="paragraph" style:parent-style-name="Text_20_body" style:list-style-name="L300"/>
    <style:style style:name="P1164" style:family="paragraph" style:parent-style-name="Text_20_body" style:list-style-name="L300">
      <style:paragraph-properties fo:margin-top="0cm" fo:margin-bottom="0cm" style:contextual-spacing="false"/>
    </style:style>
    <style:style style:name="P1165" style:family="paragraph" style:parent-style-name="Text_20_body" style:list-style-name="L301"/>
    <style:style style:name="P1166" style:family="paragraph" style:parent-style-name="Text_20_body" style:list-style-name="L301">
      <style:paragraph-properties fo:margin-top="0cm" fo:margin-bottom="0cm" style:contextual-spacing="false"/>
    </style:style>
    <style:style style:name="P1167" style:family="paragraph" style:parent-style-name="Text_20_body" style:list-style-name="L302"/>
    <style:style style:name="P1168" style:family="paragraph" style:parent-style-name="Text_20_body" style:list-style-name="L302">
      <style:paragraph-properties fo:margin-top="0cm" fo:margin-bottom="0cm" style:contextual-spacing="false"/>
    </style:style>
    <style:style style:name="P1169" style:family="paragraph" style:parent-style-name="Text_20_body" style:list-style-name="L303"/>
    <style:style style:name="P1170" style:family="paragraph" style:parent-style-name="Text_20_body" style:list-style-name="L303">
      <style:paragraph-properties fo:margin-top="0cm" fo:margin-bottom="0cm" style:contextual-spacing="false"/>
    </style:style>
    <style:style style:name="P1171" style:family="paragraph" style:parent-style-name="Text_20_body" style:list-style-name="L304"/>
    <style:style style:name="P1172" style:family="paragraph" style:parent-style-name="Text_20_body" style:list-style-name="L304">
      <style:paragraph-properties fo:margin-top="0cm" fo:margin-bottom="0cm" style:contextual-spacing="false"/>
    </style:style>
    <style:style style:name="P1173" style:family="paragraph" style:parent-style-name="Text_20_body" style:list-style-name="L305"/>
    <style:style style:name="P1174" style:family="paragraph" style:parent-style-name="Text_20_body" style:list-style-name="L305">
      <style:paragraph-properties fo:margin-top="0cm" fo:margin-bottom="0cm" style:contextual-spacing="false"/>
    </style:style>
    <style:style style:name="P1175" style:family="paragraph" style:parent-style-name="Text_20_body">
      <style:text-properties fo:font-weight="normal" officeooo:rsid="01d9f348" officeooo:paragraph-rsid="01d9f348" style:font-weight-asian="normal" style:font-weight-complex="normal"/>
    </style:style>
    <style:style style:name="P1176" style:family="paragraph" style:parent-style-name="Text_20_body" style:list-style-name="L306"/>
    <style:style style:name="P1177" style:family="paragraph" style:parent-style-name="Text_20_body" style:list-style-name="L306">
      <style:paragraph-properties fo:margin-top="0cm" fo:margin-bottom="0cm" style:contextual-spacing="false"/>
    </style:style>
    <style:style style:name="P1178" style:family="paragraph" style:parent-style-name="Text_20_body">
      <style:text-properties style:text-underline-style="solid" style:text-underline-width="auto" style:text-underline-color="font-color" fo:font-weight="normal" officeooo:rsid="01b8ef9e" officeooo:paragraph-rsid="01b8ef9e" style:font-weight-asian="normal" style:font-weight-complex="normal"/>
    </style:style>
    <style:style style:name="P1179" style:family="paragraph" style:parent-style-name="Text_20_body">
      <style:text-properties style:text-underline-style="solid" style:text-underline-width="auto" style:text-underline-color="font-color" fo:font-weight="normal" officeooo:rsid="01c57da6" officeooo:paragraph-rsid="01c57da6" style:font-weight-asian="normal" style:font-weight-complex="normal"/>
    </style:style>
    <style:style style:name="P1180" style:family="paragraph" style:parent-style-name="Text_20_body">
      <style:text-properties style:text-underline-style="solid" style:text-underline-width="auto" style:text-underline-color="font-color" fo:font-weight="normal" officeooo:rsid="01d9f348" officeooo:paragraph-rsid="01d9f348" style:font-weight-asian="normal" style:font-weight-complex="normal"/>
    </style:style>
    <style:style style:name="P1181" style:family="paragraph" style:parent-style-name="Text_20_body">
      <style:text-properties style:text-underline-style="solid" style:text-underline-width="auto" style:text-underline-color="font-color" fo:font-weight="normal" officeooo:rsid="01da83f6" officeooo:paragraph-rsid="01da83f6" style:font-weight-asian="normal" style:font-weight-complex="normal"/>
    </style:style>
    <style:style style:name="P1182" style:family="paragraph" style:parent-style-name="Text_20_body">
      <style:text-properties style:text-underline-style="solid" style:text-underline-width="auto" style:text-underline-color="font-color" fo:font-weight="normal" officeooo:rsid="00f48401" officeooo:paragraph-rsid="00f48401" style:font-weight-asian="normal" style:font-weight-complex="normal"/>
    </style:style>
    <style:style style:name="P1183" style:family="paragraph" style:parent-style-name="Text_20_body" style:list-style-name="L307"/>
    <style:style style:name="P1184" style:family="paragraph" style:parent-style-name="Text_20_body" style:list-style-name="L307">
      <style:paragraph-properties fo:margin-top="0cm" fo:margin-bottom="0cm" style:contextual-spacing="false"/>
    </style:style>
    <style:style style:name="P1185" style:family="paragraph" style:parent-style-name="Text_20_body" style:list-style-name="L308"/>
    <style:style style:name="P1186" style:family="paragraph" style:parent-style-name="Text_20_body" style:list-style-name="L308">
      <style:paragraph-properties fo:margin-top="0cm" fo:margin-bottom="0cm" style:contextual-spacing="false"/>
    </style:style>
    <style:style style:name="P1187" style:family="paragraph" style:parent-style-name="Text_20_body" style:list-style-name="L309"/>
    <style:style style:name="P1188" style:family="paragraph" style:parent-style-name="Text_20_body" style:list-style-name="L309">
      <style:paragraph-properties fo:margin-top="0cm" fo:margin-bottom="0cm" style:contextual-spacing="false"/>
    </style:style>
    <style:style style:name="P1189" style:family="paragraph" style:parent-style-name="Text_20_body" style:list-style-name="L310"/>
    <style:style style:name="P1190" style:family="paragraph" style:parent-style-name="Text_20_body" style:list-style-name="L310">
      <style:paragraph-properties fo:margin-top="0cm" fo:margin-bottom="0cm" style:contextual-spacing="false"/>
    </style:style>
    <style:style style:name="P1191" style:family="paragraph" style:parent-style-name="Text_20_body" style:list-style-name="L311"/>
    <style:style style:name="P1192" style:family="paragraph" style:parent-style-name="Text_20_body" style:list-style-name="L311">
      <style:paragraph-properties fo:margin-top="0cm" fo:margin-bottom="0cm" style:contextual-spacing="false"/>
    </style:style>
    <style:style style:name="P1193" style:family="paragraph" style:parent-style-name="Text_20_body" style:list-style-name="L312"/>
    <style:style style:name="P1194" style:family="paragraph" style:parent-style-name="Text_20_body" style:list-style-name="L312">
      <style:paragraph-properties fo:margin-top="0cm" fo:margin-bottom="0cm" style:contextual-spacing="false"/>
    </style:style>
    <style:style style:name="P1195" style:family="paragraph" style:parent-style-name="Text_20_body" style:list-style-name="L313">
      <style:text-properties officeooo:paragraph-rsid="017bb2ad"/>
    </style:style>
    <style:style style:name="P1196" style:family="paragraph" style:parent-style-name="Text_20_body" style:list-style-name="L313">
      <style:paragraph-properties fo:margin-top="0cm" fo:margin-bottom="0cm" style:contextual-spacing="false"/>
      <style:text-properties officeooo:paragraph-rsid="017bb2ad"/>
    </style:style>
    <style:style style:name="P1197" style:family="paragraph" style:parent-style-name="Text_20_body">
      <style:text-properties officeooo:rsid="018c451b" officeooo:paragraph-rsid="018c451b"/>
    </style:style>
    <style:style style:name="P1198" style:family="paragraph" style:parent-style-name="Text_20_body">
      <style:text-properties officeooo:rsid="01df4365" officeooo:paragraph-rsid="01df4365"/>
    </style:style>
    <style:style style:name="P1199" style:family="paragraph" style:parent-style-name="Text_20_body">
      <style:text-properties officeooo:rsid="0174e1b7" officeooo:paragraph-rsid="0174e1b7"/>
    </style:style>
    <style:style style:name="P1200" style:family="paragraph">
      <loext:graphic-properties draw:fill-color="#ffffff"/>
      <style:paragraph-properties style:writing-mode="lr-tb"/>
    </style:style>
    <style:style style:name="T1" style:family="text">
      <style:text-properties officeooo:rsid="0016090b"/>
    </style:style>
    <style:style style:name="T2" style:family="text">
      <style:text-properties officeooo:rsid="000e48c6"/>
    </style:style>
    <style:style style:name="T3" style:family="text">
      <style:text-properties fo:color="#e3eaf2" loext:opacity="100%" style:font-name="var font-mono" fo:background-color="transparent" loext:char-shading-value="0"/>
    </style:style>
    <style:style style:name="T4" style:family="text">
      <style:text-properties style:font-name="Monospace"/>
    </style:style>
    <style:style style:name="T5" style:family="text">
      <style:text-properties fo:font-size="12pt" fo:font-weight="normal" officeooo:rsid="0018ea50" style:font-size-asian="10.5pt" style:font-weight-asian="normal" style:font-size-complex="12pt" style:font-weight-complex="normal"/>
    </style:style>
    <style:style style:name="T6" style:family="text">
      <style:text-properties fo:font-size="12pt" fo:font-weight="normal" officeooo:rsid="00299d91" style:font-size-asian="10.5pt" style:font-weight-asian="normal" style:font-size-complex="12pt" style:font-weight-complex="normal"/>
    </style:style>
    <style:style style:name="T7" style:family="text">
      <style:text-properties fo:font-size="12pt" fo:font-weight="normal" officeooo:rsid="002aed90" style:font-size-asian="10.5pt" style:font-weight-asian="normal" style:font-size-complex="12pt" style:font-weight-complex="normal"/>
    </style:style>
    <style:style style:name="T8" style:family="text">
      <style:text-properties fo:font-size="12pt" fo:font-weight="normal" officeooo:rsid="01918cdd"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officeooo:rsid="00670ea8" style:font-size-asian="12pt" style:font-weight-asian="bold" style:font-size-complex="12pt" style:font-weight-complex="bold"/>
    </style:style>
    <style:style style:name="T12" style:family="text">
      <style:text-properties fo:font-size="12pt" style:font-size-asian="12pt" style:font-size-complex="12pt"/>
    </style:style>
    <style:style style:name="T13" style:family="text">
      <style:text-properties fo:font-size="12pt" officeooo:rsid="00546733" style:font-size-asian="12pt" style:font-size-complex="12pt"/>
    </style:style>
    <style:style style:name="T14" style:family="text">
      <style:text-properties fo:font-size="12pt" officeooo:rsid="0065e028" style:font-size-asian="12pt" style:font-size-complex="12pt"/>
    </style:style>
    <style:style style:name="T15" style:family="text">
      <style:text-properties fo:font-size="12pt" officeooo:rsid="00670ea8" style:font-size-asian="12pt" style:font-size-complex="12pt"/>
    </style:style>
    <style:style style:name="T16" style:family="text">
      <style:text-properties fo:font-size="12pt" style:text-underline-style="none" fo:font-weight="normal" officeooo:rsid="014ef432" style:font-size-asian="12pt" style:font-weight-asian="normal" style:font-size-complex="12pt" style:font-weight-complex="normal"/>
    </style:style>
    <style:style style:name="T17" style:family="text">
      <style:text-properties fo:font-size="12pt" style:text-underline-style="none" fo:font-weight="normal" officeooo:rsid="019b5265" style:font-size-asian="12pt" style:font-weight-asian="normal" style:font-size-complex="12pt" style:font-weight-complex="normal"/>
    </style:style>
    <style:style style:name="T18" style:family="text">
      <style:text-properties fo:font-size="12pt" style:text-underline-style="none" fo:font-weight="normal" officeooo:rsid="01990f08" style:font-size-asian="12pt" style:font-weight-asian="normal" style:font-size-complex="12pt" style:font-weight-complex="normal"/>
    </style:style>
    <style:style style:name="T19" style:family="text">
      <style:text-properties fo:font-size="12pt" style:text-underline-style="none" fo:font-weight="normal" officeooo:rsid="01d71539" style:font-size-asian="12pt" style:font-weight-asian="normal" style:font-size-complex="12pt" style:font-weight-complex="normal"/>
    </style:style>
    <style:style style:name="T20" style:family="text">
      <style:text-properties fo:font-size="12pt" style:text-underline-style="none" style:font-size-asian="12pt" style:font-size-complex="12pt"/>
    </style:style>
    <style:style style:name="T21" style:family="text">
      <style:text-properties fo:font-size="12pt" fo:language="es" fo:country="ES" style:font-size-asian="12pt" style:font-size-complex="12pt"/>
    </style:style>
    <style:style style:name="T22" style:family="text">
      <style:text-properties fo:font-size="12pt" fo:language="es" fo:country="ES" officeooo:rsid="01a6fc10" style:font-size-asian="12pt" style:font-size-complex="12pt"/>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8ea50" style:font-style-asian="normal" style:font-style-complex="normal"/>
    </style:style>
    <style:style style:name="T26" style:family="text">
      <style:text-properties fo:font-style="normal" officeooo:rsid="00193408"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f0b7c4"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193408"/>
    </style:style>
    <style:style style:name="T31" style:family="text">
      <style:text-properties officeooo:rsid="001b1d9b"/>
    </style:style>
    <style:style style:name="T32" style:family="text">
      <style:text-properties officeooo:rsid="00299d91"/>
    </style:style>
    <style:style style:name="T33" style:family="text">
      <style:text-properties fo:color="#c74ded" loext:opacity="100%"/>
    </style:style>
    <style:style style:name="T34" style:family="text">
      <style:text-properties fo:color="#c74ded" loext:opacity="100%" fo:font-weight="bold" officeooo:rsid="00337a4d" style:font-weight-asian="bold" style:font-weight-complex="bold"/>
    </style:style>
    <style:style style:name="T35" style:family="text">
      <style:text-properties officeooo:rsid="002aed90"/>
    </style:style>
    <style:style style:name="T36" style:family="text">
      <style:text-properties fo:font-weight="bold" style:font-weight-asian="bold" style:font-weight-complex="bold"/>
    </style:style>
    <style:style style:name="T37" style:family="text">
      <style:text-properties fo:font-weight="bold" officeooo:rsid="002aed90" style:font-weight-asian="bold" style:font-weight-complex="bold"/>
    </style:style>
    <style:style style:name="T38" style:family="text">
      <style:text-properties fo:font-weight="bold" officeooo:rsid="002d4794" style:font-weight-asian="bold" style:font-weight-complex="bold"/>
    </style:style>
    <style:style style:name="T39" style:family="text">
      <style:text-properties fo:font-weight="bold" officeooo:rsid="00337a4d" style:font-weight-asian="bold" style:font-weight-complex="bold"/>
    </style:style>
    <style:style style:name="T40" style:family="text">
      <style:text-properties fo:font-weight="bold" officeooo:rsid="0016090b" style:font-weight-asian="bold" style:font-weight-complex="bold"/>
    </style:style>
    <style:style style:name="T41" style:family="text">
      <style:text-properties fo:font-weight="bold" officeooo:rsid="004f115a" style:font-weight-asian="bold" style:font-weight-complex="bold"/>
    </style:style>
    <style:style style:name="T42" style:family="text">
      <style:text-properties fo:font-weight="bold" officeooo:rsid="00554e76" style:font-weight-asian="bold" style:font-weight-complex="bold"/>
    </style:style>
    <style:style style:name="T43" style:family="text">
      <style:text-properties fo:font-weight="bold" officeooo:rsid="0057f7cb" style:font-weight-asian="bold" style:font-weight-complex="bold"/>
    </style:style>
    <style:style style:name="T44" style:family="text">
      <style:text-properties fo:font-weight="bold" officeooo:rsid="000943b9" style:font-weight-asian="bold" style:font-weight-complex="bold"/>
    </style:style>
    <style:style style:name="T45" style:family="text">
      <style:text-properties fo:font-weight="bold" officeooo:rsid="006b4c6a" style:font-weight-asian="bold" style:font-weight-complex="bold"/>
    </style:style>
    <style:style style:name="T46" style:family="text">
      <style:text-properties fo:font-weight="bold" officeooo:rsid="006ecb00" style:font-weight-asian="bold" style:font-weight-complex="bold"/>
    </style:style>
    <style:style style:name="T47" style:family="text">
      <style:text-properties fo:font-weight="bold" officeooo:rsid="00867f2e" style:font-weight-asian="bold" style:font-weight-complex="bold"/>
    </style:style>
    <style:style style:name="T48" style:family="text">
      <style:text-properties fo:font-weight="bold" officeooo:rsid="00add7a1" style:font-weight-asian="bold" style:font-weight-complex="bold"/>
    </style:style>
    <style:style style:name="T49" style:family="text">
      <style:text-properties fo:font-weight="bold" officeooo:rsid="00ba9d9f" style:font-weight-asian="bold" style:font-weight-complex="bold"/>
    </style:style>
    <style:style style:name="T50" style:family="text">
      <style:text-properties fo:font-weight="bold" officeooo:rsid="00da78d4" style:font-weight-asian="bold" style:font-weight-complex="bold"/>
    </style:style>
    <style:style style:name="T51" style:family="text">
      <style:text-properties fo:font-weight="bold" officeooo:rsid="00d57456" style:font-weight-asian="bold" style:font-weight-complex="bold"/>
    </style:style>
    <style:style style:name="T52" style:family="text">
      <style:text-properties fo:font-weight="bold" officeooo:rsid="00f0b7c4" style:font-weight-asian="bold" style:font-weight-complex="bold"/>
    </style:style>
    <style:style style:name="T53" style:family="text">
      <style:text-properties fo:font-weight="bold" officeooo:rsid="00f6353e" style:font-weight-asian="bold" style:font-weight-complex="bold"/>
    </style:style>
    <style:style style:name="T54" style:family="text">
      <style:text-properties fo:font-weight="bold" officeooo:rsid="0100c19d" style:font-weight-asian="bold" style:font-weight-complex="bold"/>
    </style:style>
    <style:style style:name="T55" style:family="text">
      <style:text-properties fo:font-weight="bold" officeooo:rsid="0144c3c7" style:font-weight-asian="bold" style:font-weight-complex="bold"/>
    </style:style>
    <style:style style:name="T56" style:family="text">
      <style:text-properties fo:font-weight="bold" officeooo:rsid="01456b37" style:font-weight-asian="bold" style:font-weight-complex="bold"/>
    </style:style>
    <style:style style:name="T57" style:family="text">
      <style:text-properties fo:font-weight="bold" officeooo:rsid="014832ec" style:font-weight-asian="bold" style:font-weight-complex="bold"/>
    </style:style>
    <style:style style:name="T58" style:family="text">
      <style:text-properties fo:font-weight="bold" officeooo:rsid="014d30e8" style:font-weight-asian="bold" style:font-weight-complex="bold"/>
    </style:style>
    <style:style style:name="T59" style:family="text">
      <style:text-properties fo:font-weight="bold" officeooo:rsid="01521117" style:font-weight-asian="bold" style:font-weight-complex="bold"/>
    </style:style>
    <style:style style:name="T60" style:family="text">
      <style:text-properties fo:font-weight="bold" officeooo:rsid="01566495" style:font-weight-asian="bold" style:font-weight-complex="bold"/>
    </style:style>
    <style:style style:name="T61" style:family="text">
      <style:text-properties fo:font-weight="bold" officeooo:rsid="00f48401" style:font-weight-asian="bold" style:font-weight-complex="bold"/>
    </style:style>
    <style:style style:name="T62" style:family="text">
      <style:text-properties fo:font-weight="bold" officeooo:rsid="0186938a" style:font-weight-asian="bold" style:font-weight-complex="bold"/>
    </style:style>
    <style:style style:name="T63" style:family="text">
      <style:text-properties fo:font-weight="bold" officeooo:rsid="0188ceb2" style:font-weight-asian="bold" style:font-weight-complex="bold"/>
    </style:style>
    <style:style style:name="T64" style:family="text">
      <style:text-properties fo:font-weight="bold" officeooo:rsid="01a6b2ab" style:font-weight-asian="bold" style:font-weight-complex="bold"/>
    </style:style>
    <style:style style:name="T65" style:family="text">
      <style:text-properties fo:font-weight="bold" officeooo:rsid="01d54dca" style:font-weight-asian="bold" style:font-weight-complex="bold"/>
    </style:style>
    <style:style style:name="T66" style:family="text">
      <style:text-properties fo:font-weight="bold" officeooo:rsid="01d71539" style:font-weight-asian="bold" style:font-weight-complex="bold"/>
    </style:style>
    <style:style style:name="T67" style:family="text">
      <style:text-properties fo:color="#f39c12" loext:opacity="100%"/>
    </style:style>
    <style:style style:name="T68" style:family="text">
      <style:text-properties fo:color="#f39c12" loext:opacity="100%" fo:font-weight="bold" officeooo:rsid="00337a4d" style:font-weight-asian="bold" style:font-weight-complex="bold"/>
    </style:style>
    <style:style style:name="T69" style:family="text">
      <style:text-properties fo:color="#ffe66d" loext:opacity="100%"/>
    </style:style>
    <style:style style:name="T70" style:family="text">
      <style:text-properties fo:color="#ffe66d" loext:opacity="100%" fo:font-weight="bold" officeooo:rsid="00337a4d" style:font-weight-asian="bold" style:font-weight-complex="bold"/>
    </style:style>
    <style:style style:name="T71" style:family="text">
      <style:text-properties fo:color="#00e8c6" loext:opacity="100%"/>
    </style:style>
    <style:style style:name="T72" style:family="text">
      <style:text-properties fo:color="#00e8c6" loext:opacity="100%" fo:font-weight="bold" officeooo:rsid="00337a4d" style:font-weight-asian="bold" style:font-weight-complex="bold"/>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normal" style:font-weight-asian="normal" style:font-weight-complex="normal"/>
    </style:style>
    <style:style style:name="T75" style:family="text">
      <style:text-properties style:text-underline-style="solid" style:text-underline-width="auto" style:text-underline-color="font-color" fo:font-weight="normal" officeooo:rsid="00554e76" style:font-weight-asian="normal" style:font-weight-complex="normal"/>
    </style:style>
    <style:style style:name="T76" style:family="text">
      <style:text-properties style:text-underline-style="solid" style:text-underline-width="auto" style:text-underline-color="font-color" fo:font-weight="normal" officeooo:rsid="00ad79ce" style:font-weight-asian="normal" style:font-weight-complex="normal"/>
    </style:style>
    <style:style style:name="T77" style:family="text">
      <style:text-properties style:text-underline-style="solid" style:text-underline-width="auto" style:text-underline-color="font-color" fo:font-weight="normal" officeooo:rsid="00b8e0d0" style:font-weight-asian="normal" style:font-weight-complex="normal"/>
    </style:style>
    <style:style style:name="T78" style:family="text">
      <style:text-properties style:text-underline-style="solid" style:text-underline-width="auto" style:text-underline-color="font-color" fo:font-weight="normal" officeooo:rsid="00bbf23b" style:font-weight-asian="normal" style:font-weight-complex="normal"/>
    </style:style>
    <style:style style:name="T79" style:family="text">
      <style:text-properties style:text-underline-style="solid" style:text-underline-width="auto" style:text-underline-color="font-color" fo:font-weight="normal" officeooo:rsid="00c0a441" style:font-weight-asian="normal" style:font-weight-complex="normal"/>
    </style:style>
    <style:style style:name="T80" style:family="text">
      <style:text-properties style:text-underline-style="solid" style:text-underline-width="auto" style:text-underline-color="font-color" fo:font-weight="normal" officeooo:rsid="00be3a0a" style:font-weight-asian="normal" style:font-weight-complex="normal"/>
    </style:style>
    <style:style style:name="T81" style:family="text">
      <style:text-properties style:text-underline-style="solid" style:text-underline-width="auto" style:text-underline-color="font-color" fo:font-weight="normal" officeooo:rsid="011c3ce1" style:font-weight-asian="normal" style:font-weight-complex="normal"/>
    </style:style>
    <style:style style:name="T82" style:family="text">
      <style:text-properties style:text-underline-style="solid" style:text-underline-width="auto" style:text-underline-color="font-color" fo:font-weight="normal" officeooo:rsid="011dcafa" style:font-weight-asian="normal" style:font-weight-complex="normal"/>
    </style:style>
    <style:style style:name="T83" style:family="text">
      <style:text-properties style:text-underline-style="solid" style:text-underline-width="auto" style:text-underline-color="font-color" fo:font-weight="normal" officeooo:rsid="012342ac" style:font-weight-asian="normal" style:font-weight-complex="normal"/>
    </style:style>
    <style:style style:name="T84" style:family="text">
      <style:text-properties style:text-underline-style="solid" style:text-underline-width="auto" style:text-underline-color="font-color" fo:font-weight="normal" officeooo:rsid="00e06db2" style:font-weight-asian="normal" style:font-weight-complex="normal"/>
    </style:style>
    <style:style style:name="T85" style:family="text">
      <style:text-properties style:text-underline-style="solid" style:text-underline-width="auto" style:text-underline-color="font-color" fo:font-weight="normal" officeooo:rsid="01260950" style:font-weight-asian="normal" style:font-weight-complex="normal"/>
    </style:style>
    <style:style style:name="T86" style:family="text">
      <style:text-properties style:text-underline-style="solid" style:text-underline-width="auto" style:text-underline-color="font-color" fo:font-weight="normal" officeooo:rsid="01483a5a" style:font-weight-asian="normal" style:font-weight-complex="normal"/>
    </style:style>
    <style:style style:name="T87" style:family="text">
      <style:text-properties style:text-underline-style="solid" style:text-underline-width="auto" style:text-underline-color="font-color" fo:font-weight="normal" officeooo:rsid="017ec56c" style:font-weight-asian="normal" style:font-weight-complex="normal"/>
    </style:style>
    <style:style style:name="T88" style:family="text">
      <style:text-properties style:text-underline-style="solid" style:text-underline-width="auto" style:text-underline-color="font-color" fo:font-weight="normal" officeooo:rsid="017fd7ef" style:font-weight-asian="normal" style:font-weight-complex="normal"/>
    </style:style>
    <style:style style:name="T89" style:family="text">
      <style:text-properties style:text-underline-style="solid" style:text-underline-width="auto" style:text-underline-color="font-color" fo:font-weight="normal" officeooo:rsid="0180daaf" style:font-weight-asian="normal" style:font-weight-complex="normal"/>
    </style:style>
    <style:style style:name="T90" style:family="text">
      <style:text-properties style:text-underline-style="solid" style:text-underline-width="auto" style:text-underline-color="font-color" officeooo:rsid="0059f588"/>
    </style:style>
    <style:style style:name="T91" style:family="text">
      <style:text-properties style:text-underline-style="solid" style:text-underline-width="auto" style:text-underline-color="font-color" officeooo:rsid="006ae73d"/>
    </style:style>
    <style:style style:name="T92" style:family="text">
      <style:text-properties style:text-underline-style="solid" style:text-underline-width="auto" style:text-underline-color="font-color" officeooo:rsid="004f115a"/>
    </style:style>
    <style:style style:name="T93" style:family="text">
      <style:text-properties style:text-underline-style="solid" style:text-underline-width="auto" style:text-underline-color="font-color" officeooo:rsid="00b8e0d0"/>
    </style:style>
    <style:style style:name="T94" style:family="text">
      <style:text-properties style:text-underline-style="solid" style:text-underline-width="auto" style:text-underline-color="font-color" officeooo:rsid="00baf2ff"/>
    </style:style>
    <style:style style:name="T95" style:family="text">
      <style:text-properties style:text-underline-style="solid" style:text-underline-width="auto" style:text-underline-color="font-color" officeooo:rsid="00e5075e"/>
    </style:style>
    <style:style style:name="T96" style:family="text">
      <style:text-properties style:text-underline-style="solid" style:text-underline-width="auto" style:text-underline-color="font-color" officeooo:rsid="00f8e48a"/>
    </style:style>
    <style:style style:name="T97" style:family="text">
      <style:text-properties style:text-underline-style="solid" style:text-underline-width="auto" style:text-underline-color="font-color" officeooo:rsid="00fe95fb"/>
    </style:style>
    <style:style style:name="T98" style:family="text">
      <style:text-properties style:text-underline-style="solid" style:text-underline-width="auto" style:text-underline-color="font-color" officeooo:rsid="00f2f0cf"/>
    </style:style>
    <style:style style:name="T99" style:family="text">
      <style:text-properties style:text-underline-style="solid" style:text-underline-width="auto" style:text-underline-color="font-color" officeooo:rsid="0114206b"/>
    </style:style>
    <style:style style:name="T100" style:family="text">
      <style:text-properties style:text-underline-style="solid" style:text-underline-width="auto" style:text-underline-color="font-color" officeooo:rsid="011a7786"/>
    </style:style>
    <style:style style:name="T101" style:family="text">
      <style:text-properties style:text-underline-style="solid" style:text-underline-width="auto" style:text-underline-color="font-color" officeooo:rsid="011b5a7a"/>
    </style:style>
    <style:style style:name="T102" style:family="text">
      <style:text-properties style:text-underline-style="solid" style:text-underline-width="auto" style:text-underline-color="font-color" officeooo:rsid="011c3ce1"/>
    </style:style>
    <style:style style:name="T103" style:family="text">
      <style:text-properties style:text-underline-style="solid" style:text-underline-width="auto" style:text-underline-color="font-color" fo:font-weight="bold" officeooo:rsid="011c3ce1" style:font-weight-asian="bold" style:font-weight-complex="bold"/>
    </style:style>
    <style:style style:name="T104" style:family="text">
      <style:text-properties style:text-underline-style="solid" style:text-underline-width="auto" style:text-underline-color="font-color" fo:font-weight="bold" officeooo:rsid="017ec56c" style:font-weight-asian="bold" style:font-weight-complex="bold"/>
    </style:style>
    <style:style style:name="T105" style:family="text">
      <style:text-properties style:text-underline-style="solid" style:text-underline-width="auto" style:text-underline-color="font-color" fo:font-weight="bold" officeooo:rsid="0180daaf" style:font-weight-asian="bold" style:font-weight-complex="bold"/>
    </style:style>
    <style:style style:name="T106" style:family="text">
      <style:text-properties style:text-underline-style="solid" style:text-underline-width="auto" style:text-underline-color="font-color" fo:font-weight="bold" officeooo:rsid="017fd7ef" style:font-weight-asian="bold" style:font-weight-complex="bold"/>
    </style:style>
    <style:style style:name="T107" style:family="text">
      <style:text-properties style:text-underline-style="solid" style:text-underline-width="auto" style:text-underline-color="font-color" officeooo:rsid="013372b2"/>
    </style:style>
    <style:style style:name="T108" style:family="text">
      <style:text-properties style:text-underline-style="solid" style:text-underline-width="auto" style:text-underline-color="font-color" officeooo:rsid="0144c3c7"/>
    </style:style>
    <style:style style:name="T109" style:family="text">
      <style:text-properties style:text-underline-style="solid" style:text-underline-width="auto" style:text-underline-color="font-color" officeooo:rsid="01456b37"/>
    </style:style>
    <style:style style:name="T110" style:family="text">
      <style:text-properties style:text-underline-style="solid" style:text-underline-width="auto" style:text-underline-color="font-color" officeooo:rsid="01483a5a"/>
    </style:style>
    <style:style style:name="T111" style:family="text">
      <style:text-properties style:text-underline-style="solid" style:text-underline-width="auto" style:text-underline-color="font-color" officeooo:rsid="0162922f"/>
    </style:style>
    <style:style style:name="T112" style:family="text">
      <style:text-properties style:text-underline-style="solid" style:text-underline-width="auto" style:text-underline-color="font-color" officeooo:rsid="017ec56c"/>
    </style:style>
    <style:style style:name="T113" style:family="text">
      <style:text-properties style:text-underline-style="solid" style:text-underline-width="auto" style:text-underline-color="font-color" officeooo:rsid="0184f41d"/>
    </style:style>
    <style:style style:name="T114" style:family="text">
      <style:text-properties style:text-underline-style="solid" style:text-underline-width="auto" style:text-underline-color="font-color" officeooo:rsid="0190f0ab"/>
    </style:style>
    <style:style style:name="T115" style:family="text">
      <style:text-properties style:text-underline-style="solid" style:text-underline-width="auto" style:text-underline-color="font-color" officeooo:rsid="01952f8e"/>
    </style:style>
    <style:style style:name="T116" style:family="text">
      <style:text-properties style:text-underline-style="solid" style:text-underline-width="auto" style:text-underline-color="font-color" officeooo:rsid="01af6c13"/>
    </style:style>
    <style:style style:name="T117" style:family="text">
      <style:text-properties style:text-underline-style="solid" style:text-underline-width="auto" style:text-underline-color="font-color" officeooo:rsid="01b01aea"/>
    </style:style>
    <style:style style:name="T118" style:family="text">
      <style:text-properties style:text-underline-style="solid" style:text-underline-width="auto" style:text-underline-color="font-color" officeooo:rsid="01ac3459"/>
    </style:style>
    <style:style style:name="T119" style:family="text">
      <style:text-properties style:text-underline-style="solid" style:text-underline-width="auto" style:text-underline-color="font-color" officeooo:rsid="01dc0489"/>
    </style:style>
    <style:style style:name="T120" style:family="text">
      <style:text-properties officeooo:rsid="002d4794"/>
    </style:style>
    <style:style style:name="T121" style:family="text">
      <style:text-properties style:text-underline-style="none"/>
    </style:style>
    <style:style style:name="T122" style:family="text">
      <style:text-properties style:text-underline-style="none" officeooo:rsid="001d0869"/>
    </style:style>
    <style:style style:name="T123" style:family="text">
      <style:text-properties style:text-underline-style="none" fo:font-weight="normal" style:font-weight-asian="normal" style:font-weight-complex="normal"/>
    </style:style>
    <style:style style:name="T124" style:family="text">
      <style:text-properties style:text-underline-style="none" fo:font-weight="normal" officeooo:rsid="0031ad70" style:font-weight-asian="normal" style:font-weight-complex="normal"/>
    </style:style>
    <style:style style:name="T125" style:family="text">
      <style:text-properties style:text-underline-style="none" fo:font-weight="normal" officeooo:rsid="00a542ef" style:font-weight-asian="normal" style:font-weight-complex="normal"/>
    </style:style>
    <style:style style:name="T126" style:family="text">
      <style:text-properties style:text-underline-style="none" fo:font-weight="normal" officeooo:rsid="00a6fed7" style:font-weight-asian="normal" style:font-weight-complex="normal"/>
    </style:style>
    <style:style style:name="T127" style:family="text">
      <style:text-properties style:text-underline-style="none" fo:font-weight="normal" officeooo:rsid="00abc176" style:font-weight-asian="normal" style:font-weight-complex="normal"/>
    </style:style>
    <style:style style:name="T128" style:family="text">
      <style:text-properties style:text-underline-style="none" fo:font-weight="normal" officeooo:rsid="00ad79ce" style:font-weight-asian="normal" style:font-weight-complex="normal"/>
    </style:style>
    <style:style style:name="T129" style:family="text">
      <style:text-properties style:text-underline-style="none" fo:font-weight="normal" officeooo:rsid="00b0b59b" style:font-weight-asian="normal" style:font-weight-complex="normal"/>
    </style:style>
    <style:style style:name="T130" style:family="text">
      <style:text-properties style:text-underline-style="none" fo:font-weight="normal" officeooo:rsid="00add7a1" style:font-weight-asian="normal" style:font-weight-complex="normal"/>
    </style:style>
    <style:style style:name="T131" style:family="text">
      <style:text-properties style:text-underline-style="none" fo:font-weight="normal" officeooo:rsid="00b2792c" style:font-weight-asian="normal" style:font-weight-complex="normal"/>
    </style:style>
    <style:style style:name="T132" style:family="text">
      <style:text-properties style:text-underline-style="none" fo:font-weight="normal" officeooo:rsid="00b8e0d0" style:font-weight-asian="normal" style:font-weight-complex="normal"/>
    </style:style>
    <style:style style:name="T133" style:family="text">
      <style:text-properties style:text-underline-style="none" fo:font-weight="normal" officeooo:rsid="00df27b0" style:font-weight-asian="normal" style:font-weight-complex="normal"/>
    </style:style>
    <style:style style:name="T134" style:family="text">
      <style:text-properties style:text-underline-style="none" fo:font-weight="normal" officeooo:rsid="00e06db2" style:font-weight-asian="normal" style:font-weight-complex="normal"/>
    </style:style>
    <style:style style:name="T135" style:family="text">
      <style:text-properties style:text-underline-style="none" fo:font-weight="normal" officeooo:rsid="00ed0bad" style:font-weight-asian="normal" style:font-weight-complex="normal"/>
    </style:style>
    <style:style style:name="T136" style:family="text">
      <style:text-properties style:text-underline-style="none" fo:font-weight="normal" officeooo:rsid="0111f82e" style:font-weight-asian="normal" style:font-weight-complex="normal"/>
    </style:style>
    <style:style style:name="T137" style:family="text">
      <style:text-properties style:text-underline-style="none" fo:font-weight="normal" officeooo:rsid="011c3ce1" style:font-weight-asian="normal" style:font-weight-complex="normal"/>
    </style:style>
    <style:style style:name="T138" style:family="text">
      <style:text-properties style:text-underline-style="none" fo:font-weight="normal" officeooo:rsid="011dcafa" style:font-weight-asian="normal" style:font-weight-complex="normal"/>
    </style:style>
    <style:style style:name="T139" style:family="text">
      <style:text-properties style:text-underline-style="none" fo:font-weight="normal" officeooo:rsid="003de33c" style:font-weight-asian="normal" style:font-weight-complex="normal"/>
    </style:style>
    <style:style style:name="T140" style:family="text">
      <style:text-properties style:text-underline-style="none" fo:font-weight="normal" officeooo:rsid="012342ac" style:font-weight-asian="normal" style:font-weight-complex="normal"/>
    </style:style>
    <style:style style:name="T141" style:family="text">
      <style:text-properties style:text-underline-style="none" fo:font-weight="normal" officeooo:rsid="012523cc" style:font-weight-asian="normal" style:font-weight-complex="normal"/>
    </style:style>
    <style:style style:name="T142" style:family="text">
      <style:text-properties style:text-underline-style="none" fo:font-weight="normal" officeooo:rsid="0127c814" style:font-weight-asian="normal" style:font-weight-complex="normal"/>
    </style:style>
    <style:style style:name="T143" style:family="text">
      <style:text-properties style:text-underline-style="none" fo:font-weight="normal" officeooo:rsid="01304c61" style:font-weight-asian="normal" style:font-weight-complex="normal"/>
    </style:style>
    <style:style style:name="T144" style:family="text">
      <style:text-properties style:text-underline-style="none" fo:font-weight="normal" officeooo:rsid="01321bb5" style:font-weight-asian="normal" style:font-weight-complex="normal"/>
    </style:style>
    <style:style style:name="T145" style:family="text">
      <style:text-properties style:text-underline-style="none" fo:font-weight="normal" officeooo:rsid="01260950" style:font-weight-asian="normal" style:font-weight-complex="normal"/>
    </style:style>
    <style:style style:name="T146" style:family="text">
      <style:text-properties style:text-underline-style="none" fo:font-weight="normal" officeooo:rsid="0139a304" style:font-weight-asian="normal" style:font-weight-complex="normal"/>
    </style:style>
    <style:style style:name="T147" style:family="text">
      <style:text-properties style:text-underline-style="none" fo:font-weight="normal" officeooo:rsid="00f48401" style:font-weight-asian="normal" style:font-weight-complex="normal"/>
    </style:style>
    <style:style style:name="T148" style:family="text">
      <style:text-properties style:text-underline-style="none" fo:font-weight="normal" officeooo:rsid="013f3e12" style:font-weight-asian="normal" style:font-weight-complex="normal"/>
    </style:style>
    <style:style style:name="T149" style:family="text">
      <style:text-properties style:text-underline-style="none" fo:font-weight="normal" officeooo:rsid="01483a5a" style:font-weight-asian="normal" style:font-weight-complex="normal"/>
    </style:style>
    <style:style style:name="T150" style:family="text">
      <style:text-properties style:text-underline-style="none" fo:font-weight="normal" officeooo:rsid="014832ec" style:font-weight-asian="normal" style:font-weight-complex="normal"/>
    </style:style>
    <style:style style:name="T151" style:family="text">
      <style:text-properties style:text-underline-style="none" fo:font-weight="normal" officeooo:rsid="014d30e8" style:font-weight-asian="normal" style:font-weight-complex="normal"/>
    </style:style>
    <style:style style:name="T152" style:family="text">
      <style:text-properties style:text-underline-style="none" fo:font-weight="normal" officeooo:rsid="015dcd8a" style:font-weight-asian="normal" style:font-weight-complex="normal"/>
    </style:style>
    <style:style style:name="T153" style:family="text">
      <style:text-properties style:text-underline-style="none" fo:font-weight="normal" officeooo:rsid="00c43805" style:font-weight-asian="normal" style:font-weight-complex="normal"/>
    </style:style>
    <style:style style:name="T154" style:family="text">
      <style:text-properties style:text-underline-style="none" fo:font-weight="normal" officeooo:rsid="0158a995" style:font-weight-asian="normal" style:font-weight-complex="normal"/>
    </style:style>
    <style:style style:name="T155" style:family="text">
      <style:text-properties style:text-underline-style="none" fo:font-weight="normal" officeooo:rsid="01566495" style:font-weight-asian="normal" style:font-weight-complex="normal"/>
    </style:style>
    <style:style style:name="T156" style:family="text">
      <style:text-properties style:text-underline-style="none" fo:font-weight="normal" officeooo:rsid="0167b2ec" style:font-weight-asian="normal" style:font-weight-complex="normal"/>
    </style:style>
    <style:style style:name="T157" style:family="text">
      <style:text-properties style:text-underline-style="none" fo:font-weight="normal" officeooo:rsid="0163d3f3" style:font-weight-asian="normal" style:font-weight-complex="normal"/>
    </style:style>
    <style:style style:name="T158" style:family="text">
      <style:text-properties style:text-underline-style="none" fo:font-weight="normal" officeooo:rsid="0180daaf" style:font-weight-asian="normal" style:font-weight-complex="normal"/>
    </style:style>
    <style:style style:name="T159" style:family="text">
      <style:text-properties style:text-underline-style="none" fo:font-weight="normal" officeooo:rsid="0184f41d" style:font-weight-asian="normal" style:font-weight-complex="normal"/>
    </style:style>
    <style:style style:name="T160" style:family="text">
      <style:text-properties style:text-underline-style="none" fo:font-weight="normal" officeooo:rsid="0186938a" style:font-weight-asian="normal" style:font-weight-complex="normal"/>
    </style:style>
    <style:style style:name="T161" style:family="text">
      <style:text-properties style:text-underline-style="none" fo:font-weight="normal" officeooo:rsid="01882063" style:font-weight-asian="normal" style:font-weight-complex="normal"/>
    </style:style>
    <style:style style:name="T162" style:family="text">
      <style:text-properties style:text-underline-style="none" fo:font-weight="normal" officeooo:rsid="017fd7ef" style:font-weight-asian="normal" style:font-weight-complex="normal"/>
    </style:style>
    <style:style style:name="T163" style:family="text">
      <style:text-properties style:text-underline-style="none" fo:font-weight="normal" officeooo:rsid="0190f0ab" style:font-weight-asian="normal" style:font-weight-complex="normal"/>
    </style:style>
    <style:style style:name="T164" style:family="text">
      <style:text-properties style:text-underline-style="none" fo:font-weight="bold" style:font-weight-asian="bold" style:font-weight-complex="bold"/>
    </style:style>
    <style:style style:name="T165" style:family="text">
      <style:text-properties style:text-underline-style="none" fo:font-weight="bold" officeooo:rsid="00670ea8" style:font-weight-asian="bold" style:font-weight-complex="bold"/>
    </style:style>
    <style:style style:name="T166" style:family="text">
      <style:text-properties style:text-underline-style="none" fo:font-weight="bold" officeooo:rsid="008acef5" style:font-weight-asian="bold" style:font-weight-complex="bold"/>
    </style:style>
    <style:style style:name="T167" style:family="text">
      <style:text-properties style:text-underline-style="none" fo:font-weight="bold" officeooo:rsid="00a542ef" style:font-weight-asian="bold" style:font-weight-complex="bold"/>
    </style:style>
    <style:style style:name="T168" style:family="text">
      <style:text-properties style:text-underline-style="none" fo:font-weight="bold" officeooo:rsid="00a6fed7" style:font-weight-asian="bold" style:font-weight-complex="bold"/>
    </style:style>
    <style:style style:name="T169" style:family="text">
      <style:text-properties style:text-underline-style="none" fo:font-weight="bold" officeooo:rsid="00b0b59b" style:font-weight-asian="bold" style:font-weight-complex="bold"/>
    </style:style>
    <style:style style:name="T170" style:family="text">
      <style:text-properties style:text-underline-style="none" fo:font-weight="bold" officeooo:rsid="00b8e0d0" style:font-weight-asian="bold" style:font-weight-complex="bold"/>
    </style:style>
    <style:style style:name="T171" style:family="text">
      <style:text-properties style:text-underline-style="none" fo:font-weight="bold" officeooo:rsid="00df27b0" style:font-weight-asian="bold" style:font-weight-complex="bold"/>
    </style:style>
    <style:style style:name="T172" style:family="text">
      <style:text-properties style:text-underline-style="none" fo:font-weight="bold" officeooo:rsid="0111f82e" style:font-weight-asian="bold" style:font-weight-complex="bold"/>
    </style:style>
    <style:style style:name="T173" style:family="text">
      <style:text-properties style:text-underline-style="none" fo:font-weight="bold" officeooo:rsid="01304c61" style:font-weight-asian="bold" style:font-weight-complex="bold"/>
    </style:style>
    <style:style style:name="T174" style:family="text">
      <style:text-properties style:text-underline-style="none" fo:font-weight="bold" officeooo:rsid="0144c3c7" style:font-weight-asian="bold" style:font-weight-complex="bold"/>
    </style:style>
    <style:style style:name="T175" style:family="text">
      <style:text-properties style:text-underline-style="none" fo:font-weight="bold" officeooo:rsid="011dcafa" style:font-weight-asian="bold" style:font-weight-complex="bold"/>
    </style:style>
    <style:style style:name="T176" style:family="text">
      <style:text-properties style:text-underline-style="none" fo:font-weight="bold" officeooo:rsid="01566495" style:font-weight-asian="bold" style:font-weight-complex="bold"/>
    </style:style>
    <style:style style:name="T177" style:family="text">
      <style:text-properties style:text-underline-style="none" fo:font-weight="bold" officeooo:rsid="0158a995" style:font-weight-asian="bold" style:font-weight-complex="bold"/>
    </style:style>
    <style:style style:name="T178" style:family="text">
      <style:text-properties style:text-underline-style="none" fo:font-weight="bold" officeooo:rsid="015dcd8a" style:font-weight-asian="bold" style:font-weight-complex="bold"/>
    </style:style>
    <style:style style:name="T179" style:family="text">
      <style:text-properties style:text-underline-style="none" fo:font-weight="bold" officeooo:rsid="0163d3f3" style:font-weight-asian="bold" style:font-weight-complex="bold"/>
    </style:style>
    <style:style style:name="T180" style:family="text">
      <style:text-properties style:text-underline-style="none" fo:font-weight="bold" officeooo:rsid="017ec56c" style:font-weight-asian="bold" style:font-weight-complex="bold"/>
    </style:style>
    <style:style style:name="T181" style:family="text">
      <style:text-properties style:text-underline-style="none" fo:font-weight="bold" officeooo:rsid="0180daaf" style:font-weight-asian="bold" style:font-weight-complex="bold"/>
    </style:style>
    <style:style style:name="T182" style:family="text">
      <style:text-properties style:text-underline-style="none" fo:font-weight="bold" officeooo:rsid="0184f41d" style:font-weight-asian="bold" style:font-weight-complex="bold"/>
    </style:style>
    <style:style style:name="T183" style:family="text">
      <style:text-properties style:text-underline-style="none" fo:font-weight="bold" officeooo:rsid="0186938a" style:font-weight-asian="bold" style:font-weight-complex="bold"/>
    </style:style>
    <style:style style:name="T184" style:family="text">
      <style:text-properties style:text-underline-style="none" fo:font-weight="bold" officeooo:rsid="01882063" style:font-weight-asian="bold" style:font-weight-complex="bold"/>
    </style:style>
    <style:style style:name="T185" style:family="text">
      <style:text-properties style:text-underline-style="none" fo:font-weight="bold" officeooo:rsid="017fd7ef" style:font-weight-asian="bold" style:font-weight-complex="bold"/>
    </style:style>
    <style:style style:name="T186" style:family="text">
      <style:text-properties style:text-underline-style="none" fo:font-weight="bold" officeooo:rsid="0190f0ab" style:font-weight-asian="bold" style:font-weight-complex="bold"/>
    </style:style>
    <style:style style:name="T187" style:family="text">
      <style:text-properties style:text-underline-style="none" officeooo:rsid="00670ea8"/>
    </style:style>
    <style:style style:name="T188" style:family="text">
      <style:text-properties style:text-underline-style="none" officeooo:rsid="00546733"/>
    </style:style>
    <style:style style:name="T189" style:family="text">
      <style:text-properties style:text-underline-style="none" officeooo:rsid="0065e028"/>
    </style:style>
    <style:style style:name="T190" style:family="text">
      <style:text-properties style:text-underline-style="none" officeooo:rsid="006fd54f"/>
    </style:style>
    <style:style style:name="T191" style:family="text">
      <style:text-properties style:text-underline-style="none" officeooo:rsid="008acef5"/>
    </style:style>
    <style:style style:name="T192" style:family="text">
      <style:text-properties style:text-underline-style="none" officeooo:rsid="00b8e0d0"/>
    </style:style>
    <style:style style:name="T193" style:family="text">
      <style:text-properties style:text-underline-style="none" officeooo:rsid="00df27b0"/>
    </style:style>
    <style:style style:name="T194" style:family="text">
      <style:text-properties style:text-underline-style="none" officeooo:rsid="00dc3b2c"/>
    </style:style>
    <style:style style:name="T195" style:family="text">
      <style:text-properties style:text-underline-style="none" officeooo:rsid="0101306e"/>
    </style:style>
    <style:style style:name="T196" style:family="text">
      <style:text-properties style:text-underline-style="none" officeooo:rsid="0102dac2"/>
    </style:style>
    <style:style style:name="T197" style:family="text">
      <style:text-properties style:text-underline-style="none" officeooo:rsid="0106ebc5"/>
    </style:style>
    <style:style style:name="T198" style:family="text">
      <style:text-properties style:text-underline-style="none" officeooo:rsid="00f53354"/>
    </style:style>
    <style:style style:name="T199" style:family="text">
      <style:text-properties style:text-underline-style="none" officeooo:rsid="010e9c61"/>
    </style:style>
    <style:style style:name="T200" style:family="text">
      <style:text-properties style:text-underline-style="none" officeooo:rsid="0114206b"/>
    </style:style>
    <style:style style:name="T201" style:family="text">
      <style:text-properties style:text-underline-style="none" officeooo:rsid="011a7786"/>
    </style:style>
    <style:style style:name="T202" style:family="text">
      <style:text-properties style:text-underline-style="none" officeooo:rsid="01218ec7"/>
    </style:style>
    <style:style style:name="T203" style:family="text">
      <style:text-properties style:text-underline-style="none" officeooo:rsid="0127c814"/>
    </style:style>
    <style:style style:name="T204" style:family="text">
      <style:text-properties style:text-underline-style="none" officeooo:rsid="01304c61"/>
    </style:style>
    <style:style style:name="T205" style:family="text">
      <style:text-properties style:text-underline-style="none" officeooo:rsid="00ed0bad" style:font-weight-asian="normal" style:font-weight-complex="normal"/>
    </style:style>
    <style:style style:name="T206" style:family="text">
      <style:text-properties style:text-underline-style="none" officeooo:rsid="013db65e"/>
    </style:style>
    <style:style style:name="T207" style:family="text">
      <style:text-properties style:text-underline-style="none" officeooo:rsid="01483a5a"/>
    </style:style>
    <style:style style:name="T208" style:family="text">
      <style:text-properties style:text-underline-style="none" officeooo:rsid="0149b594"/>
    </style:style>
    <style:style style:name="T209" style:family="text">
      <style:text-properties style:text-underline-style="none" officeooo:rsid="014d30e8"/>
    </style:style>
    <style:style style:name="T210" style:family="text">
      <style:text-properties style:text-underline-style="none" officeooo:rsid="00f48401"/>
    </style:style>
    <style:style style:name="T211" style:family="text">
      <style:text-properties style:text-underline-style="none" officeooo:rsid="0159b433"/>
    </style:style>
    <style:style style:name="T212" style:family="text">
      <style:text-properties style:text-underline-style="none" officeooo:rsid="015dcd8a"/>
    </style:style>
    <style:style style:name="T213" style:family="text">
      <style:text-properties style:text-underline-style="none" officeooo:rsid="016638cf"/>
    </style:style>
    <style:style style:name="T214" style:family="text">
      <style:text-properties style:text-underline-style="none" officeooo:rsid="0177d807"/>
    </style:style>
    <style:style style:name="T215" style:family="text">
      <style:text-properties style:text-underline-style="none" officeooo:rsid="017ec56c"/>
    </style:style>
    <style:style style:name="T216" style:family="text">
      <style:text-properties style:text-underline-style="none" officeooo:rsid="0186938a"/>
    </style:style>
    <style:style style:name="T217" style:family="text">
      <style:text-properties style:text-underline-style="none" officeooo:rsid="01a89bda"/>
    </style:style>
    <style:style style:name="T218" style:family="text">
      <style:text-properties style:text-underline-style="none" officeooo:rsid="01a9aeb2"/>
    </style:style>
    <style:style style:name="T219" style:family="text">
      <style:text-properties style:text-underline-style="none" officeooo:rsid="01b01aea"/>
    </style:style>
    <style:style style:name="T220" style:family="text">
      <style:text-properties style:text-underline-style="none" officeooo:rsid="01c19757"/>
    </style:style>
    <style:style style:name="T221" style:family="text">
      <style:text-properties style:text-underline-style="none" officeooo:rsid="01d3a46b"/>
    </style:style>
    <style:style style:name="T222" style:family="text">
      <style:text-properties style:text-underline-style="none" officeooo:rsid="01d83c9f"/>
    </style:style>
    <style:style style:name="T223" style:family="text">
      <style:text-properties style:text-underline-style="none" officeooo:rsid="01da83f6"/>
    </style:style>
    <style:style style:name="T224" style:family="text">
      <style:text-properties officeooo:rsid="00317a32"/>
    </style:style>
    <style:style style:name="T225" style:family="text">
      <style:text-properties fo:color="#ee5d43" loext:opacity="100%" fo:font-weight="bold" officeooo:rsid="00337a4d" style:font-weight-asian="bold" style:font-weight-complex="bold"/>
    </style:style>
    <style:style style:name="T226" style:family="text">
      <style:text-properties fo:color="#a0a1a7" loext:opacity="100%" fo:font-weight="bold" officeooo:rsid="00337a4d" style:font-weight-asian="bold" style:font-weight-complex="bold"/>
    </style:style>
    <style:style style:name="T227" style:family="text">
      <style:text-properties officeooo:rsid="003c49af"/>
    </style:style>
    <style:style style:name="T228" style:family="text">
      <style:text-properties fo:font-weight="normal" style:font-weight-asian="normal" style:font-weight-complex="normal"/>
    </style:style>
    <style:style style:name="T229" style:family="text">
      <style:text-properties fo:font-weight="normal" officeooo:rsid="0016090b" style:font-weight-asian="normal" style:font-weight-complex="normal"/>
    </style:style>
    <style:style style:name="T230" style:family="text">
      <style:text-properties fo:font-weight="normal" officeooo:rsid="00554e76" style:font-weight-asian="normal" style:font-weight-complex="normal"/>
    </style:style>
    <style:style style:name="T231" style:family="text">
      <style:text-properties fo:font-weight="normal" officeooo:rsid="00ba9d9f" style:font-weight-asian="normal" style:font-weight-complex="normal"/>
    </style:style>
    <style:style style:name="T232" style:family="text">
      <style:text-properties fo:font-weight="normal" officeooo:rsid="00baf2ff" style:font-weight-asian="normal" style:font-weight-complex="normal"/>
    </style:style>
    <style:style style:name="T233" style:family="text">
      <style:text-properties fo:font-weight="normal" officeooo:rsid="00b8e0d0" style:font-weight-asian="normal" style:font-weight-complex="normal"/>
    </style:style>
    <style:style style:name="T234" style:family="text">
      <style:text-properties fo:font-weight="normal" officeooo:rsid="00f02074" style:font-weight-asian="normal" style:font-weight-complex="normal"/>
    </style:style>
    <style:style style:name="T235" style:family="text">
      <style:text-properties fo:font-weight="normal" officeooo:rsid="00f0b7c4" style:font-weight-asian="normal" style:font-weight-complex="normal"/>
    </style:style>
    <style:style style:name="T236" style:family="text">
      <style:text-properties fo:font-weight="normal" officeooo:rsid="0100c19d" style:font-weight-asian="normal" style:font-weight-complex="normal"/>
    </style:style>
    <style:style style:name="T237" style:family="text">
      <style:text-properties fo:font-weight="normal" officeooo:rsid="011dcafa" style:font-weight-asian="normal" style:font-weight-complex="normal"/>
    </style:style>
    <style:style style:name="T238" style:family="text">
      <style:text-properties fo:font-weight="normal" officeooo:rsid="01456b37" style:font-weight-asian="normal" style:font-weight-complex="normal"/>
    </style:style>
    <style:style style:name="T239" style:family="text">
      <style:text-properties fo:font-weight="normal" officeooo:rsid="015ba2cd" style:font-weight-asian="normal" style:font-weight-complex="normal"/>
    </style:style>
    <style:style style:name="T240" style:family="text">
      <style:text-properties fo:font-weight="normal" officeooo:rsid="0186938a" style:font-weight-asian="normal" style:font-weight-complex="normal"/>
    </style:style>
    <style:style style:name="T241" style:family="text">
      <style:text-properties fo:font-weight="normal" officeooo:rsid="01918cdd" style:font-weight-asian="normal" style:font-weight-complex="normal"/>
    </style:style>
    <style:style style:name="T242" style:family="text">
      <style:text-properties fo:font-weight="normal" officeooo:rsid="0191efcd" style:font-weight-asian="normal" style:font-weight-complex="normal"/>
    </style:style>
    <style:style style:name="T243" style:family="text">
      <style:text-properties fo:font-weight="normal" officeooo:rsid="0192aae3" style:font-weight-asian="normal" style:font-weight-complex="normal"/>
    </style:style>
    <style:style style:name="T244" style:family="text">
      <style:text-properties fo:font-weight="normal" officeooo:rsid="01d098d4" style:font-weight-asian="normal" style:font-weight-complex="normal"/>
    </style:style>
    <style:style style:name="T245" style:family="text">
      <style:text-properties fo:font-weight="normal" officeooo:rsid="01d71539" style:font-weight-asian="normal" style:font-weight-complex="normal"/>
    </style:style>
    <style:style style:name="T246" style:family="text">
      <style:text-properties officeooo:rsid="0043e19c"/>
    </style:style>
    <style:style style:name="T247" style:family="text">
      <style:text-properties officeooo:rsid="004a80b7"/>
    </style:style>
    <style:style style:name="T248" style:family="text">
      <style:text-properties officeooo:rsid="004f115a"/>
    </style:style>
    <style:style style:name="T249" style:family="text">
      <style:text-properties officeooo:rsid="005106b5"/>
    </style:style>
    <style:style style:name="T250" style:family="text">
      <style:text-properties officeooo:rsid="00523664"/>
    </style:style>
    <style:style style:name="T251" style:family="text">
      <style:text-properties officeooo:rsid="00554e76"/>
    </style:style>
    <style:style style:name="T252" style:family="text">
      <style:text-properties officeooo:rsid="0057f7cb"/>
    </style:style>
    <style:style style:name="T253" style:family="text">
      <style:text-properties fo:font-size="16pt" style:font-size-asian="16pt" style:font-size-complex="16pt"/>
    </style:style>
    <style:style style:name="T254" style:family="text">
      <style:text-properties officeooo:rsid="0059f588"/>
    </style:style>
    <style:style style:name="T255" style:family="text">
      <style:text-properties officeooo:rsid="005e05e6"/>
    </style:style>
    <style:style style:name="T256" style:family="text">
      <style:text-properties officeooo:rsid="005f521b"/>
    </style:style>
    <style:style style:name="T257" style:family="text">
      <style:text-properties officeooo:rsid="00623441"/>
    </style:style>
    <style:style style:name="T258" style:family="text">
      <style:text-properties fo:font-size="10pt" style:font-size-asian="10pt" style:font-size-complex="10pt"/>
    </style:style>
    <style:style style:name="T259" style:family="text">
      <style:text-properties fo:font-size="10pt" fo:font-weight="bold" officeooo:rsid="00b8e0d0" style:font-size-asian="10pt" style:font-weight-asian="bold" style:font-size-complex="10pt" style:font-weight-complex="bold"/>
    </style:style>
    <style:style style:name="T260" style:family="text">
      <style:text-properties fo:font-size="10pt" style:text-underline-style="none" fo:font-weight="normal" officeooo:rsid="00b8e0d0" style:font-size-asian="10pt" style:font-weight-asian="normal" style:font-size-complex="10pt" style:font-weight-complex="normal"/>
    </style:style>
    <style:style style:name="T261" style:family="text">
      <style:text-properties fo:font-size="10pt" style:text-underline-style="none" fo:font-weight="normal" officeooo:rsid="00bbf23b" style:font-size-asian="10pt" style:font-weight-asian="normal" style:font-size-complex="10pt" style:font-weight-complex="normal"/>
    </style:style>
    <style:style style:name="T262" style:family="text">
      <style:text-properties fo:font-size="10pt" style:text-underline-style="none" fo:font-weight="normal" officeooo:rsid="00bc140d" style:font-size-asian="10pt" style:font-weight-asian="normal" style:font-size-complex="10pt" style:font-weight-complex="normal"/>
    </style:style>
    <style:style style:name="T263" style:family="text">
      <style:text-properties fo:font-size="10pt" style:text-underline-style="solid" style:text-underline-width="auto" style:text-underline-color="font-color" fo:font-weight="normal" officeooo:rsid="00bc140d" style:font-size-asian="10pt" style:font-weight-asian="normal" style:font-size-complex="10pt" style:font-weight-complex="normal"/>
    </style:style>
    <style:style style:name="T264" style:family="text">
      <style:text-properties officeooo:rsid="006d4330"/>
    </style:style>
    <style:style style:name="T265" style:family="text">
      <style:text-properties officeooo:rsid="0078f80c"/>
    </style:style>
    <style:style style:name="T266" style:family="text">
      <style:text-properties officeooo:rsid="0079499e"/>
    </style:style>
    <style:style style:name="T267" style:family="text">
      <style:text-properties officeooo:rsid="007d9907"/>
    </style:style>
    <style:style style:name="T268" style:family="text">
      <style:text-properties officeooo:rsid="008135a4"/>
    </style:style>
    <style:style style:name="T269" style:family="text">
      <style:text-properties officeooo:rsid="0084c3a7"/>
    </style:style>
    <style:style style:name="T270" style:family="text">
      <style:text-properties officeooo:rsid="00867f2e"/>
    </style:style>
    <style:style style:name="T271" style:family="text">
      <style:text-properties officeooo:rsid="006b4c6a"/>
    </style:style>
    <style:style style:name="T272" style:family="text">
      <style:text-properties officeooo:rsid="008828e8"/>
    </style:style>
    <style:style style:name="T273" style:family="text">
      <style:text-properties officeooo:rsid="0088c1ef"/>
    </style:style>
    <style:style style:name="T274" style:family="text">
      <style:text-properties style:text-position="0% 100%"/>
    </style:style>
    <style:style style:name="T275" style:family="text">
      <style:text-properties style:text-position="0% 100%" fo:font-size="10pt" style:font-size-asian="10pt" style:font-size-complex="10pt"/>
    </style:style>
    <style:style style:name="T276" style:family="text">
      <style:text-properties style:text-position="0% 100%" fo:font-size="9pt" style:font-size-asian="9pt" style:font-size-complex="9pt"/>
    </style:style>
    <style:style style:name="T277" style:family="text">
      <style:text-properties officeooo:rsid="00956dd0"/>
    </style:style>
    <style:style style:name="T278" style:family="text">
      <style:text-properties fo:font-size="9pt" style:font-size-asian="9pt" style:font-size-complex="9pt"/>
    </style:style>
    <style:style style:name="T279" style:family="text">
      <style:text-properties officeooo:rsid="00a542ef"/>
    </style:style>
    <style:style style:name="T280" style:family="text">
      <style:text-properties fo:color="#7f848e" loext:opacity="100%"/>
    </style:style>
    <style:style style:name="T281" style:family="text">
      <style:text-properties style:font-name="Liberation Serif"/>
    </style:style>
    <style:style style:name="T282" style:family="text">
      <style:text-properties style:font-name="Liberation Serif" style:text-underline-style="solid" style:text-underline-width="auto" style:text-underline-color="font-color" officeooo:rsid="00a542ef"/>
    </style:style>
    <style:style style:name="T283" style:family="text">
      <style:text-properties style:font-name="Liberation Serif" style:text-underline-style="none"/>
    </style:style>
    <style:style style:name="T284" style:family="text">
      <style:text-properties style:font-name="Liberation Serif" style:text-underline-style="none" officeooo:rsid="00a542ef"/>
    </style:style>
    <style:style style:name="T285" style:family="text">
      <style:text-properties style:font-name="Liberation Serif" style:text-underline-style="none" fo:font-weight="bold" officeooo:rsid="00a542ef" style:font-weight-asian="bold" style:font-weight-complex="bold"/>
    </style:style>
    <style:style style:name="T286" style:family="text">
      <style:text-properties style:font-name="Liberation Serif" style:text-underline-style="none" fo:font-weight="normal" officeooo:rsid="0184f41d" style:font-weight-asian="normal" style:font-weight-complex="normal"/>
    </style:style>
    <style:style style:name="T287" style:family="text">
      <style:text-properties style:font-name="Liberation Serif" style:text-underline-style="none" fo:font-weight="normal" officeooo:rsid="0190f0ab" style:font-weight-asian="normal" style:font-weight-complex="normal"/>
    </style:style>
    <style:style style:name="T288" style:family="text">
      <style:text-properties style:font-name="Liberation Serif" style:text-underline-style="none" officeooo:rsid="0184f41d"/>
    </style:style>
    <style:style style:name="T289" style:family="text">
      <style:text-properties style:font-name="Liberation Serif" style:text-underline-style="none" officeooo:rsid="0186938a"/>
    </style:style>
    <style:style style:name="T290" style:family="text">
      <style:text-properties style:font-name="Liberation Serif" officeooo:rsid="00b8e0d0"/>
    </style:style>
    <style:style style:name="T291" style:family="text">
      <style:text-properties style:font-name="Liberation Serif" fo:font-size="10pt" fo:font-weight="bold" officeooo:rsid="00b8e0d0" style:font-size-asian="10pt" style:font-weight-asian="bold" style:font-size-complex="10pt" style:font-weight-complex="bold"/>
    </style:style>
    <style:style style:name="T292" style:family="text">
      <style:text-properties style:font-name="Liberation Serif" officeooo:rsid="00e19ea9"/>
    </style:style>
    <style:style style:name="T293" style:family="text">
      <style:text-properties style:font-name="Liberation Serif" officeooo:rsid="00e315b6"/>
    </style:style>
    <style:style style:name="T294" style:family="text">
      <style:text-properties style:font-name="Liberation Serif" officeooo:rsid="00ed1d38"/>
    </style:style>
    <style:style style:name="T295" style:family="text">
      <style:text-properties style:font-name="Liberation Serif" fo:font-size="11pt" style:font-size-asian="11pt" style:font-size-complex="11pt"/>
    </style:style>
    <style:style style:name="T296" style:family="text">
      <style:text-properties style:font-name="Liberation Serif" fo:font-size="11pt" officeooo:rsid="0114206b" style:font-size-asian="11pt" style:font-size-complex="11pt"/>
    </style:style>
    <style:style style:name="T297" style:family="text">
      <style:text-properties style:font-name="Liberation Serif" fo:font-weight="normal" style:font-weight-asian="normal" style:font-weight-complex="normal"/>
    </style:style>
    <style:style style:name="T298" style:family="text">
      <style:text-properties style:font-name="Liberation Serif" fo:font-weight="normal" officeooo:rsid="011dcafa" style:font-weight-asian="normal" style:font-weight-complex="normal"/>
    </style:style>
    <style:style style:name="T299" style:family="text">
      <style:text-properties style:font-name="Liberation Serif" fo:font-weight="normal" officeooo:rsid="012e25e8" style:font-weight-asian="normal" style:font-weight-complex="normal"/>
    </style:style>
    <style:style style:name="T300" style:family="text">
      <style:text-properties style:font-name="Liberation Serif" officeooo:rsid="012e04e9"/>
    </style:style>
    <style:style style:name="T301" style:family="text">
      <style:text-properties style:font-name="Liberation Serif" officeooo:rsid="012e25e8"/>
    </style:style>
    <style:style style:name="T302" style:family="text">
      <style:text-properties style:font-name="Liberation Serif" fo:font-weight="bold" officeooo:rsid="012e25e8" style:font-weight-asian="bold" style:font-weight-complex="bold"/>
    </style:style>
    <style:style style:name="T303" style:family="text">
      <style:text-properties style:font-name="Liberation Serif" fo:font-weight="bold" officeooo:rsid="011dcafa" style:font-weight-asian="bold" style:font-weight-complex="bold"/>
    </style:style>
    <style:style style:name="T304" style:family="text">
      <style:text-properties style:font-name="Liberation Serif" fo:font-weight="bold" officeooo:rsid="01603911" style:font-weight-asian="bold" style:font-weight-complex="bold"/>
    </style:style>
    <style:style style:name="T305" style:family="text">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306" style:family="text">
      <style:text-properties style:font-name="Liberation Serif" fo:font-size="12pt" style:text-underline-style="solid" style:text-underline-width="auto" style:text-underline-color="font-color" fo:font-weight="normal" officeooo:rsid="0174e1b7" style:font-size-asian="12pt" style:font-weight-asian="normal" style:font-size-complex="12pt" style:font-weight-complex="normal"/>
    </style:style>
    <style:style style:name="T307" style:family="text">
      <style:text-properties style:font-name="Liberation Serif" fo:font-size="12pt" style:text-underline-style="solid" style:text-underline-width="auto" style:text-underline-color="font-color" fo:font-weight="normal" officeooo:rsid="017ca0ae" style:font-size-asian="12pt" style:font-weight-asian="normal" style:font-size-complex="12pt" style:font-weight-complex="normal"/>
    </style:style>
    <style:style style:name="T308" style:family="text">
      <style:text-properties style:font-name="Liberation Serif" fo:font-size="12pt" style:text-underline-style="solid" style:text-underline-width="auto" style:text-underline-color="font-color" fo:font-weight="normal" officeooo:rsid="0182c7df" style:font-size-asian="12pt" style:font-weight-asian="normal" style:font-size-complex="12pt" style:font-weight-complex="normal"/>
    </style:style>
    <style:style style:name="T309" style:family="text">
      <style:text-properties style:font-name="Liberation Serif" fo:font-size="12pt" style:text-underline-style="solid" style:text-underline-width="auto" style:text-underline-color="font-color" fo:font-weight="normal" officeooo:rsid="01990f08" style:font-size-asian="12pt" style:font-weight-asian="normal" style:font-size-complex="12pt" style:font-weight-complex="normal"/>
    </style:style>
    <style:style style:name="T310" style:family="text">
      <style:text-properties style:font-name="Liberation Serif" fo:font-size="12pt" style:text-underline-style="none" fo:font-weight="normal" style:font-size-asian="12pt" style:font-weight-asian="normal" style:font-size-complex="12pt" style:font-weight-complex="normal"/>
    </style:style>
    <style:style style:name="T311" style:family="text">
      <style:text-properties style:font-name="Liberation Serif" fo:font-size="12pt" style:text-underline-style="none" fo:font-weight="normal" officeooo:rsid="017ca0ae" style:font-size-asian="12pt" style:font-weight-asian="normal" style:font-size-complex="12pt" style:font-weight-complex="normal"/>
    </style:style>
    <style:style style:name="T312" style:family="text">
      <style:text-properties style:font-name="Liberation Serif" fo:font-size="12pt" style:text-underline-style="none" fo:font-weight="normal" officeooo:rsid="0191efcd" style:font-size-asian="12pt" style:font-weight-asian="normal" style:font-size-complex="12pt" style:font-weight-complex="normal"/>
    </style:style>
    <style:style style:name="T313" style:family="text">
      <style:text-properties style:font-name="Liberation Serif" fo:font-size="12pt" style:text-underline-style="none" fo:font-weight="normal" officeooo:rsid="01990f08" style:font-size-asian="12pt" style:font-weight-asian="normal" style:font-size-complex="12pt" style:font-weight-complex="normal"/>
    </style:style>
    <style:style style:name="T314" style:family="text">
      <style:text-properties style:font-name="Liberation Serif" fo:font-size="12pt" style:text-underline-style="none" fo:font-weight="normal" officeooo:rsid="019b5265" style:font-size-asian="12pt" style:font-weight-asian="normal" style:font-size-complex="12pt" style:font-weight-complex="normal"/>
    </style:style>
    <style:style style:name="T315" style:family="text">
      <style:text-properties style:font-name="Liberation Serif" fo:font-size="12pt" style:text-underline-style="none" fo:font-weight="normal" officeooo:rsid="019b1894" style:font-size-asian="12pt" style:font-weight-asian="normal" style:font-size-complex="12pt" style:font-weight-complex="normal"/>
    </style:style>
    <style:style style:name="T316" style:family="text">
      <style:text-properties style:font-name="Liberation Serif" fo:font-size="12pt" style:text-underline-style="none" fo:font-weight="normal" officeooo:rsid="019c60b3" style:font-size-asian="12pt" style:font-weight-asian="normal" style:font-size-complex="12pt" style:font-weight-complex="normal"/>
    </style:style>
    <style:style style:name="T317" style:family="text">
      <style:text-properties style:font-name="Liberation Serif" fo:font-size="12pt" style:text-underline-style="none" fo:font-weight="normal" officeooo:rsid="019da4ec" style:font-size-asian="12pt" style:font-weight-asian="normal" style:font-size-complex="12pt" style:font-weight-complex="normal"/>
    </style:style>
    <style:style style:name="T318" style:family="text">
      <style:text-properties style:font-name="Liberation Serif" fo:font-size="12pt" style:text-underline-style="none" fo:font-weight="normal" officeooo:rsid="019e619f" style:font-size-asian="12pt" style:font-weight-asian="normal" style:font-size-complex="12pt" style:font-weight-complex="normal"/>
    </style:style>
    <style:style style:name="T319" style:family="text">
      <style:text-properties style:font-name="Liberation Serif" fo:font-size="12pt" style:text-underline-style="none" fo:font-weight="normal" officeooo:rsid="01882063" style:font-size-asian="12pt" style:font-weight-asian="normal" style:font-size-complex="12pt" style:font-weight-complex="normal"/>
    </style:style>
    <style:style style:name="T320" style:family="text">
      <style:text-properties style:font-name="Liberation Serif" fo:font-size="12pt" style:text-underline-style="none" fo:font-weight="normal" officeooo:rsid="01d71539" style:font-size-asian="12pt" style:font-weight-asian="normal" style:font-size-complex="12pt" style:font-weight-complex="normal"/>
    </style:style>
    <style:style style:name="T321" style:family="text">
      <style:text-properties style:font-name="Liberation Serif" fo:font-size="12pt" style:text-underline-style="none" fo:font-weight="normal" officeooo:rsid="01d54dca" style:font-size-asian="12pt" style:font-weight-asian="normal" style:font-size-complex="12pt" style:font-weight-complex="normal"/>
    </style:style>
    <style:style style:name="T322" style:family="text">
      <style:text-properties style:font-name="Liberation Serif" fo:font-size="12pt" style:text-underline-style="none" style:font-size-asian="12pt" style:font-size-complex="12pt"/>
    </style:style>
    <style:style style:name="T323" style:family="text">
      <style:text-properties style:font-name="Liberation Serif" fo:font-size="12pt" style:text-underline-style="none" officeooo:rsid="019b5265" style:font-size-asian="12pt" style:font-size-complex="12pt"/>
    </style:style>
    <style:style style:name="T324" style:family="text">
      <style:text-properties style:font-name="Liberation Serif" fo:font-size="12pt" style:text-underline-style="none" fo:font-weight="bold" officeooo:rsid="01d71539" style:font-size-asian="12pt" style:font-weight-asian="bold" style:font-size-complex="12pt" style:font-weight-complex="bold"/>
    </style:style>
    <style:style style:name="T325" style:family="text">
      <style:text-properties style:font-name="Liberation Serif" fo:font-size="12pt" style:text-underline-style="none" fo:font-weight="bold" officeooo:rsid="01d54dca" style:font-size-asian="12pt" style:font-weight-asian="bold" style:font-size-complex="12pt" style:font-weight-complex="bold"/>
    </style:style>
    <style:style style:name="T326" style:family="text">
      <style:text-properties style:font-name="Liberation Serif" officeooo:rsid="017ca0ae"/>
    </style:style>
    <style:style style:name="T327" style:family="text">
      <style:text-properties style:font-name="Liberation Serif" officeooo:rsid="0174e1b7"/>
    </style:style>
    <style:style style:name="T328" style:family="text">
      <style:text-properties style:font-name="Liberation Serif" officeooo:rsid="01ab1331"/>
    </style:style>
    <style:style style:name="T329" style:family="text">
      <style:text-properties style:font-name="Liberation Serif" officeooo:rsid="01ba973e"/>
    </style:style>
    <style:style style:name="T330" style:family="text">
      <style:text-properties officeooo:rsid="00a88280"/>
    </style:style>
    <style:style style:name="T331" style:family="text">
      <style:text-properties officeooo:rsid="00ad79ce"/>
    </style:style>
    <style:style style:name="T332" style:family="text">
      <style:text-properties officeooo:rsid="00add7a1"/>
    </style:style>
    <style:style style:name="T333" style:family="text">
      <style:text-properties officeooo:rsid="00ae1b1c"/>
    </style:style>
    <style:style style:name="T334" style:family="text">
      <style:text-properties officeooo:rsid="00ae3d30"/>
    </style:style>
    <style:style style:name="T335" style:family="text">
      <style:text-properties officeooo:rsid="00b0924d"/>
    </style:style>
    <style:style style:name="T336" style:family="text">
      <style:text-properties officeooo:rsid="00b0b59b"/>
    </style:style>
    <style:style style:name="T337" style:family="text">
      <style:text-properties officeooo:rsid="00b13dad"/>
    </style:style>
    <style:style style:name="T338" style:family="text">
      <style:text-properties officeooo:rsid="00b34519"/>
    </style:style>
    <style:style style:name="T339" style:family="text">
      <style:text-properties officeooo:rsid="00be3a0a"/>
    </style:style>
    <style:style style:name="T340" style:family="text">
      <style:text-properties officeooo:rsid="00cdd93a"/>
    </style:style>
    <style:style style:name="T341" style:family="text">
      <style:text-properties fo:font-size="13pt" style:font-size-asian="13pt" style:font-size-complex="13pt"/>
    </style:style>
    <style:style style:name="T342" style:family="text">
      <style:text-properties fo:font-size="14pt" style:font-size-asian="14pt" style:font-size-complex="14pt"/>
    </style:style>
    <style:style style:name="T343" style:family="text">
      <style:text-properties fo:font-size="14pt" officeooo:rsid="0030dfb9" style:font-size-asian="14pt" style:font-size-complex="14pt"/>
    </style:style>
    <style:style style:name="T344" style:family="text">
      <style:text-properties fo:font-size="14pt" fo:font-weight="bold" style:font-size-asian="14pt" style:font-weight-asian="bold" style:font-size-complex="14pt" style:font-weight-complex="bold"/>
    </style:style>
    <style:style style:name="T345" style:family="text">
      <style:text-properties fo:font-size="14pt" fo:font-weight="bold" officeooo:rsid="004f115a" style:font-size-asian="14pt" style:font-weight-asian="bold" style:font-size-complex="14pt" style:font-weight-complex="bold"/>
    </style:style>
    <style:style style:name="T346" style:family="text">
      <style:text-properties fo:font-size="14pt" fo:font-weight="bold" officeooo:rsid="00a20004" style:font-size-asian="14pt" style:font-weight-asian="bold" style:font-size-complex="14pt" style:font-weight-complex="bold"/>
    </style:style>
    <style:style style:name="T347" style:family="text">
      <style:text-properties fo:font-size="14pt" fo:font-weight="bold" officeooo:rsid="0161507b" style:font-size-asian="14pt" style:font-weight-asian="bold" style:font-size-complex="14pt" style:font-weight-complex="bold"/>
    </style:style>
    <style:style style:name="T348" style:family="text">
      <style:text-properties fo:font-size="14pt" style:text-underline-style="none" fo:font-weight="bold" officeooo:rsid="015ba2cd" style:font-size-asian="14pt" style:font-weight-asian="bold" style:font-size-complex="14pt" style:font-weight-complex="bold"/>
    </style:style>
    <style:style style:name="T349" style:family="text">
      <style:text-properties officeooo:rsid="00d11f05"/>
    </style:style>
    <style:style style:name="T350" style:family="text">
      <style:text-properties officeooo:rsid="00d3b574"/>
    </style:style>
    <style:style style:name="T351" style:family="text">
      <style:text-properties officeooo:rsid="00d57456"/>
    </style:style>
    <style:style style:name="T352" style:family="text">
      <style:text-properties officeooo:rsid="00d78811"/>
    </style:style>
    <style:style style:name="T353" style:family="text">
      <style:text-properties officeooo:rsid="00da78d4"/>
    </style:style>
    <style:style style:name="T354" style:family="text">
      <style:text-properties officeooo:rsid="00dc3b2c"/>
    </style:style>
    <style:style style:name="T355" style:family="text">
      <style:text-properties officeooo:rsid="00debf9d"/>
    </style:style>
    <style:style style:name="T356" style:family="text">
      <style:text-properties officeooo:rsid="00df27b0"/>
    </style:style>
    <style:style style:name="T357" style:family="text">
      <style:text-properties officeooo:rsid="00e18ba1"/>
    </style:style>
    <style:style style:name="T358" style:family="text">
      <style:text-properties officeooo:rsid="00e19ea9"/>
    </style:style>
    <style:style style:name="T359" style:family="text">
      <style:text-properties officeooo:rsid="00e315b6"/>
    </style:style>
    <style:style style:name="T360" style:family="text">
      <style:text-properties officeooo:rsid="00e6e969"/>
    </style:style>
    <style:style style:name="T361" style:family="text">
      <style:text-properties officeooo:rsid="00ed0bad"/>
    </style:style>
    <style:style style:name="T362" style:family="text">
      <style:text-properties officeooo:rsid="00f02074"/>
    </style:style>
    <style:style style:name="T363" style:family="text">
      <style:text-properties officeooo:rsid="00f0b7c4"/>
    </style:style>
    <style:style style:name="T364" style:family="text">
      <style:text-properties officeooo:rsid="00f6353e"/>
    </style:style>
    <style:style style:name="T365" style:family="text">
      <style:text-properties officeooo:rsid="00f8e48a"/>
    </style:style>
    <style:style style:name="T366" style:family="text">
      <style:text-properties officeooo:rsid="00fb735f"/>
    </style:style>
    <style:style style:name="T367" style:family="text">
      <style:text-properties officeooo:rsid="01002948"/>
    </style:style>
    <style:style style:name="T368" style:family="text">
      <style:text-properties officeooo:rsid="0100c19d"/>
    </style:style>
    <style:style style:name="T369" style:family="text">
      <style:text-properties officeooo:rsid="01061a06"/>
    </style:style>
    <style:style style:name="T370" style:family="text">
      <style:text-properties officeooo:rsid="01078d0f"/>
    </style:style>
    <style:style style:name="T371" style:family="text">
      <style:text-properties officeooo:rsid="0109d312"/>
    </style:style>
    <style:style style:name="T372" style:family="text">
      <style:text-properties officeooo:rsid="010c4058"/>
    </style:style>
    <style:style style:name="T373" style:family="text">
      <style:text-properties officeooo:rsid="010e9c61"/>
    </style:style>
    <style:style style:name="T374" style:family="text">
      <style:text-properties officeooo:rsid="011074bf"/>
    </style:style>
    <style:style style:name="T375" style:family="text">
      <style:text-properties officeooo:rsid="0111f82e"/>
    </style:style>
    <style:style style:name="T376" style:family="text">
      <style:text-properties officeooo:rsid="0114206b"/>
    </style:style>
    <style:style style:name="T377" style:family="text">
      <style:text-properties officeooo:rsid="0117f341"/>
    </style:style>
    <style:style style:name="T378" style:family="text">
      <style:text-properties officeooo:rsid="011a7786"/>
    </style:style>
    <style:style style:name="T379" style:family="text">
      <style:text-properties officeooo:rsid="011b5a7a"/>
    </style:style>
    <style:style style:name="T380" style:family="text">
      <style:text-properties officeooo:rsid="011c3ce1"/>
    </style:style>
    <style:style style:name="T381" style:family="text">
      <style:text-properties style:text-line-through-style="none" style:text-line-through-type="none" style:text-underline-style="solid" style:text-underline-width="auto" style:text-underline-color="font-color"/>
    </style:style>
    <style:style style:name="T382" style:family="text">
      <style:text-properties officeooo:rsid="011dcafa"/>
    </style:style>
    <style:style style:name="T383" style:family="text">
      <style:text-properties officeooo:rsid="011fdcec"/>
    </style:style>
    <style:style style:name="T384" style:family="text">
      <style:text-properties officeooo:rsid="0120e57e"/>
    </style:style>
    <style:style style:name="T385" style:family="text">
      <style:text-properties officeooo:rsid="01218ec7"/>
    </style:style>
    <style:style style:name="T386" style:family="text">
      <style:text-properties officeooo:rsid="01260950"/>
    </style:style>
    <style:style style:name="T387" style:family="text">
      <style:text-properties officeooo:rsid="003de33c"/>
    </style:style>
    <style:style style:name="T388" style:family="text">
      <style:text-properties officeooo:rsid="0127c814"/>
    </style:style>
    <style:style style:name="T389" style:family="text">
      <style:text-properties officeooo:rsid="012d0981"/>
    </style:style>
    <style:style style:name="T390" style:family="text">
      <style:text-properties officeooo:rsid="012dd033"/>
    </style:style>
    <style:style style:name="T391" style:family="text">
      <style:text-properties fo:color="#ff0000" loext:opacity="100%" fo:font-weight="bold" officeooo:rsid="012dd033" style:font-weight-asian="bold" style:font-weight-complex="bold"/>
    </style:style>
    <style:style style:name="T392" style:family="text">
      <style:text-properties fo:color="#ff0000" loext:opacity="100%" officeooo:rsid="013556b1"/>
    </style:style>
    <style:style style:name="T393" style:family="text">
      <style:text-properties officeooo:rsid="012e04e9"/>
    </style:style>
    <style:style style:name="T394" style:family="text">
      <style:text-properties style:use-window-font-color="true" loext:opacity="0%"/>
    </style:style>
    <style:style style:name="T395" style:family="text">
      <style:text-properties style:use-window-font-color="true" loext:opacity="0%" fo:font-weight="bold" officeooo:rsid="012dd033" style:font-weight-asian="bold" style:font-weight-complex="bold"/>
    </style:style>
    <style:style style:name="T396" style:family="text">
      <style:text-properties style:use-window-font-color="true" loext:opacity="0%" fo:font-style="normal" fo:font-weight="normal" officeooo:rsid="012e04e9" style:font-style-asian="normal" style:font-weight-asian="normal" style:font-style-complex="normal" style:font-weight-complex="normal"/>
    </style:style>
    <style:style style:name="T397" style:family="text">
      <style:text-properties style:use-window-font-color="true" loext:opacity="0%" fo:font-style="normal" fo:font-weight="bold" officeooo:rsid="012e04e9" style:font-style-asian="normal" style:font-weight-asian="bold" style:font-style-complex="normal" style:font-weight-complex="bold"/>
    </style:style>
    <style:style style:name="T398" style:family="text">
      <style:text-properties style:use-window-font-color="true" loext:opacity="0%" officeooo:rsid="013556b1"/>
    </style:style>
    <style:style style:name="T399" style:family="text">
      <style:text-properties officeooo:rsid="01304c61"/>
    </style:style>
    <style:style style:name="T400" style:family="text">
      <style:text-properties officeooo:rsid="013372b2"/>
    </style:style>
    <style:style style:name="T401" style:family="text">
      <style:text-properties officeooo:rsid="0139a304"/>
    </style:style>
    <style:style style:name="T402" style:family="text">
      <style:text-properties officeooo:rsid="0139a587"/>
    </style:style>
    <style:style style:name="T403" style:family="text">
      <style:text-properties officeooo:rsid="013eb59c"/>
    </style:style>
    <style:style style:name="T404" style:family="text">
      <style:text-properties officeooo:rsid="0144c3c7"/>
    </style:style>
    <style:style style:name="T405" style:family="text">
      <style:text-properties officeooo:rsid="01456b37"/>
    </style:style>
    <style:style style:name="T406" style:family="text">
      <style:text-properties officeooo:rsid="01471684"/>
    </style:style>
    <style:style style:name="T407" style:family="text">
      <style:text-properties officeooo:rsid="014b7374"/>
    </style:style>
    <style:style style:name="T408" style:family="text">
      <style:text-properties officeooo:rsid="014c6a9b"/>
    </style:style>
    <style:style style:name="T409" style:family="text">
      <style:text-properties officeooo:rsid="014d30e8"/>
    </style:style>
    <style:style style:name="T410" style:family="text">
      <style:text-properties officeooo:rsid="014ef432"/>
    </style:style>
    <style:style style:name="T411" style:family="text">
      <style:text-properties officeooo:rsid="0150bd17"/>
    </style:style>
    <style:style style:name="T412" style:family="text">
      <style:text-properties officeooo:rsid="01520813"/>
    </style:style>
    <style:style style:name="T413" style:family="text">
      <style:text-properties officeooo:rsid="01521117"/>
    </style:style>
    <style:style style:name="T414" style:family="text">
      <style:text-properties officeooo:rsid="0152ab6d"/>
    </style:style>
    <style:style style:name="T415" style:family="text">
      <style:text-properties officeooo:rsid="01545ca1"/>
    </style:style>
    <style:style style:name="T416" style:family="text">
      <style:text-properties officeooo:rsid="0155a8ba"/>
    </style:style>
    <style:style style:name="T417" style:family="text">
      <style:text-properties officeooo:rsid="01566495"/>
    </style:style>
    <style:style style:name="T418" style:family="text">
      <style:text-properties officeooo:rsid="015ba2cd"/>
    </style:style>
    <style:style style:name="T419" style:family="text">
      <style:text-properties officeooo:rsid="015dcd8a"/>
    </style:style>
    <style:style style:name="T420" style:family="text">
      <style:text-properties officeooo:rsid="015f1ef8"/>
    </style:style>
    <style:style style:name="T421" style:family="text">
      <style:text-properties officeooo:rsid="0163d3f3"/>
    </style:style>
    <style:style style:name="T422" style:family="text">
      <style:text-properties officeooo:rsid="0169d689"/>
    </style:style>
    <style:style style:name="T423" style:family="text">
      <style:text-properties officeooo:rsid="016aa6bf"/>
    </style:style>
    <style:style style:name="T424" style:family="text">
      <style:text-properties officeooo:rsid="016becc5"/>
    </style:style>
    <style:style style:name="T425" style:family="text">
      <style:text-properties officeooo:rsid="015e6a41"/>
    </style:style>
    <style:style style:name="T426" style:family="text">
      <style:text-properties fo:color="#c9211e" loext:opacity="100%" officeooo:rsid="0162922f"/>
    </style:style>
    <style:style style:name="T427" style:family="text">
      <style:text-properties fo:color="#c9211e" loext:opacity="100%" officeooo:rsid="01b01674"/>
    </style:style>
    <style:style style:name="T428" style:family="text">
      <style:text-properties fo:color="#c9211e" loext:opacity="100%" officeooo:rsid="01da83f6"/>
    </style:style>
    <style:style style:name="T429" style:family="text">
      <style:text-properties fo:font-size="18pt" fo:font-weight="bold" officeooo:rsid="000943b9" style:font-size-asian="18pt" style:font-weight-asian="bold" style:font-size-complex="18pt" style:font-weight-complex="bold"/>
    </style:style>
    <style:style style:name="T430" style:family="text">
      <style:text-properties officeooo:rsid="0162922f"/>
    </style:style>
    <style:style style:name="T431" style:family="text">
      <style:text-properties officeooo:rsid="0174e1b7"/>
    </style:style>
    <style:style style:name="T432" style:family="text">
      <style:text-properties officeooo:rsid="00f48401"/>
    </style:style>
    <style:style style:name="T433" style:family="text">
      <style:text-properties officeooo:rsid="0177d807"/>
    </style:style>
    <style:style style:name="T434" style:family="text">
      <style:text-properties style:font-name="Liberation Mono" fo:font-style="normal" fo:font-weight="bold" style:font-style-asian="normal" style:font-weight-asian="bold" style:font-style-complex="normal" style:font-weight-complex="bold"/>
    </style:style>
    <style:style style:name="T435" style:family="text">
      <style:text-properties officeooo:rsid="0177fe30"/>
    </style:style>
    <style:style style:name="T436" style:family="text">
      <style:text-properties officeooo:rsid="017d6ab0"/>
    </style:style>
    <style:style style:name="T437" style:family="text">
      <style:text-properties officeooo:rsid="0183b6f0"/>
    </style:style>
    <style:style style:name="T438" style:family="text">
      <style:text-properties officeooo:rsid="0184f41d"/>
    </style:style>
    <style:style style:name="T439" style:family="text">
      <style:text-properties officeooo:rsid="0186938a"/>
    </style:style>
    <style:style style:name="T440" style:family="text">
      <style:text-properties fo:language="es" fo:country="ES"/>
    </style:style>
    <style:style style:name="T441" style:family="text">
      <style:text-properties fo:language="es" fo:country="ES" fo:font-weight="normal" officeooo:rsid="0188ceb2" style:font-weight-asian="normal" style:font-weight-complex="normal"/>
    </style:style>
    <style:style style:name="T442" style:family="text">
      <style:text-properties fo:language="es" fo:country="ES" fo:font-weight="normal" officeooo:rsid="0189d0a3" style:font-weight-asian="normal" style:font-weight-complex="normal"/>
    </style:style>
    <style:style style:name="T443" style:family="text">
      <style:text-properties fo:language="es" fo:country="ES" officeooo:rsid="0189d0a3"/>
    </style:style>
    <style:style style:name="T444" style:family="text">
      <style:text-properties fo:font-size="11pt" style:font-size-asian="11pt" style:font-size-complex="11pt"/>
    </style:style>
    <style:style style:name="T445" style:family="text">
      <style:text-properties fo:font-size="11pt" officeooo:rsid="018ef158" style:font-size-asian="11pt" style:font-size-complex="11pt"/>
    </style:style>
    <style:style style:name="T446" style:family="text">
      <style:text-properties fo:font-size="11pt" officeooo:rsid="018f1748" style:font-size-asian="11pt" style:font-size-complex="11pt"/>
    </style:style>
    <style:style style:name="T447" style:family="text">
      <style:text-properties fo:font-size="11pt" fo:font-weight="normal" style:font-size-asian="9.60000038146973pt" style:font-weight-asian="normal" style:font-size-complex="11pt" style:font-weight-complex="normal"/>
    </style:style>
    <style:style style:name="T448" style:family="text">
      <style:text-properties fo:font-size="11pt" fo:font-weight="normal" officeooo:rsid="01b1db7f" style:font-size-asian="9.60000038146973pt" style:font-weight-asian="normal" style:font-size-complex="11pt" style:font-weight-complex="normal"/>
    </style:style>
    <style:style style:name="T449" style:family="text">
      <style:text-properties officeooo:rsid="018ef158"/>
    </style:style>
    <style:style style:name="T450" style:family="text">
      <style:text-properties officeooo:rsid="0190ef3f"/>
    </style:style>
    <style:style style:name="T451" style:family="text">
      <style:text-properties officeooo:rsid="0190f0ab"/>
    </style:style>
    <style:style style:name="T452" style:family="text">
      <style:text-properties officeooo:rsid="01918cdd"/>
    </style:style>
    <style:style style:name="T453" style:family="text">
      <style:text-properties officeooo:rsid="0191efcd"/>
    </style:style>
    <style:style style:name="T454" style:family="text">
      <style:text-properties officeooo:rsid="0192aae3"/>
    </style:style>
    <style:style style:name="T455" style:family="text">
      <style:text-properties officeooo:rsid="01936bbc"/>
    </style:style>
    <style:style style:name="T456" style:family="text">
      <style:text-properties officeooo:rsid="01952f8e"/>
    </style:style>
    <style:style style:name="T457" style:family="text">
      <style:text-properties officeooo:rsid="019809f2"/>
    </style:style>
    <style:style style:name="T458" style:family="text">
      <style:text-properties officeooo:rsid="01990f08"/>
    </style:style>
    <style:style style:name="T459" style:family="text">
      <style:text-properties officeooo:rsid="019b5265"/>
    </style:style>
    <style:style style:name="T460" style:family="text">
      <style:text-properties officeooo:rsid="019bd676"/>
    </style:style>
    <style:style style:name="T461" style:family="text">
      <style:text-properties officeooo:rsid="01a31847"/>
    </style:style>
    <style:style style:name="T462" style:family="text">
      <style:text-properties officeooo:rsid="01a5a58c"/>
    </style:style>
    <style:style style:name="T463" style:family="text">
      <style:text-properties officeooo:rsid="01a9aeb2"/>
    </style:style>
    <style:style style:name="T464" style:family="text">
      <style:text-properties officeooo:rsid="01af6c13"/>
    </style:style>
    <style:style style:name="T465" style:family="text">
      <style:text-properties officeooo:rsid="01b01674"/>
    </style:style>
    <style:style style:name="T466" style:family="text">
      <style:text-properties officeooo:rsid="01b1d5ad"/>
    </style:style>
    <style:style style:name="T467" style:family="text">
      <style:text-properties officeooo:rsid="01b1db7f"/>
    </style:style>
    <style:style style:name="T468" style:family="text">
      <style:text-properties officeooo:rsid="01b4e89f"/>
    </style:style>
    <style:style style:name="T469" style:family="text">
      <style:text-properties officeooo:rsid="01b79c62"/>
    </style:style>
    <style:style style:name="T470" style:family="text">
      <style:text-properties officeooo:rsid="01ba1300"/>
    </style:style>
    <style:style style:name="T471" style:family="text">
      <style:text-properties officeooo:rsid="01ba973e"/>
    </style:style>
    <style:style style:name="T472" style:family="text">
      <style:text-properties officeooo:rsid="01bb34d2"/>
    </style:style>
    <style:style style:name="T473" style:family="text">
      <style:text-properties officeooo:rsid="01bc1b09"/>
    </style:style>
    <style:style style:name="T474" style:family="text">
      <style:text-properties officeooo:rsid="01c19757"/>
    </style:style>
    <style:style style:name="T475" style:family="text">
      <style:text-properties officeooo:rsid="01cf0e74"/>
    </style:style>
    <style:style style:name="T476" style:family="text">
      <style:text-properties officeooo:rsid="01cf9e19"/>
    </style:style>
    <style:style style:name="T477" style:family="text">
      <style:text-properties officeooo:rsid="01d098d4"/>
    </style:style>
    <style:style style:name="T478" style:family="text">
      <style:text-properties officeooo:rsid="01d54dca"/>
    </style:style>
    <style:style style:name="T479" style:family="text">
      <style:text-properties officeooo:rsid="01d9f348"/>
    </style:style>
    <style:style style:name="T480" style:family="text">
      <style:text-properties officeooo:rsid="01da83f6"/>
    </style:style>
    <style:style style:name="T481" style:family="text">
      <style:text-properties officeooo:rsid="01df436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1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fill-color="#ffffff" draw:textarea-horizontal-align="justify" draw:textarea-vertical-align="middle" draw:auto-grow-height="false" fo:min-height="0.57cm" fo:min-width="1.572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513">PRÁCTICAS S0</text:p>
      <text:p text:style-name="P513"/>
      <text:p text:style-name="P525">ÍNDICE</text:p>
      <text:p text:style-name="P525"/>
      <text:p text:style-name="P418">1-Enunciados de las pŕacticas (traducidos)</text:p>
      <text:p text:style-name="P418"/>
      <text:p text:style-name="P418">2-<text:span text:style-name="T415"> Introducción teórica + Salidas de mi shell por orden en cada práctica</text:span></text:p>
      <text:p text:style-name="P418"/>
      <text:p text:style-name="P419">3- INFORME SHELL: explicación por orden de cada una de las funciones de las práctica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P0:</text:p>
      <text:p text:style-name="P103">Sistemas Operativos Grado en Informática. Curso 2024-2025 Asignación de laboratorio 0: Introducción al lenguaje de programación C Para familiarizarnos con el lenguaje de programación C, comenzaremos a codificar un shell. La codificación de este shell continuará en las próximas asignaciones de laboratorio. En este shell, debemos mantener dos listas: una para los comandos ingresados al shell y otra para los archivos abiertos del shell.</text:p>
      <text:p text:style-name="P4">Comenzaremos con un shell casi vacío, que básicamente es un bucle que:</text:p>
      <text:list text:style-name="L1">
        <text:list-item>
          <text:p text:style-name="P668">Imprime un mensaje de bienvenida </text:p>
        </text:list-item>
        <text:list-item>
          <text:p text:style-name="P668">Lee desde la entrada estándar una línea de texto que incluye un comando (con sus argumentos). </text:p>
        </text:list-item>
        <text:list-item>
          <text:p text:style-name="P668">Almacena este comando en una lista de comandos que se le han dado, cada uno con su número de orden en una lista que llamaremos "historial de comandos". </text:p>
        </text:list-item>
        <text:list-item>
          <text:p text:style-name="P668">Separa el comando y sus argumentos </text:p>
        </text:list-item>
        <text:list-item>
          <text:p text:style-name="P669">Procesa el comando con sus argumentos </text:p>
        </text:list-item>
      </text:list>
      <text:p text:style-name="P4">En este momento, este shell solo debe entender los comandos descritos a continuación. En las próximas asignaciones de laboratorio, completaremos este shell: construiremos la asignación de laboratorio 1 sobre el código de la asignación de laboratorio 0, la asignación de laboratorio 2 sobre el código de la asignación de laboratorio 1, y así sucesivamente.</text:p>
      <text:p text:style-name="P4">Este shell también debe tener la capacidad de abrir y cerrar archivos con las llamadas al sistema open y close. También puede duplicar descriptores de archivo (con la llamada al sistema dup). El shell debe mantener una lista de sus archivos abiertos (simplemente agregando un elemento a esta lista cada vez que se abre un archivo y eliminando una entrada cuando se cierra un archivo), que podemos examinar con el comando apropiado (open), y debe ser coherente con la lista que tiene el sistema (disponible con lsof -p shell pid en Linux).</text:p>
      <text:p text:style-name="P4">El archivo ayudaP0.c proporciona algún código que se puede utilizar para esta asignación de laboratorio.</text:p>
      <text:p text:style-name="P4">Comandos:</text:p>
      <text:list text:style-name="L2">
        <text:list-item>
          <text:p text:style-name="P670"><text:span text:style-name="T36">aut</text:span><text:span text:style-name="T40">hors</text:span><text:span text:style-name="T36">: </text:span>Imprime los nombres y logins de los autores del programa. autores -l imprime solo los logins y autores -n imprime solo los nombres. </text:p>
        </text:list-item>
        <text:list-item>
          <text:p text:style-name="P670"><text:span text:style-name="T36">pid:</text:span> Imprime el ID del proceso que ejecuta el shell. </text:p>
        </text:list-item>
        <text:list-item>
          <text:p text:style-name="P670"><text:span text:style-name="T36">ppid: </text:span>Imprime el ID del proceso padre del shell. </text:p>
        </text:list-item>
        <text:list-item>
          <text:p text:style-name="P670"><text:span text:style-name="T36">cd [dir]:</text:span> Cambia el directorio de trabajo actual del shell a dir (utilizando la llamada al sistema chdir). Cuando se invoca sin argumentos, imprime el directorio de trabajo actual (utilizando la llamada al sistema getcwd). </text:p>
        </text:list-item>
        <text:list-item>
          <text:p text:style-name="P670"><text:span text:style-name="T40">date</text:span><text:span text:style-name="T36"> [-t|-d]:</text:span> Imprime la fecha actual en el formato DD/MM/AAAA y la hora actual en el formato hh:mm:ss. </text:p>
        </text:list-item>
        <text:list-item>
          <text:p text:style-name="P670"><text:span text:style-name="T40">date</text:span><text:span text:style-name="T36"> -d: </text:span>Imprime la fecha actual en el formato DD/MM/AAAA. </text:p>
        </text:list-item>
        <text:list-item>
          <text:p text:style-name="P670"><text:span text:style-name="T40">date</text:span><text:span text:style-name="T36"> -t: </text:span>Imprime la hora actual en el formato hh:mm:ss. </text:p>
        </text:list-item>
        <text:list-item>
          <text:p text:style-name="P670"><text:span text:style-name="T36">hist</text:span><text:span text:style-name="T40">oric</text:span><text:span text:style-name="T36"> [N|-N]:</text:span> Muestra el historial de comandos ejecutados por este shell. Para hacer esto, debemos implementar una lista para almacenar todos los comandos ingresados al shell. </text:p>
          <text:list>
            <text:list-item>
              <text:p text:style-name="P670"><text:soft-page-break/><text:span text:style-name="T228">hist</text:span><text:span text:style-name="T229">oric</text:span><text:span text:style-name="T228">: </text:span>Imprime todos los comandos que se han ingresado con su número de orden. </text:p>
            </text:list-item>
            <text:list-item>
              <text:p text:style-name="P670">hist<text:span text:style-name="T1">oric</text:span> N: Repite el comando número N (del historial de comandos). </text:p>
            </text:list-item>
            <text:list-item>
              <text:p text:style-name="P670">hist<text:span text:style-name="T1">oric</text:span> -N: Imprime solo los últimos N comandos. </text:p>
            </text:list-item>
          </text:list>
        </text:list-item>
        <text:list-item>
          <text:p text:style-name="P670">Los estudiantes pueden decidir si el historial comienza a numerar los comandos en 0 o en 1. Hipotéticamente, hay un escenario en el que intentar repetir un comando histórico podría generar un bucle infinito o un desbordamiento de pila (dependiendo de cómo se codifique), por lo que los estudiantes pueden elegir no almacenar llamadas a histórico N en la lista de historial si lo desean (ver NOTAS SOBRE LA IMPLEMENTACIÓN DE LISTAS al final de este documento). </text:p>
        </text:list-item>
        <text:list-item>
          <text:p text:style-name="P670"><text:span text:style-name="T1">open</text:span> [<text:span text:style-name="T1">file</text:span>] mod<text:span text:style-name="T1">e</text:span>: Abre un archivo y lo agrega (junto con el descriptor de archivo y el modo de apertura) a la lista de archivos abiertos del shell. Para el modo, utilizaremos cr para O_CREAT, ap para O_APPEND, ex para O_EXCL, ro para O_RDONLY, rw para O_RDWR, wo para O_WRONLY y tr para O_TRUNC. </text:p>
        </text:list-item>
        <text:list-item>
          <text:p text:style-name="P670">Abrir sin argumentos lista los archivos abiertos del shell. Para cada archivo, lista su descriptor, el nombre del archivo y el modo de apertura. El shell heredará de su proceso padre los descriptores de archivo 0, 1 y 2 (stdin, stdout y stderr). Para obtener el modo de apertura de un descriptor (df), podemos utilizar fcntl(fd, F_GETFL). </text:p>
        </text:list-item>
        <text:list-item>
          <text:p text:style-name="P670">c<text:span text:style-name="T1">lose</text:span>[df]: Cierra el descriptor de archivo df y elimina la entrada correspondiente de la lista. </text:p>
        </text:list-item>
        <text:list-item>
          <text:p text:style-name="P670">dup[df]: Duplica el descriptor de archivo df (utilizando la llamada al sistema dup, creando la entrada correspondiente en la lista de archivos. </text:p>
        </text:list-item>
        <text:list-item>
          <text:p text:style-name="P670">infosys: Imprime información sobre la máquina que ejecuta el shell (obtenida mediante la llamada al sistema uname). </text:p>
        </text:list-item>
        <text:list-item>
          <text:p text:style-name="P670"><text:span text:style-name="T1">help</text:span>[cmd]: ayuda muestra una lista de comandos disponibles. ayuda cmd proporciona una breve ayuda sobre el uso del comando cmd. </text:p>
        </text:list-item>
        <text:list-item>
          <text:p text:style-name="P671">by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Strong_20_Emphasis"/></text:p>
      <text:p text:style-name="P4"><text:span text:style-name="Strong_20_Emphasis"/></text:p>
      <text:p text:style-name="P4"><text:soft-page-break/><text:span text:style-name="Strong_20_Emphasis"><text:span text:style-name="T2">I</text:span></text:span><text:span text:style-name="Strong_20_Emphasis">MPORTANTE</text:span></text:p>
      <text:list text:style-name="L3">
        <text:list-item>
          <text:p text:style-name="P672">Este programa debe compilar sin errores (no debe producir advertencias, incluso al compilar con <text:span text:style-name="Source_20_Text">gcc -Wall</text:span>). </text:p>
        </text:list-item>
        <text:list-item>
          <text:p text:style-name="P672">NO SE PERMITEN ERRORES DE TIEMPO DE EJECUCIÓN (errores de segmentación, errores de bus, etc.), a menos que se especifique explícitamente. Los programas con errores de tiempo de ejecución no recibirán puntuación. </text:p>
        </text:list-item>
        <text:list-item>
          <text:p text:style-name="P672">Este programa no debe tener fugas de memoria (por favor, utilice <text:span text:style-name="Source_20_Text">valgrind</text:span> para verificar). </text:p>
        </text:list-item>
        <text:list-item>
          <text:p text:style-name="P672">Cuando el programa no pueda realizar su tarea (por cualquier razón, por ejemplo, intentar cambiar el directorio de trabajo actual a un directorio que no existe o que el shell no tiene suficientes privilegios), debe informar al usuario, proporcionando una descripción apropiada del error, como la proporcionada por <text:span text:style-name="Source_20_Text">strerror()</text:span>, <text:span text:style-name="Source_20_Text">perror()</text:span>, <text:span text:style-name="Source_20_Text">sys_errlist[errno]</text:span>, etc. </text:p>
        </text:list-item>
        <text:list-item>
          <text:p text:style-name="P672">Toda la entrada y salida se realizará a través de la entrada y salida estándar. </text:p>
        </text:list-item>
        <text:list-item>
          <text:p text:style-name="P672">Se proporcionarán archivos ejecutables de una implementación de este shell. Por favor, revise ellos para cualquier duda. </text:p>
        </text:list-item>
        <text:list-item>
          <text:p text:style-name="P673">Los estudiantes deben utilizar UNA DE LAS IMPLEMENTACIONES DE LISTA comentadas a continuación. </text:p>
        </text:list-item>
      </text:list>
      <text:p text:style-name="P4">Información sobre las llamadas al sistema y las funciones de la biblioteca necesarias para codificar este programa está disponible a través de <text:span text:style-name="Source_20_Text">man</text:span>: (<text:span text:style-name="Source_20_Text">printf</text:span>, <text:span text:style-name="Source_20_Text">gets</text:span>, <text:span text:style-name="Source_20_Text">read</text:span>, <text:span text:style-name="Source_20_Text">write</text:span>, <text:span text:style-name="Source_20_Text">exit</text:span>, <text:span text:style-name="Source_20_Text">getpid</text:span>, <text:span text:style-name="Source_20_Text">getppid</text:span>, <text:span text:style-name="Source_20_Text">getcwd</text:span>, <text:span text:style-name="Source_20_Text">chdir</text:span>, <text:span text:style-name="Source_20_Text">time</text:span>, <text:span text:style-name="Source_20_Text">open</text:span>, <text:span text:style-name="Source_20_Text">close</text:span>, <text:span text:style-name="Source_20_Text">dup</text:span>, etc.).</text:p>
      <text:p text:style-name="P4"><text:span text:style-name="Strong_20_Emphasis">PRESENTACIÓN DE TRABAJO</text:span></text:p>
      <text:list text:style-name="L4">
        <text:list-item>
          <text:p text:style-name="P674">El trabajo debe realizarse en parejas. </text:p>
        </text:list-item>
        <text:list-item>
          <text:p text:style-name="P674">El nombre del archivo principal del programa será <text:span text:style-name="Source_20_Text">p0.c</text:span> en una carpeta llamada <text:span text:style-name="Source_20_Text">P0</text:span>. El programa debe poder compilarse con <text:span text:style-name="Source_20_Text">gcc p0.c</text:span>. Alternativamente, se puede proporcionar un archivo <text:span text:style-name="Source_20_Text">Makefile</text:span> en la carpeta <text:span text:style-name="Source_20_Text">P0</text:span> para que el programa se pueda compilar con solo <text:span text:style-name="Source_20_Text">make</text:span>. </text:p>
        </text:list-item>
        <text:list-item>
          <text:p text:style-name="P674">Solo uno de los miembros del grupo de trabajo debe presentar el código fuente. Los nombres y logins de todos los miembros del grupo deben estar en el código fuente del programa principal (al principio del archivo, como comentarios). </text:p>
        </text:list-item>
        <text:list-item>
          <text:p text:style-name="P674"><text:span text:style-name="Strong_20_Emphasis">FECHA LÍMITE</text:span>: Viernes 27 de septiembre. Este trabajo de laboratorio no recibirá puntuación, ni será evaluado. Sin embargo, todo el código para este trabajo debe reutilizarse para los siguientes trabajos de laboratorio. Este trabajo también ayudará a familiarizarse con el procedimiento de presentación de todos los siguientes trabajos de laboratorio (a partir del próximo trabajo de laboratorio, el trabajo presentado incorrectamente no será evaluado). </text:p>
        </text:list-item>
        <text:list-item>
          <text:p text:style-name="P675">El procedimiento de presentación se anunciará en una fecha posterior. </text:p>
        </text:list-item>
      </text:list>
      <text:p text:style-name="P4"><text:span text:style-name="Strong_20_Emphasis">INDICIOS</text:span></text:p>
      <text:list text:style-name="L5">
        <text:list-item>
          <text:p text:style-name="P676">Un shell es básicamente un bucle: </text:p>
        </text:list-item>
      </text:list>
      <text:p text:style-name="P2"><text:span text:style-name="Source_20_Text">while (!terminado) {</text:span></text:p>
      <text:p text:style-name="P2"><text:span text:style-name="Source_20_Text"><text:s text:c="4"/>imprimirPrompt();</text:span></text:p>
      <text:p text:style-name="P2"><text:span text:style-name="Source_20_Text"><text:s text:c="4"/>leerEntrada();</text:span></text:p>
      <text:p text:style-name="P2"><text:span text:style-name="Source_20_Text"><text:s text:c="4"/>procesarEntrada();</text:span></text:p>
      <text:p text:style-name="P1"><text:span text:style-name="Source_20_Text"><text:span text:style-name="T3">}</text:span></text:span></text:p>
      <text:list text:style-name="L6">
        <text:list-item>
          <text:p text:style-name="P677"><text:soft-page-break/><text:span text:style-name="Source_20_Text">imprimirPrompt()</text:span> y <text:span text:style-name="Source_20_Text">leerEntrada()</text:span> pueden ser tan simples como llamadas a <text:span text:style-name="Source_20_Text">printf</text:span> y <text:span text:style-name="Source_20_Text">gets</text:span> (hay una razón por la que se debe utilizar <text:span text:style-name="Source_20_Text">fgets()</text:span> en lugar de <text:span text:style-name="Source_20_Text">gets()</text:span>). </text:p>
        </text:list-item>
        <text:list-item>
          <text:p text:style-name="P678">El primer paso al procesar la cadena de entrada es dividirla en palabras. Para esto, la función de biblioteca <text:span text:style-name="Source_20_Text">strtok</text:span> es útil. Tenga en cuenta que <text:span text:style-name="Source_20_Text">strtok</text:span> no asigna memoria ni copia cadenas, solo rompe la cadena de entrada insertando caracteres de fin de cadena (<text:span text:style-name="Source_20_Text">'\0'</text:span>). La siguiente función divide la cadena apuntada por <text:span text:style-name="Source_20_Text">cadena</text:span> (supuestamente no nula) en un array nulo-terminado de punteros (<text:span text:style-name="Source_20_Text">trozos</text:span>). La función devuelve el número de palabras que estaban en <text:span text:style-name="Source_20_Text">cadena</text:span>: </text:p>
        </text:list-item>
      </text:list>
      <text:p text:style-name="P3">c</text:p>
      <text:p text:style-name="P2"><text:span text:style-name="Source_20_Text"><text:span text:style-name="T4">int TrocearCadena(char *cadena, char *trozos[]) {</text:span></text:span></text:p>
      <text:p text:style-name="P2"><text:span text:style-name="Source_20_Text"><text:span text:style-name="T4"><text:s text:c="4"/>int i = 1;</text:span></text:span></text:p>
      <text:p text:style-name="P2"><text:span text:style-name="Source_20_Text"><text:span text:style-name="T4"><text:s text:c="4"/>if ((trozos[0] = strtok(cadena, " \n\t")) == NULL)</text:span></text:span></text:p>
      <text:p text:style-name="P2"><text:span text:style-name="Source_20_Text"><text:span text:style-name="T4"><text:s text:c="8"/>return 0;</text:span></text:span></text:p>
      <text:p text:style-name="P2"><text:span text:style-name="Source_20_Text"><text:span text:style-name="T4"><text:s text:c="4"/>while ((trozos[i] = strtok(NULL, " \n\t")) != NULL)</text:span></text:span></text:p>
      <text:p text:style-name="P2"><text:span text:style-name="Source_20_Text"><text:span text:style-name="T4"><text:s text:c="8"/>i++;</text:span></text:span></text:p>
      <text:p text:style-name="P2"><text:span text:style-name="Source_20_Text"><text:span text:style-name="T4"><text:s text:c="4"/>return i;</text:span></text:span></text:p>
      <text:p text:style-name="P2"><text:span text:style-name="Source_20_Text"><text:span text:style-name="T4">}</text:span></text:span></text:p>
      <text:p text:style-name="P2"><text:span text:style-name="Source_20_Text"/></text:p>
      <text:p text:style-name="P2"><text:span text:style-name="Source_20_Text"/></text:p>
      <text:p text:style-name="P4"><text:span text:style-name="Strong_20_Emphasis">NOTAS SOBRE LA IMPLEMENTACIÓN DE LISTA</text:span></text:p>
      <text:list text:style-name="L7">
        <text:list-item>
          <text:p text:style-name="P679">Las implementaciones de lista deben consistir en los tipos de datos y las funciones de acceso. Todo acceso a la lista debe hacerse utilizando las funciones de acceso mencionadas anteriormente. </text:p>
        </text:list-item>
        <text:list-item>
          <text:p text:style-name="P679">Los estudiantes pueden elegir una de las tres implementaciones de lista siguientes:</text:p>
          <text:list>
            <text:list-header>
              <text:p text:style-name="P679">0. Lista enlazada: La lista se compone de nodos dinámicamente asignados. Cada nodo tiene algún elemento de información y un puntero al nodo siguiente. La lista en sí es un puntero al primer nodo, cuando la lista está vacía, este puntero es <text:span text:style-name="Source_20_Text">NULL</text:span>, por lo que las funciones <text:span text:style-name="Source_20_Text">CreateList</text:span>, <text:span text:style-name="Source_20_Text">InsertElement</text:span> y <text:span text:style-name="Source_20_Text">RemoveElement</text:span> deben recibir la lista por referencia, ya que pueden (en el caso de insertar o eliminar el primer elemento) modificar la lista. También se puede utilizar una versión doblemente enlazada de esta lista (cada nodo tiene dos punteros). </text:p>
            </text:list-header>
            <text:list-item>
              <text:p text:style-name="P679">Lista enlazada con nodo cabeza: Similar a la lista enlazada, excepto que la lista en sí es un puntero a un nodo vacío (con información nula) primer nodo. Crear la lista es asignar este primer elemento (nodo cabeza). <text:span text:style-name="Source_20_Text">CreateList</text:span> debe recibir la lista por referencia, mientras que <text:span text:style-name="Source_20_Text">InsertElement</text:span> y <text:span text:style-name="Source_20_Text">RemoveElement</text:span> pueden recibir la lista por valor. También se puede utilizar una versión doblemente enlazada de esta lista (cada nodo tiene dos punteros). </text:p>
            </text:list-item>
            <text:list-item>
              <text:p text:style-name="P680">Matriz de punteros: La lista es una matriz (ya sea estática o dinámicamente asignada) de punteros. Cada puntero apunta a un elemento en la lista que se asigna dinámicamente. Para implementar la lista con esta matriz, podemos utilizar un array nulo-terminado o podemos utilizar enteros adicionales. También podemos hacer que la lista sea completamente dinámica utilizando un puntero dinámicamente asignado en lugar de un array de tamaño fijo. </text:p>
            </text:list-item>
          </text:list>
        </text:list-item>
      </text:list>
      <text:p text:style-name="P4"/>
      <text:p text:style-name="P53"><text:soft-page-break/>P1:</text:p>
      <text:h text:style-name="P52" text:outline-level="3">Sistemas Operativos</text:h>
      <text:h text:style-name="P336" text:outline-level="4">Grado en Informática 2024/2025</text:h>
      <text:h text:style-name="P335" text:outline-level="3">Trabajo de Laboratorio 1: Sistemas de archivos</text:h>
      <text:p text:style-name="P337">Continuamos con la programación del shell que comenzamos en el trabajo de laboratorio 0. Añadiremos los siguientes comandos. Revisa el shell proporcionado para verificar el funcionamiento y la sintaxis de los comandos. Puedes usar el comando <text:span text:style-name="Strong_20_Emphasis">help</text:span> o <text:span text:style-name="Strong_20_Emphasis">"command -?"</text:span> para obtener ayuda:</text:p>
      <text:list text:style-name="L8">
        <text:list-item>
          <text:p text:style-name="P681"><text:span text:style-name="Strong_20_Emphasis">makefile</text:span>: crea un archivo</text:p>
        </text:list-item>
        <text:list-item>
          <text:p text:style-name="P681"><text:span text:style-name="Strong_20_Emphasis">makedir</text:span>: crea un directorio</text:p>
        </text:list-item>
        <text:list-item>
          <text:p text:style-name="P681"><text:span text:style-name="Strong_20_Emphasis">listfile</text:span>: proporciona información sobre archivos o directorios</text:p>
        </text:list-item>
        <text:list-item>
          <text:p text:style-name="P681"><text:span text:style-name="Strong_20_Emphasis">cwd</text:span>: imprime el directorio de trabajo actual</text:p>
        </text:list-item>
        <text:list-item>
          <text:p text:style-name="P681"><text:span text:style-name="Strong_20_Emphasis">listdir</text:span>: lista el contenido de los directorios</text:p>
        </text:list-item>
        <text:list-item>
          <text:p text:style-name="P681"><text:span text:style-name="Strong_20_Emphasis">reclist</text:span>: lista los directorios de manera recursiva (subdirectorios después)</text:p>
        </text:list-item>
        <text:list-item>
          <text:p text:style-name="P681"><text:span text:style-name="Strong_20_Emphasis">revlist</text:span>: lista los directorios de manera recursiva (subdirectorios antes)</text:p>
        </text:list-item>
        <text:list-item>
          <text:p text:style-name="P681"><text:span text:style-name="Strong_20_Emphasis">erase</text:span>: elimina archivos y/o directorios vacíos</text:p>
        </text:list-item>
        <text:list-item>
          <text:p text:style-name="P682"><text:span text:style-name="Strong_20_Emphasis">delrec</text:span>: elimina archivos y/o directorios no vacíos de manera recursiva</text:p>
        </text:list-item>
      </text:list>
      <text:p text:style-name="P337">Aunque el trabajo de laboratorio 0 no tuvo puntuación, estos comandos podrán ser evaluados al calificar el trabajo de laboratorio 1.</text:p>
      <text:list text:style-name="L9">
        <text:list-item>
          <text:p text:style-name="P683"><text:span text:style-name="Strong_20_Emphasis">authors</text:span>: imprime los nombres y logins de los autores del programa</text:p>
        </text:list-item>
        <text:list-item>
          <text:p text:style-name="P683"><text:span text:style-name="Strong_20_Emphasis">cd</text:span>: cambia el directorio de trabajo actual del shell</text:p>
        </text:list-item>
        <text:list-item>
          <text:p text:style-name="P683"><text:span text:style-name="Strong_20_Emphasis">historic</text:span>: muestra el historial de comandos ejecutados por este shell</text:p>
        </text:list-item>
        <text:list-item>
          <text:p text:style-name="P683"><text:span text:style-name="Strong_20_Emphasis">open</text:span>: abre un archivo y lo añade (junto con el descriptor de archivo y el modo de apertura) a la lista de archivos abiertos del shell</text:p>
        </text:list-item>
        <text:list-item>
          <text:p text:style-name="P683"><text:span text:style-name="Strong_20_Emphasis">close</text:span>: cierra un descriptor de archivo y elimina el ítem correspondiente de la lista</text:p>
        </text:list-item>
        <text:list-item>
          <text:p text:style-name="P683"><text:span text:style-name="Strong_20_Emphasis">dup</text:span>: duplica el descriptor de archivo, creando la nueva entrada correspondiente en la lista de archivos</text:p>
        </text:list-item>
        <text:list-item>
          <text:p text:style-name="P683"><text:span text:style-name="Strong_20_Emphasis">help</text:span>: muestra ayuda sobre los comandos</text:p>
        </text:list-item>
        <text:list-item>
          <text:p text:style-name="P684"><text:span text:style-name="Strong_20_Emphasis">exit</text:span>: termina el shell</text:p>
        </text:list-item>
      </text:list>
      <text:h text:style-name="P336" text:outline-level="4">IMPORTANTE:</text:h>
      <text:list text:style-name="L10">
        <text:list-item>
          <text:p text:style-name="P685">La información sobre las llamadas al sistema y funciones de biblioteca necesarias para programar estos comandos está disponible a través de <text:span text:style-name="Strong_20_Emphasis">man</text:span>: (<text:span text:style-name="Strong_20_Emphasis">open, opendir, readdir, lstat, unlink, mkdir, rmdir, realpath, readlink</text:span>...) (si decides usar <text:span text:style-name="Strong_20_Emphasis">ftw</text:span> o <text:span text:style-name="Strong_20_Emphasis">nftw</text:span>, ¡prepárate para que te pregunten cómo funcionan!)</text:p>
        </text:list-item>
        <text:list-item>
          <text:p text:style-name="P685">Se proporciona un shell de referencia (para varias plataformas) para que los estudiantes puedan verificar cómo debe funcionar el shell. Este programa debe ser revisado para encontrar la sintaxis de los diversos comandos.</text:p>
        </text:list-item>
        <text:list-item>
          <text:p text:style-name="P685">Se proporciona un archivo adicional en C (<text:span text:style-name="Strong_20_Emphasis">ayudaP1.c</text:span>) con algunas funciones útiles.</text:p>
        </text:list-item>
        <text:list-item>
          <text:p text:style-name="P686">Para verificar qué tipo de objeto de sistema de archivos es un nombre, se debe usar una de las llamadas al sistema <text:span text:style-name="Strong_20_Emphasis">stat</text:span>.</text:p>
        </text:list-item>
      </text:list>
      <text:p text:style-name="P337"><text:soft-page-break/><text:span text:style-name="Strong_20_Emphasis">NO USES EL CAMPO </text:span><text:span text:style-name="Emphasis">d_type</text:span><text:span text:style-name="Strong_20_Emphasis"> EN LA ENTRADA DE DIRECTORIO.</text:span></text:p>
      <text:list text:style-name="L11">
        <text:list-item>
          <text:p text:style-name="P687">El programa debe compilarse sin errores (sin generar advertencias, incluso al compilar con <text:span text:style-name="Strong_20_Emphasis">"gcc -Wall"</text:span>).</text:p>
        </text:list-item>
        <text:list-item>
          <text:p text:style-name="P687"><text:span text:style-name="Strong_20_Emphasis">NO SE PERMITIRÁN ERRORES DE EJECUCIÓN</text:span> (segmentación, error de bus...). Los programas con errores de ejecución no recibirán puntuación.</text:p>
        </text:list-item>
        <text:list-item>
          <text:p text:style-name="P687">Estos programas no deben tener fugas de memoria (puedes usar <text:span text:style-name="Strong_20_Emphasis">valgrind</text:span> para verificarlo).</text:p>
        </text:list-item>
        <text:list-item>
          <text:p text:style-name="P687">Cuando el programa no pueda realizar su tarea (por cualquier razón, por ejemplo, falta de privilegios), debe informar al usuario (ver la sección de errores).</text:p>
        </text:list-item>
        <text:list-item>
          <text:p text:style-name="P688">Toda la entrada y salida se debe hacer a través de la entrada y salida estándar.</text:p>
        </text:list-item>
      </text:list>
      <text:h text:style-name="P336" text:outline-level="4">ERRORES:</text:h>
      <text:p text:style-name="P337">Cuando una llamada al sistema no puede realizar la tarea que se le pidió, devuelve un valor especial (generalmente -1) y establece una variable externa entera (<text:span text:style-name="Strong_20_Emphasis">errno</text:span>) en un código de error. La página de <text:span text:style-name="Strong_20_Emphasis">man</text:span> de la llamada al sistema explica la razón por la cual produjo dicho código de error.</text:p>
      <text:p text:style-name="P337">Un mensaje genérico que explique el error se puede obtener de cualquiera de estos métodos:</text:p>
      <text:list text:style-name="L12">
        <text:list-item>
          <text:p text:style-name="P689">La función <text:span text:style-name="Strong_20_Emphasis">perror()</text:span> imprime ese mensaje en el error estándar (la pantalla, si no se ha redirigido el error estándar).</text:p>
        </text:list-item>
        <text:list-item>
          <text:p text:style-name="P689">La función <text:span text:style-name="Strong_20_Emphasis">strerror()</text:span> devuelve una cadena con la descripción del error si le proporcionamos el código de error.</text:p>
        </text:list-item>
        <text:list-item>
          <text:p text:style-name="P690">El array externo de punteros, <text:span text:style-name="Strong_20_Emphasis">extern char * sys_errlist[]</text:span>, contiene las descripciones de los errores indexadas por número de error, de modo que <text:span text:style-name="Strong_20_Emphasis">sys_errlist[errno]</text:span> tiene una descripción del error asociado a <text:span text:style-name="Strong_20_Emphasis">errno</text:span>.</text:p>
        </text:list-item>
      </text:list>
      <text:h text:style-name="P335" text:outline-level="3">ENTREGA DEL TRABAJO</text:h>
      <text:list text:style-name="L13">
        <text:list-item>
          <text:p text:style-name="P691">El trabajo debe realizarse en parejas.</text:p>
        </text:list-item>
        <text:list-item>
          <text:p text:style-name="P691">Se utilizará <text:span text:style-name="Strong_20_Emphasis">campusvirtual.udc.gal</text:span> para enviar el código fuente: un archivo comprimido <text:span text:style-name="Strong_20_Emphasis">zip</text:span> que contenga SOLO un directorio llamado <text:span text:style-name="Strong_20_Emphasis">P1</text:span> (en mayúsculas), donde residirán todos los archivos fuente del trabajo de laboratorio. El nombre del archivo zip debe ser <text:span text:style-name="Strong_20_Emphasis">p1.zip</text:span> (en minúsculas).</text:p>
        </text:list-item>
        <text:list-item>
          <text:p text:style-name="P691">El nombre del programa principal será <text:span text:style-name="Strong_20_Emphasis">p1.c</text:span> (en minúsculas). El programa debe poder compilarse con <text:span text:style-name="Strong_20_Emphasis">gcc p1.c</text:span>. Opcionalmente, se puede suministrar un <text:span text:style-name="Strong_20_Emphasis">Makefile</text:span> para que todo el código fuente se pueda compilar con solo usar <text:span text:style-name="Strong_20_Emphasis">make</text:span>. En ese caso, el programa compilado debe llamarse <text:span text:style-name="Strong_20_Emphasis">p1</text:span> y estar ubicado en el mismo directorio <text:span text:style-name="Strong_20_Emphasis">P1</text:span> (sin subdirectorios de compilación o similares).</text:p>
        </text:list-item>
        <text:list-item>
          <text:p text:style-name="P691"><text:span text:style-name="Strong_20_Emphasis">SOLO UNO DE LOS MIEMBROS DEL GRUPO</text:span> enviará el código fuente. Los nombres y logins de todos los miembros del grupo deben aparecer en el código fuente del programa principal (en la parte superior del archivo).</text:p>
        </text:list-item>
        <text:list-item>
          <text:p text:style-name="P691">Los trabajos que no cumplan con estas reglas serán descartados.</text:p>
        </text:list-item>
        <text:list-item>
          <text:p text:style-name="P692"><text:span text:style-name="Strong_20_Emphasis">FECHA LÍMITE</text:span>: 23:00, viernes 25 de octubre de 2024.</text:p>
        </text:list-item>
      </text:list>
      <text:p text:style-name="P53"/>
      <text:p text:style-name="P143"/>
      <text:p text:style-name="P40"/>
      <text:p text:style-name="P49"><text:soft-page-break/>P2</text:p>
      <text:h text:style-name="P41" text:outline-level="1">Sistemas Operativos</text:h>
      <text:p text:style-name="Text_20_body"><text:span text:style-name="Strong_20_Emphasis">Grado en Informática 2024/2025</text:span><text:line-break/><text:span text:style-name="Strong_20_Emphasis">Tarea de Laboratorio 2: Memoria</text:span></text:p>
      <text:p text:style-name="Text_20_body">Continuamos codificando el shell que comenzamos en la primera tarea de laboratorio. Ahora el shell tendrá la capacidad de asignar o desasignar bloques de memoria a través de <text:span text:style-name="Source_20_Text">malloc</text:span>, <text:span text:style-name="Source_20_Text">mmap</text:span> o memoria compartida. El shell mantendrá una lista de los bloques de memoria asignados (solo aquellos asignados con el comando <text:span text:style-name="Source_20_Text">allocate</text:span>, no los que necesita asignar para su funcionamiento normal).</text:p>
      <text:h text:style-name="Heading_20_2" text:outline-level="2">Comandos y Parámetros</text:h>
      <text:h text:style-name="Heading_20_3" text:outline-level="3">Asignación de Memoria</text:h>
      <text:list text:style-name="L14">
        <text:list-item>
          <text:p text:style-name="P693"><text:span text:style-name="Strong_20_Emphasis"><text:span text:style-name="Source_20_Text">allocate -malloc n</text:span></text:span><text:line-break/>Asigna un bloque de memoria de <text:span text:style-name="Source_20_Text">malloc</text:span> de tamaño <text:span text:style-name="Source_20_Text">n</text:span> bytes. Actualiza la lista de bloques de memoria.</text:p>
        </text:list-item>
        <text:list-item>
          <text:p text:style-name="P693"><text:span text:style-name="Strong_20_Emphasis"><text:span text:style-name="Source_20_Text">allocate -mmap file perm</text:span></text:span><text:line-break/>Mapea un archivo a memoria con permisos <text:span text:style-name="Source_20_Text">perm</text:span>. Actualiza la lista de bloques de memoria.</text:p>
        </text:list-item>
        <text:list-item>
          <text:p text:style-name="P693"><text:span text:style-name="Strong_20_Emphasis"><text:span text:style-name="Source_20_Text">allocate -createshared cl n</text:span></text:span><text:line-break/>Crea un bloque de memoria compartida con clave <text:span text:style-name="Source_20_Text">cl</text:span> y tamaño <text:span text:style-name="Source_20_Text">n</text:span>, y lo adjunta al espacio de direcciones del proceso. Actualiza la lista de bloques de memoria.</text:p>
        </text:list-item>
        <text:list-item>
          <text:p text:style-name="P693"><text:span text:style-name="Strong_20_Emphasis"><text:span text:style-name="Source_20_Text">allocate -shared cl</text:span></text:span><text:line-break/>Adjunta un bloque de memoria compartida al espacio de direcciones del proceso (el bloque debe estar ya creado pero no necesariamente adjunto al espacio del proceso). Actualiza la lista de bloques de memoria.</text:p>
        </text:list-item>
      </text:list>
      <text:h text:style-name="Heading_20_3" text:outline-level="3">Desasignación de Memoria</text:h>
      <text:list xml:id="list3495248131" text:style-name="L15">
        <text:list-item>
          <text:p text:style-name="P694"><text:span text:style-name="Strong_20_Emphasis"><text:span text:style-name="Source_20_Text">deallocate -malloc n</text:span></text:span><text:line-break/>Desasigna un bloque de memoria de <text:span text:style-name="Source_20_Text">malloc</text:span> de tamaño <text:span text:style-name="Source_20_Text">n</text:span> (siempre que haya sido previamente asignado con <text:span text:style-name="Source_20_Text">allocate</text:span>). Actualiza la lista de bloques de memoria.</text:p>
        </text:list-item>
        <text:list-item>
          <text:p text:style-name="P694"><text:span text:style-name="Strong_20_Emphasis"><text:span text:style-name="Source_20_Text">deallocate -mmap file</text:span></text:span><text:line-break/>Desmapea un archivo de la memoria (siempre que haya sido previamente mapeado). Actualiza la lista de bloques de memoria.</text:p>
        </text:list-item>
        <text:list-item>
          <text:p text:style-name="P694"><text:span text:style-name="Strong_20_Emphasis"><text:span text:style-name="Source_20_Text">deallocate -shared cl</text:span></text:span><text:line-break/>Desacopla un bloque de memoria compartida con clave <text:span text:style-name="Source_20_Text">cl</text:span> (siempre que haya sido previamente asignado). Actualiza la lista de bloques de memoria.</text:p>
        </text:list-item>
        <text:list-item>
          <text:p text:style-name="P695"><text:span text:style-name="Strong_20_Emphasis"><text:span text:style-name="Source_20_Text">deallocate -delkey cl</text:span></text:span><text:line-break/>Elimina el bloque de memoria con clave <text:span text:style-name="Source_20_Text">cl</text:span> del sistema. <text:span text:style-name="Strong_20_Emphasis">NO DESACOPLA LA MEMORIA COMPARTIDA CON ESA CLAVE EN CASO DE QUE ESTÉ ADJUNTA.</text:span></text:p>
        </text:list-item>
        <text:list-item>
          <text:p text:style-name="P694"><text:soft-page-break/><text:span text:style-name="Strong_20_Emphasis"><text:span text:style-name="Source_20_Text">deallocate addr</text:span></text:span><text:line-break/>Desasigna el bloque con dirección <text:span text:style-name="Source_20_Text">addr</text:span>. (Si es un bloque de <text:span text:style-name="Source_20_Text">malloc</text:span>, lo libera; si es un bloque de memoria compartida, lo desacopla…). Actualiza la lista de bloques de memoria.</text:p>
        </text:list-item>
      </text:list>
      <text:h text:style-name="Heading_20_3" text:outline-level="3">Operaciones de Memoria</text:h>
      <text:list xml:id="list707697186" text:style-name="L16">
        <text:list-item>
          <text:p text:style-name="P697"><text:span text:style-name="Strong_20_Emphasis"><text:span text:style-name="Source_20_Text">memfill addr cont ch</text:span></text:span><text:line-break/>Llena la memoria con el carácter <text:span text:style-name="Source_20_Text">ch</text:span>, comenzando en la dirección <text:span text:style-name="Source_20_Text">addr</text:span>, durante <text:span text:style-name="Source_20_Text">cont</text:span> bytes.</text:p>
        </text:list-item>
        <text:list-item>
          <text:p text:style-name="P697"><text:span text:style-name="Strong_20_Emphasis"><text:span text:style-name="Source_20_Text">memdump addr cont</text:span></text:span><text:line-break/>Vuelca el contenido de <text:span text:style-name="Source_20_Text">cont</text:span> bytes de memoria en la dirección <text:span text:style-name="Source_20_Text">addr</text:span> a la pantalla. Vuelca códigos hexadecimales, y para los caracteres imprimibles, el carácter asociado.</text:p>
        </text:list-item>
        <text:list-item>
          <text:p text:style-name="P697"><text:span text:style-name="Strong_20_Emphasis"><text:span text:style-name="Source_20_Text">memory -funcs</text:span></text:span><text:line-break/>Imprime las direcciones de 3 funciones del programa y 3 funciones de biblioteca.</text:p>
        </text:list-item>
        <text:list-item>
          <text:p text:style-name="P697"><text:span text:style-name="Strong_20_Emphasis"><text:span text:style-name="Source_20_Text">memory -vars</text:span></text:span><text:line-break/>Imprime las direcciones de 3 variables externas, 3 externas inicializadas, 3 estáticas, 3 estáticas inicializadas y 3 variables automáticas.</text:p>
        </text:list-item>
        <text:list-item>
          <text:p text:style-name="P697"><text:span text:style-name="Strong_20_Emphasis"><text:span text:style-name="Source_20_Text">memory -blocks</text:span></text:span><text:line-break/>Imprime la lista de bloques asignados.</text:p>
        </text:list-item>
        <text:list-item>
          <text:p text:style-name="P697"><text:span text:style-name="Strong_20_Emphasis"><text:span text:style-name="Source_20_Text">memory -all</text:span></text:span><text:line-break/>Imprime todo lo anterior (<text:span text:style-name="Source_20_Text">-funcs</text:span>, <text:span text:style-name="Source_20_Text">-vars</text:span> y <text:span text:style-name="Source_20_Text">-blocks</text:span>).</text:p>
        </text:list-item>
        <text:list-item>
          <text:p text:style-name="P697"><text:span text:style-name="Strong_20_Emphasis"><text:span text:style-name="Source_20_Text">memory -pmap</text:span></text:span><text:line-break/>Muestra la salida del comando <text:span text:style-name="Source_20_Text">pmap</text:span> para el proceso del shell (equivalente a <text:span text:style-name="Source_20_Text">vmmap</text:span> en macOS).</text:p>
        </text:list-item>
      </text:list>
      <text:h text:style-name="Heading_20_3" text:outline-level="3">Operaciones de Archivos</text:h>
      <text:list text:style-name="L17">
        <text:list-item>
          <text:p text:style-name="P700"><text:span text:style-name="Strong_20_Emphasis"><text:span text:style-name="Source_20_Text">readfile file addr cont</text:span></text:span><text:line-break/>Lee <text:span text:style-name="Source_20_Text">cont</text:span> bytes de un archivo en la dirección de memoria <text:span text:style-name="Source_20_Text">addr</text:span>.</text:p>
        </text:list-item>
        <text:list-item>
          <text:p text:style-name="P700"><text:span text:style-name="Strong_20_Emphasis"><text:span text:style-name="Source_20_Text">writefile file addr cont</text:span></text:span><text:line-break/>Escribe en un archivo <text:span text:style-name="Source_20_Text">cont</text:span> bytes comenzando en la dirección de memoria <text:span text:style-name="Source_20_Text">addr</text:span>.</text:p>
        </text:list-item>
        <text:list-item>
          <text:p text:style-name="P700"><text:span text:style-name="Strong_20_Emphasis"><text:span text:style-name="Source_20_Text">read df addr cont</text:span></text:span><text:line-break/>Lo mismo que <text:span text:style-name="Source_20_Text">readfile</text:span> pero usando un descriptor de archivo (ya abierto).</text:p>
        </text:list-item>
        <text:list-item>
          <text:p text:style-name="P700"><text:span text:style-name="Strong_20_Emphasis"><text:span text:style-name="Source_20_Text">write df addr cont</text:span></text:span><text:line-break/>Lo mismo que <text:span text:style-name="Source_20_Text">writefile</text:span> pero usando un descriptor de archivo (ya abierto).</text:p>
        </text:list-item>
        <text:list-item>
          <text:p text:style-name="P700"><text:span text:style-name="Strong_20_Emphasis"><text:span text:style-name="Source_20_Text">recurse n</text:span></text:span><text:line-break/>Ejecuta la función recursiva <text:span text:style-name="Source_20_Text">n</text:span> veces. Esta función tiene un arreglo automático de tamaño 2048 y un arreglo estático de tamaño 2048. Imprime las direcciones de ambos arreglos y su parámetro (así como el número de recursiones) antes de llamarse a sí misma.</text:p>
        </text:list-item>
      </text:list>
      <text:h text:style-name="Heading_20_2" text:outline-level="2"><text:soft-page-break/>Información Adicional</text:h>
      <text:p text:style-name="Text_20_body"><text:span text:style-name="Strong_20_Emphasis">IMPORTANTE:</text:span><text:line-break/>Debemos implementar (implementación de lista libre) una lista de bloques de memoria. Para cada bloque debemos almacenar:</text:p>
      <text:list text:style-name="L18">
        <text:list-item>
          <text:p text:style-name="P702">Su dirección de memoria.</text:p>
        </text:list-item>
        <text:list-item>
          <text:p text:style-name="P702">Su tamaño.</text:p>
        </text:list-item>
        <text:list-item>
          <text:p text:style-name="P702">Hora de asignación.</text:p>
        </text:list-item>
        <text:list-item>
          <text:p text:style-name="P702">Tipo de asignación (memoria <text:span text:style-name="Source_20_Text">malloc</text:span>, memoria compartida, archivo mapeado).</text:p>
        </text:list-item>
        <text:list-item>
          <text:p text:style-name="P701">Otra información: clave para bloques de memoria compartida, nombre de archivo y descriptor de archivo para archivos mapeados.</text:p>
        </text:list-item>
      </text:list>
      <text:p text:style-name="Text_20_body">Los comandos del shell <text:span text:style-name="Source_20_Text">allocate</text:span> y <text:span text:style-name="Source_20_Text">deallocate</text:span> asignan y desasignan bloques de memoria y los añaden (o eliminan) de la lista. Cada elemento de la lista tiene información sobre un bloque de memoria que creamos con el comando <text:span text:style-name="Source_20_Text">allocate</text:span>. La información sobre ese bloque es la previamente mencionada. Trataremos con tres tipos de bloques de memoria:</text:p>
      <text:list text:style-name="L19">
        <text:list-item>
          <text:p text:style-name="P703"><text:span text:style-name="Strong_20_Emphasis">Memoria </text:span><text:span text:style-name="Strong_20_Emphasis"><text:span text:style-name="Source_20_Text">malloc</text:span></text:span><text:span text:style-name="Strong_20_Emphasis">:</text:span> Esta es la memoria más común que usamos, se asigna con la función de biblioteca <text:span text:style-name="Source_20_Text">malloc</text:span> y se desasigna con la función de biblioteca <text:span text:style-name="Source_20_Text">free</text:span>.</text:p>
        </text:list-item>
        <text:list-item>
          <text:p text:style-name="P703"><text:span text:style-name="Strong_20_Emphasis">Memoria compartida:</text:span> Esta es memoria que puede ser compartida entre varios procesos. La memoria se identifica por un número (llamado clave) para que dos procesos que usan la misma clave accedan al mismo bloque de memoria. Usamos la llamada al sistema <text:span text:style-name="Source_20_Text">shmget</text:span> para obtener la memoria y <text:span text:style-name="Source_20_Text">shmat</text:span> y <text:span text:style-name="Source_20_Text">shmdt</text:span> para colocarla en (o desacoplarla de) el espacio de direcciones del proceso. <text:span text:style-name="Source_20_Text">shmget</text:span> necesita la clave, el tamaño y los flags. Usaremos <text:span text:style-name="Source_20_Text">flags=IPC_CREAT | IPC_EXCL | permisos</text:span> para crear uno nuevo (da error si ya existe) y <text:span text:style-name="Source_20_Text">flags=permisos</text:span> para usar uno ya creado. Para eliminar una clave, usaremos el comando <text:span text:style-name="Source_20_Text">deallocate -delkey</text:span> (este comando no desasigna nada, solo elimina la clave). El estado de la memoria compartida en el sistema se puede verificar a través de la línea de comandos con el comando <text:span text:style-name="Source_20_Text">ipcs</text:span>. Se proporciona un archivo C adicional (<text:span text:style-name="Source_20_Text">ayudaP2.txt</text:span>) con algunas funciones útiles.</text:p>
        </text:list-item>
        <text:list-item>
          <text:p text:style-name="P703"><text:span text:style-name="Strong_20_Emphasis">Archivos mapeados:</text:span> También podemos mapear archivos en memoria para que aparezcan en el espacio de direcciones de un proceso. Las llamadas al sistema <text:span text:style-name="Source_20_Text">mmap</text:span> y <text:span text:style-name="Source_20_Text">munmap</text:span> hacen el trabajo. Nuevamente, el archivo C adicional (<text:span text:style-name="Source_20_Text">ayudaP2.txt</text:span>) se proporciona con algunas funciones útiles.</text:p>
        </text:list-item>
      </text:list>
      <text:p text:style-name="Text_20_body">El contenido de nuestra lista debe ser compatible con lo que el sistema muestra con el comando <text:span text:style-name="Source_20_Text">pmap</text:span> (o <text:span text:style-name="Source_20_Text">procstat vm</text:span>, <text:span text:style-name="Source_20_Text">vmmap</text:span>, dependiendo de la plataforma). La función recursiva tiene un arreglo estático y un arreglo dinámico del mismo tamaño (2048 bytes) y muestra sus direcciones junto con la dirección y el valor del parámetro.</text:p>
      <text:h text:style-name="Heading_20_2" text:outline-level="2"><text:soft-page-break/>Errores de Tiempo de Ejecución Legítimos</text:h>
      <text:p text:style-name="Text_20_body">Aunque <text:span text:style-name="Strong_20_Emphasis">NO SE PERMITIRÁN ERRORES DE TIEMPO DE EJECUCIÓN</text:span> (error de segmentación, error de bus, etc.) y los programas con errores de tiempo de ejecución no obtendrán puntuación, este programa puede legítimamente producir errores de segmentación en escenarios como los siguientes:</text:p>
      <text:list text:style-name="L20">
        <text:list-item>
          <text:p text:style-name="P705"><text:span text:style-name="Source_20_Text">memdump</text:span> o <text:span text:style-name="Source_20_Text">memfill</text:span> intentan acceder a una dirección no válida proporcionada a través de la línea de comandos.</text:p>
        </text:list-item>
        <text:list-item>
          <text:p text:style-name="P704"><text:span text:style-name="Source_20_Text">memfill</text:span>, <text:span text:style-name="Source_20_Text">readfile</text:span> o <text:span text:style-name="Source_20_Text">read</text:span> corrompen la pila de usuario o el heap.</text:p>
        </text:list-item>
      </text:list>
      <text:h text:style-name="Heading_20_2" text:outline-level="2">Recordatorios</text:h>
      <text:list text:style-name="L21">
        <text:list-item>
          <text:p text:style-name="P707">La información sobre las llamadas al sistema y funciones de biblioteca necesarias para codificar estos programas está disponible a través de <text:span text:style-name="Source_20_Text">man</text:span>: (<text:span text:style-name="Source_20_Text">shmget</text:span>, <text:span text:style-name="Source_20_Text">shmat</text:span>, <text:span text:style-name="Source_20_Text">malloc</text:span>, <text:span text:style-name="Source_20_Text">free</text:span>, <text:span text:style-name="Source_20_Text">mmap</text:span>, <text:span text:style-name="Source_20_Text">munmap</text:span>, <text:span text:style-name="Source_20_Text">shmctl</text:span>, <text:span text:style-name="Source_20_Text">open</text:span>, <text:span text:style-name="Source_20_Text">read</text:span>, <text:span text:style-name="Source_20_Text">write</text:span>, <text:span text:style-name="Source_20_Text">close</text:span>, etc.).</text:p>
        </text:list-item>
        <text:list-item>
          <text:p text:style-name="P707">Se proporciona un shell de referencia (para varias plataformas) para que los estudiantes verifiquen cómo debería funcionar el shell. Este programa debe ser revisado para encontrar la sintaxis y el comportamiento de los diversos comandos. <text:span text:style-name="Strong_20_Emphasis">POR FAVOR, DESCARGA LA ÚLTIMA VERSIÓN</text:span> (el comando de versión, en el shell de referencia más nuevo, muestra qué versión estás usando).</text:p>
        </text:list-item>
        <text:list-item>
          <text:p text:style-name="P707">El programa debe compilar sin errores (no producir advertencias incluso al compilar con <text:span text:style-name="Source_20_Text">gcc -Wall</text:span>).</text:p>
        </text:list-item>
        <text:list-item>
          <text:p text:style-name="P707">Estos programas no pueden tener fugas de memoria (puedes usar <text:span text:style-name="Source_20_Text">valgrind</text:span> para comprobarlo).</text:p>
        </text:list-item>
        <text:list-item>
          <text:p text:style-name="P707">Cuando el programa no pueda realizar su tarea (por cualquier motivo, por ejemplo, falta de privilegios), debe informar al usuario (ver sección de errores).</text:p>
        </text:list-item>
        <text:list-item>
          <text:p text:style-name="P707">Todas las entradas y salidas se realizan a través de la entrada y salida estándar.</text:p>
        </text:list-item>
        <text:list-item>
          <text:p text:style-name="P706">Los errores deben ser tratados como en la tarea de laboratorio anterior.</text:p>
        </text:list-item>
      </text:list>
      <text:h text:style-name="Heading_20_2" text:outline-level="2">Entrega del Trabajo</text:h>
      <text:list text:style-name="L22">
        <text:list-item>
          <text:p text:style-name="P709">El trabajo debe hacerse en parejas.</text:p>
        </text:list-item>
        <text:list-item>
          <text:p text:style-name="P709">Se utilizará Moodle para enviar el código fuente: un archivo zip que contenga un directorio llamado <text:span text:style-name="Source_20_Text">P2</text:span> donde residan todos los archivos fuente de la tarea de laboratorio.</text:p>
        </text:list-item>
        <text:list-item>
          <text:p text:style-name="P709">El nombre del programa principal será <text:span text:style-name="Source_20_Text">p2.c</text:span>. El programa debe poder compilarse con <text:span text:style-name="Source_20_Text">gcc p2.c</text:span>. Opcionalmente, se puede proporcionar un <text:span text:style-name="Source_20_Text">Makefile</text:span> para que todo el código fuente pueda compilarse con solo hacer <text:span text:style-name="Source_20_Text">make</text:span>. Si ese es el caso, el programa compilado debe llamarse <text:span text:style-name="Source_20_Text">p2</text:span> y colocarse en el mismo directorio que las fuentes (sin directorios de construcción ni similares).</text:p>
        </text:list-item>
        <text:list-item>
          <text:p text:style-name="P709"><text:span text:style-name="Strong_20_Emphasis">SOLO UNO DE LOS MIEMBROS DEL GRUPO enviará el código fuente.</text:span> Los nombres y logins de todos los miembros del grupo deben aparecer en el código fuente del programa principal (en la parte superior del archivo).</text:p>
        </text:list-item>
        <text:list-item>
          <text:p text:style-name="P709">Los trabajos enviados que no cumplan con estas reglas serán desestimados.</text:p>
        </text:list-item>
        <text:list-item>
          <text:p text:style-name="P708"><text:span text:style-name="Strong_20_Emphasis">FECHA LÍMITE:</text:span> 23:00, viernes 22 de noviembre de 2023.</text:p>
        </text:list-item>
      </text:list>
      <text:p text:style-name="P50"><text:soft-page-break/>P<text:span text:style-name="T425">3</text:span></text:p>
      <text:h text:style-name="P45" text:outline-level="1">Sistemas Operativos</text:h>
      <text:p text:style-name="P48"><text:span text:style-name="Strong_20_Emphasis">Grado en Informática 2024/2025</text:span></text:p>
      <text:p text:style-name="P47"/>
      <text:h text:style-name="P46" text:outline-level="3"><text:span text:style-name="Strong_20_Emphasis">Tarea de laboratorio 3: Procesos</text:span></text:h>
      <text:p text:style-name="P552">Continuamos codificando el shell que comenzamos en la primera tarea de laboratorio. Añadiremos los siguientes comandos. Consulta el shell de referencia suministrado para entender cómo funcionan y su sintaxis exacta. (Puedes usar el comando de ayuda, "comando -?" o "comando -help" para obtener ayuda):</text:p>
      <text:list text:style-name="L23">
        <text:list-item>
          <text:p text:style-name="P711"><text:span text:style-name="Source_20_Text"><text:span text:style-name="T36">getuid</text:span></text:span>: Muestra las credenciales del proceso (real y efectiva).</text:p>
        </text:list-item>
        <text:list-item>
          <text:p text:style-name="P711"><text:span text:style-name="Source_20_Text"><text:span text:style-name="T36">setuid [-l] id</text:span></text:span><text:span text:style-name="T36">:</text:span> Cambia la credencial efectiva del proceso (<text:span text:style-name="Source_20_Text">-l</text:span> para login).</text:p>
        </text:list-item>
        <text:list-item>
          <text:p text:style-name="P711"><text:span text:style-name="Source_20_Text"><text:span text:style-name="T36">showvar v1 v2 ...</text:span></text:span>: Muestra el valor y la dirección de las variables de entorno <text:span text:style-name="Source_20_Text">v1</text:span>, <text:span text:style-name="Source_20_Text">v2</text:span>, ...</text:p>
          <text:list>
            <text:list-item>
              <text:p text:style-name="P712">El acceso debe realizarse usando el tercer argumento de <text:span text:style-name="Source_20_Text">main()</text:span>, la variable global <text:span text:style-name="Source_20_Text">environ</text:span> y la función de biblioteca <text:span text:style-name="Source_20_Text">getenv</text:span>.</text:p>
            </text:list-item>
          </text:list>
        </text:list-item>
        <text:list-item>
          <text:p text:style-name="P711"><text:span text:style-name="Source_20_Text"><text:span text:style-name="T36">changevar [-a|-e|-p] var val</text:span></text:span>: Cambia el valor de una variable de entorno. Solo se puede crear una nueva variable si se accede con <text:span text:style-name="Source_20_Text">putenv</text:span> (<text:span text:style-name="Source_20_Text">-p</text:span>).</text:p>
        </text:list-item>
        <text:list-item>
          <text:p text:style-name="P711"><text:span text:style-name="Source_20_Text"><text:span text:style-name="T36">subsvar [-a|-e] v1 v2 val</text:span></text:span>: Sustituye una variable de entorno <text:span text:style-name="Source_20_Text">v1</text:span> por otra <text:span text:style-name="Source_20_Text">v2</text:span> con valor <text:span text:style-name="Source_20_Text">val</text:span>.</text:p>
        </text:list-item>
        <text:list-item>
          <text:p text:style-name="P711"><text:span text:style-name="Source_20_Text"><text:span text:style-name="T36">environ [-environ|-addr]</text:span></text:span><text:span text:style-name="T36">: </text:span>Muestra el entorno del proceso.</text:p>
        </text:list-item>
        <text:list-item>
          <text:p text:style-name="P711"><text:span text:style-name="Source_20_Text"><text:span text:style-name="T36">fork</text:span></text:span><text:span text:style-name="T36">: </text:span>El shell realiza la llamada al sistema <text:span text:style-name="Source_20_Text">fork</text:span> y espera a que termine su proceso hijo.</text:p>
        </text:list-item>
        <text:list-item>
          <text:p text:style-name="P711"><text:span text:style-name="Source_20_Text"><text:span text:style-name="T36">search</text:span></text:span><text:span text:style-name="T36">:</text:span><text:span text:style-name="T63"> </text:span><text:bookmark text:name="tw-target-text"/><text:span text:style-name="T441">muestra o modifica la lista de búsqueda (la lista de directorios donde se encuentra el shell</text:span><text:span text:style-name="T442"> </text:span><text:span text:style-name="T440">busca ejecutables</text:span><text:span text:style-name="T443">)</text:span></text:p>
          <text:list>
            <text:list-item>
              <text:p text:style-name="P712"><text:span text:style-name="Source_20_Text">-add dir</text:span>: Añade un directorio a la lista de búsqueda.</text:p>
            </text:list-item>
            <text:list-item>
              <text:p text:style-name="P712"><text:span text:style-name="Source_20_Text">-del dir</text:span>: Elimina un directorio de la lista de búsqueda.</text:p>
            </text:list-item>
            <text:list-item>
              <text:p text:style-name="P712"><text:span text:style-name="Source_20_Text">-clear</text:span>: Limpia la lista de búsqueda.</text:p>
            </text:list-item>
            <text:list-item>
              <text:p text:style-name="P712"><text:span text:style-name="Source_20_Text">-path</text:span>: Importa los directorios en la variable PATH a la lista de búsqueda.</text:p>
            </text:list-item>
          </text:list>
        </text:list-item>
        <text:list-item>
          <text:p text:style-name="P711"><text:span text:style-name="Source_20_Text"><text:span text:style-name="T29">exec progspec</text:span></text:span>: Ejecuta, sin crear un nuevo proceso, el programa descrito por <text:span text:style-name="Source_20_Text">progspec</text:span> (ver explicación más abajo).</text:p>
        </text:list-item>
        <text:list-item>
          <text:p text:style-name="P711"><text:span text:style-name="Source_20_Text"><text:span text:style-name="T36">execpri prio progspec</text:span></text:span>: Ejecuta un programa con una prioridad específica (<text:span text:style-name="Source_20_Text">prio</text:span>), sin crear un nuevo proceso.</text:p>
        </text:list-item>
        <text:list-item>
          <text:p text:style-name="P711"><text:span text:style-name="Source_20_Text"><text:span text:style-name="T36">fg progspec</text:span></text:span>: Crea un proceso que ejecuta en primer plano el programa descrito por <text:span text:style-name="Source_20_Text">progspec</text:span>.</text:p>
        </text:list-item>
        <text:list-item>
          <text:p text:style-name="P711"><text:span text:style-name="Source_20_Text"><text:span text:style-name="T36">fgpri prio progspec</text:span></text:span>: Igual que <text:span text:style-name="Source_20_Text">fg</text:span>, pero cambia la prioridad del proceso a <text:span text:style-name="Source_20_Text">prio</text:span>.</text:p>
        </text:list-item>
        <text:list-item>
          <text:p text:style-name="P711"><text:soft-page-break/><text:span text:style-name="Source_20_Text"><text:span text:style-name="T36">back progspec</text:span></text:span>: Crea un proceso que ejecuta en segundo plano el programa descrito por <text:span text:style-name="Source_20_Text">progspec</text:span>.</text:p>
        </text:list-item>
        <text:list-item>
          <text:p text:style-name="P711"><text:span text:style-name="Source_20_Text"><text:span text:style-name="T36">backpri prio progspec</text:span></text:span><text:span text:style-name="T36">:</text:span> Igual que <text:span text:style-name="Source_20_Text">back</text:span>, pero cambia la prioridad del proceso a <text:span text:style-name="Source_20_Text">prio</text:span>.</text:p>
        </text:list-item>
        <text:list-item>
          <text:p text:style-name="P711"><text:span text:style-name="Source_20_Text"><text:span text:style-name="T36">listjobs</text:span></text:span><text:span text:style-name="T36">:</text:span> Lista los procesos en segundo plano (ejecutados con <text:span text:style-name="Source_20_Text">back</text:span> o <text:span text:style-name="Source_20_Text">backpri</text:span>).</text:p>
        </text:list-item>
        <text:list-item>
          <text:p text:style-name="P713"><text:span text:style-name="Source_20_Text"><text:span text:style-name="T36">deljobs -term|-sig</text:span></text:span><text:span text:style-name="T36">:</text:span> Elimina procesos en segundo plano de la lista.</text:p>
        </text:list-item>
        <text:list-item>
          <text:p text:style-name="P710"><text:span text:style-name="T64"><text:s/>****- </text:span><text:bookmark text:name="tw-target-text Copia 3"/><text:span text:style-name="T21">Para cualquier cosa que no sea un comando de shell, el shell asumirá que es un</text:span><text:span text:style-name="T22"> </text:span><text:span text:style-name="T21">programa externo (en el formato de ejecución que se describe a continuación). Esto es</text:span><text:span text:style-name="T22"> </text:span><text:span text:style-name="T21">equivalente a fg progspec siendo **** progspec</text:span></text:p>
        </text:list-item>
      </text:list>
      <text:p text:style-name="P550"/>
      <text:h text:style-name="P549" text:outline-level="3"><text:span text:style-name="Strong_20_Emphasis">TÓPICOS IMPORTANTES</text:span></text:h>
      <text:p text:style-name="P552"><text:span text:style-name="Strong_20_Emphasis">I - LISTAS</text:span></text:p>
      <text:p text:style-name="P552">Debemos implementar (sin restricciones en la implementación de la lista) dos listas: una lista de procesos que se ejecutan en segundo plano y una lista de directorios donde el shell busca archivos ejecutables: la lista de búsqueda.</text:p>
      <text:list text:style-name="L24">
        <text:list-item>
          <text:p text:style-name="P714"><text:span text:style-name="Strong_20_Emphasis">Lista de procesos que se ejecutan en segundo plano</text:span> (procesos creados con los comandos del shell <text:span text:style-name="Source_20_Text">back</text:span> o <text:span text:style-name="Source_20_Text">backpri</text:span>). Para cada proceso debemos mostrar:</text:p>
          <text:list>
            <text:list-item>
              <text:p text:style-name="P714"><text:span text:style-name="Strong_20_Emphasis">Su PID</text:span></text:p>
            </text:list-item>
            <text:list-item>
              <text:p text:style-name="P714"><text:span text:style-name="Strong_20_Emphasis">Fecha y hora de lanzamiento</text:span></text:p>
            </text:list-item>
            <text:list-item>
              <text:p text:style-name="P714"><text:span text:style-name="Strong_20_Emphasis">Estado</text:span> (<text:span text:style-name="Strong_20_Emphasis">TERMINADO</text:span>, <text:span text:style-name="Strong_20_Emphasis">DETENIDO</text:span>, <text:span text:style-name="Strong_20_Emphasis">SEÑALIZADO</text:span> o <text:span text:style-name="Strong_20_Emphasis">ACTIVO</text:span>) (con el valor de retorno/señal cuando sea relevante)</text:p>
            </text:list-item>
            <text:list-item>
              <text:p text:style-name="P714"><text:span text:style-name="Strong_20_Emphasis">Su línea de comandos</text:span></text:p>
            </text:list-item>
            <text:list-item>
              <text:p text:style-name="P715"><text:span text:style-name="Strong_20_Emphasis">Su prioridad</text:span></text:p>
            </text:list-item>
          </text:list>
        </text:list-item>
      </text:list>
      <text:p text:style-name="P552">Los comandos del shell <text:span text:style-name="Source_20_Text">listjobs</text:span> y <text:span text:style-name="Source_20_Text">deljobs</text:span> muestran y manipulan esta lista. Solo los procesos lanzados desde el shell para ejecutarse en segundo plano (con los comandos <text:span text:style-name="Source_20_Text">back</text:span> o <text:span text:style-name="Source_20_Text">backpri</text:span>) se añadirán a la lista.</text:p>
      <text:p text:style-name="P552">Insertamos los procesos en la lista como <text:span text:style-name="Strong_20_Emphasis">ACTIVOS</text:span>. Debemos actualizar, utilizando la llamada al sistema <text:span text:style-name="Source_20_Text">waitpid</text:span>, el estado de los procesos antes de imprimir. Ten en cuenta que la llamada <text:span text:style-name="Source_20_Text">waitpid</text:span> informa sobre los cambios de estado, no sobre el estado en sí, de hecho, solo informa UNA VEZ que un proceso ha finalizado.</text:p>
      <text:p text:style-name="P47">pid_t waitpid (pid_t pid, int *wstatus, int options);</text:p>
      <text:p text:style-name="P48">El parámetro <text:span text:style-name="Source_20_Text">wstatus</text:span> <text:span text:style-name="Strong_20_Emphasis">solo tiene un valor significativo</text:span> si <text:span text:style-name="Source_20_Text">waitpid</text:span> devuelve el <text:span text:style-name="Source_20_Text">pid</text:span>.</text:p>
      <text:p text:style-name="P552">La <text:span text:style-name="Strong_20_Emphasis">prioridad</text:span> (ya que puede cambiar) debe obtenerse en el momento de la impresión, por lo que no es necesario almacenarla en la lista.</text:p>
      <text:p text:style-name="P552">La <text:span text:style-name="Strong_20_Emphasis">ejecución en primer plano</text:span> significa que el proceso principal espera a que el hijo termine antes de continuar.</text:p>
      <text:p text:style-name="P552"><text:soft-page-break/>La <text:span text:style-name="Strong_20_Emphasis">ejecución en segundo plano</text:span> significa que el proceso principal continúa ejecutándose en paralelo con el hijo; no espera a que el hijo termine.</text:p>
      <text:list text:style-name="L25">
        <text:list-item>
          <text:p text:style-name="P716"><text:span text:style-name="Strong_20_Emphasis">Lista de directorios donde el shell busca archivos ejecutables</text:span>.</text:p>
        </text:list-item>
      </text:list>
      <text:p text:style-name="P552">Esta es una lista simple de directorios donde el shell buscará los archivos ejecutables para ejecutar. Es análoga al <text:span text:style-name="Source_20_Text">PATH</text:span> del shell del sistema, excepto que la implementamos con una lista y no como una variable de entorno como el shell del sistema. La llamada al sistema <text:span text:style-name="Source_20_Text">execvp()</text:span> busca ejecutables en la lista de directorios contenida en la variable de entorno <text:span text:style-name="Source_20_Text">PATH</text:span>, pero no utilizamos esa llamada al sistema, sino <text:span text:style-name="Source_20_Text">execve()</text:span>, que no busca en los directorios del <text:span text:style-name="Source_20_Text">PATH</text:span> y nos permite pasar un entorno alternativo.</text:p>
      <text:p text:style-name="P552">La función <text:span text:style-name="Source_20_Text">Ejecutable</text:span> que se muestra a continuación (también disponible en el archivo <text:span text:style-name="Source_20_Text">ayudaP3-25.c.txt</text:span>) se encarga de encontrar un ejecutable en la lista de búsqueda (siempre que hayamos implementado las funciones <text:span text:style-name="Source_20_Text">SearchListFirst()</text:span> y <text:span text:style-name="Source_20_Text">SearchListNext()</text:span> para obtener los directorios de nuestra lista de búsqueda).</text:p>
      <text:p text:style-name="P47">char * Ejecutable (char *s)</text:p>
      <text:p text:style-name="P47">{</text:p>
      <text:p text:style-name="P47"><text:s text:c="4"/>static char path[MAXNAME];</text:p>
      <text:p text:style-name="P47"><text:s text:c="4"/>struct stat st;</text:p>
      <text:p text:style-name="P47"><text:s text:c="4"/>char *p;</text:p>
      <text:p text:style-name="P47"/>
      <text:p text:style-name="P47"><text:s text:c="4"/>if (s == NULL || (p = SearchListFirst()) == NULL)</text:p>
      <text:p text:style-name="P47"><text:s text:c="8"/>return s;</text:p>
      <text:p text:style-name="P47"><text:s text:c="4"/>if (s[0] == '/' || !strncmp(s, "./", 2) || !strncmp(s, "../", 3))</text:p>
      <text:p text:style-name="P47"><text:s text:c="8"/>return s; <text:s text:c="7"/>/* s es una ruta absoluta */</text:p>
      <text:p text:style-name="P47"/>
      <text:p text:style-name="P47"><text:s text:c="4"/>strncpy(path, p, MAXNAME - 1);</text:p>
      <text:p text:style-name="P47"><text:s text:c="4"/>strncat(path, "/", MAXNAME - 1);</text:p>
      <text:p text:style-name="P47"><text:s text:c="4"/>strncat(path, s, MAXNAME - 1);</text:p>
      <text:p text:style-name="P47"><text:s text:c="4"/>if (lstat(path, &amp;st) != -1)</text:p>
      <text:p text:style-name="P47"><text:s text:c="8"/>return path;</text:p>
      <text:p text:style-name="P47"><text:s text:c="4"/></text:p>
      <text:p text:style-name="P47"><text:s text:c="4"/>while ((p = SearchListNext()) != NULL) {</text:p>
      <text:p text:style-name="P47"><text:s text:c="8"/>strncpy(path, p, MAXNAME - 1);</text:p>
      <text:p text:style-name="P47"><text:s text:c="8"/>strncat(path, "/", MAXNAME - 1);</text:p>
      <text:p text:style-name="P47"><text:s text:c="8"/>strncat(path, s, MAXNAME - 1);</text:p>
      <text:p text:style-name="P47"><text:s text:c="8"/>if (lstat(path, &amp;st) != -1)</text:p>
      <text:p text:style-name="P47"><text:s text:c="12"/>return path;</text:p>
      <text:p text:style-name="P47"><text:s text:c="4"/>}</text:p>
      <text:p text:style-name="P47"><text:s text:c="4"/>return s;</text:p>
      <text:p text:style-name="P47">}</text:p>
      <text:p text:style-name="P47"><text:soft-page-break/></text:p>
      <text:p text:style-name="P551">Con esto en mente, podemos fácilmente construir una función que maneje la ejecución de un programa, cambiando (o no) el entorno y cambiando (o no) la prioridad.</text:p>
      <text:p text:style-name="P551"/>
      <text:p text:style-name="P47">int Execpve(char *tr[], char **NewEnv, int *pprio)</text:p>
      <text:p text:style-name="P47">{</text:p>
      <text:p text:style-name="P47"><text:s text:c="4"/>char *p; /* NewEnv contiene la dirección del nuevo entorno */</text:p>
      <text:p text:style-name="P47"><text:s text:c="13"/>/* pprio la dirección de la nueva prioridad */</text:p>
      <text:p text:style-name="P47"><text:s text:c="13"/>/* NULL indica que no se cambiarán el entorno y/o la prioridad */</text:p>
      <text:p text:style-name="P47"><text:s text:c="4"/></text:p>
      <text:p text:style-name="P47"><text:s text:c="4"/>if (tr[0] == NULL || (p = Ejecutable(tr[0])) == NULL) {</text:p>
      <text:p text:style-name="P47"><text:s text:c="8"/>errno = EFAULT;</text:p>
      <text:p text:style-name="P47"><text:s text:c="8"/>return -1;</text:p>
      <text:p text:style-name="P47"><text:s text:c="4"/>}</text:p>
      <text:p text:style-name="P47"><text:s text:c="4"/></text:p>
      <text:p text:style-name="P47"><text:s text:c="4"/>if (pprio != NULL &amp;&amp; setpriority(PRIO_PROCESS, getpid(), *pprio) == -1 &amp;&amp; errno) {</text:p>
      <text:p text:style-name="P47"><text:s text:c="8"/>printf("Imposible cambiar prioridad: %s\n", strerror(errno));</text:p>
      <text:p text:style-name="P47"><text:s text:c="8"/>return -1;</text:p>
      <text:p text:style-name="P47"><text:s text:c="4"/>}</text:p>
      <text:p text:style-name="P47"/>
      <text:p text:style-name="P47"><text:s text:c="4"/>if (NewEnv == NULL)</text:p>
      <text:p text:style-name="P47"><text:s text:c="8"/>return execv(p, tr);</text:p>
      <text:p text:style-name="P47"><text:s text:c="4"/>else</text:p>
      <text:p text:style-name="P47"><text:s text:c="8"/>return execve(p, tr, NewEnv);</text:p>
      <text:p text:style-name="P47">}</text:p>
      <text:p text:style-name="P47"/>
      <text:h text:style-name="P46" text:outline-level="3">II - <text:span text:style-name="Source_20_Text">progspec</text:span>: formato para ejecución</text:h>
      <text:p text:style-name="P552">El formato para crear un proceso que ejecute un programa es:</text:p>
      <text:p text:style-name="P47">[VAR1 VAR2 VAR3 ....] executablefile [arg1 arg2......]</text:p>
      <text:p text:style-name="P48">Los elementos dentro de corchetes <text:span text:style-name="Source_20_Text">[]</text:span> son opcionales.</text:p>
      <text:list text:style-name="L26">
        <text:list-item>
          <text:p text:style-name="P717"><text:span text:style-name="Source_20_Text">executablefile</text:span> es el nombre del archivo ejecutable a ejecutar.</text:p>
        </text:list-item>
        <text:list-item>
          <text:p text:style-name="P717"><text:span text:style-name="Source_20_Text">arg1 arg2 ...</text:span> son los argumentos pasados al ejecutable. (El número de estos es indefinido).</text:p>
        </text:list-item>
        <text:list-item>
          <text:p text:style-name="P718"><text:span text:style-name="Source_20_Text">VAR1 VAR2 ...</text:span> (si están presentes) significa que la ejecución será con un entorno que consista únicamente en las variables <text:span text:style-name="Source_20_Text">VAR1</text:span>, <text:span text:style-name="Source_20_Text">VAR2</text:span>, <text:span text:style-name="Source_20_Text">VAR3</text:span> (sus valores serán tomados de <text:span text:style-name="Source_20_Text">environ</text:span>).</text:p>
        </text:list-item>
      </text:list>
      <text:p text:style-name="P552"><text:soft-page-break/>La regla es simple: el primer nombre que no sea una variable de entorno (encontrado en <text:span text:style-name="Source_20_Text">environ</text:span>) es el archivo ejecutable.</text:p>
      <text:p text:style-name="P552"><text:span text:style-name="Strong_20_Emphasis">Ejemplos</text:span>:</text:p>
      <text:p text:style-name="P551">-&gt;ls</text:p>
      <text:p text:style-name="P551">Ejecuta, creando un proceso en primer plano, el programa <text:span text:style-name="Source_20_Text">ls</text:span>.</text:p>
      <text:p text:style-name="P551"/>
      <text:p text:style-name="P551">-&gt; fg ls -l -a /home</text:p>
      <text:p text:style-name="P551">Ejecuta, creando un proceso en primer plano, <text:span text:style-name="Source_20_Text">'ls -l -a /home'</text:span>.</text:p>
      <text:p text:style-name="P551"/>
      <text:p text:style-name="P551">-&gt; fgpri 12 xterm -fg yellow -e /bin/bash</text:p>
      <text:p text:style-name="P551">Ejecuta, creando un proceso en primer plano, <text:span text:style-name="Source_20_Text">'xterm -fg yellow -e /bin/bash'</text:span> con su prioridad establecida a 12.</text:p>
      <text:p text:style-name="P551"/>
      <text:p text:style-name="P551">-&gt; back xterm -fg green -bg black -e /usr/local/bin/ksh</text:p>
      <text:p text:style-name="P551">Ejecuta creando un proceso en segundo plano <text:span text:style-name="Source_20_Text">'xterm -fg green -bg black -e /usr/local/bin/ksh'</text:span></text:p>
      <text:p text:style-name="P551"><text:span text:style-name="Source_20_Text"/></text:p>
      <text:p text:style-name="P551">-&gt; execpri 9 xterm -fg white</text:p>
      <text:p text:style-name="P551">Ejecuta sin crear un nuevo proceso <text:span text:style-name="Source_20_Text">'xterm -fg white'</text:span> con su prioridad establecida a 9</text:p>
      <text:p text:style-name="P551"/>
      <text:p text:style-name="P551">-&gt; fgpri 12 TERM HOME DISPLAY xterm -fg yellow -e /bin/bash</text:p>
      <text:p text:style-name="P551">Ejecuta, creando un proceso en primer plano, <text:span text:style-name="Source_20_Text">'xterm -fg yellow -e /bin/bash'</text:span> con su prioridad establecida a 12 en un entorno que solo contiene las variables de entorno <text:span text:style-name="Source_20_Text">TERM</text:span>, <text:span text:style-name="Source_20_Text">HOME</text:span> y <text:span text:style-name="Source_20_Text">DISPLAY</text:span>. Sus valores se toman de <text:span text:style-name="Source_20_Text">environ</text:span>.</text:p>
      <text:p text:style-name="P551"/>
      <text:p text:style-name="P551">-&gt; execpri 9 TERM HOME DISPLAY xterm -fg white</text:p>
      <text:p text:style-name="P551">Ejecuta sin crear un nuevo proceso <text:span text:style-name="Source_20_Text">'xterm -fg white'</text:span> con su prioridad establecida a 9 en un entorno que solo contiene las variables de entorno <text:span text:style-name="Source_20_Text">TERM</text:span>, <text:span text:style-name="Source_20_Text">HOME</text:span> y <text:span text:style-name="Source_20_Text">DISPLAY</text:span>. Sus valores se toman de <text:span text:style-name="Source_20_Text">environ</text:span></text:p>
      <text:p text:style-name="P551"/>
      <text:p text:style-name="P551">-&gt; TERM HOME DISPLAY xterm -fg yellow -e /bin/bash</text:p>
      <text:p text:style-name="P552">Ejecuta, creando un proceso en primer plano, <text:span text:style-name="Source_20_Text">'xterm -fg yellow -e /bin/bash'</text:span> en un entorno que solo contiene las variables de entorno <text:span text:style-name="Source_20_Text">TERM</text:span>, <text:span text:style-name="Source_20_Text">HOME</text:span> y <text:span text:style-name="Source_20_Text">DISPLAY</text:span>. Sus valores se toman de <text:span text:style-name="Source_20_Text">environ</text:span>.</text:p>
      <text:p text:style-name="P552">Aunque el shell de referencia también permite especificar <text:span text:style-name="Source_20_Text">&amp;</text:span> para ejecución en segundo plano, <text:span text:style-name="Source_20_Text">@</text:span> para cambios de prioridad e implementa redirección, <text:span text:style-name="Strong_20_Emphasis">NO NECESITAS añadir esa funcionalidad a esta tarea de laboratorio</text:span>.</text:p>
      <text:p text:style-name="P551"/>
      <text:p text:style-name="P551"/>
      <text:p text:style-name="P551"/>
      <text:p text:style-name="P47"/>
      <text:p text:style-name="P47"/>
      <text:p text:style-name="P47"/>
      <text:p text:style-name="P47"/>
      <text:p text:style-name="P47"/>
      <text:p text:style-name="P47"/>
      <text:h text:style-name="P46" text:outline-level="3"><text:soft-page-break/>III - CREDENCIALES</text:h>
      <text:p text:style-name="P552">Utilizaremos la llamada al sistema <text:span text:style-name="Source_20_Text">setuid</text:span> para cambiar las credenciales del usuario. Bajo circunstancias normales, las credenciales reales y efectivas serán las mismas, por lo que no se permitirán cambios en las credenciales del proceso.</text:p>
      <text:p text:style-name="P552">Para verificar esta parte de la tarea del laboratorio, debemos:</text:p>
      <text:list text:style-name="L27">
        <text:list-item>
          <text:p text:style-name="P719">Dar al ejecutable el bit de ejecución <text:span text:style-name="Source_20_Text">setuid</text:span>, es decir, <text:span text:style-name="Source_20_Text">rwsr-xr-x</text:span> (4755).</text:p>
        </text:list-item>
        <text:list-item>
          <text:p text:style-name="P719">Debemos ejecutarlo desde otro usuario para que la credencial real sea la del usuario que ejecuta el archivo y las credenciales guardadas y efectivas sean las del propietario del archivo. (Es una buena idea colocar el archivo ejecutable en un directorio escribible para ambos usuarios, como <text:span text:style-name="Source_20_Text">/tmp</text:span>).</text:p>
        </text:list-item>
        <text:list-item>
          <text:p text:style-name="P720">Las llamadas al sistema <text:span text:style-name="Source_20_Text">setuid</text:span> se comportan de manera diferente para el usuario root, por lo que no debemos usar esa cuenta para verificar esta parte del laboratorio.</text:p>
        </text:list-item>
      </text:list>
      <text:p text:style-name="P552"><text:span text:style-name="Strong_20_Emphasis">RECUERDA:</text:span></text:p>
      <text:list text:style-name="L28">
        <text:list-item>
          <text:p text:style-name="P721">La información sobre las llamadas al sistema y las funciones de la biblioteca necesarias para codificar estos programas está disponible a través de <text:span text:style-name="Source_20_Text">man</text:span>: <text:span text:style-name="Source_20_Text">fork</text:span>, <text:span text:style-name="Source_20_Text">exec</text:span>, <text:span text:style-name="Source_20_Text">waitpid</text:span>, <text:span text:style-name="Source_20_Text">getenv</text:span>, <text:span text:style-name="Source_20_Text">putenv</text:span>, <text:span text:style-name="Source_20_Text">getpriority</text:span>, ...</text:p>
        </text:list-item>
        <text:list-item>
          <text:p text:style-name="P721">Se proporciona un shell de referencia (para varias plataformas) para que los estudiantes verifiquen cómo debe funcionar el shell. Este programa debe ser revisado para conocer la sintaxis y el comportamiento de los diversos comandos. <text:span text:style-name="Strong_20_Emphasis">DESCARGA LA VERSIÓN MÁS RECIENTE</text:span>.</text:p>
        </text:list-item>
        <text:list-item>
          <text:p text:style-name="P721">El programa debe compilarse sin errores (no debe producir advertencias incluso cuando se compila con <text:span text:style-name="Source_20_Text">gcc -Wall</text:span>).</text:p>
        </text:list-item>
        <text:list-item>
          <text:p text:style-name="P721">Estos programas no deben tener fugas de memoria (puedes usar <text:span text:style-name="Source_20_Text">valgrind</text:span> para comprobarlo).</text:p>
        </text:list-item>
        <text:list-item>
          <text:p text:style-name="P721">Cuando el programa no pueda realizar su tarea (por cualquier motivo, por ejemplo, falta de privilegios), debe informar al usuario.</text:p>
        </text:list-item>
        <text:list-item>
          <text:p text:style-name="P721">Toda la entrada y salida se realiza a través de la entrada y salida estándar.</text:p>
        </text:list-item>
        <text:list-item>
          <text:p text:style-name="P721">Los errores deben ser tratados como en los laboratorios anteriores.</text:p>
        </text:list-item>
        <text:list-item>
          <text:p text:style-name="P722">Se proporciona un archivo adicional en C con algunas funciones útiles.</text:p>
        </text:list-item>
      </text:list>
      <text:h text:style-name="P549" text:outline-level="3"><text:span text:style-name="Strong_20_Emphasis">ENTREGA DEL TRABAJO</text:span></text:h>
      <text:list text:style-name="L29">
        <text:list-item>
          <text:p text:style-name="P723">El trabajo debe hacerse en parejas.</text:p>
        </text:list-item>
        <text:list-item>
          <text:p text:style-name="P723">Moodle se utilizará para entregar el código fuente: un archivo zip que contenga un directorio llamado <text:span text:style-name="Source_20_Text">P3</text:span> donde residen todos los archivos fuente de la tarea del laboratorio.</text:p>
        </text:list-item>
        <text:list-item>
          <text:p text:style-name="P723">El nombre del programa principal será <text:span text:style-name="Source_20_Text">p3.c</text:span>. El programa debe poder ser compilado con <text:span text:style-name="Source_20_Text">gcc p3.c</text:span>. Opcionalmente, se puede proporcionar un archivo <text:span text:style-name="Source_20_Text">Makefile</text:span> para que todo el código fuente se compile con solo usar <text:span text:style-name="Source_20_Text">make</text:span>. Si es así, el programa compilado debe llamarse <text:span text:style-name="Source_20_Text">p3</text:span>.</text:p>
        </text:list-item>
        <text:list-item>
          <text:p text:style-name="P723"><text:span text:style-name="Strong_20_Emphasis">SOLO UNO DE LOS MIEMBROS DEL GRUPO</text:span> entregará el código fuente. Los nombres y logins de todos los miembros del grupo deben aparecer en el código fuente de los programas principales (en la parte superior del archivo).</text:p>
        </text:list-item>
        <text:list-item>
          <text:p text:style-name="P724"><text:span text:style-name="Strong_20_Emphasis">FECHA LÍMITE</text:span>: 23:00, sábado 14 de diciembre de 2024.</text:p>
        </text:list-item>
      </text:list>
      <text:p text:style-name="P42"><text:soft-page-break/>FUNCIONAMIENTO DE LOS COMANDOS</text:p>
      <text:p text:style-name="P9"/>
      <text:p text:style-name="P106">FUNCIONES P0<text:span text:style-name="T248"> -&gt; básicas</text:span></text:p>
      <text:p text:style-name="P288">1-authors:</text:p>
      <text:p text:style-name="P338">authors [-n|-l]<text:tab/>Muestra los nombres y/o logins de los autores</text:p>
      <text:p text:style-name="P338"/>
      <text:p text:style-name="P338">-&gt; authors</text:p>
      <text:p text:style-name="P338">Ismael Brea Arias: ismael.brea</text:p>
      <text:p text:style-name="P338">Borja Casteleiro Goti: borja.casteleiro</text:p>
      <text:p text:style-name="P338"/>
      <text:p text:style-name="P338">-&gt; authors -n </text:p>
      <text:p text:style-name="P338">Ismael Brea Arias</text:p>
      <text:p text:style-name="P338">Borja Casteleiro Goti</text:p>
      <text:p text:style-name="P338"/>
      <text:p text:style-name="P338">-&gt;authors -l</text:p>
      <text:p text:style-name="P338">ismael.brea</text:p>
      <text:p text:style-name="P338">borja.casteleiro</text:p>
      <text:p text:style-name="P338"/>
      <text:p text:style-name="P338">-&gt;authors -j</text:p>
      <text:p text:style-name="P338"/>
      <text:p text:style-name="P338">(No sale nada si pones mal el argumento)</text:p>
      <text:p text:style-name="P338"/>
      <text:p text:style-name="P8"/>
      <text:p text:style-name="P288">2-pid<text:span text:style-name="T246">:</text:span></text:p>
      <text:p text:style-name="P76">pid [-p]<text:tab/>Muestra el pid del shell o de su proceso padre</text:p>
      <text:p text:style-name="P8"/>
      <text:p text:style-name="P338">-&gt; pid </text:p>
      <text:p text:style-name="P338">Pid del shell: xxxx</text:p>
      <text:p text:style-name="P338"/>
      <text:p text:style-name="P340">-&gt; pid -p</text:p>
      <text:p text:style-name="P339">Pid padre del shell: xxxx</text:p>
      <text:p text:style-name="P338"/>
      <text:p text:style-name="P338">-&gt; pid -v</text:p>
      <text:p text:style-name="P338">Invalid argument, use pid <text:s text:c="8"/>(solo en mi shell, en el de referencia funciona, pero no tiene sentido)</text:p>
      <text:p text:style-name="P338"/>
      <text:p text:style-name="P338"/>
      <text:p text:style-name="P288">3-ppid<text:span text:style-name="T246">:</text:span></text:p>
      <text:p text:style-name="P76">pid [-p]<text:tab/>Muestra el pid del shell o de su proceso padre</text:p>
      <text:p text:style-name="P8"/>
      <text:p text:style-name="P338">-&gt; pid </text:p>
      <text:p text:style-name="P338">Pid padre del shell: xxxx</text:p>
      <text:p text:style-name="P338"/>
      <text:p text:style-name="P338">-&gt; pid -v</text:p>
      <text:p text:style-name="P338">Invalid argument, use ppid <text:s text:c="9"/>(solo en mi shell, en el de referencia funciona, pero no tiene sentido)</text:p>
      <text:p text:style-name="P40"/>
      <text:p text:style-name="P289">4-cd: </text:p>
      <text:p text:style-name="P340">Indicandole una ruta o un directorio que está dentro del que estamos, accede a él. Por ejemplo, imaginate que tenemos una carpeta que se llama hola y queremos acceder a ella con comandos</text:p>
      <text:p text:style-name="P340">-&gt; cd hola</text:p>
      <text:p text:style-name="P340">Directorio actual: /home/ismael/Escritorio/SO/PRÁCTICAS/P1</text:p>
      <text:p text:style-name="P340"><text:soft-page-break/>Nuevo directorio actual: /home/ismael/Escritorio/SO/PRÁCTICAS/P1/hola</text:p>
      <text:p text:style-name="P341">Si no existiese el directorio al que se intenta acceder:</text:p>
      <text:p text:style-name="P341">-&gt; cd adios</text:p>
      <text:p text:style-name="P341">Error al cambiar de directorio: No such file or directory</text:p>
      <text:p text:style-name="P40"/>
      <text:p text:style-name="P40"/>
      <text:p text:style-name="P290">5-date:</text:p>
      <text:p text:style-name="Standard">date [-d|-t]<text:tab/>Muestra la fecha y/o la hora actual</text:p>
      <text:p text:style-name="Standard"/>
      <text:p text:style-name="P342">-&gt; date </text:p>
      <text:p text:style-name="Standard">19:08:34</text:p>
      <text:p text:style-name="Standard">14/10/2024</text:p>
      <text:p text:style-name="Standard"/>
      <text:p text:style-name="P342">-&gt; date - d <text:s text:c="7"/>(devuelve solo la fecha)</text:p>
      <text:p text:style-name="Standard">14/10/2024</text:p>
      <text:p text:style-name="Standard"/>
      <text:p text:style-name="Standard"/>
      <text:p text:style-name="P342">-&gt; date -t <text:s text:c="9"/>(devuelve solo la hora)</text:p>
      <text:p text:style-name="P342">19:08:34</text:p>
      <text:p text:style-name="P342"/>
      <text:p text:style-name="Standard"/>
      <text:p text:style-name="P342">-&gt; date -r <text:s text:c="9"/>(argumento no existente)</text:p>
      <text:p text:style-name="P342">Use: date[-t | -d]</text:p>
      <text:p text:style-name="P342"/>
      <text:p text:style-name="P342"/>
      <text:p text:style-name="P290">6-historic:</text:p>
      <text:p text:style-name="Standard">historic [-c|-N|N]<text:tab/>Muestra (o borra)el historico de comandos</text:p>
      <text:p text:style-name="Standard"><text:tab/>-N: muestra los N primeros</text:p>
      <text:p text:style-name="Standard"><text:tab/>-c: borra el historico</text:p>
      <text:p text:style-name="Standard"><text:tab/>N: repite el comando N</text:p>
      <text:p text:style-name="P401">El historial EMPIEZA EN 0</text:p>
      <text:p text:style-name="Standard"/>
      <text:p text:style-name="P342">historic:<text:span text:style-name="T247"> imaginemos que usamos cd y luego pid</text:span></text:p>
      <text:p text:style-name="P343">-&gt; historic </text:p>
      <text:p text:style-name="P343">--- COMMAND HISTORY: ---</text:p>
      <text:p text:style-name="P343">0: cd</text:p>
      <text:p text:style-name="P343">1: pid</text:p>
      <text:p text:style-name="P343">2: historic</text:p>
      <text:p text:style-name="P343"/>
      <text:p text:style-name="P343">-&gt; historic 1</text:p>
      <text:p text:style-name="P343">Ejecutando el comando: pid</text:p>
      <text:p text:style-name="P343">Pid del shell: 7873</text:p>
      <text:p text:style-name="P343"/>
      <text:p text:style-name="P343">-&gt; historic -x</text:p>
      <text:p text:style-name="P343">*</text:p>
      <text:p text:style-name="P343"/>
      <text:p text:style-name="P343">-&gt; historic -c</text:p>
      <text:p text:style-name="P343">Historial eliminado</text:p>
      <text:p text:style-name="P343"/>
      <text:p text:style-name="P343"/>
      <text:p text:style-name="P343"/>
      <text:p text:style-name="P343"/>
      <text:p text:style-name="P79"><text:soft-page-break/>-&gt; historic</text:p>
      <text:p text:style-name="P79">--- COMMAND HISTORY: ---</text:p>
      <text:p text:style-name="P79">0: historic</text:p>
      <text:p text:style-name="P79"/>
      <text:p text:style-name="P79">-&gt; cwd</text:p>
      <text:p text:style-name="P79">/home/ismael/Escritorio/SO/PRÁCTICAS/P1</text:p>
      <text:p text:style-name="P79"/>
      <text:p text:style-name="P79">-&gt; reclist hola</text:p>
      <text:p text:style-name="P79">************hola</text:p>
      <text:p text:style-name="P79"><text:s text:c="7"/>0 texto.txt</text:p>
      <text:p text:style-name="P79">************hola1</text:p>
      <text:p text:style-name="P79"><text:s text:c="4"/>4096 <text:s/>hola1</text:p>
      <text:p text:style-name="P79">************hola/hola1</text:p>
      <text:p text:style-name="P79"><text:s text:c="7"/>0 texto1.txt</text:p>
      <text:p text:style-name="P79"/>
      <text:p text:style-name="P79">-&gt; historic</text:p>
      <text:p text:style-name="P79">--- COMMAND HISTORY: ---</text:p>
      <text:p text:style-name="P79">0: historic</text:p>
      <text:p text:style-name="P79">1: cwd</text:p>
      <text:p text:style-name="P79">2: reclist hola</text:p>
      <text:p text:style-name="P79">3: historic</text:p>
      <text:p text:style-name="P79"/>
      <text:p text:style-name="P79">-&gt; historic 3</text:p>
      <text:p text:style-name="P79">Ejecutando hist (3): historic</text:p>
      <text:p text:style-name="P79">--- COMMAND HISTORY: ---</text:p>
      <text:p text:style-name="P79">0: historic</text:p>
      <text:p text:style-name="P79">1: cwd</text:p>
      <text:p text:style-name="P79">2: reclist hola</text:p>
      <text:p text:style-name="P79">3: historic</text:p>
      <text:p text:style-name="P79">4: historic 3</text:p>
      <text:p text:style-name="P79">5: historic</text:p>
      <text:p text:style-name="P79"/>
      <text:p text:style-name="P79">-&gt; historic 2</text:p>
      <text:p text:style-name="P79">Ejecutando hist (2): reclist hola</text:p>
      <text:p text:style-name="P79">************hola</text:p>
      <text:p text:style-name="P79"><text:s text:c="7"/>0 texto.txt</text:p>
      <text:p text:style-name="P79">************hola1</text:p>
      <text:p text:style-name="P79"><text:s text:c="4"/>4096 <text:s/>hola1</text:p>
      <text:p text:style-name="P79">************hola/hola1</text:p>
      <text:p text:style-name="P79"><text:s text:c="7"/>0 texto1.txt</text:p>
      <text:p text:style-name="P79"/>
      <text:p text:style-name="P79">-&gt; historic -2</text:p>
      <text:p text:style-name="P79">--- ULTIMOS 2 COMANDOS: ---</text:p>
      <text:p text:style-name="P79">0: historic</text:p>
      <text:p text:style-name="P79">1: cwd</text:p>
      <text:p text:style-name="P10"/>
      <text:p text:style-name="P10"/>
      <text:p text:style-name="P10"/>
      <text:p text:style-name="P10"/>
      <text:p text:style-name="P15"/>
      <text:p text:style-name="P15"/>
      <text:p text:style-name="P15"/>
      <text:p text:style-name="P14"><text:soft-page-break/>7-open:</text:p>
      <text:p text:style-name="P79">No abre el archivo para que lo uses directamente en el shell.</text:p>
      <text:p text:style-name="P79">Lo que hace es:</text:p>
      <text:p text:style-name="P79">a) Abrir el archivo en el sistema operativo.</text:p>
      <text:p text:style-name="P79">b) Guardar información sobre ese archivo abierto en una lista del shell.</text:p>
      <text:p text:style-name="P79">Cuando abres un archivo, el sistema te da un número (descriptor de archivo).</text:p>
      <text:p text:style-name="P79">Ejemplo: `open fich ex` abre "fich" de forma exclusiva y guarda esa información.</text:p>
      <text:p text:style-name="P350"/>
      <text:p text:style-name="P508">Ejemplos de apertura de ficheros:<text:span text:style-name="T402"> <text:s text:c="3"/>rwx</text:span></text:p>
      <text:p text:style-name="P508"/>
      <text:p text:style-name="P509"><text:span text:style-name="T402">0= </text:span>000<text:span text:style-name="T402">: ---</text:span></text:p>
      <text:p text:style-name="P509"><text:span text:style-name="T402">1= </text:span>001<text:span text:style-name="T402">: --x</text:span></text:p>
      <text:p text:style-name="P509"><text:span text:style-name="T402">2= </text:span>010<text:span text:style-name="T402">: -w-</text:span></text:p>
      <text:p text:style-name="P509"><text:span text:style-name="T402">3= </text:span>011<text:span text:style-name="T402">: -wx</text:span></text:p>
      <text:p text:style-name="P509"><text:span text:style-name="T402">4= </text:span>100<text:span text:style-name="T402">: r--</text:span></text:p>
      <text:p text:style-name="P509"><text:span text:style-name="T402">5= </text:span>101<text:span text:style-name="T402">: r-x</text:span></text:p>
      <text:p text:style-name="P509"><text:span text:style-name="T402">6= </text:span>110<text:span text:style-name="T402">: rw-</text:span></text:p>
      <text:p text:style-name="P509"><text:span text:style-name="T402">7= </text:span>111<text:span text:style-name="T402">: rwx</text:span></text:p>
      <text:p text:style-name="P508"/>
      <table:table table:name="Tabla1" table:style-name="Tabla1">
        <table:table-column table:style-name="Tabla1.A"/>
        <table:table-column table:style-name="Tabla1.B"/>
        <table:table-column table:style-name="Tabla1.C"/>
        <table:table-row>
          <table:table-cell table:style-name="Tabla1.A1" office:value-type="string">
            <text:p text:style-name="Table_20_Contents">00</text:p>
          </table:table-cell>
          <table:table-cell table:style-name="Tabla1.A1" office:value-type="string">
            <text:p text:style-name="Table_20_Contents">---</text:p>
          </table:table-cell>
          <table:table-cell table:style-name="Tabla1.A1" office:value-type="string">
            <text:p text:style-name="Table_20_Contents">Sin permisos.</text:p>
          </table:table-cell>
        </table:table-row>
      </table:table>
      <table:table table:name="Tabla2" table:style-name="Tabla2">
        <table:table-column table:style-name="Tabla2.A"/>
        <table:table-column table:style-name="Tabla2.B"/>
        <table:table-column table:style-name="Tabla2.C"/>
        <table:table-row>
          <table:table-cell table:style-name="Tabla2.A1" office:value-type="string">
            <text:p text:style-name="Table_20_Contents">111</text:p>
          </table:table-cell>
          <table:table-cell table:style-name="Tabla2.A1" office:value-type="string">
            <text:p text:style-name="Table_20_Contents">--x</text:p>
          </table:table-cell>
          <table:table-cell table:style-name="Tabla2.A1" office:value-type="string">
            <text:p text:style-name="Table_20_Contents">Solo ejecución para todos.</text:p>
          </table:table-cell>
        </table:table-row>
      </table:table>
      <table:table table:name="Tabla3" table:style-name="Tabla3">
        <table:table-column table:style-name="Tabla3.A"/>
        <table:table-column table:style-name="Tabla3.B"/>
        <table:table-column table:style-name="Tabla3.C"/>
        <table:table-row>
          <table:table-cell table:style-name="Tabla3.A1" office:value-type="string">
            <text:p text:style-name="Table_20_Contents">222</text:p>
          </table:table-cell>
          <table:table-cell table:style-name="Tabla3.A1" office:value-type="string">
            <text:p text:style-name="Table_20_Contents">-w-</text:p>
          </table:table-cell>
          <table:table-cell table:style-name="Tabla3.A1" office:value-type="string">
            <text:p text:style-name="Table_20_Contents">Solo escritura para todos.</text:p>
          </table:table-cell>
        </table:table-row>
      </table:table>
      <table:table table:name="Tabla4" table:style-name="Tabla4">
        <table:table-column table:style-name="Tabla4.A"/>
        <table:table-column table:style-name="Tabla4.B"/>
        <table:table-column table:style-name="Tabla4.C"/>
        <table:table-row>
          <table:table-cell table:style-name="Tabla4.A1" office:value-type="string">
            <text:p text:style-name="Table_20_Contents">444</text:p>
          </table:table-cell>
          <table:table-cell table:style-name="Tabla4.A1" office:value-type="string">
            <text:p text:style-name="Table_20_Contents">r--</text:p>
          </table:table-cell>
          <table:table-cell table:style-name="Tabla4.A1" office:value-type="string">
            <text:p text:style-name="Table_20_Contents">Solo lectura para todos.</text:p>
          </table:table-cell>
        </table:table-row>
      </table:table>
      <table:table table:name="Tabla5" table:style-name="Tabla5">
        <table:table-column table:style-name="Tabla5.A"/>
        <table:table-column table:style-name="Tabla5.B"/>
        <table:table-column table:style-name="Tabla5.C"/>
        <table:table-row>
          <table:table-cell table:style-name="Tabla5.A1" office:value-type="string">
            <text:p text:style-name="Table_20_Contents">555</text:p>
          </table:table-cell>
          <table:table-cell table:style-name="Tabla5.A1" office:value-type="string">
            <text:p text:style-name="Table_20_Contents">r-x</text:p>
          </table:table-cell>
          <table:table-cell table:style-name="Tabla5.A1" office:value-type="string">
            <text:p text:style-name="Table_20_Contents">Lectura y ejecución para todos.</text:p>
          </table:table-cell>
        </table:table-row>
      </table:table>
      <table:table table:name="Tabla6" table:style-name="Tabla6">
        <table:table-column table:style-name="Tabla6.A"/>
        <table:table-column table:style-name="Tabla6.B"/>
        <table:table-column table:style-name="Tabla6.C"/>
        <table:table-row>
          <table:table-cell table:style-name="Tabla6.A1" office:value-type="string">
            <text:p text:style-name="Table_20_Contents">666</text:p>
          </table:table-cell>
          <table:table-cell table:style-name="Tabla6.A1" office:value-type="string">
            <text:p text:style-name="Table_20_Contents">rw-</text:p>
          </table:table-cell>
          <table:table-cell table:style-name="Tabla6.A1" office:value-type="string">
            <text:p text:style-name="Table_20_Contents">Lectura y escritura para todos.</text:p>
          </table:table-cell>
        </table:table-row>
      </table:table>
      <table:table table:name="Tabla7" table:style-name="Tabla7">
        <table:table-column table:style-name="Tabla7.A"/>
        <table:table-column table:style-name="Tabla7.B"/>
        <table:table-column table:style-name="Tabla7.C"/>
        <table:table-row>
          <table:table-cell table:style-name="Tabla7.A1" office:value-type="string">
            <text:p text:style-name="Table_20_Contents">777</text:p>
          </table:table-cell>
          <table:table-cell table:style-name="Tabla7.A1" office:value-type="string">
            <text:p text:style-name="Table_20_Contents">rwx</text:p>
          </table:table-cell>
          <table:table-cell table:style-name="Tabla7.A1" office:value-type="string">
            <text:p text:style-name="Table_20_Contents">Todos los permisos para todos.</text:p>
          </table:table-cell>
        </table:table-row>
      </table:table>
      <text:p text:style-name="P506"/>
      <text:p text:style-name="P506">Imagina <text:span text:style-name="T267">que creamos un fichero que se llame fich.</text:span></text:p>
      <text:p text:style-name="P510">Esto debe hacer open:</text:p>
      <text:p text:style-name="Standard"/>
      <text:p text:style-name="P465">-&gt; open </text:p>
      <text:p text:style-name="P384">descriptor: 0, offset: ( <text:s/>)-&gt; entrada estandar O_RDWR <text:s text:c="15"/>(stdin)</text:p>
      <text:p text:style-name="P384">descriptor: 1, offset: ( <text:s/>)-&gt; salida estandar O_RDWR <text:s text:c="18"/>(stdout)</text:p>
      <text:p text:style-name="P384">descriptor: 2, offset: ( <text:s/>)-&gt; error estandar O_RDWR <text:s text:c="20"/>(stderr)</text:p>
      <text:p text:style-name="P384">descriptor: 3, offset: ( <text:s/>)-&gt; no usado <text:s/></text:p>
      <text:p text:style-name="P384">descriptor: 4, offset: ( <text:s/>)-&gt; no usado <text:s/></text:p>
      <text:p text:style-name="P384">descriptor: 5, offset: ( <text:s/>)-&gt; no usado <text:s/></text:p>
      <text:p text:style-name="P384">descriptor: 6, offset: ( <text:s/>)-&gt; no usado <text:s/></text:p>
      <text:p text:style-name="P384">descriptor: 7, offset: ( <text:s/>)-&gt; no usado <text:s/></text:p>
      <text:p text:style-name="P384">descriptor: 8, offset: ( <text:s/>)-&gt; no usado <text:s/></text:p>
      <text:p text:style-name="P384">descriptor: 9, offset: ( <text:s/>)-&gt; no usado <text:s/></text:p>
      <text:p text:style-name="P384">descriptor: 10, offset: ( <text:s/>)-&gt; no usado <text:s/></text:p>
      <text:p text:style-name="P384">descriptor: 11, offset: ( <text:s/>)-&gt; no usado <text:s/></text:p>
      <text:p text:style-name="P384">descriptor: 12, offset: ( <text:s/>)-&gt; no usado <text:s/></text:p>
      <text:p text:style-name="P384">descriptor: 13, offset: ( <text:s/>)-&gt; no usado <text:s/></text:p>
      <text:p text:style-name="P384">descriptor: 14, offset: ( <text:s/>)-&gt; no usado <text:s/></text:p>
      <text:p text:style-name="P384">descriptor: 15, offset: ( <text:s/>)-&gt; no usado <text:s/></text:p>
      <text:p text:style-name="P384">descriptor: 16, offset: ( <text:s/>)-&gt; no usado <text:s/></text:p>
      <text:p text:style-name="P384">descriptor: 17, offset: ( <text:s/>)-&gt; no usado <text:s/></text:p>
      <text:p text:style-name="P384">descriptor: 18, offset: ( <text:s/>)-&gt; no usado <text:s/></text:p>
      <text:p text:style-name="P384">descriptor: 19, offset: ( <text:s/>)-&gt; no usado </text:p>
      <text:p text:style-name="Standard"/>
      <text:p text:style-name="P465">Cada vez que añadamos abramos descriptor, lo cerremos (close), lo dupliquemos, lo mapeemos etc, el descriptor se establecerá por orden en esta lista.</text:p>
      <text:p text:style-name="P105"><text:soft-page-break/>FUNCIONES <text:span text:style-name="T248">P1-&gt; sistemas de ficheros</text:span></text:p>
      <text:p text:style-name="P343"/>
      <text:p text:style-name="P350"><text:span text:style-name="T41">Resumen básico de sistemas de ficheros unix:</text:span><text:span text:style-name="T248"><text:line-break/></text:span>1. <text:span text:style-name="Strong_20_Emphasis">¿Qué es un sistema de ficheros?</text:span></text:p>
      <text:p text:style-name="Text_20_body">Un <text:span text:style-name="Strong_20_Emphasis">sistema de ficheros</text:span> es una forma de organizar y gestionar cómo se almacenan, acceden y manejan los datos (archivos y directorios) en un dispositivo de almacenamiento, como un disco duro o SSD. En Unix, todo está organizado como archivos y directorios, incluso cosas como dispositivos o impresoras.</text:p>
      <text:h text:style-name="Heading_20_3" text:outline-level="3">2. <text:span text:style-name="Strong_20_Emphasis">La estructura del sistema de ficheros en Unix</text:span></text:h>
      <text:p text:style-name="Text_20_body">El sistema de archivos de Unix sigue una estructura jerárquica en forma de <text:span text:style-name="Strong_20_Emphasis">árbol invertido</text:span>, donde la raíz es un directorio llamado <text:span text:style-name="Source_20_Text">/</text:span>. Todo comienza desde ese directorio raíz.</text:p>
      <text:h text:style-name="Heading_20_4" text:outline-level="4">Ejemplo:</text:h>
      <text:p text:style-name="Preformatted_20_Text">/</text:p>
      <text:p text:style-name="Preformatted_20_Text">├── bin</text:p>
      <text:p text:style-name="Preformatted_20_Text">├── home</text:p>
      <text:p text:style-name="Preformatted_20_Text">│ <text:s text:c="2"/>├── usuario1</text:p>
      <text:p text:style-name="Preformatted_20_Text">│ <text:s text:c="2"/>└── usuario2</text:p>
      <text:p text:style-name="Preformatted_20_Text">└── var</text:p>
      <text:p text:style-name="Preformatted_20_Text"><text:s text:c="4"/>└── log</text:p>
      <text:p text:style-name="Standard"/>
      <text:list text:style-name="L30">
        <text:list-item>
          <text:p text:style-name="P726"><text:span text:style-name="Source_20_Text">/</text:span> es el directorio <text:span text:style-name="Strong_20_Emphasis">raíz</text:span>.</text:p>
        </text:list-item>
        <text:list-item>
          <text:p text:style-name="P725"><text:span text:style-name="Strong_20_Emphasis">Dentro del directorio raíz</text:span> hay otros directorios como <text:span text:style-name="Source_20_Text">/bin</text:span> (que guarda programas ejecutables), <text:span text:style-name="Source_20_Text">/home</text:span> (donde están las carpetas de los usuarios), y <text:span text:style-name="Source_20_Text">/var</text:span> (que almacena archivos de registros o logs).</text:p>
        </text:list-item>
      </text:list>
      <text:h text:style-name="Heading_20_3" text:outline-level="3">3. <text:span text:style-name="Strong_20_Emphasis">Archivos y directorios</text:span></text:h>
      <text:list text:style-name="L31">
        <text:list-item>
          <text:p text:style-name="P728"><text:span text:style-name="Strong_20_Emphasis">Archivos</text:span>: En Unix, todo es un archivo. Un archivo puede ser un documento, una imagen, un programa, etc. Pero también puede ser un dispositivo o incluso un enlace a otro archivo.</text:p>
        </text:list-item>
        <text:list-item>
          <text:p text:style-name="P727"><text:span text:style-name="Strong_20_Emphasis">Directorios</text:span>: Son como carpetas que pueden contener otros archivos o directorios. Sirven para organizar los archivos.</text:p>
        </text:list-item>
      </text:list>
      <text:h text:style-name="Heading_20_3" text:outline-level="3">4. <text:span text:style-name="Strong_20_Emphasis">Inodos (i-nodes)</text:span></text:h>
      <text:p text:style-name="Text_20_body">Aquí entra uno de los conceptos más importantes en Unix: <text:span text:style-name="Strong_20_Emphasis">los inodos</text:span>.</text:p>
      <text:list text:style-name="L32">
        <text:list-item>
          <text:p text:style-name="P729">Un <text:span text:style-name="Strong_20_Emphasis">inodo</text:span> es como la "tarjeta de información" de un archivo o un directorio. No contiene el contenido del archivo, pero almacena <text:span text:style-name="Strong_20_Emphasis">información sobre él</text:span>.</text:p>
        </text:list-item>
      </text:list>
      <text:h text:style-name="Heading_20_4" text:outline-level="4">¿Qué tipo de información contiene un inodo?</text:h>
      <text:list text:style-name="L33">
        <text:list-item>
          <text:p text:style-name="P731"><text:span text:style-name="Strong_20_Emphasis">Tamaño</text:span> del archivo.</text:p>
        </text:list-item>
        <text:list-item>
          <text:p text:style-name="P731"><text:span text:style-name="Strong_20_Emphasis">Permisos</text:span> (quién puede leer, escribir o ejecutar el archivo).</text:p>
        </text:list-item>
        <text:list-item>
          <text:p text:style-name="P731"><text:span text:style-name="Strong_20_Emphasis">Propietario</text:span> del archivo.</text:p>
        </text:list-item>
        <text:list-item>
          <text:p text:style-name="P731"><text:span text:style-name="Strong_20_Emphasis">Fecha de creación/modificación</text:span> del archivo.</text:p>
        </text:list-item>
        <text:list-item>
          <text:p text:style-name="P730"><text:span text:style-name="Strong_20_Emphasis">Punteros a los bloques de datos</text:span> (donde está el contenido real del archivo en el disco).</text:p>
        </text:list-item>
      </text:list>
      <text:p text:style-name="Text_20_body">Cuando buscas un archivo, Unix primero accede a su <text:span text:style-name="Strong_20_Emphasis">inodo</text:span> para saber dónde están guardados los datos reales en el disco.</text:p>
      <text:h text:style-name="Heading_20_4" text:outline-level="4"><text:soft-page-break/>Ejemplo:</text:h>
      <text:p text:style-name="Text_20_body">Supongamos que tienes un archivo llamado <text:span text:style-name="Source_20_Text">documento.txt</text:span>. El sistema de archivos buscará el <text:span text:style-name="Strong_20_Emphasis">inodo</text:span> de ese archivo, que le dice dónde están almacenados los datos reales del archivo en el disco.</text:p>
      <text:h text:style-name="Heading_20_3" text:outline-level="3">5. <text:span text:style-name="Strong_20_Emphasis">Bloques de datos</text:span></text:h>
      <text:p text:style-name="Text_20_body">El <text:span text:style-name="Strong_20_Emphasis">bloque de datos</text:span> es la parte del disco donde se almacena realmente el contenido de un archivo. Cuando un archivo es grande, puede ocupar varios bloques de datos. El inodo tiene punteros que dicen en qué bloques están los datos del archivo.</text:p>
      <text:h text:style-name="Heading_20_4" text:outline-level="4">Relación entre inodo y bloques de datos:</text:h>
      <text:list text:style-name="L34">
        <text:list-item>
          <text:p text:style-name="P733">El inodo no contiene el contenido del archivo, solo información sobre él.</text:p>
        </text:list-item>
        <text:list-item>
          <text:p text:style-name="P732">El contenido del archivo se almacena en los <text:span text:style-name="Strong_20_Emphasis">bloques de datos</text:span> del disco, y el inodo tiene punteros que apuntan a esos bloques.</text:p>
        </text:list-item>
      </text:list>
      <text:h text:style-name="Heading_20_3" text:outline-level="3">6. <text:span text:style-name="Strong_20_Emphasis">Tipos de archivos en Unix</text:span></text:h>
      <text:p text:style-name="Text_20_body">En Unix, hay varios tipos de archivos:</text:p>
      <text:list text:style-name="L35">
        <text:list-item>
          <text:p text:style-name="P735"><text:span text:style-name="Strong_20_Emphasis">Archivos regulares</text:span>: Son los archivos comunes (texto, programas, imágenes, etc.).</text:p>
        </text:list-item>
        <text:list-item>
          <text:p text:style-name="P735"><text:span text:style-name="Strong_20_Emphasis">Directorios</text:span>: Son carpetas que contienen otros archivos o directorios.</text:p>
        </text:list-item>
        <text:list-item>
          <text:p text:style-name="P735"><text:span text:style-name="Strong_20_Emphasis">Enlaces simbólicos</text:span>: Son como accesos directos que apuntan a otro archivo o directorio.</text:p>
        </text:list-item>
        <text:list-item>
          <text:p text:style-name="P735"><text:span text:style-name="Strong_20_Emphasis">Archivos de dispositivo</text:span>: Representan hardware como impresoras o discos duros, pero se tratan como archivos.</text:p>
        </text:list-item>
        <text:list-item>
          <text:p text:style-name="P734"><text:span text:style-name="Strong_20_Emphasis">FIFOs y sockets</text:span>: Son archivos especiales utilizados para la comunicación entre procesos.</text:p>
        </text:list-item>
      </text:list>
      <text:h text:style-name="Heading_20_3" text:outline-level="3">7. <text:span text:style-name="Strong_20_Emphasis">Permisos y Propietarios</text:span></text:h>
      <text:p text:style-name="Text_20_body">Unix es un sistema multiusuario, y cada archivo tiene un conjunto de <text:span text:style-name="Strong_20_Emphasis">permisos</text:span> que controlan quién puede hacer qué con él:</text:p>
      <text:list text:style-name="L36">
        <text:list-item>
          <text:p text:style-name="P737"><text:span text:style-name="Strong_20_Emphasis">Lectura (r)</text:span>: Permite leer el contenido del archivo.</text:p>
        </text:list-item>
        <text:list-item>
          <text:p text:style-name="P737"><text:span text:style-name="Strong_20_Emphasis">Escritura (w)</text:span>: Permite modificar el contenido del archivo.</text:p>
        </text:list-item>
        <text:list-item>
          <text:p text:style-name="P736"><text:span text:style-name="Strong_20_Emphasis">Ejecución (x)</text:span>: Permite ejecutar el archivo (si es un programa).</text:p>
        </text:list-item>
      </text:list>
      <text:p text:style-name="Text_20_body">Cada archivo tiene un <text:span text:style-name="Strong_20_Emphasis">propietario</text:span> y un <text:span text:style-name="Strong_20_Emphasis">grupo</text:span>, y los permisos se definen para:</text:p>
      <text:list text:style-name="L37">
        <text:list-item>
          <text:p text:style-name="P739"><text:span text:style-name="Strong_20_Emphasis">El usuario propietario</text:span>.</text:p>
        </text:list-item>
        <text:list-item>
          <text:p text:style-name="P739"><text:span text:style-name="Strong_20_Emphasis">El grupo</text:span> al que pertenece el archivo.</text:p>
        </text:list-item>
        <text:list-item>
          <text:p text:style-name="P738"><text:span text:style-name="Strong_20_Emphasis">Otros</text:span> (todos los demás).</text:p>
        </text:list-item>
      </text:list>
      <text:h text:style-name="Heading_20_4" text:outline-level="4">Ejemplo de permisos:</text:h>
      <text:p text:style-name="Text_20_body">Supongamos que un archivo tiene los permisos <text:span text:style-name="Source_20_Text">rwxr-xr--</text:span>:</text:p>
      <text:list text:style-name="L38">
        <text:list-item>
          <text:p text:style-name="P741">El <text:span text:style-name="Strong_20_Emphasis">propietario</text:span> puede leer, escribir y ejecutar el archivo.</text:p>
        </text:list-item>
        <text:list-item>
          <text:p text:style-name="P741">El <text:span text:style-name="Strong_20_Emphasis">grupo</text:span> puede leer y ejecutar el archivo, pero no modificarlo.</text:p>
        </text:list-item>
        <text:list-item>
          <text:p text:style-name="P740"><text:span text:style-name="Strong_20_Emphasis">Otros</text:span> solo pueden leer el archivo.</text:p>
        </text:list-item>
      </text:list>
      <text:h text:style-name="Heading_20_3" text:outline-level="3">8. <text:span text:style-name="Strong_20_Emphasis">Operaciones comunes en el sistema de archivos Unix</text:span></text:h>
      <text:p text:style-name="Text_20_body">Algunas de las operaciones más comunes que puedes realizar en el sistema de archivos Unix son:</text:p>
      <text:list text:style-name="L39">
        <text:list-item>
          <text:p text:style-name="P742"><text:soft-page-break/><text:span text:style-name="Strong_20_Emphasis">Crear archivos y directorios</text:span>:</text:p>
          <text:list>
            <text:list-item>
              <text:p text:style-name="P743">Para crear un archivo, puedes usar comandos como <text:span text:style-name="Source_20_Text">touch</text:span>.</text:p>
            </text:list-item>
            <text:list-item>
              <text:p text:style-name="P743">Para crear un directorio, usas <text:span text:style-name="Source_20_Text">mkdir</text:span>.</text:p>
            </text:list-item>
          </text:list>
        </text:list-item>
        <text:list-item>
          <text:p text:style-name="P742"><text:span text:style-name="Strong_20_Emphasis">Mover y renombrar archivos</text:span>:</text:p>
          <text:list>
            <text:list-item>
              <text:p text:style-name="P743">Usas el comando <text:span text:style-name="Source_20_Text">mv</text:span> para mover o renombrar un archivo.</text:p>
            </text:list-item>
          </text:list>
        </text:list-item>
        <text:list-item>
          <text:p text:style-name="P742"><text:span text:style-name="Strong_20_Emphasis">Eliminar archivos y directorios</text:span>:</text:p>
          <text:list>
            <text:list-item>
              <text:p text:style-name="P743">El comando <text:span text:style-name="Source_20_Text">rm</text:span> elimina archivos, y <text:span text:style-name="Source_20_Text">rmdir</text:span> elimina directorios vacíos.</text:p>
            </text:list-item>
          </text:list>
        </text:list-item>
        <text:list-item>
          <text:p text:style-name="P742"><text:span text:style-name="Strong_20_Emphasis">Listar archivos</text:span>:</text:p>
          <text:list>
            <text:list-item>
              <text:p text:style-name="P742">El comando <text:span text:style-name="Source_20_Text">ls</text:span> te permite ver el contenido de un directorio.</text:p>
            </text:list-item>
          </text:list>
        </text:list-item>
      </text:list>
      <text:h text:style-name="Heading_20_3" text:outline-level="3">9. <text:span text:style-name="Strong_20_Emphasis">Montaje de sistemas de archivos</text:span></text:h>
      <text:p text:style-name="Text_20_body">En Unix, un <text:span text:style-name="Strong_20_Emphasis">sistema de archivos</text:span> (o partición) no está accesible automáticamente. Para poder usarlo, se tiene que "montar". El <text:span text:style-name="Strong_20_Emphasis">montaje</text:span> es el proceso de hacer que un sistema de archivos sea accesible en un directorio específico del sistema.</text:p>
      <text:h text:style-name="Heading_20_4" text:outline-level="4">Ejemplo:</text:h>
      <text:p text:style-name="Text_20_body">Si tienes una partición en otro disco, podrías montarla en <text:span text:style-name="Source_20_Text">/mnt</text:span> para acceder a ella a través de ese directorio.</text:p>
      <text:h text:style-name="Heading_20_3" text:outline-level="3">Resumen:</text:h>
      <text:list text:style-name="L40">
        <text:list-item>
          <text:p text:style-name="P745"><text:span text:style-name="Strong_20_Emphasis">Sistema de archivos lógico</text:span>: Es la estructura jerárquica que organiza archivos y directorios.</text:p>
        </text:list-item>
        <text:list-item>
          <text:p text:style-name="P745"><text:span text:style-name="Strong_20_Emphasis">Inodos</text:span>: Almacenan información sobre los archivos (permisos, propietario, tamaño, ubicación de los datos, etc.).</text:p>
        </text:list-item>
        <text:list-item>
          <text:p text:style-name="P745"><text:span text:style-name="Strong_20_Emphasis">Bloques de datos</text:span>: Contienen el contenido real de los archivos.</text:p>
        </text:list-item>
        <text:list-item>
          <text:p text:style-name="P745"><text:span text:style-name="Strong_20_Emphasis">Permisos</text:span>: Controlan quién puede acceder o modificar archivos.</text:p>
        </text:list-item>
        <text:list-item>
          <text:p text:style-name="P745"><text:span text:style-name="Strong_20_Emphasis">Operaciones</text:span>: Comandos como <text:span text:style-name="Source_20_Text">ls</text:span>, <text:span text:style-name="Source_20_Text">mv</text:span>, <text:span text:style-name="Source_20_Text">rm</text:span> te permiten interactuar con el sistema de archivos.</text:p>
        </text:list-item>
        <text:list-item>
          <text:p text:style-name="P744"><text:span text:style-name="Strong_20_Emphasis">Montaje</text:span>: Es necesario montar sistemas de archivos para poder usarlos.</text:p>
        </text:list-item>
      </text:list>
      <text:p text:style-name="Standard"/>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9"><text:span text:style-name="T73"/></text:p>
      <text:h text:style-name="P346" text:outline-level="3"><text:soft-page-break/><text:span text:style-name="T73">1. </text:span><text:span text:style-name="Strong_20_Emphasis"><text:span text:style-name="Source_20_Text"><text:span text:style-name="T73">open</text:span></text:span></text:span></text:h>
      <text:list text:style-name="L41">
        <text:list-item>
          <text:p text:style-name="P747"><text:span text:style-name="Strong_20_Emphasis">Descripción</text:span>: Abre un archivo o crea uno nuevo.</text:p>
        </text:list-item>
        <text:list-item>
          <text:p text:style-name="P747"><text:span text:style-name="Strong_20_Emphasis">Uso</text:span>: Se utiliza para obtener un descriptor de archivo que se puede usar para leer, escribir o manipular el archivo.</text:p>
        </text:list-item>
        <text:list-item>
          <text:p text:style-name="P746"><text:span text:style-name="Strong_20_Emphasis">Ejemplo</text:span>:</text:p>
        </text:list-item>
      </text:list>
      <text:p text:style-name="P251">int fd = open("archivo.txt", O_RDONLY); // Abre el archivo para lectura.</text:p>
      <text:h text:style-name="P346" text:outline-level="3"><text:span text:style-name="T73">2. </text:span><text:span text:style-name="Strong_20_Emphasis"><text:span text:style-name="Source_20_Text"><text:span text:style-name="T73">opendir</text:span></text:span></text:span></text:h>
      <text:list text:style-name="L42">
        <text:list-item>
          <text:p text:style-name="P748"><text:span text:style-name="Strong_20_Emphasis">Descripción</text:span>: Abre un directorio para poder leer su contenido.</text:p>
        </text:list-item>
        <text:list-item>
          <text:p text:style-name="P748"><text:span text:style-name="Strong_20_Emphasis">Uso</text:span>: Devuelve un puntero a una estructura que representa el directorio.</text:p>
        </text:list-item>
        <text:list-item>
          <text:p text:style-name="P749"><text:span text:style-name="Strong_20_Emphasis">Ejemplo</text:span>:</text:p>
          <text:p text:style-name="P653">DIR *dir = opendir("mi_directorio"); // Abre el directorio.</text:p>
        </text:list-item>
      </text:list>
      <text:h text:style-name="P346" text:outline-level="3"><text:span text:style-name="T73">3. </text:span><text:span text:style-name="Strong_20_Emphasis"><text:span text:style-name="Source_20_Text"><text:span text:style-name="T73">readdir</text:span></text:span></text:span></text:h>
      <text:list text:style-name="L43">
        <text:list-item>
          <text:p text:style-name="P751"><text:span text:style-name="Strong_20_Emphasis">Descripción</text:span>: Lee la entrada siguiente de un directorio abierto.</text:p>
        </text:list-item>
        <text:list-item>
          <text:p text:style-name="P751"><text:span text:style-name="Strong_20_Emphasis">Uso</text:span>: Se utiliza junto con <text:span text:style-name="Source_20_Text">opendir</text:span> para obtener información sobre los archivos y subdirectorios dentro de un directorio.</text:p>
        </text:list-item>
        <text:list-item>
          <text:p text:style-name="P750"><text:span text:style-name="Strong_20_Emphasis">Ejemplo</text:span>:</text:p>
          <text:p text:style-name="P654">struct dirent *entry;</text:p>
          <text:p text:style-name="P654">while ((entry = readdir(dir)) != NULL) {</text:p>
          <text:p text:style-name="P655"><text:s text:c="4"/>printf("%s\n", entry-&gt;d_name); // Imprime el nombre de cada archivo/subdirectorio.</text:p>
          <text:p text:style-name="P655">}</text:p>
        </text:list-item>
      </text:list>
      <text:h text:style-name="P252" text:outline-level="3"><text:span text:style-name="T73">4. </text:span><text:span text:style-name="Strong_20_Emphasis"><text:span text:style-name="Source_20_Text"><text:span text:style-name="T73">lstat</text:span></text:span></text:span></text:h>
      <text:list text:style-name="L44">
        <text:list-item>
          <text:p text:style-name="P753"><text:span text:style-name="Strong_20_Emphasis">Descripción</text:span>: Obtiene información sobre un archivo o enlace simbólico sin seguir el enlace.</text:p>
        </text:list-item>
        <text:list-item>
          <text:p text:style-name="P753"><text:span text:style-name="Strong_20_Emphasis">Uso</text:span>: Similar a <text:span text:style-name="Source_20_Text">stat</text:span>, pero no sigue enlaces simbólicos. Devuelve información como el tamaño, permisos y tipo de archivo.</text:p>
        </text:list-item>
        <text:list-item>
          <text:p text:style-name="P752"><text:span text:style-name="Strong_20_Emphasis">Ejemplo</text:span>:</text:p>
        </text:list-item>
      </text:list>
      <text:p text:style-name="P251">struct stat info;</text:p>
      <text:p text:style-name="P251">lstat("mi_enlace_simbolico", &amp;info); // Obtiene información del enlace simbólico</text:p>
      <text:h text:style-name="P252" text:outline-level="3"><text:span text:style-name="T73">5. </text:span><text:span text:style-name="Strong_20_Emphasis"><text:span text:style-name="Source_20_Text"><text:span text:style-name="T73">unlink</text:span></text:span></text:span></text:h>
      <text:list text:style-name="L45">
        <text:list-item>
          <text:p text:style-name="P755"><text:span text:style-name="Strong_20_Emphasis">Descripción</text:span>: Elimina un archivo del sistema de archivos.</text:p>
        </text:list-item>
        <text:list-item>
          <text:p text:style-name="P755"><text:span text:style-name="Strong_20_Emphasis">Uso</text:span>: Se utiliza para borrar un archivo. Si es el último enlace al archivo y no hay procesos que lo estén usando, se libera la memoria.</text:p>
        </text:list-item>
        <text:list-item>
          <text:p text:style-name="P754"><text:span text:style-name="Strong_20_Emphasis">Ejemplo</text:span>:</text:p>
          <text:p text:style-name="P656"/>
        </text:list-item>
      </text:list>
      <text:p text:style-name="P251"><text:soft-page-break/>unlink("archivo_a_borrar.txt"); // Elimina el archivo especificado.</text:p>
      <text:h text:style-name="P346" text:outline-level="3"><text:span text:style-name="T73">6. </text:span><text:span text:style-name="Strong_20_Emphasis"><text:span text:style-name="Source_20_Text"><text:span text:style-name="T73">mkdir</text:span></text:span></text:span></text:h>
      <text:list text:style-name="L46">
        <text:list-item>
          <text:p text:style-name="P757"><text:span text:style-name="Strong_20_Emphasis">Descripción</text:span>: Crea un nuevo directorio.</text:p>
        </text:list-item>
        <text:list-item>
          <text:p text:style-name="P757"><text:span text:style-name="Strong_20_Emphasis">Uso</text:span>: Se utiliza para crear un directorio en el sistema de archivos.</text:p>
        </text:list-item>
        <text:list-item>
          <text:p text:style-name="P756"><text:span text:style-name="Strong_20_Emphasis">Ejemplo</text:span>:</text:p>
        </text:list-item>
      </text:list>
      <text:p text:style-name="P224">mkdir("nuevo_directorio", 0755); // Crea un nuevo directorio con permisos 755.</text:p>
      <text:p text:style-name="P345"><text:span text:style-name="T73"/></text:p>
      <text:p text:style-name="P345"><text:span text:style-name="T73"/></text:p>
      <text:h text:style-name="P346" text:outline-level="3"><text:span text:style-name="T73">7. </text:span><text:span text:style-name="Strong_20_Emphasis"><text:span text:style-name="Source_20_Text"><text:span text:style-name="T73">rmdir</text:span></text:span></text:span></text:h>
      <text:list text:style-name="L47">
        <text:list-item>
          <text:p text:style-name="P759"><text:span text:style-name="Strong_20_Emphasis">Descripción</text:span>: Elimina un directorio vacío.</text:p>
        </text:list-item>
        <text:list-item>
          <text:p text:style-name="P759"><text:span text:style-name="Strong_20_Emphasis">Uso</text:span>: Se utiliza para borrar un directorio, pero solo si está vacío.</text:p>
        </text:list-item>
        <text:list-item>
          <text:p text:style-name="P758"><text:span text:style-name="Strong_20_Emphasis">Ejemplo</text:span></text:p>
        </text:list-item>
      </text:list>
      <text:p text:style-name="P224">rmdir("directorio_vacio"); // Elimina el directorio especificado si está vacío.</text:p>
      <text:p text:style-name="P345"><text:span text:style-name="T73"/></text:p>
      <text:p text:style-name="P345"><text:span text:style-name="T73"/></text:p>
      <text:h text:style-name="P346" text:outline-level="3"><text:span text:style-name="T73">8. </text:span><text:span text:style-name="Strong_20_Emphasis"><text:span text:style-name="Source_20_Text"><text:span text:style-name="T73">realpath</text:span></text:span></text:span></text:h>
      <text:list text:style-name="L48">
        <text:list-item>
          <text:p text:style-name="P761"><text:span text:style-name="Strong_20_Emphasis">Descripción</text:span>: Obtiene la ruta absoluta de un archivo o directorio.</text:p>
        </text:list-item>
        <text:list-item>
          <text:p text:style-name="P761"><text:span text:style-name="Strong_20_Emphasis">Uso</text:span>: Convierte una ruta relativa en una ruta absoluta y resuelve cualquier enlace simbólico.</text:p>
        </text:list-item>
        <text:list-item>
          <text:p text:style-name="P760"><text:span text:style-name="Strong_20_Emphasis">Ejemplo</text:span>:</text:p>
        </text:list-item>
      </text:list>
      <text:p text:style-name="P224">char resolved_path[PATH_MAX];</text:p>
      <text:p text:style-name="P224">realpath("ruta_relativa", resolved_path); // Resuelve la ruta a su forma absoluta.</text:p>
      <text:p text:style-name="P345"><text:span text:style-name="T73"/></text:p>
      <text:p text:style-name="P345"><text:span text:style-name="T73"/></text:p>
      <text:h text:style-name="P346" text:outline-level="3"><text:span text:style-name="T73">9. </text:span><text:span text:style-name="Strong_20_Emphasis"><text:span text:style-name="Source_20_Text"><text:span text:style-name="T73">readlink</text:span></text:span></text:span></text:h>
      <text:list text:style-name="L49">
        <text:list-item>
          <text:p text:style-name="P763"><text:span text:style-name="Strong_20_Emphasis">Descripción</text:span>: Lee el contenido de un enlace simbólico.</text:p>
        </text:list-item>
        <text:list-item>
          <text:p text:style-name="P763"><text:span text:style-name="Strong_20_Emphasis">Uso</text:span>: Devuelve la ruta a la que apunta un enlace simbólico.</text:p>
        </text:list-item>
        <text:list-item>
          <text:p text:style-name="P762"><text:span text:style-name="Strong_20_Emphasis">Ejemplo</text:span>:</text:p>
        </text:list-item>
      </text:list>
      <text:p text:style-name="P224"/>
      <text:p text:style-name="P224">char buffer[PATH_MAX];</text:p>
      <text:p text:style-name="P224">ssize_t length = readlink("mi_enlace_simbolico", buffer, sizeof(buffer)-1);</text:p>
      <text:p text:style-name="P224">buffer[length] = '\0'; // Añade un terminador nulo.</text:p>
      <text:p text:style-name="P224"/>
      <text:p text:style-name="P391"/>
      <text:h text:style-name="P392" text:outline-level="3">Resumen</text:h>
      <text:list text:style-name="L50">
        <text:list-item>
          <text:p text:style-name="P765"><text:span text:style-name="Strong_20_Emphasis"><text:span text:style-name="Source_20_Text"><text:span text:style-name="T275">open</text:span></text:span></text:span><text:span text:style-name="Strong_20_Emphasis"><text:span text:style-name="T275"> y </text:span></text:span><text:span text:style-name="Strong_20_Emphasis"><text:span text:style-name="Source_20_Text"><text:span text:style-name="T275">opendir</text:span></text:span></text:span><text:span text:style-name="T275"> son para abrir archivos y directorios, respectivamente.</text:span></text:p>
        </text:list-item>
        <text:list-item>
          <text:p text:style-name="P765"><text:span text:style-name="Strong_20_Emphasis"><text:span text:style-name="Source_20_Text"><text:span text:style-name="T275">readdir</text:span></text:span></text:span><text:span text:style-name="T275"> se usa para leer las entradas de un directorio.</text:span></text:p>
        </text:list-item>
        <text:list-item>
          <text:p text:style-name="P765"><text:span text:style-name="Strong_20_Emphasis"><text:span text:style-name="Source_20_Text"><text:span text:style-name="T275">lstat</text:span></text:span></text:span><text:span text:style-name="T275"> y </text:span><text:span text:style-name="Strong_20_Emphasis"><text:span text:style-name="Source_20_Text"><text:span text:style-name="T275">readlink</text:span></text:span></text:span><text:span text:style-name="T275"> obtienen información sobre archivos y enlaces simbólicos.</text:span></text:p>
        </text:list-item>
        <text:list-item>
          <text:p text:style-name="P765"><text:span text:style-name="Strong_20_Emphasis"><text:span text:style-name="Source_20_Text"><text:span text:style-name="T275">unlink</text:span></text:span></text:span><text:span text:style-name="Strong_20_Emphasis"><text:span text:style-name="T275">, </text:span></text:span><text:span text:style-name="Strong_20_Emphasis"><text:span text:style-name="Source_20_Text"><text:span text:style-name="T275">mkdir</text:span></text:span></text:span><text:span text:style-name="Strong_20_Emphasis"><text:span text:style-name="T275">, y </text:span></text:span><text:span text:style-name="Strong_20_Emphasis"><text:span text:style-name="Source_20_Text"><text:span text:style-name="T275">rmdir</text:span></text:span></text:span><text:span text:style-name="T275"> son para eliminar archivos o directorios y crear nuevos directorios.</text:span></text:p>
        </text:list-item>
        <text:list-item>
          <text:p text:style-name="P764"><text:span text:style-name="Strong_20_Emphasis"><text:span text:style-name="Source_20_Text"><text:span text:style-name="T275">realpath</text:span></text:span></text:span><text:span text:style-name="T275"> convierte rutas relativas a absolutas.</text:span></text:p>
        </text:list-item>
      </text:list>
      <text:p text:style-name="Text_20_body"><text:span text:style-name="T275"/></text:p>
      <text:h text:style-name="Heading_20_3" text:outline-level="3"><text:soft-page-break/><text:span text:style-name="T276">Campos Comunes de </text:span><text:span text:style-name="Source_20_Text"><text:span text:style-name="T276">struct stat</text:span></text:span></text:h>
      <text:list xml:id="list11002620" text:style-name="L51">
        <text:list-item>
          <text:p text:style-name="P766"><text:span text:style-name="Strong_20_Emphasis"><text:span text:style-name="Source_20_Text"><text:span text:style-name="T278">st_dev</text:span></text:span></text:span><text:span text:style-name="T278">:</text:span></text:p>
          <text:list>
            <text:list-item>
              <text:p text:style-name="P767"><text:span text:style-name="T278">Tipo: </text:span><text:span text:style-name="Source_20_Text"><text:span text:style-name="T278">dev_t</text:span></text:span></text:p>
            </text:list-item>
            <text:list-item>
              <text:p text:style-name="P772">Describe el número de dispositivo en el que reside el archivo.</text:p>
            </text:list-item>
          </text:list>
        </text:list-item>
        <text:list-item>
          <text:p text:style-name="P766"><text:span text:style-name="Strong_20_Emphasis"><text:span text:style-name="Source_20_Text"><text:span text:style-name="T278">st_ino</text:span></text:span></text:span><text:span text:style-name="T278">:</text:span></text:p>
          <text:list>
            <text:list-item>
              <text:p text:style-name="P767"><text:span text:style-name="T278">Tipo: </text:span><text:span text:style-name="Source_20_Text"><text:span text:style-name="T278">ino_t</text:span></text:span></text:p>
            </text:list-item>
            <text:list-item>
              <text:p text:style-name="P772">El número de inodo del archivo, que es un identificador único en el sistema de archivos.</text:p>
            </text:list-item>
          </text:list>
        </text:list-item>
        <text:list-item>
          <text:p text:style-name="P766"><text:span text:style-name="Strong_20_Emphasis"><text:span text:style-name="Source_20_Text"><text:span text:style-name="T278">st_mode</text:span></text:span></text:span><text:span text:style-name="T278">:</text:span></text:p>
          <text:list>
            <text:list-item>
              <text:p text:style-name="P767"><text:span text:style-name="T278">Tipo: </text:span><text:span text:style-name="Source_20_Text"><text:span text:style-name="T278">mode_t</text:span></text:span></text:p>
            </text:list-item>
            <text:list-item>
              <text:p text:style-name="P772">Contiene los permisos y tipo del archivo (por ejemplo, si es un archivo regular, directorio, enlace simbólico, etc.).</text:p>
            </text:list-item>
          </text:list>
        </text:list-item>
        <text:list-item>
          <text:p text:style-name="P766"><text:span text:style-name="Strong_20_Emphasis"><text:span text:style-name="Source_20_Text"><text:span text:style-name="T278">st_nlink</text:span></text:span></text:span><text:span text:style-name="T278">:</text:span></text:p>
          <text:list>
            <text:list-item>
              <text:p text:style-name="P767"><text:span text:style-name="T278">Tipo: </text:span><text:span text:style-name="Source_20_Text"><text:span text:style-name="T278">nlink_t</text:span></text:span></text:p>
            </text:list-item>
            <text:list-item>
              <text:p text:style-name="P772">Número de enlaces duros que apuntan al inodo del archivo.</text:p>
            </text:list-item>
          </text:list>
        </text:list-item>
        <text:list-item>
          <text:p text:style-name="P766"><text:span text:style-name="Strong_20_Emphasis"><text:span text:style-name="Source_20_Text"><text:span text:style-name="T278">st_uid</text:span></text:span></text:span><text:span text:style-name="T278">:</text:span></text:p>
          <text:list>
            <text:list-item>
              <text:p text:style-name="P767"><text:span text:style-name="T278">Tipo: </text:span><text:span text:style-name="Source_20_Text"><text:span text:style-name="T278">uid_t</text:span></text:span></text:p>
            </text:list-item>
            <text:list-item>
              <text:p text:style-name="P772">Identificador de usuario del propietario del archivo.</text:p>
            </text:list-item>
          </text:list>
        </text:list-item>
        <text:list-item>
          <text:p text:style-name="P766"><text:span text:style-name="Strong_20_Emphasis"><text:span text:style-name="Source_20_Text"><text:span text:style-name="T278">st_gid</text:span></text:span></text:span><text:span text:style-name="T278">:</text:span></text:p>
          <text:list>
            <text:list-item>
              <text:p text:style-name="P767"><text:span text:style-name="T278">Tipo: </text:span><text:span text:style-name="Source_20_Text"><text:span text:style-name="T278">gid_t</text:span></text:span></text:p>
            </text:list-item>
            <text:list-item>
              <text:p text:style-name="P772">Identificador de grupo del archivo.</text:p>
            </text:list-item>
          </text:list>
        </text:list-item>
        <text:list-item>
          <text:p text:style-name="P766"><text:span text:style-name="Strong_20_Emphasis"><text:span text:style-name="Source_20_Text"><text:span text:style-name="T278">st_size</text:span></text:span></text:span><text:span text:style-name="T278">:</text:span></text:p>
          <text:list>
            <text:list-item>
              <text:p text:style-name="P767"><text:span text:style-name="T278">Tipo: </text:span><text:span text:style-name="Source_20_Text"><text:span text:style-name="T278">off_t</text:span></text:span></text:p>
            </text:list-item>
            <text:list-item>
              <text:p text:style-name="P772">Tamaño del archivo en bytes.</text:p>
            </text:list-item>
          </text:list>
        </text:list-item>
        <text:list-item>
          <text:p text:style-name="P766"><text:span text:style-name="Strong_20_Emphasis"><text:span text:style-name="Source_20_Text"><text:span text:style-name="T278">st_atime</text:span></text:span></text:span><text:span text:style-name="T278">:</text:span></text:p>
          <text:list>
            <text:list-item>
              <text:p text:style-name="P767"><text:span text:style-name="T278">Tipo: </text:span><text:span text:style-name="Source_20_Text"><text:span text:style-name="T278">time_t</text:span></text:span></text:p>
            </text:list-item>
            <text:list-item>
              <text:p text:style-name="P772">Tiempo de último acceso al archivo.</text:p>
            </text:list-item>
          </text:list>
        </text:list-item>
        <text:list-item>
          <text:p text:style-name="P766"><text:span text:style-name="Strong_20_Emphasis"><text:span text:style-name="Source_20_Text"><text:span text:style-name="T278">st_mtime</text:span></text:span></text:span><text:span text:style-name="T278">:</text:span></text:p>
          <text:list>
            <text:list-item>
              <text:p text:style-name="P767"><text:span text:style-name="T278">Tipo: </text:span><text:span text:style-name="Source_20_Text"><text:span text:style-name="T278">time_t</text:span></text:span></text:p>
            </text:list-item>
            <text:list-item>
              <text:p text:style-name="P772">Tiempo de la última modificación del contenido del archivo.</text:p>
            </text:list-item>
          </text:list>
        </text:list-item>
        <text:list-item>
          <text:p text:style-name="P766"><text:span text:style-name="Strong_20_Emphasis"><text:span text:style-name="Source_20_Text"><text:span text:style-name="T278">st_ctime</text:span></text:span></text:span><text:span text:style-name="T278">:</text:span></text:p>
          <text:list>
            <text:list-item>
              <text:p text:style-name="P767"><text:span text:style-name="T278">Tipo: </text:span><text:span text:style-name="Source_20_Text"><text:span text:style-name="T278">time_t</text:span></text:span></text:p>
            </text:list-item>
            <text:list-item>
              <text:p text:style-name="P772">Tiempo del último cambio de metadatos del archivo (como permisos o propietario).</text:p>
            </text:list-item>
          </text:list>
        </text:list-item>
        <text:list-item>
          <text:p text:style-name="P766"><text:span text:style-name="Strong_20_Emphasis"><text:span text:style-name="Source_20_Text"><text:span text:style-name="T278">st_blksize</text:span></text:span></text:span><text:span text:style-name="T278">:</text:span></text:p>
          <text:list>
            <text:list-item>
              <text:p text:style-name="P767"><text:span text:style-name="T278">Tipo: </text:span><text:span text:style-name="Source_20_Text"><text:span text:style-name="T278">blksize_t</text:span></text:span></text:p>
            </text:list-item>
            <text:list-item>
              <text:p text:style-name="P772">Tamaño del bloque de entrada/salida óptimo para el sistema de archivos.</text:p>
            </text:list-item>
          </text:list>
        </text:list-item>
        <text:list-item>
          <text:p text:style-name="P766"><text:span text:style-name="Strong_20_Emphasis"><text:span text:style-name="Source_20_Text"><text:span text:style-name="T278">st_blocks</text:span></text:span></text:span><text:span text:style-name="T278">:</text:span></text:p>
          <text:list>
            <text:list-item>
              <text:p text:style-name="P767"><text:span text:style-name="T278">Tipo: </text:span><text:span text:style-name="Source_20_Text"><text:span text:style-name="T278">blkcnt_t</text:span></text:span></text:p>
            </text:list-item>
            <text:list-item>
              <text:p text:style-name="P773">Número de bloques asignados al archivo.</text:p>
            </text:list-item>
          </text:list>
        </text:list-item>
      </text:list>
      <text:p text:style-name="P405"><text:span text:style-name="T274"/></text:p>
      <text:p text:style-name="P405"><text:span text:style-name="T274"/></text:p>
      <text:p text:style-name="P405"/>
      <text:h text:style-name="Heading_20_3" text:outline-level="3"/>
      <text:p text:style-name="Text_20_body"/>
      <text:h text:style-name="P404" text:outline-level="3"><text:soft-page-break/>Conceptos Clave</text:h>
      <text:list text:style-name="L52">
        <text:list-item>
          <text:p text:style-name="P776"><text:span text:style-name="Strong_20_Emphasis"><text:span text:style-name="Source_20_Text">DIR</text:span></text:span>:</text:p>
          <text:list>
            <text:list-item>
              <text:p text:style-name="P777"><text:span text:style-name="Source_20_Text">DIR</text:span> es una estructura definida en <text:span text:style-name="Source_20_Text">&lt;dirent.h&gt;</text:span> que contiene la información necesaria para acceder a un directorio. No está diseñada para ser manipulada directamente por el programador; en su lugar, se usa junto con funciones específicas para navegar por los contenidos del directorio.</text:p>
            </text:list-item>
          </text:list>
        </text:list-item>
        <text:list-item>
          <text:p text:style-name="P776"><text:span text:style-name="Strong_20_Emphasis">Uso de </text:span><text:span text:style-name="Strong_20_Emphasis"><text:span text:style-name="Source_20_Text">DIR *dir</text:span></text:span>:</text:p>
          <text:list>
            <text:list-item>
              <text:p text:style-name="P776">Cuando se declara un puntero <text:span text:style-name="Source_20_Text">DIR *dir</text:span>, se está reservando espacio para manejar un directorio. Este puntero se utilizará en funciones que permiten abrir, leer y cerrar directorios.</text:p>
            </text:list-item>
          </text:list>
        </text:list-item>
      </text:list>
      <text:h text:style-name="Heading_20_3" text:outline-level="3">Funciones Comunes Relacionadas con <text:span text:style-name="Source_20_Text">DIR *dir</text:span></text:h>
      <text:list text:style-name="L53">
        <text:list-item>
          <text:p text:style-name="P778"><text:span text:style-name="Strong_20_Emphasis"><text:span text:style-name="Source_20_Text">opendir</text:span></text:span>:</text:p>
          <text:list>
            <text:list-item>
              <text:p text:style-name="P779">Abre un directorio y devuelve un puntero <text:span text:style-name="Source_20_Text">DIR *</text:span>.</text:p>
            </text:list-item>
            <text:list-item>
              <text:p text:style-name="P778">Prototipo:</text:p>
              <text:p text:style-name="P657">c</text:p>
            </text:list-item>
          </text:list>
        </text:list-item>
      </text:list>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350"><text:span text:style-name="T92"/></text:p>
      <text:p text:style-name="P307"/>
      <text:p text:style-name="P307"/>
      <text:p text:style-name="P307"/>
      <text:p text:style-name="P307"/>
      <text:p text:style-name="P307"/>
      <text:p text:style-name="P307"><text:soft-page-break/>1-makefile</text:p>
      <text:p text:style-name="P345">Crea un fichero cualquiera con el nombre que le pasemos (también se le puede añadir extensión)</text:p>
      <text:p text:style-name="P397">-&gt;makefile</text:p>
      <text:p text:style-name="P397">/home/ismael/Escritorio/SO/PRÁCTICAS/P1 <text:s text:c="3"/>//imprime el dir de trabajo actual</text:p>
      <text:p text:style-name="P345"/>
      <text:p text:style-name="P345">-&gt; make<text:span text:style-name="T250">file</text:span> hola.txt</text:p>
      <text:p text:style-name="P345">Archivo hola.txt creado correctamente</text:p>
      <text:p text:style-name="P345"/>
      <text:p text:style-name="P348">-&gt; make<text:span text:style-name="T250">file</text:span> hola.txt</text:p>
      <text:p text:style-name="P355">Imposible crear hola.txt. FIle exists-&gt;</text:p>
      <text:p text:style-name="P344"/>
      <text:p text:style-name="P345">-&gt; make<text:span text:style-name="T250">file</text:span></text:p>
      <text:p text:style-name="P345">Error: Se requiere un nombre de directorio.</text:p>
      <text:p text:style-name="P344"/>
      <text:p text:style-name="P344"/>
      <text:p text:style-name="P345">En esta función se usa <text:span text:style-name="T36">open </text:span>y <text:span text:style-name="T36">close</text:span><text:span text:style-name="T249">:</text:span></text:p>
      <text:p text:style-name="P347">-open: </text:p>
      <text:p text:style-name="P353"><text:span text:style-name="Source_20_Text"><text:span text:style-name="T248">open()</text:span></text:span><text:span text:style-name="T248"> devuelve un </text:span><text:span text:style-name="Strong_20_Emphasis"><text:span text:style-name="T248">file descriptor</text:span></text:span><text:span text:style-name="T248"> (</text:span><text:span text:style-name="Source_20_Text"><text:span text:style-name="T248">fd</text:span></text:span><text:span text:style-name="T248">) que te permitirá interactuar con el archivo. A través de este </text:span><text:span text:style-name="Source_20_Text"><text:span text:style-name="T248">fd</text:span></text:span><text:span text:style-name="T248">, puedes realizar operaciones como escribir datos en el archivo o cerrarlo cuando ya no lo necesites.</text:span></text:p>
      <text:p text:style-name="P353"><text:span text:style-name="Strong_20_Emphasis"><text:span text:style-name="T249">-</text:span></text:span><text:span text:style-name="Strong_20_Emphasis"><text:span text:style-name="T248">Localización del archivo</text:span></text:span><text:span text:style-name="T248">: El sistema busca el archivo en el sistema de ficheros.</text:span></text:p>
      <text:p text:style-name="P353"><text:span text:style-name="Strong_20_Emphasis"><text:span text:style-name="T249">-</text:span></text:span><text:span text:style-name="Strong_20_Emphasis">Acceso al inodo del archivo</text:span>: El sistema localiza el inodo asociado con el archivo.</text:p>
      <text:p text:style-name="P353"><text:span text:style-name="Strong_20_Emphasis"><text:span text:style-name="T249">-</text:span></text:span><text:span text:style-name="Strong_20_Emphasis">Carga del inodo en memoria</text:span>: El inodo se carga en la caché de inodos si no está ya en memoria.</text:p>
      <text:p text:style-name="P353"><text:span text:style-name="Strong_20_Emphasis"><text:span text:style-name="T249">-</text:span></text:span><text:span text:style-name="Strong_20_Emphasis">Asociación con el descriptor de archivo</text:span>: El sistema asigna un file descriptor (<text:span text:style-name="Source_20_Text">fd</text:span>) que se asocia con el inodo cargado.</text:p>
      <text:p text:style-name="P347"/>
      <text:p text:style-name="P352">-close:</text:p>
      <text:p text:style-name="P353"><text:span text:style-name="T248">Al usar </text:span><text:span text:style-name="Source_20_Text"><text:span text:style-name="T248">close(fd)</text:span></text:span><text:span text:style-name="T248">, el sistema libera el descriptor de archivo y asegura que el inodo del archivo y sus datos estén correctamente sincronizados y almacenados en el disco.</text:span></text:p>
      <text:p text:style-name="P353"><text:span text:style-name="Strong_20_Emphasis"><text:span text:style-name="T249">-</text:span></text:span><text:span text:style-name="Strong_20_Emphasis"><text:span text:style-name="T248">Liberación del descriptor de archivo</text:span></text:span><text:span text:style-name="T248">: El sistema libera el file descriptor (</text:span><text:span text:style-name="Source_20_Text"><text:span text:style-name="T248">fd</text:span></text:span><text:span text:style-name="T248">)</text:span></text:p>
      <text:p text:style-name="P354"><text:span text:style-name="Strong_20_Emphasis"><text:span text:style-name="T249">-</text:span></text:span><text:span text:style-name="Strong_20_Emphasis">Escritura de datos pendientes</text:span>: Si hay datos en caché, se escriben en el disco<text:span text:style-name="T249">,</text:span></text:p>
      <text:p text:style-name="P354"><text:span text:style-name="Strong_20_Emphasis"><text:span text:style-name="T249">-</text:span></text:span><text:span text:style-name="Strong_20_Emphasis">Actualización del inodo</text:span>: Se actualizan los metadatos del inodo, si es necesario (como las marcas de tiempo)</text:p>
      <text:p text:style-name="P354"><text:span text:style-name="Strong_20_Emphasis"><text:span text:style-name="T249">-</text:span></text:span><text:span text:style-name="Strong_20_Emphasis">Liberación de recursos asociados</text:span>: Se liberan los recursos del sistema relacionados con el archivo.</text:p>
      <text:p text:style-name="P347"/>
      <text:p text:style-name="P291">2-makedir:</text:p>
      <text:p text:style-name="P355">Crea un directorio cualquiera con el nombre que le pasemos</text:p>
      <text:p text:style-name="P397">-&gt;makedir </text:p>
      <text:p text:style-name="P397">/home/ismael/Escritorio/SO/PRÁCTICAS/P1 <text:s text:c="3"/>//imprime el dir de trabajo actual</text:p>
      <text:p text:style-name="P397"/>
      <text:p text:style-name="P355">-&gt; makedir hola</text:p>
      <text:p text:style-name="P355">Directorio hola creado correctamente</text:p>
      <text:p text:style-name="P355"/>
      <text:p text:style-name="P356">-&gt;makedir hola</text:p>
      <text:p text:style-name="P356">Imposible crear el archivo hola: File exists</text:p>
      <text:p text:style-name="P356"/>
      <text:p text:style-name="P356"/>
      <text:p text:style-name="P357">-&gt; makedir </text:p>
      <text:p text:style-name="P357">Error: Se rquiere un nombre de directorio</text:p>
      <text:p text:style-name="P356"/>
      <text:p text:style-name="P308"><text:soft-page-break/>3-listfile:</text:p>
      <text:p text:style-name="P206">Proporciona información sobre uno o varios <text:span text:style-name="T73">archivos o directorios </text:span>en un sistema unix.</text:p>
      <text:p text:style-name="P218">-&gt; listfile</text:p>
      <text:p text:style-name="P218">/home/ismael/Escritorio/SO/PRÁCTICAS/P1</text:p>
      <text:p text:style-name="P207"/>
      <text:list text:style-name="L54">
        <text:list-item>
          <text:p text:style-name="P660"><text:span text:style-name="T165">Comprobación de un archivo:</text:span><text:span text:style-name="T187"> </text:span><text:span text:style-name="T188">Imaginemos que ya está crea</text:span><text:span text:style-name="T189">do</text:span><text:span text:style-name="T188"> el </text:span><text:span text:style-name="T187">archivo</text:span><text:span text:style-name="T188"> '</text:span><text:span text:style-name="T187">archivo1</text:span><text:span text:style-name="T188">'</text:span></text:p>
        </text:list-item>
      </text:list>
      <text:p text:style-name="P380"><text:span text:style-name="T188">-</text:span><text:span text:style-name="T121">&gt; listfile archivo1</text:span></text:p>
      <text:p text:style-name="P207"><text:tab/>0 archivo</text:p>
      <text:p text:style-name="P380"><text:span text:style-name="T121"/></text:p>
      <text:p text:style-name="P381"><text:span text:style-name="T121">(Tamaño del archivo) </text:span><text:span text:style-name="T187"><text:s/></text:span><text:span text:style-name="T121">(Nombre del archivo)</text:span></text:p>
      <text:p text:style-name="P208"/>
      <text:p text:style-name="P207">-&gt;listfile -long archivo1</text:p>
      <text:p text:style-name="P207">2024/10/17-17:40 <text:s text:c="4"/>1 (5912197) <text:s text:c="2"/>ismael <text:s text:c="2"/>ismael <text:s text:c="2"/>-rw-r--r-- <text:s text:c="10"/>0 <text:s text:c="2"/>archivo1</text:p>
      <text:p text:style-name="P207"/>
      <text:p text:style-name="P207">-&gt;listfile -acc archivo1</text:p>
      <text:p text:style-name="P207">2024/10/17-17:40 <text:s text:c="7"/>0 <text:s/>archivo1</text:p>
      <text:p text:style-name="P207"/>
      <text:p text:style-name="P207">-&gt; listfile -link archivo1 <text:s text:c="4"/><text:span text:style-name="T258">(-link solo funciona si es un enlace simbólico, si no devuelve listfile normal)</text:span></text:p>
      <text:p text:style-name="P207"><text:s text:c="7"/>0 <text:s/>archivo</text:p>
      <text:p text:style-name="P207"/>
      <text:p text:style-name="P207">-&gt;listfile -hid archivo1 <text:s text:c="4"/><text:span text:style-name="T258">(comando no existente para ver que no funciona bien)</text:span></text:p>
      <text:p text:style-name="P386">Opción no reonocida: -hid</text:p>
      <text:p text:style-name="P207"><text:span text:style-name="T258"/></text:p>
      <text:p text:style-name="P67">-&gt;listfile -long <text:s/>-acc archivo1 <text:s text:c="2"/><text:span text:style-name="T258"><text:s text:c="2"/>(mezcla ambos comandos)</text:span></text:p>
      <text:p text:style-name="P67">2024/10/17-17:40 <text:s text:c="4"/>1 (5912197) <text:s text:c="2"/>ismael <text:s text:c="2"/>ismael <text:s text:c="2"/>-rw-r--r-- <text:s text:c="10"/>0 <text:s text:c="2"/>archivo1</text:p>
      <text:p text:style-name="P67">2024/10/17-17:40 <text:s text:c="7"/>0 <text:s/>archivo1</text:p>
      <text:p text:style-name="P67"/>
      <text:list text:continue-numbering="true" text:style-name="L54">
        <text:list-item>
          <text:p text:style-name="P660"><text:span text:style-name="T10">Comprobación de un </text:span><text:span text:style-name="T11">directorio</text:span><text:span text:style-name="T12"> </text:span><text:span text:style-name="T13">Imaginemos que ya está crea</text:span><text:span text:style-name="T14">do</text:span><text:span text:style-name="T13"> el </text:span><text:span text:style-name="T15">directorio </text:span><text:span text:style-name="T13">'</text:span><text:span text:style-name="T15">hola'</text:span></text:p>
        </text:list-item>
      </text:list>
      <text:p text:style-name="P208"/>
      <text:p text:style-name="P208">-&gt; listfile hola <text:s/></text:p>
      <text:p text:style-name="P208">4096 <text:s text:c="3"/>hola</text:p>
      <text:p text:style-name="P359"/>
      <text:p text:style-name="P358">-&gt; listfile -long hola</text:p>
      <text:p text:style-name="P358">2024/10/14-18:43 <text:s text:c="4"/>2 (5912266) <text:s text:c="2"/>ismael <text:s text:c="2"/>ismael <text:s text:c="2"/>drwxrwxr-x <text:s text:c="9"/>4096 <text:s text:c="2"/>hola</text:p>
      <text:p text:style-name="P358"/>
      <text:p text:style-name="P358">(<text:span text:style-name="T251">1</text:span>)<text:span text:style-name="T251"> <text:s text:c="27"/>(2) <text:s text:c="3"/>(3) <text:s text:c="10"/>(4) <text:s text:c="6"/>(5) <text:s text:c="10"/>(6) <text:s text:c="23"/>(7) <text:s text:c="4"/>(8)</text:span></text:p>
      <text:p text:style-name="P358"/>
      <text:p text:style-name="P363">Todo viene del struct stat, que lee el bloque del inodo:</text:p>
      <text:p text:style-name="P360"><text:span text:style-name="T36">1-fecha y hora de la última modificación del archivo</text:span>. Se obtiene con el<text:span text:style-name="T73"> struct stat,</text:span> especificamente con <text:span text:style-name="T73">st_mtime</text:span> (tiempo de modificación) <text:span text:style-name="T252">.</text:span></text:p>
      <text:p text:style-name="P360"><text:span text:style-name="T49">*</text:span><text:span text:style-name="T36">2-</text:span> <text:span text:style-name="T36">el num 2</text:span> indica el número de <text:span text:style-name="T36">hard links </text:span>que apuntan al archivo o directorio. Se obtiene del campo <text:span text:style-name="T73">st_nlink </text:span>del struct <text:span text:style-name="T73">stat</text:span></text:p>
      <text:p text:style-name="P11">3-Número del inodo</text:p>
      <text:p text:style-name="P362"><text:span text:style-name="T42">4-Nombre del propietario del archivo.</text:span><text:span text:style-name="T230"> Se obtiene con</text:span><text:span text:style-name="T75"> </text:span><text:span text:style-name="T74">getpwuid(file_info.st_uid)</text:span></text:p>
      <text:p text:style-name="P11">5-Nombre del grupo al que pertence el archivo. <text:span text:style-name="T228">Se obtiene usando </text:span><text:span text:style-name="T74">getgrgid(file_info.st_gid)</text:span></text:p>
      <text:p text:style-name="P11">6-Permisos del archivo:<text:span text:style-name="T232"> se dividen en3 grupos de 3 caracteres para cada uno</text:span></text:p>
      <text:p text:style-name="P11"><text:tab/><text:span text:style-name="T228">d: indica que es un directorio (si fuese - indicaría que es un archivo normal)</text:span></text:p>
      <text:p text:style-name="P78"><text:tab/>rwx: permisos del propietario: lectura (r), escritura (w) y ejecución (w).</text:p>
      <text:p text:style-name="P78"><text:tab/>rwx: permisos del grupo: los mismos que los del propietario.</text:p>
      <text:p text:style-name="P78"><text:tab/>r-x: permisos para otros usuarios. lectura (r), sin escritura(-) y ejecución</text:p>
      <text:p text:style-name="P344"/>
      <text:p text:style-name="P344">Se obtiene a través del <text:span text:style-name="T73">campo st_mode</text:span> del struct stat y se convierte a un formato legible mediante la función ConvierteModo.</text:p>
      <text:p text:style-name="P12"><text:soft-page-break/>7-Tamaño del archivo en bytes.<text:span text:style-name="T228"> Se obtiene del campo </text:span><text:span text:style-name="T74">st_size </text:span><text:span text:style-name="T228">del struct stat.</text:span></text:p>
      <text:p text:style-name="P12">8-Nombre del archivo que se está listando. <text:span text:style-name="T228">Es el argumento que se le pasó a la función.</text:span></text:p>
      <text:p text:style-name="P12"><text:span text:style-name="T228"/></text:p>
      <text:p text:style-name="P420"><text:span text:style-name="T231">*hard links:<text:line-break/></text:span><text:span text:style-name="T228">Los enlaces duros son una forma de crear múltiples nombres para el mismo archivo en el sistema de archivos, lo que permite a los usuarios acceder a los mismos datos a través de diferentes nombres sin duplicar el espacio en disco. Esto proporciona flexibilidad y eficiencia en la gestión de archivos en sistemas Unix y Linux.</text:span></text:p>
      <text:p text:style-name="P344"/>
      <text:p text:style-name="P363">-&gt; listfile -long</text:p>
      <text:p text:style-name="P363">Error: Se requiere al menos un nombre de archivo</text:p>
      <text:p text:style-name="P351"/>
      <text:p text:style-name="P351"/>
      <text:p text:style-name="P366">-listfile -acc hola</text:p>
      <text:p text:style-name="P366">-&gt; listfile -acc hola</text:p>
      <text:p text:style-name="P366">2024/10/15-21:12 <text:s text:c="4"/>4096 <text:s/>hola</text:p>
      <text:p text:style-name="P378"><text:span text:style-name="T36"/></text:p>
      <text:p text:style-name="P77">(1) <text:s text:c="29"/>(2) <text:s text:c="4"/>(3)</text:p>
      <text:p text:style-name="P77"/>
      <text:p text:style-name="P361"><text:span text:style-name="T36">1-fecha y hora </text:span><text:span text:style-name="T43">del último acceso al </text:span><text:span text:style-name="T36">archivo</text:span>. Se obtiene con el<text:span text:style-name="T73"> struct stat,</text:span> especificamente con <text:s/><text:span text:style-name="T73">st_atime</text:span> (tiempo acceso)</text:p>
      <text:p text:style-name="P379">2- Tamaño del archivo</text:p>
      <text:p text:style-name="P379">3-Nombre del archivo</text:p>
      <text:p text:style-name="P361"/>
      <text:p text:style-name="P366">-&gt; listfile -acc </text:p>
      <text:p text:style-name="P364">Error: Se requiere al menos un nombre de archivo</text:p>
      <text:p text:style-name="P364"/>
      <text:p text:style-name="P368">-&gt; listfile -link hola/texto.txt</text:p>
      <text:p text:style-name="P368"><text:s text:c="7"/>6 <text:s/>hola/texto.txt</text:p>
      <text:p text:style-name="P368"/>
      <text:p text:style-name="P390"><text:span text:style-name="T268">Muestra el </text:span>tamaño del enlace simbólico (la cantidad de bytes ocupados por la referencia)<text:span text:style-name="T268">.</text:span></text:p>
      <text:p text:style-name="P390"/>
      <text:p text:style-name="P367">-&gt; listfile -link </text:p>
      <text:p text:style-name="P365">Error: Se requiere al menos un nombre de archivo</text:p>
      <text:p text:style-name="P365"/>
      <text:p text:style-name="P292"/>
      <text:p text:style-name="P293">4-cwd:</text:p>
      <text:p text:style-name="P367">Imprime el directorio de trabajo actual</text:p>
      <text:p text:style-name="P367"/>
      <text:p text:style-name="P368"><text:span text:style-name="T254">Obtenemos el trabajo de directorio actual usando</text:span><text:span text:style-name="T90"> getcwd()</text:span><text:span text:style-name="T254"> (</text:span>get current working directory<text:span text:style-name="T254">)de la libería &lt;unistd.h&gt;</text:span></text:p>
      <text:p text:style-name="Standard"/>
      <text:p text:style-name="Standard"/>
      <text:p text:style-name="P367">-&gt; cwd</text:p>
      <text:p text:style-name="P367">/home/ismael/Escritorio/SO/PRÁCTICAS/P1</text:p>
      <text:p text:style-name="P367"/>
      <text:p text:style-name="Standard"/>
      <text:p text:style-name="P369">-&gt; cwd -acc</text:p>
      <text:p text:style-name="P369">Argumento invalido, usa cwd</text:p>
      <text:p text:style-name="Standard"/>
      <text:p text:style-name="P294"/>
      <text:p text:style-name="P294"/>
      <text:p text:style-name="P294"><text:soft-page-break/>5-listdir:</text:p>
      <text:p text:style-name="P204">Lista el contenido de los directorios, es decir, muestra todos los archivos y subdirectorios que hay dentro de un directorio específico en el sistema de archivos.</text:p>
      <text:p text:style-name="P209">SOLO PARA DIRECTORIOS, YA QUE UN ARCHIVO NO PUEDE CONTENER A OTROS</text:p>
      <text:p text:style-name="P209"/>
      <text:p text:style-name="P205">-long: devuelve un listado largo</text:p>
      <text:p text:style-name="P205">-hid: incluye al listdir normal los ficheros ocultos</text:p>
      <text:p text:style-name="P205">-acc: evuelve el accestime</text:p>
      <text:p text:style-name="P205">-link: si el enlace es simbólico, devuelve el path contenido</text:p>
      <text:p text:style-name="P204"/>
      <text:p text:style-name="P197">Imaginemos que tenemos un directorio hola con un a<text:span text:style-name="T255">r</text:span>chivo texto.txt dentro</text:p>
      <text:p text:style-name="P204"/>
      <text:p text:style-name="P204">-&gt;listdir hola</text:p>
      <text:p text:style-name="P204">************hola</text:p>
      <text:p text:style-name="P204"><text:s text:c="7"/>0 <text:s/>texto.txt</text:p>
      <text:p text:style-name="P204"/>
      <text:p text:style-name="P204"><text:s text:c="6"/>(1) (2)</text:p>
      <text:p text:style-name="P294"/>
      <text:p text:style-name="P370">La primera línea indica que se está mostrando el contenido del directorio hola</text:p>
      <text:p text:style-name="P373">1- indica los bytes que tiene el archivo</text:p>
      <text:p text:style-name="P373">2-es el nombre del archivo</text:p>
      <text:p text:style-name="P373"/>
      <text:p text:style-name="P373"/>
      <text:p text:style-name="P373">-&gt; listdir </text:p>
      <text:p text:style-name="P373">home/ismael/Escritorio/SO/PRÁCTICAS/P1</text:p>
      <text:p text:style-name="P373"/>
      <text:p text:style-name="P16">Para los archivos hace lo mismo que listfile</text:p>
      <text:p text:style-name="P13">Vamos a añadir un directorio hola1 al directorio hola y dentro de hola un archivo texto1.txt</text:p>
      <text:p text:style-name="P373"/>
      <text:p text:style-name="P373">-&gt; listdir -hid hola</text:p>
      <text:p text:style-name="P370">************hola</text:p>
      <text:p text:style-name="P370"><text:s text:c="7"/>6 <text:s/>texto.txt<text:span text:style-name="T256"> <text:s text:c="15"/>(1)</text:span></text:p>
      <text:p text:style-name="P371"><text:s text:c="7"/>4096 <text:s/>..<text:span text:style-name="T256"> <text:s text:c="20"/>(2)</text:span></text:p>
      <text:p text:style-name="P371"><text:s text:c="7"/>4096 <text:s/>.<text:span text:style-name="T256"> <text:s text:c="21"/>(3)</text:span></text:p>
      <text:p text:style-name="P371"><text:s text:c="7"/>4096 <text:s/>hola1<text:span text:style-name="T256"> <text:s text:c="13"/>(4)</text:span></text:p>
      <text:p text:style-name="P370"/>
      <text:p text:style-name="Standard"/>
      <text:p text:style-name="P372">La primera línea indica que se está mostrando el contenido del directorio hola<text:span text:style-name="T257">:</text:span></text:p>
      <text:p text:style-name="P374">1-tamaño del archivo + nombre del archivo</text:p>
      <text:p text:style-name="P374">2-tamaño del archivo + enlace simbólico que representa el propio directorio padre del directorio actual</text:p>
      <text:p text:style-name="P374">3-tamaño del archivo + enlace simbólico que representa el propio directorio hola </text:p>
      <text:p text:style-name="P374">4- tamaño del archivo + otro directorio dentro de hola, en este caso hola1</text:p>
      <text:p text:style-name="Standard"/>
      <text:p text:style-name="Standard"/>
      <text:p text:style-name="P375">-&gt; listdir -long hola </text:p>
      <text:p text:style-name="P376">************hola</text:p>
      <text:p text:style-name="P376">2024/10/15-21:05 <text:s text:c="2"/>1 (5914662) <text:s text:c="2"/>ismael <text:s text:c="2"/>ismael <text:s text:c="2"/>-rw-r--r-- <text:s/>6 texto.txt</text:p>
      <text:p text:style-name="P376">2024/10/15-21:12 <text:s text:c="2"/>2 (5912768) <text:s text:c="2"/>ismael <text:s text:c="2"/>ismael <text:s text:c="2"/>drwxrwxr-x <text:s/>4096 hola1</text:p>
      <text:p text:style-name="P376"/>
      <text:p text:style-name="P375">Lo mismo que listfile -long pero con todos los archivos que hay dentro del directorio</text:p>
      <text:p text:style-name="P375"/>
      <text:p text:style-name="P377"><text:soft-page-break/></text:p>
      <text:p text:style-name="P377">-&gt; listdir -acc hola</text:p>
      <text:p text:style-name="P377">************hola</text:p>
      <text:p text:style-name="P377">2024/10/15-21:05 6 <text:s/>texto.txt</text:p>
      <text:p text:style-name="P377">2024/10/15-21:11 4096 <text:s/>hola1</text:p>
      <text:p text:style-name="P377"/>
      <text:p text:style-name="P377"/>
      <text:p text:style-name="P377">(1) <text:s text:c="23"/>(2) <text:s text:c="7"/>(3)</text:p>
      <text:p text:style-name="Standard"/>
      <text:p text:style-name="P372">La primera línea indica que se está mostrando el contenido del directorio hola<text:span text:style-name="T257">:</text:span></text:p>
      <text:p text:style-name="P377">1-Indica el accesstime. Última vez que se accedió al archivo</text:p>
      <text:p text:style-name="P377">2- Tamaño del archivo</text:p>
      <text:p text:style-name="P377">3-Nombre del archivo</text:p>
      <text:p text:style-name="P377"/>
      <text:p text:style-name="P393"/>
      <text:p text:style-name="Standard"/>
      <text:p text:style-name="Standard"/>
      <text:p text:style-name="Standard"/>
      <text:p text:style-name="Standard"/>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text:soft-page-break/>6-reclist:</text:p>
      <text:p text:style-name="P388"><text:span text:style-name="T265">L</text:span>ista los directorios de manera recursiva (subdirectorios después)<text:span text:style-name="T266">. </text:span><text:span text:style-name="T265">En elcaso de los archivos, como no se pueden listar, devolvemos solo tamaño y nombre, excepto en -long y -acc que añadimos cosas.</text:span></text:p>
      <text:p text:style-name="P388"/>
      <text:p text:style-name="P389">-&gt; reclist</text:p>
      <text:p text:style-name="P389">/home/ismael/Escritorio/SO/PRÁCTICAS/P1</text:p>
      <text:p text:style-name="P389"/>
      <text:p text:style-name="P402">Para archivos hace lo mismo que listfile y listdir.</text:p>
      <text:p text:style-name="P402">Para directorios:</text:p>
      <text:p text:style-name="P402"/>
      <text:p text:style-name="P402">Imaginemos que tenemos un directorio carpeta1 con un subidirectorio carpeta2 que contiene otro subdirectorio carpeta3 y un archivo2 en el mismo directorio que carpeta2</text:p>
      <text:p text:style-name="P403">-&gt; listdir carepta1</text:p>
      <text:p text:style-name="P403">****error al acceder a carepta1: No such file or directory</text:p>
      <text:p text:style-name="P403"/>
      <text:p text:style-name="P402">-&gt; listdir carpeta1</text:p>
      <text:p text:style-name="P402">************carpeta1</text:p>
      <text:p text:style-name="P402"><text:s text:c="4"/>4096 carpeta2</text:p>
      <text:p text:style-name="P402"><text:s text:c="7"/>0 archivo1</text:p>
      <text:p text:style-name="P402"/>
      <text:p text:style-name="P402">-&gt; reclist carpeta1</text:p>
      <text:p text:style-name="P402">************carpeta1</text:p>
      <text:p text:style-name="P402"><text:s text:c="7"/>0 archivo1</text:p>
      <text:p text:style-name="P402"><text:s text:c="4"/>4096 carpeta2</text:p>
      <text:p text:style-name="P402">************carpeta1/carpeta2</text:p>
      <text:p text:style-name="P402"><text:s text:c="4"/>4096 carpeta3</text:p>
      <text:p text:style-name="P402">************carpeta1/carpeta2/carpeta3</text:p>
      <text:p text:style-name="P402"/>
      <text:p text:style-name="P402">-&gt; reclist -long carpeta1</text:p>
      <text:p text:style-name="P402">************carpeta1</text:p>
      <text:p text:style-name="P402">2024/10/23-13:25 <text:s text:c="2"/>1 ( 5912285) <text:s text:c="2"/>ismael <text:s text:c="2"/>ismael -rw-r--r-- <text:s text:c="8"/>0 archivo1</text:p>
      <text:p text:style-name="P402">2024/10/23-13:23 <text:s text:c="2"/>3 ( 5912283) <text:s text:c="2"/>ismael <text:s text:c="2"/>ismael drwxrwxr-x <text:s text:c="5"/>4096 carpeta2</text:p>
      <text:p text:style-name="P402">************carpeta1/carpeta2</text:p>
      <text:p text:style-name="P402">2024/10/23-13:23 <text:s text:c="2"/>2 ( 5912284) <text:s text:c="2"/>ismael <text:s text:c="2"/>ismael drwxrwxr-x <text:s text:c="5"/>4096 carpeta3</text:p>
      <text:p text:style-name="P402">************carpeta1/carpeta2/carpeta3</text:p>
      <text:p text:style-name="P402"/>
      <text:p text:style-name="Text_20_body">-&gt; reclist -acc carpeta1</text:p>
      <text:p text:style-name="Text_20_body">************carpeta1</text:p>
      <text:p text:style-name="Text_20_body">2024/10/23-13:23 <text:s text:c="4"/>4096 carpeta2</text:p>
      <text:p text:style-name="Text_20_body">2024/10/23-13:25 <text:s text:c="7"/>0 archivo1</text:p>
      <text:p text:style-name="Text_20_body">************carpeta1/carpeta2</text:p>
      <text:p text:style-name="Text_20_body">2024/10/23-13:23 <text:s text:c="4"/>4096 carpeta3</text:p>
      <text:p text:style-name="Text_20_body"><text:soft-page-break/>************carpeta1/carpeta2/carpeta3</text:p>
      <text:p text:style-name="Text_20_body"/>
      <text:p text:style-name="Text_20_body">-&gt; reclist -hid carpeta1</text:p>
      <text:p text:style-name="Text_20_body">************carpeta1</text:p>
      <text:p text:style-name="Text_20_body"><text:s text:c="4"/>4096 ..</text:p>
      <text:p text:style-name="Text_20_body"><text:s text:c="4"/>4096 .</text:p>
      <text:p text:style-name="Text_20_body"><text:s text:c="4"/>4096 carpeta2</text:p>
      <text:p text:style-name="Text_20_body"><text:s text:c="7"/>0 archivo1</text:p>
      <text:p text:style-name="Text_20_body">************carpeta1/carpeta2</text:p>
      <text:p text:style-name="Text_20_body"><text:s text:c="4"/>4096 ..</text:p>
      <text:p text:style-name="Text_20_body"><text:s text:c="4"/>4096 carpeta3</text:p>
      <text:p text:style-name="Text_20_body"><text:s text:c="4"/>4096 .</text:p>
      <text:p text:style-name="Text_20_body">************carpeta1/carpeta2/carpeta3</text:p>
      <text:p text:style-name="Text_20_body"><text:s text:c="4"/>4096 ..</text:p>
      <text:p text:style-name="Text_20_body"><text:s text:c="4"/>4096 .</text:p>
      <text:p text:style-name="Text_20_body"/>
      <text:p text:style-name="Text_20_body">-&gt; reclist -link carpeta1</text:p>
      <text:p text:style-name="Text_20_body">************carpeta1</text:p>
      <text:p text:style-name="Text_20_body"><text:s text:c="4"/>4096 carpeta2</text:p>
      <text:p text:style-name="Text_20_body"><text:s text:c="7"/>0 archivo1</text:p>
      <text:p text:style-name="Text_20_body">************carpeta1/carpeta2</text:p>
      <text:p text:style-name="Text_20_body"><text:s text:c="4"/>4096 carpeta3</text:p>
      <text:p text:style-name="Text_20_body">************carpeta1/carpeta2/carpeta3</text:p>
      <text:p text:style-name="Standard"/>
      <text:p text:style-name="Standard">-&gt; reclist -link hola_simbolico</text:p>
      <text:p text:style-name="Standard">hola_simbolico -&gt; hola</text:p>
      <text:p text:style-name="Standard"><text:s text:c="7"/>4 hola_simboli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73"/></text:p>
      <text:p text:style-name="P297">7-revlist:</text:p>
      <text:p text:style-name="Standard"><text:span text:style-name="T73"/></text:p>
      <text:p text:style-name="P225"><text:span text:style-name="T265">L</text:span>ista los directorios de manera recursiva (subdirectorios <text:span text:style-name="T277">antes</text:span>)<text:span text:style-name="T266">. </text:span><text:span text:style-name="T265">En elcaso de los archivos, como no se pueden listar, devolvemos solo tamaño y nombre, excepto en -long y -acc que añadimos cosas.</text:span></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pan text:style-name="T73"/></text:p>
      <text:p text:style-name="Standard"><text:soft-page-break/><text:span text:style-name="T73">8-</text:span><text:span text:style-name="T91">erase:</text:span><text:span text:style-name="T190"> <text:s text:c="6"/></text:span></text:p>
      <text:p text:style-name="P210">Elimina archivos<text:span text:style-name="T269"> y</text:span>/o directorios VACÍOS </text:p>
      <text:p text:style-name="P219">Es decir, ELIMINA cualquier tipo de archivo, y elimina solo directorios que están vacíos. Si un directorio contiene un archivo vacío no se eliminará ya que no esta vacío. Si un directorio contiene unicamente otro subdirectorio tampoco se borrará, ya ue no está vacío. En el caso de que haya un archivo <text:s/>dentro de un directorio tiene que poder borrarse si accedemos al directorio y lo borramos desde donde encuentra. Es decir, si tenemos un directorio 1 y un archivo 1.1, ara borrar el archivo se puede hacer erase 1/1.1.</text:p>
      <text:p text:style-name="P219"/>
      <text:p text:style-name="P210">-&gt; makefile prueba <text:s text:c="4"/>//creamos un archivo prueba<text:span text:style-name="T270"> de 0 bytes</text:span></text:p>
      <text:p text:style-name="P215"><text:span text:style-name="T270">Archivo</text:span> '<text:span text:style-name="T270">prueba</text:span>' creado correctamente</text:p>
      <text:p text:style-name="P215"/>
      <text:p text:style-name="P210">-&gt; erase prueba</text:p>
      <text:p text:style-name="P210">Archivo prueba eliminado correctamente</text:p>
      <text:p text:style-name="P210"/>
      <text:p text:style-name="P220"/>
      <text:p text:style-name="P211">-&gt; makefile prueba //creamos un archivo prueba<text:span text:style-name="T270">, pero esta vez escribimos contenido una vez creado</text:span></text:p>
      <text:p text:style-name="P215"><text:span text:style-name="T270">Archivo</text:span> '<text:span text:style-name="T270">prueba</text:span>' creado correctamente</text:p>
      <text:p text:style-name="P215"/>
      <text:p text:style-name="P211">-&gt; erase prueba</text:p>
      <text:p text:style-name="P211">Archivo prueba eliminado correctamente</text:p>
      <text:p text:style-name="P210"/>
      <text:p text:style-name="P214">-&gt; makedir h</text:p>
      <text:p text:style-name="P214">Directorio 'h' creado correctamente</text:p>
      <text:p text:style-name="P214"/>
      <text:p text:style-name="P214">-&gt; erase h</text:p>
      <text:p text:style-name="P214">Directorio h eliminado correctamente</text:p>
      <text:p text:style-name="P210"/>
      <text:p text:style-name="P328"><text:span text:style-name="T44">S</text:span><text:span text:style-name="T45">i creo un directorio y le añado un fichero </text:span><text:span text:style-name="T46">NO </text:span><text:span text:style-name="T45">se borra, ya que el directorio </text:span><text:span text:style-name="T46"><text:s/>NO </text:span><text:span text:style-name="T45">está vacío.</text:span></text:p>
      <text:p text:style-name="P329">-&gt; makedir 1</text:p>
      <text:p text:style-name="Standard">Directorio '1' creado correctamente</text:p>
      <text:p text:style-name="Standard">-&gt; makefile 1/"</text:p>
      <text:p text:style-name="Standard">Archivo 1/" creado correctamente</text:p>
      <text:p text:style-name="Standard">-&gt; erase 1</text:p>
      <text:p text:style-name="Standard">Imposible borrar 1: Directorio no vacío</text:p>
      <text:p text:style-name="Standard"/>
      <text:p text:style-name="P394">Puedo borrar " solo haciendo esto:<text:line-break/>-&gt; erase 1/"</text:p>
      <text:p text:style-name="P394">Archivo 1/" eliminado correctamente</text:p>
      <text:p text:style-name="P394">-&gt; erase 1</text:p>
      <text:p text:style-name="P394">Directorio eliminado correctamente</text:p>
      <text:p text:style-name="P394"/>
      <text:p text:style-name="P330"><text:span text:style-name="T44">S</text:span><text:span text:style-name="T45">i creo un directorio y le añado un </text:span><text:span text:style-name="T47">directorio vacío </text:span><text:span text:style-name="T46">NO </text:span><text:span text:style-name="T45">se borra, ya que el directorio </text:span><text:span text:style-name="T46"><text:s/>NO </text:span><text:span text:style-name="T45">está vacío.</text:span></text:p>
      <text:p text:style-name="P330">-&gt; makedir 1</text:p>
      <text:p text:style-name="P395">Directorio '1' creado correctamente</text:p>
      <text:p text:style-name="P395">-&gt; make<text:span text:style-name="T270">dir </text:span>1/"</text:p>
      <text:p text:style-name="P332"><text:span text:style-name="T270">Directorio</text:span><text:span text:style-name="T271"> 1/" creado correctamente</text:span></text:p>
      <text:p text:style-name="Standard"/>
      <text:p text:style-name="P394">-&gt;erase 1/"</text:p>
      <text:p text:style-name="P394">Directorio 1/" eliminado correctamente</text:p>
      <text:p text:style-name="P394">-&gt;erase 1</text:p>
      <text:p text:style-name="P396"><text:span text:style-name="T270">Directorio 1 eliminado correctamente</text:span><text:line-break/></text:p>
      <text:p text:style-name="P295"><text:soft-page-break/>9-delrec: <text:span text:style-name="T121">(recursivamente)</text:span><text:span text:style-name="T191"> <text:s text:c="5"/></text:span><text:span text:style-name="T166"><text:s/>DIFERENTE AL SHELL DE REFEFENCIA (LA HACE MAL)</text:span></text:p>
      <text:p text:style-name="P212">Elimina archivos/o directorios <text:span text:style-name="T264">NO </text:span>VACÍOS <text:span text:style-name="T272">recursivamente</text:span></text:p>
      <text:p text:style-name="P222"/>
      <text:p text:style-name="P223">Es decir, elimina cualquier archivo (esté vacío o no, es indiferente), pero para eliminar directorios no puede estar vacío. <text:s/></text:p>
      <text:p text:style-name="P216"/>
      <text:p text:style-name="P213">-&gt; makefile prueba <text:s text:c="4"/>//creamos un archivo prueba<text:span text:style-name="T270"> de 0 bytes</text:span></text:p>
      <text:p text:style-name="P217"><text:span text:style-name="T270">Archivo</text:span> '<text:span text:style-name="T270">prueba</text:span>' creado correctamente</text:p>
      <text:p text:style-name="P217"/>
      <text:p text:style-name="P213">-&gt; <text:span text:style-name="T273">delrec</text:span> prueba</text:p>
      <text:p text:style-name="P213">Archivo prueba eliminado correctamente</text:p>
      <text:p text:style-name="P213"/>
      <text:p text:style-name="P221"/>
      <text:p text:style-name="P213">-&gt; makefile prueba //creamos un archivo prueba<text:span text:style-name="T270">, pero esta vez escribimos contenido una vez creado</text:span></text:p>
      <text:p text:style-name="P217"><text:span text:style-name="T270">Archivo</text:span> '<text:span text:style-name="T270">prueba</text:span>' creado correctamente</text:p>
      <text:p text:style-name="P217"/>
      <text:p text:style-name="P213">-&gt; <text:span text:style-name="T273">delrec </text:span>prueba</text:p>
      <text:p text:style-name="Standard">Archivo prueba eliminado correctamente</text:p>
      <text:p text:style-name="Standard"/>
      <text:p text:style-name="P397">-&gt; makedir 1</text:p>
      <text:p text:style-name="P400">Directorio 1 creado correctamente</text:p>
      <text:p text:style-name="P397"/>
      <text:p text:style-name="P399">-&gt;delrec 1</text:p>
      <text:p text:style-name="P399">Imposible borrar 1: Directorio vacío</text:p>
      <text:p text:style-name="P399"/>
      <text:p text:style-name="P399">-&gt;makefile 1/1.1</text:p>
      <text:p text:style-name="P399">Archivo 1/1.1 creado correctamente</text:p>
      <text:p text:style-name="P399"/>
      <text:p text:style-name="P399">-&gt;delrec 1</text:p>
      <text:p text:style-name="P399">Directorio 1 eliminado correctamente</text:p>
      <text:p text:style-name="P399">//1 ya no está vacío, por tanto eliminar el directorio</text:p>
      <text:p text:style-name="P399"/>
      <text:p text:style-name="P398">-&gt; makedir 1</text:p>
      <text:p text:style-name="P399">Directorio 1 creado correctamente</text:p>
      <text:p text:style-name="P399"/>
      <text:p text:style-name="P399">-&gt;makefile 1/1.1</text:p>
      <text:p text:style-name="P399">Archivo 1/1.1 creado correctamente</text:p>
      <text:p text:style-name="P399"/>
      <text:p text:style-name="P399">-&gt;delrec 1/1.1</text:p>
      <text:p text:style-name="P399">Archivo 1/1.1 eliminado correctamente</text:p>
      <text:p text:style-name="P399"/>
      <text:p text:style-name="P399">-&gt;delrec 1</text:p>
      <text:p text:style-name="P399">Imposible borrar 1: Directorio vacío</text:p>
      <text:p text:style-name="P398"/>
      <text:p text:style-name="P399">-&gt;makedir 1/1.1</text:p>
      <text:p text:style-name="P399">Directorio 1/1.1 eliminado correctamente</text:p>
      <text:p text:style-name="P399"/>
      <text:p text:style-name="P399">-&gt;delrec 1</text:p>
      <text:p text:style-name="P399">Directorio 1 eliminado correctamente</text:p>
      <text:p text:style-name="P399">//1 ya no está vacío, por tanto eliminar el directorio</text:p>
      <text:p text:style-name="P399"/>
      <text:p text:style-name="Standard"/>
      <text:p text:style-name="P535"><text:soft-page-break/><text:span text:style-name="T344">FUNCIONES </text:span><text:span text:style-name="T345">P</text:span><text:span text:style-name="T346">2</text:span><text:span text:style-name="T345">-&gt; </text:span><text:span text:style-name="T346">memoria</text:span></text:p>
      <text:p text:style-name="P22">*-comentarios (no es la salida)</text:p>
      <text:p text:style-name="P22"/>
      <text:p text:style-name="P21">Resumen básico de la memoria en Unix:</text:p>
      <text:p text:style-name="P21"/>
      <text:p text:style-name="P82">En esta práctica estamos utilizando direcciones de 64 bits<text:span text:style-name="T363">. Estas direcciones son direcciones virtuales, es decir, NO se trabaja directamente con la memoria física (RAM), si no que se usa el concepto de memoria virtual. Es una capa de abstracción entre mi programa y la memoria real.</text:span></text:p>
      <text:p text:style-name="P21"/>
      <text:h text:style-name="P20" text:outline-level="3"><text:span text:style-name="Strong_20_Emphasis">Tipos de Memoria en Unix</text:span></text:h>
      <text:list text:style-name="L55">
        <text:list-item>
          <text:p text:style-name="P780"><text:span text:style-name="Strong_20_Emphasis">Memoria Dinámica (</text:span><text:span text:style-name="Strong_20_Emphasis"><text:span text:style-name="Source_20_Text">malloc</text:span></text:span><text:span text:style-name="Strong_20_Emphasis">/</text:span><text:span text:style-name="Strong_20_Emphasis"><text:span text:style-name="Source_20_Text">free</text:span></text:span><text:span text:style-name="Strong_20_Emphasis">)</text:span>:</text:p>
          <text:list>
            <text:list-item>
              <text:p text:style-name="P781">Se gestiona con funciones estándar de C (<text:span text:style-name="Source_20_Text">malloc</text:span>, <text:span text:style-name="Source_20_Text">calloc</text:span>, <text:span text:style-name="Source_20_Text">realloc</text:span>, <text:span text:style-name="Source_20_Text">free</text:span>).</text:p>
            </text:list-item>
            <text:list-item>
              <text:p text:style-name="P781">Asigna bloques de memoria en el <text:span text:style-name="Strong_20_Emphasis">heap</text:span> del proceso.</text:p>
            </text:list-item>
            <text:list-item>
              <text:p text:style-name="P781">Debe liberarse manualmente con <text:span text:style-name="Source_20_Text">free</text:span>.</text:p>
            </text:list-item>
          </text:list>
        </text:list-item>
        <text:list-item>
          <text:p text:style-name="P780"><text:span text:style-name="Strong_20_Emphasis">Memoria Compartida</text:span>:</text:p>
          <text:list>
            <text:list-item>
              <text:p text:style-name="P781">Permite compartir datos entre procesos.<text:span text:style-name="T371"> </text:span></text:p>
            </text:list-item>
            <text:list-item>
              <text:p text:style-name="P781">Gestionada por:</text:p>
              <text:list>
                <text:list-item>
                  <text:p text:style-name="P781"><text:span text:style-name="Source_20_Text">shmget</text:span>: Reserva o crea un bloque de memoria compartida identificado por una <text:span text:style-name="Strong_20_Emphasis">clave</text:span>.</text:p>
                </text:list-item>
                <text:list-item>
                  <text:p text:style-name="P781"><text:span text:style-name="Source_20_Text">shmat</text:span>: Adjunta el bloque al espacio de direcciones del proceso.</text:p>
                </text:list-item>
                <text:list-item>
                  <text:p text:style-name="P781"><text:span text:style-name="Source_20_Text">shmdt</text:span>: Desacopla el bloque del proceso.</text:p>
                </text:list-item>
                <text:list-item>
                  <text:p text:style-name="P781"><text:span text:style-name="Source_20_Text">shmctl</text:span>: Elimina la clave o modifica atributos.</text:p>
                </text:list-item>
              </text:list>
            </text:list-item>
            <text:list-item>
              <text:p text:style-name="P781">Uso común: Comunicación entre procesos.</text:p>
            </text:list-item>
          </text:list>
        </text:list-item>
        <text:list-item>
          <text:p text:style-name="P780"><text:span text:style-name="Strong_20_Emphasis">Archivos Mapeados en Memoria (</text:span><text:span text:style-name="Strong_20_Emphasis"><text:span text:style-name="Source_20_Text">mmap</text:span></text:span><text:span text:style-name="Strong_20_Emphasis">/</text:span><text:span text:style-name="Strong_20_Emphasis"><text:span text:style-name="Source_20_Text">munmap</text:span></text:span><text:span text:style-name="Strong_20_Emphasis">)</text:span>:</text:p>
          <text:list>
            <text:list-item>
              <text:p text:style-name="P781">Permiten trabajar con archivos como si fueran bloques de memoria:</text:p>
              <text:list>
                <text:list-item>
                  <text:p text:style-name="P781">Los datos del archivo se reflejan directamente en el espacio de direcciones del proceso.</text:p>
                </text:list-item>
              </text:list>
            </text:list-item>
            <text:list-item>
              <text:p text:style-name="P781">Funciones clave:</text:p>
              <text:list>
                <text:list-item>
                  <text:p text:style-name="P781"><text:span text:style-name="Source_20_Text">mmap</text:span>: Crea el mapeo.</text:p>
                </text:list-item>
                <text:list-item>
                  <text:p text:style-name="P781"><text:span text:style-name="Source_20_Text">munmap</text:span>: Elimina el mapeo.</text:p>
                </text:list-item>
              </text:list>
            </text:list-item>
            <text:list-item>
              <text:p text:style-name="P780">Permite control de acceso con permisos (<text:span text:style-name="Source_20_Text">PROT_READ</text:span>, <text:span text:style-name="Source_20_Text">PROT_WRITE</text:span>, etc.).</text:p>
            </text:list-item>
          </text:list>
        </text:list-item>
      </text:list>
      <text:p text:style-name="Horizontal_20_Line"/>
      <text:h text:style-name="Heading_20_3" text:outline-level="3"><text:span text:style-name="Strong_20_Emphasis">Gestión de Memoria y la Lista de Bloques</text:span></text:h>
      <text:p text:style-name="Text_20_body">La práctica requiere implementar una lista que registre los bloques asignados mediante comandos <text:span text:style-name="Source_20_Text">allocate</text:span> y <text:span text:style-name="Source_20_Text">deallocate</text:span>. Para cada bloque, se debe almacenar:</text:p>
      <text:list text:style-name="L56">
        <text:list-item>
          <text:p text:style-name="P783"><text:span text:style-name="Strong_20_Emphasis">Dirección</text:span>: Dónde se encuentra en memoria.</text:p>
        </text:list-item>
        <text:list-item>
          <text:p text:style-name="P783"><text:span text:style-name="Strong_20_Emphasis">Tamaño</text:span>: Cuántos bytes ocupa.</text:p>
        </text:list-item>
        <text:list-item>
          <text:p text:style-name="P783"><text:span text:style-name="Strong_20_Emphasis">Hora de Asignación</text:span>: Marca temporal para fines de depuración.</text:p>
        </text:list-item>
        <text:list-item>
          <text:p text:style-name="P783"><text:span text:style-name="Strong_20_Emphasis">Tipo</text:span>:</text:p>
          <text:list>
            <text:list-item>
              <text:p text:style-name="P783"><text:span text:style-name="Source_20_Text">MALLOC</text:span>: Bloques creados con <text:span text:style-name="Source_20_Text">malloc</text:span>.</text:p>
            </text:list-item>
            <text:list-item>
              <text:p text:style-name="P783"><text:span text:style-name="Source_20_Text">SHARED</text:span>: Memoria compartida (<text:span text:style-name="Source_20_Text">shmget</text:span>).</text:p>
            </text:list-item>
            <text:list-item>
              <text:p text:style-name="P783"><text:soft-page-break/><text:span text:style-name="Source_20_Text">MMAP</text:span>: Archivos mapeados (<text:span text:style-name="Source_20_Text">mmap</text:span>).</text:p>
            </text:list-item>
          </text:list>
        </text:list-item>
        <text:list-item>
          <text:p text:style-name="P783"><text:span text:style-name="Strong_20_Emphasis">Detalles adicionales</text:span>:</text:p>
          <text:list>
            <text:list-item>
              <text:p text:style-name="P783"><text:span text:style-name="Strong_20_Emphasis">Memoria compartida</text:span>: Clave asociada.</text:p>
            </text:list-item>
            <text:list-item>
              <text:p text:style-name="P782"><text:span text:style-name="Strong_20_Emphasis">Archivos mapeados</text:span>: Nombre y descriptor del archivo.</text:p>
            </text:list-item>
          </text:list>
        </text:list-item>
      </text:list>
      <text:p text:style-name="P437"/>
      <text:p text:style-name="P437"/>
      <text:p text:style-name="P468">COMBINACIONES DE PERMISOS (FLAGS):</text:p>
      <text:p text:style-name="P437"/>
      <text:p text:style-name="P437"/>
      <table:table table:name="Tabla8" table:style-name="Tabla8">
        <table:table-column table:style-name="Tabla8.A"/>
        <table:table-column table:style-name="Tabla8.B"/>
        <table:table-header-rows>
          <table:table-row>
            <table:table-cell table:style-name="Tabla8.A1" office:value-type="string">
              <text:p text:style-name="Table_20_Heading"><text:span text:style-name="Strong_20_Emphasis">Combinación</text:span></text:p>
            </table:table-cell>
            <table:table-cell table:style-name="Tabla8.A1" office:value-type="string">
              <text:p text:style-name="Table_20_Heading"><text:span text:style-name="Strong_20_Emphasis">Significado</text:span></text:p>
            </table:table-cell>
          </table:table-row>
        </table:table-header-rows>
      </table:table>
      <table:table table:name="Tabla9" table:style-name="Tabla9">
        <table:table-column table:style-name="Tabla9.A"/>
        <table:table-column table:style-name="Tabla9.B"/>
        <table:table-row>
          <table:table-cell table:style-name="Tabla9.A1" office:value-type="string">
            <text:p text:style-name="Table_20_Contents"><text:span text:style-name="Source_20_Text">r</text:span></text:p>
          </table:table-cell>
          <table:table-cell table:style-name="Tabla9.A1" office:value-type="string">
            <text:p text:style-name="Table_20_Contents">Solo lectura: puedes leer el contenido del archivo pero no modificarlo.</text:p>
          </table:table-cell>
        </table:table-row>
      </table:table>
      <table:table table:name="Tabla10" table:style-name="Tabla10">
        <table:table-column table:style-name="Tabla10.A"/>
        <table:table-column table:style-name="Tabla10.B"/>
        <table:table-row>
          <table:table-cell table:style-name="Tabla10.A1" office:value-type="string">
            <text:p text:style-name="Table_20_Contents"><text:span text:style-name="Source_20_Text">w</text:span></text:p>
          </table:table-cell>
          <table:table-cell table:style-name="Tabla10.A1" office:value-type="string">
            <text:p text:style-name="Table_20_Contents">Solo escritura: permite modificar el archivo, pero no leerlo ni ejecutarlo (raro).</text:p>
          </table:table-cell>
        </table:table-row>
      </table:table>
      <table:table table:name="Tabla11" table:style-name="Tabla11">
        <table:table-column table:style-name="Tabla11.A"/>
        <table:table-column table:style-name="Tabla11.B"/>
        <table:table-row>
          <table:table-cell table:style-name="Tabla11.A1" office:value-type="string">
            <text:p text:style-name="Table_20_Contents"><text:span text:style-name="Source_20_Text">x</text:span></text:p>
          </table:table-cell>
          <table:table-cell table:style-name="Tabla11.A1" office:value-type="string">
            <text:p text:style-name="Table_20_Contents">Solo ejecución: permite ejecutar código en la región mapeada, pero no leer ni escribir (poco común).</text:p>
          </table:table-cell>
        </table:table-row>
      </table:table>
      <table:table table:name="Tabla12" table:style-name="Tabla12">
        <table:table-column table:style-name="Tabla12.A"/>
        <table:table-column table:style-name="Tabla12.B"/>
        <table:table-row>
          <table:table-cell table:style-name="Tabla12.A1" office:value-type="string">
            <text:p text:style-name="Table_20_Contents"><text:span text:style-name="Source_20_Text">rw</text:span></text:p>
          </table:table-cell>
          <table:table-cell table:style-name="Tabla12.A1" office:value-type="string">
            <text:p text:style-name="Table_20_Contents">Lectura y escritura: puedes leer y escribir en el archivo mapeado.</text:p>
          </table:table-cell>
        </table:table-row>
      </table:table>
      <table:table table:name="Tabla13" table:style-name="Tabla13">
        <table:table-column table:style-name="Tabla13.A"/>
        <table:table-column table:style-name="Tabla13.B"/>
        <table:table-row>
          <table:table-cell table:style-name="Tabla13.A1" office:value-type="string">
            <text:p text:style-name="Table_20_Contents"><text:span text:style-name="Source_20_Text">rx</text:span></text:p>
          </table:table-cell>
          <table:table-cell table:style-name="Tabla13.A1" office:value-type="string">
            <text:p text:style-name="Table_20_Contents">Lectura y ejecución: puedes leer el archivo y ejecutar código en la región mapeada.</text:p>
          </table:table-cell>
        </table:table-row>
      </table:table>
      <table:table table:name="Tabla14" table:style-name="Tabla14">
        <table:table-column table:style-name="Tabla14.A"/>
        <table:table-column table:style-name="Tabla14.B"/>
        <table:table-row>
          <table:table-cell table:style-name="Tabla14.A1" office:value-type="string">
            <text:p text:style-name="Table_20_Contents"><text:span text:style-name="Source_20_Text">wx</text:span></text:p>
          </table:table-cell>
          <table:table-cell table:style-name="Tabla14.A1" office:value-type="string">
            <text:p text:style-name="Table_20_Contents">Escritura y ejecución: puedes modificar el contenido y ejecutar código (poco seguro).</text:p>
          </table:table-cell>
        </table:table-row>
      </table:table>
      <table:table table:name="Tabla15" table:style-name="Tabla15">
        <table:table-column table:style-name="Tabla15.A"/>
        <table:table-column table:style-name="Tabla15.B"/>
        <table:table-row>
          <table:table-cell table:style-name="Tabla15.A1" office:value-type="string">
            <text:p text:style-name="Table_20_Contents"><text:span text:style-name="Source_20_Text">rwx</text:span></text:p>
          </table:table-cell>
          <table:table-cell table:style-name="Tabla15.A1" office:value-type="string">
            <text:p text:style-name="Table_20_Contents">Lectura, escritura y ejecución: acceso completo al archivo mapeado.</text:p>
          </table:table-cell>
        </table:table-row>
      </table:table>
      <table:table table:name="Tabla16" table:style-name="Tabla16">
        <table:table-column table:style-name="Tabla16.A"/>
        <table:table-column table:style-name="Tabla16.B"/>
        <table:table-row>
          <table:table-cell table:style-name="Tabla16.A1" office:value-type="string">
            <text:p text:style-name="Table_20_Contents"><text:span text:style-name="Source_20_Text">t</text:span></text:p>
          </table:table-cell>
          <table:table-cell table:style-name="Tabla16.A1" office:value-type="string">
            <text:p text:style-name="Table_20_Contents">Sin acceso explícito: la región se reserva, pero no puedes accederla (útil para ciertos casos técnicos).</text:p>
          </table:table-cell>
        </table:table-row>
      </table:table>
      <text:p text:style-name="P437"/>
      <text:p text:style-name="P437"/>
      <text:p text:style-name="P469">Cuando mapeamos por defecto sin permisos, se abre por defecto los permisos de <text:span text:style-name="T36">solo lectura r</text:span></text:p>
      <text:p text:style-name="P437"/>
      <text:p text:style-name="P437"/>
      <text:p text:style-name="P437"/>
      <text:p text:style-name="P437"/>
      <text:p text:style-name="P437"/>
      <text:p text:style-name="P480">FUNCIONES DEL CÓDIGO DE AYUDA:<text:line-break/></text:p>
      <text:list text:style-name="L57">
        <text:list-item>
          <text:p text:style-name="P784"><text:span text:style-name="Strong_20_Emphasis">función Recursiva</text:span> -&gt; recursiva</text:p>
        </text:list-item>
      </text:list>
      <text:list text:style-name="L58">
        <text:list-item>
          <text:p text:style-name="P785"><text:span text:style-name="Strong_20_Emphasis">LlenarMemoria</text:span> -&gt; memfill</text:p>
        </text:list-item>
      </text:list>
      <text:list text:style-name="L59">
        <text:list-item>
          <text:p text:style-name="P786"><text:span text:style-name="Strong_20_Emphasis">ObtenerMemoriaShmget</text:span> -&gt; allocate -create shared / allocate -shared</text:p>
        </text:list-item>
      </text:list>
      <text:list text:style-name="L60">
        <text:list-item>
          <text:p text:style-name="P787"><text:span text:style-name="Strong_20_Emphasis">do_AllocateCreateshared</text:span> -&gt; allocate -create shared</text:p>
        </text:list-item>
      </text:list>
      <text:list text:style-name="L61">
        <text:list-item>
          <text:p text:style-name="P788"><text:span text:style-name="Strong_20_Emphasis">do_AllocateShared</text:span> -&gt; allocate -shared</text:p>
        </text:list-item>
      </text:list>
      <text:list text:style-name="L62">
        <text:list-item>
          <text:p text:style-name="P789"><text:span text:style-name="Strong_20_Emphasis">MapearFichero</text:span> -&gt; allocate -mmap</text:p>
        </text:list-item>
      </text:list>
      <text:list text:style-name="L63">
        <text:list-item>
          <text:p text:style-name="P790"><text:span text:style-name="Strong_20_Emphasis">do_AllocateMmap</text:span> -&gt; allocate -mmap</text:p>
        </text:list-item>
      </text:list>
      <text:list text:style-name="L64">
        <text:list-item>
          <text:p text:style-name="P791"><text:span text:style-name="Strong_20_Emphasis">do_DeallocateDelkey</text:span> -&gt; deallocate -delkey</text:p>
        </text:list-item>
      </text:list>
      <text:list text:style-name="L65">
        <text:list-item>
          <text:p text:style-name="P792"><text:span text:style-name="Strong_20_Emphasis">LeerFichero</text:span> -&gt; readfile</text:p>
        </text:list-item>
      </text:list>
      <text:list text:style-name="L66">
        <text:list-item>
          <text:p text:style-name="P793"><text:span text:style-name="Strong_20_Emphasis">Cmd_ReadFile</text:span> -&gt; readfile</text:p>
        </text:list-item>
      </text:list>
      <text:list text:style-name="L67">
        <text:list-item>
          <text:p text:style-name="P794"><text:span text:style-name="Strong_20_Emphasis">Do_pmap</text:span> -&gt; memory -pmap</text:p>
        </text:list-item>
      </text:list>
      <text:p text:style-name="P437"><text:soft-page-break/></text:p>
      <text:h text:style-name="P306" text:outline-level="3"><text:span text:style-name="Strong_20_Emphasis">Memoria Virtual vs. Memoria Física</text:span></text:h>
      <text:list text:style-name="L68">
        <text:list-item>
          <text:p text:style-name="P795"><text:span text:style-name="Strong_20_Emphasis">Memoria Virtual</text:span>: En sistemas modernos, los programas no acceden directamente a la memoria física. En lugar de eso, acceden a <text:span text:style-name="Strong_20_Emphasis">direcciones de memoria virtual</text:span> que el sistema operativo traduce a direcciones físicas utilizando la <text:span text:style-name="Strong_20_Emphasis">tabla de páginas</text:span>. Cuando se accede a una dirección de memoria compartida, el sistema operativo se asegura de que los cambios sean reflejados en la memoria física.</text:p>
        </text:list-item>
        <text:list-item>
          <text:p text:style-name="P795"><text:span text:style-name="Strong_20_Emphasis">Memoria Física</text:span>: Si la memoria compartida está respaldada por un archivo o mapeada a través de un espacio de direcciones en la memoria física, el sistema operativo se encarga de asegurar que los cambios hechos por los procesos que usan esa memoria compartida se reflejen correctamente.</text:p>
        </text:list-item>
      </text:list>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text:soft-page-break/>FUNCIONES IMPORTANTES:</text:p>
      <text:p text:style-name="P481"><text:span text:style-name="T73"/></text:p>
      <text:p text:style-name="P305">-strtoul: </text:p>
      <text:p text:style-name="P231">unsigned long strtoul(const char *str, char **endptr, int base);</text:p>
      <text:h text:style-name="P436" text:outline-level="3"><text:span text:style-name="Strong_20_Emphasis"><text:span text:style-name="T73">Parámetros</text:span></text:span></text:h>
      <text:list text:style-name="L69">
        <text:list-item>
          <text:p text:style-name="P796"><text:span text:style-name="Strong_20_Emphasis"><text:span text:style-name="Source_20_Text">str</text:span></text:span>:</text:p>
          <text:list>
            <text:list-item>
              <text:p text:style-name="P797">La cadena que contiene el número a convertir.</text:p>
            </text:list-item>
            <text:list-item>
              <text:p text:style-name="P797">Puede incluir espacios iniciales, signos positivos/negativos y caracteres válidos para el sistema numérico especificado (base).</text:p>
            </text:list-item>
          </text:list>
        </text:list-item>
        <text:list-item>
          <text:p text:style-name="P796"><text:span text:style-name="Strong_20_Emphasis"><text:span text:style-name="Source_20_Text">endptr</text:span></text:span>:</text:p>
          <text:list>
            <text:list-item>
              <text:p text:style-name="P797">Es un puntero a un puntero de carácter.</text:p>
            </text:list-item>
            <text:list-item>
              <text:p text:style-name="P797">Al finalizar la conversión, <text:span text:style-name="Strong_20_Emphasis"><text:span text:style-name="Source_20_Text">*endptr</text:span></text:span> apunta al primer carácter en <text:span text:style-name="Source_20_Text">str</text:span> que no forma parte del número. Si no interesa, se puede pasar <text:span text:style-name="Source_20_Text">NULL</text:span>.</text:p>
            </text:list-item>
          </text:list>
        </text:list-item>
        <text:list-item>
          <text:p text:style-name="P796"><text:span text:style-name="Strong_20_Emphasis"><text:span text:style-name="Source_20_Text">base</text:span></text:span>:</text:p>
          <text:list>
            <text:list-item>
              <text:p text:style-name="P797">Especifica la base del sistema numérico para la conversión (por ejemplo, 10 para decimal, 16 para hexadecimal).</text:p>
            </text:list-item>
            <text:list-item>
              <text:p text:style-name="P797">Si <text:span text:style-name="Source_20_Text">base</text:span> es 0, <text:span text:style-name="Strong_20_Emphasis"><text:span text:style-name="Source_20_Text">strtoul</text:span></text:span> determina la base automáticamente:</text:p>
              <text:list>
                <text:list-item>
                  <text:p text:style-name="P797">Prefijo <text:span text:style-name="Source_20_Text">0x</text:span> o <text:span text:style-name="Source_20_Text">0X</text:span> → base 16 (hexadecimal).</text:p>
                </text:list-item>
                <text:list-item>
                  <text:p text:style-name="P797">Prefijo <text:span text:style-name="Source_20_Text">0</text:span> → base 8 (octal).</text:p>
                </text:list-item>
                <text:list-item>
                  <text:p text:style-name="P796">Sin prefijo → base 10 (decimal).</text:p>
                </text:list-item>
              </text:list>
            </text:list-item>
          </text:list>
        </text:list-item>
      </text:list>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pan text:style-name="T73"/></text:p>
      <text:p text:style-name="P435"><text:soft-page-break/><text:span text:style-name="T73">1-allocate: </text:span>Asigna un bloque de memoria</text:p>
      <text:p text:style-name="P435"/>
      <text:p text:style-name="P435">Tenemos 4 casos posibles: malloc, shared, createsheared y mmap</text:p>
      <text:p text:style-name="P435">Creamos una lista general que contenga todos estos casos de memoria y 3 listas específicas que funcionen por separado dependiendo del argumento:<text:line-break/>malloc, shared y mmap</text:p>
      <text:p text:style-name="P435"/>
      <text:p text:style-name="Standard"/>
      <text:p text:style-name="P435">-&gt; allocate </text:p>
      <text:p text:style-name="P435">******Lista de bloques asignados para el proceso 9054</text:p>
      <text:p text:style-name="P435"/>
      <text:p text:style-name="P438">Muestra la lista GENERAL de todos los bloques de memoria asignados en el<text:span text:style-name="T351"> </text:span>PID</text:p>
      <text:p text:style-name="P438"/>
      <text:p text:style-name="P435"/>
      <text:p text:style-name="P440"><text:span text:style-name="T51">MALLOC</text:span><text:span text:style-name="T52">: </text:span>reserv<text:span text:style-name="T363">a </text:span>un bloque en el espacio de direcciones virtuales de tu proceso</text:p>
      <text:p text:style-name="P440"/>
      <text:p text:style-name="P439">-&gt; allocate -malloc</text:p>
      <text:p text:style-name="P439">******Lista de bloques asignados malloc para el proceso 5868</text:p>
      <text:p text:style-name="P439">No hay bloques de memoria malloc asignados.</text:p>
      <text:p text:style-name="P439"/>
      <text:p text:style-name="P439"/>
      <text:p text:style-name="P439"><text:span text:style-name="T353">*</text:span>Muestra una lista específica de todos los bloques de memoria <text:span text:style-name="T350">asignados en el</text:span> <text:span text:style-name="T350">PID</text:span></text:p>
      <text:p text:style-name="Standard"/>
      <text:p text:style-name="Standard"/>
      <text:p text:style-name="P440"><text:span text:style-name="T351">-</text:span><text:span text:style-name="T352">&gt; allocate -malloc 1024</text:span><text:span text:style-name="T351"><text:line-break/></text:span><text:span text:style-name="T360">Asignados </text:span><text:span text:style-name="T351">1024 bytes en 0x58c2ad592af0</text:span></text:p>
      <text:p text:style-name="P442">Bloque de memoria añadido a la lista de bloques malloc</text:p>
      <text:p text:style-name="P442"><text:span text:style-name="T351"><text:line-break/></text:span><text:span text:style-name="T353">*Se asignan 1024 bytes en una dirección. Malloc asigna un bloque de memoria en el </text:span><text:span text:style-name="T50">heap. </text:span>Cuando llamas a <text:span text:style-name="Source_20_Text">malloc(size)</text:span>, el sistema operativo busca un bloque de memoria libre del tamaño solicitado. Si lo encuentra, reserva ese espacio y devuelve la dirección inicial del bloque (una dirección de memoria en el <text:span text:style-name="Emphasis">heap</text:span>).</text:p>
      <text:p text:style-name="P440"/>
      <text:p text:style-name="P440"/>
      <text:p text:style-name="P441">-&gt; allocate -malloc</text:p>
      <text:p text:style-name="Standard">******Lista de bloques asignados malloc para el proceso 10420</text:p>
      <text:p text:style-name="Standard"><text:s text:c="2"/>0x58c2ad592af0 <text:s text:c="12"/>1024 Nov 08 20:17 malloc</text:p>
      <text:p text:style-name="P445">(1) <text:s text:c="36"/>(2) <text:span text:style-name="T359"><text:s text:c="2"/>(3)</text:span> <text:s text:c="23"/>(<text:span text:style-name="T359">4</text:span>)</text:p>
      <text:p text:style-name="P445"/>
      <text:p text:style-name="P445">(1)-dirección donde se asignó la memoria con malloc</text:p>
      <text:p text:style-name="P445">(2)- <text:span text:style-name="T359">tamaño en bytes</text:span></text:p>
      <text:p text:style-name="P445"><text:span text:style-name="T359">(3)-</text:span>fecha de asignación. Para obtenerla usamos:</text:p>
      <text:p text:style-name="P445"><text:tab/>struct tm *tm_info = localtime -&gt; para obtener la hora en que se asignó con el struct en <text:tab/><text:tab/><text:tab/><text:tab/><text:tab/><text:tab/> <text:s text:c="6"/>segundos y localtime convierte ese valor en formato <text:tab/><text:tab/><text:tab/><text:tab/><text:tab/><text:tab/> <text:s text:c="6"/>time_t</text:p>
      <text:p text:style-name="P446"><text:span text:style-name="T357"><text:tab/>strftime -&gt; formateamos la hora para obtenerla como la queremos. </text:span>convierte la fecha y hora <text:span text:style-name="T357"><text:tab/><text:tab/> <text:s text:c="5"/></text:span>almacenada en <text:span text:style-name="Source_20_Text">tm_info</text:span> en una cadena de texto con el formato <text:span text:style-name="Source_20_Text">Mes Día </text:span><text:span text:style-name="Source_20_Text"><text:span text:style-name="T357"><text:tab/><text:tab/><text:tab/> <text:s text:c="2"/></text:span></text:span><text:span text:style-name="Source_20_Text">Hora:Minuto</text:span></text:p>
      <text:p text:style-name="P446"><text:span text:style-name="Source_20_Text"><text:span text:style-name="T292">(</text:span></text:span><text:span text:style-name="Source_20_Text"><text:span text:style-name="T293">4</text:span></text:span><text:span text:style-name="Source_20_Text"><text:span text:style-name="T292">)-tipo de asig</text:span></text:span><text:span text:style-name="Source_20_Text"><text:span text:style-name="T294">na</text:span></text:span><text:span text:style-name="Source_20_Text"><text:span text:style-name="T292">ción: malloc</text:span></text:span></text:p>
      <text:p text:style-name="P441">*Se muestra la lista exclusiva de malloc que contiene los bloques de datos abiertos</text:p>
      <text:p text:style-name="Standard"/>
      <text:p text:style-name="Standard"/>
      <text:p text:style-name="P441"><text:soft-page-break/>-&gt; allocate </text:p>
      <text:p text:style-name="Standard">******Lista de bloques asignados para el proceso 10420</text:p>
      <text:p text:style-name="Standard"><text:s text:c="2"/>0x58c2ad592af0 <text:s text:c="12"/>1024 Nov 08 20:17 malloc</text:p>
      <text:p text:style-name="Standard"/>
      <text:p text:style-name="P441">*Muestra la lista general de todos los bloques de memoria asignados indendientmente del tipo</text:p>
      <text:p text:style-name="P441"/>
      <text:p text:style-name="P441">-&gt; allocate malloc</text:p>
      <text:p text:style-name="Standard">Uso: allocate [-malloc n]</text:p>
      <text:p text:style-name="Standard"/>
      <text:p text:style-name="P441">-&gt; allocate -malloc -3</text:p>
      <text:p text:style-name="P441">Error: el tamaño debe ser un número positivo</text:p>
      <text:p text:style-name="Standard"/>
      <text:p text:style-name="Standard"/>
      <text:p text:style-name="Standard"/>
      <text:p text:style-name="P21">MMAAP:<text:span text:style-name="T363"> </text:span><text:span text:style-name="T235">cu</text:span><text:span text:style-name="T27">ando mapeas un archivo a memoria usando </text:span><text:span text:style-name="Source_20_Text"><text:span text:style-name="T27">mmap</text:span></text:span><text:span text:style-name="T27">, est</text:span><text:span text:style-name="T28">amos</text:span><text:span text:style-name="T27"> creando una asociación entre el contenido del archivo en disco y una dirección de memoria virtual dentro del espacio de tu proceso. Esto te permite trabajar con el contenido del archivo como si estuviera cargado en memoria, sin necesidad de usar funciones tradicionales como </text:span><text:span text:style-name="Source_20_Text"><text:span text:style-name="T27">fread</text:span></text:span><text:span text:style-name="T27"> o </text:span><text:span text:style-name="Source_20_Text"><text:span text:style-name="T27">fwrite</text:span></text:span><text:span text:style-name="T27">.</text:span></text:p>
      <text:p text:style-name="P9"/>
      <text:p text:style-name="P454">-&gt; allocate mmap</text:p>
      <text:p text:style-name="P454">uso: allocate [-malloc|-shared|-ceateshared|-mmap] ....</text:p>
      <text:p text:style-name="Standard"/>
      <text:p text:style-name="P455">-&gt; allocate -mmap</text:p>
      <text:p text:style-name="P455">******Lista de bloques asignados mmap para el proceso 6279</text:p>
      <text:p text:style-name="P455">No hay bloques de memoria mmap asignados</text:p>
      <text:p text:style-name="P455"/>
      <text:p text:style-name="P469">-&gt; <text:span text:style-name="T369">allocate -mmap ar.txt </text:span></text:p>
      <text:p text:style-name="P469">fichero ar.txt mapeado en 0x777469246000</text:p>
      <text:p text:style-name="P470">*POR DEFECTO SI NO SE PASAN PERMISOS, SE ABRE EN MODO LECTURA</text:p>
      <text:p text:style-name="P456"/>
      <text:p text:style-name="Standard">-&gt; allocate -mmap ar.txt ex</text:p>
      <text:p text:style-name="Standard">fichero ar.txt mapeado en<text:span text:style-name="T369"> </text:span>0x777469245000</text:p>
      <text:p text:style-name="Standard"/>
      <text:p text:style-name="Standard"/>
      <text:list text:style-name="L70">
        <text:list-item>
          <text:p text:style-name="P661">MMAP nos puede servir más adelante para hacer los siguiente:</text:p>
        </text:list-item>
      </text:list>
      <text:p text:style-name="Text_20_body"><text:span text:style-name="Strong_20_Emphasis"><text:span text:style-name="T258">Paso 1: Mapear el archivo.</text:span></text:span><text:span text:style-name="T258"><text:line-break/>Comando:<text:line-break/></text:span><text:span text:style-name="Source_20_Text"><text:span text:style-name="T258">allocate -mmap ejemplo.txt rw</text:span></text:span></text:p>
      <text:p text:style-name="Text_20_body"><text:span text:style-name="T258">Salida:<text:line-break/></text:span><text:span text:style-name="Source_20_Text"><text:span text:style-name="T258">fichero ejemplo.txt mapeado en 0x485a000</text:span></text:span></text:p>
      <text:p text:style-name="P382"/>
      <text:p text:style-name="Text_20_body"><text:span text:style-name="Strong_20_Emphasis"><text:span text:style-name="T258">Paso 2: Leer contenido desde memoria.</text:span></text:span><text:span text:style-name="T258"><text:line-break/>Comando:<text:line-break/></text:span><text:span text:style-name="Source_20_Text"><text:span text:style-name="T258">read -mmap 0x485a000</text:span></text:span></text:p>
      <text:p text:style-name="Text_20_body"><text:span text:style-name="T258">Salida:<text:line-break/></text:span><text:span text:style-name="Source_20_Text"><text:span text:style-name="T258">Hola, Mundo!</text:span></text:span></text:p>
      <text:p text:style-name="P382"/>
      <text:p text:style-name="Text_20_body"><text:soft-page-break/><text:span text:style-name="Strong_20_Emphasis"><text:span text:style-name="T258">Paso 3: Modificar el contenido.</text:span></text:span><text:span text:style-name="T258"><text:line-break/>Comando:<text:line-break/></text:span><text:span text:style-name="Source_20_Text"><text:span text:style-name="T258">write -mmap 0x485a000 7 "Universo"</text:span></text:span></text:p>
      <text:p text:style-name="P383">Esto reemplaza "Mundo" por "Universo".</text:p>
      <text:p text:style-name="P382"/>
      <text:p text:style-name="Text_20_body"><text:span text:style-name="Strong_20_Emphasis"><text:span text:style-name="T258">Paso 4: Guardar los cambios y liberar la memoria.</text:span></text:span><text:span text:style-name="T258"><text:line-break/>Comando:<text:line-break/></text:span><text:span text:style-name="Source_20_Text"><text:span text:style-name="T258">deallocate -mmap ejemplo.txt</text:span></text:span></text:p>
      <text:p text:style-name="Text_20_body"><text:span text:style-name="T258">El archivo </text:span><text:span text:style-name="Source_20_Text"><text:span text:style-name="T258">ejemplo.txt</text:span></text:span><text:span text:style-name="T258"> ahora contiene:<text:line-break/></text:span><text:span text:style-name="Source_20_Text"><text:span text:style-name="T258">Hola, Universo!</text:span></text:span></text:p>
      <text:p text:style-name="Standard"/>
      <text:p text:style-name="Standard"/>
      <text:p text:style-name="Standard"/>
      <text:p text:style-name="P473">-CREATESHARED:<text:span text:style-name="T372"> <text:s text:c="2"/>(crear compartido)</text:span></text:p>
      <text:p text:style-name="P473"/>
      <text:p text:style-name="P473"/>
      <text:p text:style-name="P473"/>
      <text:p text:style-name="P473"/>
      <text:p text:style-name="P473"/>
      <text:p text:style-name="P473"/>
      <text:p text:style-name="P473"/>
      <text:p text:style-name="P473"/>
      <text:p text:style-name="P473"/>
      <text:p text:style-name="P473">-SHARED:<text:span text:style-name="T372"> <text:s text:c="3"/>(compartido)</text:span></text:p>
      <text:p text:style-name="P473">Para shared usar dos terminales para comprobar que funciona la memoria compartida.</text:p>
      <text:p text:style-name="P475">Cada proceso tiene su propia memoria. En este caso, al ser memoria compartida varios procesos comparten la misma memoria, de manera que si en un proceso escribo una cosa el otro la lee. Puedo probar a hacer en un proceso memfill y ver como en el otro proceso se puede ver lo que se hizo aqui.</text:p>
      <text:p text:style-name="P40"/>
      <text:p text:style-name="P476">Abrir 2 terminales: en una creamos shared, en otra hacemos shared y nos da una dirección</text:p>
      <text:p text:style-name="P476">abrimos otra terminal y hacemos otra shared </text:p>
      <text:p text:style-name="P40"/>
      <text:p text:style-name="P40"/>
      <text:p text:style-name="P40"/>
      <text:p text:style-name="P40"/>
      <text:p text:style-name="P40"/>
      <text:p text:style-name="P40"/>
      <text:p text:style-name="P40"/>
      <text:p text:style-name="P443"><text:span text:style-name="T95"/></text:p>
      <text:p text:style-name="P443"><text:span text:style-name="T95"/></text:p>
      <text:p text:style-name="P443"><text:span text:style-name="T95"/></text:p>
      <text:p text:style-name="P443"><text:span text:style-name="T95"/></text:p>
      <text:p text:style-name="P443"><text:span text:style-name="T95"/></text:p>
      <text:p text:style-name="P443"><text:span text:style-name="T95"/></text:p>
      <text:p text:style-name="P443"><text:span text:style-name="T95"/></text:p>
      <text:p text:style-name="P443"><text:span text:style-name="T95"/></text:p>
      <text:p text:style-name="P443"><text:soft-page-break/><text:span text:style-name="T95">2</text:span><text:span text:style-name="T73">-deallocate: </text:span>Deasigna memoria</text:p>
      <text:p text:style-name="P443"/>
      <text:p text:style-name="P18">MALLOC<text:span text:style-name="T358">:</text:span><text:span text:style-name="T362"> </text:span><text:span text:style-name="T234"><text:s/>elimina el primer bloque de la lista que encuentre con ese tamaño</text:span></text:p>
      <text:p text:style-name="P443">Imaginemos que he hecho all<text:span text:style-name="T358">o</text:span>cate -malloc 1024 y 256</text:p>
      <text:p text:style-name="P443"/>
      <text:p text:style-name="P443">-&gt; deallocate</text:p>
      <text:p text:style-name="P443">******Lista de bloques asignados para el proceso 7421</text:p>
      <text:p text:style-name="P443"><text:s text:c="2"/>0x61ac7f104c40 <text:s text:c="12"/>1024 Nov 09 11:05 malloc</text:p>
      <text:p text:style-name="P444"><text:span text:style-name="T355"><text:s text:c="2"/>0x61ac7f104af0 <text:s text:c="12"/></text:span><text:span text:style-name="T359"><text:s/></text:span><text:span text:style-name="T355">256 </text:span><text:span text:style-name="T359"><text:s text:c="2"/></text:span><text:span text:style-name="T355">Nov 09 11:04 malloc</text:span></text:p>
      <text:p text:style-name="P40"/>
      <text:p text:style-name="P443">-&gt; deallocate -malloc 256 </text:p>
      <text:p text:style-name="P443">Memoria de 256 bytes en 0x61ac7f104af0 liberada y eliminada de la lista de bloques malloc</text:p>
      <text:p text:style-name="P443"/>
      <text:p text:style-name="P443">-&gt; deallocate -malloc 102</text:p>
      <text:p text:style-name="P443">Memoria de 102 bytes en 0x61ac7f104c40 liberada y eliminada de la lista de bloques malloc</text:p>
      <text:p text:style-name="P40"/>
      <text:p text:style-name="Standard">-&gt; deallocate</text:p>
      <text:p text:style-name="Standard">******Lista de bloques asignados para el proceso 7421</text:p>
      <text:p text:style-name="Standard">No hay bloques de memoria asignados</text:p>
      <text:p text:style-name="Standard"/>
      <text:p text:style-name="P443">-&gt; deallocate -malloc 256</text:p>
      <text:p text:style-name="Standard">No hay bloque de ese tamaño asignado con malloc</text:p>
      <text:p text:style-name="Standard"/>
      <text:p text:style-name="Standard"/>
      <text:p text:style-name="Standard"/>
      <text:p text:style-name="P23">MMAP:<text:span text:style-name="T362"> </text:span><text:span text:style-name="T234">elimina el primer bloque de memoria mapeada que encuentre de un archivo por orden de como se añadió. Si añadimos un descriptor wr a un archivo ar.txt y un descriptor ex después, si hacemos deallocate -mmap ar.txt primero solo se borra la dirección del descriptor wr</text:span></text:p>
      <text:p text:style-name="P24"><text:span text:style-name="T234"/></text:p>
      <text:p text:style-name="P83">Imaginemos ese caso:</text:p>
      <text:p text:style-name="P23"><text:span text:style-name="T234"/></text:p>
      <text:p text:style-name="P83">-&gt; deallocate </text:p>
      <text:p text:style-name="P84">******Lista de bloques asignados para el proceso 6376</text:p>
      <text:p text:style-name="P84"><text:s text:c="6"/>0x79e70949c000 <text:s text:c="15"/>5 Nov 18 11:31 ar.txt <text:s/>(descriptor 3)</text:p>
      <text:p text:style-name="P84"><text:s text:c="6"/>0x79e70949b000 <text:s text:c="15"/>5 Nov 18 11:31 ar.txt <text:s/>(descriptor 4)</text:p>
      <text:p text:style-name="P85"/>
      <text:p text:style-name="P457">&gt; deallocate -mmap ar.txt</text:p>
      <text:p text:style-name="P457">Memoria mapeada en 0x485a000, de tamaño 5, liberada</text:p>
      <text:p text:style-name="P457"/>
      <text:p text:style-name="P457">-&gt; <text:span text:style-name="T362">de</text:span>allocate</text:p>
      <text:p text:style-name="P457">******Lista de bloques asignados para el proceso 8868</text:p>
      <text:p text:style-name="P457"><text:s text:c="2"/>0x485b000 <text:s text:c="12"/>5 <text:s/>2024-11-18 11:30:33(descriptor 4) mmap</text:p>
      <text:p text:style-name="P457"/>
      <text:p text:style-name="P457">-&gt; deallocate -mmap ar.txt</text:p>
      <text:p text:style-name="P457">Memoria mapeada en 0x485b000, de tamaño 5, liberada<text:line-break/></text:p>
      <text:p text:style-name="P457">-&gt; <text:span text:style-name="T362">de</text:span>allocate</text:p>
      <text:p text:style-name="P457">******Lista de bloques asignados para el proceso 8868</text:p>
      <text:p text:style-name="Standard"/>
      <text:p text:style-name="Standard"/>
      <text:p text:style-name="Standard"/>
      <text:p text:style-name="P28"/>
      <text:p text:style-name="P28"><text:soft-page-break/>SHARED Y DELKEY:</text:p>
      <text:list text:continue-list="list3495248131" text:style-name="L15">
        <text:list-header>
          <text:p text:style-name="P696"><text:span text:style-name="Source_20_Text"><text:span text:style-name="T385">-</text:span></text:span><text:span text:style-name="Source_20_Text">deallocate -shared cl</text:span><text:line-break/>Desacopla un bloque de memoria compartida con clave <text:span text:style-name="Source_20_Text">cl</text:span> (siempre que haya sido previamente asignado). Actualiza la lista de bloques de memoria.</text:p>
          <text:p text:style-name="P696"><text:span text:style-name="Source_20_Text"><text:span text:style-name="T385">-</text:span></text:span><text:span text:style-name="Source_20_Text">deallocate -delkey cl</text:span><text:line-break/>Elimina el bloque de memoria con clave <text:span text:style-name="Source_20_Text">cl</text:span> del sistema. <text:span text:style-name="Strong_20_Emphasis">NO DESACOPLA LA MEMORIA COMPARTIDA CON ESA CLAVE EN CASO DE QUE ESTÉ ADJUNTA.</text:span></text:p>
        </text:list-header>
      </text:list>
      <text:p text:style-name="P28"/>
      <text:p text:style-name="Standard"/>
      <text:list text:style-name="L71">
        <text:list-item>
          <text:p text:style-name="P798"><text:span text:style-name="Strong_20_Emphasis"><text:span text:style-name="Source_20_Text">shared</text:span></text:span>:</text:p>
          <text:list>
            <text:list-item>
              <text:p text:style-name="P799">Desacopla la memoria compartida de un proceso (es decir, el proceso ya no puede acceder a esa memoria), pero <text:span text:style-name="Strong_20_Emphasis">no elimina la clave</text:span> ni la memoria del sistema. Otros procesos pueden seguir usando esa memoria.</text:p>
            </text:list-item>
          </text:list>
        </text:list-item>
        <text:list-item>
          <text:p text:style-name="P798"><text:span text:style-name="Strong_20_Emphasis"><text:span text:style-name="Source_20_Text">delkey</text:span></text:span>:</text:p>
          <text:list>
            <text:list-item>
              <text:p text:style-name="P798">Elimina la <text:span text:style-name="Strong_20_Emphasis">clave de memoria compartida</text:span> del sistema, lo que significa que <text:span text:style-name="Strong_20_Emphasis">nadie más podrá acceder a esa memoria</text:span> usando esa clave. Pero <text:span text:style-name="Strong_20_Emphasis">no desacopla la memoria</text:span> ni actualiza la lista interna del programa. Si algún proceso todavía la usa, no se libera hasta que todos la desacoplen.</text:p>
            </text:list-item>
          </text:list>
        </text:list-item>
      </text:list>
      <text:h text:style-name="Heading_20_3" text:outline-level="3">Diferencia clave:</text:h>
      <text:list text:style-name="L72">
        <text:list-item>
          <text:p text:style-name="P801"><text:span text:style-name="Strong_20_Emphasis"><text:span text:style-name="Source_20_Text">shared</text:span></text:span> solo <text:span text:style-name="Strong_20_Emphasis">desacopla la memoria</text:span> para el proceso, pero la clave y la memoria siguen existiendo en el sistema.</text:p>
        </text:list-item>
        <text:list-item>
          <text:p text:style-name="P800"><text:span text:style-name="Strong_20_Emphasis"><text:span text:style-name="Source_20_Text">delkey</text:span></text:span> <text:span text:style-name="Strong_20_Emphasis">elimina la clave del sistema</text:span>, pero no toca la memoria ni la lista de bloques locales del program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soft-page-break/>ADDR:</text:p>
      <text:p text:style-name="P494">Podemos eliminar cualquier dirección que esté asignada (en la lista de bloques general)</text:p>
      <text:p text:style-name="P494"/>
      <text:p text:style-name="Standard"/>
      <text:p text:style-name="Standard">-&gt; allocate</text:p>
      <text:p text:style-name="Standard">******Lista de bloques asignados para el proceso 6535</text:p>
      <text:p text:style-name="Standard"><text:s text:c="6"/>0x705181b33000 <text:s text:c="14"/>12 Nov 23 12:57 ar.txt <text:s/>(descriptor 3)</text:p>
      <text:p text:style-name="Standard"><text:s text:c="6"/>0x705181b32000 <text:s text:c="14"/>12 Nov 23 12:58 ar.txt <text:s/>(descriptor 4)</text:p>
      <text:p text:style-name="Standard"><text:s text:c="6"/>0x705181b31000 <text:s text:c="14"/>12 Nov 23 13:55 ar.txt <text:s/>(descriptor 5)</text:p>
      <text:p text:style-name="Standard"><text:s text:c="6"/>0x5ed57684f320 <text:s text:c="14"/>32 Nov 23 13:55 malloc</text:p>
      <text:p text:style-name="Standard"/>
      <text:p text:style-name="P494">-&gt; <text:s/>deallocate 0x705181b33000</text:p>
      <text:p text:style-name="P494">Memoria mapeada en 0x705181b33000, de tamaño 12, liberada y eliminada de la lista de bloques mmap</text:p>
      <text:p text:style-name="P494"/>
      <text:p text:style-name="P494"/>
      <text:p text:style-name="P494">-&gt; allocate</text:p>
      <text:p text:style-name="P494">******Lista de bloques asignados para el proceso 6535</text:p>
      <text:p text:style-name="P494"><text:s text:c="6"/>0x705181b32000 <text:s text:c="14"/>12 Nov 23 12:58 ar.txt <text:s/>(descriptor 4)</text:p>
      <text:p text:style-name="P494"><text:s text:c="6"/>0x705181b31000 <text:s text:c="14"/>12 Nov 23 13:55 ar.txt <text:s/>(descriptor 5)</text:p>
      <text:p text:style-name="P495"><text:span text:style-name="T384"><text:s text:c="6"/></text:span>0x5ed57684f320 <text:s text:c="14"/>32 Nov 23 13:55 malloc</text:p>
      <text:p text:style-name="Standard"/>
      <text:p text:style-name="P496">-&gt; deallocate <text:span text:style-name="T383">0x5ed57684f320 <text:s text:c="4"/></text:span></text:p>
      <text:p text:style-name="P495">Memoria mapeada en 0x5ed57684f320 <text:s/>, de tamaño 12, liberada y eliminada de la lista de bloques m<text:span text:style-name="T384">alloc</text:span></text:p>
      <text:p text:style-name="Standard"/>
      <text:p text:style-name="Standard"/>
      <text:p text:style-name="P299">3-mem<text:span text:style-name="T374">fill</text:span><text:span text:style-name="T373">:</text:span><text:span text:style-name="T199"> </text:span><text:span text:style-name="T202">(</text:span><text:span text:style-name="T199">mal el de referencia</text:span><text:span text:style-name="T202">)</text:span></text:p>
      <text:p text:style-name="P304"><text:span text:style-name="T199">M</text:span><text:span text:style-name="T121">emfill llena x bytes que se le pasan con cierto caracter </text:span><text:span text:style-name="T202">(en hexadecimal) </text:span><text:span text:style-name="T121">en una dirección de memoria</text:span><text:span text:style-name="T202">.</text:span></text:p>
      <text:p text:style-name="P304"><text:span text:style-name="T121"/></text:p>
      <text:p text:style-name="P232">-Para -mmap: los ca<text:span text:style-name="T385">m</text:span>bios que se apliquen con memfill se aplicarán en la memoria del proceso, pero NO se reflejarán en el archivo</text:p>
      <text:p text:style-name="P232">-Para -shared: como varios procesos comparten la misma dirección de memoria, en este caso si se espera que los cambios se vean refeljados en el archivo</text:p>
      <text:p text:style-name="P304"><text:span text:style-name="T121"/></text:p>
      <text:p text:style-name="P304"><text:span text:style-name="T121"/></text:p>
      <text:p text:style-name="P232">-&gt; memfill </text:p>
      <text:p text:style-name="P232">Uso: memfill addr cont ch</text:p>
      <text:p text:style-name="P232"/>
      <text:p text:style-name="P232">-&gt; memfill 0x78</text:p>
      <text:p text:style-name="P232">Error: La dirección 0x78 no está gestionada por el programa</text:p>
      <text:p text:style-name="P232"/>
      <text:p text:style-name="P232">-&gt; allocate -mmap ar.txt wr</text:p>
      <text:p text:style-name="P232">fichero ar.txt mapeado en 0x7645b9aa6000</text:p>
      <text:p text:style-name="P232"/>
      <text:p text:style-name="P232">-&gt; memfill 0x7645b9aaa6001 8 -2</text:p>
      <text:p text:style-name="P232">Error: La cantidad de bytes tiene que ser mayor que 0</text:p>
      <text:p text:style-name="P232"/>
      <text:p text:style-name="P232">-&gt; memfill 0x7645b9aaa6001 8 0</text:p>
      <text:p text:style-name="P232">Error: La dirección 0x7645b9aaa6001 no está gestionada por el programa</text:p>
      <text:p text:style-name="P232"/>
      <text:p text:style-name="P232"><text:soft-page-break/>*En este caso al ser una dirección mapeda los cambios no se reflejarán sobre el archivo</text:p>
      <text:p text:style-name="P299"><text:span text:style-name="T199"/></text:p>
      <text:p text:style-name="P176">-&gt; allocate -mmap ar.txt wr</text:p>
      <text:p text:style-name="P176">fichero ar.txt mapeado en 0x485a000</text:p>
      <text:p text:style-name="P176"/>
      <text:p text:style-name="P176">-&gt; memfill 0x485a000 42</text:p>
      <text:p text:style-name="P176">Uso: memfill addr cont c<text:span text:style-name="T388">h</text:span></text:p>
      <text:p text:style-name="P187">*idnica el uso correcto del comando</text:p>
      <text:p text:style-name="P176"/>
      <text:p text:style-name="P176">-&gt; memfill 0x485a000 3 42</text:p>
      <text:p text:style-name="P176">Llenados 3 bytes en la dirección 0x485a000 con el carácter '*' (0x2a)</text:p>
      <text:p text:style-name="P187">*Hemos llenado 3 bytes de la dirección especificada con el caracter * que se corresponde con el numero decimal 42 en ASCII y que es 0x2a en hexadecimal.</text:p>
      <text:p text:style-name="P187">Deberia poder mostrar los caracteres imprimibles (del 32 al 126)</text:p>
      <text:p text:style-name="P176"><text:span text:style-name="T199"/></text:p>
      <text:p text:style-name="P299"><text:span text:style-name="T199"/></text:p>
      <text:p text:style-name="P299"><text:span text:style-name="T199"/></text:p>
      <text:p text:style-name="P458"/>
      <text:p text:style-name="P128">4-mem<text:span text:style-name="T374">dump</text:span><text:span text:style-name="T373">:</text:span><text:span text:style-name="T199"> <text:s/></text:span><text:span text:style-name="T203">(</text:span><text:span text:style-name="T199">mal el de referencia</text:span><text:span text:style-name="T203">)</text:span></text:p>
      <text:p text:style-name="P458"/>
      <text:p text:style-name="P520">Para ver el contenido de cont bytes de una dirección de memoria en la pantalla. Generalmente lo usamos para ver el contenido en una dirección en la que hemos hecho previamente memfill.</text:p>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82"><text:soft-page-break/><text:span text:style-name="T98">5-memory</text:span><text:span text:style-name="T99">:</text:span></text:p>
      <text:p text:style-name="P482"><text:span text:style-name="Source_20_Text"><text:span text:style-name="T99"/></text:span></text:p>
      <text:p text:style-name="P482"><text:span text:style-name="Source_20_Text"><text:span text:style-name="T296">-</text:span></text:span><text:span text:style-name="Source_20_Text"><text:span text:style-name="T295">memory -funcs</text:span></text:span><text:span text:style-name="Source_20_Text"><text:span text:style-name="T296">: </text:span></text:span><text:span text:style-name="T295">Imprime las direcciones de 3 funciones del programa y 3 funciones de biblioteca</text:span></text:p>
      <text:p text:style-name="P482"><text:span text:style-name="T295"/></text:p>
      <text:p text:style-name="P482"><text:span text:style-name="Source_20_Text"><text:span text:style-name="T296">-</text:span></text:span><text:span text:style-name="Source_20_Text"><text:span text:style-name="T295">memory -vars</text:span></text:span><text:span text:style-name="Source_20_Text"><text:span text:style-name="T296">: </text:span></text:span><text:span text:style-name="T295">Imprime las direcciones de 3 variables externas, 3 externas inicializadas, 3 estáticas, 3 estáticas inicializadas y 3 variables automáticas.</text:span></text:p>
      <text:p text:style-name="P482"><text:span text:style-name="T295"/></text:p>
      <text:p text:style-name="P482"><text:span text:style-name="Source_20_Text"><text:span text:style-name="T296">-</text:span></text:span><text:span text:style-name="Source_20_Text"><text:span text:style-name="T295">memory -blocks</text:span></text:span><text:span text:style-name="Source_20_Text"><text:span text:style-name="T296">: </text:span></text:span><text:span text:style-name="T295">Imprime la lista de bloques asignados.</text:span></text:p>
      <text:p text:style-name="P482"><text:span text:style-name="Source_20_Text"><text:span text:style-name="T295"/></text:span></text:p>
      <text:p text:style-name="P482"><text:span text:style-name="Source_20_Text"><text:span text:style-name="T296">-</text:span></text:span><text:span text:style-name="Source_20_Text"><text:span text:style-name="T295">memory -all</text:span></text:span><text:span text:style-name="Source_20_Text"><text:span text:style-name="T296">: </text:span></text:span><text:span text:style-name="T295">Imprime todo lo anterior (</text:span><text:span text:style-name="Source_20_Text"><text:span text:style-name="T295">-funcs</text:span></text:span><text:span text:style-name="T295">, </text:span><text:span text:style-name="Source_20_Text"><text:span text:style-name="T295">-vars</text:span></text:span><text:span text:style-name="T295"> y </text:span><text:span text:style-name="Source_20_Text"><text:span text:style-name="T295">-blocks</text:span></text:span><text:span text:style-name="T295">).</text:span></text:p>
      <text:p text:style-name="P482"><text:span text:style-name="Source_20_Text"><text:span text:style-name="T295"/></text:span></text:p>
      <text:p text:style-name="P482"><text:span text:style-name="Source_20_Text"><text:span text:style-name="T296">-</text:span></text:span><text:span text:style-name="Source_20_Text"><text:span text:style-name="T295">memory -pmap</text:span></text:span><text:span text:style-name="Source_20_Text"><text:span text:style-name="T296">: </text:span></text:span><text:span text:style-name="T295">Muestra la salida del comando </text:span><text:span text:style-name="Source_20_Text"><text:span text:style-name="T295">pmap</text:span></text:span><text:span text:style-name="T295"> para el proceso del shell (equivalente a </text:span><text:span text:style-name="Source_20_Text"><text:span text:style-name="T295">vmmap</text:span></text:span><text:span text:style-name="T295"> en macOS).</text:span></text:p>
      <text:p text:style-name="P485"/>
      <text:p text:style-name="P485"/>
      <text:p text:style-name="P234">Hemos hecho un malloc de 32 antes</text:p>
      <text:p text:style-name="P234"/>
      <text:p text:style-name="P234">-&gt;memory -a</text:p>
      <text:p text:style-name="P234">Opcion -a no reconocida</text:p>
      <text:p text:style-name="P234"/>
      <text:p text:style-name="P234"/>
      <text:p text:style-name="P234">-&gt; memory -funcs</text:p>
      <text:p text:style-name="P234">Funciones programa <text:s text:c="5"/>0x56b14fa95978, <text:s text:c="3"/>0x56b14fa95779, <text:s text:c="3"/>0x56b14fa95881</text:p>
      <text:p text:style-name="P234">Funciones libreria <text:s text:c="5"/>0x7a21088600f0, <text:s text:c="3"/>0x7a2108885b20, <text:s text:c="3"/>0x7a21088ad640</text:p>
      <text:p text:style-name="P234"/>
      <text:p text:style-name="P234"/>
      <text:p text:style-name="P482"><text:span text:style-name="T200">-funciones programa: </text:span><text:span text:style-name="Strong_20_Emphasis">Segmento de código (text segment)</text:span>.</text:p>
      <text:p text:style-name="P235"><text:span text:style-name="Strong_20_Emphasis">Explicación</text:span>: Estas son direcciones donde se almacenan las funciones definidas directamente en el código del programa. El segmento de código es de solo lectura y contiene las instrucciones compiladas del programa.</text:p>
      <text:list text:style-name="L73">
        <text:list-item>
          <text:p text:style-name="P802"><text:span text:style-name="Strong_20_Emphasis">Ejemplo</text:span>: Si el programa tiene funciones como <text:span text:style-name="Source_20_Text">main()</text:span>, <text:span text:style-name="Source_20_Text">cmd_allocate()</text:span>, o <text:span text:style-name="Source_20_Text">cmd_memfill()</text:span>, sus instrucciones estarán almacenadas en esta región.</text:p>
        </text:list-item>
      </text:list>
      <text:p text:style-name="P234"/>
      <text:p text:style-name="P482"><text:span text:style-name="T200">-funciones biblioteca: </text:span><text:span text:style-name="Strong_20_Emphasis">Segmento de bibliotecas compartidas (shared libraries)</text:span>.</text:p>
      <text:list text:style-name="L74">
        <text:list-item>
          <text:p text:style-name="P803"><text:span text:style-name="Strong_20_Emphasis">Explicación</text:span>: Estas direcciones corresponden a funciones definidas en bibliotecas dinámicas utilizadas por el programa, como <text:span text:style-name="Source_20_Text">printf()</text:span>, <text:span text:style-name="Source_20_Text">malloc()</text:span>, o <text:span text:style-name="Source_20_Text">execvp()</text:span>. Estas funciones se cargan en regiones específicas del espacio de direcciones reservadas para bibliotecas compartidas.</text:p>
        </text:list-item>
      </text:list>
      <text:p text:style-name="P234"><text:span text:style-name="Strong_20_Emphasis">Razón de la diferencia en las direcciones</text:span>: Las bibliotecas suelen estar cargadas en regiones de memoria virtual altas, separadas del código del programa, para aprovechar la reutilización de código entre procesos.</text:p>
      <text:p text:style-name="P234"/>
      <text:p text:style-name="P234"/>
      <text:p text:style-name="P236">-&gt; memory -blocks </text:p>
      <text:p text:style-name="P236">******Lista de bloques asignados para el proceso 26746</text:p>
      <text:p text:style-name="P236"><text:s text:c="6"/>0x56b14fbb7cd0 <text:s text:c="14"/>32 Nov 21 15:08 malloc</text:p>
      <text:p text:style-name="P236"/>
      <text:p text:style-name="P236">*Llama a la lista GENERAL de bloques de memoria asignados (malloc, mmap y shared)</text:p>
      <text:p text:style-name="P236"/>
      <text:p text:style-name="P236">-&gt; memory -vars</text:p>
      <text:p text:style-name="P236"><text:soft-page-break/>Variables locales <text:s text:c="6"/>0x7ffe7888fedc, <text:s text:c="3"/>0x7ffe7888fed8, <text:s text:c="3"/>0x7ffe7888fed4</text:p>
      <text:p text:style-name="P236">Variables globales <text:s text:c="5"/>0x56b14faa52f8, <text:s text:c="3"/>0x56b14faa52f0, <text:s text:c="3"/>0x56b14faa52f4</text:p>
      <text:p text:style-name="P236">Var (N.I.)globales <text:s text:c="5"/>0x56b14fab6e68, <text:s text:c="3"/>0x56b14fab6e70, <text:s text:c="3"/>0x56b14fab6e78</text:p>
      <text:p text:style-name="P236">Variables staticas <text:s text:c="5"/>0x56b14faa52fc, <text:s text:c="3"/>0x56b14faa5300, <text:s text:c="3"/>0x56b14faa5304</text:p>
      <text:p text:style-name="P236">Var (N.I.)staticas <text:s text:c="5"/>0x56b14faba760, <text:s text:c="3"/>0x56b14faba768, <text:s text:c="3"/>0x56b14faba770</text:p>
      <text:p text:style-name="P233"/>
      <text:p text:style-name="P233"/>
      <text:p text:style-name="P233"/>
      <text:p text:style-name="P237">-&gt; memory -pmap</text:p>
      <text:p text:style-name="P233">27971: <text:s text:c="2"/>./p2</text:p>
      <text:p text:style-name="P233">000064c8090c9000 <text:s text:c="5"/>8K r---- p2</text:p>
      <text:p text:style-name="P233">000064c8090cb000 <text:s text:c="4"/>36K r-x-- p2</text:p>
      <text:p text:style-name="P233">000064c8090d4000 <text:s text:c="4"/>16K r---- p2</text:p>
      <text:p text:style-name="P233">000064c8090d8000 <text:s text:c="5"/>4K r---- p2</text:p>
      <text:p text:style-name="P233">000064c8090d9000 <text:s text:c="5"/>4K rw--- p2</text:p>
      <text:p text:style-name="P233">000064c80a813000 <text:s text:c="3"/>132K rw--- <text:s text:c="2"/>[ anon ]</text:p>
      <text:p text:style-name="P233">00007a8375aff000 <text:s text:c="2"/>1028K rw--- <text:s text:c="2"/>[ anon ]</text:p>
      <text:p text:style-name="P233">00007a8375c00000 <text:s text:c="3"/>160K r---- libc.so.6</text:p>
      <text:p text:style-name="P233">00007a8375c28000 <text:s text:c="2"/>1568K r-x-- libc.so.6</text:p>
      <text:p text:style-name="P233">00007a8375db0000 <text:s text:c="3"/>316K r---- libc.so.6</text:p>
      <text:p text:style-name="P233">00007a8375dff000 <text:s text:c="4"/>16K r---- libc.so.6</text:p>
      <text:p text:style-name="P233">00007a8375e03000 <text:s text:c="5"/>8K rw--- libc.so.6</text:p>
      <text:p text:style-name="P233">00007a8375e05000 <text:s text:c="4"/>52K rw--- <text:s text:c="2"/>[ anon ]</text:p>
      <text:p text:style-name="P233">00007a8375e45000 <text:s text:c="2"/>1040K rw--- <text:s text:c="2"/>[ anon ]</text:p>
      <text:p text:style-name="P233">00007a8375f5d000 <text:s text:c="5"/>8K rw--- <text:s text:c="2"/>[ anon ]</text:p>
      <text:p text:style-name="P233">00007a8375f5f000 <text:s text:c="5"/>4K r---- ld-linux-x86-64.so.2</text:p>
      <text:p text:style-name="P233">00007a8375f60000 <text:s text:c="3"/>172K r-x-- ld-linux-x86-64.so.2</text:p>
      <text:p text:style-name="P233">00007a8375f8b000 <text:s text:c="4"/>40K r---- ld-linux-x86-64.so.2</text:p>
      <text:p text:style-name="P233">00007a8375f95000 <text:s text:c="5"/>8K r---- ld-linux-x86-64.so.2</text:p>
      <text:p text:style-name="P233">00007a8375f97000 <text:s text:c="5"/>8K rw--- ld-linux-x86-64.so.2</text:p>
      <text:p text:style-name="P233">00007ffdad607000 <text:s text:c="2"/>2064K rw--- <text:s text:c="2"/>[ pila ]</text:p>
      <text:p text:style-name="P233">00007ffdad8d3000 <text:s text:c="4"/>16K r---- <text:s text:c="2"/>[ anon ]</text:p>
      <text:p text:style-name="P233">00007ffdad8d7000 <text:s text:c="5"/>8K r-x-- <text:s text:c="2"/>[ anon ]</text:p>
      <text:p text:style-name="P233">ffffffffff600000 <text:s text:c="5"/>4K --x-- <text:s text:c="2"/>[ anon ]</text:p>
      <text:p text:style-name="P233"><text:s/>total <text:s text:c="12"/>6720K</text:p>
      <text:p text:style-name="P233"/>
      <text:p text:style-name="P233"/>
      <text:p text:style-name="P234">-&gt; memory <text:s text:c="6"/>(lo mismo que poner -all)</text:p>
      <text:p text:style-name="P234">Variables locales <text:s text:c="6"/>0x7ffe7888fedc, <text:s text:c="3"/>0x7ffe7888fed8, <text:s text:c="3"/>0x7ffe7888fed4</text:p>
      <text:p text:style-name="P234">Variables globales <text:s text:c="5"/>0x56b14faa52f8, <text:s text:c="3"/>0x56b14faa52f0, <text:s text:c="3"/>0x56b14faa52f4</text:p>
      <text:p text:style-name="P234">Var (N.I.)globales <text:s text:c="5"/>0x56b14fab6e68, <text:s text:c="3"/>0x56b14fab6e70, <text:s text:c="3"/>0x56b14fab6e78</text:p>
      <text:p text:style-name="P234">Variables staticas <text:s text:c="5"/>0x56b14faa52fc, <text:s text:c="3"/>0x56b14faa5300, <text:s text:c="3"/>0x56b14faa5304</text:p>
      <text:p text:style-name="P234">Var (N.I.)staticas <text:s text:c="5"/>0x56b14faba760, <text:s text:c="3"/>0x56b14faba768, <text:s text:c="3"/>0x56b14faba770</text:p>
      <text:p text:style-name="P234">Funciones programa <text:s text:c="5"/>0x56b14fa95978, <text:s text:c="3"/>0x56b14fa95779, <text:s text:c="3"/>0x56b14fa95881</text:p>
      <text:p text:style-name="P234">Funciones libreria <text:s text:c="5"/>0x7a21088600f0, <text:s text:c="3"/>0x7a2108885b20, <text:s text:c="3"/>0x7a21088ad640</text:p>
      <text:p text:style-name="P234">******Lista de bloques asignados para el proceso 26746</text:p>
      <text:p text:style-name="P234"><text:s text:c="6"/>0x56b14fbb7cd0 <text:s text:c="14"/>32 Nov 21 15:08 malloc</text:p>
      <text:p text:style-name="P484"/>
      <text:p text:style-name="P484"/>
      <text:p text:style-name="P483">*Muestra todo el contenido de -funcs, -blocks y -vars</text:p>
      <text:p text:style-name="P483"/>
      <text:list text:style-name="L75">
        <text:list-item>
          <text:p text:style-name="P804"><text:span text:style-name="Strong_20_Emphasis">Funciones (</text:span><text:span text:style-name="Strong_20_Emphasis"><text:span text:style-name="Source_20_Text">-funcs</text:span></text:span><text:span text:style-name="Strong_20_Emphasis">)</text:span>:</text:p>
        </text:list-item>
      </text:list>
      <text:list text:style-name="L76">
        <text:list-item>
          <text:p text:style-name="P806"><text:soft-page-break/>Imprime las direcciones de funciones del programa (en la sección de código).</text:p>
        </text:list-item>
        <text:list-item>
          <text:p text:style-name="P805">Imprime direcciones de funciones de biblioteca estándar (en la memoria de las bibliotecas dinámicas cargadas).</text:p>
        </text:list-item>
      </text:list>
      <text:list text:style-name="L77">
        <text:list-item>
          <text:p text:style-name="P807"><text:span text:style-name="Strong_20_Emphasis">Variables (</text:span><text:span text:style-name="Strong_20_Emphasis"><text:span text:style-name="Source_20_Text">-vars</text:span></text:span><text:span text:style-name="Strong_20_Emphasis">)</text:span>:</text:p>
        </text:list-item>
      </text:list>
      <text:list text:style-name="L78">
        <text:list-item>
          <text:p text:style-name="P809"><text:span text:style-name="Strong_20_Emphasis">Locales</text:span>: En la <text:span text:style-name="Strong_20_Emphasis">pila</text:span> (stack), ya que están definidas dentro de una función.</text:p>
        </text:list-item>
        <text:list-item>
          <text:p text:style-name="P809"><text:span text:style-name="Strong_20_Emphasis">Globales inicializadas</text:span>: En la sección de datos inicializados (<text:span text:style-name="Strong_20_Emphasis">data segment</text:span>).</text:p>
        </text:list-item>
        <text:list-item>
          <text:p text:style-name="P809"><text:span text:style-name="Strong_20_Emphasis">Globales no inicializadas</text:span>: En el segmento <text:span text:style-name="Strong_20_Emphasis">BSS</text:span>.</text:p>
        </text:list-item>
        <text:list-item>
          <text:p text:style-name="P809"><text:span text:style-name="Strong_20_Emphasis">Estáticas inicializadas</text:span>: También en la sección de datos inicializados (<text:span text:style-name="Strong_20_Emphasis">data segment</text:span>).</text:p>
        </text:list-item>
        <text:list-item>
          <text:p text:style-name="P808"><text:span text:style-name="Strong_20_Emphasis">Estáticas no inicializadas</text:span>: En el segmento <text:span text:style-name="Strong_20_Emphasis">BSS</text:span>.</text:p>
        </text:list-item>
      </text:list>
      <text:list text:style-name="L79">
        <text:list-item>
          <text:p text:style-name="P810"><text:span text:style-name="Strong_20_Emphasis">Bloques (</text:span><text:span text:style-name="Strong_20_Emphasis"><text:span text:style-name="Source_20_Text">-blocks</text:span></text:span><text:span text:style-name="Strong_20_Emphasis">)</text:span>:</text:p>
        </text:list-item>
      </text:list>
      <text:list text:style-name="L80">
        <text:list-item>
          <text:p text:style-name="P811">Lista los bloques de memoria dinámicamente asignados (ej., con <text:span text:style-name="Source_20_Text">malloc</text:span>, <text:span text:style-name="Source_20_Text">mmap</text:span>).</text:p>
        </text:list-item>
      </text:list>
      <text:list text:style-name="L81">
        <text:list-item>
          <text:p text:style-name="P812"><text:span text:style-name="Strong_20_Emphasis">Pmap (</text:span><text:span text:style-name="Strong_20_Emphasis"><text:span text:style-name="Source_20_Text">-pmap</text:span></text:span><text:span text:style-name="Strong_20_Emphasis">)</text:span>:</text:p>
        </text:list-item>
      </text:list>
      <text:list text:style-name="L82">
        <text:list-item>
          <text:p text:style-name="P813">Ejecuta un comando del sistema para mostrar el mapeo de memoria del proceso (dependiendo del sistema operativo).</text:p>
        </text:list-item>
      </text:list>
      <text:p text:style-name="Standard"/>
      <text:p text:style-name="P492"><text:span text:style-name="T377">*BBS: </text:span>El <text:span text:style-name="Strong_20_Emphasis">segmento BSS</text:span> (<text:span text:style-name="Emphasis">Block Started by Symbol</text:span>) es una sección de memoria utilizada en los programas para almacenar <text:span text:style-name="Strong_20_Emphasis">variables globales y estáticas no inicializadas</text:span> o inicializadas a 0. Es una parte del programa que no ocupa espacio en el archivo ejecutable, ya que se inicializa automáticamente con ceros en tiempo de ejecución.</text:p>
      <text:p text:style-name="Standard"/>
      <text:p text:style-name="Standard"/>
      <text:p text:style-name="Standard"/>
      <text:p text:style-name="Standard"/>
      <text:p text:style-name="P299">6-readfile:<text:span text:style-name="T121"> lee x bytes de un archivo </text:span><text:span text:style-name="T196">qu</text:span><text:span text:style-name="T197">e</text:span><text:span text:style-name="T196"> se le pasa </text:span><text:span text:style-name="T121">en una determinada dirección de memoria. Si no se pasa el tamaño se lee el archivo completo.</text:span></text:p>
      <text:p text:style-name="P299"><text:span text:style-name="T121"/></text:p>
      <text:p text:style-name="P229">-&gt; readfile</text:p>
      <text:p text:style-name="P229">faltan parametros</text:p>
      <text:p text:style-name="P301"><text:span text:style-name="T121">Uso: read</text:span><text:span text:style-name="T195">file fich</text:span><text:span text:style-name="T121"> addr cont</text:span></text:p>
      <text:p text:style-name="P300"><text:span text:style-name="T121"/></text:p>
      <text:p text:style-name="P229">-&gt; readfile ar.txt </text:p>
      <text:p text:style-name="P229">faltan parametros</text:p>
      <text:p text:style-name="P301"><text:span text:style-name="T121"/></text:p>
      <text:p text:style-name="P229">-&gt; allocate -mmap ar.txt</text:p>
      <text:p text:style-name="P229">fichero ar.txt mapeado en 0x77a0420a5000</text:p>
      <text:p text:style-name="P301"><text:span text:style-name="T121"/></text:p>
      <text:p text:style-name="P301"><text:span text:style-name="T121"/></text:p>
      <text:p text:style-name="P229">-&gt; readfile ar.txt 0x77a0420a5000 12</text:p>
      <text:p text:style-name="P229">Imposible leer fichero: Bad address</text:p>
      <text:p text:style-name="P230">*NO SE LEE A SI MISMO</text:p>
      <text:p text:style-name="P303"><text:span text:style-name="T121"/></text:p>
      <text:p text:style-name="P230">Imaginemos que tenemos un fichero hola.txt sin nada:<text:line-break/>-&gt; readfile hola.txt 0x70392d598000 <text:s/>8</text:p>
      <text:p text:style-name="P303"><text:span text:style-name="T121">Leídos 0 bytes de hola.txt en </text:span><text:span text:style-name="T198"><text:s/>0x77a0420a5000</text:span></text:p>
      <text:p text:style-name="P302"><text:span text:style-name="T121"/></text:p>
      <text:p text:style-name="P303"><text:soft-page-break/><text:span text:style-name="T121">*Le hemos dicho que lea 8 bytes del archivo hola.txt que tiene 0 bytes, en la dirección </text:span><text:span text:style-name="T198"><text:s/>0x77a0420a5000</text:span><text:span text:style-name="T121"> (donde está el mapeo de ar.txt). Por tanto como tiene 0 bytes, se leen 0 bytes en esa dirección.</text:span></text:p>
      <text:p text:style-name="P302"><text:span text:style-name="T121"/></text:p>
      <text:p text:style-name="P301"><text:span text:style-name="T121"/></text:p>
      <text:p text:style-name="P229">-&gt; allocate -mmap ar.txt wr</text:p>
      <text:p text:style-name="P229">fichero ar.txt mapeado en 0x79e70949c000</text:p>
      <text:p text:style-name="P301"><text:span text:style-name="T121"/></text:p>
      <text:p text:style-name="P301"><text:span text:style-name="T121"/></text:p>
      <text:p text:style-name="P229">-&gt; readfile ar.txt 0x79e8 9</text:p>
      <text:p text:style-name="P229">Imposible leer fichero: Bad address</text:p>
      <text:p text:style-name="P301"><text:span text:style-name="T121"/></text:p>
      <text:p text:style-name="P230">*Esto quiere decir que no existe la dirección. No está mapeada </text:p>
      <text:p text:style-name="P301"><text:span text:style-name="T121"/></text:p>
      <text:p text:style-name="P229">-&gt; readfile ar.txt 0x79e70949c000 18</text:p>
      <text:p text:style-name="P229">leidos 12 bytes de ar.txt en 0x79e70949c000</text:p>
      <text:p text:style-name="P301"><text:span text:style-name="T121"/></text:p>
      <text:p text:style-name="P229">Si no se especifica tamaño o el tamaño es mayor que el del archivo, se lee entero</text:p>
      <text:p text:style-name="Standard"/>
      <text:p text:style-name="Standard"/>
      <text:p text:style-name="P467">Lectura entre ellos:<text:line-break/>-&gt; allocate -mmap ar.txt wr</text:p>
      <text:p text:style-name="P467">fichero ar.txt mapeado en 0x75b8b94a1000</text:p>
      <text:p text:style-name="P467"/>
      <text:p text:style-name="P467">-&gt; allocate -mmap ejemplo.txt wr</text:p>
      <text:p text:style-name="P467">fichero ejemplo.txt mapeado en 0x75b8b94a0000</text:p>
      <text:p text:style-name="P467"/>
      <text:p text:style-name="P467">-&gt; readfile ar.txt 0x75b8b94a0000 12</text:p>
      <text:p text:style-name="P467">leidos 12 bytes de ar.txt en 0x75b8b94a0000</text:p>
      <text:p text:style-name="P467"/>
      <text:p text:style-name="P467">-&gt; readfile ar.txt 0x75b8b94a1000 5</text:p>
      <text:p text:style-name="P467">leidos 5 bytes de ar.txt en 0x75b8b94a1000</text:p>
      <text:p text:style-name="P467"/>
      <text:p text:style-name="P467">-&gt; readfile ejemplo.txt 0x75b8b94a1000 8</text:p>
      <text:p text:style-name="P467">leidos 8 bytes de ejemplo.txt en 0x75b8b94a1000</text:p>
      <text:p text:style-name="Standard"/>
      <text:p text:style-name="Standard"/>
      <text:p text:style-name="Standard"/>
      <text:p text:style-name="P461">7-writefile: <text:span text:style-name="T121"><text:s/>[-o] fichero addr cont</text:span></text:p>
      <text:p text:style-name="P462"/>
      <text:list text:style-name="L83">
        <text:list-item>
          <text:p text:style-name="P814">Sin <text:span text:style-name="Source_20_Text">-o</text:span>: Crea un archivo nuevo y copia datos de la memoria a él. Falla si el archivo ya existe.</text:p>
        </text:list-item>
      </text:list>
      <text:list text:style-name="L84">
        <text:list-item>
          <text:p text:style-name="P815">Con <text:span text:style-name="Source_20_Text">-o</text:span>: Sobrescribe el archivo existente o lo crea si no existe, con los datos proporcionados.<text:span text:style-name="T364"> (sobreescribe cont del addr en fichero)</text:span></text:p>
        </text:list-item>
      </text:list>
      <text:p text:style-name="P477"><text:span text:style-name="T364">Imaginemos que</text:span><text:span text:style-name="T53"> ar.txt</text:span><text:span text:style-name="T364"> ya existe y contiene Hola mundo! y </text:span><text:span text:style-name="T53">ejemplo.txt</text:span><text:span text:style-name="T364"> también existe y contiene HOLA MUNDO!</text:span></text:p>
      <text:p text:style-name="P478">-&gt; writefile</text:p>
      <text:p text:style-name="P478">faltan parametros</text:p>
      <text:p text:style-name="P479">Uso: writefile [-o] fiche addr cont</text:p>
      <text:p text:style-name="P26"><text:soft-page-break/>-Sin -o:</text:p>
      <text:p text:style-name="Standard">-&gt; allocate -mmap ar.txt wr</text:p>
      <text:p text:style-name="Standard">fichero ar.txt mapeado en 0x485a000</text:p>
      <text:p text:style-name="Standard"/>
      <text:p text:style-name="Standard">-&gt; writefile hola.txt 0x485a000 12</text:p>
      <text:p text:style-name="Standard">escritos 12 bytes en hola.txt desde 0x485a000</text:p>
      <text:p text:style-name="P459">*hola.txt no existía. Se crea con el contenido de ar.txt (Hola mundo!)</text:p>
      <text:p text:style-name="P459"/>
      <text:p text:style-name="P460">-&gt; writefile hola.txt 0x485a000 12</text:p>
      <text:p text:style-name="Standard">so: writefile [-o] fichero addr cont</text:p>
      <text:p text:style-name="P463">*Si no especificamos los bytes no funcionará</text:p>
      <text:p text:style-name="Standard"/>
      <text:p text:style-name="Standard"/>
      <text:p text:style-name="Standard"/>
      <text:p text:style-name="P25">-Con -o (otro shell):</text:p>
      <text:p text:style-name="P86"/>
      <text:p text:style-name="Standard">-&gt; allocate -mmap ar.txt wr</text:p>
      <text:p text:style-name="Standard">fichero ar.txt mapeado en 0x7c22d85cd000</text:p>
      <text:p text:style-name="Standard"/>
      <text:p text:style-name="Standard">-&gt; allocate -mmap ejemplo.txt wr</text:p>
      <text:p text:style-name="Standard">fichero ejemplo.txt mapeado en 0x7c22d85cc000</text:p>
      <text:p text:style-name="Standard"/>
      <text:p text:style-name="Standard">-&gt; writefile -o ejemplo.txt 0x7c22d85cd000 10</text:p>
      <text:p text:style-name="Standard">Escritos 10 bytes en ejemplo.txt desde 0x7c22d85cd000</text:p>
      <text:p text:style-name="P497">*El resultado en ejemplo.txt es Hola mundi¡o (falta ! porque no llega a los 10 bytes, ar.txt son12 bytes)</text:p>
      <text:p text:style-name="P107"/>
      <text:p text:style-name="P107">-Otro ejemplo con todo</text:p>
      <text:p text:style-name="P471">-&gt; allocate -mmap ar.txt w</text:p>
      <text:p text:style-name="P471">fichero ar.txt mapeado en 0x70392d597000</text:p>
      <text:p text:style-name="P471"/>
      <text:p text:style-name="P471">-&gt; writefile 1.txt 0x70392d597000 5</text:p>
      <text:p text:style-name="P471">Escritos 5 bytes en 1.txt desde 0x70392d597000</text:p>
      <text:p text:style-name="P471"/>
      <text:p text:style-name="P471">-&gt; writefile -o 0x70392d597000 12</text:p>
      <text:p text:style-name="P471">faltan parametros</text:p>
      <text:p text:style-name="P471">Uso: writefile [-o] fich addr cont</text:p>
      <text:p text:style-name="P471"/>
      <text:p text:style-name="P471">-&gt; writefile -o 1.txt 0x70392d597000 12</text:p>
      <text:p text:style-name="P471">Escritos 12 bytes en 1.txt desde 0x70392d597000</text:p>
      <text:p text:style-name="P40"/>
      <text:p text:style-name="P40"/>
      <text:p text:style-name="P40"/>
      <text:p text:style-name="P465"><text:span text:style-name="T73">8-read:</text:span><text:span text:style-name="T370"> leemos x bytes de un archivo en una dirección de memoria</text:span></text:p>
      <text:p text:style-name="P472">read df addr x</text:p>
      <text:p text:style-name="P465"/>
      <text:p text:style-name="P465">-&gt; allocate -mmap ar.txt wr</text:p>
      <text:p text:style-name="P465">fichero ar.txt mapeado en 0x74af87610000</text:p>
      <text:p text:style-name="P465"/>
      <text:p text:style-name="P465">-&gt; allocate -mmap ejemplo.txt wr</text:p>
      <text:p text:style-name="P465"><text:soft-page-break/>fichero ejemplo.txt mapeado en 0x74af8760f000</text:p>
      <text:p text:style-name="P465"/>
      <text:p text:style-name="P465">-&gt; read 3 0x74af8760f000 5</text:p>
      <text:p text:style-name="P465">Leidos 5 bytes del descriptor 3 en la direccion 0x74af8760f000</text:p>
      <text:p text:style-name="P465"/>
      <text:p text:style-name="P465">-&gt; read 3 0x74af87610000 5</text:p>
      <text:p text:style-name="P465">Leidos 5 bytes del descriptor 3 en la direccion 0x74af87610000</text:p>
      <text:p text:style-name="P465"/>
      <text:p text:style-name="P465"/>
      <text:p text:style-name="P465"/>
      <text:p text:style-name="P465"/>
      <text:p text:style-name="P465">9-write:</text:p>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4"><text:span text:style-name="T97">10-recurse: </text:span>Ejecuta la función recursiva <text:span text:style-name="Source_20_Text">n</text:span> veces. Esta función tiene un arreglo automático de tamaño 2048 y un arreglo estático de tamaño 2048. Imprime las direcciones de ambos arreglos y su parámetro (así como el número de recursiones) antes de llamarse a sí misma.</text:p>
      <text:p text:style-name="P40"/>
      <text:p text:style-name="P465">-&gt; recurse</text:p>
      <text:p text:style-name="P465">Uso: recurse n<text:line-break/><text:line-break/>-&gt;<text:span text:style-name="T367"> recurse 1 <text:s text:c="9"/>(*solo se imprimirán dos líneas, n=1 y n=0)</text:span></text:p>
      <text:p text:style-name="P465">parametro: <text:s/>1(0x7fff5d444a0c) array 0x7fff5d444a10, arr estatico 0x64b6b2c4b960</text:p>
      <text:p text:style-name="P465">parametro: <text:s/>0(0x7fff5d4439ec) array 0x7fff5d4439f0, arr estatico 0x64b6b2c4b960</text:p>
      <text:p text:style-name="Standard"/>
      <text:p text:style-name="P453">(1) <text:s text:c="13"/>(2) <text:s/>(3) <text:s text:c="29"/>(4) <text:s text:c="28"/>(5)</text:p>
      <text:p text:style-name="P453"/>
      <text:p text:style-name="P453">1-parametro: inidcará el valor del parámetro en cada llamada</text:p>
      <text:p text:style-name="P453">2- indica el número de mayor a menor hasta 0 en cada llamada. Si ponemos n=x irá desde x a 0</text:p>
      <text:p text:style-name="P453">3- Es la dirección que indica donde está almacenado n en la memoria del programa.</text:p>
      <text:p text:style-name="P453">4-<text:span text:style-name="T36">Array automático: </text:span><text:span text:style-name="T228">es una variable local creada en cada llamada de la función. Su dirección CAMBIA en cada llamada, porque cada vez que se llama a la función, el programa reserva un nuevo espacio en el </text:span><text:span text:style-name="T74">stack</text:span><text:span text:style-name="T228"> para las variables globales. Al igual qye con n la dirección de automático DISMINUYE PROGRESIVAMENTE</text:span><text:span text:style-name="T236">, esto refleja como el stack crece "hacia abajo".</text:span></text:p>
      <text:p text:style-name="P87">Se crean y de destruyen en cada llamada, con diferentes direcciones.</text:p>
      <text:p text:style-name="P453"><text:span text:style-name="T36">5-</text:span><text:span text:style-name="T54">Array estático:</text:span><text:span text:style-name="T236"> esta variable es estática, lo que significa que se guarda siempre en mismo lugar de la memoria, sin importar cuantas veces se llame a la función.</text:span></text:p>
      <text:p text:style-name="P453"><text:span text:style-name="T236"/></text:p>
      <text:h text:style-name="P452" text:outline-level="3"><text:soft-page-break/><text:span text:style-name="Strong_20_Emphasis"><text:span text:style-name="T368">¿Por qué cambian las direcciones de </text:span></text:span><text:span text:style-name="Strong_20_Emphasis"><text:span text:style-name="Source_20_Text"><text:span text:style-name="T368">n</text:span></text:span></text:span><text:span text:style-name="Strong_20_Emphasis"><text:span text:style-name="T368"> y </text:span></text:span><text:span text:style-name="Strong_20_Emphasis"><text:span text:style-name="Source_20_Text"><text:span text:style-name="T368">array</text:span></text:span></text:span><text:span text:style-name="Strong_20_Emphasis"><text:span text:style-name="T368">?</text:span></text:span></text:h>
      <text:p text:style-name="Text_20_body">Las direcciones de <text:span text:style-name="Source_20_Text">n</text:span> y <text:span text:style-name="Source_20_Text">array</text:span> cambian porque cada vez que llamas a la función:</text:p>
      <text:list text:style-name="L85">
        <text:list-item>
          <text:p text:style-name="P817"><text:span text:style-name="Strong_20_Emphasis">El programa reserva espacio en el stack</text:span> para las variables locales de esa llamada.</text:p>
          <text:list>
            <text:list-item>
              <text:p text:style-name="P816">En el stack, la memoria se organiza "de arriba hacia abajo". Cada nueva llamada ocupa un espacio más bajo en el stack, por eso las direcciones disminuyen.</text:p>
            </text:list-item>
          </text:list>
        </text:list-item>
      </text:list>
      <text:p text:style-name="P453"><text:span text:style-name="T236"/></text:p>
      <text:p text:style-name="P466">-&gt; recurse 2</text:p>
      <text:p text:style-name="P466">parametro: <text:s/>2(0x7fff5d444a0c) array 0x7fff5d444a10, arr estatico 0x64b6b2c4b960</text:p>
      <text:p text:style-name="P466">parametro: <text:s/>1(0x7fff5d4439ec) array 0x7fff5d4439f0, arr estatico 0x64b6b2c4b960</text:p>
      <text:p text:style-name="P466">parametro: <text:s/>0(0x7fff5d4429cc) array 0x7fff5d4429d0, arr estatico 0x64b6b2c4b960</text:p>
      <text:p text:style-name="P466"/>
      <text:p text:style-name="P466">-&gt; recurse 3</text:p>
      <text:p text:style-name="P466">parametro: <text:s/>3(0x7fff5d444a0c) array 0x7fff5d444a10, arr estatico 0x64b6b2c4b960</text:p>
      <text:p text:style-name="P466">parametro: <text:s/>2(0x7fff5d4439ec) array 0x7fff5d4439f0, arr estatico 0x64b6b2c4b960</text:p>
      <text:p text:style-name="P466">parametro: <text:s/>1(0x7fff5d4429cc) array 0x7fff5d4429d0, arr estatico 0x64b6b2c4b960</text:p>
      <text:p text:style-name="P466">parametro: <text:s/>0(0x7fff5d4419ac) array 0x7fff5d4419b0, arr estatico 0x64b6b2c4b960</text:p>
      <text:p text:style-name="Standard"/>
      <text:p text:style-name="Standard"/>
      <text:p text:style-name="Standard"/>
      <text:p text:style-name="Standard"/>
      <text:p text:style-name="Standard"/>
      <text:h text:style-name="Heading_20_3" text:outline-level="3"><text:span text:style-name="Strong_20_Emphasis">Organización de la memoria de un proceso</text:span></text:h>
      <text:p text:style-name="Text_20_body">En un sistema de 64 bits, el espacio de direcciones tiene un rango amplio (hasta 264 direcciones posibles). El esquema típico para un proceso es el siguiente:</text:p>
      <text:list text:style-name="L86">
        <text:list-item>
          <text:p text:style-name="P818"><text:span text:style-name="Strong_20_Emphasis">Texto (Código)</text:span>: Contiene las instrucciones del programa.</text:p>
          <text:list>
            <text:list-item>
              <text:p text:style-name="P819">Direcciones más bajas, típicamente comenzando en un rango como <text:span text:style-name="Source_20_Text">0x00400000</text:span>.</text:p>
            </text:list-item>
            <text:list-item>
              <text:p text:style-name="P819">Ejemplo: La dirección donde se almacena el código de la función <text:span text:style-name="Source_20_Text">Recursiva</text:span>.</text:p>
            </text:list-item>
          </text:list>
        </text:list-item>
        <text:list-item>
          <text:p text:style-name="P818"><text:span text:style-name="Strong_20_Emphasis">Datos estáticos y globales</text:span>: Almacena variables globales y estáticas inicializadas o no inicializadas.</text:p>
          <text:list>
            <text:list-item>
              <text:p text:style-name="P819">Rango típico: <text:span text:style-name="Source_20_Text">0x601000</text:span> (puede variar según el sistema y el programa).</text:p>
            </text:list-item>
            <text:list-item>
              <text:p text:style-name="P819">Ejemplo: La variable estática <text:span text:style-name="Source_20_Text">estatico</text:span> pertenece a esta región.</text:p>
            </text:list-item>
          </text:list>
        </text:list-item>
        <text:list-item>
          <text:p text:style-name="P818"><text:span text:style-name="Strong_20_Emphasis">Heap</text:span>: Almacena memoria dinámica asignada con funciones como <text:span text:style-name="Source_20_Text">malloc</text:span> o <text:span text:style-name="Source_20_Text">new</text:span>.</text:p>
          <text:list>
            <text:list-item>
              <text:p text:style-name="P819">Crece hacia direcciones altas.</text:p>
            </text:list-item>
            <text:list-item>
              <text:p text:style-name="P819">Ejemplo: Memoria reservada explícitamente por el programa.</text:p>
            </text:list-item>
          </text:list>
        </text:list-item>
        <text:list-item>
          <text:p text:style-name="P818"><text:span text:style-name="Strong_20_Emphasis">Stack (Pila)</text:span>: Utilizado para almacenar variables locales, parámetros y direcciones de retorno.</text:p>
          <text:list>
            <text:list-item>
              <text:p text:style-name="P819">Rango típico: Comienza en direcciones altas (ej., <text:span text:style-name="Source_20_Text">0x7ff...</text:span>) y decrece con cada llamada.</text:p>
            </text:list-item>
            <text:list-item>
              <text:p text:style-name="P818">Ejemplo: Las variables locales <text:span text:style-name="Source_20_Text">automatico</text:span> y el parámetro <text:span text:style-name="Source_20_Text">n</text:span> pertenecen al stack.</text:p>
            </text:list-item>
          </text:list>
        </text:list-item>
      </text:list>
      <text:p text:style-name="Standard"/>
      <text:p text:style-name="Standard"/>
      <text:p text:style-name="Standard"/>
      <text:p text:style-name="P474"><text:soft-page-break/><text:span text:style-name="T342">IMPORTANTE:</text:span><text:line-break/></text:p>
      <text:h text:style-name="Heading_20_4" text:outline-level="4"><text:span text:style-name="Strong_20_Emphasis">Cómo interpretar los rangos?</text:span></text:h>
      <text:p text:style-name="Text_20_body">Ejemplo típico (de un proceso en Linux de 64 bits):</text:p>
      <text:list text:style-name="L87">
        <text:list-item>
          <text:p text:style-name="P821"><text:span text:style-name="Strong_20_Emphasis">Código del programa (texto):</text:span> <text:span text:style-name="Source_20_Text">0x00400000</text:span> a <text:span text:style-name="Source_20_Text">0x00500000</text:span>.</text:p>
        </text:list-item>
        <text:list-item>
          <text:p text:style-name="P821"><text:span text:style-name="Strong_20_Emphasis">Datos estáticos:</text:span> <text:span text:style-name="Source_20_Text">0x601000</text:span> a <text:span text:style-name="Source_20_Text">0x602000</text:span>.</text:p>
        </text:list-item>
        <text:list-item>
          <text:p text:style-name="P821"><text:span text:style-name="Strong_20_Emphasis">Heap:</text:span> Comienza cerca de <text:span text:style-name="Source_20_Text">0x602000</text:span> y crece hacia arriba.</text:p>
        </text:list-item>
        <text:list-item>
          <text:p text:style-name="P820"><text:span text:style-name="Strong_20_Emphasis">Stack:</text:span> Comienza cerca de <text:span text:style-name="Source_20_Text">0x7ffc00000000</text:span> y decrec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4"><text:span text:style-name="T344"/></text:p>
      <text:p text:style-name="P554"><text:span text:style-name="T344"/></text:p>
      <text:p text:style-name="P554"><text:span text:style-name="T344"/></text:p>
      <text:p text:style-name="P554"><text:soft-page-break/><text:span text:style-name="T344">FUNCIONES </text:span><text:span text:style-name="T345">P</text:span><text:span text:style-name="T347">3</text:span><text:span text:style-name="T345">-&gt; </text:span><text:span text:style-name="T347">procesos</text:span></text:p>
      <text:p text:style-name="P554"/>
      <text:p text:style-name="P559">Funciones del código de ayuda</text:p>
      <text:list text:style-name="L88">
        <text:list-item>
          <text:p text:style-name="P822"><text:span text:style-name="Strong_20_Emphasis">Cmd_fork</text:span> -&gt; <text:span text:style-name="Strong_20_Emphasis">fork</text:span> (relacionado con la creación de procesos)</text:p>
        </text:list-item>
        <text:list-item>
          <text:p text:style-name="P822"><text:span text:style-name="Strong_20_Emphasis">BuscarVariable</text:span> -&gt; <text:span text:style-name="Strong_20_Emphasis">showvar</text:span> (para mostrar variables de entorno)</text:p>
        </text:list-item>
        <text:list-item>
          <text:p text:style-name="P822"><text:span text:style-name="Strong_20_Emphasis">CambiarVariable</text:span> -&gt; <text:span text:style-name="Strong_20_Emphasis">changevar</text:span> (para cambiar variables de entorno)</text:p>
        </text:list-item>
        <text:list-item>
          <text:p text:style-name="P822"><text:span text:style-name="Strong_20_Emphasis">Ejecutable</text:span> -&gt; <text:span text:style-name="Strong_20_Emphasis">exec</text:span> (para ejecutar programas)</text:p>
        </text:list-item>
        <text:list-item>
          <text:p text:style-name="P822"><text:span text:style-name="Strong_20_Emphasis">Execpve</text:span> -&gt; <text:span text:style-name="Strong_20_Emphasis">exec</text:span>, <text:span text:style-name="Strong_20_Emphasis">execpri</text:span> (para ejecutar programas con o sin cambio de entorno y prioridad)</text:p>
        </text:list-item>
        <text:list-item>
          <text:p text:style-name="P822"><text:span text:style-name="Strong_20_Emphasis">ValorSenal</text:span> -&gt; No tiene una relación directa con los comandos del PDF, pero está relacionado con señales en el sistema operativo.</text:p>
        </text:list-item>
        <text:list-item>
          <text:p text:style-name="P823"><text:span text:style-name="Strong_20_Emphasis">NombreSenal</text:span> -&gt; Similar a <text:span text:style-name="Strong_20_Emphasis">ValorSenal</text:span>, también relacionado con señales en el sistema operativo.</text:p>
        </text:list-item>
      </text:list>
      <text:p text:style-name="P554"/>
      <text:p text:style-name="P554"/>
      <text:h text:style-name="P555" text:outline-level="2"><text:span text:style-name="Strong_20_Emphasis"><text:span text:style-name="T111">1. ¿Qué es un proceso en Linux?</text:span></text:span></text:h>
      <text:p text:style-name="Text_20_body">Un proceso es una instancia en ejecución de un programa. Representa un programa que ha sido cargado en memoria y está siendo ejecutado por la CPU.</text:p>
      <text:p text:style-name="Text_20_body">Cada proceso tiene:</text:p>
      <text:list text:style-name="L89">
        <text:list-item>
          <text:p text:style-name="P825"><text:span text:style-name="Strong_20_Emphasis">PID (Process ID):</text:span> Un identificador único.</text:p>
        </text:list-item>
        <text:list-item>
          <text:p text:style-name="P825"><text:span text:style-name="Strong_20_Emphasis">PPID (Parent Process ID):</text:span> El identificador de su proceso padre.</text:p>
        </text:list-item>
        <text:list-item>
          <text:p text:style-name="P825"><text:span text:style-name="Strong_20_Emphasis">Estado:</text:span> Puede ser ejecutable, detenido, terminado, entre otros.</text:p>
        </text:list-item>
        <text:list-item>
          <text:p text:style-name="P825"><text:span text:style-name="Strong_20_Emphasis">Espacio de memoria propio:</text:span> Incluye:</text:p>
          <text:list>
            <text:list-item>
              <text:p text:style-name="P825">Código (instrucciones del programa).</text:p>
            </text:list-item>
            <text:list-item>
              <text:p text:style-name="P825">Datos (variables globales y estáticas).</text:p>
            </text:list-item>
            <text:list-item>
              <text:p text:style-name="P825">Pila (stack) para llamadas a funciones.</text:p>
            </text:list-item>
            <text:list-item>
              <text:p text:style-name="P825">Heap para memoria dinámica.</text:p>
            </text:list-item>
          </text:list>
        </text:list-item>
        <text:list-item>
          <text:p text:style-name="P824"><text:span text:style-name="Strong_20_Emphasis">Contexto de ejecución:</text:span> Incluye los registros de la CPU y otras informaciones necesarias para reanudar el proceso.</text:p>
        </text:list-item>
      </text:list>
      <text:p text:style-name="Horizontal_20_Line"/>
      <text:h text:style-name="Heading_20_2" text:outline-level="2"><text:span text:style-name="Strong_20_Emphasis">2. Estados de un proceso</text:span></text:h>
      <text:p text:style-name="Text_20_body">Un proceso en Linux puede encontrarse en uno de varios estados:</text:p>
      <text:list text:style-name="L90">
        <text:list-item>
          <text:p text:style-name="P827"><text:span text:style-name="Strong_20_Emphasis">Running (Ejecutando):</text:span> Está usando la CPU activamente.</text:p>
        </text:list-item>
        <text:list-item>
          <text:p text:style-name="P827"><text:span text:style-name="Strong_20_Emphasis">Ready (Listo):</text:span> Está preparado para ejecutarse, pero la CPU está ocupada con otro proceso.</text:p>
        </text:list-item>
        <text:list-item>
          <text:p text:style-name="P827"><text:span text:style-name="Strong_20_Emphasis">Blocked (Bloqueado):</text:span> Está esperando un recurso o una operación de entrada/salida.</text:p>
        </text:list-item>
        <text:list-item>
          <text:p text:style-name="P827"><text:span text:style-name="Strong_20_Emphasis">Terminated (Terminado):</text:span> Ha finalizado su ejecución, pero su información aún puede ser retenida por el sistema.</text:p>
        </text:list-item>
        <text:list-item>
          <text:p text:style-name="P826"><text:span text:style-name="Strong_20_Emphasis">Zombie:</text:span> El proceso ha terminado, pero su padre no ha leído su estado de salida.</text:p>
        </text:list-item>
      </text:list>
      <text:p text:style-name="Text_20_body">El estado de un proceso se puede observar usando comandos como <text:span text:style-name="Source_20_Text">ps</text:span> o <text:span text:style-name="Source_20_Text">top</text:span>.</text:p>
      <text:p text:style-name="Horizontal_20_Line"/>
      <text:h text:style-name="Heading_20_2" text:outline-level="2"><text:soft-page-break/><text:span text:style-name="Strong_20_Emphasis">3. Creación de procesos</text:span></text:h>
      <text:p text:style-name="Text_20_body">En Linux, los procesos se crean a partir de otros procesos, formando una jerarquía. La llamada al sistema clave aquí es <text:span text:style-name="Source_20_Text">fork()</text:span>.</text:p>
      <text:list text:style-name="L91">
        <text:list-item>
          <text:p text:style-name="P829"><text:span text:style-name="Strong_20_Emphasis"><text:span text:style-name="Source_20_Text">fork()</text:span></text:span>: Crea un proceso hijo duplicando al padre. El hijo recibe una copia del espacio de memoria del padre.</text:p>
          <text:list>
            <text:list-item>
              <text:p text:style-name="P829">El proceso hijo tiene un nuevo PID pero comparte recursos como archivos abiertos con el padre.</text:p>
            </text:list-item>
            <text:list-item>
              <text:p text:style-name="P828"><text:span text:style-name="Source_20_Text">fork()</text:span> devuelve 0 al proceso hijo y el PID del hijo al proceso padre.</text:p>
            </text:list-item>
          </text:list>
        </text:list-item>
      </text:list>
      <text:h text:style-name="Heading_20_3" text:outline-level="3">Ejemplo de jerarquía:</text:h>
      <text:list text:style-name="L92">
        <text:list-item>
          <text:p text:style-name="P831">Proceso inicial (<text:span text:style-name="Source_20_Text">PID=1</text:span>): Es el proceso <text:span text:style-name="Emphasis">init/systemd</text:span> (el primer proceso del sistema).</text:p>
        </text:list-item>
        <text:list-item>
          <text:p text:style-name="P830">Otros procesos son creados por <text:span text:style-name="Emphasis">init</text:span> o sus descendientes.</text:p>
        </text:list-item>
      </text:list>
      <text:p text:style-name="Horizontal_20_Line"/>
      <text:h text:style-name="Heading_20_2" text:outline-level="2"><text:span text:style-name="Strong_20_Emphasis">4. Ejecución de programas</text:span></text:h>
      <text:p text:style-name="Text_20_body">Cuando un proceso necesita ejecutar un programa diferente, utiliza la llamada al sistema <text:span text:style-name="Source_20_Text">exec</text:span>.</text:p>
      <text:list text:style-name="L93">
        <text:list-item>
          <text:p text:style-name="P833"><text:span text:style-name="Strong_20_Emphasis"><text:span text:style-name="Source_20_Text">exec()</text:span></text:span>: Sustituye la memoria del proceso actual con un nuevo programa.</text:p>
          <text:list>
            <text:list-item>
              <text:p text:style-name="P833">No crea un nuevo proceso.</text:p>
            </text:list-item>
            <text:list-item>
              <text:p text:style-name="P833">El PID no cambia, pero el contenido del proceso sí.</text:p>
            </text:list-item>
            <text:list-item>
              <text:p text:style-name="P832">Existen variantes como <text:span text:style-name="Source_20_Text">execl</text:span>, <text:span text:style-name="Source_20_Text">execp</text:span>, y <text:span text:style-name="Source_20_Text">execve</text:span> que permiten especificar argumentos y variables de entorno.</text:p>
            </text:list-item>
          </text:list>
        </text:list-item>
      </text:list>
      <text:p text:style-name="Horizontal_20_Line"/>
      <text:h text:style-name="Heading_20_2" text:outline-level="2"><text:span text:style-name="Strong_20_Emphasis">5. Terminación de procesos</text:span></text:h>
      <text:p text:style-name="Text_20_body">Cuando un proceso termina, llama a <text:span text:style-name="Source_20_Text">exit()</text:span>, liberando recursos asignados por el sistema operativo. Su estado es reportado al proceso padre mediante:</text:p>
      <text:list text:style-name="L94">
        <text:list-item>
          <text:p text:style-name="P835"><text:span text:style-name="Strong_20_Emphasis"><text:span text:style-name="Source_20_Text">wait()</text:span></text:span><text:span text:style-name="Strong_20_Emphasis"> o </text:span><text:span text:style-name="Strong_20_Emphasis"><text:span text:style-name="Source_20_Text">waitpid()</text:span></text:span><text:span text:style-name="Strong_20_Emphasis">:</text:span> Permiten al proceso padre recoger el estado de salida de un hijo.</text:p>
        </text:list-item>
        <text:list-item>
          <text:p text:style-name="P834">Si el padre no recoge este estado, el proceso hijo queda en estado <text:span text:style-name="Emphasis">zombie</text:span>.</text:p>
        </text:list-item>
      </text:list>
      <text:p text:style-name="Horizontal_20_Line"/>
      <text:h text:style-name="Heading_20_2" text:outline-level="2"><text:span text:style-name="Strong_20_Emphasis">6. Planificación de procesos</text:span></text:h>
      <text:p text:style-name="Text_20_body">Linux utiliza un planificador para decidir qué procesos se ejecutan en la CPU. Las prioridades determinan qué procesos reciben más tiempo de CPU:</text:p>
      <text:list text:style-name="L95">
        <text:list-item>
          <text:p text:style-name="P837"><text:span text:style-name="Strong_20_Emphasis">Prioridad de usuario:</text:span> Rango de -20 (más alta) a 19 (más baja). Se puede ajustar con comandos como <text:span text:style-name="Source_20_Text">nice</text:span> o <text:span text:style-name="Source_20_Text">renice</text:span>.</text:p>
        </text:list-item>
        <text:list-item>
          <text:p text:style-name="P836"><text:span text:style-name="Strong_20_Emphasis">Estados de planificación:</text:span> Se basa en factores como interactividad, uso de CPU reciente, y prioridades.</text:p>
        </text:list-item>
      </text:list>
      <text:p text:style-name="Horizontal_20_Line"/>
      <text:h text:style-name="Heading_20_2" text:outline-level="2"><text:soft-page-break/><text:span text:style-name="Strong_20_Emphasis">7. Procesos en primer y segundo plano</text:span></text:h>
      <text:p text:style-name="Text_20_body">En un entorno multitarea, los procesos pueden ejecutarse de diferentes maneras:</text:p>
      <text:list text:style-name="L96">
        <text:list-item>
          <text:p text:style-name="P839"><text:span text:style-name="Strong_20_Emphasis">Primer plano (Foreground):</text:span> El proceso tiene control exclusivo sobre el terminal. El usuario espera a que termine antes de ejecutar otros comandos.</text:p>
        </text:list-item>
        <text:list-item>
          <text:p text:style-name="P838"><text:span text:style-name="Strong_20_Emphasis">Segundo plano (Background):</text:span> El proceso se ejecuta en paralelo, liberando el terminal para otras tareas. Esto se logra usando el operador <text:span text:style-name="Source_20_Text">&amp;</text:span>.</text:p>
        </text:list-item>
      </text:list>
      <text:p text:style-name="Horizontal_20_Line"/>
      <text:h text:style-name="Heading_20_2" text:outline-level="2"><text:span text:style-name="Strong_20_Emphasis">8. Señales y control de procesos</text:span></text:h>
      <text:p text:style-name="Text_20_body">Linux permite que los procesos se comuniquen o sean controlados mediante señales.</text:p>
      <text:list text:style-name="L97">
        <text:list-item>
          <text:p text:style-name="P841"><text:span text:style-name="Strong_20_Emphasis">Señales comunes:</text:span></text:p>
          <text:list>
            <text:list-item>
              <text:p text:style-name="P841"><text:span text:style-name="Source_20_Text">SIGKILL</text:span>: Mata un proceso inmediatamente.</text:p>
            </text:list-item>
            <text:list-item>
              <text:p text:style-name="P841"><text:span text:style-name="Source_20_Text">SIGSTOP</text:span>: Detiene un proceso.</text:p>
            </text:list-item>
            <text:list-item>
              <text:p text:style-name="P841"><text:span text:style-name="Source_20_Text">SIGCONT</text:span>: Reanuda un proceso detenido.</text:p>
            </text:list-item>
          </text:list>
        </text:list-item>
        <text:list-item>
          <text:p text:style-name="P840">Las señales pueden ser enviadas con comandos como <text:span text:style-name="Source_20_Text">kill</text:span> o <text:span text:style-name="Source_20_Text">killall</text:span>.</text:p>
        </text:list-item>
      </text:list>
      <text:p text:style-name="Horizontal_20_Line"/>
      <text:h text:style-name="Heading_20_2" text:outline-level="2"><text:span text:style-name="Strong_20_Emphasis">9. Variables de entorno</text:span></text:h>
      <text:p text:style-name="Text_20_body">Son pares clave-valor que un proceso hereda de su padre. Ejemplo:</text:p>
      <text:list text:style-name="L98">
        <text:list-item>
          <text:p text:style-name="P843"><text:span text:style-name="Source_20_Text">PATH</text:span>: Contiene directorios donde buscar ejecutables.</text:p>
        </text:list-item>
        <text:list-item>
          <text:p text:style-name="P842"><text:span text:style-name="Source_20_Text">HOME</text:span>: Directorio del usuario.</text:p>
        </text:list-item>
      </text:list>
      <text:p text:style-name="Text_20_body">Las variables de entorno pueden ser accedidas o modificadas con funciones como <text:span text:style-name="Source_20_Text">getenv()</text:span> y <text:span text:style-name="Source_20_Text">putenv()</text:span>.</text:p>
      <text:p text:style-name="Horizontal_20_Line"/>
      <text:h text:style-name="Heading_20_2" text:outline-level="2"><text:span text:style-name="Strong_20_Emphasis">10. Seguridad y permisos de procesos</text:span></text:h>
      <text:p text:style-name="Text_20_body">Los procesos tienen credenciales que determinan qué acciones pueden realizar:</text:p>
      <text:list text:style-name="L99">
        <text:list-item>
          <text:p text:style-name="P845"><text:span text:style-name="Strong_20_Emphasis">Real UID:</text:span> ID del usuario que inició el proceso.</text:p>
        </text:list-item>
        <text:list-item>
          <text:p text:style-name="P845"><text:span text:style-name="Strong_20_Emphasis">Efectivo UID:</text:span> ID que determina los permisos actuales.</text:p>
        </text:list-item>
        <text:list-item>
          <text:p text:style-name="P844"><text:span text:style-name="Strong_20_Emphasis">Setuid bit:</text:span> Permite a un programa ejecutarse con permisos diferentes a los del usuario que lo inició (útil para herramientas como <text:span text:style-name="Source_20_Text">sudo</text:span>).</text:p>
        </text:list-item>
      </text:list>
      <text:p text:style-name="Horizontal_20_Line"/>
      <text:h text:style-name="Heading_20_2" text:outline-level="2"><text:span text:style-name="Strong_20_Emphasis">11. Threads (Hilos) vs. Procesos</text:span></text:h>
      <text:list text:style-name="L100">
        <text:list-item>
          <text:p text:style-name="P847"><text:span text:style-name="Strong_20_Emphasis">Procesos:</text:span> Tienen memoria y recursos independientes.</text:p>
        </text:list-item>
        <text:list-item>
          <text:p text:style-name="P846"><text:span text:style-name="Strong_20_Emphasis">Hilos:</text:span> Son subunidades dentro de un proceso, que comparten memoria pero tienen su propio contexto de ejecución. Linux implementa hilos con la llamada al sistema <text:span text:style-name="Source_20_Text">clone()</text:span>.</text:p>
        </text:list-item>
      </text:list>
      <text:list text:style-name="L101">
        <text:list-item>
          <text:p text:style-name="P663"><text:soft-page-break/>CREDENCIALES:</text:p>
        </text:list-item>
      </text:list>
      <text:p text:style-name="P309">1-getuid:</text:p>
      <text:p text:style-name="P553">Obtiene y muestra dos tipos de <text:span text:style-name="Strong_20_Emphasis">credenciales</text:span> de usuario del proceso que ejecuta el comando:</text:p>
      <text:p text:style-name="P554"><text:span text:style-name="T429"/></text:p>
      <text:p text:style-name="P554"/>
      <text:p text:style-name="P553">-&gt;getuid</text:p>
      <text:p text:style-name="P553">Credencial real: 1000, (ismael)</text:p>
      <text:p text:style-name="P553">Credencial efectiva: 1000, (ismael)</text:p>
      <text:p text:style-name="P554"/>
      <text:p text:style-name="P554"/>
      <text:p text:style-name="P554"><text:span text:style-name="T430">1-</text:span><text:span text:style-name="Strong_20_Emphasis">Credencial real</text:span>: El ID del usuario con el que el proceso fue lanzado (realmente está ejecutando el proceso).<text:span text:style-name="T430"> <text:s text:c="2"/>-&gt; </text:span><text:span text:style-name="T426">getuid y getpwuid</text:span></text:p>
      <text:p text:style-name="P554"><text:span text:style-name="Strong_20_Emphasis"><text:span text:style-name="T430">2-</text:span></text:span><text:span text:style-name="Strong_20_Emphasis">Credencial efectiva</text:span>: El ID de usuario con el que el proceso actúa actualmente, lo que puede ser diferente al real (por ejemplo, si se usó un <text:span text:style-name="Source_20_Text">setuid</text:span> para cambiar temporalmente el usuario).<text:span text:style-name="T450"> </text:span><text:span text:style-name="T430">-&gt; </text:span><text:span text:style-name="T426">geteuid y getpwuid</text:span></text:p>
      <text:p text:style-name="P511"/>
      <text:p text:style-name="P511"/>
      <text:p text:style-name="P310">2-setuid:<text:span text:style-name="T121"> <text:s/>setuid [-l] id</text:span></text:p>
      <text:p text:style-name="P310"><text:span text:style-name="T121"/></text:p>
      <text:h text:style-name="P512" text:outline-level="3">Resumen de los cambios:</text:h>
      <table:table table:name="Tabla30" table:style-name="Tabla30">
        <table:table-column table:style-name="Tabla30.A"/>
        <table:table-column table:style-name="Tabla30.B" table:number-columns-repeated="2"/>
        <table:table-column table:style-name="Tabla30.D"/>
        <table:table-header-rows>
          <table:table-row>
            <table:table-cell table:style-name="Tabla30.A1" office:value-type="string">
              <text:p text:style-name="Table_20_Heading">Acción</text:p>
            </table:table-cell>
            <table:table-cell table:style-name="Tabla30.A1" office:value-type="string">
              <text:p text:style-name="Table_20_Heading"><text:span text:style-name="Strong_20_Emphasis">Antes del </text:span><text:span text:style-name="Strong_20_Emphasis"><text:span text:style-name="Source_20_Text">setuid</text:span></text:span></text:p>
            </table:table-cell>
            <table:table-cell table:style-name="Tabla30.A1" office:value-type="string">
              <text:p text:style-name="Table_20_Heading"><text:span text:style-name="Strong_20_Emphasis">Después del </text:span><text:span text:style-name="Strong_20_Emphasis"><text:span text:style-name="Source_20_Text">setuid</text:span></text:span></text:p>
            </table:table-cell>
            <table:table-cell table:style-name="Tabla30.A1" office:value-type="string">
              <text:p text:style-name="Table_20_Heading"><text:span text:style-name="Strong_20_Emphasis">Propietario del archivo</text:span></text:p>
            </table:table-cell>
          </table:table-row>
        </table:table-header-rows>
        <table:table-row>
          <table:table-cell table:style-name="Tabla30.A1" office:value-type="string">
            <text:p text:style-name="Table_20_Contents"><text:span text:style-name="Source_20_Text">setuid -l Ismael</text:span></text:p>
          </table:table-cell>
          <table:table-cell table:style-name="Tabla30.A1" office:value-type="string">
            <text:p text:style-name="Table_20_Contents">CR = 1002, CE = 1002</text:p>
          </table:table-cell>
          <table:table-cell table:style-name="Tabla30.A1" office:value-type="string">
            <text:p text:style-name="Table_20_Contents">CR = 1002, CE = 1001</text:p>
          </table:table-cell>
          <table:table-cell table:style-name="Tabla30.A1" office:value-type="string">
            <text:p text:style-name="Table_20_Contents">1001 (Ismael)</text:p>
          </table:table-cell>
        </table:table-row>
        <table:table-row>
          <table:table-cell table:style-name="Tabla30.A1" office:value-type="string">
            <text:p text:style-name="Table_20_Contents"><text:span text:style-name="Source_20_Text">setuid 1001</text:span></text:p>
          </table:table-cell>
          <table:table-cell table:style-name="Tabla30.A1" office:value-type="string">
            <text:p text:style-name="Table_20_Contents">CR = 1002, CE = 1002</text:p>
          </table:table-cell>
          <table:table-cell table:style-name="Tabla30.A1" office:value-type="string">
            <text:p text:style-name="Table_20_Contents">CR = 1002, CE = 1001</text:p>
          </table:table-cell>
          <table:table-cell table:style-name="Tabla30.A1" office:value-type="string">
            <text:p text:style-name="Table_20_Contents">1001 (Ismael)</text:p>
          </table:table-cell>
        </table:table-row>
        <table:table-row>
          <table:table-cell table:style-name="Tabla30.A1" office:value-type="string">
            <text:p text:style-name="Table_20_Contents"><text:span text:style-name="Source_20_Text">setuid 1002</text:span></text:p>
          </table:table-cell>
          <table:table-cell table:style-name="Tabla30.A1" office:value-type="string">
            <text:p text:style-name="Table_20_Contents">CR = 1002, CE = 1002</text:p>
          </table:table-cell>
          <table:table-cell table:style-name="Tabla30.A1" office:value-type="string">
            <text:p text:style-name="Table_20_Contents">CR = 1002, CE = 1002</text:p>
          </table:table-cell>
          <table:table-cell table:style-name="Tabla30.A1" office:value-type="string">
            <text:p text:style-name="Table_20_Contents">1001 (Ismael)</text:p>
          </table:table-cell>
        </table:table-row>
        <table:table-row>
          <table:table-cell table:style-name="Tabla30.A1" office:value-type="string">
            <text:p text:style-name="Table_20_Contents"><text:span text:style-name="Strong_20_Emphasis"><text:span text:style-name="Source_20_Text">setuid 1003</text:span></text:span><text:span text:style-name="Strong_20_Emphasis"> (no existe)</text:span></text:p>
          </table:table-cell>
          <table:table-cell table:style-name="Tabla30.A1" office:value-type="string">
            <text:p text:style-name="Table_20_Contents">CR = 1002, CE = 1002</text:p>
          </table:table-cell>
          <table:table-cell table:style-name="Tabla30.A1" office:value-type="string">
            <text:p text:style-name="Table_20_Contents">CR = 1002, CE = 1002</text:p>
          </table:table-cell>
          <table:table-cell table:style-name="Tabla30.A1" office:value-type="string">
            <text:p text:style-name="Table_20_Contents">1001 (Ismael)</text:p>
          </table:table-cell>
        </table:table-row>
      </table:table>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63"><text:soft-page-break/></text:p>
      <text:list xml:id="list174314845234754" text:continue-numbering="true" text:style-name="L101">
        <text:list-item>
          <text:p text:style-name="P664">VARIABLES DE ENTORNO:</text:p>
        </text:list-item>
      </text:list>
      <text:p text:style-name="P240"><text:span text:style-name="Strong_20_Emphasis">Variables de entorno</text:span>:<text:line-break/>Son datos que el sistema guarda para que los programas sepan cómo comportarse. Ejemplo:</text:p>
      <text:list text:style-name="L102">
        <text:list-item>
          <text:p text:style-name="P849"><text:span text:style-name="Source_20_Text">HOME</text:span>: Tu carpeta principal.</text:p>
        </text:list-item>
        <text:list-item>
          <text:p text:style-name="P848"><text:span text:style-name="Source_20_Text">PATH</text:span>: Dónde buscar programas cuando los ejecutas.</text:p>
        </text:list-item>
      </text:list>
      <text:list text:style-name="L103">
        <text:list-item>
          <text:p text:style-name="P850"><text:span text:style-name="Strong_20_Emphasis">¿Qué es el PATH?</text:span><text:line-break/>Es una lista de carpetas donde el sistema busca los programas que usas en la terminal. Si un programa no está en el <text:span text:style-name="Source_20_Text">PATH</text:span>, no lo puedes ejecutar sin escribir su ruta completa.</text:p>
        </text:list-item>
      </text:list>
      <text:list text:style-name="L104">
        <text:list-item>
          <text:p text:style-name="P851">Ver tu PATH: <text:span text:style-name="Source_20_Text">echo $PATH</text:span>.</text:p>
        </text:list-item>
      </text:list>
      <text:list text:style-name="L105">
        <text:list-item>
          <text:p text:style-name="P852"><text:span text:style-name="Strong_20_Emphasis">Buscar variables de entorno en C</text:span>:<text:line-break/>Tu programa <text:span text:style-name="Source_20_Text">showvar</text:span> hace dos cosas:</text:p>
        </text:list-item>
      </text:list>
      <text:list text:style-name="L106">
        <text:list-item>
          <text:p text:style-name="P854">Si no pasas nada, muestra <text:span text:style-name="Strong_20_Emphasis">todas las variables de entorno</text:span>.</text:p>
        </text:list-item>
        <text:list-item>
          <text:p text:style-name="P853">Si pasas nombres específicos (como <text:span text:style-name="Source_20_Text">HOME</text:span> o <text:span text:style-name="Source_20_Text">PATH</text:span>), busca su valor y lo muestra.</text:p>
        </text:list-item>
      </text:list>
      <text:p text:style-name="P566"/>
      <text:p text:style-name="P566"><text:span text:style-name="T433">IMPORTANTE: </text:span><text:span text:style-name="T434">extern char **environ;</text:span></text:p>
      <text:p text:style-name="P565"><text:span text:style-name="T214">Es una declaración que permite acceder a </text:span><text:span text:style-name="Strong_20_Emphasis"><text:span text:style-name="T214">todas las variables de entorno</text:span></text:span><text:span text:style-name="T214"> del sistema desde un programa en C. </text:span><text:span text:style-name="Source_20_Text">environ</text:span> es como una "lista global" de todas las variables de entorno, y puedes usarla para inspeccionarlas o procesarlas en tu programa.</text:p>
      <text:p text:style-name="P239"/>
      <text:p text:style-name="P565"><text:span text:style-name="T73">3-showvar: </text:span><text:span text:style-name="T433"><text:s text:c="2"/>Muestra el valor y las direcciones de las variables de entorno</text:span></text:p>
      <text:p text:style-name="P511"/>
      <text:p text:style-name="Standard"/>
      <text:p text:style-name="P564">-&gt; showvar </text:p>
      <text:p text:style-name="Standard"/>
      <text:p text:style-name="Standard">0x7ffc3c05edd8-&gt;main arg3[0]=(0x7ffc3c060fc4) LESSOPEN=| /usr/bin/lesspipe %s</text:p>
      <text:p text:style-name="Standard">0x7ffc3c05ede0-&gt;main arg3[1]=(0x7ffc3c060fe4) LANGUAGE=es:gl:en_CA:en</text:p>
      <text:p text:style-name="Standard">0x7ffc3c05ede8-&gt;main arg3[2]=(0x7ffc3c060ffb) LC_TIME=gl_ES.UTF-8</text:p>
      <text:p text:style-name="Standard">0x7ffc3c05edf0-&gt;main arg3[3]=(0x7ffc3c06100c) USER=ismael</text:p>
      <text:p text:style-name="Standard">0x7ffc3c05edf8-&gt;main arg3[4]=(0x7ffc3c06101c) no_proxy=localhost,127.0.0.0/8,::1</text:p>
      <text:p text:style-name="Standard">0x7ffc3c05ee00-&gt;main arg3[5]=(0x7ffc3c061047) XDG_SESSION_TYPE=wayland</text:p>
      <text:p text:style-name="Standard">0x7ffc3c05ee08-&gt;main arg3[6]=(0x7ffc3c061055) SHLVL=1</text:p>
      <text:p text:style-name="Standard">0x7ffc3c05ee10-&gt;main arg3[7]=(0x7ffc3c06105c) HOME=/home/ismael</text:p>
      <text:p text:style-name="Standard">0x7ffc3c05ee18-&gt;main arg3[8]=(0x7ffc3c06107e) CAML_LD_LIBRARY_PATH=/home/ismael/.opam/ocaml-latest/lib/stublibs:/home/ismael/.opam/ocaml-latest/lib/ocaml/stublibs:/home/ismael/.opam/ocaml-latest/lib/ocaml</text:p>
      <text:p text:style-name="Standard">0x7ffc3c05ee20-&gt;main arg3[9]=(0x7ffc3c061111) NO_PROXY=localhost,127.0.0.0/8,::1</text:p>
      <text:p text:style-name="Standard">0x7ffc3c05ee28-&gt;main arg3[10]=(0x7ffc3c06113b) DESKTOP_SESSION=ubuntu</text:p>
      <text:p text:style-name="Standard">0x7ffc3c05ee30-&gt;main arg3[11]=(0x7ffc3c061156) OCAML_TOPLEVEL_PATH=/home/ismael/.opam/ocaml-latest/lib/toplevel</text:p>
      <text:p text:style-name="Standard">0x7ffc3c05ee38-&gt;main arg3[12]=(0x7ffc3c06119c) GNOME_SHELL_SESSION_MODE=ubuntu</text:p>
      <text:p text:style-name="Standard">0x7ffc3c05ee40-&gt;main arg3[13]=(0x7ffc3c0611af) GTK_MODULES=gail:atk-bridge</text:p>
      <text:p text:style-name="Standard">0x7ffc3c05ee48-&gt;main arg3[14]=(0x7ffc3c0611cb) LC_MONETARY=gl_ES.UTF-8</text:p>
      <text:p text:style-name="Standard">0x7ffc3c05ee50-&gt;main arg3[15]=(0x7ffc3c0611e1) MAKEFLAGS=</text:p>
      <text:p text:style-name="Standard"><text:soft-page-break/>0x7ffc3c05ee58-&gt;main arg3[16]=(0x7ffc3c0611fb) DBUS_SESSION_BUS_ADDRESS=unix:path=/run/user/1000/bus,guid=94fdfb362008d6b3353640066752e316</text:p>
      <text:p text:style-name="Standard">0x7ffc3c05ee60-&gt;main arg3[17]=(0x7ffc3c06124f) SYSTEMD_EXEC_PID=2408</text:p>
      <text:p text:style-name="Standard">0x7ffc3c05ee68-&gt;main arg3[18]=(0x7ffc3c06126a) DBUS_STARTER_BUS_TYPE=session</text:p>
      <text:p text:style-name="Standard">0x7ffc3c05ee70-&gt;main arg3[19]=(0x7ffc3c061286) LIBVIRT_DEFAULT_URI=qemu:///system</text:p>
      <text:p text:style-name="Standard">0x7ffc3c05ee78-&gt;main arg3[20]=(0x7ffc3c06129f) COLORTERM=truecolor</text:p>
      <text:p text:style-name="Standard">0x7ffc3c05ee80-&gt;main arg3[21]=(0x7ffc3c0612b9) DEBUGINFOD_URLS=https://debuginfod.ubuntu.com </text:p>
      <text:p text:style-name="Standard">0x7ffc3c05ee88-&gt;main arg3[22]=(0x7ffc3c0612e5) MAKE_TERMERR=/dev/pts/1</text:p>
      <text:p text:style-name="Standard">0x7ffc3c05ee90-&gt;main arg3[23]=(0x7ffc3c061300) WAYLAND_DISPLAY=wayland-0</text:p>
      <text:p text:style-name="Standard">0x7ffc3c05ee98-&gt;main arg3[24]=(0x7ffc3c06131a) IM_CONFIG_PHASE=1</text:p>
      <text:p text:style-name="Standard">0x7ffc3c05eea0-&gt;main arg3[25]=(0x7ffc3c061324) LOGNAME=ismael</text:p>
      <text:p text:style-name="Standard">0x7ffc3c05eea8-&gt;main arg3[26]=(0x7ffc3c06132d) _=/usr/bin/make</text:p>
      <text:p text:style-name="Standard">0x7ffc3c05eeb0-&gt;main arg3[27]=(0x7ffc3c061351) MEMORY_PRESSURE_WATCH=/sys/fs/cgroup/user.slice/user-1000.slice/user@1000.service/app.slice/app-gnome\x2dsession\x2dmanager.slice/gnome-session-manager@ubuntu.service/memory.pressure</text:p>
      <text:p text:style-name="Standard">0x7ffc3c05eeb8-&gt;main arg3[28]=(0x7ffc3c061404) XDG_SESSION_CLASS=user</text:p>
      <text:p text:style-name="Standard">0x7ffc3c05eec0-&gt;main arg3[29]=(0x7ffc3c061412) USERNAME=ismael</text:p>
      <text:p text:style-name="Standard">0x7ffc3c05eec8-&gt;main arg3[30]=(0x7ffc3c06141e) TERM=xterm-256color</text:p>
      <text:p text:style-name="Standard">0x7ffc3c05eed0-&gt;main arg3[31]=(0x7ffc3c061446) GNOME_DESKTOP_SESSION_ID=this-is-deprecated</text:p>
      <text:p text:style-name="Standard">0x7ffc3c05eed8-&gt;main arg3[32]=(0x7ffc3c06145e) PATH=/home/ismael/.opam/ocaml-latest/bin:/home/ismael/.local/bin:/usr/local/sbin:/usr/local/bin:/usr/sbin:/usr/bin:/sbin:/bin:/usr/games:/usr/local/games:/snap/bin:/snap/bin</text:p>
      <text:p text:style-name="Standard">0x7ffc3c05eee0-&gt;main arg3[33]=(0x7ffc3c061517) SESSION_MANAGER=local/asus:@/tmp/.ICE-unix/2408,unix/asus:/tmp/.ICE-unix/2408</text:p>
      <text:p text:style-name="Standard">0x7ffc3c05eee8-&gt;main arg3[34]=(0x7ffc3c06155f) PAPERSIZE=a4</text:p>
      <text:p text:style-name="Standard">0x7ffc3c05eef0-&gt;main arg3[35]=(0x7ffc3c06156d) LC_ADDRESS=gl_ES.UTF-8</text:p>
      <text:p text:style-name="Standard">0x7ffc3c05eef8-&gt;main arg3[36]=(0x7ffc3c06158f) GNOME_TERMINAL_SCREEN=/org/gnome/Terminal/screen/b9a8122a_affc_4b87_a21d_dc2439cbc820</text:p>
      <text:p text:style-name="Standard">0x7ffc3c05ef00-&gt;main arg3[37]=(0x7ffc3c0615e3) GNOME_SETUP_DISPLAY=:1</text:p>
      <text:p text:style-name="Standard">0x7ffc3c05ef08-&gt;main arg3[38]=(0x7ffc3c0615f6) XDG_RUNTIME_DIR=/run/user/1000</text:p>
      <text:p text:style-name="Standard">0x7ffc3c05ef10-&gt;main arg3[39]=(0x7ffc3c061615) XDG_MENU_PREFIX=gnome-</text:p>
      <text:p text:style-name="Standard">0x7ffc3c05ef18-&gt;main arg3[40]=(0x7ffc3c061626) MAKELEVEL=1</text:p>
      <text:p text:style-name="Standard">0x7ffc3c05ef20-&gt;main arg3[41]=(0x7ffc3c061630) DISPLAY=:0</text:p>
      <text:p text:style-name="Standard">0x7ffc3c05ef28-&gt;main arg3[42]=(0x7ffc3c061638) LANG=es_ES.UTF-8</text:p>
      <text:p text:style-name="Standard">0x7ffc3c05ef30-&gt;main arg3[43]=(0x7ffc3c061651) LC_TELEPHONE=gl_ES.UTF-8</text:p>
      <text:p text:style-name="Standard">0x7ffc3c05ef38-&gt;main arg3[44]=(0x7ffc3c061671) XDG_CURRENT_DESKTOP=ubuntu:GNOME</text:p>
      <text:p text:style-name="Standard">0x7ffc3c05ef40-&gt;main arg3[45]=(0x7ffc3c061689) XAUTHORITY=/run/user/1000/.mutter-Xwaylandauth.KSGQY2</text:p>
      <text:p text:style-name="Standard">0x7ffc3c05ef48-&gt;main arg3[46]=(0x7ffc3c0616cb) GNOME_TERMINAL_SERVICE=:1.165</text:p>
      <text:p text:style-name="Standard">0x7ffc3c05ef50-&gt;main arg3[47]=(0x7ffc3c0616e6) XDG_SESSION_DESKTOP=ubuntu</text:p>
      <text:p text:style-name="Standard">0x7ffc3c05ef58-&gt;main arg3[48]=(0x7ffc3c0616f8) XMODIFIERS=@im=ibus</text:p>
      <text:p text:style-name="Standard">0x7ffc3c05ef60-&gt;main arg3[49]=(0x7ffc3c06170b) LS_COLORS=rs=0:di=01;34:ln=01;36:mh=00:pi=40;33:so=01;35:do=01;35:bd=40;33;01:cd=40;33;01:or=40;31;01:mi=00:su=37;41:sg=30;43:ca=30;41:tw=30;42:ow=34;42:st=37;44:ex=01;32:*.tar=01;31:*.tgz=01;31:*.arc=01;31:*.arj=01;31:*.taz=01;31:*.lha=01;31:*.lz4=01;31:*.lzh=01;31:*.lzma=01;31:*.tlz=01;31:*.txz=01;31:*.tzo=01;31:*.t7z=01;31:*.zip=01;31:*.z=01;31:*.dz=01;31:*.<text:soft-page-break/>gz=01;31:*.lrz=01;31:*.lz=01;31:*.lzo=01;31:*.xz=01;31:*.zst=01;31:*.tzst=01;31:*.bz2=01;31:*.bz=01;31:*.tbz=01;31:*.tbz2=01;31:*.tz=01;31:*.deb=01;31:*.rpm=01;31:*.jar=01;31:*.war=01;31:*.ear=01;31:*.sar=01;31:*.rar=01;31:*.alz=01;31:*.ace=01;31:*.zoo=01;31:*.cpio=01;31:*.7z=01;31:*.rz=01;31:*.cab=01;31:*.wim=01;31:*.swm=01;31:*.dwm=01;31:*.esd=01;31:*.jpg=01;35:*.jpeg=01;35:*.mjpg=01;35:*.mjpeg=01;35:*.gif=01;35:*.bmp=01;35:*.pbm=01;35:*.pgm=01;35:*.ppm=01;35:*.tga=01;35:*.xbm=01;35:*.xpm=01;35:*.tif=01;35:*.tiff=01;35:*.png=01;35:*.svg=01;35:*.svgz=01;35:*.mng=01;35:*.pcx=01;35:*.mov=01;35:*.mpg=01;35:*.mpeg=01;35:*.m2v=01;35:*.mkv=01;35:*.webm=01;35:*.webp=01;35:*.ogm=01;35:*.mp4=01;35:*.m4v=01;35:*.mp4v=01;35:*.vob=01;35:*.qt=01;35:*.nuv=01;35:*.wmv=01;35:*.asf=01;35:*.rm=01;35:*.rmvb=01;35:*.flc=01;35:*.avi=01;35:*.fli=01;35:*.flv=01;35:*.gl=01;35:*.dl=01;35:*.xcf=01;35:*.xwd=01;35:*.yuv=01;35:*.cgm=01;35:*.emf=01;35:*.ogv=01;35:*.ogx=01;35:*.aac=00;36:*.au=00;36:*.flac=00;36:*.m4a=00;36:*.mid=00;36:*.midi=00;36:*.mka=00;36:*.mp3=00;36:*.mpc=00;36:*.ogg=00;36:*.ra=00;36:*.wav=00;36:*.oga=00;36:*.opus=00;36:*.spx=00;36:*.xspf=00;36:</text:p>
      <text:p text:style-name="Standard">0x7ffc3c05ef68-&gt;main arg3[50]=(0x7ffc3c061d03) SSH_AGENT_LAUNCHER=openssh</text:p>
      <text:p text:style-name="Standard">0x7ffc3c05ef70-&gt;main arg3[51]=(0x7ffc3c061d19) SSH_AUTH_SOCK=/run/user/1000/keyring/ssh</text:p>
      <text:p text:style-name="Standard">0x7ffc3c05ef78-&gt;main arg3[52]=(0x7ffc3c061d3c) LC_NAME=gl_ES.UTF-8</text:p>
      <text:p text:style-name="Standard">0x7ffc3c05ef80-&gt;main arg3[53]=(0x7ffc3c061d4e) SHELL=/bin/bash</text:p>
      <text:p text:style-name="Standard">0x7ffc3c05ef88-&gt;main arg3[54]=(0x7ffc3c061d69) QT_ACCESSIBILITY=1</text:p>
      <text:p text:style-name="Standard">0x7ffc3c05ef90-&gt;main arg3[55]=(0x7ffc3c061d78) MAKE_TERMOUT=/dev/pts/1</text:p>
      <text:p text:style-name="Standard">0x7ffc3c05ef98-&gt;main arg3[56]=(0x7ffc3c061d8e) GDMSESSION=ubuntu</text:p>
      <text:p text:style-name="Standard">0x7ffc3c05efa0-&gt;main arg3[57]=(0x7ffc3c061d9f) LESSCLOSE=/usr/bin/lesspipe %s %s</text:p>
      <text:p text:style-name="Standard">0x7ffc3c05efa8-&gt;main arg3[58]=(0x7ffc3c061dc6) LC_MEASUREMENT=gl_ES.UTF-8</text:p>
      <text:p text:style-name="Standard">0x7ffc3c05efb0-&gt;main arg3[59]=(0x7ffc3c061de5) OPAM_SWITCH_PREFIX=/home/ismael/.opam/ocaml-latest</text:p>
      <text:p text:style-name="Standard">0x7ffc3c05efb8-&gt;main arg3[60]=(0x7ffc3c061e17) LC_IDENTIFICATION=gl_ES.UTF-8</text:p>
      <text:p text:style-name="Standard">0x7ffc3c05efc0-&gt;main arg3[61]=(0x7ffc3c061e30) QT_IM_MODULE=ibus</text:p>
      <text:p text:style-name="Standard">0x7ffc3c05efc8-&gt;main arg3[62]=(0x7ffc3c061e39) PWD=/home/ismael/Escritorio/SO/PRÁCTICAS/P3</text:p>
      <text:p text:style-name="Standard">0x7ffc3c05efd0-&gt;main arg3[63]=(0x7ffc3c061e70) XDG_DATA_DIRS=/usr/share/ubuntu:/usr/share/gnome:/usr/local/share/:/usr/share/:/var/lib/snapd/desktop</text:p>
      <text:p text:style-name="Standard">0x7ffc3c05efd8-&gt;main arg3[64]=(0x7ffc3c061edd) DBUS_STARTER_ADDRESS=unix:path=/run/user/1000/bus,guid=94fdfb362008d6b3353640066752e316</text:p>
      <text:p text:style-name="Standard">0x7ffc3c05efe0-&gt;main arg3[65]=(0x7ffc3c061f30) XDG_CONFIG_DIRS=/etc/xdg/xdg-ubuntu:/etc/xdg</text:p>
      <text:p text:style-name="Standard">0x7ffc3c05efe8-&gt;main arg3[66]=(0x7ffc3c061f58) LC_NUMERIC=gl_ES.UTF-8</text:p>
      <text:p text:style-name="Standard">0x7ffc3c05eff0-&gt;main arg3[67]=(0x7ffc3c061f6b) MFLAGS=</text:p>
      <text:p text:style-name="Standard">0x7ffc3c05eff8-&gt;main arg3[68]=(0x7ffc3c061f75) LC_PAPER=gl_ES.UTF-8</text:p>
      <text:p text:style-name="Standard">0x7ffc3c05f000-&gt;main arg3[69]=(0x7ffc3c061f97) MEMORY_PRESSURE_WRITE=c29tZSAyMDAwMDAgMjAwMDAwMAA=</text:p>
      <text:p text:style-name="Standard">0x7ffc3c05f008-&gt;main arg3[70]=(0x7ffc3c061fbc) MANPATH=:/home/ismael/.opam/ocaml-latest/man</text:p>
      <text:p text:style-name="Standard">0x7ffc3c05f010-&gt;main arg3[71]=(0x7ffc3c061fed) VTE_VERSION=7600</text:p>
      <text:p text:style-name="Standard"/>
      <text:p text:style-name="Standard"/>
      <text:p text:style-name="Standard"/>
      <text:p text:style-name="P564">MUESTRAS TODAS LAS VARIABLES DE ENTORNO. Todos los nombres en mayúsculas que aparecen después de una dirección de memoria son las variables de entorno. Aparecen en pares de clave.valor, de manera que para cada variable de entonro muestra a su lado su contenido</text:p>
      <text:p text:style-name="Standard"/>
      <text:list text:style-name="L107">
        <text:list-item>
          <text:p text:style-name="P855"><text:soft-page-break/>Por ejemplo:</text:p>
          <text:list>
            <text:list-item>
              <text:p text:style-name="P856"><text:span text:style-name="Source_20_Text">SHELL=/bin/bash</text:span>: El valor de la variable <text:span text:style-name="Source_20_Text">SHELL</text:span> es <text:span text:style-name="Source_20_Text">/bin/bash</text:span>, indicando que el shell predeterminado es Bash.</text:p>
            </text:list-item>
            <text:list-item>
              <text:p text:style-name="P856"><text:span text:style-name="Source_20_Text">SESSION_MANAGER=local/asus:@/tmp/.ICE-unix/2408,...</text:span>: Indica información sobre el manejador de la sesión gráfica.</text:p>
            </text:list-item>
            <text:list-item>
              <text:p text:style-name="P855"><text:span text:style-name="Source_20_Text">PATH=/home/ismael/.opam/ocaml-latest/bin:/usr/bin:/bin,...</text:span>: Lista de directorios separados por <text:span text:style-name="Source_20_Text">:</text:span> donde el sistema buscará ejecutables. Esto incluye varios directorios como <text:span text:style-name="Source_20_Text">/usr/bin</text:span>, <text:span text:style-name="Source_20_Text">/bin</text:span>, y otros específicos del entorno de desarrollo (<text:span text:style-name="Source_20_Text">/home/ismael/.opam/ocaml-latest/bin</text:span>).</text:p>
            </text:list-item>
          </text:list>
        </text:list-item>
      </text:list>
      <text:h text:style-name="Heading_20_3" text:outline-level="3">Ejemplos de variables de entorno comunes en la salida:</text:h>
      <text:list text:style-name="L108">
        <text:list-item>
          <text:p text:style-name="P858"><text:span text:style-name="Strong_20_Emphasis"><text:span text:style-name="Source_20_Text">SHELL=/bin/bash</text:span></text:span>: Define qué shell está utilizando el sistema.</text:p>
        </text:list-item>
        <text:list-item>
          <text:p text:style-name="P858"><text:span text:style-name="Strong_20_Emphasis"><text:span text:style-name="Source_20_Text">SESSION_MANAGER=local/asus:@/tmp/.ICE-unix/2408,...</text:span></text:span>: Información sobre la sesión gráfica.</text:p>
        </text:list-item>
        <text:list-item>
          <text:p text:style-name="P858"><text:span text:style-name="Strong_20_Emphasis"><text:span text:style-name="Source_20_Text">LANG=es_ES.UTF-8</text:span></text:span>: El idioma y la codificación del sistema (en este caso, español de España con codificación UTF-8).</text:p>
        </text:list-item>
        <text:list-item>
          <text:p text:style-name="P858"><text:span text:style-name="Strong_20_Emphasis"><text:span text:style-name="Source_20_Text">PATH=...</text:span></text:span>: Una lista de directorios donde el sistema busca programas ejecutables.</text:p>
        </text:list-item>
        <text:list-item>
          <text:p text:style-name="P858"><text:span text:style-name="Strong_20_Emphasis"><text:span text:style-name="Source_20_Text">HOME=/home/ismael</text:span></text:span>: Directorio home del usuario.</text:p>
        </text:list-item>
        <text:list-item>
          <text:p text:style-name="P858"><text:span text:style-name="Strong_20_Emphasis"><text:span text:style-name="Source_20_Text">USER=ismael</text:span></text:span>: Nombre del usuario en el sistema.</text:p>
        </text:list-item>
        <text:list-item>
          <text:p text:style-name="P857"><text:span text:style-name="Strong_20_Emphasis"><text:span text:style-name="Source_20_Text">TERM=xterm-256color</text:span></text:span>: El tipo de terminal que está utilizando (en este caso, un terminal compatible con 256 colores).</text:p>
        </text:list-item>
      </text:list>
      <text:h text:style-name="Heading_20_3" text:outline-level="3">Resumen:</text:h>
      <text:p text:style-name="Text_20_body">Estas son <text:span text:style-name="Strong_20_Emphasis">variables de entorno</text:span> que el sistema y los programas utilizan para almacenar configuraciones o información importante sobre el entorno de ejecución. Puedes acceder a ellas desde programas (por ejemplo, con <text:span text:style-name="Source_20_Text">getenv()</text:span> en C) o desde el shell para modificar el comportamiento de la terminal o las aplicaciones.</text:p>
      <text:p text:style-name="Text_20_body">Algunas variables comunes que puedes ver aquí son:</text:p>
      <text:list text:style-name="L109">
        <text:list-item>
          <text:p text:style-name="P860"><text:span text:style-name="Strong_20_Emphasis"><text:span text:style-name="Source_20_Text">SHELL</text:span></text:span>: Qué shell se está usando.</text:p>
        </text:list-item>
        <text:list-item>
          <text:p text:style-name="P860"><text:span text:style-name="Strong_20_Emphasis"><text:span text:style-name="Source_20_Text">PATH</text:span></text:span>: Directorios donde buscar programas ejecutables.</text:p>
        </text:list-item>
        <text:list-item>
          <text:p text:style-name="P860"><text:span text:style-name="Strong_20_Emphasis"><text:span text:style-name="Source_20_Text">HOME</text:span></text:span>: El directorio principal del usuario.</text:p>
        </text:list-item>
        <text:list-item>
          <text:p text:style-name="P860"><text:span text:style-name="Strong_20_Emphasis"><text:span text:style-name="Source_20_Text">USER</text:span></text:span>: El nombre del usuario que está ejecutando el proceso.</text:p>
        </text:list-item>
        <text:list-item>
          <text:p text:style-name="P859"><text:span text:style-name="Strong_20_Emphasis"><text:span text:style-name="Source_20_Text">LANG</text:span></text:span>: El idioma y la codificación.</text:p>
        </text:list-item>
      </text:list>
      <text:p text:style-name="Standard"/>
      <text:p text:style-name="P568"/>
      <text:p text:style-name="P568"/>
      <text:p text:style-name="P568"/>
      <text:p text:style-name="P568"/>
      <text:p text:style-name="P568"/>
      <text:p text:style-name="P568"/>
      <text:p text:style-name="P568"/>
      <text:p text:style-name="P568"/>
      <text:p text:style-name="P568"/>
      <text:p text:style-name="P568"><text:soft-page-break/><text:span text:style-name="T435">-&gt; showvar SHELL</text:span></text:p>
      <text:p text:style-name="Standard">Con arg3 main SHELL=/bin/bash(0x7ffc3c061d4f) @0x7ffc3c05ef80</text:p>
      <text:p text:style-name="Standard"><text:s text:c="2"/>Con environ SHELL=/bin/bash(0x7ffc3c061d4f) @0x7ffc3c05ef80</text:p>
      <text:p text:style-name="Standard"><text:s text:c="3"/>Con getenv /bin/bash(0x7ffc3c061d4f)</text:p>
      <text:p text:style-name="Standard"/>
      <text:p text:style-name="Standard"/>
      <text:p text:style-name="P567">-&gt; showvar PATH</text:p>
      <text:p text:style-name="Standard">Con arg3 main PATH=/home/ismael/.opam/ocaml-latest/bin:/home/ismael/.local/bin:/usr/local/sbin:/usr/local/bin:/usr/sbin:/usr/bin:/sbin:/bin:/usr/games:/usr/local/games:/snap/bin:/snap/bin(0x7ffc3c06145f) @0x7ffc3c05eed8</text:p>
      <text:p text:style-name="Standard"><text:s text:c="2"/>Con environ PATH=/home/ismael/.opam/ocaml-latest/bin:/home/ismael/.local/bin:/usr/local/sbin:/usr/local/bin:/usr/sbin:/usr/bin:/sbin:/bin:/usr/games:/usr/local/games:/snap/bin:/snap/bin(0x7ffc3c06145f) @0x7ffc3c05eed8</text:p>
      <text:p text:style-name="Standard"><text:s text:c="3"/>Con getenv /home/ismael/.opam/ocaml-latest/bin:/home/ismael/.local/bin:/usr/local/sbin:/usr/local/bin:/usr/sbin:/usr/bin:/sbin:/bin:/usr/games:/usr/local/games:/snap/bin:/snap/bin(0x7ffc3c06145f)</text:p>
      <text:p text:style-name="Standard"/>
      <text:p text:style-name="Standard"/>
      <text:p text:style-name="Standard">La variable <text:span text:style-name="Strong_20_Emphasis">PATH</text:span> es crucial, ya que indica al sistema dónde buscar los programas ejecutables. Contiene una lista de directorios separados por dos puntos (<text:span text:style-name="Source_20_Text">:</text:span>), y cuando ejecutas un comando, el sistema buscará ese comando en esos directorios en el orden que están listados.</text:p>
      <text:p text:style-name="Standard"/>
      <text:p text:style-name="Standard"/>
      <text:p text:style-name="P35">Ejemplo de la salida general:</text:p>
      <text:p text:style-name="P577"><text:span text:style-name="Strong_20_Emphasis"><text:span text:style-name="T241">-&gt; showvar </text:span></text:span></text:p>
      <text:p text:style-name="P577"><text:span text:style-name="Strong_20_Emphasis"><text:span text:style-name="T9">0x7ffd929a52d8-&gt;main arg3[0]=(0x7ffd929a601e) SHELL=/bin/bash</text:span></text:span></text:p>
      <text:p text:style-name="P577"><text:span text:style-name="Strong_20_Emphasis"><text:span text:style-name="T241">(1) <text:s text:c="24"/>(2) <text:s text:c="19"/>(3) <text:s text:c="24"/>(4)</text:span></text:span></text:p>
      <text:p text:style-name="P577"><text:span text:style-name="Strong_20_Emphasis"><text:span text:style-name="T241"/></text:span></text:p>
      <text:p text:style-name="P577"><text:span text:style-name="Strong_20_Emphasis"><text:span text:style-name="T241">1-Es la dirección de memoria donde se encuentra el puntero que apunta al primer elemento de </text:span></text:span><text:span text:style-name="Source_20_Text"><text:span text:style-name="T241">arg3[]</text:span></text:span><text:span text:style-name="Strong_20_Emphasis"><text:span text:style-name="T241">, que es el arreglo de argumentos pasados al programa.</text:span></text:span></text:p>
      <text:p text:style-name="P577"><text:span text:style-name="Strong_20_Emphasis"><text:span text:style-name="T241">2-Hace referencia al primer argumento pasado al programa. </text:span></text:span><text:span text:style-name="Source_20_Text"><text:span text:style-name="T241">arg3</text:span></text:span><text:span text:style-name="Strong_20_Emphasis"><text:span text:style-name="T241"> es el nombre que el código utiliza para referirse al arreglo de argumentos del </text:span></text:span><text:span text:style-name="Source_20_Text"><text:span text:style-name="T241">main</text:span></text:span><text:span text:style-name="Strong_20_Emphasis"><text:span text:style-name="T241">.</text:span></text:span></text:p>
      <text:h text:style-name="P576" text:outline-level="3"><text:span text:style-name="Strong_20_Emphasis"><text:span text:style-name="T8">3-Es la dirección de memoria donde se encuentra almacenada la cadena de texto que contiene el valor de </text:span></text:span><text:span text:style-name="Source_20_Text"><text:span text:style-name="T8">arg3[0]</text:span></text:span><text:span text:style-name="Strong_20_Emphasis"><text:span text:style-name="T8">.</text:span></text:span></text:h>
      <text:p text:style-name="P577"><text:span text:style-name="Strong_20_Emphasis"><text:span text:style-name="T8">4-NOMBRE = VALOR (nombre de la variable de entorno = valor asignado a esa variable).</text:span></text:span></text:p>
      <text:p text:style-name="P577"><text:span text:style-name="Strong_20_Emphasis"><text:span text:style-name="T8"/></text:span></text:p>
      <text:p text:style-name="P577"><text:span text:style-name="Strong_20_Emphasis"/></text:p>
      <text:p text:style-name="P577"><text:span text:style-name="Strong_20_Emphasis"/></text:p>
      <text:p text:style-name="P577"><text:span text:style-name="Strong_20_Emphasis"/></text:p>
      <text:p text:style-name="P577"><text:span text:style-name="Strong_20_Emphasis"/></text:p>
      <text:p text:style-name="P577"><text:span text:style-name="Strong_20_Emphasis"/></text:p>
      <text:p text:style-name="P577"><text:span text:style-name="Strong_20_Emphasis"/></text:p>
      <text:p text:style-name="P577"><text:soft-page-break/><text:span text:style-name="Strong_20_Emphasis"><text:span text:style-name="T451">Ejemplo salida </text:span></text:span><text:span text:style-name="Strong_20_Emphasis"><text:span text:style-name="T452">variable/s específica/s</text:span></text:span><text:span text:style-name="Strong_20_Emphasis"><text:span text:style-name="T451">:</text:span></text:span></text:p>
      <text:p text:style-name="P577"><text:span text:style-name="Strong_20_Emphasis"><text:span text:style-name="T452">-&gt; showvar _</text:span></text:span></text:p>
      <text:p text:style-name="P577"><text:span text:style-name="Strong_20_Emphasis"><text:span text:style-name="T228">ismael@asus(~/Escritorio/SO/PRÁCTICAS/SHELL_REFERENCIA/0LINUX_P3)-&gt; showvar _</text:span></text:span></text:p>
      <text:p text:style-name="P577"><text:span text:style-name="Strong_20_Emphasis"><text:span text:style-name="T228">Con arg3 main _=./shell.out(0x7ffd929a6fde) @0x7ffd929a54f0</text:span></text:span></text:p>
      <text:p text:style-name="P577"><text:span text:style-name="Strong_20_Emphasis"><text:span text:style-name="T228"><text:s text:c="2"/>Con environ _=./shell.out(0x7ffd929a6fde) @0x7ffd929a54f0</text:span></text:span></text:p>
      <text:p text:style-name="P577"><text:span text:style-name="Strong_20_Emphasis"><text:span text:style-name="T228"><text:s text:c="3"/>Con getenv ./shell.out(0x7ffd929a6fe0)</text:span></text:span></text:p>
      <text:p text:style-name="P577"><text:span text:style-name="Strong_20_Emphasis"><text:span text:style-name="T243">(1) <text:s text:c="15"/>(2) <text:s text:c="15"/>(3) <text:s text:c="29"/>(4)</text:span></text:span></text:p>
      <text:p text:style-name="P577"><text:span text:style-name="Strong_20_Emphasis"><text:span text:style-name="T243">1-Tipo que usamos para acceder a la variables</text:span></text:span></text:p>
      <text:p text:style-name="P577"><text:span text:style-name="Strong_20_Emphasis"><text:span text:style-name="T243">2-NOMBRE = VALOR</text:span></text:span></text:p>
      <text:p text:style-name="P577"><text:span text:style-name="Strong_20_Emphasis"><text:span text:style-name="T243">3-C</text:span></text:span><text:span text:style-name="Strong_20_Emphasis"><text:span text:style-name="T241">orresponden a la dirección del </text:span></text:span><text:span text:style-name="Strong_20_Emphasis"><text:span text:style-name="T452">valor</text:span></text:span><text:span text:style-name="Strong_20_Emphasis"><text:span text:style-name="T241"> de la variable en memoria,</text:span></text:span></text:p>
      <text:p text:style-name="P577"><text:span text:style-name="Strong_20_Emphasis"><text:span text:style-name="T243">4-corresponden a la </text:span></text:span><text:span text:style-name="Strong_20_Emphasis"><text:span text:style-name="T454">dirección de la entrada</text:span></text:span><text:span text:style-name="Strong_20_Emphasis"><text:span text:style-name="T243"> de la variable en la tabla de entorno o estructura en memoria </text:span></text:span></text:p>
      <text:p text:style-name="Standard"/>
      <text:p text:style-name="Standard"/>
      <text:p text:style-name="P578"><text:span text:style-name="T115"/></text:p>
      <text:p text:style-name="P578"><text:span text:style-name="T115"/></text:p>
      <text:p text:style-name="P578"><text:span text:style-name="T115"/></text:p>
      <text:p text:style-name="P578"><text:span text:style-name="T115"/></text:p>
      <text:p text:style-name="P578"><text:span text:style-name="T115">4</text:span><text:span text:style-name="T73">-</text:span><text:span text:style-name="T115">change</text:span><text:span text:style-name="T73">var: </text:span><text:span text:style-name="T433"><text:s text:c="2"/></text:span><text:span text:style-name="T456">changevar <text:s/>[-a|-e|-p] var valor: <text:s/>cambia el valor de una variable de entorno</text:span></text:p>
      <text:p text:style-name="P579">Tiene las flags: -a (para cambiar por le tercer argumento del main)</text:p>
      <text:p text:style-name="P579"><text:tab/> <text:s text:c="12"/>-e (para cambiar mediante environ)</text:p>
      <text:p text:style-name="P579"><text:tab/><text:tab/> -p (para <text:span text:style-name="T457">CREAR una <text:s/>nueva variable </text:span>mediante la funcion putenv -&gt; stdlib.h<text:span text:style-name="T457">)</text:span></text:p>
      <text:p text:style-name="Standard"/>
      <text:p text:style-name="Standard"/>
      <text:p text:style-name="P579">Si hacemos un showvar general o de una variable podemos ver su contenido. Vamos a cambiar el contenido de la variable de entorno USER</text:p>
      <text:p text:style-name="Standard"/>
      <text:p text:style-name="Standard">ismael@asus(/home/ismael/Escritorio/SO/PRÁCTICAS/P3 ) -&gt; showvar USER</text:p>
      <text:p text:style-name="Standard">Con arg3 main USER=ismael(0x7ffe1b5f6052) @0x7ffe1b5f5b28</text:p>
      <text:p text:style-name="Standard"><text:s text:c="2"/>Con environ USER=ismael(0x7ffe1b5f6052) @0x7ffe1b5f5b28</text:p>
      <text:p text:style-name="Standard"><text:s text:c="3"/>Con getenv USER=ismael(0x7ffe1b5f6052)</text:p>
      <text:p text:style-name="Standard"/>
      <text:p text:style-name="Standard"/>
      <text:p text:style-name="P579">-&gt; ismael@asus(/home/ismael/Escritorio/SO/PRÁCTICAS/P3 ) -&gt; changevar -a USER user1</text:p>
      <text:p text:style-name="P579">Variable 'USER' cambiada a 'user1' en envp</text:p>
      <text:p text:style-name="Standard"/>
      <text:p text:style-name="P579">-&gt; ismael@asus(/home/ismael/Escritorio/SO/PRÁCTICAS/P3 ) -&gt; showvar USER</text:p>
      <text:p text:style-name="P579">Con arg3 main USER=user1(0x7ffdb5a52052) @0x7ffdb5a50588</text:p>
      <text:p text:style-name="P579"><text:s text:c="2"/>Con environ USER=user1(0x7ffdb5a52052) @0x7ffdb5a50588</text:p>
      <text:p text:style-name="P579"><text:s text:c="3"/>Con getenv USER=user1(0x7ffdb5a52052)</text:p>
      <text:p text:style-name="Standard"/>
      <text:p text:style-name="Standard"/>
      <text:p text:style-name="Standard"><text:span text:style-name="T456">-&gt; </text:span>ismael@asus(/home/ismael/Escritorio/SO/PRÁCTICAS/P3 ) -&gt; changevar -e USER ismael1</text:p>
      <text:p text:style-name="Standard">Variable 'USER' cambiada a 'ismael1' en environ</text:p>
      <text:p text:style-name="Standard"/>
      <text:p text:style-name="Standard"><text:soft-page-break/>ismael@asus(/home/ismael/Escritorio/SO/PRÁCTICAS/P3 ) -&gt; showvar USER</text:p>
      <text:p text:style-name="Standard">Con arg3 main USER=ismael1(0x5b642134d215) @0x7ffe1b5f5b28</text:p>
      <text:p text:style-name="Standard"><text:s text:c="2"/>Con environ USER=ismael1(0x5b642134d215) @0x7ffe1b5f5b28</text:p>
      <text:p text:style-name="Standard"><text:s text:c="3"/>Con getenv USER=ismael1(0x5b642134d215)</text:p>
      <text:p text:style-name="Standard"/>
      <text:p text:style-name="Standard"/>
      <text:p text:style-name="P578">ismael@asus(/home/ismael/Escritorio/SO/PRÁCTICAS/P3 ) -&gt; changevar -p USER2 ismael</text:p>
      <text:p text:style-name="P578">Variable 'USER2' creada o cambiada a 'ismael' mediante putenv</text:p>
      <text:p text:style-name="P580"/>
      <text:p text:style-name="Standard"/>
      <text:p text:style-name="Standard">ismael@asus(/home/ismael/Escritorio/SO/PRÁCTICAS/P3 ) -&gt; showvar USER2</text:p>
      <text:p text:style-name="Standard">Con arg3 main USER2=ismael(0x5b642134d236) @0x5b642134d498</text:p>
      <text:p text:style-name="Standard"><text:s text:c="2"/>Con environ USER2=ismael(0x5b642134d236) @0x5b642134d498</text:p>
      <text:p text:style-name="Standard"><text:s text:c="3"/>Con getenv USER2=ismael(0x5b642134d236)</text:p>
      <text:p text:style-name="Standard"/>
      <text:p text:style-name="Standard"/>
      <text:p text:style-name="Standard">ismael@asus(/home/ismael/Escritorio/SO/PRÁCTICAS/P3 ) -&gt; changevar USER user1</text:p>
      <text:p text:style-name="Standard">Uso: changevar [-a|-e|-p] var valor</text:p>
      <text:p text:style-name="Standard"/>
      <text:p text:style-name="P579">FALTA PASAR UN ARGUMENTO <text:s/>(-a, -e, -p)</text:p>
      <text:p text:style-name="P579"/>
      <text:p text:style-name="P579"/>
      <text:p text:style-name="P579"/>
      <text:p text:style-name="P579"/>
      <text:p text:style-name="P579"/>
      <text:p text:style-name="P579"><text:span text:style-name="T73">5-subsvar</text:span>: <text:s/>subsvar [-a|-e] var1 var2 valor: sustituye la variable de entorno var1 con var2=valor</text:p>
      <text:p text:style-name="Standard"/>
      <text:p text:style-name="Standard"/>
      <text:p text:style-name="P30">1-Cambiamos la variable de entorno USER por USER2 con el contenido isma</text:p>
      <text:p text:style-name="Standard">ismael@asus(/home/ismael/Escritorio/SO/PRÁCTICAS/P3 ) -&gt; subsvar -a USER USER2 isma</text:p>
      <text:p text:style-name="Standard">Variable 'USER' sustituida por 'USER2=isma' en el entorno local (envp)</text:p>
      <text:p text:style-name="Standard"/>
      <text:p text:style-name="Standard"/>
      <text:p text:style-name="P30">2-Si ahora buscamos la variable de entorno USER no aparecerá ya que la hemos cambiado y por tanto se ha eliminado</text:p>
      <text:p text:style-name="Standard">ismael@asus(/home/ismael/Escritorio/SO/PRÁCTICAS/P3 ) -&gt; showvar USER</text:p>
      <text:p text:style-name="Standard"><text:s text:c="3"/>Con getenv: Variable no encontrada</text:p>
      <text:p text:style-name="Standard"/>
      <text:p text:style-name="Standard"/>
      <text:p text:style-name="P581"><text:span text:style-name="T36">3-Si ahora buscamos showvar USER2 nos indica sus direcciones y su contenido, ya que ahora existe esta variable</text:span>.</text:p>
      <text:p text:style-name="Standard">ismael@asus(/home/ismael/Escritorio/SO/PRÁCTICAS/P3 ) -&gt; showvar USER2</text:p>
      <text:p text:style-name="Standard">Con arg3 main USER2=isma(0x57a6fed12216) @0x7ffdd9581858</text:p>
      <text:p text:style-name="Standard"><text:s text:c="2"/>Con environ USER2=isma(0x57a6fed12216) @0x7ffdd9581858</text:p>
      <text:p text:style-name="Standard"><text:s text:c="3"/>Con getenv USER2=isma(0x57a6fed12216)</text:p>
      <text:p text:style-name="Standard"/>
      <text:p text:style-name="Standard"/>
      <text:p text:style-name="Standard"/>
      <text:p text:style-name="Standard"/>
      <text:p text:style-name="Standard"/>
      <text:p text:style-name="Standard"/>
      <text:p text:style-name="Standard"/>
      <text:p text:style-name="P582"><text:soft-page-break/><text:span text:style-name="T73">6-environ:</text:span> environ [-environ | -addr ]: Muestra el entorno del proceso</text:p>
      <text:p text:style-name="P582">environ solo hace lo mismo que showvar solo. Muestran las variables de entorno y sus direcciones mediante el tercer argumento del main arg3 -&gt; envp[]</text:p>
      <text:p text:style-name="P582"/>
      <text:p text:style-name="P582">-environ: muestra lo mismo que environ y showvar normal pero accediendo desde environ en este caso <text:s/>-&gt; environ []</text:p>
      <text:p text:style-name="P582">-addr: muestra el valor y donde se almacenan environ y el 3er arg main (muestra sus direcciones de mem<text:span text:style-name="T459">oria).</text:span></text:p>
      <text:p text:style-name="P582"/>
      <text:p text:style-name="Standard"/>
      <text:p text:style-name="P31">1-Environ sin argumentos:</text:p>
      <text:p text:style-name="P616">ismael@asus(/home/ismael/Escritorio/SO/PRÁCTICAS/P3 ) -&gt; environ</text:p>
      <text:p text:style-name="P617">0x0x7ffdeb77cfa8-&gt;main arg3[0]=(0x7ffdeb77dfeb) LESSOPEN=| /usr/bin/lesspipe %s</text:p>
      <text:p text:style-name="P617">0x0x7ffdeb77cfb0-&gt;main arg3[1]=(0x7ffdeb77e00b) MAIL=/var/mail/ismael</text:p>
      <text:p text:style-name="P617">0x0x7ffdeb77cfb8-&gt;main arg3[2]=(0x7ffdeb77e021) LANGUAGE=es:gl:en_CA:en</text:p>
      <text:p text:style-name="P617">0x0x7ffdeb77cfc0-&gt;main arg3[3]=(0x7ffdeb77e039) LC_TIME=gl_ES.UTF-8</text:p>
      <text:p text:style-name="P617">0x0x7ffdeb77cfc8-&gt;main arg3[4]=(0x7ffdeb77e04d) USER=ismael</text:p>
      <text:p text:style-name="P617">0x0x7ffdeb77cfd0-&gt;main arg3[5]=(0x7ffdeb77e059) no_proxy=localhost,127.0.0.0/8,::1</text:p>
      <text:p text:style-name="P617">0x0x7ffdeb77cfd8-&gt;main arg3[6]=(0x7ffdeb77e07c) XDG_SESSION_TYPE=wayland</text:p>
      <text:p text:style-name="P617">0x0x7ffdeb77cfe0-&gt;main arg3[7]=(0x7ffdeb77e095) SHLVL=3</text:p>
      <text:p text:style-name="P617">0x0x7ffdeb77cfe8-&gt;main arg3[8]=(0x7ffdeb77e09d) HOME=/home/ismael</text:p>
      <text:p text:style-name="P617">0x0x7ffdeb77cff0-&gt;main arg3[9]=(0x7ffdeb77e0af) CAML_LD_LIBRARY_PATH=/home/ismael/.opam/ocaml-latest/lib/stublibs:/home/ismael/.opam/ocaml-latest/lib/ocaml/stublibs:/home/ismael/.opam/ocaml-latest/lib/ocaml</text:p>
      <text:p text:style-name="P617">0x0x7ffdeb77cff8-&gt;main arg3[10]=(0x7ffdeb77e14e) NO_PROXY=localhost,127.0.0.0/8,::1</text:p>
      <text:p text:style-name="P617">0x0x7ffdeb77d000-&gt;main arg3[11]=(0x7ffdeb77e171) DESKTOP_SESSION=ubuntu</text:p>
      <text:p text:style-name="P617">0x0x7ffdeb77d008-&gt;main arg3[12]=(0x7ffdeb77e188) OCAML_TOPLEVEL_PATH=/home/ismael/.opam/ocaml-latest/lib/toplevel</text:p>
      <text:p text:style-name="P617">0x0x7ffdeb77d010-&gt;main arg3[13]=(0x7ffdeb77e1c9) GNOME_SHELL_SESSION_MODE=ubuntu</text:p>
      <text:p text:style-name="P617">0x0x7ffdeb77d018-&gt;main arg3[14]=(0x7ffdeb77e1e9) GTK_MODULES=gail:atk-bridge</text:p>
      <text:p text:style-name="P617">0x0x7ffdeb77d020-&gt;main arg3[15]=(0x7ffdeb77e205) LC_MONETARY=gl_ES.UTF-8</text:p>
      <text:p text:style-name="P617">0x0x7ffdeb77d028-&gt;main arg3[16]=(0x7ffdeb77e21d) MAKEFLAGS=</text:p>
      <text:p text:style-name="P617">0x0x7ffdeb77d030-&gt;main arg3[17]=(0x7ffdeb77e228) DBUS_SESSION_BUS_ADDRESS=unix:path=/run/user/1000/bus,guid=8c45d9b2e512cee3459f36c46759d61b</text:p>
      <text:p text:style-name="P617">0x0x7ffdeb77d038-&gt;main arg3[18]=(0x7ffdeb77e284) SYSTEMD_EXEC_PID=2354</text:p>
      <text:p text:style-name="P617">0x0x7ffdeb77d040-&gt;main arg3[19]=(0x7ffdeb77e29a) DBUS_STARTER_BUS_TYPE=session</text:p>
      <text:p text:style-name="P617">0x0x7ffdeb77d048-&gt;main arg3[20]=(0x7ffdeb77e2b8) LIBVIRT_DEFAULT_URI=qemu:///system</text:p>
      <text:p text:style-name="P617">0x0x7ffdeb77d050-&gt;main arg3[21]=(0x7ffdeb77e2db) COLORTERM=truecolor</text:p>
      <text:p text:style-name="P617"><text:soft-page-break/>0x0x7ffdeb77d058-&gt;main arg3[22]=(0x7ffdeb77e2ef) DEBUGINFOD_URLS=https://debuginfod.ubuntu.com </text:p>
      <text:p text:style-name="P617">0x0x7ffdeb77d060-&gt;main arg3[23]=(0x7ffdeb77e31e) MAKE_TERMERR=/dev/pts/1</text:p>
      <text:p text:style-name="P617">0x0x7ffdeb77d068-&gt;main arg3[24]=(0x7ffdeb77e336) WAYLAND_DISPLAY=wayland-0</text:p>
      <text:p text:style-name="P617">0x0x7ffdeb77d070-&gt;main arg3[25]=(0x7ffdeb77e350) IM_CONFIG_PHASE=1</text:p>
      <text:p text:style-name="P617">0x0x7ffdeb77d078-&gt;main arg3[26]=(0x7ffdeb77e362) LOGNAME=ismael</text:p>
      <text:p text:style-name="P617">0x0x7ffdeb77d080-&gt;main arg3[27]=(0x7ffdeb77e371) _=/usr/bin/make</text:p>
      <text:p text:style-name="P617">0x0x7ffdeb77d088-&gt;main arg3[28]=(0x7ffdeb77e381) MEMORY_PRESSURE_WATCH=/sys/fs/cgroup/user.slice/user-1000.slice/user@1000.service/app.slice/app-gnome\x2dsession\x2dmanager.slice/gnome-session-manager@ubuntu.service/memory.pressure</text:p>
      <text:p text:style-name="P617">0x0x7ffdeb77d090-&gt;main arg3[29]=(0x7ffdeb77e438) XDG_SESSION_CLASS=user</text:p>
      <text:p text:style-name="P617">0x0x7ffdeb77d098-&gt;main arg3[30]=(0x7ffdeb77e44f) USERNAME=ismael</text:p>
      <text:p text:style-name="P617">0x0x7ffdeb77d0a0-&gt;main arg3[31]=(0x7ffdeb77e45f) TERM=xterm-256color</text:p>
      <text:p text:style-name="P617">0x0x7ffdeb77d0a8-&gt;main arg3[32]=(0x7ffdeb77e473) GNOME_DESKTOP_SESSION_ID=this-is-deprecated</text:p>
      <text:p text:style-name="P617">0x0x7ffdeb77d0b0-&gt;main arg3[33]=(0x7ffdeb77e49f) PATH=/usr/local/sbin:/usr/local/bin:/usr/sbin:/usr/bin:/sbin:/bin:/usr/games:/usr/local/games:/snap/bin</text:p>
      <text:p text:style-name="P617">0x0x7ffdeb77d0b8-&gt;main arg3[34]=(0x7ffdeb77e507) SESSION_MANAGER=local/asus:@/tmp/.ICE-unix/2354,unix/asus:/tmp/.ICE-unix/2354</text:p>
      <text:p text:style-name="P617">0x0x7ffdeb77d0c0-&gt;main arg3[35]=(0x7ffdeb77e555) PAPERSIZE=a4</text:p>
      <text:p text:style-name="P617">0x0x7ffdeb77d0c8-&gt;main arg3[36]=(0x7ffdeb77e562) LC_ADDRESS=gl_ES.UTF-8</text:p>
      <text:p text:style-name="P617">0x0x7ffdeb77d0d0-&gt;main arg3[37]=(0x7ffdeb77e579) GNOME_TERMINAL_SCREEN=/org/gnome/Terminal/screen/62241c1e_6309_4402_912b_571f93346219</text:p>
      <text:p text:style-name="P617">0x0x7ffdeb77d0d8-&gt;main arg3[38]=(0x7ffdeb77e5cf) GNOME_SETUP_DISPLAY=:1</text:p>
      <text:p text:style-name="P617">0x0x7ffdeb77d0e0-&gt;main arg3[39]=(0x7ffdeb77e5e6) XDG_RUNTIME_DIR=/run/user/1000</text:p>
      <text:p text:style-name="P617">0x0x7ffdeb77d0e8-&gt;main arg3[40]=(0x7ffdeb77e605) XDG_MENU_PREFIX=gnome-</text:p>
      <text:p text:style-name="P617">0x0x7ffdeb77d0f0-&gt;main arg3[41]=(0x7ffdeb77e61c) MAKELEVEL=1</text:p>
      <text:p text:style-name="P617">0x0x7ffdeb77d0f8-&gt;main arg3[42]=(0x7ffdeb77e628) DISPLAY=:0</text:p>
      <text:p text:style-name="P617">0x0x7ffdeb77d100-&gt;main arg3[43]=(0x7ffdeb77e633) LANG=gl_ES.UTF-8</text:p>
      <text:p text:style-name="P617">0x0x7ffdeb77d108-&gt;main arg3[44]=(0x7ffdeb77e644) LC_TELEPHONE=gl_ES.UTF-8</text:p>
      <text:p text:style-name="P617">0x0x7ffdeb77d110-&gt;main arg3[45]=(0x7ffdeb77e65d) XDG_CURRENT_DESKTOP=ubuntu:GNOME</text:p>
      <text:p text:style-name="P617">0x0x7ffdeb77d118-&gt;main arg3[46]=(0x7ffdeb77e67e) XAUTHORITY=/run/user/1000/.mutter-Xwaylandauth.B0DKY2</text:p>
      <text:p text:style-name="P617">0x0x7ffdeb77d120-&gt;main arg3[47]=(0x7ffdeb77e6b4) GNOME_TERMINAL_SERVICE=:1.137</text:p>
      <text:p text:style-name="P617">0x0x7ffdeb77d128-&gt;main arg3[48]=(0x7ffdeb77e6d2) XDG_SESSION_DESKTOP=ubuntu</text:p>
      <text:p text:style-name="P617"><text:soft-page-break/>0x0x7ffdeb77d130-&gt;main arg3[49]=(0x7ffdeb77e6ed) XMODIFIERS=@im=ibus</text:p>
      <text:p text:style-name="P617">0x0x7ffdeb77d138-&gt;main arg3[50]=(0x7ffdeb77e701) LS_COLORS=rs=0:di=01;34:ln=01;36:mh=00:pi=40;33:so=01;35:do=01;35:bd=40;33;01:cd=40;33;01:or=40;31;01:mi=00:su=37;41:sg=30;43:ca=30;41:tw=30;42:ow=34;42:st=37;44:ex=01;32:*.tar=01;31:*.tgz=01;31:*.arc=01;31:*.arj=01;31:*.taz=01;31:*.lha=01;31:*.lz4=01;31:*.lzh=01;31:*.lzma=01;31:*.tlz=01;31:*.txz=01;31:*.tzo=01;31:*.t7z=01;31:*.zip=01;31:*.z=01;31:*.dz=01;31:*.gz=01;31:*.lrz=01;31:*.lz=01;31:*.lzo=01;31:*.xz=01;31:*.zst=01;31:*.tzst=01;31:*.bz2=01;31:*.bz=01;31:*.tbz=01;31:*.tbz2=01;31:*.tz=01;31:*.deb=01;31:*.rpm=01;31:*.jar=01;31:*.war=01;31:*.ear=01;31:*.sar=01;31:*.rar=01;31:*.alz=01;31:*.ace=01;31:*.zoo=01;31:*.cpio=01;31:*.7z=01;31:*.rz=01;31:*.cab=01;31:*.wim=01;31:*.swm=01;31:*.dwm=01;31:*.esd=01;31:*.jpg=01;35:*.jpeg=01;35:*.mjpg=01;35:*.mjpeg=01;35:*.gif=01;35:*.bmp=01;35:*.pbm=01;35:*.pgm=01;35:*.ppm=01;35:*.tga=01;35:*.xbm=01;35:*.xpm=01;35:*.tif=01;35:*.tiff=01;35:*.png=01;35:*.svg=01;35:*.svgz=01;35:*.mng=01;35:*.pcx=01;35:*.mov=01;35:*.mpg=01;35:*.mpeg=01;35:*.m2v=01;35:*.mkv=01;35:*.webm=01;35:*.webp=01;35:*.ogm=01;35:*.mp4=01;35:*.m4v=01;35:*.mp4v=01;35:*.vob=01;35:*.qt=01;35:*.nuv=01;35:*.wmv=01;35:*.asf=01;35:*.rm=01;35:*.rmvb=01;35:*.flc=01;35:*.avi=01;35:*.fli=01;35:*.flv=01;35:*.gl=01;35:*.dl=01;35:*.xcf=01;35:*.xwd=01;35:*.yuv=01;35:*.cgm=01;35:*.emf=01;35:*.ogv=01;35:*.ogx=01;35:*.aac=00;36:*.au=00;36:*.flac=00;36:*.m4a=00;36:*.mid=00;36:*.midi=00;36:*.mka=00;36:*.mp3=00;36:*.mpc=00;36:*.ogg=00;36:*.ra=00;36:*.wav=00;36:*.oga=00;36:*.opus=00;36:*.spx=00;36:*.xspf=00;36:</text:p>
      <text:p text:style-name="P617">0x0x7ffdeb77d140-&gt;main arg3[51]=(0x7ffdeb77ecf0) SSH_AGENT_LAUNCHER=openssh</text:p>
      <text:p text:style-name="P617">0x0x7ffdeb77d148-&gt;main arg3[52]=(0x7ffdeb77ed0b) SSH_AUTH_SOCK=/run/user/1000/keyring/ssh</text:p>
      <text:p text:style-name="P617">0x0x7ffdeb77d150-&gt;main arg3[53]=(0x7ffdeb77ed34) LC_NAME=gl_ES.UTF-8</text:p>
      <text:p text:style-name="P617">0x0x7ffdeb77d158-&gt;main arg3[54]=(0x7ffdeb77ed48) SHELL=/bin/bash</text:p>
      <text:p text:style-name="P617">0x0x7ffdeb77d160-&gt;main arg3[55]=(0x7ffdeb77ed58) QT_ACCESSIBILITY=1</text:p>
      <text:p text:style-name="P617">0x0x7ffdeb77d168-&gt;main arg3[56]=(0x7ffdeb77ed6b) MAKE_TERMOUT=/dev/pts/1</text:p>
      <text:p text:style-name="P617">0x0x7ffdeb77d170-&gt;main arg3[57]=(0x7ffdeb77ed83) GDMSESSION=ubuntu</text:p>
      <text:p text:style-name="P617">0x0x7ffdeb77d178-&gt;main arg3[58]=(0x7ffdeb77ed95) LESSCLOSE=/usr/bin/lesspipe %s %s</text:p>
      <text:p text:style-name="P617">0x0x7ffdeb77d180-&gt;main arg3[59]=(0x7ffdeb77edb7) LC_MEASUREMENT=gl_ES.UTF-8</text:p>
      <text:p text:style-name="P617">0x0x7ffdeb77d188-&gt;main arg3[60]=(0x7ffdeb77edd2) OPAM_SWITCH_PREFIX=/home/ismael/.opam/ocaml-latest</text:p>
      <text:p text:style-name="P617">0x0x7ffdeb77d190-&gt;main arg3[61]=(0x7ffdeb77ee05) LC_IDENTIFICATION=gl_ES.UTF-8</text:p>
      <text:p text:style-name="P617">0x0x7ffdeb77d198-&gt;main arg3[62]=(0x7ffdeb77ee23) QT_IM_MODULE=ibus</text:p>
      <text:p text:style-name="P617">0x0x7ffdeb77d1a0-&gt;main arg3[63]=(0x7ffdeb77ee35) PWD=/home/ismael/Escritorio/SO/PRÁCTICAS/P3 </text:p>
      <text:p text:style-name="P617">0x0x7ffdeb77d1a8-&gt;main arg3[64]=(0x7ffdeb77ee63) XDG_DATA_DIRS=/usr/share/ubuntu:/usr/share/gnome:/usr/local/share/:/usr/share/:/var/lib/snapd/desktop</text:p>
      <text:p text:style-name="P617">0x0x7ffdeb77d1b0-&gt;main arg3[65]=(0x7ffdeb77eec9) DBUS_STARTER_ADDRESS=unix:path=/run/user/1000/bus,guid=8c45d9b2e512cee3459f36c46759d61b</text:p>
      <text:p text:style-name="P617">0x0x7ffdeb77d1b8-&gt;main arg3[66]=(0x7ffdeb77ef21) XDG_CONFIG_DIRS=/etc/xdg/xdg-ubuntu:/etc/xdg</text:p>
      <text:p text:style-name="P617"><text:soft-page-break/>0x0x7ffdeb77d1c0-&gt;main arg3[67]=(0x7ffdeb77ef4e) LC_NUMERIC=gl_ES.UTF-8</text:p>
      <text:p text:style-name="P617">0x0x7ffdeb77d1c8-&gt;main arg3[68]=(0x7ffdeb77ef65) MFLAGS=</text:p>
      <text:p text:style-name="P617">0x0x7ffdeb77d1d0-&gt;main arg3[69]=(0x7ffdeb77ef6d) LC_PAPER=gl_ES.UTF-8</text:p>
      <text:p text:style-name="P617">0x0x7ffdeb77d1d8-&gt;main arg3[70]=(0x7ffdeb77ef82) MEMORY_PRESSURE_WRITE=c29tZSAyMDAwMDAgMjAwMDAwMAA=</text:p>
      <text:p text:style-name="P617">0x0x7ffdeb77d1e0-&gt;main arg3[71]=(0x7ffdeb77efb5) MANPATH=:/home/ismael/.opam/ocaml-latest/man</text:p>
      <text:p text:style-name="P617">0x0x7ffdeb77d1e8-&gt;main arg3[72]=(0x7ffdeb77efe2) VTE_VERSION=7600</text:p>
      <text:p text:style-name="P617"/>
      <text:p text:style-name="P617">Muestra el entorno del proceso con envp[], tercer argumento del main, al igual que lo haría showvar sin argumentos.</text:p>
      <text:p text:style-name="P617"/>
      <text:p text:style-name="P32">2-environ -environ</text:p>
      <text:p text:style-name="P617">0x0x7ffdeb77cfa8-&gt;environ[0]=(0x7ffdeb77dfeb) LESSOPEN=| /usr/bin/lesspipe %s</text:p>
      <text:p text:style-name="P617">0x0x7ffdeb77cfb0-&gt;environ[1]=(0x7ffdeb77e00b) MAIL=/var/mail/ismael</text:p>
      <text:p text:style-name="P617">0x0x7ffdeb77cfb8-&gt;environ[2]=(0x7ffdeb77e021) LANGUAGE=es:gl:en_CA:en</text:p>
      <text:p text:style-name="P617">0x0x7ffdeb77cfc0-&gt;environ[3]=(0x7ffdeb77e039) LC_TIME=gl_ES.UTF-8</text:p>
      <text:p text:style-name="P617">0x0x7ffdeb77cfc8-&gt;environ[4]=(0x7ffdeb77e04d) USER=ismael</text:p>
      <text:p text:style-name="P617">0x0x7ffdeb77cfd0-&gt;environ[5]=(0x7ffdeb77e059) no_proxy=localhost,127.0.0.0/8,::1</text:p>
      <text:p text:style-name="P617">0x0x7ffdeb77cfd8-&gt;environ[6]=(0x7ffdeb77e07c) XDG_SESSION_TYPE=wayland</text:p>
      <text:p text:style-name="P617">0x0x7ffdeb77cfe0-&gt;environ[7]=(0x7ffdeb77e095) SHLVL=3</text:p>
      <text:p text:style-name="P617">0x0x7ffdeb77cfe8-&gt;environ[8]=(0x7ffdeb77e09d) HOME=/home/ismael</text:p>
      <text:p text:style-name="P617">0x0x7ffdeb77cff0-&gt;environ[9]=(0x7ffdeb77e0af) CAML_LD_LIBRARY_PATH=/home/ismael/.opam/ocaml-latest/lib/stublibs:/home/ismael/.opam/ocaml-latest/lib/ocaml/stublibs:/home/ismael/.opam/ocaml-latest/lib/ocaml</text:p>
      <text:p text:style-name="P617">0x0x7ffdeb77cff8-&gt;environ[10]=(0x7ffdeb77e14e) NO_PROXY=localhost,127.0.0.0/8,::1</text:p>
      <text:p text:style-name="P617">0x0x7ffdeb77d000-&gt;environ[11]=(0x7ffdeb77e171) DESKTOP_SESSION=ubuntu</text:p>
      <text:p text:style-name="P617">0x0x7ffdeb77d008-&gt;environ[12]=(0x7ffdeb77e188) OCAML_TOPLEVEL_PATH=/home/ismael/.opam/ocaml-latest/lib/toplevel</text:p>
      <text:p text:style-name="P617">0x0x7ffdeb77d010-&gt;environ[13]=(0x7ffdeb77e1c9) GNOME_SHELL_SESSION_MODE=ubuntu</text:p>
      <text:p text:style-name="P617">0x0x7ffdeb77d018-&gt;environ[14]=(0x7ffdeb77e1e9) GTK_MODULES=gail:atk-bridge</text:p>
      <text:p text:style-name="P617">0x0x7ffdeb77d020-&gt;environ[15]=(0x7ffdeb77e205) LC_MONETARY=gl_ES.UTF-8</text:p>
      <text:p text:style-name="P617">0x0x7ffdeb77d028-&gt;environ[16]=(0x7ffdeb77e21d) MAKEFLAGS=</text:p>
      <text:p text:style-name="P617">0x0x7ffdeb77d030-&gt;environ[17]=(0x7ffdeb77e228) DBUS_SESSION_BUS_ADDRESS=unix:path=/run/user/1000/bus,guid=8c45d9b2e512cee3459f36c46759d61b</text:p>
      <text:p text:style-name="P617">0x0x7ffdeb77d038-&gt;environ[18]=(0x7ffdeb77e284) SYSTEMD_EXEC_PID=2354</text:p>
      <text:p text:style-name="P617">0x0x7ffdeb77d040-&gt;environ[19]=(0x7ffdeb77e29a) DBUS_STARTER_BUS_TYPE=session</text:p>
      <text:p text:style-name="P617"><text:soft-page-break/>0x0x7ffdeb77d048-&gt;environ[20]=(0x7ffdeb77e2b8) LIBVIRT_DEFAULT_URI=qemu:///system</text:p>
      <text:p text:style-name="P617">0x0x7ffdeb77d050-&gt;environ[21]=(0x7ffdeb77e2db) COLORTERM=truecolor</text:p>
      <text:p text:style-name="P617">0x0x7ffdeb77d058-&gt;environ[22]=(0x7ffdeb77e2ef) DEBUGINFOD_URLS=https://debuginfod.ubuntu.com </text:p>
      <text:p text:style-name="P617">0x0x7ffdeb77d060-&gt;environ[23]=(0x7ffdeb77e31e) MAKE_TERMERR=/dev/pts/1</text:p>
      <text:p text:style-name="P617">0x0x7ffdeb77d068-&gt;environ[24]=(0x7ffdeb77e336) WAYLAND_DISPLAY=wayland-0</text:p>
      <text:p text:style-name="P617">0x0x7ffdeb77d070-&gt;environ[25]=(0x7ffdeb77e350) IM_CONFIG_PHASE=1</text:p>
      <text:p text:style-name="P617">0x0x7ffdeb77d078-&gt;environ[26]=(0x7ffdeb77e362) LOGNAME=ismael</text:p>
      <text:p text:style-name="P617">0x0x7ffdeb77d080-&gt;environ[27]=(0x7ffdeb77e371) _=/usr/bin/make</text:p>
      <text:p text:style-name="P617">0x0x7ffdeb77d088-&gt;environ[28]=(0x7ffdeb77e381) MEMORY_PRESSURE_WATCH=/sys/fs/cgroup/user.slice/user-1000.slice/user@1000.service/app.slice/app-gnome\x2dsession\x2dmanager.slice/gnome-session-manager@ubuntu.service/memory.pressure</text:p>
      <text:p text:style-name="P617">0x0x7ffdeb77d090-&gt;environ[29]=(0x7ffdeb77e438) XDG_SESSION_CLASS=user</text:p>
      <text:p text:style-name="P617">0x0x7ffdeb77d098-&gt;environ[30]=(0x7ffdeb77e44f) USERNAME=ismael</text:p>
      <text:p text:style-name="P617">0x0x7ffdeb77d0a0-&gt;environ[31]=(0x7ffdeb77e45f) TERM=xterm-256color</text:p>
      <text:p text:style-name="P617">0x0x7ffdeb77d0a8-&gt;environ[32]=(0x7ffdeb77e473) GNOME_DESKTOP_SESSION_ID=this-is-deprecated</text:p>
      <text:p text:style-name="P617">0x0x7ffdeb77d0b0-&gt;environ[33]=(0x7ffdeb77e49f) PATH=/usr/local/sbin:/usr/local/bin:/usr/sbin:/usr/bin:/sbin:/bin:/usr/games:/usr/local/games:/snap/bin</text:p>
      <text:p text:style-name="P617">0x0x7ffdeb77d0b8-&gt;environ[34]=(0x7ffdeb77e507) SESSION_MANAGER=local/asus:@/tmp/.ICE-unix/2354,unix/asus:/tmp/.ICE-unix/2354</text:p>
      <text:p text:style-name="P617">0x0x7ffdeb77d0c0-&gt;environ[35]=(0x7ffdeb77e555) PAPERSIZE=a4</text:p>
      <text:p text:style-name="P617">0x0x7ffdeb77d0c8-&gt;environ[36]=(0x7ffdeb77e562) LC_ADDRESS=gl_ES.UTF-8</text:p>
      <text:p text:style-name="P617">0x0x7ffdeb77d0d0-&gt;environ[37]=(0x7ffdeb77e579) GNOME_TERMINAL_SCREEN=/org/gnome/Terminal/screen/62241c1e_6309_4402_912b_571f93346219</text:p>
      <text:p text:style-name="P617">0x0x7ffdeb77d0d8-&gt;environ[38]=(0x7ffdeb77e5cf) GNOME_SETUP_DISPLAY=:1</text:p>
      <text:p text:style-name="P617">0x0x7ffdeb77d0e0-&gt;environ[39]=(0x7ffdeb77e5e6) XDG_RUNTIME_DIR=/run/user/1000</text:p>
      <text:p text:style-name="P617">0x0x7ffdeb77d0e8-&gt;environ[40]=(0x7ffdeb77e605) XDG_MENU_PREFIX=gnome-</text:p>
      <text:p text:style-name="P617">0x0x7ffdeb77d0f0-&gt;environ[41]=(0x7ffdeb77e61c) MAKELEVEL=1</text:p>
      <text:p text:style-name="P617">0x0x7ffdeb77d0f8-&gt;environ[42]=(0x7ffdeb77e628) DISPLAY=:0</text:p>
      <text:p text:style-name="P617">0x0x7ffdeb77d100-&gt;environ[43]=(0x7ffdeb77e633) LANG=gl_ES.UTF-8</text:p>
      <text:p text:style-name="P617">0x0x7ffdeb77d108-&gt;environ[44]=(0x7ffdeb77e644) LC_TELEPHONE=gl_ES.UTF-8</text:p>
      <text:p text:style-name="P617">0x0x7ffdeb77d110-&gt;environ[45]=(0x7ffdeb77e65d) XDG_CURRENT_DESKTOP=ubuntu:GNOME</text:p>
      <text:p text:style-name="P617">0x0x7ffdeb77d118-&gt;environ[46]=(0x7ffdeb77e67e) XAUTHORITY=/run/user/1000/.mutter-Xwaylandauth.B0DKY2</text:p>
      <text:p text:style-name="P617"><text:soft-page-break/>0x0x7ffdeb77d120-&gt;environ[47]=(0x7ffdeb77e6b4) GNOME_TERMINAL_SERVICE=:1.137</text:p>
      <text:p text:style-name="P617">0x0x7ffdeb77d128-&gt;environ[48]=(0x7ffdeb77e6d2) XDG_SESSION_DESKTOP=ubuntu</text:p>
      <text:p text:style-name="P617">0x0x7ffdeb77d130-&gt;environ[49]=(0x7ffdeb77e6ed) XMODIFIERS=@im=ibus</text:p>
      <text:p text:style-name="P617">0x0x7ffdeb77d138-&gt;environ[50]=(0x7ffdeb77e701) LS_COLORS=rs=0:di=01;34:ln=01;36:mh=00:pi=40;33:so=01;35:do=01;35:bd=40;33;01:cd=40;33;01:or=40;31;01:mi=00:su=37;41:sg=30;43:ca=30;41:tw=30;42:ow=34;42:st=37;44:ex=01;32:*.tar=01;31:*.tgz=01;31:*.arc=01;31:*.arj=01;31:*.taz=01;31:*.lha=01;31:*.lz4=01;31:*.lzh=01;31:*.lzma=01;31:*.tlz=01;31:*.txz=01;31:*.tzo=01;31:*.t7z=01;31:*.zip=01;31:*.z=01;31:*.dz=01;31:*.gz=01;31:*.lrz=01;31:*.lz=01;31:*.lzo=01;31:*.xz=01;31:*.zst=01;31:*.tzst=01;31:*.bz2=01;31:*.bz=01;31:*.tbz=01;31:*.tbz2=01;31:*.tz=01;31:*.deb=01;31:*.rpm=01;31:*.jar=01;31:*.war=01;31:*.ear=01;31:*.sar=01;31:*.rar=01;31:*.alz=01;31:*.ace=01;31:*.zoo=01;31:*.cpio=01;31:*.7z=01;31:*.rz=01;31:*.cab=01;31:*.wim=01;31:*.swm=01;31:*.dwm=01;31:*.esd=01;31:*.jpg=01;35:*.jpeg=01;35:*.mjpg=01;35:*.mjpeg=01;35:*.gif=01;35:*.bmp=01;35:*.pbm=01;35:*.pgm=01;35:*.ppm=01;35:*.tga=01;35:*.xbm=01;35:*.xpm=01;35:*.tif=01;35:*.tiff=01;35:*.png=01;35:*.svg=01;35:*.svgz=01;35:*.mng=01;35:*.pcx=01;35:*.mov=01;35:*.mpg=01;35:*.mpeg=01;35:*.m2v=01;35:*.mkv=01;35:*.webm=01;35:*.webp=01;35:*.ogm=01;35:*.mp4=01;35:*.m4v=01;35:*.mp4v=01;35:*.vob=01;35:*.qt=01;35:*.nuv=01;35:*.wmv=01;35:*.asf=01;35:*.rm=01;35:*.rmvb=01;35:*.flc=01;35:*.avi=01;35:*.fli=01;35:*.flv=01;35:*.gl=01;35:*.dl=01;35:*.xcf=01;35:*.xwd=01;35:*.yuv=01;35:*.cgm=01;35:*.emf=01;35:*.ogv=01;35:*.ogx=01;35:*.aac=00;36:*.au=00;36:*.flac=00;36:*.m4a=00;36:*.mid=00;36:*.midi=00;36:*.mka=00;36:*.mp3=00;36:*.mpc=00;36:*.ogg=00;36:*.ra=00;36:*.wav=00;36:*.oga=00;36:*.opus=00;36:*.spx=00;36:*.xspf=00;36:</text:p>
      <text:p text:style-name="P617">0x0x7ffdeb77d140-&gt;environ[51]=(0x7ffdeb77ecf0) SSH_AGENT_LAUNCHER=openssh</text:p>
      <text:p text:style-name="P617">0x0x7ffdeb77d148-&gt;environ[52]=(0x7ffdeb77ed0b) SSH_AUTH_SOCK=/run/user/1000/keyring/ssh</text:p>
      <text:p text:style-name="P617">0x0x7ffdeb77d150-&gt;environ[53]=(0x7ffdeb77ed34) LC_NAME=gl_ES.UTF-8</text:p>
      <text:p text:style-name="P617">0x0x7ffdeb77d158-&gt;environ[54]=(0x7ffdeb77ed48) SHELL=/bin/bash</text:p>
      <text:p text:style-name="P617">0x0x7ffdeb77d160-&gt;environ[55]=(0x7ffdeb77ed58) QT_ACCESSIBILITY=1</text:p>
      <text:p text:style-name="P617">0x0x7ffdeb77d168-&gt;environ[56]=(0x7ffdeb77ed6b) MAKE_TERMOUT=/dev/pts/1</text:p>
      <text:p text:style-name="P617">0x0x7ffdeb77d170-&gt;environ[57]=(0x7ffdeb77ed83) GDMSESSION=ubuntu</text:p>
      <text:p text:style-name="P617">0x0x7ffdeb77d178-&gt;environ[58]=(0x7ffdeb77ed95) LESSCLOSE=/usr/bin/lesspipe %s %s</text:p>
      <text:p text:style-name="P617">0x0x7ffdeb77d180-&gt;environ[59]=(0x7ffdeb77edb7) LC_MEASUREMENT=gl_ES.UTF-8</text:p>
      <text:p text:style-name="P617">0x0x7ffdeb77d188-&gt;environ[60]=(0x7ffdeb77edd2) OPAM_SWITCH_PREFIX=/home/ismael/.opam/ocaml-latest</text:p>
      <text:p text:style-name="P617">0x0x7ffdeb77d190-&gt;environ[61]=(0x7ffdeb77ee05) LC_IDENTIFICATION=gl_ES.UTF-8</text:p>
      <text:p text:style-name="P617">0x0x7ffdeb77d198-&gt;environ[62]=(0x7ffdeb77ee23) QT_IM_MODULE=ibus</text:p>
      <text:p text:style-name="P617">0x0x7ffdeb77d1a0-&gt;environ[63]=(0x7ffdeb77ee35) PWD=/home/ismael/Escritorio/SO/PRÁCTICAS/P3 </text:p>
      <text:p text:style-name="P617">0x0x7ffdeb77d1a8-&gt;environ[64]=(0x7ffdeb77ee63) XDG_DATA_DIRS=/usr/share/ubuntu:/usr/share/gnome:/usr/local/share/:/usr/share/:/var/lib/snapd/desktop</text:p>
      <text:p text:style-name="P617">0x0x7ffdeb77d1b0-&gt;environ[65]=(0x7ffdeb77eec9) DBUS_STARTER_ADDRESS=unix:path=/run/user/1000/bus,guid=8c45d9b2e512cee3459f36c46759d61b</text:p>
      <text:p text:style-name="P617"><text:soft-page-break/>0x0x7ffdeb77d1b8-&gt;environ[66]=(0x7ffdeb77ef21) XDG_CONFIG_DIRS=/etc/xdg/xdg-ubuntu:/etc/xdg</text:p>
      <text:p text:style-name="P617">0x0x7ffdeb77d1c0-&gt;environ[67]=(0x7ffdeb77ef4e) LC_NUMERIC=gl_ES.UTF-8</text:p>
      <text:p text:style-name="P617">0x0x7ffdeb77d1c8-&gt;environ[68]=(0x7ffdeb77ef65) MFLAGS=</text:p>
      <text:p text:style-name="P617">0x0x7ffdeb77d1d0-&gt;environ[69]=(0x7ffdeb77ef6d) LC_PAPER=gl_ES.UTF-8</text:p>
      <text:p text:style-name="P617">0x0x7ffdeb77d1d8-&gt;environ[70]=(0x7ffdeb77ef82) MEMORY_PRESSURE_WRITE=c29tZSAyMDAwMDAgMjAwMDAwMAA=</text:p>
      <text:p text:style-name="P617">0x0x7ffdeb77d1e0-&gt;environ[71]=(0x7ffdeb77efb5) MANPATH=:/home/ismael/.opam/ocaml-latest/man</text:p>
      <text:p text:style-name="P617">0x0x7ffdeb77d1e8-&gt;environ[72]=(0x7ffdeb77efe2) VTE_VERSION=7600</text:p>
      <text:p text:style-name="Text_20_body"/>
      <text:p text:style-name="P617">Muestra el entorno del proceso al igual que antes, pero esta vez mediante la variable global externa environ.</text:p>
      <text:p text:style-name="P617"/>
      <text:p text:style-name="P32">3-environ -addr:</text:p>
      <text:p text:style-name="P617">ismael@asus(/home/ismael/Escritorio/SO/PRÁCTICAS/P3 ) -&gt; environ -addr</text:p>
      <text:p text:style-name="P617">environ: <text:s text:c="2"/>0x7ffdeb77cfa8 (almacenado en 0x5deaeb26e8b8)</text:p>
      <text:p text:style-name="P617">main arg3: 0x7ffdeb77cfa8 (almacenado en 0x7ffdeb67c7d0)</text:p>
      <text:p text:style-name="P614"><text:span text:style-name="T314"><text:s/></text:span><text:span text:style-name="T310"><text:s text:c="22"/>(1) <text:s text:c="51"/>(2)</text:span></text:p>
      <text:p text:style-name="P615"><text:span text:style-name="T314"/></text:p>
      <text:p text:style-name="P611"><text:span text:style-name="T317">1- </text:span><text:span text:style-name="T314">L</text:span><text:span text:style-name="T310">a primera es la dirección del puntero</text:span><text:span text:style-name="T317"> (envp y environ). Ambas direcciones son iguales.</text:span></text:p>
      <text:p text:style-name="P611"><text:span text:style-name="T317">2- </text:span><text:span text:style-name="T310">La segunda es la dirección donde se almacena dicho puntero</text:span><text:span text:style-name="T316">.</text:span><text:span text:style-name="T317"> </text:span></text:p>
      <text:p text:style-name="P489"><text:tab/>-environ es una dirección global no inicializada por lo que se guarda en el segmento de datos <text:tab/>(en el bss). </text:p>
      <text:p text:style-name="P615"><text:span text:style-name="T317"><text:tab/>-envp (tercer argumento del main) se almacena en la pila (stack).</text:span><text:span text:style-name="T318"> Esto se debe a que es una <text:tab/>variable local de la función main. Recordamos que las variables locales se almacenan en la <text:tab/>pila. Es un puntero que apunta a la memoria que contiene las variables de entorno del <text:tab/>program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1"><text:soft-page-break/>7-fork: <text:span text:style-name="T121"><text:s/></text:span></text:p>
      <text:p text:style-name="Standard"/>
      <text:p text:style-name="P588">El proceso padre crea en cada llamada un proceso hijo:</text:p>
      <text:p text:style-name="P588"/>
      <text:p text:style-name="Standard">ismael@asus(/home/ismael/Escritorio/SO/PRÁCTICAS/P3 ) -&gt; fork</text:p>
      <text:p text:style-name="Standard">ejecutando proceso 70112</text:p>
      <text:p text:style-name="Standard"/>
      <text:list text:style-name="L110">
        <text:list-item>
          <text:p text:style-name="P861"><text:span text:style-name="Strong_20_Emphasis"><text:span text:style-name="Source_20_Text">fork</text:span></text:span> crea un nuevo proceso.</text:p>
        </text:list-item>
      </text:list>
      <text:list text:style-name="L111">
        <text:list-item>
          <text:p text:style-name="P862">El proceso <text:span text:style-name="Strong_20_Emphasis">hijo</text:span> tiene el PID <text:span text:style-name="Source_20_Text">70112</text:span>.</text:p>
        </text:list-item>
      </text:list>
      <text:list text:style-name="L112">
        <text:list-item>
          <text:p text:style-name="P863">El mensaje "ejecutando proceso 70112" indica que el proceso hijo ha sido creado y está ejecutando su código. El PID <text:span text:style-name="Source_20_Text">70112</text:span> es el del hijo.</text:p>
        </text:list-item>
      </text:list>
      <text:p text:style-name="Standard"/>
      <text:p text:style-name="Standard">ismael@asus(/home/ismael/Escritorio/SO/PRÁCTICAS/P3 ) -&gt; fork</text:p>
      <text:p text:style-name="Standard">ejecutando proceso 70114</text:p>
      <text:p text:style-name="Standard"/>
      <text:list text:style-name="L113">
        <text:list-item>
          <text:p text:style-name="P864">Se llama nuevamente a <text:span text:style-name="Source_20_Text">fork()</text:span>, lo que crea otro <text:span text:style-name="Strong_20_Emphasis">proceso hijo</text:span>.</text:p>
        </text:list-item>
      </text:list>
      <text:list text:style-name="L114">
        <text:list-item>
          <text:p text:style-name="P865">El PID del nuevo proceso hijo es <text:span text:style-name="Source_20_Text">70114</text:span>, y el mensaje indica que este nuevo proceso hijo se está ejecutando.</text:p>
        </text:list-item>
      </text:list>
      <text:list text:style-name="L115">
        <text:list-item>
          <text:p text:style-name="P866">El proceso <text:span text:style-name="Strong_20_Emphasis">padre</text:span> es el proceso que lanzó este nuevo <text:span text:style-name="Source_20_Text">fork()</text:span>, es decir, el proceso con PID <text:span text:style-name="Source_20_Text">70112</text:span> (el primer proceso).</text:p>
        </text:list-item>
      </text:list>
      <text:p text:style-name="Standard"/>
      <text:p text:style-name="Standard">ismael@asus(/home/ismael/Escritorio/SO/PRÁCTICAS/P3 ) -&gt; fork</text:p>
      <text:p text:style-name="Standard">ejecutando proceso 70115</text:p>
      <text:p text:style-name="Standard"/>
      <text:list text:style-name="L116">
        <text:list-item>
          <text:p text:style-name="P867">Se ejecuta otro <text:span text:style-name="Source_20_Text">fork()</text:span>, creando otro <text:span text:style-name="Strong_20_Emphasis">proceso hijo</text:span>.</text:p>
        </text:list-item>
      </text:list>
      <text:list text:style-name="L117">
        <text:list-item>
          <text:p text:style-name="P868">El PID de este proceso hijo es <text:span text:style-name="Source_20_Text">70115</text:span>.</text:p>
        </text:list-item>
      </text:list>
      <text:list text:style-name="L118">
        <text:list-item>
          <text:p text:style-name="P869">Este proceso hijo también está ejecutando su código y ha sido creado por el proceso con PID <text:span text:style-name="Source_20_Text">70114</text:span> (el proceso padre del hijo actual).</text:p>
        </text:list-item>
      </text:list>
      <text:p text:style-name="Standard"/>
      <text:p text:style-name="Standard">ismael@asus(/home/ismael/Escritorio/SO/PRÁCTICAS/P3 ) -&gt; pid</text:p>
      <text:p text:style-name="Standard">Pid del shell: 70115</text:p>
      <text:p text:style-name="Standard"/>
      <text:list text:style-name="L119">
        <text:list-item>
          <text:p text:style-name="P870">El comando <text:span text:style-name="Source_20_Text">pid</text:span> muestra el <text:span text:style-name="Strong_20_Emphasis">PID</text:span> del proceso actual (el <text:span text:style-name="Strong_20_Emphasis">shell</text:span> o proceso principal).</text:p>
        </text:list-item>
      </text:list>
      <text:list text:style-name="L120">
        <text:list-item>
          <text:p text:style-name="P871">En este caso, el shell tiene el PID <text:span text:style-name="Source_20_Text">70115</text:span>, que es el último proceso creado, es decir, el <text:span text:style-name="Strong_20_Emphasis">proceso hijo más reciente</text:span>.</text:p>
        </text:list-item>
      </text:list>
      <text:list text:style-name="L121">
        <text:list-item>
          <text:p text:style-name="P872">Esto indica que el proceso actual es el hijo con PID <text:span text:style-name="Source_20_Text">70115</text:span>, y no el proceso inicial.</text:p>
        </text:list-item>
      </text:list>
      <text:p text:style-name="Standard"/>
      <text:p text:style-name="P589">ismael@asus(/home/ismael/Escritorio/SO/PRÁCTICAS/P3 ) -&gt; ppid</text:p>
      <text:p text:style-name="P589">Pid del padre del shell: 70114</text:p>
      <text:p text:style-name="Standard"/>
      <text:list text:style-name="L122">
        <text:list-item>
          <text:p text:style-name="P873">El comando <text:span text:style-name="Source_20_Text">ppid</text:span> muestra el <text:span text:style-name="Strong_20_Emphasis">PID del padre</text:span> del proceso actual (en este caso, el shell).</text:p>
        </text:list-item>
      </text:list>
      <text:list text:style-name="L123">
        <text:list-item>
          <text:p text:style-name="P874">El <text:span text:style-name="Strong_20_Emphasis">padre</text:span> del proceso con PID <text:span text:style-name="Source_20_Text">70115</text:span> es el proceso con PID <text:span text:style-name="Source_20_Text">70114</text:span>, que es el proceso que lo creó.</text:p>
        </text:list-item>
      </text:list>
      <text:p text:style-name="Standard"/>
      <text:p text:style-name="Standard"/>
      <text:p text:style-name="Standard"/>
      <text:list text:continue-list="list174314845234754" text:style-name="L101">
        <text:list-item>
          <text:p text:style-name="P665"><text:soft-page-break/><text:span text:style-name="T463">GESTIÓN DE DIRECTORIOS DE BÚSQUEDA </text:span>:</text:p>
        </text:list-item>
      </text:list>
      <text:p text:style-name="P241"/>
      <text:p text:style-name="P312">8-search:<text:span text:style-name="T217"> search [-add dir | -del dir | clear | path]</text:span></text:p>
      <text:p text:style-name="P245">Search muestra la lista de búsqueda que servirá paa buscar archivos ejecutables</text:p>
      <text:p text:style-name="P245">-add dir: añade un directorio a la lista de busqueda</text:p>
      <text:p text:style-name="P245">-del dir: elimina un directoio de la lista de búsqueda</text:p>
      <text:p text:style-name="P245">-clear: limpia la lista de búsqueda</text:p>
      <text:p text:style-name="P245">-path: importa los directorios del path a la lista de búsqueda</text:p>
      <text:p text:style-name="P313"><text:span text:style-name="T121"/></text:p>
      <text:p text:style-name="P203">1-Lista de búsqueda inicialmente vacía</text:p>
      <text:p text:style-name="P590">ismael@asus(/home/ismael/Escritorio/SO/PRÁCTICAS/P3 ) -&gt; search</text:p>
      <text:p text:style-name="P590">No hay directorios en la lista de búsqueda</text:p>
      <text:p text:style-name="P590"/>
      <text:p text:style-name="P33">2-Añadimos los directorios del path a la lista de búsqueda</text:p>
      <text:p text:style-name="P590">ismael@asus(/home/ismael/Escritorio/SO/PRÁCTICAS/P3 ) -&gt; search -path</text:p>
      <text:p text:style-name="P590">Directorio '/usr/local/sbin' añadido a la lista de búsqueda</text:p>
      <text:p text:style-name="P590">Directorio '/usr/local/bin' añadido a la lista de búsqueda</text:p>
      <text:p text:style-name="P590">Directorio '/usr/sbin' añadido a la lista de búsqueda</text:p>
      <text:p text:style-name="P590">Directorio '/usr/bin' añadido a la lista de búsqueda</text:p>
      <text:p text:style-name="P590">Directorio '/sbin' añadido a la lista de búsqueda</text:p>
      <text:p text:style-name="P590">Directorio '/bin' añadido a la lista de búsqueda</text:p>
      <text:p text:style-name="P590">Directorio '/usr/games' añadido a la lista de búsqueda</text:p>
      <text:p text:style-name="P590">Directorio '/usr/local/games' añadido a la lista de búsqueda</text:p>
      <text:p text:style-name="P590">Directorio '/snap/bin' añadido a la lista de búsqueda</text:p>
      <text:p text:style-name="P590">Directorios del PATH importados a la lista de búsqueda</text:p>
      <text:p text:style-name="P590"/>
      <text:p text:style-name="P33">3-Observamos como tenemos los directorios del path en la lista</text:p>
      <text:p text:style-name="P590">ismael@asus(/home/ismael/Escritorio/SO/PRÁCTICAS/P3 ) -&gt; search</text:p>
      <text:p text:style-name="P590">Directorios en la lista de búsqueda:</text:p>
      <text:p text:style-name="P590">- /usr/local/sbin</text:p>
      <text:p text:style-name="P590">- /usr/local/bin</text:p>
      <text:p text:style-name="P590">- /usr/sbin</text:p>
      <text:p text:style-name="P590">- /usr/bin</text:p>
      <text:p text:style-name="P590">- /sbin</text:p>
      <text:p text:style-name="P590">- /bin</text:p>
      <text:p text:style-name="P590">- /usr/games</text:p>
      <text:p text:style-name="P590">- /usr/local/games</text:p>
      <text:p text:style-name="P590">- /snap/bin</text:p>
      <text:p text:style-name="P590"/>
      <text:p text:style-name="P33">4-Creamos un directorio y lo añadimos a la lista</text:p>
      <text:p text:style-name="P590">ismael@asus(/home/ismael/Escritorio/SO/PRÁCTICAS/P3 ) -&gt; makedir hola</text:p>
      <text:p text:style-name="P590">Directorio hola creado correctamente</text:p>
      <text:p text:style-name="P590"/>
      <text:p text:style-name="P590">ismael@asus(/home/ismael/Escritorio/SO/PRÁCTICAS/P3 ) -&gt; search -add hola</text:p>
      <text:p text:style-name="P590">Directorio 'hola' añadido a la lista de búsqueda</text:p>
      <text:p text:style-name="P590">Directorio hola añadido a la lista de búsqueda</text:p>
      <text:p text:style-name="P590"/>
      <text:p text:style-name="P33">5-Observamos como el directorio se ha añadido a la lista</text:p>
      <text:p text:style-name="P590">ismael@asus(/home/ismael/Escritorio/SO/PRÁCTICAS/P3 ) -&gt; search</text:p>
      <text:p text:style-name="P590">Directorios en la lista de búsqueda:</text:p>
      <text:p text:style-name="P590">- /usr/local/sbin</text:p>
      <text:p text:style-name="P590">- /usr/local/bin</text:p>
      <text:p text:style-name="P590"><text:soft-page-break/>- /usr/sbin</text:p>
      <text:p text:style-name="P590">- /usr/bin</text:p>
      <text:p text:style-name="P590">- /sbin</text:p>
      <text:p text:style-name="P590">- /bin</text:p>
      <text:p text:style-name="P590">- /usr/games</text:p>
      <text:p text:style-name="P590">- /usr/local/games</text:p>
      <text:p text:style-name="P590">- /snap/bin</text:p>
      <text:p text:style-name="P590">- hola</text:p>
      <text:p text:style-name="P590"/>
      <text:p text:style-name="P33">6-Eliminamos un directorio de la lista</text:p>
      <text:p text:style-name="P590">ismael@asus(/home/ismael/Escritorio/SO/PRÁCTICAS/P3 ) -&gt; search -del /bin</text:p>
      <text:p text:style-name="P590">Directorio '/bin' eliminado de la lista de búsqueda</text:p>
      <text:p text:style-name="P590"/>
      <text:p text:style-name="P33">7-Observamos como este directorio ha sido eliminado</text:p>
      <text:p text:style-name="P590">ismael@asus(/home/ismael/Escritorio/SO/PRÁCTICAS/P3 ) -&gt; search</text:p>
      <text:p text:style-name="P590">Directorios en la lista de búsqueda:</text:p>
      <text:p text:style-name="P590">- /usr/local/sbin</text:p>
      <text:p text:style-name="P590">- /usr/local/bin</text:p>
      <text:p text:style-name="P590">- /usr/sbin</text:p>
      <text:p text:style-name="P590">- /usr/bin</text:p>
      <text:p text:style-name="P590">- /sbin</text:p>
      <text:p text:style-name="P590">- /usr/games</text:p>
      <text:p text:style-name="P590">- /usr/local/games</text:p>
      <text:p text:style-name="P590">- /snap/bin</text:p>
      <text:p text:style-name="P590">- hola</text:p>
      <text:p text:style-name="P590"/>
      <text:p text:style-name="P33">8-Limpiamos la lista</text:p>
      <text:p text:style-name="P590"/>
      <text:p text:style-name="P590">ismael@asus(/home/ismael/Escritorio/SO/PRÁCTICAS/P3 ) -&gt; search -clear</text:p>
      <text:p text:style-name="P590">Lista de búsqueda limpiada</text:p>
      <text:p text:style-name="P590"/>
      <text:p text:style-name="P33">9-Observamos como la lista está vacía</text:p>
      <text:p text:style-name="P590">ismael@asus(/home/ismael/Escritorio/SO/PRÁCTICAS/P3 ) -&gt; search</text:p>
      <text:p text:style-name="P590">No hay directorios en la lista de búsque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continue-numbering="true" text:style-name="L101">
        <text:list-item>
          <text:p text:style-name="P662"><text:soft-page-break/><text:span text:style-name="T218">FUNCIONES DE GESTIÓN Y EJECUCIÓN DE PROCESOS</text:span><text:span text:style-name="T214">:</text:span></text:p>
        </text:list-item>
      </text:list>
      <text:p text:style-name="Standard"/>
      <text:p text:style-name="P627"><text:span text:style-name="T116">9-exec: </text:span><text:span text:style-name="T464">ejecuta</text:span> sin crear un nuevo proceso, el programa descrito por <text:span text:style-name="Source_20_Text">progspec</text:span></text:p>
      <text:p text:style-name="P628">Este comando usa <text:span text:style-name="Source_20_Text">exec</text:span> para <text:span text:style-name="Strong_20_Emphasis">reemplazar el proceso actual del shell</text:span> por <text:span text:style-name="T464">un</text:span> programa <text:span text:style-name="T464">que le pasamos con sus argumentos o variables. </text:span><text:span text:style-name="T465">El</text:span> shell <text:span text:style-name="Strong_20_Emphasis">terminará después de ejecutar el comando</text:span>, ya que el proceso actual será reemplazado por<text:span text:style-name="T465"> el programa.</text:span></text:p>
      <text:p text:style-name="P628"/>
      <text:p text:style-name="P628"><text:span text:style-name="T427">*</text:span><text:span text:style-name="T464">RECORDAMOS que </text:span><text:span text:style-name="T465">para que funcione estos comandos tendremos que buscarlos en la lista de ejecutables (lista de búsqueda). La mayoría de estos comandos se encuentran en el path en la carpeta /usr/local/bin</text:span></text:p>
      <text:p text:style-name="Standard"/>
      <text:p text:style-name="Standard"/>
      <text:p text:style-name="P630">-&gt; exec ls -l</text:p>
      <text:p text:style-name="Standard">total 980</text:p>
      <text:p text:style-name="Standard">-rw-r--r-- 1 ismael ismael <text:s text:c="4"/>12 Nov 19 12:43 1.txt</text:p>
      <text:p text:style-name="Standard">-rwxrwxr-x 1 ismael ismael <text:s text:c="4"/>12 Nov 19 10:34 ar.txt</text:p>
      <text:p text:style-name="Standard">-rw-rw-r-- 1 ismael ismael <text:s text:c="2"/>4822 Dec <text:s/>2 18:49 ayudaP3-25.c</text:p>
      <text:p text:style-name="Standard">-rw-rw-r-- 1 ismael ismael <text:s/>32578 Dec <text:s/>2 18:02 Entrega_p2.zip</text:p>
      <text:p text:style-name="Standard">-rw-rw-r-- 1 ismael ismael 161184 Dec 15 18:07 Infome_p3_prueba.odt</text:p>
      <text:p text:style-name="Standard">-rw-rw-r-- 1 ismael ismael <text:s/>93268 Dec <text:s/>2 18:31 LabAssignment3.pdf</text:p>
      <text:p text:style-name="Standard">-rw-rw-r-- 1 ismael ismael <text:s text:c="2"/>4244 Dec 14 16:58 lista_busqueda.c</text:p>
      <text:p text:style-name="Standard">-rw-rw-r-- 1 ismael ismael <text:s text:c="2"/>1145 Dec 14 12:41 lista_busqueda.h</text:p>
      <text:p text:style-name="Standard">-rw-rw-r-- 1 ismael ismael <text:s/>10464 Dec 15 17:50 lista_busqueda.o</text:p>
      <text:p text:style-name="Standard">-rw-rw-r-- 1 ismael ismael <text:s text:c="2"/>5560 Dec 10 11:04 lista.c</text:p>
      <text:p text:style-name="Standard">-rw-rw-r-- 1 ismael ismael <text:s text:c="2"/>5296 Dec 10 11:03 lista_ficheros.c</text:p>
      <text:p text:style-name="Standard">-rw-rw-r-- 1 ismael ismael <text:s text:c="2"/>1498 Dec 10 11:03 lista_ficheros.h</text:p>
      <text:p text:style-name="Standard">-rw-rw-r-- 1 ismael ismael <text:s/>10864 Dec 15 17:50 lista_ficheros.o</text:p>
      <text:p text:style-name="Standard">-rw-rw-r-- 1 ismael ismael <text:s text:c="2"/>1243 Dec 10 11:04 lista.h</text:p>
      <text:p text:style-name="Standard">-rw-rw-r-- 1 ismael ismael <text:s/>17411 Dec 10 11:04 lista_memoria.c</text:p>
      <text:p text:style-name="Standard">-rw-rw-r-- 1 ismael ismael <text:s text:c="2"/>2709 Dec 10 11:04 lista_memoria.h</text:p>
      <text:p text:style-name="Standard">-rw-rw-r-- 1 ismael ismael <text:s/>28688 Dec 15 17:50 lista_memoria.o</text:p>
      <text:p text:style-name="Standard">-rw-rw-r-- 1 ismael ismael <text:s/>10256 Dec 15 17:50 lista.o</text:p>
      <text:p text:style-name="Standard">-rw-rw-r-- 1 ismael ismael <text:s text:c="2"/>4604 Dec 14 17:59 lista_procesos_bg.c</text:p>
      <text:p text:style-name="Standard">-rw-rw-r-- 1 ismael ismael <text:s text:c="2"/>1771 Dec 14 17:58 lista_procesos_bg.h</text:p>
      <text:p text:style-name="Standard">-rw-rw-r-- 1 ismael ismael <text:s/>11760 Dec 15 17:50 lista_procesos_bg.o</text:p>
      <text:p text:style-name="Standard">-rw-rw-r-- 1 ismael ismael <text:s text:c="2"/>2206 Dec 14 12:43 Makefile</text:p>
      <text:p text:style-name="Standard">-rwxrwxr-x 1 ismael ismael 165440 Dec 15 18:23 p3</text:p>
      <text:p text:style-name="Standard">-rw-rw-r-- 1 ismael ismael 106345 Dec 15 18:23 p3.c</text:p>
      <text:p text:style-name="Standard">-rw-rw-r-- 1 ismael ismael 150200 Dec 15 18:23 p3.o</text:p>
      <text:p text:style-name="Standard">-rw-rw-r-- 1 ismael ismael <text:s/>45034 Dec 14 18:15 P3.zip</text:p>
      <text:p text:style-name="Standard">-rw-rw-r-- 1 ismael ismael <text:s/>17824 Dec 15 18:18 utils.c</text:p>
      <text:p text:style-name="Standard">-rw-rw-r-- 1 ismael ismael <text:s text:c="2"/>2800 Dec 14 12:42 utils.h</text:p>
      <text:p text:style-name="Standard">-rw-rw-r-- 1 ismael ismael <text:s/>37880 Dec 15 18:22 utils.o</text:p>
      <text:p text:style-name="P629"/>
      <text:p text:style-name="Standard">ismael@asus:~/Escritorio/SO/PRÁCTICAS/P3 $ make<text:span text:style-name="T465"> <text:s text:c="2"/>-&gt; SALIÓ DEL SHELL</text:span></text:p>
      <text:p text:style-name="P630"/>
      <text:p text:style-name="Standard"/>
      <text:p text:style-name="Standard"/>
      <text:p text:style-name="Standard"/>
      <text:p text:style-name="Standard"/>
      <text:p text:style-name="Standard"/>
      <text:p text:style-name="Standard"/>
      <text:p text:style-name="P630"><text:soft-page-break/>-&gt; exec sleep 10</text:p>
      <text:p text:style-name="P630"/>
      <text:p text:style-name="P630">(aquí no pone nada, pero sleep lo que hace es que el sistema se duerma en este caso 10 segundos y exec hace que el shell se cierre después de esos 10 segundos porque, sleep ha reemplazado el procesp del shell)</text:p>
      <text:p text:style-name="P630">ismael@asus:~/Escritorio/SO/PRÁCTICAS/P3 $ </text:p>
      <text:p text:style-name="Standard"/>
      <text:p text:style-name="Standard"/>
      <text:p text:style-name="Standard"/>
      <text:p text:style-name="P36">CASO DE QUE NO EXISTA EL PROGRAMA</text:p>
      <text:p text:style-name="P631">-&gt; exec 23</text:p>
      <text:p text:style-name="P631">Error: No such file or directory: '23'</text:p>
      <text:p text:style-name="P631"/>
      <text:p text:style-name="P631">-&gt; exec</text:p>
      <text:p text:style-name="P631">Error: No se especificó un programa para ejecutar</text:p>
      <text:p text:style-name="P631"/>
      <text:p text:style-name="P631"/>
      <text:p text:style-name="P631"/>
      <text:p text:style-name="P631"/>
      <text:p text:style-name="P632"><text:span text:style-name="T117">10</text:span><text:span text:style-name="T116">-exec</text:span><text:span text:style-name="T117">pri</text:span><text:span text:style-name="T116">:</text:span><text:span text:style-name="T219"> hace lo mismo que exec pero con una prioridad antes de pasarle un programa.</text:span></text:p>
      <text:p text:style-name="Standard"/>
      <text:p text:style-name="P633">Las prioridades en el código van desde -20<text:span text:style-name="T466"> (más alta, mayor prioridad) a 19 (mas baja, menor prioridad)</text:span></text:p>
      <text:p text:style-name="P633"/>
      <text:p text:style-name="P634">Ejemplo:</text:p>
      <text:p text:style-name="P634">Si ejecutamos execpri 10 ls -l y después execpri -10 ls -l <text:s/>tenemos que ver que se ejecuta antes execpri -10 ls -l porque tiene MAYOR PRIORIDAD</text:p>
      <text:p text:style-name="P634"/>
      <text:p text:style-name="P6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635"><text:soft-page-break/><text:span text:style-name="T73">11-fg</text:span> (foreground): <text:span text:style-name="T469">ejecuta un proceso en primer plano</text:span></text:p>
      <text:p text:style-name="Standard"/>
      <text:p text:style-name="P640">Pero, <text:span text:style-name="Strong_20_Emphasis">¿qué significa "primer plano"?</text:span></text:p>
      <text:p text:style-name="P640"><text:span text:style-name="Strong_20_Emphasis">Ejecutar en primer plano</text:span> significa que el proceso que ejecutas <text:span text:style-name="Strong_20_Emphasis">ocupa el terminal</text:span> hasta que termine. Es decir, no puedes usar la terminal para otros comandos mientras el proceso esté ejecutándose.<text:span text:style-name="T470"> </text:span></text:p>
      <text:p text:style-name="P641">Cuando se ejecute un programa con fg nos mostrará su nuevo pid (pid del proceso hijo). Con ese pid y las señales podemos parar su ejecución.</text:p>
      <text:p text:style-name="P641"/>
      <text:p text:style-name="P641">0 - indica éxito</text:p>
      <text:p text:style-name="P641">Otro número - indica error en el proceso</text:p>
      <text:p text:style-name="P641"/>
      <text:p text:style-name="P641">-&gt; fg sleep 80</text:p>
      <text:p text:style-name="P641">Ejecutando proceso 29969</text:p>
      <text:p text:style-name="P641">(el programa esperará 80 segundos ocupando toda le terminal sin poder hacer nada)</text:p>
      <text:p text:style-name="P641">Proceso terminado con código 0 <text:s text:c="2"/>(finaliza correctamente)</text:p>
      <text:p text:style-name="P641"/>
      <text:p text:style-name="P641">TERMINAL 1:</text:p>
      <text:p text:style-name="P641">-&gt; fg sleep 80</text:p>
      <text:p text:style-name="P641">Ejecutando proceso 29969</text:p>
      <text:p text:style-name="P641">(el programa esperará 80 segundos ocupando toda le terminal sin poder hacer nada, pero podemos parar su ejecución con señales desde otra terminal usando su pid)</text:p>
      <text:p text:style-name="P643"/>
      <text:p text:style-name="P636">TERMINAL 2:</text:p>
      <text:p text:style-name="P636">kill -SIGTERM 29969</text:p>
      <text:p text:style-name="P636"/>
      <text:p text:style-name="P636"/>
      <text:p text:style-name="P636">TERMINAL 1:</text:p>
      <text:p text:style-name="P642">-&gt; fg sleep 80<text:span text:style-name="T472"> <text:s text:c="3"/>(el de antes)</text:span></text:p>
      <text:p text:style-name="P642">Ejecutando proceso 29969</text:p>
      <text:p text:style-name="Standard">Proceso 29969 terminado por señal: TERM</text:p>
      <text:p text:style-name="Standard"/>
      <text:p text:style-name="Standard"/>
      <text:p text:style-name="Standard"/>
      <text:p text:style-name="Standard"/>
      <text:p text:style-name="Standard"/>
      <text:p text:style-name="Standard"/>
      <text:p text:style-name="Standard"/>
      <text:p text:style-name="Standard"/>
      <text:p text:style-name="P320"><text:soft-page-break/>12-fgpri:</text:p>
      <text:p text:style-name="P636"/>
      <text:p text:style-name="P637">Al igual que antes el programa que se le pase se ejecuta en primer plano, esta evz con una prioridad desde -20 a 19. La mayoría de las prioridades negativas no funcionan porque necesitan permisos de superusuario.</text:p>
      <text:p text:style-name="P637"/>
      <text:p text:style-name="P637"/>
      <text:p text:style-name="P637">Vamos a probar este caso:</text:p>
      <text:p text:style-name="P637">Vamos a ejecutar primero en una terminal el comando <text:span text:style-name="T36">fgpri 5 sleep 20 </text:span><text:span text:style-name="T228">y en otra terminal después de haber ejecutado este comando ejecutaremos inmediatamente </text:span><text:span text:style-name="T36">fgpri 0 sleep 20</text:span></text:p>
      <text:p text:style-name="Standard"/>
      <text:p text:style-name="Standard"/>
      <text:p text:style-name="P637">TERMINAL1: <text:s text:c="2"/>(ejecutado primero, pero con menor prioridad)</text:p>
      <text:p text:style-name="P637">ismael@asus(/home/ismael/Escritorio/SO/PRÁCTICAS/P3 ) -&gt; fgpri 5 sleep 25</text:p>
      <text:p text:style-name="P637">Ejecutando proceso 31487</text:p>
      <text:p text:style-name="P637">Proceso terminado con código: 0</text:p>
      <text:p text:style-name="P637"/>
      <text:p text:style-name="P637"/>
      <text:p text:style-name="P637">TERMINAL2: <text:s text:c="2"/>(ejecutado después pero con mayor prioridad)</text:p>
      <text:p text:style-name="P637">ismael@asus(/home/ismael/Escritorio/SO/PRÁCTICAS/P3 ) -&gt; fgpri 0 sleep 25</text:p>
      <text:p text:style-name="P637">Ejecutando proceso 31490</text:p>
      <text:p text:style-name="P637">Proceso terminado con código: 0</text:p>
      <text:p text:style-name="Standard"/>
      <text:p text:style-name="Standard"/>
      <text:p text:style-name="P637">ACABA PRIMERO LA TERMINAL 2, porque tiene mayor prioridad</text:p>
      <text:p text:style-name="Standard"/>
      <text:p text:style-name="Standard"/>
      <text:p text:style-name="P638">para comprobar su ejecución y su prioridad podemos usar en una terminak normal:</text:p>
      <text:p text:style-name="P638">-&gt; ps -eo pid,ppid,ni,comm | grep slee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Standard"/>
      <text:p text:style-name="P129"><text:soft-page-break/>13-back<text:span text:style-name="T474">: </text:span><text:span text:style-name="T220">ejecuta un proceso en segundo plan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1">14-backpri:<text:span text:style-name="T220"> ejecuta un proceso en segundo plano con priorida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39"><text:span text:style-name="T73"/></text:p>
      <text:p text:style-name="P639"><text:span text:style-name="T73"/></text:p>
      <text:p text:style-name="P639"><text:span text:style-name="T73"/></text:p>
      <text:p text:style-name="P639"><text:span text:style-name="T73"/></text:p>
      <text:p text:style-name="P639"><text:span text:style-name="T73"/></text:p>
      <text:p text:style-name="P639"><text:span text:style-name="T73"/></text:p>
      <text:p text:style-name="P639"><text:span text:style-name="T73"/></text:p>
      <text:p text:style-name="P639"><text:span text:style-name="T73"/></text:p>
      <text:p text:style-name="P639"><text:span text:style-name="T73"/></text:p>
      <text:p text:style-name="P639"><text:span text:style-name="T73"/></text:p>
      <text:p text:style-name="P639"><text:span text:style-name="T73"/></text:p>
      <text:p text:style-name="P639"><text:span text:style-name="T73"/></text:p>
      <text:p text:style-name="P639"><text:span text:style-name="T73"/></text:p>
      <text:p text:style-name="P639"><text:span text:style-name="T73"/></text:p>
      <text:p text:style-name="P639"><text:span text:style-name="T73"/></text:p>
      <text:p text:style-name="P639"><text:soft-page-break/><text:span text:style-name="T73">15-listjobs y 16-deljobs </text:span>(-term | -sig):</text:p>
      <text:p text:style-name="P639">listjobs: muestra la lista de procesos en segundo plano</text:p>
      <text:p text:style-name="P639">deljobs:</text:p>
      <text:p text:style-name="P639"><text:tab/>-term: elimina los procesos terminados</text:p>
      <text:p text:style-name="P639"><text:tab/>-sig: elimina los procesos terminados por señal</text:p>
      <text:p text:style-name="P639"/>
      <text:p text:style-name="P639">Ejemplo completo con todo:</text:p>
      <text:p text:style-name="P639">Bienvenido al Shell de Sistemas Operativos</text:p>
      <text:p text:style-name="P639">ismael@asus(/home/ismael/Escritorio/SO/PRÁCTICAS/P3 ) -&gt; search -path</text:p>
      <text:p text:style-name="P639">Directorio '/home/ismael/.opam/ocaml-latest/bin' añadido a la lista de búsqueda</text:p>
      <text:p text:style-name="P639">Directorio '/home/ismael/.local/bin' añadido a la lista de búsqueda</text:p>
      <text:p text:style-name="P639">Directorio '/usr/local/sbin' añadido a la lista de búsqueda</text:p>
      <text:p text:style-name="P639">Directorio '/usr/local/bin' añadido a la lista de búsqueda</text:p>
      <text:p text:style-name="P639">Directorio '/usr/sbin' añadido a la lista de búsqueda</text:p>
      <text:p text:style-name="P639">Directorio '/usr/bin' añadido a la lista de búsqueda</text:p>
      <text:p text:style-name="P639">Directorio '/sbin' añadido a la lista de búsqueda</text:p>
      <text:p text:style-name="P639">Directorio '/bin' añadido a la lista de búsqueda</text:p>
      <text:p text:style-name="P639">Directorio '/usr/games' añadido a la lista de búsqueda</text:p>
      <text:p text:style-name="P639">Directorio '/usr/local/games' añadido a la lista de búsqueda</text:p>
      <text:p text:style-name="P639">Directorio '/snap/bin' añadido a la lista de búsqueda</text:p>
      <text:p text:style-name="P639">El directorio '/snap/bin' ya está en la lista</text:p>
      <text:p text:style-name="P639">Directorios del PATH importados a la lista de búsqueda</text:p>
      <text:p text:style-name="P639"/>
      <text:p text:style-name="P639">ismael@asus(/home/ismael/Escritorio/SO/PRÁCTICAS/P3 ) -&gt; back</text:p>
      <text:p text:style-name="P639">Uso: back programa [argumentos...]</text:p>
      <text:p text:style-name="P639"/>
      <text:p text:style-name="P639">ismael@asus(/home/ismael/Escritorio/SO/PRÁCTICAS/P3 ) -&gt; back sleep 100</text:p>
      <text:p text:style-name="P639">[38421] sleep</text:p>
      <text:p text:style-name="P639"/>
      <text:p text:style-name="P639">ismael@asus(/home/ismael/Escritorio/SO/PRÁCTICAS/P3 ) -&gt; backpri sleep 100^[[D^[[D</text:p>
      <text:p text:style-name="P639">[38429] 1 (priority: 0)</text:p>
      <text:p text:style-name="P639"/>
      <text:p text:style-name="P639"/>
      <text:p text:style-name="P639">ismael@asus(/home/ismael/Escritorio/SO/PRÁCTICAS/P3 ) -&gt; backpri 5 sleep 100</text:p>
      <text:p text:style-name="P639">[38434] sleep (priority: 5)</text:p>
      <text:p text:style-name="P639"/>
      <text:p text:style-name="P639">ismael@asus(/home/ismael/Escritorio/SO/PRÁCTICAS/P3 ) -&gt; listjobs</text:p>
      <text:p text:style-name="P639">PID <text:s text:c="3"/>Usuario <text:s/>Fecha <text:s text:c="12"/>Estado <text:s text:c="9"/>Comando <text:s text:c="8"/>Prioridad</text:p>
      <text:p text:style-name="P639">--------------------------------------------------------------------------------</text:p>
      <text:p text:style-name="P639">38421 <text:s/>ismael <text:s text:c="2"/>2024/12/16 18:34 <text:s/>ACTIVO <text:s text:c="9"/>sleep <text:s text:c="10"/>p=0 <text:s text:c="15"/></text:p>
      <text:p text:style-name="P639">38434 <text:s/>ismael <text:s text:c="2"/>2024/12/16 18:35 <text:s/>ACTIVO <text:s text:c="9"/>sleep <text:s text:c="10"/>p=5 <text:s text:c="2"/></text:p>
      <text:p text:style-name="P639"><text:s text:c="5"/></text:p>
      <text:p text:style-name="P639">ismael@asus(/home/ismael/Escritorio/SO/PRÁCTICAS/P3 ) -&gt; listjobs</text:p>
      <text:p text:style-name="P639">PID <text:s text:c="3"/>Usuario <text:s/>Fecha <text:s text:c="12"/>Estado <text:s text:c="9"/>Comando <text:s text:c="8"/>Prioridad</text:p>
      <text:p text:style-name="P639">--------------------------------------------------------------------------------</text:p>
      <text:p text:style-name="P639">38421 <text:s/>ismael <text:s text:c="2"/>2024/12/16 18:34 <text:s/>ACTIVO <text:s text:c="9"/>sleep <text:s text:c="10"/>p=0 <text:s text:c="7"/></text:p>
      <text:p text:style-name="P639">38429 <text:s/>ismael <text:s text:c="2"/>2024/12/16 18:35 <text:s/>TERMINADO (001) 1 <text:s text:c="6"/>p=0 <text:s text:c="7"/></text:p>
      <text:p text:style-name="P639">38434 <text:s/>ismael <text:s text:c="2"/>2024/12/16 18:35 <text:s/>SIGNALED (15) <text:s text:c="2"/>sleep <text:s text:c="10"/>p=5 <text:s text:c="7"/></text:p>
      <text:p text:style-name="P639"/>
      <text:p text:style-name="P639"/>
      <text:p text:style-name="P639">ismael@asus(/home/ismael/Escritorio/SO/PRÁCTICAS/P3 ) -&gt; deljobs -term</text:p>
      <text:p text:style-name="P639">Procesos eliminados: 1</text:p>
      <text:p text:style-name="P639"><text:soft-page-break/>ismael@asus(/home/ismael/Escritorio/SO/PRÁCTICAS/P3 ) -&gt; listjobs</text:p>
      <text:p text:style-name="P639">PID <text:s text:c="3"/>Usuario <text:s/>Fecha <text:s text:c="12"/>Estado <text:s text:c="9"/>Comando <text:s text:c="8"/>Prioridad</text:p>
      <text:p text:style-name="P639">--------------------------------------------------------------------------------</text:p>
      <text:p text:style-name="P639">38421 <text:s/>ismael <text:s text:c="2"/>2024/12/16 18:34 <text:s/>ACTIVO <text:s text:c="9"/>sleep <text:s text:c="10"/>p=0 <text:s text:c="7"/></text:p>
      <text:p text:style-name="P639">38434 <text:s/>ismael <text:s text:c="2"/>2024/12/16 18:35 <text:s/>SIGNALED (15) <text:s text:c="2"/>sleep <text:s text:c="10"/>p=5 <text:s text:c="3"/></text:p>
      <text:p text:style-name="P639"/>
      <text:p text:style-name="P639"><text:s text:c="4"/></text:p>
      <text:p text:style-name="P639">ismael@asus(/home/ismael/Escritorio/SO/PRÁCTICAS/P3 ) -&gt; listjobs -sig</text:p>
      <text:p text:style-name="P639">PID <text:s text:c="3"/>Usuario <text:s/>Fecha <text:s text:c="12"/>Estado <text:s text:c="9"/>Comando <text:s text:c="8"/>Prioridad</text:p>
      <text:p text:style-name="P639">--------------------------------------------------------------------------------</text:p>
      <text:p text:style-name="P639">38421 <text:s/>ismael <text:s text:c="2"/>2024/12/16 18:34 <text:s/>ACTIVO <text:s text:c="9"/>sleep <text:s text:c="10"/>p=0 <text:s text:c="7"/></text:p>
      <text:p text:style-name="P639">38434 <text:s/>ismael <text:s text:c="2"/>2024/12/16 18:35 <text:s/>SIGNALED (15) <text:s text:c="2"/>sleep <text:s text:c="10"/>p=5 <text:s text:c="7"/></text:p>
      <text:p text:style-name="P639">ismael@asus(/home/ismael/Escritorio/SO/PRÁCTICAS/P3 ) -&gt; deljobs -sig</text:p>
      <text:p text:style-name="P639">Procesos eliminados: 1</text:p>
      <text:p text:style-name="P639"/>
      <text:p text:style-name="P639">ismael@asus(/home/ismael/Escritorio/SO/PRÁCTICAS/P3 ) -&gt; listjobs</text:p>
      <text:p text:style-name="P639">PID <text:s text:c="3"/>Usuario <text:s/>Fecha <text:s text:c="12"/>Estado <text:s text:c="9"/>Comando <text:s text:c="8"/>Prioridad</text:p>
      <text:p text:style-name="P639">--------------------------------------------------------------------------------</text:p>
      <text:p text:style-name="P639">38421 <text:s/>ismael <text:s text:c="2"/>2024/12/16 18:34 <text:s/>TERMINADO (000) sleep <text:s text:c="10"/>p=0 <text:s text:c="7"/></text:p>
      <text:p text:style-name="P639">ismael@asus(/home/ismael/Escritorio/SO/PRÁCTICAS/P3 ) -&gt; listjobs -term</text:p>
      <text:p text:style-name="P639">PID <text:s text:c="3"/>Usuario <text:s/>Fecha <text:s text:c="12"/>Estado <text:s text:c="9"/>Comando <text:s text:c="8"/>Prioridad</text:p>
      <text:p text:style-name="P639">--------------------------------------------------------------------------------</text:p>
      <text:p text:style-name="P639">38421 <text:s/>ismael <text:s text:c="2"/>2024/12/16 18:34 <text:s/>TERMINADO (000) sleep <text:s text:c="10"/>p=0 <text:s text:c="5"/></text:p>
      <text:p text:style-name="P639"><text:s text:c="2"/></text:p>
      <text:p text:style-name="P639">ismael@asus(/home/ismael/Escritorio/SO/PRÁCTICAS/P3 ) -&gt; deljobs -term</text:p>
      <text:p text:style-name="P639">Procesos eliminados: 1</text:p>
      <text:p text:style-name="P639"/>
      <text:p text:style-name="P639">ismael@asus(/home/ismael/Escritorio/SO/PRÁCTICAS/P3 ) -&gt; listjobs</text:p>
      <text:p text:style-name="P639">No hay procesos en segundo plano</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pan text:style-name="T429"/></text:p>
      <text:p text:style-name="P5"><text:soft-page-break/><text:span text:style-name="T429">INFORME SHELL</text:span></text:p>
      <text:p text:style-name="P54">Nos tenemos que basar en el shell de referencia para hacer la práctica. Para ello tenemos una carpeta shell de referencia y dentro de ella una que se llama LINUX con varios archivos .out dentro. Accedemos a esta carpeta y abrimos la terminal. Para acceder al shell de referencia ejecutamos:</text:p>
      <text:p text:style-name="P61">./shell.out</text:p>
      <text:p text:style-name="P61">./shell32bit.out</text:p>
      <text:p text:style-name="P54">Si no compila debemos darle permisos ejecutando:</text:p>
      <text:p text:style-name="P6">chmod +x shell.out</text:p>
      <text:p text:style-name="P6">chmod +x shell32bit.out</text:p>
      <text:p text:style-name="P71"><text:s/>para comprobar los permisos:</text:p>
      <text:p text:style-name="P6">ls -l shell.out</text:p>
      <text:p text:style-name="P6">ls -l shell32bit.out</text:p>
      <text:p text:style-name="P6"/>
      <text:p text:style-name="P6">gcc -g -o p0.out p0.c</text:p>
      <text:p text:style-name="P6"/>
      <text:p text:style-name="P81">Para la entrega haremos un <text:span text:style-name="T36">*</text:span>Makefile que cintenga valgrind y que compile solo con make. Para limpiar los ejecutables haremos make clean.</text:p>
      <text:p text:style-name="P6"/>
      <text:p text:style-name="P7"/>
      <text:p text:style-name="P7">FICHEROS:</text:p>
      <text:p text:style-name="P72">-p0.c: <text:span text:style-name="T32"><text:s/>programa principal que contiene el main donde se ejecuta el bucle del shell</text:span></text:p>
      <text:p text:style-name="P72"/>
      <text:p text:style-name="P72">-lista.h<text:span text:style-name="T32"> y lista.c: definición e implementación de las funciones del TAD lista enlazada que se utiliza para hacer la función historic, que es una lista que almacena los comandos que vamos añadiendo al shell</text:span></text:p>
      <text:p text:style-name="P72"/>
      <text:p text:style-name="P73">-lista_ficheros.h<text:span text:style-name="T32"> y lista_ficheros.c: <text:s/>definición e implementación de las funciones del TAD lista enlazada que se utiliza para hacer las funciones open, close y dup relacionadas con ficheros</text:span></text:p>
      <text:p text:style-name="P73"/>
      <text:p text:style-name="P80">-utils.h y utils.c: funciones auxuliares que utilizaremos en el resto del ćodigo</text:p>
      <text:p text:style-name="P80"/>
      <text:p text:style-name="P80">-lista_memoria.h y lista_memoria.c: <text:s/><text:span text:style-name="T32">definición e implementación de las funciones del TAD lista enlazada que se utiliza para hacer la</text:span>s funciones de memoria de la p2.</text:p>
      <text:p text:style-name="P72"/>
      <text:p text:style-name="P94">-lista_busqueda.h y lista_busqueda.c: <text:span text:style-name="T32">definición e implementación de las funciones del TAD lista enlazada que se utiliza </text:span>para añadir los procesos en segundo plano de la p3.</text:p>
      <text:p text:style-name="P72"/>
      <text:p text:style-name="P93">-lista_procesos_bg.h y lista_procesos_bg.c: <text:span text:style-name="T32">definición e implementación de las funciones del TAD lista enlazada que se utiliza para hacer la</text:span><text:span text:style-name="T279">s funciones de </text:span>procesos en segundo plano <text:span text:style-name="T279">de la p</text:span>3.</text:p>
      <text:p text:style-name="P75"/>
      <text:p text:style-name="P72"/>
      <text:p text:style-name="P72"/>
      <text:p text:style-name="P72"/>
      <text:p text:style-name="P72"/>
      <text:p text:style-name="P72"/>
      <text:p text:style-name="P72"/>
      <text:p text:style-name="P72"/>
      <text:p text:style-name="P72"/>
      <text:p text:style-name="P72"/>
      <text:p text:style-name="P72"/>
      <text:p text:style-name="P72"/>
      <text:p text:style-name="P51"><text:soft-page-break/>Makefile:</text:p>
      <text:p text:style-name="P385"># Variables</text:p>
      <text:p text:style-name="P385">CC = gcc <text:s text:c="19"/># Compilador a usar</text:p>
      <text:p text:style-name="P385">CFLAGS = -g -Wall -m64 <text:s text:c="5"/># Opciones de compilación (g para depuración, Wall para mostrar todas las advertencias) y -m64 le indica al compilador que genere código para una arquitectura de 64 bits</text:p>
      <text:p text:style-name="P385">OBJ = p3.o lista.o lista_ficheros.o utils.o lista_memoria.o lista_busqueda.o lista_procesos_bg.o # Archivos objeto a crear</text:p>
      <text:p text:style-name="P385">TARGET = p3 <text:s text:c="15"/># Nombre del ejecutable</text:p>
      <text:p text:style-name="P385"/>
      <text:p text:style-name="P385"># Regla por defecto que compila y ejecuta</text:p>
      <text:p text:style-name="P385">all: $(TARGET) <text:s text:c="13"/># Compila el ejecutable</text:p>
      <text:p text:style-name="P385"><text:tab/>./$(TARGET) <text:s text:c="13"/># Ejecuta el programa</text:p>
      <text:p text:style-name="P385"/>
      <text:p text:style-name="P385"># Regla para crear el ejecutable</text:p>
      <text:p text:style-name="P385">$(TARGET): $(OBJ)</text:p>
      <text:p text:style-name="P385"><text:tab/>$(CC) $(OBJ) -o $@ <text:s text:c="6"/># Enlaza los archivos objeto para crear el ejecutable</text:p>
      <text:p text:style-name="P385"/>
      <text:p text:style-name="P385"># Regla para compilar p1.c</text:p>
      <text:p text:style-name="P385">p1.o: p3.c lista.h lista_ficheros.h utils.h lista_memoria.h</text:p>
      <text:p text:style-name="P385"><text:tab/>$(CC) $(CFLAGS) -c $&lt; <text:s text:c="3"/># Compila p1.c a p1.o</text:p>
      <text:p text:style-name="P385"/>
      <text:p text:style-name="P385"># Regla para compilar lista.c</text:p>
      <text:p text:style-name="P385">lista.o: lista.c lista.h</text:p>
      <text:p text:style-name="P385"><text:tab/>$(CC) $(CFLAGS) -c $&lt; <text:s text:c="3"/># Compila lista.c a lista.o</text:p>
      <text:p text:style-name="P385"/>
      <text:p text:style-name="P385"># Regla para compilar lista_ficheros.c</text:p>
      <text:p text:style-name="P385">lista_ficheros.o: lista_ficheros.c lista_ficheros.h</text:p>
      <text:p text:style-name="P385"><text:tab/>$(CC) $(CFLAGS) -c $&lt; <text:s text:c="3"/># Compila lista_ficheros.c a lista_ficheros.o</text:p>
      <text:p text:style-name="P385"/>
      <text:p text:style-name="P385"># Regla para compilar utils.c</text:p>
      <text:p text:style-name="P385">utils.o: utils.c utils.h</text:p>
      <text:p text:style-name="P385"><text:tab/>$(CC) $(CFLAGS) -c $&lt; <text:s text:c="3"/># Compila utils.c a utils.o</text:p>
      <text:p text:style-name="P385"/>
      <text:p text:style-name="P385"># Regla para compilar lista_memoria.c</text:p>
      <text:p text:style-name="P385">lista_memoria.o: lista_memoria.c lista_memoria.h</text:p>
      <text:p text:style-name="P385"><text:tab/>$(CC) $(CFLAGS) -c $&lt; <text:s text:c="3"/># Compila lista_memoria.c a lista_memoria.o</text:p>
      <text:p text:style-name="P385"/>
      <text:p text:style-name="P385"># Regla para compilar lista_busqueda.c</text:p>
      <text:p text:style-name="P385">lista_busqueda.o: lista_busqueda.c lista_busqueda.h</text:p>
      <text:p text:style-name="P385"><text:tab/>$(CC) $(CFLAGS) -c $&lt; <text:s text:c="3"/># Compila lista_busqueda.c a lista_busqueda.o</text:p>
      <text:p text:style-name="P385"/>
      <text:p text:style-name="P385">lista_procesos_bg.o: lista_procesos_bg.c lista_procesos_bg.h</text:p>
      <text:p text:style-name="P385"><text:tab/>$(CC) $(CFLAGS) -c $&lt; <text:s text:c="3"/># Compila lista_procesos_bk.c a lista_procesos_bk.o</text:p>
      <text:p text:style-name="P385"/>
      <text:p text:style-name="P385"># Regla para ejecutar Valgrind en el programa</text:p>
      <text:p text:style-name="P385">valgrind: $(TARGET)</text:p>
      <text:p text:style-name="P385"><text:tab/>valgrind --leak-check=full --show-leak-kinds=all ./$(TARGET)</text:p>
      <text:p text:style-name="P385"/>
      <text:p text:style-name="P385"># Regla para ejecutar el programa con sudo (con privilegios de superusuario)</text:p>
      <text:p text:style-name="P385">sudo: $(TARGET)</text:p>
      <text:p text:style-name="P385"><text:tab/>sudo ./$(TARGET) <text:s text:c="9"/># Ejecuta el programa con privilegios de superusuario</text:p>
      <text:p text:style-name="P385"/>
      <text:p text:style-name="P385"># Regla para limpiar los archivos generados</text:p>
      <text:p text:style-name="P385">clean:</text:p>
      <text:p text:style-name="P385"><text:tab/>rm -f $(OBJ) $(TARGET) <text:s text:c="2"/># Elimina los archivos objeto y el ejecutable</text:p>
      <text:p text:style-name="P385"/>
      <text:p text:style-name="P385">.PHONY: all clean valgrind <text:s/># Indica que "all", "clean" y "valgrind" no son archivos</text:p>
      <text:p text:style-name="P447"/>
      <text:p text:style-name="P447"><text:span text:style-name="T340">El archivo Makefile configura las reglas para compilar y enlazar el programa paso a paso, </text:span>además de facilitar la limpieza y depuración del programa.<text:span text:style-name="T340"> También contiene valgrind, que permite detectar errores de memoria.</text:span></text:p>
      <text:p text:style-name="P44"><text:soft-page-break/><text:span text:style-name="Strong_20_Emphasis"/></text:p>
      <text:p text:style-name="P43"><text:span text:style-name="Strong_20_Emphasis"><text:span text:style-name="T341">Variables</text:span></text:span><text:span text:style-name="T341">:</text:span></text:p>
      <text:list text:style-name="L124">
        <text:list-item>
          <text:p text:style-name="P875"><text:span text:style-name="Source_20_Text">CC</text:span>: Define el compilador a usar, en este caso <text:span text:style-name="Source_20_Text">gcc</text:span>.</text:p>
        </text:list-item>
        <text:list-item>
          <text:p text:style-name="P875"><text:span text:style-name="Source_20_Text">CFLAGS</text:span>: Define las opciones de compilación. <text:span text:style-name="Source_20_Text">-g</text:span> es para generar información de depuración, y <text:span text:style-name="Source_20_Text">-Wall</text:span> habilita todas las advertencias del compilador, lo que ayuda a detectar posibles problemas.</text:p>
        </text:list-item>
        <text:list-item>
          <text:p text:style-name="P875"><text:span text:style-name="Source_20_Text">OBJ</text:span>: Lista de archivos objeto (<text:span text:style-name="Source_20_Text">.o</text:span>) que se generarán a partir de los archivos fuente (<text:span text:style-name="Source_20_Text">.c</text:span>).</text:p>
        </text:list-item>
        <text:list-item>
          <text:p text:style-name="P876"><text:span text:style-name="Source_20_Text">TARGET</text:span>: Nombre del ejecutable final.</text:p>
        </text:list-item>
      </text:list>
      <text:p text:style-name="P448"/>
      <text:list text:style-name="L125">
        <text:list-item>
          <text:p text:style-name="P877"><text:span text:style-name="Strong_20_Emphasis">Reglas</text:span>:</text:p>
        </text:list-item>
      </text:list>
      <text:list text:style-name="L126">
        <text:list-item>
          <text:p text:style-name="P878"><text:span text:style-name="Source_20_Text">all</text:span>: Es la regla predeterminada. Compila el ejecutable (usando las reglas establecidas) y luego lo ejecuta.</text:p>
        </text:list-item>
        <text:list-item>
          <text:p text:style-name="P878"><text:span text:style-name="Source_20_Text">$(TARGET)</text:span>: Crea el ejecutable enlazando todos los archivos objeto especificados en <text:span text:style-name="Source_20_Text">OBJ</text:span>. Usa <text:span text:style-name="Source_20_Text">$@</text:span> para representar el objetivo (en este caso, el nombre del ejecutable).</text:p>
        </text:list-item>
        <text:list-item>
          <text:p text:style-name="P878">Reglas para compilar archivos <text:span text:style-name="Source_20_Text">.c</text:span> específicos (<text:span text:style-name="Source_20_Text">p2.c</text:span>, <text:span text:style-name="Source_20_Text">lista.c</text:span>, etc.):</text:p>
          <text:list>
            <text:list-item>
              <text:p text:style-name="P878">Cada archivo <text:span text:style-name="Source_20_Text">.c</text:span> tiene su propia regla para compilarlo en un archivo objeto <text:span text:style-name="Source_20_Text">.o</text:span>.</text:p>
            </text:list-item>
            <text:list-item>
              <text:p text:style-name="P878">En cada línea, el comando <text:span text:style-name="Source_20_Text">$(CC) $(CFLAGS) -c $&lt;</text:span> compila el archivo <text:span text:style-name="Source_20_Text">.c</text:span> correspondiente.</text:p>
              <text:list>
                <text:list-item>
                  <text:p text:style-name="P878"><text:span text:style-name="Source_20_Text">-c</text:span>: Es una opción que le indica a <text:span text:style-name="Source_20_Text">gcc</text:span> que solo compile el archivo y genere un archivo objeto (<text:span text:style-name="Source_20_Text">.o</text:span>) en lugar de un ejecutable. Así, el archivo se enlazará posteriormente junto con otros archivos objeto para formar el ejecutable completo.</text:p>
                </text:list-item>
              </text:list>
            </text:list-item>
            <text:list-item>
              <text:p text:style-name="P879"><text:span text:style-name="Source_20_Text">$&lt;</text:span> se refiere al primer prerequisito de la regla (en este caso, el archivo fuente <text:span text:style-name="Source_20_Text">.c</text:span>).</text:p>
            </text:list-item>
          </text:list>
        </text:list-item>
      </text:list>
      <text:list text:style-name="L127">
        <text:list-item>
          <text:p text:style-name="P880"><text:span text:style-name="Strong_20_Emphasis">Otras reglas útiles</text:span>:</text:p>
        </text:list-item>
      </text:list>
      <text:list text:style-name="L128">
        <text:list-item>
          <text:p text:style-name="P881"><text:span text:style-name="Source_20_Text">valgrind</text:span>: Ejecuta el programa bajo <text:span text:style-name="Emphasis">Valgrind</text:span> para detectar fugas de memoria y otros errores de memoria.</text:p>
        </text:list-item>
        <text:list-item>
          <text:p text:style-name="P882"><text:span text:style-name="Source_20_Text">clean</text:span>: Elimina los archivos generados (<text:span text:style-name="Source_20_Text">.o</text:span> y el ejecutable), limpiando el directorio de trabajo.</text:p>
        </text:list-item>
      </text:list>
      <text:list text:style-name="L129">
        <text:list-item>
          <text:p text:style-name="P883"><text:span text:style-name="Strong_20_Emphasis">Declaración de </text:span><text:span text:style-name="Source_20_Text">.PHONY</text:span>:</text:p>
        </text:list-item>
      </text:list>
      <text:list text:style-name="L130">
        <text:list-item>
          <text:p text:style-name="P884">Especifica que <text:span text:style-name="Source_20_Text">all</text:span>, <text:span text:style-name="Source_20_Text">clean</text:span>, y <text:span text:style-name="Source_20_Text">valgrind</text:span> no son archivos sino nombres de reglas. Esto evita conflictos si existieran archivos con estos nombres.</text:p>
        </text:list-item>
      </text:list>
      <text:p text:style-name="P74"/>
      <text:p text:style-name="P27"><text:span text:style-name="T253"/></text:p>
      <text:p text:style-name="P27"><text:span text:style-name="T253"/></text:p>
      <text:p text:style-name="P27"><text:span text:style-name="T253"/></text:p>
      <text:p text:style-name="P27"><text:span text:style-name="T253"/></text:p>
      <text:p text:style-name="P27"><text:span text:style-name="T253"/></text:p>
      <text:p text:style-name="P27"><text:span text:style-name="T253"/></text:p>
      <text:p text:style-name="P27"><text:soft-page-break/><text:span text:style-name="T253">EXPLICACIÓN CÓDIGO Y SUS FUNCIONES</text:span></text:p>
      <text:p text:style-name="P104">p0.c, p1.c<text:span text:style-name="T455">,</text:span> p2.c<text:span text:style-name="T455"> y p3.c</text:span></text:p>
      <text:p text:style-name="P59"/>
      <text:p text:style-name="P62">1.1- INICIO DEL CÓDIGO:</text:p>
      <text:p text:style-name="P57">Declaración de las librerías que vamos a utilizar:</text:p>
      <text:p text:style-name="P56"/>
      <text:p text:style-name="P406"><text:span text:style-name="T280"/></text:p>
      <text:p text:style-name="P407">#include &lt;stdio.h&gt; <text:s/>// Librería estándar de C para operaciones de E/S</text:p>
      <text:p text:style-name="P407">#include "utils.h" <text:s/>//Añadimos el archivo con las funciones auxiliares para usar en los comandos</text:p>
      <text:p text:style-name="P407">#include &lt;string.h&gt; // Librería para manipulación de cadenas</text:p>
      <text:p text:style-name="P407">#include &lt;stdlib.h&gt; // Librería estándar de C para funciones generales como gestión de memoria</text:p>
      <text:p text:style-name="P407">#include &lt;unistd.h&gt; // Librería necesaria para funciones de obtención de PID y PPID</text:p>
      <text:p text:style-name="P407">#include &lt;time.h&gt; <text:s text:c="2"/>// Librería con funciones y tipos para manipular tiempos y fechas</text:p>
      <text:p text:style-name="P407">#include &lt;sys/utsname.h&gt; // Librería que proporciona la interfaz para acceder a la función uname(), que permite obtener información del SO</text:p>
      <text:p text:style-name="P407">#include "lista.h" // Añadimos la lista enlazada para hacer la función del histórico, en la que almacenaremos el historial de comandos</text:p>
      <text:p text:style-name="P407">#include &lt;ctype.h&gt; <text:s/>//Librería con funciones para clasificar y convertir caracteres</text:p>
      <text:p text:style-name="P407">#include "lista_ficheros.h" //Añadimos la lista enlazada que contiene funciones para poder trabajar con ficheros para poder hacer las funciones open, close y dup</text:p>
      <text:p text:style-name="P407">#include &lt;fcntl.h&gt; // Para usar O_CREAT, O_RDONLY, O_WRONLY etc. Es una cabecera de la biblioteca estándar de C que proporciona funciones relacionadas con la manipulación de archivos y descriptores de archivos</text:p>
      <text:p text:style-name="P407"><text:s text:c="19"/>/* usamos también esta librería para llamar a funciones como open,close, read*/</text:p>
      <text:p text:style-name="P407">#include &lt;sys/stat.h&gt; // Librería que define la estructura de datos para manejar los atributos de archivos, como el tamaño, los permisos y el tipo de archivo. Se usa comúnmente con la función mkdir para crear directorios y definir sus permisos</text:p>
      <text:p text:style-name="P407">#include &lt;errno.h&gt; //Librería para manejar errores</text:p>
      <text:p text:style-name="P407">#include &lt;limits.h&gt; //Librería para obtener constantes como PATH_MAX</text:p>
      <text:p text:style-name="P407">#include &lt;dirent.h&gt; //Librería para manipular directorios</text:p>
      <text:p text:style-name="P407">#include &lt;libgen.h&gt; //Librería para manipular rutas de archivos</text:p>
      <text:p text:style-name="P407">#include "lista_memoria.h" //Añadimos la lista enlazada que contiene funciones para poder trabajar con la memoria</text:p>
      <text:p text:style-name="P55"/>
      <text:p text:style-name="P57">Definimos también:</text:p>
      <text:p text:style-name="P408"><text:span text:style-name="T7">-</text:span><text:span text:style-name="T6">MAX_INPUT</text:span><text:span text:style-name="T7">: </text:span>Valor máximo de caracteres por comando</text:p>
      <text:p text:style-name="P69">-MAX_ARGS: Valor máximo de argumentos permitidos a ingresar en los comandos del shell.out</text:p>
      <text:p text:style-name="P70"/>
      <text:p text:style-name="P58"><text:s/>Declaramos el histórico como list (list.h y .c) y los ficheros (lista_ficheros.c y .h)</text:p>
      <text:p text:style-name="P58">Los veremos luego en las funciones<text:span text:style-name="T279"> y la lista de memoria como MemoryList (lista_memoria.c y .h)</text:span></text:p>
      <text:p text:style-name="P58"/>
      <text:p text:style-name="P407">List historico; // Declaramos la lista que hemos creado para almacenar el histórico de comandos</text:p>
      <text:p text:style-name="P407">ListFicheros ficheros; //Declaramos la lista para manejar ficheros abiertos</text:p>
      <text:p text:style-name="P407">MemoryList *memoria; //Declaramos la lista para manejar la memoria</text:p>
      <text:p text:style-name="Standard"/>
      <text:p text:style-name="P58"/>
      <text:p text:style-name="P55"/>
      <text:p text:style-name="P55"/>
      <text:p text:style-name="P55"/>
      <text:p text:style-name="P55"/>
      <text:p text:style-name="P55"/>
      <text:p text:style-name="P55"><text:soft-page-break/><text:span text:style-name="T37">struct cmd: </text:span>Se define una estructura <text:span text:style-name="Source_20_Text">cmd</text:span> que almacena el nombre de un comando y punteros a funciones que manejan uno o varios argumentos.<text:span text:style-name="T35"> </text:span></text:p>
      <text:p text:style-name="P58">funcion 1 (arg): hacer referencia a los comandos que tienen más argumentos del tipo -n, -t etc</text:p>
      <text:p text:style-name="P58">función 2( tr[]): para comandos que requieren múltiples argumentos, funciones que usarán ficheros <text:tab/><text:tab/>principalmente</text:p>
      <text:p text:style-name="P55"/>
      <text:p text:style-name="P55"/>
      <text:p text:style-name="P62">1.2- DEFINICIÓN DE LAS FUNCIONES QUE VAMOS A UTILIZAR</text:p>
      <text:p text:style-name="P60">1-FUNCIONES DE LOS COMANDOS</text:p>
      <text:p text:style-name="P60"><text:s text:c="4"/>-&gt; FUNCIONES P0</text:p>
      <text:p text:style-name="P60"><text:s text:c="4"/>-&gt; FUNCIONES P1</text:p>
      <text:p text:style-name="P60"><text:s text:c="4"/>-&gt; FUNCIONES P2</text:p>
      <text:p text:style-name="P60"><text:s text:c="4"/>-&gt; FUNCIONES P3<text:tab/></text:p>
      <text:p text:style-name="P55"/>
      <text:p text:style-name="P55"/>
      <text:p text:style-name="P55"/>
      <text:p text:style-name="P62">1.3-MAIN:</text:p>
      <text:p text:style-name="P59">En el main declaramos un buffer e inicializamos las listas (del historial y la de los ficheros) <text:s/>y hacemos el siguiente bucle while:</text:p>
      <text:p text:style-name="P55"/>
      <text:p text:style-name="P249">// BUCLE del shell</text:p>
      <text:p text:style-name="P247"><text:span text:style-name="T33">while</text:span> (<text:span text:style-name="T67">1</text:span>) {</text:p>
      <text:p text:style-name="P247"><text:span text:style-name="T69">imprimirPrompt</text:span>();</text:p>
      <text:p text:style-name="P247"><text:span text:style-name="T69">leerEntrada</text:span>(<text:span text:style-name="T71">input</text:span>);</text:p>
      <text:p text:style-name="P247"><text:span text:style-name="T69">procesarEntrada</text:span>(<text:span text:style-name="T71">input</text:span>);</text:p>
      <text:p text:style-name="P247">}</text:p>
      <text:p text:style-name="P55"/>
      <text:p text:style-name="P59">Por último eliminamos las listas creadas una vez finaliza el bucle. Liberamos memoria</text:p>
      <text:p text:style-name="P55"/>
      <text:p text:style-name="P55"/>
      <text:p text:style-name="P55"/>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1.4-IMPLEMENTACIÓN DE LAS FUNCIONES</text:p>
      <text:p text:style-name="P65">-imprimirPrompt:</text:p>
      <text:p text:style-name="P55">Imprime "<text:span text:style-name="T31">-</text:span>&gt;" cada vez que se <text:span text:style-name="T30"><text:s/>pide </text:span>un comando. </text:p>
      <text:p text:style-name="Standard"><text:span text:style-name="T5">Utlizamos esta línea </text:span><text:span text:style-name="T23">fflush(stdout);</text:span> <text:s/><text:span text:style-name="T25">por lo siguiente:</text:span></text:p>
      <text:p text:style-name="Text_20_body"><text:span text:style-name="Source_20_Text"><text:span text:style-name="T25">fflush(stdout);</text:span></text:span><text:span text:style-name="T25"> es una función en C que </text:span><text:span text:style-name="Strong_20_Emphasis"><text:span text:style-name="T25">fuerza el vaciado del búfer de salida</text:span></text:span><text:span text:style-name="T25"> asociado con </text:span><text:span text:style-name="Source_20_Text"><text:span text:style-name="T25">stdout</text:span></text:span><text:span text:style-name="T25"> (la salida estándar, que normalmente es la consola o terminal).</text:span></text:p>
      <text:h text:style-name="Heading_20_3" text:outline-level="3">¿Por qué se utiliza?</text:h>
      <text:p text:style-name="Text_20_body">En sistemas operativos, la salida (como texto que se imprime en la consola) se maneja mediante un <text:span text:style-name="Strong_20_Emphasis">búfer</text:span>. En lugar de enviar cada carácter directamente al dispositivo de salida (pantalla, archivo, etc.), los datos se almacenan temporalmente en el búfer para optimizar el rendimiento, enviando un bloque más grande de datos en lugar de hacerlo carácter por carácter.</text:p>
      <text:list text:style-name="L131">
        <text:list-item>
          <text:p text:style-name="P886"><text:span text:style-name="Strong_20_Emphasis">Salida en búfer</text:span>: El contenido de <text:span text:style-name="Source_20_Text">stdout</text:span> (lo que ves en pantalla) no siempre se muestra inmediatamente. Puede quedarse temporalmente en un búfer interno y solo se mostrará cuando:</text:p>
          <text:list>
            <text:list-item>
              <text:p text:style-name="P886">Se llena el búfer.</text:p>
            </text:list-item>
            <text:list-item>
              <text:p text:style-name="P886">Se encuentra un carácter especial, como un salto de línea (<text:span text:style-name="Source_20_Text">\n</text:span>).</text:p>
            </text:list-item>
            <text:list-item>
              <text:p text:style-name="P885">Se ejecuta explícitamente <text:span text:style-name="Source_20_Text">fflush()</text:span>.</text:p>
            </text:list-item>
          </text:list>
        </text:list-item>
      </text:list>
      <text:p text:style-name="P123"/>
      <text:p text:style-name="P64"><text:span text:style-name="T24">-</text:span><text:span text:style-name="T26">leerEntrada:</text:span></text:p>
      <text:p text:style-name="P66">Leemos la entrada (comando introducido por el usuario)</text:p>
      <text:p text:style-name="P66">Usamos fgets para leer la entrada con un máximo de caracteres y strcspn para eliminar el salto de línea.</text:p>
      <text:p text:style-name="P66"/>
      <text:p text:style-name="P125">La función <text:span text:style-name="Source_20_Text">fgets</text:span> se utiliza en C para leer una línea de texto desde un flujo de entrada, como <text:span text:style-name="Source_20_Text">stdin</text:span> (entrada estándar). Su estructura básica es la siguiente:</text:p>
      <text:p text:style-name="P250">La función <text:span text:style-name="Source_20_Text">fgets</text:span> se utiliza en C para leer una línea de texto desde un flujo de entrada, como <text:span text:style-name="Source_20_Text">stdin</text:span> (entrada estándar). Su estructura básica es la siguiente:</text:p>
      <text:p text:style-name="P139">char fgets (char *str, int n, FILE stream)</text:p>
      <text:h text:style-name="P138" text:outline-level="3">Parámetros:</text:h>
      <text:list text:style-name="L132">
        <text:list-item>
          <text:p text:style-name="P888"><text:span text:style-name="Strong_20_Emphasis"><text:span text:style-name="Source_20_Text">char *str</text:span></text:span>: Un puntero a un buffer donde se almacenará la línea leída. Este buffer debe ser lo suficientemente grande para contener la cadena y el carácter nulo (<text:span text:style-name="Source_20_Text">\0</text:span>) que indica el final de la cadena.<text:span text:style-name="T120"> -&gt;</text:span><text:span text:style-name="T38"> BUFFER</text:span></text:p>
        </text:list-item>
        <text:list-item>
          <text:p text:style-name="P888"><text:span text:style-name="Strong_20_Emphasis"><text:span text:style-name="Source_20_Text">int n</text:span></text:span>: El número máximo de caracteres a leer, incluido el carácter nulo. Esto significa que <text:span text:style-name="Source_20_Text">fgets</text:span> leerá hasta <text:span text:style-name="Source_20_Text">n-1</text:span> caracteres.<text:span text:style-name="T120"> <text:s/>-&gt; </text:span><text:span text:style-name="T38">MAX_INPUT</text:span></text:p>
        </text:list-item>
        <text:list-item>
          <text:p text:style-name="P887"><text:span text:style-name="Strong_20_Emphasis"><text:span text:style-name="Source_20_Text">FILE *stream</text:span></text:span>: Un puntero al flujo de entrada desde el cual se leerá la línea. Comúnmente se usa <text:span text:style-name="Source_20_Text">stdin</text:span>, pero puede ser cualquier archivo abierto.<text:span text:style-name="T120"> </text:span><text:span text:style-name="T38">-&gt;STDIN</text:span></text:p>
        </text:list-item>
      </text:list>
      <text:p text:style-name="P124"/>
      <text:p text:style-name="P124"/>
      <text:p text:style-name="P124"/>
      <text:p text:style-name="P126"><text:soft-page-break/>-procesarEntrada():</text:p>
      <text:p text:style-name="P127">P<text:span text:style-name="T122">ermite la interacción del usuario con el sistema, procesando y ejecutando comandos de manera estructurada.</text:span></text:p>
      <text:p text:style-name="P133">La función procesarEntrada gestiona la entrada de comandos del usuario en un shell personalizado. Primero, declara un arreglo de punteros para almacenar los argumentos del comando y obtiene el número de argumentos mediante la función TrocearCadena, que separa la entrada en partes basadas en espacios y saltos de línea. Si no se ingresan argumentos, la función termina sin hacer nada.</text:p>
      <text:p text:style-name="P133"/>
      <text:p text:style-name="P133">A continuación, se crea un objeto para almacenar el comando en el historial. Se determina la posición del nuevo comando en el historial, copiando el primer argumento (el nombre del comando) y los argumentos restantes en el objeto correspondiente. Este objeto se inserta en la lista de historial.</text:p>
      <text:p text:style-name="P133"/>
      <text:p text:style-name="P133">Luego, la función busca el comando ingresado en un arreglo que contiene los comandos disponibles. Si encuentra una coincidencia, verifica si hay una función asociada para un solo argumento o para múltiples argumentos, y llama a la función correspondiente con los argumentos adecuados.</text:p>
      <text:p text:style-name="P133"/>
      <text:p text:style-name="P133">Si el comando no se encuentra en la lista, la función imprime un mensaje de error, indicando que el comando no se pudo ejecutar.</text:p>
      <text:p text:style-name="P133"/>
      <text:p text:style-name="P133"/>
      <text:p text:style-name="P130">-trocearCadena:</text:p>
      <text:p text:style-name="P134">Utiliza strtok para dividir los comandos igresados y obtener así el número de trozos encontrados en la cadena</text:p>
      <text:h text:style-name="P140" text:outline-level="3"/>
      <text:p text:style-name="P141"/>
      <text:p text:style-name="P141"/>
      <text:p text:style-name="P141"/>
      <text:p text:style-name="P141"/>
      <text:p text:style-name="P141"/>
      <text:p text:style-name="P141"/>
      <text:p text:style-name="P198"/>
      <text:p text:style-name="P198"/>
      <text:p text:style-name="P198"/>
      <text:p text:style-name="P198"/>
      <text:p text:style-name="P198"/>
      <text:p text:style-name="P198"/>
      <text:p text:style-name="P198"/>
      <text:p text:style-name="P198"/>
      <text:p text:style-name="P198"/>
      <text:p text:style-name="P198"/>
      <text:p text:style-name="P198"><text:soft-page-break/>FUNCIONES DE LOS COMANDOS</text:p>
      <text:p text:style-name="P198">-P0:</text:p>
      <text:p text:style-name="P257">1-authors</text:p>
      <text:p text:style-name="P257"/>
      <text:p text:style-name="P257">2-pid: </text:p>
      <text:p text:style-name="P410"><text:span text:style-name="T125">Simplemente si no se pasa ningun argumento, devolvemos el pid con la función </text:span><text:span text:style-name="T167">getpid() </text:span><text:span text:style-name="T125">de la librería </text:span><text:span text:style-name="Source_20_Text">&lt;unistd.h&gt;</text:span></text:p>
      <text:p text:style-name="Text_20_body"><text:span text:style-name="Source_20_Text"/></text:p>
      <text:p text:style-name="P410"><text:span text:style-name="Source_20_Text"><text:span text:style-name="T282">3-ppid:</text:span></text:span></text:p>
      <text:p text:style-name="P410"><text:span text:style-name="Source_20_Text"><text:span text:style-name="T284">Lo mismo que antes pero llamamos a </text:span></text:span><text:span text:style-name="Source_20_Text"><text:span text:style-name="T285">getppid()</text:span></text:span></text:p>
      <text:p text:style-name="P198"/>
      <text:p text:style-name="P257">4-cd:</text:p>
      <text:p text:style-name="Standard"><text:span text:style-name="T330">-</text:span>cwd[PATH_MAX]<text:span text:style-name="T330">- almacena el directorio actual</text:span></text:p>
      <text:p text:style-name="P409"><text:tab/>PATH_MAX es lo maximo que puede contener y pertenece a <text:span text:style-name="Source_20_Text">&lt;limits.h&gt;</text:span>.</text:p>
      <text:p text:style-name="P412"><text:span text:style-name="T330">-path: </text:span>guarda el nuevo directorio al que queremos cambiar</text:p>
      <text:p text:style-name="P412"/>
      <text:p text:style-name="P411"><text:span text:style-name="T126">Si no se pasa argumento (solo cd) tenemos que ir al directorio Home. Para ello usamos la función </text:span><text:span text:style-name="T168">getenv() </text:span><text:span text:style-name="T126">de la librería </text:span><text:span text:style-name="Source_20_Text">&lt;stdlib.h&gt;</text:span>.</text:p>
      <text:p text:style-name="P154">Una vez que estamos en home, podemos acceder a los nuevos directorios que se especifican como argumentos si estos realmente existen en nuestro directorio actual.</text:p>
      <text:p text:style-name="P198"><text:span text:style-name="Strong_20_Emphasis">Determinar el nuevo directorio</text:span>:</text:p>
      <text:list text:style-name="L133">
        <text:list-item>
          <text:p text:style-name="P890">Si no se da un argumento, usa el directorio "home" del usuario (<text:span text:style-name="Source_20_Text">getenv("HOME")</text:span>).</text:p>
        </text:list-item>
        <text:list-item>
          <text:p text:style-name="P889">Si se da un argumento, usa esa ruta.</text:p>
        </text:list-item>
      </text:list>
      <text:list text:style-name="L134">
        <text:list-item>
          <text:p text:style-name="P891"><text:span text:style-name="Strong_20_Emphasis">Cambiar de directorio</text:span>:</text:p>
        </text:list-item>
      </text:list>
      <text:list text:style-name="L135">
        <text:list-item>
          <text:p text:style-name="P893">Intenta cambiar con <text:span text:style-name="Source_20_Text">chdir(path)</text:span>.</text:p>
        </text:list-item>
        <text:list-item>
          <text:p text:style-name="P893">Si falla, muestra un mensaje de error con <text:span text:style-name="Source_20_Text">perror</text:span>.</text:p>
        </text:list-item>
        <text:list-item>
          <text:p text:style-name="P892">Si tiene éxito, muestra el nuevo directorio actual con <text:span text:style-name="Source_20_Text">getcwd</text:span>.</text:p>
        </text:list-item>
      </text:list>
      <text:p text:style-name="P155">CHDIR cambia de diretorio: 0 si fue exitoso</text:p>
      <text:p text:style-name="P155"><text:tab/><text:tab/><text:tab/><text:tab/>-1 si hay error</text:p>
      <text:p text:style-name="P198"/>
      <text:p text:style-name="P198"/>
      <text:p text:style-name="P198"/>
      <text:p text:style-name="P198"/>
      <text:p text:style-name="P198"/>
      <text:p text:style-name="P258"><text:soft-page-break/>5-date:</text:p>
      <text:p text:style-name="P425"><text:span text:style-name="T127">La función </text:span><text:span text:style-name="Source_20_Text"><text:span text:style-name="T127">cmd_date</text:span></text:span><text:span text:style-name="T127"> muestra la fecha y/o la hora actual según el argumento que reciba. Si no recibe ningún argumento, imprime ambas. Si recibe </text:span><text:span text:style-name="Source_20_Text"><text:span text:style-name="T127">-t</text:span></text:span><text:span text:style-name="T127">, muestra solo la hora; con </text:span><text:span text:style-name="Source_20_Text"><text:span text:style-name="T127">-d</text:span></text:span><text:span text:style-name="T127">, muestra solo la fecha.</text:span></text:p>
      <text:list text:style-name="L136">
        <text:list-item>
          <text:p text:style-name="P894"><text:span text:style-name="Strong_20_Emphasis">Obtener el tiempo actual</text:span>:</text:p>
          <text:list>
            <text:list-item>
              <text:p text:style-name="P895"><text:span text:style-name="Source_20_Text">time_t t = time(NULL);</text:span> obtiene el tiempo actual en segundos desde el 1 de enero de 1970 (conocido como el Epoch).</text:p>
            </text:list-item>
            <text:list-item>
              <text:p text:style-name="P895"><text:span text:style-name="Source_20_Text">localtime(&amp;t);</text:span> convierte ese tiempo en una estructura <text:span text:style-name="Source_20_Text">tm</text:span> ajustada a la zona horaria local, que almacena la información de la fecha y hora de manera desglosada (año, mes, día, horas, minutos, segundos).</text:p>
            </text:list-item>
          </text:list>
        </text:list-item>
        <text:list-item>
          <text:p text:style-name="P894"><text:span text:style-name="Strong_20_Emphasis">Formatear la salida</text:span>:</text:p>
          <text:list>
            <text:list-item>
              <text:p text:style-name="P894"><text:span text:style-name="Source_20_Text">strftime</text:span> convierte la información de <text:span text:style-name="Source_20_Text">tm</text:span> en una cadena con el formato deseado: <text:span text:style-name="Source_20_Text">%H:%M:%S</text:span> para la hora o <text:span text:style-name="Source_20_Text">%d/%m/%Y</text:span> para la fecha, que luego se imprime.</text:p>
            </text:list-item>
          </text:list>
        </text:list-item>
      </text:list>
      <text:h text:style-name="Heading_20_3" text:outline-level="3">Origen de las funciones y tipos predefinidos</text:h>
      <text:list text:style-name="L137">
        <text:list-item>
          <text:p text:style-name="P897"><text:span text:style-name="Strong_20_Emphasis"><text:span text:style-name="Source_20_Text">time_t</text:span></text:span><text:span text:style-name="Strong_20_Emphasis"> y </text:span><text:span text:style-name="Strong_20_Emphasis"><text:span text:style-name="Source_20_Text">time</text:span></text:span>: Estos vienen de la biblioteca <text:span text:style-name="Source_20_Text">&lt;time.h&gt;</text:span> de C. <text:span text:style-name="Source_20_Text">time_t</text:span> es un tipo de dato para representar el tiempo en segundos, y <text:span text:style-name="Source_20_Text">time</text:span> obtiene el tiempo actual en ese formato.</text:p>
        </text:list-item>
        <text:list-item>
          <text:p text:style-name="P897"><text:span text:style-name="Strong_20_Emphasis"><text:span text:style-name="Source_20_Text">localtime</text:span></text:span>: También de <text:span text:style-name="Source_20_Text">&lt;time.h&gt;</text:span>, convierte el tiempo en segundos en una estructura <text:span text:style-name="Source_20_Text">tm</text:span> desglosada en fecha y hora locales.</text:p>
        </text:list-item>
        <text:list-item>
          <text:p text:style-name="P896"><text:span text:style-name="Strong_20_Emphasis"><text:span text:style-name="Source_20_Text">strftime</text:span></text:span>: Permite formatear la fecha y hora en una cadena con el formato específico, y también proviene de <text:span text:style-name="Source_20_Text">&lt;time.h&gt;</text:span>.</text:p>
        </text:list-item>
      </text:list>
      <text:p text:style-name="Text_20_body">Este conjunto de funciones facilita manejar y dar formato al tiempo en programas en C.</text:p>
      <text:p text:style-name="P158"/>
      <text:p text:style-name="P259">6-historic</text:p>
      <text:p text:style-name="P159">Empieza en 0</text:p>
      <text:p text:style-name="P141">La función <text:span text:style-name="Source_20_Text">cmd_historic</text:span> maneja el historial de comandos utilizando varias funciones de apoyo. Dependiendo del argumento recibido, realiza las siguientes tareas:</text:p>
      <text:list text:style-name="L138">
        <text:list-item>
          <text:p text:style-name="P898"><text:span text:style-name="Strong_20_Emphasis">Historial vacío</text:span>:</text:p>
          <text:list>
            <text:list-item>
              <text:p text:style-name="P899">Llama a <text:span text:style-name="Source_20_Text">isEmptyList(historico)</text:span> para verificar si el historial (<text:span text:style-name="Source_20_Text">historico</text:span>) está vacío. Si es así, imprime un mensaje y termina.</text:p>
            </text:list-item>
          </text:list>
        </text:list-item>
        <text:list-item>
          <text:p text:style-name="P898"><text:span text:style-name="Strong_20_Emphasis">Mostrar todo el historial</text:span>:</text:p>
          <text:list>
            <text:list-item>
              <text:p text:style-name="P899">Si no se pasa ningún argumento, llama a <text:span text:style-name="Source_20_Text">first(historico)</text:span> para obtener el inicio del historial y luego a <text:span text:style-name="Source_20_Text">printList</text:span> para imprimir todos los comandos en orden.</text:p>
            </text:list-item>
          </text:list>
        </text:list-item>
        <text:list-item>
          <text:p text:style-name="P898"><text:span text:style-name="Strong_20_Emphasis">Borrar el historial</text:span>:</text:p>
          <text:list>
            <text:list-item>
              <text:p text:style-name="P899">Si el argumento es <text:span text:style-name="Source_20_Text">-c</text:span>, llama a <text:span text:style-name="Source_20_Text">deleteList(&amp;historico)</text:span> para vaciar el historial y confirma la eliminación con un mensaje.</text:p>
            </text:list-item>
          </text:list>
        </text:list-item>
        <text:list-item>
          <text:p text:style-name="P898"><text:soft-page-break/><text:span text:style-name="Strong_20_Emphasis">Ejecutar un comando específico</text:span>:</text:p>
          <text:list>
            <text:list-item>
              <text:p text:style-name="P899">Si el argumento es un número, usa <text:span text:style-name="Source_20_Text">atoi(arg)</text:span> (convierte la cadena a número) y <text:span text:style-name="Source_20_Text">findItem(num, historico)</text:span> para encontrar el comando en esa posición en el historial.</text:p>
            </text:list-item>
            <text:list-item>
              <text:p text:style-name="P899">Si lo encuentra, lo obtiene con <text:span text:style-name="Source_20_Text">getItem(pos, historico)</text:span>, reconstruye el comando con <text:span text:style-name="Source_20_Text">strcat</text:span>, y luego llama a <text:span text:style-name="Source_20_Text">procesarEntrada</text:span> para ejecutar el comando.</text:p>
            </text:list-item>
          </text:list>
        </text:list-item>
        <text:list-item>
          <text:p text:style-name="P898"><text:span text:style-name="Strong_20_Emphasis">Mostrar los últimos N comandos</text:span>:</text:p>
          <text:list>
            <text:list-item>
              <text:p text:style-name="P898">Si el argumento es <text:span text:style-name="Source_20_Text">-N</text:span> (como <text:span text:style-name="Source_20_Text">-5</text:span>), convierte el número con <text:span text:style-name="Source_20_Text">atoi(arg + 1)</text:span> y recorre la lista desde el final para mostrar los últimos N comandos usando <text:span text:style-name="Source_20_Text">first</text:span> y <text:span text:style-name="Source_20_Text">last</text:span> para obtener posiciones en la lista.</text:p>
            </text:list-item>
          </text:list>
        </text:list-item>
      </text:list>
      <text:p text:style-name="Text_20_body"><text:span text:style-name="Strong_20_Emphasis">Funciones de Biblioteca Estándar de C</text:span>:</text:p>
      <text:list text:style-name="L139">
        <text:list-item>
          <text:p text:style-name="P901"><text:span text:style-name="Source_20_Text">strcmp</text:span> (de <text:span text:style-name="Source_20_Text">&lt;string.h&gt;</text:span>) compara cadenas.</text:p>
        </text:list-item>
        <text:list-item>
          <text:p text:style-name="P901"><text:span text:style-name="Source_20_Text">atoi</text:span> (de <text:span text:style-name="Source_20_Text">&lt;stdlib.h&gt;</text:span>) convierte una cadena en número entero.</text:p>
        </text:list-item>
        <text:list-item>
          <text:p text:style-name="P900"><text:span text:style-name="Source_20_Text">printf</text:span> imprime mensajes, y <text:span text:style-name="Source_20_Text">strcat</text:span> concatena cadenas.</text:p>
        </text:list-item>
      </text:list>
      <text:p text:style-name="P141"/>
      <text:p text:style-name="P141"/>
      <text:p text:style-name="P426"><text:span text:style-name="T76">7-open:</text:span><text:span text:style-name="T128"><text:line-break/></text:span>La función <text:span text:style-name="Source_20_Text">cmd_open</text:span> abre un archivo en el shell y lo añade a una lista de archivos abiertos. Según los argumentos:</text:p>
      <text:list text:style-name="L140">
        <text:list-item>
          <text:p text:style-name="P902"><text:span text:style-name="Strong_20_Emphasis">Sin nombre de archivo</text:span>: Muestra la lista de archivos abiertos y termina.</text:p>
        </text:list-item>
        <text:list-item>
          <text:p text:style-name="P902"><text:span text:style-name="Strong_20_Emphasis">Establece el modo de apertura</text:span>: Lee los argumentos para definir cómo abrir el archivo:</text:p>
          <text:list>
            <text:list-item>
              <text:p text:style-name="P903"><text:span text:style-name="Source_20_Text">"cr"</text:span> (<text:span text:style-name="Source_20_Text">O_CREAT = 0100</text:span>): crea el archivo si no existe.</text:p>
            </text:list-item>
            <text:list-item>
              <text:p text:style-name="P903"><text:span text:style-name="Source_20_Text">"ex"</text:span> (<text:span text:style-name="Source_20_Text">O_EXCL = 0200</text:span>): falla si el archivo ya existe.</text:p>
            </text:list-item>
            <text:list-item>
              <text:p text:style-name="P903"><text:span text:style-name="Source_20_Text">"ro"</text:span> (<text:span text:style-name="Source_20_Text">O_RDONLY = 00</text:span>): solo lectura.</text:p>
            </text:list-item>
            <text:list-item>
              <text:p text:style-name="P903"><text:span text:style-name="Source_20_Text">"wo"</text:span> (<text:span text:style-name="Source_20_Text">O_WRONLY = 01</text:span>): solo escritura.</text:p>
            </text:list-item>
            <text:list-item>
              <text:p text:style-name="P903"><text:span text:style-name="Source_20_Text">"rw"</text:span> (<text:span text:style-name="Source_20_Text">O_RDWR = 02</text:span>): lectura y escritura.</text:p>
            </text:list-item>
            <text:list-item>
              <text:p text:style-name="P903"><text:span text:style-name="Source_20_Text">"ap"</text:span> (<text:span text:style-name="Source_20_Text">O_APPEND = 02000</text:span>): añade al final del archivo.</text:p>
            </text:list-item>
            <text:list-item>
              <text:p text:style-name="P903"><text:span text:style-name="Source_20_Text">"tr"</text:span> (<text:span text:style-name="Source_20_Text">O_TRUNC = 01000</text:span>): borra el contenido existente.</text:p>
            </text:list-item>
          </text:list>
        </text:list-item>
        <text:list-item>
          <text:p text:style-name="P902"><text:span text:style-name="Strong_20_Emphasis">Abrir el archivo</text:span>: Usa <text:span text:style-name="Source_20_Text">open</text:span> para abrir (y crear, si corresponde) el archivo en el modo especificado.</text:p>
        </text:list-item>
        <text:list-item>
          <text:p text:style-name="P902"><text:span text:style-name="Strong_20_Emphasis">Agregar a la lista de archivos abiertos</text:span>: Si se abre correctamente, lo añade a la lista de archivos abiertos. Si ocurre un error, lo cierra con <text:span text:style-name="Source_20_Text">close</text:span></text:p>
        </text:list-item>
      </text:list>
      <text:p text:style-name="P160"/>
      <text:p text:style-name="P428"><text:span text:style-name="T130">int open(const char *pathname, int flags, mode_t mode);</text:span><text:span text:style-name="T131"> -&gt; </text:span><text:span text:style-name="Source_20_Text"><text:span text:style-name="T131">&lt;fcntl.h&gt;</text:span></text:span><text:span text:style-name="T131">)</text:span></text:p>
      <text:p text:style-name="P161">mode -&gt; son los permisos</text:p>
      <text:p text:style-name="P160">Con cr (create) se crea un archivo, si este no está creado.</text:p>
      <text:h text:style-name="P142" text:outline-level="3"><text:soft-page-break/><text:span text:style-name="T36">¿Qué son los permisos?</text:span><text:span text:style-name="T48"> </text:span><text:span text:style-name="T332">-&gt; Flags</text:span></text:h>
      <text:p text:style-name="Text_20_body">En Unix y Linux, cada archivo y carpeta tiene <text:span text:style-name="Strong_20_Emphasis">permisos</text:span> que controlan quién puede hacer qué con ellos. Los permisos son importantes para la seguridad del sistema.</text:p>
      <text:h text:style-name="Heading_20_3" text:outline-level="3">Cómo se representan los permisos</text:h>
      <text:p text:style-name="Text_20_body">Los permisos se representan con números en formato octal (base 8). Cada permiso se representa con un número específico:</text:p>
      <text:list text:style-name="L141">
        <text:list-header>
          <text:p text:style-name="P905"><text:span text:style-name="Strong_20_Emphasis"><text:span text:style-name="T337">6</text:span></text:span>: Permiso de lectura<text:span text:style-name="T337"> y escritura</text:span> (<text:span text:style-name="Source_20_Text">r</text:span><text:span text:style-name="Source_20_Text"><text:span text:style-name="T337">w</text:span></text:span>)<text:span text:style-name="T331"> <text:s text:c="2"/>-&gt; 01</text:span><text:span text:style-name="T337">10</text:span></text:p>
        </text:list-header>
        <text:list-item>
          <text:p text:style-name="P906"><text:span text:style-name="Strong_20_Emphasis">4</text:span>: Permiso de lectura (<text:span text:style-name="Source_20_Text">r</text:span>)<text:span text:style-name="T331"> <text:s text:c="2"/>-&gt; 0100</text:span></text:p>
        </text:list-item>
        <text:list-item>
          <text:p text:style-name="P906"><text:span text:style-name="Strong_20_Emphasis">2</text:span>: Permiso de escritura (<text:span text:style-name="Source_20_Text">w</text:span>)<text:span text:style-name="T331"> <text:s text:c="3"/>-&gt; 0010</text:span></text:p>
        </text:list-item>
        <text:list-item>
          <text:p text:style-name="P904"><text:span text:style-name="Strong_20_Emphasis">1</text:span>: Permiso de ejecución (<text:span text:style-name="Source_20_Text">x</text:span>)<text:span text:style-name="T331"> <text:s text:c="4"/>-&gt; 0001</text:span></text:p>
        </text:list-item>
      </text:list>
      <text:h text:style-name="Heading_20_3" text:outline-level="3">Cómo se combinan los permisos</text:h>
      <text:p text:style-name="Text_20_body">Puedes combinar estos números para dar varios permisos a los usuarios:</text:p>
      <text:list text:style-name="L142">
        <text:list-item>
          <text:p text:style-name="P908"><text:span text:style-name="Strong_20_Emphasis">Lectura (4)</text:span> + <text:span text:style-name="Strong_20_Emphasis">Escritura (2)</text:span> = <text:span text:style-name="Strong_20_Emphasis">6</text:span> (<text:span text:style-name="Source_20_Text">rw-</text:span>)</text:p>
        </text:list-item>
        <text:list-item>
          <text:p text:style-name="P908"><text:span text:style-name="Strong_20_Emphasis">Lectura (4)</text:span> + <text:span text:style-name="Strong_20_Emphasis">Ejecución (1)</text:span> = <text:span text:style-name="Strong_20_Emphasis">5</text:span> (<text:span text:style-name="Source_20_Text">r-x</text:span>)</text:p>
        </text:list-item>
        <text:list-item>
          <text:p text:style-name="P908"><text:span text:style-name="Strong_20_Emphasis">Escritura (2)</text:span> + <text:span text:style-name="Strong_20_Emphasis">Ejecución (1)</text:span> = <text:span text:style-name="Strong_20_Emphasis">3</text:span> (<text:span text:style-name="Source_20_Text">-wx</text:span>)</text:p>
        </text:list-item>
        <text:list-item>
          <text:p text:style-name="P907"><text:span text:style-name="Strong_20_Emphasis">Lectura (4)</text:span> + <text:span text:style-name="Strong_20_Emphasis">Escritura (2)</text:span> + <text:span text:style-name="Strong_20_Emphasis">Ejecución (1)</text:span> = <text:span text:style-name="Strong_20_Emphasis">7</text:span> (<text:span text:style-name="Source_20_Text">rwx</text:span>)</text:p>
        </text:list-item>
      </text:list>
      <text:h text:style-name="Heading_20_3" text:outline-level="3">Estructura de permisos</text:h>
      <text:p text:style-name="Text_20_body">Los permisos se organizan en tres grupos:</text:p>
      <text:list text:style-name="L143">
        <text:list-item>
          <text:p text:style-name="P910"><text:span text:style-name="Strong_20_Emphasis">Propietario</text:span> (el usuario que creó el archivo)</text:p>
        </text:list-item>
        <text:list-item>
          <text:p text:style-name="P910"><text:span text:style-name="Strong_20_Emphasis">Grupo</text:span> (los usuarios que pertenecen a un grupo específico)</text:p>
        </text:list-item>
        <text:list-item>
          <text:p text:style-name="P909"><text:span text:style-name="Strong_20_Emphasis">Otros</text:span> (todos los demás usuarios)</text:p>
        </text:list-item>
      </text:list>
      <text:p text:style-name="Text_20_body">Por ejemplo, los permisos <text:span text:style-name="Source_20_Text">0666</text:span> significan:</text:p>
      <text:list text:style-name="L144">
        <text:list-item>
          <text:p text:style-name="P912"><text:span text:style-name="Strong_20_Emphasis">0</text:span>: Sin permisos especiales (el primer número).</text:p>
        </text:list-item>
        <text:list-item>
          <text:p text:style-name="P912"><text:span text:style-name="Strong_20_Emphasis">6</text:span>: El propietario tiene permisos de lectura y escritura (<text:span text:style-name="Source_20_Text">rw-</text:span>).</text:p>
        </text:list-item>
        <text:list-item>
          <text:p text:style-name="P912"><text:span text:style-name="Strong_20_Emphasis">6</text:span>: El grupo tiene permisos de lectura y escritura (<text:span text:style-name="Source_20_Text">rw-</text:span>).</text:p>
        </text:list-item>
        <text:list-item>
          <text:p text:style-name="P911"><text:span text:style-name="Strong_20_Emphasis">6</text:span>: Otros usuarios tienen permisos de lectura y escritura (<text:span text:style-name="Source_20_Text">rw-</text:span>).</text:p>
        </text:list-item>
      </text:list>
      <text:p text:style-name="Text_20_body">Así que <text:span text:style-name="Source_20_Text">0666</text:span> significa que todos pueden <text:span text:style-name="Strong_20_Emphasis">leer</text:span> y <text:span text:style-name="Strong_20_Emphasis">escribir</text:span> el archivo, pero <text:span text:style-name="Strong_20_Emphasis">no</text:span> pueden ejecutarlo.</text:p>
      <text:h text:style-name="Heading_20_3" text:outline-level="3">Resumen</text:h>
      <text:list text:style-name="L145">
        <text:list-item>
          <text:p text:style-name="P914">Los números (4, 2, 1) representan permisos (lectura, escritura, ejecución).</text:p>
        </text:list-item>
        <text:list-item>
          <text:p text:style-name="P914">Se combinan para formar permisos más complejos.</text:p>
        </text:list-item>
        <text:list-item>
          <text:p text:style-name="P914">Se agrupan en propietario, grupo y otros usuarios.</text:p>
        </text:list-item>
        <text:list-item>
          <text:p text:style-name="P913">Cada número tiene un significado que indica qué puede hacer cada grupo con el archivo.</text:p>
        </text:list-item>
      </text:list>
      <text:p text:style-name="Text_20_body">¡Espero que esto aclare cómo funcionan los permisos de archivos en Unix/Linux!</text:p>
      <text:p text:style-name="P141"/>
      <text:p text:style-name="P141"/>
      <text:p text:style-name="P261"><text:soft-page-break/>8-close:</text:p>
      <text:p text:style-name="P141">La función <text:span text:style-name="Source_20_Text">cmd_close</text:span> se encarga de cerrar un descriptor de archivo que ha sido abierto previamente y de eliminar ese descriptor de una lista de archivos abiertos. Aquí tienes un desglose de sus pasos:</text:p>
      <text:list text:style-name="L146">
        <text:list-item>
          <text:p text:style-name="P915"><text:span text:style-name="Strong_20_Emphasis">Verifica argumentos</text:span>: Comprueba si se ha proporcionado un argumento (el número del descriptor de archivo). Si no se pasa ningún argumento, llama a <text:span text:style-name="Source_20_Text">listarDescriptores()</text:span> para mostrar la lista de descriptores abiertos y termina la función.</text:p>
        </text:list-item>
        <text:list-item>
          <text:p text:style-name="P915"><text:span text:style-name="Strong_20_Emphasis">Convierte a número</text:span>: Convierte el argumento proporcionado (que debería ser un número de descriptor de archivo) de texto a un entero usando <text:span text:style-name="Source_20_Text">atoi()</text:span>.</text:p>
        </text:list-item>
        <text:list-item>
          <text:p text:style-name="P915"><text:span text:style-name="Strong_20_Emphasis">Validación</text:span>: Verifica si el número del descriptor de archivo es válido (mayor o igual a 0). Si es menor que 0, imprime un mensaje de error.</text:p>
        </text:list-item>
        <text:list-item>
          <text:p text:style-name="P915"><text:span text:style-name="Strong_20_Emphasis">Cerrar el descriptor</text:span>: Utiliza la función <text:span text:style-name="Source_20_Text">close()</text:span> para intentar cerrar el descriptor de archivo:</text:p>
          <text:list>
            <text:list-item>
              <text:p text:style-name="P916">Si <text:span text:style-name="Source_20_Text">close()</text:span> devuelve <text:span text:style-name="Source_20_Text">-1</text:span>, significa que hubo un error al cerrar el descriptor, y se imprime un mensaje de error usando <text:span text:style-name="Source_20_Text">perror()</text:span>.</text:p>
            </text:list-item>
            <text:list-item>
              <text:p text:style-name="P916">Si se cierra correctamente, intenta eliminar el descriptor de la lista de archivos abiertos usando <text:span text:style-name="Source_20_Text">eliminarDeFicherosAbiertos()</text:span>.</text:p>
              <text:list>
                <text:list-item>
                  <text:p text:style-name="P916">Si se elimina con éxito, imprime un mensaje de confirmación.</text:p>
                </text:list-item>
                <text:list-item>
                  <text:p text:style-name="P915">Si no se encuentra el descriptor en la lista, informa que no estaba en la lista.</text:p>
                </text:list-item>
              </text:list>
            </text:list-item>
          </text:list>
        </text:list-item>
      </text:list>
      <text:h text:style-name="Heading_20_3" text:outline-level="3">Funciones y conceptos utilizados</text:h>
      <text:list text:style-name="L147">
        <text:list-item>
          <text:p text:style-name="P917"><text:span text:style-name="Strong_20_Emphasis"><text:span text:style-name="Source_20_Text">close(int fd)</text:span></text:span>: Esta función del sistema cierra el descriptor de archivo que se le pasa como argumento. Si tiene éxito, libera los recursos asociados con el descriptor.</text:p>
        </text:list-item>
        <text:list-item>
          <text:p text:style-name="P917"><text:span text:style-name="Strong_20_Emphasis"><text:span text:style-name="Source_20_Text">atoi(const char *str)</text:span></text:span>: Convierte una cadena de texto (string) en un número entero. Si la cadena no es válida, devuelve 0.</text:p>
        </text:list-item>
        <text:list-item>
          <text:p text:style-name="P917"><text:span text:style-name="Strong_20_Emphasis"><text:span text:style-name="Source_20_Text">listarDescriptores()</text:span></text:span>: Función que<text:span text:style-name="T333"> </text:span>muestra todos los descriptores de archivos actualmente abiertos. No se define en el código proporcionado, pero su propósito es ayudar al usuario.</text:p>
        </text:list-item>
        <text:list-item>
          <text:p text:style-name="P917"><text:span text:style-name="Strong_20_Emphasis"><text:span text:style-name="Source_20_Text">eliminarDeFicherosAbiertos(int fd, &amp;ficheros)</text:span></text:span>: Esta función elimina el descriptor de archivo de una lista de archivos abiertos (no se muestra en el código, pero se infiere que debe interactuar con una estructura que almacena la lista de archivos).</text:p>
        </text:list-item>
        <text:list-item>
          <text:p text:style-name="P917"><text:span text:style-name="Strong_20_Emphasis"><text:span text:style-name="Source_20_Text">perror(const char *s)</text:span></text:span>: Imprime un mensaje de error en la salida estándar, que incluye la descripción del error correspondiente a <text:span text:style-name="Source_20_Text">errno</text:span>.</text:p>
        </text:list-item>
      </text:list>
      <text:p text:style-name="P141"/>
      <text:p text:style-name="P141"/>
      <text:p text:style-name="P141"/>
      <text:p text:style-name="P141"/>
      <text:p text:style-name="P262"><text:soft-page-break/>9-dup</text:p>
      <text:h text:style-name="P142" text:outline-level="3">¿Qué hace <text:span text:style-name="Source_20_Text">cmd_dup</text:span>?</text:h>
      <text:p text:style-name="Text_20_body">La función <text:span text:style-name="Source_20_Text">cmd_dup</text:span> se encarga de duplicar un descriptor de archivo existente y agregar el nuevo descriptor a una lista de archivos abiertos. A continuación, se detallan los pasos que sigue:</text:p>
      <text:list text:style-name="L148">
        <text:list-item>
          <text:p text:style-name="P918"><text:span text:style-name="Strong_20_Emphasis">Verifica argumentos</text:span>: Comprueba si se ha proporcionado un argumento (el número del descriptor de archivo). Si no se pasa, llama a <text:span text:style-name="Source_20_Text">listarDescriptores()</text:span> para mostrar la lista de descriptores abiertos y termina la función.</text:p>
        </text:list-item>
        <text:list-item>
          <text:p text:style-name="P918"><text:span text:style-name="Strong_20_Emphasis">Valida el descriptor</text:span>: Convierte el argumento a un entero usando <text:span text:style-name="Source_20_Text">atoi()</text:span>. Si el valor es negativo, llama a <text:span text:style-name="Source_20_Text">listarFicherosAbiertos(ficheros)</text:span> para mostrar los archivos abiertos y termina la función.</text:p>
        </text:list-item>
        <text:list-item>
          <text:p text:style-name="P918"><text:span text:style-name="Strong_20_Emphasis">Duplica el descriptor</text:span>: Utiliza la función <text:span text:style-name="Source_20_Text">dup()</text:span> para duplicar el descriptor de archivo. Si <text:span text:style-name="Source_20_Text">dup()</text:span> devuelve <text:span text:style-name="Source_20_Text">-1</text:span>, imprime un mensaje de error usando <text:span text:style-name="Source_20_Text">perror()</text:span> y termina la función.</text:p>
        </text:list-item>
        <text:list-item>
          <text:p text:style-name="P918"><text:span text:style-name="Strong_20_Emphasis">Obtiene el nombre del archivo</text:span>: Llama a <text:span text:style-name="Source_20_Text">nombreFicheroDescriptor()</text:span> para obtener el nombre del archivo asociado al descriptor original. Si no se encuentra, asigna un nombre genérico basado en el número del descriptor (por ejemplo, "entrada estándar", "salida estándar", "error estándar").</text:p>
        </text:list-item>
        <text:list-item>
          <text:p text:style-name="P918"><text:span text:style-name="Strong_20_Emphasis">Crea un nombre para el nuevo descriptor</text:span>: Usa <text:span text:style-name="Source_20_Text">snprintf()</text:span> para crear una cadena que contiene el nuevo nombre del descriptor duplicado, incluyendo el número del descriptor original y su nombre.</text:p>
        </text:list-item>
        <text:list-item>
          <text:p text:style-name="P918"><text:span text:style-name="Strong_20_Emphasis">Obtiene el modo del descriptor</text:span>: Utiliza <text:span text:style-name="Source_20_Text">fcntl()</text:span> con la opción <text:span text:style-name="Source_20_Text">F_GETFL</text:span> para obtener el modo del descriptor original (como lectura, escritura, etc.). Si falla, imprime un mensaje de error y cierra el descriptor duplicado.</text:p>
        </text:list-item>
        <text:list-item>
          <text:p text:style-name="P918"><text:span text:style-name="Strong_20_Emphasis">Añade el nuevo descriptor a la lista</text:span>: Llama a <text:span text:style-name="Source_20_Text">anadirAFicherosAbiertos()</text:span> para agregar el nuevo descriptor duplicado a la lista de archivos abiertos. Si tiene éxito, imprime un mensaje de confirmación; de lo contrario, imprime un error y cierra el descriptor duplicado.</text:p>
        </text:list-item>
      </text:list>
      <text:h text:style-name="Heading_20_3" text:outline-level="3">Funciones y conceptos utilizados</text:h>
      <text:list text:style-name="L149">
        <text:list-item>
          <text:p text:style-name="P919"><text:span text:style-name="Strong_20_Emphasis"><text:span text:style-name="Source_20_Text">dup(int oldfd)</text:span></text:span>: Duplicar un descriptor de archivo. Devuelve un nuevo descriptor que es una copia del descriptor proporcionado (<text:span text:style-name="Source_20_Text">oldfd</text:span>). Si hay un error, devuelve <text:span text:style-name="Source_20_Text">-1</text:span>.</text:p>
        </text:list-item>
        <text:list-item>
          <text:p text:style-name="P919"><text:span text:style-name="Strong_20_Emphasis"><text:span text:style-name="Source_20_Text">atoi(const char *str)</text:span></text:span>: Convierte una cadena de texto (string) en un número entero.</text:p>
        </text:list-item>
        <text:list-item>
          <text:p text:style-name="P919"><text:span text:style-name="Strong_20_Emphasis"><text:span text:style-name="Source_20_Text">listarDescriptores()</text:span></text:span>: Función que lista todos los descriptores de archivos actualmente abiertos. (No se define en el código, pero se infiere que ayuda al usuario.)</text:p>
        </text:list-item>
        <text:list-item>
          <text:p text:style-name="P919"><text:span text:style-name="Strong_20_Emphasis"><text:span text:style-name="Source_20_Text">nombreFicheroDescriptor(int fd, ficheros)</text:span></text:span>: Esta función busca y devuelve el nombre del archivo asociado a un descriptor de archivo en una lista de archivos abiertos.</text:p>
        </text:list-item>
        <text:list-item>
          <text:p text:style-name="P919"><text:soft-page-break/><text:span text:style-name="Strong_20_Emphasis"><text:span text:style-name="Source_20_Text">snprintf(char *str, size_t size, const char *format, ...)</text:span></text:span>: Formatea e imprime datos en una cadena (string) de manera segura, evitando desbordamientos.</text:p>
        </text:list-item>
        <text:list-item>
          <text:p text:style-name="P919"><text:span text:style-name="Strong_20_Emphasis"><text:span text:style-name="Source_20_Text">fcntl(int fd, int cmd, ...)</text:span></text:span>: Se usa para obtener o establecer las propiedades de un descriptor de archivo. En este caso, se usa <text:span text:style-name="Source_20_Text">F_GETFL</text:span> para obtener el modo del descriptor.<text:span text:style-name="T334"> Viene de </text:span>&lt;fcntl.h&gt;<text:span text:style-name="T334">.</text:span><text:span text:style-name="T335"> <text:s/>-&gt; FILE CONTROL</text:span></text:p>
        </text:list-item>
        <text:list-item>
          <text:p text:style-name="P920"><text:span text:style-name="Strong_20_Emphasis"><text:span text:style-name="Source_20_Text">anadirAFicherosAbiertos(int fd, int modo, const char* nombre, &amp;ficheros)</text:span></text:span>: Añade el nuevo descriptor a una lista de archivos abiertos. La función no se define en el código proporcionado, pero se infiere que maneja la lista de archivos abiertos.</text:p>
        </text:list-item>
        <text:list-item>
          <text:p text:style-name="P919"><text:span text:style-name="Strong_20_Emphasis"><text:span text:style-name="Source_20_Text">perror(const char *s)</text:span></text:span>: Imprime un mensaje de error que incluye el texto proporcionado y la descripción del error correspondiente a <text:span text:style-name="Source_20_Text">errno</text:span>.</text:p>
        </text:list-item>
      </text:list>
      <text:p text:style-name="P141"/>
      <text:p text:style-name="P263">10-infosys:</text:p>
      <text:p text:style-name="P427"><text:span text:style-name="T129">Obtiene información del sistema operativo -&gt; </text:span><text:span text:style-name="T169">struct utsanme</text:span><text:span text:style-name="T129"> </text:span><text:span text:style-name="Source_20_Text">&lt;sys/utsname.h&gt;</text:span>. </text:p>
      <text:p text:style-name="P141"><text:span text:style-name="Strong_20_Emphasis">Estructura </text:span><text:span text:style-name="Strong_20_Emphasis"><text:span text:style-name="Source_20_Text">utsname</text:span></text:span>:<text:span text:style-name="T336"> <text:s text:c="3"/>(uts = Unix Time Sharing)</text:span></text:p>
      <text:list text:style-name="L150">
        <text:list-item>
          <text:p text:style-name="P922">La función utiliza la estructura <text:span text:style-name="Source_20_Text">utsname</text:span> que se define en la biblioteca <text:span text:style-name="Source_20_Text">&lt;sys/utsname.h&gt;</text:span>. Esta estructura contiene varios campos que describen el sistema operativo:</text:p>
          <text:list>
            <text:list-item>
              <text:p text:style-name="P922"><text:span text:style-name="Source_20_Text">nodename</text:span>: El nombre de la red de la máquina.</text:p>
            </text:list-item>
            <text:list-item>
              <text:p text:style-name="P922"><text:span text:style-name="Source_20_Text">sysname</text:span>: El nombre del sistema operativo.</text:p>
            </text:list-item>
            <text:list-item>
              <text:p text:style-name="P922"><text:span text:style-name="Source_20_Text">release</text:span>: La versión del kernel.</text:p>
            </text:list-item>
            <text:list-item>
              <text:p text:style-name="P922"><text:span text:style-name="Source_20_Text">version</text:span>: Información adicional sobre la versión del kernel.</text:p>
            </text:list-item>
            <text:list-item>
              <text:p text:style-name="P921"><text:span text:style-name="Source_20_Text">machine</text:span>: La arquitectura del hardware (por ejemplo, x86_64).</text:p>
            </text:list-item>
          </text:list>
        </text:list-item>
      </text:list>
      <text:list text:style-name="L151">
        <text:list-item>
          <text:p text:style-name="P923"><text:span text:style-name="Strong_20_Emphasis">Verificación de Argumentos</text:span>:</text:p>
        </text:list-item>
      </text:list>
      <text:list text:style-name="L152">
        <text:list-item>
          <text:p text:style-name="P925">La función comprueba si el argumento <text:span text:style-name="Source_20_Text">arg</text:span> es <text:span text:style-name="Source_20_Text">NULL</text:span> o una cadena vacía. Si es así, procede a obtener la información del sistema.</text:p>
        </text:list-item>
        <text:list-item>
          <text:p text:style-name="P924">Si se pasa algún argumento (es decir, <text:span text:style-name="Source_20_Text">arg</text:span> no es <text:span text:style-name="Source_20_Text">NULL</text:span> y no es una cadena vacía), imprime un mensaje de error indicando que el argumento es inválido y que debe usarse simplemente <text:span text:style-name="Source_20_Text">infosys</text:span>.</text:p>
        </text:list-item>
      </text:list>
      <text:list text:style-name="L153">
        <text:list-item>
          <text:p text:style-name="P926"><text:span text:style-name="Strong_20_Emphasis">Llamada a </text:span><text:span text:style-name="Strong_20_Emphasis"><text:span text:style-name="Source_20_Text">uname</text:span></text:span>:</text:p>
        </text:list-item>
      </text:list>
      <text:list text:style-name="L154">
        <text:list-item>
          <text:p text:style-name="P928">Se utiliza la función <text:span text:style-name="Source_20_Text">uname</text:span> para llenar la estructura <text:span text:style-name="Source_20_Text">sys_info</text:span> con información del sistema.<text:span text:style-name="T337"> Se usa para llamar al struct utsname. </text:span></text:p>
        </text:list-item>
        <text:list-item>
          <text:p text:style-name="P927">Si <text:span text:style-name="Source_20_Text">uname</text:span> falla (devuelve -1), se imprime un mensaje de error utilizando <text:span text:style-name="Source_20_Text">perror</text:span>, que muestra el error asociado con la última llamada del sistema.</text:p>
        </text:list-item>
      </text:list>
      <text:list text:style-name="L155">
        <text:list-item>
          <text:p text:style-name="P929"><text:span text:style-name="Strong_20_Emphasis">Salida Formateada</text:span>:</text:p>
        </text:list-item>
      </text:list>
      <text:list text:style-name="L156">
        <text:list-item>
          <text:p text:style-name="P931">Si la llamada a <text:span text:style-name="Source_20_Text">uname</text:span> tiene éxito, la función imprime la información del sistema de manera formateada:</text:p>
          <text:list>
            <text:list-item>
              <text:p text:style-name="P930"><text:soft-page-break/>Muestra el nombre del host, la arquitectura, el nombre del sistema operativo, la versión del kernel y detalles adicionales de la versión.</text:p>
            </text:list-item>
          </text:list>
        </text:list-item>
      </text:list>
      <text:p text:style-name="P141"/>
      <text:p text:style-name="P264"/>
      <text:p text:style-name="P264">11-help:</text:p>
      <text:p text:style-name="P162">Muestra una lista con lo que hace cada comando.</text:p>
      <text:p text:style-name="P162">Si se pasa un argumento que es un comando, devuelve solo lo que hace ese comando</text:p>
      <text:p text:style-name="P260"/>
      <text:p text:style-name="P141"/>
      <text:p text:style-name="P264">12-salir:</text:p>
      <text:p text:style-name="P162">Si no se pasa ningun argumento, salimos del shell</text:p>
      <text:p text:style-name="P162">En el momento en el que salimos borramos todas las listas que antes que habíamos inicializado e incluso podríamos llegar a usar.</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99"><text:soft-page-break/><text:span text:style-name="T342">-P</text:span><text:span text:style-name="T343">1</text:span><text:span text:style-name="T342">:</text:span></text:p>
      <text:p text:style-name="P265">13-cwd:<text:span text:style-name="T121"> <text:s text:c="2"/>CURRENT WORK DIRECTORY</text:span></text:p>
      <text:p text:style-name="P265"><text:span text:style-name="T121">La función </text:span><text:span text:style-name="Source_20_Text"><text:span text:style-name="T121">cmd_cwd</text:span></text:span><text:span text:style-name="T121"> se encarga de imprimir el directorio de trabajo actual del sistema. A continuación se detalla su funcionamiento:</text:span></text:p>
      <text:list text:style-name="L157">
        <text:list-item>
          <text:p text:style-name="P932"><text:span text:style-name="Strong_20_Emphasis">Declaración de un buffer</text:span>: Se define un array de caracteres llamado <text:span text:style-name="Source_20_Text">buffer</text:span> con un tamaño de 1024 bytes. Este buffer se utilizará para almacenar la ruta del directorio actual.</text:p>
        </text:list-item>
        <text:list-item>
          <text:p text:style-name="P932"><text:span text:style-name="Strong_20_Emphasis">Verificación del argumento</text:span>: La función primero comprueba si el argumento <text:span text:style-name="Source_20_Text">arg</text:span> es <text:span text:style-name="Source_20_Text">NULL</text:span> o una cadena vacía. Esto se hace para determinar si debe proceder a imprimir el directorio actual.</text:p>
        </text:list-item>
        <text:list-item>
          <text:p text:style-name="P932"><text:span text:style-name="Strong_20_Emphasis">Obtención del directorio actual</text:span>: Si el argumento es nulo o vacío, se llama a la función <text:span text:style-name="Source_20_Text">getcwd</text:span>, que se encuentra en la biblioteca <text:span text:style-name="Source_20_Text">&lt;unistd.h&gt;</text:span>. Esta función intenta llenar el <text:span text:style-name="Source_20_Text">buffer</text:span> con la ruta del directorio actual y devuelve un puntero a este buffer. Si <text:span text:style-name="Source_20_Text">getcwd</text:span> tiene éxito, se imprime el contenido del <text:span text:style-name="Source_20_Text">buffer</text:span> en la consola.</text:p>
        </text:list-item>
        <text:list-item>
          <text:p text:style-name="P932"><text:span text:style-name="Strong_20_Emphasis">Manejo de errores</text:span>: Si <text:span text:style-name="Source_20_Text">getcwd</text:span> falla (es decir, devuelve <text:span text:style-name="Source_20_Text">NULL</text:span>), se utiliza <text:span text:style-name="Source_20_Text">perror</text:span> para imprimir un mensaje de error indicando que hubo un problema al obtener el directorio actual.</text:p>
        </text:list-item>
        <text:list-item>
          <text:p text:style-name="P932"><text:span text:style-name="Strong_20_Emphasis">Argumento no válido</text:span>: Si se pasa un argumento que no es <text:span text:style-name="Source_20_Text">NULL</text:span> ni vacío, se imprime un mensaje que indica que el argumento es inválido y se sugiere usar el comando <text:span text:style-name="Source_20_Text">cwd</text:span>.</text:p>
        </text:list-item>
      </text:list>
      <text:h text:style-name="Heading_20_3" text:outline-level="3">Resumen de funciones y bibliotecas utilizadas:</text:h>
      <text:list text:style-name="L158">
        <text:list-item>
          <text:p text:style-name="P934"><text:span text:style-name="Source_20_Text">getcwd</text:span>: Obtiene el directorio de trabajo actual. Se encuentra en la biblioteca <text:span text:style-name="Source_20_Text">&lt;unistd.h&gt;</text:span>.</text:p>
        </text:list-item>
        <text:list-item>
          <text:p text:style-name="P933"><text:span text:style-name="Source_20_Text">perror</text:span>: Imprime un mensaje de error basado en el valor de <text:span text:style-name="Source_20_Text">errno</text:span>, y está definida en <text:span text:style-name="Source_20_Text">&lt;stdio.h&gt;</text:span>.</text:p>
        </text:list-item>
      </text:list>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144"/>
      <text:p text:style-name="P145"><text:soft-page-break/><text:span text:style-name="T338">14</text:span>-<text:span text:style-name="T73">makefile: </text:span></text:p>
      <text:p text:style-name="P135">La función <text:span text:style-name="Source_20_Text">cmd_makefile</text:span> se encarga de crear un archivo con el nombre proporcionado como argumento. Primero, verifica si se ha dado un nombre; si no es así, llama a la función <text:span text:style-name="Source_20_Text">cmd_cwd</text:span> para mostrar el directorio actual y termina su ejecución.</text:p>
      <text:p text:style-name="Text_20_body">Luego, intenta crear el archivo usando la función <text:span text:style-name="Source_20_Text">open</text:span>, aplicando las siguientes banderas: <text:span text:style-name="Source_20_Text">O_CREAT</text:span> para crear el archivo si no existe, <text:span text:style-name="Source_20_Text">O_WRONLY</text:span> para abrirlo en modo de solo escritura, y <text:span text:style-name="Source_20_Text">O_EXCL</text:span> para asegurarse de que no se sobrescriba un archivo existente. También especifica los permisos del archivo como <text:span text:style-name="Source_20_Text">0644</text:span>, lo que permite que el propietario tenga permisos de lectura y escritura, mientras que otros usuarios solo pueden leer.</text:p>
      <text:p text:style-name="Text_20_body">Si <text:span text:style-name="Source_20_Text">open</text:span> devuelve <text:span text:style-name="Source_20_Text">-1</text:span>, significa que hubo un error. Si el error es que el archivo ya existe (<text:span text:style-name="Source_20_Text">EEXIST</text:span>), se muestra un mensaje indicando que no se puede crear el archivo. Para otros errores, se utiliza <text:span text:style-name="Source_20_Text">perror</text:span> para imprimir un mensaje de error más general.</text:p>
      <text:p text:style-name="Text_20_body">Si la creación del archivo es exitosa, se imprime un mensaje confirmando que el archivo fue creado correctamente y finalmente se cierra el descriptor de archivo usando <text:span text:style-name="Source_20_Text">close</text:span> para liberar el recurso.</text:p>
      <text:p text:style-name="P135"/>
      <text:p text:style-name="P136">open:</text:p>
      <text:p text:style-name="P254"><text:span text:style-name="T36">int open (const *char file, int oflag);</text:span><text:span text:style-name="T39"> </text:span></text:p>
      <text:p text:style-name="P248"><text:span text:style-name="T34">int</text:span><text:span text:style-name="T39"> </text:span><text:span text:style-name="T72">fd</text:span><text:span text:style-name="T39"> </text:span><text:span text:style-name="T225">=</text:span><text:span text:style-name="T39"> </text:span><text:span text:style-name="T70">open</text:span><text:span text:style-name="T39">(</text:span><text:span text:style-name="T72">arg</text:span><text:span text:style-name="T39">, </text:span><text:span text:style-name="T70">O_CREAT</text:span><text:span text:style-name="T39"> </text:span><text:span text:style-name="T225">|</text:span><text:span text:style-name="T39"> </text:span><text:span text:style-name="T70">O_WRONLY</text:span><text:span text:style-name="T39">, </text:span><text:span text:style-name="T34">0</text:span><text:span text:style-name="T68">644</text:span><text:span text:style-name="T39">);</text:span><text:span text:style-name="T226"> </text:span></text:p>
      <text:p text:style-name="P253"><text:span text:style-name="T36"/></text:p>
      <text:p text:style-name="P145"><text:span text:style-name="T224">Devuelve un int porque e</text:span>ste valor es el <text:span text:style-name="Strong_20_Emphasis">descriptor de archivo</text:span> que se utiliza para referirse al archivo abierto. Si hay un error al abrir el archivo, la función devuelve <text:span text:style-name="Source_20_Text">-1</text:span>.</text:p>
      <text:p text:style-name="P146">-file: aquí le pasamos una cadena de caracteres, en este caso el argumento</text:p>
      <text:p text:style-name="P255"><text:span text:style-name="T124">-oflag: <text:line-break/></text:span>Este es un <text:span text:style-name="Strong_20_Emphasis">entero</text:span> que contiene las <text:span text:style-name="Strong_20_Emphasis">banderas</text:span> (flags) que determinan cómo se abrirá el archivo. Las banderas son combinaciones de valores predefinidos que controlan el modo de apertura del archivo. Ejemplos de banderas que puedes usar son:</text:p>
      <text:list text:style-name="L159">
        <text:list-item>
          <text:p text:style-name="P936"><text:span text:style-name="Source_20_Text">O_RDONLY</text:span>: Abre el archivo solo para lectura.</text:p>
        </text:list-item>
        <text:list-item>
          <text:p text:style-name="P936"><text:span text:style-name="Source_20_Text">O_WRONLY</text:span>: Abre el archivo solo para escritura.</text:p>
        </text:list-item>
        <text:list-item>
          <text:p text:style-name="P936"><text:span text:style-name="Source_20_Text">O_RDWR</text:span>: Abre el archivo para lectura y escritura.</text:p>
        </text:list-item>
        <text:list-item>
          <text:p text:style-name="P936"><text:span text:style-name="Source_20_Text">O_CREAT</text:span>: Crea el archivo si no existe.</text:p>
        </text:list-item>
        <text:list-item>
          <text:p text:style-name="P936"><text:span text:style-name="Source_20_Text">O_TRUNC</text:span>: Trunca el archivo a 0 si ya existe (borra su contenido).</text:p>
        </text:list-item>
        <text:list-item>
          <text:p text:style-name="P935"><text:span text:style-name="Source_20_Text">O_APPEND</text:span>: Abre el archivo en modo de añadir, de modo que cualquier escritura se realice al final del archivo.</text:p>
        </text:list-item>
      </text:list>
      <text:p text:style-name="P147"/>
      <text:p text:style-name="P147"/>
      <text:p text:style-name="P147"/>
      <text:p text:style-name="P147"/>
      <text:p text:style-name="P147"><text:soft-page-break/>¿Y que es el número ese?:</text:p>
      <text:p text:style-name="P147">Este es el tercer argumento, que especifica los <text:span text:style-name="Strong_20_Emphasis">permisos</text:span> del archivo cuando se crea. Los permisos se expresan en formato octal (base 8).</text:p>
      <text:list text:style-name="L160">
        <text:list-item>
          <text:p text:style-name="P938"><text:span text:style-name="Strong_20_Emphasis"><text:span text:style-name="Source_20_Text">0644</text:span></text:span> se descompone de la siguiente manera:</text:p>
          <text:list>
            <text:list-item>
              <text:p text:style-name="P938"><text:span text:style-name="Source_20_Text">0</text:span>: Indica que se trata de un número en formato octal.</text:p>
            </text:list-item>
            <text:list-item>
              <text:p text:style-name="P938"><text:span text:style-name="Source_20_Text">6</text:span>: Permisos para el <text:span text:style-name="Strong_20_Emphasis">propietario</text:span> del archivo (4 para lectura + 2 para escritura = 6).</text:p>
            </text:list-item>
            <text:list-item>
              <text:p text:style-name="P938"><text:span text:style-name="Source_20_Text">4</text:span>: Permisos para el <text:span text:style-name="Strong_20_Emphasis">grupo</text:span> (4 para lectura).</text:p>
            </text:list-item>
            <text:list-item>
              <text:p text:style-name="P937"><text:span text:style-name="Source_20_Text">4</text:span>: Permisos para <text:span text:style-name="Strong_20_Emphasis">otros usuarios</text:span> (4 para lectura).</text:p>
            </text:list-item>
          </text:list>
        </text:list-item>
      </text:list>
      <text:p text:style-name="Text_20_body">Esto significa que el propietario del archivo podrá leer y escribir en él, mientras que el grupo y otros usuarios solo tendrán permisos de lectura.</text:p>
      <text:p text:style-name="P148">Para acabar usamos la función <text:span text:style-name="T36">close</text:span> de la misma librería para cerrar el archivo</text:p>
      <text:p text:style-name="P148"/>
      <text:p text:style-name="P148"/>
      <text:p text:style-name="P132"/>
      <text:p text:style-name="P132">COMO FUNCIONAN LOS PERMISOS?:</text:p>
      <text:p text:style-name="P326"><text:span text:style-name="T227"><text:tab/></text:span>0 – sin acceso al archivo en absoluto </text:p>
      <text:list text:style-name="L161">
        <text:list-item>
          <text:p text:style-name="P939">1 – solo permisos de ejecución </text:p>
        </text:list-item>
        <text:list-item>
          <text:p text:style-name="P939">2 – solo permisos de escritura </text:p>
        </text:list-item>
        <text:list-item>
          <text:p text:style-name="P939">3 – permisos de escritura y ejecución </text:p>
        </text:list-item>
        <text:list-item>
          <text:p text:style-name="P939">4 – solo permisos de lectura </text:p>
        </text:list-item>
        <text:list-item>
          <text:p text:style-name="P939">5 – permisos de lectura y ejecución </text:p>
        </text:list-item>
        <text:list-item>
          <text:p text:style-name="P939">6 – permisos de lectura y escritura </text:p>
        </text:list-item>
        <text:list-item>
          <text:p text:style-name="P940">7 – permisos de lectura, escritura y ejecución (permisos completos) </text:p>
        </text:list-item>
      </text:list>
      <text:p text:style-name="P32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text:soft-page-break/><text:span text:style-name="T338">15</text:span>-makedir:</text:p>
      <text:p text:style-name="P151">La función <text:span text:style-name="Source_20_Text">cmd_makedir</text:span> es responsable de crear un nuevo directorio en el sistema de archivos con el nombre que se le pasa como argumento. Aquí está una explicación detallada de su funcionamiento:</text:p>
      <text:list text:style-name="L162">
        <text:list-item>
          <text:p text:style-name="P941"><text:span text:style-name="Strong_20_Emphasis">Verificación del argumento</text:span>: Primero, la función comprueba si el argumento <text:span text:style-name="Source_20_Text">arg</text:span> (el nombre del directorio) es <text:span text:style-name="Source_20_Text">NULL</text:span> o si es una cadena vacía. Si es así, llama a la función <text:span text:style-name="Source_20_Text">cmd_cwd(NULL)</text:span>, que probablemente muestra el directorio de trabajo actual, y luego sale de la función.</text:p>
        </text:list-item>
        <text:list-item>
          <text:p text:style-name="P941"><text:span text:style-name="Strong_20_Emphasis">Comprobación de existencia del directorio</text:span>: Utiliza la función <text:span text:style-name="Source_20_Text">stat</text:span>, que se encuentra en la biblioteca <text:span text:style-name="Source_20_Text">&lt;sys/stat.h&gt;</text:span>, para obtener información sobre el archivo o directorio cuyo nombre se pasó como argumento. Si <text:span text:style-name="Source_20_Text">stat</text:span> devuelve 0 y <text:span text:style-name="Source_20_Text">S_ISDIR(st.st_mode)</text:span> verifica que el resultado corresponde a un directorio, significa que el directorio ya existe. En este caso, imprime un mensaje indicando que no se puede crear el directorio porque ya existe y retorna.</text:p>
        </text:list-item>
        <text:list-item>
          <text:p text:style-name="P941"><text:span text:style-name="Strong_20_Emphasis">Creación del directorio</text:span>: Si el directorio no existe, intenta crearlo con la función <text:span text:style-name="Source_20_Text">mkdir</text:span>, que también se encuentra en <text:span text:style-name="Source_20_Text">&lt;sys/stat.h&gt;</text:span>. Se le pasan dos parámetros: el nombre del nuevo directorio y el modo de permisos, que se establece en <text:span text:style-name="Source_20_Text">0777</text:span>, lo que permite la lectura, escritura y ejecución para todos los usuarios.</text:p>
        </text:list-item>
        <text:list-item>
          <text:p text:style-name="P941"><text:span text:style-name="Strong_20_Emphasis">Manejo de errores</text:span>: Después de intentar crear el directorio, se comprueba el resultado de la operación. Si <text:span text:style-name="Source_20_Text">mkdir</text:span> devuelve <text:span text:style-name="Source_20_Text">-1</text:span>, se utiliza <text:span text:style-name="Source_20_Text">perror</text:span> para imprimir un mensaje de error. Si la creación del directorio fue exitosa, se imprime un mensaje confirmando que el directorio se ha creado correctamente.</text:p>
        </text:list-item>
      </text:list>
      <text:h text:style-name="Heading_20_3" text:outline-level="3">Resumen de las funciones y bibliotecas utilizadas:</text:h>
      <text:list text:style-name="L163">
        <text:list-item>
          <text:p text:style-name="P943"><text:span text:style-name="Source_20_Text">stat</text:span>: Obtiene información sobre un archivo o directorio. Está definida en <text:span text:style-name="Source_20_Text">&lt;sys/stat.h&gt;</text:span>.</text:p>
        </text:list-item>
        <text:list-item>
          <text:p text:style-name="P943"><text:span text:style-name="Source_20_Text">S_ISDIR</text:span>: Una macro que verifica si un archivo es un directorio.</text:p>
        </text:list-item>
        <text:list-item>
          <text:p text:style-name="P943"><text:span text:style-name="Source_20_Text">mkdir</text:span>: Crea un nuevo directorio. También está definida en <text:span text:style-name="Source_20_Text">&lt;sys/stat.h&gt;</text:span>.</text:p>
        </text:list-item>
        <text:list-item>
          <text:p text:style-name="P942"><text:span text:style-name="Source_20_Text">perror</text:span>: Imprime un mensaje de error basado en el valor de <text:span text:style-name="Source_20_Text">errno</text:span>, y está definida en <text:span text:style-name="Source_20_Text">&lt;stdio.h&gt;</text:span>.</text:p>
        </text:list-item>
      </text:list>
      <text:p text:style-name="P434"/>
      <text:p text:style-name="P151"/>
      <text:p text:style-name="P151"/>
      <text:p text:style-name="P151"/>
      <text:p text:style-name="P151"/>
      <text:p text:style-name="P151"/>
      <text:p text:style-name="P151"/>
      <text:p text:style-name="P151"/>
      <text:p text:style-name="P429"><text:soft-page-break/><text:span text:style-name="T132">A partir de ahora usaremos la libería </text:span><text:span text:style-name="Source_20_Text"><text:span text:style-name="T132">&lt;sys/stat.h&gt;</text:span></text:span><text:span text:style-name="Source_20_Text"><text:span text:style-name="T281"> todo el rato</text:span></text:span><text:span text:style-name="Source_20_Text"><text:span text:style-name="T290"> usando los struct stat y lstat que contienen información de directorios y archivos.</text:span></text:span></text:p>
      <text:p text:style-name="P429"><text:span text:style-name="Source_20_Text"><text:span text:style-name="T291">Diferencias entre </text:span></text:span><text:span text:style-name="Source_20_Text"><text:span text:style-name="T259">stat</text:span></text:span><text:span text:style-name="Source_20_Text"><text:span text:style-name="T291"> y </text:span></text:span><text:span text:style-name="Source_20_Text"><text:span text:style-name="T259">lstat</text:span></text:span></text:p>
      <text:list text:style-name="L164">
        <text:list-item>
          <text:p text:style-name="P945"><text:span text:style-name="Strong_20_Emphasis"><text:span text:style-name="T258">Enlaces simbólicos</text:span></text:span><text:span text:style-name="T258">:</text:span></text:p>
          <text:list>
            <text:list-item>
              <text:p text:style-name="P945"><text:span text:style-name="Strong_20_Emphasis"><text:span text:style-name="Source_20_Text"><text:span text:style-name="T258">stat</text:span></text:span></text:span><text:span text:style-name="T258">: Cuando se utiliza para un enlace simbólico, </text:span><text:span text:style-name="Source_20_Text"><text:span text:style-name="T258">stat</text:span></text:span><text:span text:style-name="T258"> sigue el enlace y devuelve información sobre el archivo o directorio al que apunta el enlace. Es decir, obtiene los atributos del destino del enlace.</text:span></text:p>
            </text:list-item>
            <text:list-item>
              <text:p text:style-name="P944"><text:span text:style-name="Strong_20_Emphasis"><text:span text:style-name="Source_20_Text"><text:span text:style-name="T258">lstat</text:span></text:span></text:span><text:span text:style-name="T258">: En cambio, </text:span><text:span text:style-name="Source_20_Text"><text:span text:style-name="T258">lstat</text:span></text:span><text:span text:style-name="T258"> no sigue el enlace simbólico. Devuelve información sobre el propio enlace simbólico. Esto significa que puedes obtener información como el tamaño del enlace, sus permisos, etc., sin seguirlo al archivo al que apunta.</text:span></text:p>
            </text:list-item>
          </text:list>
        </text:list-item>
      </text:list>
      <text:h text:style-name="P413" text:outline-level="3"><text:span text:style-name="T276">Campos Comunes de </text:span><text:span text:style-name="Source_20_Text"><text:span text:style-name="T276">struct stat</text:span></text:span></text:h>
      <text:list text:continue-list="list11002620" text:style-name="L51">
        <text:list-header>
          <text:p text:style-name="P768"><text:span text:style-name="Source_20_Text"><text:span text:style-name="T278">st_dev</text:span></text:span><text:span text:style-name="T278">:</text:span></text:p>
          <text:list text:continue-numbering="true">
            <text:list-item>
              <text:p text:style-name="P769"><text:span text:style-name="T278">Tipo: </text:span><text:span text:style-name="Source_20_Text"><text:span text:style-name="T278">dev_t</text:span></text:span></text:p>
            </text:list-item>
            <text:list-item>
              <text:p text:style-name="P774">Describe el número de dispositivo en el que reside el archivo.</text:p>
            </text:list-item>
          </text:list>
          <text:p text:style-name="P768"><text:span text:style-name="Source_20_Text"><text:span text:style-name="T278">st_ino</text:span></text:span><text:span text:style-name="T278">:</text:span></text:p>
          <text:list text:continue-numbering="true">
            <text:list-item>
              <text:p text:style-name="P769"><text:span text:style-name="T278">Tipo: </text:span><text:span text:style-name="Source_20_Text"><text:span text:style-name="T278">ino_t</text:span></text:span></text:p>
            </text:list-item>
            <text:list-item>
              <text:p text:style-name="P774">El número de inodo del archivo, que es un identificador único en el sistema de archivos.</text:p>
            </text:list-item>
          </text:list>
          <text:p text:style-name="P768"><text:span text:style-name="Source_20_Text"><text:span text:style-name="T278">st_mode</text:span></text:span><text:span text:style-name="T278">:</text:span></text:p>
          <text:list text:continue-numbering="true">
            <text:list-item>
              <text:p text:style-name="P769"><text:span text:style-name="T278">Tipo: </text:span><text:span text:style-name="Source_20_Text"><text:span text:style-name="T278">mode_t</text:span></text:span></text:p>
            </text:list-item>
            <text:list-item>
              <text:p text:style-name="P774">Contiene los permisos y tipo del archivo (por ejemplo, si es un archivo regular, directorio, enlace simbólico, etc.).</text:p>
            </text:list-item>
          </text:list>
          <text:p text:style-name="P768"><text:span text:style-name="Source_20_Text"><text:span text:style-name="T278">st_nlink</text:span></text:span><text:span text:style-name="T278">:</text:span></text:p>
          <text:list text:continue-numbering="true">
            <text:list-item>
              <text:p text:style-name="P769"><text:span text:style-name="T278">Tipo: </text:span><text:span text:style-name="Source_20_Text"><text:span text:style-name="T278">nlink_t</text:span></text:span></text:p>
            </text:list-item>
            <text:list-item>
              <text:p text:style-name="P774">Número de enlaces duros que apuntan al inodo del archivo.</text:p>
            </text:list-item>
          </text:list>
          <text:p text:style-name="P768"><text:span text:style-name="Source_20_Text"><text:span text:style-name="T278">st_uid</text:span></text:span><text:span text:style-name="T278">:</text:span></text:p>
          <text:list text:continue-numbering="true">
            <text:list-item>
              <text:p text:style-name="P769"><text:span text:style-name="T278">Tipo: </text:span><text:span text:style-name="Source_20_Text"><text:span text:style-name="T278">uid_t</text:span></text:span></text:p>
            </text:list-item>
            <text:list-item>
              <text:p text:style-name="P774">Identificador de usuario del propietario del archivo.</text:p>
            </text:list-item>
          </text:list>
          <text:p text:style-name="P768"><text:span text:style-name="Source_20_Text"><text:span text:style-name="T278">st_gid</text:span></text:span><text:span text:style-name="T278">:</text:span></text:p>
          <text:list text:continue-numbering="true">
            <text:list-item>
              <text:p text:style-name="P769"><text:span text:style-name="T278">Tipo: </text:span><text:span text:style-name="Source_20_Text"><text:span text:style-name="T278">gid_t</text:span></text:span></text:p>
            </text:list-item>
            <text:list-item>
              <text:p text:style-name="P774">Identificador de grupo del archivo.</text:p>
            </text:list-item>
          </text:list>
          <text:p text:style-name="P768"><text:span text:style-name="Source_20_Text"><text:span text:style-name="T278">st_size</text:span></text:span><text:span text:style-name="T278">:</text:span></text:p>
          <text:list text:continue-numbering="true">
            <text:list-item>
              <text:p text:style-name="P769"><text:span text:style-name="T278">Tipo: </text:span><text:span text:style-name="Source_20_Text"><text:span text:style-name="T278">off_t</text:span></text:span></text:p>
            </text:list-item>
            <text:list-item>
              <text:p text:style-name="P774">Tamaño del archivo en bytes.</text:p>
            </text:list-item>
          </text:list>
          <text:p text:style-name="P768"><text:span text:style-name="Source_20_Text"><text:span text:style-name="T278">st_atime</text:span></text:span><text:span text:style-name="T278">:</text:span></text:p>
          <text:list text:continue-numbering="true">
            <text:list-item>
              <text:p text:style-name="P769"><text:span text:style-name="T278">Tipo: </text:span><text:span text:style-name="Source_20_Text"><text:span text:style-name="T278">time_t</text:span></text:span></text:p>
            </text:list-item>
            <text:list-item>
              <text:p text:style-name="P774">Tiempo de último acceso al archivo.</text:p>
            </text:list-item>
          </text:list>
          <text:p text:style-name="P768"><text:span text:style-name="Source_20_Text"><text:span text:style-name="T278">st_mtime</text:span></text:span><text:span text:style-name="T278">:</text:span></text:p>
          <text:list text:continue-numbering="true">
            <text:list-item>
              <text:p text:style-name="P769"><text:span text:style-name="T278">Tipo: </text:span><text:span text:style-name="Source_20_Text"><text:span text:style-name="T278">time_t</text:span></text:span></text:p>
            </text:list-item>
            <text:list-item>
              <text:p text:style-name="P774">Tiempo de la última modificación del contenido del archivo.</text:p>
            </text:list-item>
          </text:list>
          <text:p text:style-name="P768"><text:span text:style-name="Source_20_Text"><text:span text:style-name="T278">st_ctime</text:span></text:span><text:span text:style-name="T278">:</text:span></text:p>
          <text:list text:continue-numbering="true">
            <text:list-item>
              <text:p text:style-name="P769"><text:span text:style-name="T278">Tipo: </text:span><text:span text:style-name="Source_20_Text"><text:span text:style-name="T278">time_t</text:span></text:span></text:p>
            </text:list-item>
            <text:list-item>
              <text:p text:style-name="P774">Tiempo del último cambio de metadatos del archivo (como permisos o propietario).</text:p>
            </text:list-item>
          </text:list>
          <text:p text:style-name="P768"><text:span text:style-name="Source_20_Text"><text:span text:style-name="T278">st_blksize</text:span></text:span><text:span text:style-name="T278">:</text:span></text:p>
          <text:list text:continue-numbering="true">
            <text:list-item>
              <text:p text:style-name="P769"><text:span text:style-name="T278">Tipo: </text:span><text:span text:style-name="Source_20_Text"><text:span text:style-name="T278">blksize_t</text:span></text:span></text:p>
            </text:list-item>
            <text:list-item>
              <text:p text:style-name="P774">Tamaño del bloque de entrada/salida óptimo para el sistema de archivos.</text:p>
            </text:list-item>
          </text:list>
        </text:list-header>
      </text:list>
      <text:p text:style-name="P331">etc</text:p>
      <text:p text:style-name="P522"><text:span text:style-name="T77"/></text:p>
      <text:p text:style-name="P522"><text:soft-page-break/><text:span text:style-name="T77">A</text:span><text:span text:style-name="T78">UXILIARES PARA LISTFILE y LISTDIR </text:span></text:p>
      <text:p text:style-name="P272">*-LetraTF:</text:p>
      <text:p text:style-name="P226"><text:span text:style-name="T233">S</text:span><text:span text:style-name="T228">e le pasa como argumento mode_t que viene del struct stat :</text:span></text:p>
      <text:list text:continue-numbering="true" text:style-name="L51">
        <text:list-header>
          <text:p text:style-name="P770"><text:span text:style-name="Source_20_Text"><text:span text:style-name="T278">st_mode</text:span></text:span><text:span text:style-name="T278">:</text:span></text:p>
          <text:list text:continue-numbering="true">
            <text:list-item>
              <text:p text:style-name="P771"><text:span text:style-name="T278">Tipo: </text:span><text:span text:style-name="Source_20_Text"><text:span text:style-name="T278">mode_t</text:span></text:span></text:p>
            </text:list-item>
            <text:list-item>
              <text:p text:style-name="P775">Contiene los permisos y tipo del archivo (por ejemplo, si es un archivo regular, directorio, enlace simbólico, etc.).</text:p>
            </text:list-item>
          </text:list>
        </text:list-header>
      </text:list>
      <text:p text:style-name="P227"><text:span text:style-name="T233"/></text:p>
      <text:p text:style-name="P226"><text:span text:style-name="T233">Y</text:span><text:span text:style-name="T228"> a partir de un fichero o directorio intenta convertir el tipo de archivo a una letra para mostrar luego ese tipo de archivo en convertirModo.</text:span></text:p>
      <text:p text:style-name="P227"><text:span text:style-name="T233"/></text:p>
      <text:p text:style-name="P414"><text:span text:style-name="T132">El operador </text:span><text:span text:style-name="Source_20_Text"><text:span text:style-name="T170">&amp;</text:span></text:span><text:span text:style-name="T170"> </text:span><text:span text:style-name="T132">es el operador de </text:span><text:span text:style-name="Strong_20_Emphasis"><text:span text:style-name="T192">bitwise AND</text:span></text:span><text:span text:style-name="T132"> (y bit a bit). Se utiliza aquí para enmascarar (o "filtrar") el modo del archivo </text:span><text:span text:style-name="Source_20_Text"><text:span text:style-name="T132">m</text:span></text:span><text:span text:style-name="T132"> para obtener solo la parte relevante que indica el tipo de archivo.</text:span></text:p>
      <text:list text:style-name="L165">
        <text:list-item>
          <text:p text:style-name="P946"><text:span text:style-name="Source_20_Text">S_IFMT</text:span> es una constante que contiene una máscara que selecciona los bits más significativos del modo que indican el tipo de archivo. Al hacer <text:span text:style-name="Source_20_Text">m &amp; S_IFMT</text:span>, se obtienen solo esos bits, ignorando el resto que representan los permisos y otros atributos del archivo.</text:p>
        </text:list-item>
      </text:list>
      <text:p text:style-name="P414"><text:span text:style-name="T132"/></text:p>
      <text:p text:style-name="P298"><text:span text:style-name="T233">*</text:span><text:span text:style-name="T228">-ConvierteModo:</text:span></text:p>
      <text:p text:style-name="P414"><text:span text:style-name="T132">La función </text:span><text:span text:style-name="Source_20_Text"><text:span text:style-name="T132">ConvierteModo</text:span></text:span><text:span text:style-name="T132"> se encarga de convertir los modos de archivo en una representación textual que es fácil de entender para los usuarios. Inicializa una cadena de permisos con caracteres que representan los permisos de lectura, escritura y ejecución para el propietario, grupo y otros.</text:span></text:p>
      <text:list text:style-name="L166">
        <text:list-item>
          <text:p text:style-name="P948">Comienza llenando la cadena con <text:span text:style-name="Source_20_Text">---------- </text:span>y luego reemplaza los caracteres correspondientes con los permisos que tiene el archivo:</text:p>
          <text:list>
            <text:list-item>
              <text:p text:style-name="P948"><text:span text:style-name="Source_20_Text">'r'</text:span>, <text:span text:style-name="Source_20_Text">'w'</text:span>, <text:span text:style-name="Source_20_Text">'x'</text:span> para lectura, escritura y ejecución, respectivamente.</text:p>
            </text:list-item>
          </text:list>
        </text:list-item>
        <text:list-item>
          <text:p text:style-name="P947">También verifica y añade los bits especiales de permisos (setuid, setgid, sticky) en las posiciones adecuadas de la cadena.</text:p>
        </text:list-item>
      </text:list>
      <text:p text:style-name="Text_20_body">Finalmente, la función incluye el tipo de archivo en la primera posición de la cadena, la cual será luego utilizada en la salida para mostrar el estado completo del archivo.</text:p>
      <text:p text:style-name="P431"><text:span text:style-name="T77">E</text:span><text:span text:style-name="T74">sta función es la que se usa para imprimir los permisos de cada archivo luego en -long</text:span></text:p>
      <text:p text:style-name="P431"><text:span text:style-name="T74"/></text:p>
      <text:p text:style-name="P274">POR TANTO ESTO PASA <text:s/>EN -LONG CON ESTAS DOS FUNCIONES:</text:p>
      <text:p text:style-name="P424"><text:span text:style-name="Source_20_Text"><text:span text:style-name="T260">----------</text:span></text:span><text:span text:style-name="Source_20_Text"><text:span text:style-name="T261"> : </text:span></text:span></text:p>
      <text:p text:style-name="P424"><text:span text:style-name="Source_20_Text"><text:span text:style-name="T261"><text:tab/>-: </text:span></text:span><text:span text:style-name="Source_20_Text"><text:span text:style-name="T262">la primera barra usa LetraTF. Indica el tipo de fichero<text:tab/></text:span></text:span></text:p>
      <text:p text:style-name="P422"><text:span text:style-name="Source_20_Text"><text:span text:style-name="T262"><text:tab/>---: las tres siguientes usan ConvierteModo que llama a LetraF</text:span></text:span></text:p>
      <text:p text:style-name="P422"><text:span text:style-name="Source_20_Text"><text:span text:style-name="T262"><text:tab/><text:tab/>y determina los permisos del </text:span></text:span><text:span text:style-name="Source_20_Text"><text:span text:style-name="T263">propietario </text:span></text:span><text:span text:style-name="Source_20_Text"><text:span text:style-name="T262">para el tipo de <text:tab/><text:tab/>archivo anterior</text:span></text:span></text:p>
      <text:p text:style-name="P422"><text:span text:style-name="Source_20_Text"><text:span text:style-name="T262"><text:tab/>---: las tres siguientes usan ConvierteModo que llama a LetraF</text:span></text:span></text:p>
      <text:p text:style-name="P422"><text:span text:style-name="Source_20_Text"><text:span text:style-name="T262"><text:tab/><text:tab/>y determina los permisos del </text:span></text:span><text:span text:style-name="Source_20_Text"><text:span text:style-name="T263">grupo</text:span></text:span><text:span text:style-name="Source_20_Text"><text:span text:style-name="T262"> para el tipo de archivo anterior</text:span></text:span></text:p>
      <text:p text:style-name="P421"><text:span text:style-name="Source_20_Text"><text:span text:style-name="T262"><text:tab/>---: las tres siguientes usan ConvierteModo que llama a LetraF</text:span></text:span></text:p>
      <text:p text:style-name="P422"><text:span text:style-name="Source_20_Text"><text:span text:style-name="T262"><text:tab/><text:tab/>y determina los permisos de </text:span></text:span><text:span text:style-name="Source_20_Text"><text:span text:style-name="T263">otros usuarios</text:span></text:span><text:span text:style-name="Source_20_Text"><text:span text:style-name="T262"> para el tipo de archivo <text:tab/>anterior</text:span></text:span></text:p>
      <text:p text:style-name="P273"><text:soft-page-break/>16-listfile</text:p>
      <text:p text:style-name="P414"><text:span text:style-name="Strong_20_Emphasis"><text:span text:style-name="T93">Declaración de Variables</text:span></text:span><text:span text:style-name="T77">:</text:span></text:p>
      <text:list text:style-name="L167">
        <text:list-item>
          <text:p text:style-name="P950">Se declaran variables para controlar las opciones que el usuario puede especificar:</text:p>
          <text:list>
            <text:list-item>
              <text:p text:style-name="P950"><text:span text:style-name="Source_20_Text">longFormat</text:span>: Un indicador para mostrar información detallada (1 si se usa la opción <text:span text:style-name="Source_20_Text">-long</text:span>).</text:p>
            </text:list-item>
            <text:list-item>
              <text:p text:style-name="P950"><text:span text:style-name="Source_20_Text">accessTime</text:span>: Un indicador para mostrar el tiempo de último acceso al archivo (1 si se usa la opción <text:span text:style-name="Source_20_Text">-acc</text:span>).</text:p>
            </text:list-item>
            <text:list-item>
              <text:p text:style-name="P950"><text:span text:style-name="Source_20_Text">linkInfo</text:span>: Un indicador para mostrar información de enlaces simbólicos (1 si se usa la opción <text:span text:style-name="Source_20_Text">-link</text:span>).</text:p>
            </text:list-item>
          </text:list>
        </text:list-item>
        <text:list-item>
          <text:p text:style-name="P949"><text:span text:style-name="Source_20_Text">i</text:span>: Un contador que se inicializa en 1 para iterar a través de los argumentos pasados.</text:p>
        </text:list-item>
      </text:list>
      <text:list text:style-name="L168">
        <text:list-item>
          <text:p text:style-name="P951"><text:span text:style-name="Strong_20_Emphasis">Procesar Opciones</text:span>:</text:p>
        </text:list-item>
      </text:list>
      <text:list text:style-name="L169">
        <text:list-item>
          <text:p text:style-name="P953">Se utiliza un bucle <text:span text:style-name="Source_20_Text">while</text:span> para procesar los argumentos que comienzan con un guion (<text:span text:style-name="Source_20_Text">-</text:span>). Esto permite al usuario especificar diferentes opciones:</text:p>
          <text:list>
            <text:list-item>
              <text:p text:style-name="P953"><text:span text:style-name="Source_20_Text">-long</text:span>: Si se especifica, se establece <text:span text:style-name="Source_20_Text">longFormat</text:span> a 1, lo que significa que se mostrará un listado detallado, incluyendo el inodo del archivo o directorio.</text:p>
            </text:list-item>
            <text:list-item>
              <text:p text:style-name="P953"><text:span text:style-name="Source_20_Text">-acc</text:span>: Si se especifica, se establece <text:span text:style-name="Source_20_Text">accessTime</text:span> a 1, lo que significa que se mostrará el último tiempo de acceso.</text:p>
            </text:list-item>
            <text:list-item>
              <text:p text:style-name="P953"><text:span text:style-name="Source_20_Text">-link</text:span>: Si se especifica, se establece <text:span text:style-name="Source_20_Text">linkInfo</text:span> a 1, lo que significa que se mostrará la ruta de un enlace simbólico.</text:p>
            </text:list-item>
          </text:list>
        </text:list-item>
        <text:list-item>
          <text:p text:style-name="P952">Si se encuentra una opción no reconocida, se muestra un mensaje de error y se termina la función.</text:p>
        </text:list-item>
      </text:list>
      <text:list text:style-name="L170">
        <text:list-item>
          <text:p text:style-name="P954"><text:span text:style-name="Strong_20_Emphasis">Uso del Directorio Actual</text:span>:</text:p>
        </text:list-item>
      </text:list>
      <text:list text:style-name="L171">
        <text:list-item>
          <text:p text:style-name="P955">Si no se proporcionan archivos o directorios en los argumentos después de las opciones, se llama a la función <text:span text:style-name="Source_20_Text">cmd_cwd</text:span> para mostrar el directorio de trabajo actual y se termina la función.</text:p>
        </text:list-item>
      </text:list>
      <text:list text:style-name="L172">
        <text:list-item>
          <text:p text:style-name="P956"><text:span text:style-name="Strong_20_Emphasis">Procesar Archivos</text:span>:</text:p>
        </text:list-item>
      </text:list>
      <text:list text:style-name="L173">
        <text:list-item>
          <text:p text:style-name="P958">Un segundo bucle <text:span text:style-name="Source_20_Text">while</text:span> itera sobre los argumentos restantes, procesando cada archivo o directorio:</text:p>
          <text:list>
            <text:list-item>
              <text:p text:style-name="P958">Si se solicitó <text:span text:style-name="Source_20_Text">longFormat</text:span>, se llama a la función <text:span text:style-name="Source_20_Text">printFileInfo</text:span>, que se encarga de imprimir la información detallada sobre el archivo o directorio.</text:p>
            </text:list-item>
            <text:list-item>
              <text:p text:style-name="P958">Si <text:span text:style-name="Source_20_Text">longFormat</text:span> no está habilitado, se usa <text:span text:style-name="Source_20_Text">lstat</text:span> para obtener información sobre el archivo o directorio actual. <text:span text:style-name="Source_20_Text">lstat</text:span> es similar a <text:span text:style-name="Source_20_Text">stat</text:span>, pero también funciona con enlaces simbólicos, devolviendo información sobre el enlace en lugar de lo que apunta.</text:p>
            </text:list-item>
            <text:list-item>
              <text:p text:style-name="P957">Si <text:span text:style-name="Source_20_Text">lstat</text:span> falla (es decir, devuelve -1), se muestra un mensaje de error y se pasa al siguiente archivo.</text:p>
            </text:list-item>
          </text:list>
        </text:list-item>
      </text:list>
      <text:list text:style-name="L174">
        <text:list-item>
          <text:p text:style-name="P959"><text:span text:style-name="Strong_20_Emphasis">Mostrar Información</text:span>:</text:p>
        </text:list-item>
      </text:list>
      <text:list text:style-name="L175">
        <text:list-item>
          <text:p text:style-name="P961">Dependiendo de la opción <text:span text:style-name="Source_20_Text">accessTime</text:span>, se selecciona el tiempo a mostrar (último acceso o última modificación) y se formatea utilizando <text:span text:style-name="Source_20_Text">strftime</text:span> para mostrarlo en un formato legible.</text:p>
        </text:list-item>
        <text:list-item>
          <text:p text:style-name="P961"><text:soft-page-break/>Se imprime el tamaño del archivo y el nombre del archivo o directorio.</text:p>
        </text:list-item>
        <text:list-item>
          <text:p text:style-name="P961">Si se especificó <text:span text:style-name="Source_20_Text">linkInfo</text:span> y el archivo es un enlace simbólico (<text:span text:style-name="Source_20_Text">S_ISLNK</text:span>), se usa <text:span text:style-name="Source_20_Text">readlink</text:span> para obtener la ruta a la que apunta el enlace, y se imprime junto con la información del archivo.</text:p>
        </text:list-item>
        <text:list-item>
          <text:p text:style-name="P960">Finalmente, se imprime una nueva línea para separar la información de cada archivo o directorio.</text:p>
        </text:list-item>
      </text:list>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6"><text:span text:style-name="T77"/></text:p>
      <text:p text:style-name="P416"><text:span text:style-name="T77"/></text:p>
      <text:p text:style-name="P416"><text:span text:style-name="T77"/></text:p>
      <text:p text:style-name="P416"><text:span text:style-name="T77"/></text:p>
      <text:p text:style-name="P416"><text:span text:style-name="T77"/></text:p>
      <text:p text:style-name="P416"><text:span text:style-name="T77"/></text:p>
      <text:p text:style-name="P416"><text:span text:style-name="T77"/></text:p>
      <text:p text:style-name="P416"><text:span text:style-name="T77"/></text:p>
      <text:p text:style-name="P416"><text:span text:style-name="T77"/></text:p>
      <text:p text:style-name="P416"><text:soft-page-break/><text:span text:style-name="T77">S</text:span><text:span text:style-name="T80">TRUCT DIRENT:</text:span></text:p>
      <text:p text:style-name="P432"><text:span text:style-name="T123">La estructura </text:span><text:span text:style-name="Source_20_Text"><text:span text:style-name="T123">dirent</text:span></text:span><text:span text:style-name="T123"> es parte de las interfaces de programación de aplicaciones (API) en sistemas operativos basados en Unix, y es utilizada para trabajar con directorios y sus entradas. A continuación, se detalla de dónde proviene y cómo se usa:</text:span></text:p>
      <text:h text:style-name="P417" text:outline-level="3">Origen y Definición</text:h>
      <text:list text:style-name="L176">
        <text:list-item>
          <text:p text:style-name="P962"><text:span text:style-name="Strong_20_Emphasis">Biblioteca y Encabezado</text:span>: La estructura <text:span text:style-name="Source_20_Text">dirent</text:span> está definida en el archivo de encabezado <text:span text:style-name="Source_20_Text">&lt;dirent.h&gt;</text:span>. Esta cabecera forma parte de la biblioteca estándar de C para sistemas Unix y Linux. Para usar <text:span text:style-name="Source_20_Text">dirent</text:span>, debes incluir este encabezado en tu código C con la siguiente línea:</text:p>
          <text:p text:style-name="P658">#include &lt;dirent.h&gt;</text:p>
        </text:list-item>
      </text:list>
      <text:h text:style-name="P252" text:outline-level="3">Estructura <text:span text:style-name="Source_20_Text">dirent</text:span></text:h>
      <text:list text:style-name="L177">
        <text:list-item>
          <text:p text:style-name="P964"><text:span text:style-name="Strong_20_Emphasis">Definición</text:span>: La estructura <text:span text:style-name="Source_20_Text">dirent</text:span> representa una entrada en un directorio. Generalmente, contiene al menos dos campos:</text:p>
          <text:list>
            <text:list-item>
              <text:p text:style-name="P964"><text:span text:style-name="Source_20_Text">d_ino</text:span>: Un número de inodo que identifica de manera única la entrada en el sistema de archivos.</text:p>
            </text:list-item>
            <text:list-item>
              <text:p text:style-name="P964"><text:span text:style-name="Source_20_Text">d_name</text:span>: Un arreglo de caracteres que contiene el nombre de la entrada del directorio (archivo o subdirectorio).</text:p>
            </text:list-item>
          </text:list>
          <text:p text:style-name="P963">Un ejemplo simplificado de la estructura podría verse así:</text:p>
        </text:list-item>
      </text:list>
      <text:p text:style-name="Preformatted_20_Text">struct dirent {</text:p>
      <text:p text:style-name="Preformatted_20_Text"><text:s text:c="4"/>ino_t d_ino; <text:s text:c="10"/>// Número de inodo</text:p>
      <text:p text:style-name="Preformatted_20_Text"><text:s text:c="4"/>off_t d_off; <text:s text:c="10"/>// Offset de la próxima dirent</text:p>
      <text:p text:style-name="Preformatted_20_Text"><text:s text:c="4"/>unsigned short d_reclen; // Longitud de esta entrada</text:p>
      <text:p text:style-name="Preformatted_20_Text"><text:s text:c="4"/>unsigned char d_type; <text:s text:c="2"/>// Tipo de archivo</text:p>
      <text:p text:style-name="Preformatted_20_Text"><text:s text:c="4"/>char d_name[256]; <text:s text:c="6"/>// Nombre del archivo</text:p>
      <text:p text:style-name="Preformatted_20_Text">};</text:p>
      <text:p text:style-name="Preformatted_20_Text"/>
      <text:h text:style-name="P415" text:outline-level="3">Uso de <text:span text:style-name="Source_20_Text">dirent</text:span></text:h>
      <text:h text:style-name="Heading_20_3" text:outline-level="3"><text:span text:style-name="Source_20_Text"><text:span text:style-name="T10">1.</text:span></text:span><text:span text:style-name="Strong_20_Emphasis"><text:span text:style-name="T10">Abrir un Directorio</text:span></text:span><text:span text:style-name="T10">: </text:span><text:span text:style-name="T9">Para trabajar con directorios, primero debes abrirlo usando la función </text:span><text:span text:style-name="Source_20_Text"><text:span text:style-name="T9">opendir()</text:span></text:span><text:span text:style-name="T9">, que devuelve un puntero a un objeto de tipo </text:span><text:span text:style-name="Source_20_Text"><text:span text:style-name="T9">DIR</text:span></text:span><text:span text:style-name="T9">, que se utiliza para iterar sobre las entradas del directorio.</text:span></text:h>
      <text:list text:style-name="L178">
        <text:list-header>
          <text:p text:style-name="P659"><text:span text:style-name="T339">DIR *dir = opendir(</text:span>"/ruta/al/directorio"</text:p>
        </text:list-header>
      </text:list>
      <text:p text:style-name="Preformatted_20_Text">2. <text:span text:style-name="Strong_20_Emphasis">Leer Entradas</text:span>: Utilizas <text:span text:style-name="Source_20_Text">readdir()</text:span> para leer cada entrada del directorio. Esta función devuelve un puntero a una estructura <text:span text:style-name="Source_20_Text">dirent</text:span> para cada entrada.</text:p>
      <text:p text:style-name="P167">struct dirent *entry;</text:p>
      <text:p text:style-name="P167">while ((entry = readdir(dir)) != NULL) {</text:p>
      <text:p text:style-name="P167"><text:s text:c="4"/>printf("Nombre del archivo: %s\n", entry-&gt;d_name);</text:p>
      <text:p text:style-name="P167">}</text:p>
      <text:p text:style-name="Text_20_body"><text:span text:style-name="Strong_20_Emphasis"><text:span text:style-name="T339">3.</text:span></text:span><text:span text:style-name="Strong_20_Emphasis">Cerrar el Directorio</text:span>: Una vez que hayas terminado de leer el directorio, debes cerrarlo con <text:span text:style-name="Source_20_Text">closedir()</text:span>.</text:p>
      <text:p text:style-name="P275">closedir(dir);</text:p>
      <text:p text:style-name="P423"><text:soft-page-break/><text:span text:style-name="T77">1</text:span><text:span text:style-name="T78">7-listdir:</text:span></text:p>
      <text:p text:style-name="P431">La función <text:span text:style-name="Source_20_Text">cmd_listdir</text:span> se encarga de listar el contenido de directorios, permitiendo opciones adicionales que modifican la forma en que se presenta la información. Esta función procesa varios argumentos y, dependiendo de las opciones proporcionadas, muestra detalles sobre los archivos y subdirectorios que se encuentran en los directorios especificados. Si no se proporciona ningún directorio, la función lista el contenido del directorio actual.</text:p>
      <text:h text:style-name="Heading_20_4" text:outline-level="4">Funcionalidad Detallada</text:h>
      <text:list text:style-name="L179">
        <text:list-item>
          <text:p text:style-name="P965"><text:span text:style-name="Strong_20_Emphasis">Procesamiento de Opciones</text:span>:</text:p>
          <text:list>
            <text:list-item>
              <text:p text:style-name="P966">La función comienza procesando los argumentos pasados en <text:span text:style-name="Source_20_Text">tr[]</text:span>. Busca opciones que comiencen con <text:span text:style-name="Source_20_Text">-</text:span> (guion) y activa las características correspondientes:</text:p>
              <text:list>
                <text:list-item>
                  <text:p text:style-name="P966"><text:span text:style-name="Source_20_Text">-long</text:span>: Muestra información detallada sobre los archivos, incluyendo permisos, tamaño, propietario, etc.</text:p>
                </text:list-item>
                <text:list-item>
                  <text:p text:style-name="P966"><text:span text:style-name="Source_20_Text">-hid</text:span>: Permite mostrar archivos ocultos (archivos cuyos nombres comienzan con un punto <text:span text:style-name="Source_20_Text">.</text:span>).</text:p>
                </text:list-item>
                <text:list-item>
                  <text:p text:style-name="P966"><text:span text:style-name="Source_20_Text">-acc</text:span>: Indica que se debe mostrar la última fecha de acceso de los archivos.</text:p>
                </text:list-item>
                <text:list-item>
                  <text:p text:style-name="P966"><text:span text:style-name="Source_20_Text">-link</text:span>: Muestra la información de enlaces simbólicos.</text:p>
                </text:list-item>
              </text:list>
            </text:list-item>
          </text:list>
        </text:list-item>
        <text:list-item>
          <text:p text:style-name="P965"><text:span text:style-name="Strong_20_Emphasis">Directorio Actual</text:span>:</text:p>
          <text:list>
            <text:list-item>
              <text:p text:style-name="P966">Si no se especifican directorios en los argumentos, la función usa <text:span text:style-name="Source_20_Text">getcwd()</text:span> para obtener y mostrar el directorio de trabajo actual.</text:p>
            </text:list-item>
          </text:list>
        </text:list-item>
        <text:list-item>
          <text:p text:style-name="P965"><text:span text:style-name="Strong_20_Emphasis">Acceso a Directorios y Archivos</text:span>:</text:p>
          <text:list>
            <text:list-item>
              <text:p text:style-name="P966">Para cada directorio o archivo proporcionado, se resuelve su ruta real usando <text:span text:style-name="Source_20_Text">realpath()</text:span> y se obtiene su información mediante <text:span text:style-name="Source_20_Text">lstat()</text:span>. Esto permite verificar si se puede acceder al archivo y si es un enlace simbólico.</text:p>
            </text:list-item>
            <text:list-item>
              <text:p text:style-name="P966">Si el archivo es un enlace simbólico, se maneja de forma especial, utilizando <text:span text:style-name="Source_20_Text">readlink()</text:span> para obtener la ruta del destino.</text:p>
            </text:list-item>
          </text:list>
        </text:list-item>
        <text:list-item>
          <text:p text:style-name="P965"><text:span text:style-name="Strong_20_Emphasis">Lectura de Contenido del Directorio</text:span>:</text:p>
          <text:list>
            <text:list-item>
              <text:p text:style-name="P966">Si se encuentra un directorio, se abre utilizando <text:span text:style-name="Source_20_Text">opendir()</text:span>, y se itera sobre cada entrada del directorio con <text:span text:style-name="Source_20_Text">readdir()</text:span>.</text:p>
            </text:list-item>
            <text:list-item>
              <text:p text:style-name="P966">Durante la iteración, se verifica si los archivos son ocultos. Si la opción <text:span text:style-name="Source_20_Text">-hid</text:span> no está activada, se omiten los archivos cuyos nombres comienzan con un punto (<text:span text:style-name="Source_20_Text">.</text:span>).</text:p>
            </text:list-item>
          </text:list>
        </text:list-item>
        <text:list-item>
          <text:p text:style-name="P965"><text:span text:style-name="Strong_20_Emphasis">Impresión de Información</text:span>:</text:p>
          <text:list>
            <text:list-item>
              <text:p text:style-name="P965">La información sobre cada archivo o directorio se imprime utilizando la función <text:span text:style-name="Source_20_Text">printFileInfo()</text:span>, que incluye los permisos (usando <text:span text:style-name="Source_20_Text">ConvierteModo</text:span> y <text:span text:style-name="Source_20_Text">LetraTF</text:span>), el tamaño del archivo, y, si se solicita, la última fecha de acceso o la información de enlaces simbólicos.</text:p>
            </text:list-item>
          </text:list>
        </text:list-item>
      </text:list>
      <text:h text:style-name="Heading_20_3" text:outline-level="3">Funciones Predefinidas Utilizadas</text:h>
      <text:list text:style-name="L180">
        <text:list-item>
          <text:p text:style-name="P967"><text:span text:style-name="Strong_20_Emphasis"><text:span text:style-name="Source_20_Text">lstat()</text:span></text:span>: Esta función se utiliza para obtener información sobre un archivo o directorio, incluyendo su modo (permisos y tipo), tamaño, propietario, y más. La diferencia con <text:span text:style-name="Source_20_Text">stat()</text:span> es que <text:span text:style-name="Source_20_Text">lstat()</text:span> no sigue enlaces simbólicos.</text:p>
        </text:list-item>
        <text:list-item>
          <text:p text:style-name="P967"><text:soft-page-break/><text:span text:style-name="Strong_20_Emphasis"><text:span text:style-name="Source_20_Text">getcwd()</text:span></text:span>: Permite obtener el directorio de trabajo actual. Se utiliza para mostrar el directorio en caso de que no se especifique ninguno.</text:p>
        </text:list-item>
        <text:list-item>
          <text:p text:style-name="P967"><text:span text:style-name="Strong_20_Emphasis"><text:span text:style-name="Source_20_Text">opendir()</text:span></text:span><text:span text:style-name="Strong_20_Emphasis"> y </text:span><text:span text:style-name="Strong_20_Emphasis"><text:span text:style-name="Source_20_Text">readdir()</text:span></text:span>: Estas funciones se utilizan para abrir un directorio y leer sus entradas, respectivamente. <text:span text:style-name="Source_20_Text">opendir()</text:span> retorna un puntero a un objeto que representa el directorio, y <text:span text:style-name="Source_20_Text">readdir()</text:span> permite iterar sobre cada entrada dentro del directorio.</text:p>
        </text:list-item>
        <text:list-item>
          <text:p text:style-name="P967"><text:span text:style-name="Strong_20_Emphasis"><text:span text:style-name="Source_20_Text">realpath()</text:span></text:span>: Resuelve la ruta de un archivo o directorio, convirtiendo rutas relativas a absolutas y resolviendo enlaces simbólicos.</text:p>
        </text:list-item>
        <text:list-item>
          <text:p text:style-name="P967"><text:span text:style-name="Strong_20_Emphasis"><text:span text:style-name="Source_20_Text">readlink()</text:span></text:span>: Utilizada para leer el destino de un enlace simbólico, proporcionando la ruta del archivo o directorio al que apunta.</text:p>
        </text:list-item>
      </text:list>
      <text:p text:style-name="P431"/>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414"><text:span text:style-name="T77"/></text:p>
      <text:p text:style-name="P17"><text:span text:style-name="T93">c</text:span><text:span text:style-name="T94">ontinue:</text:span></text:p>
      <text:p text:style-name="P228"><text:span text:style-name="T232">E</text:span><text:span text:style-name="T228">s lo que se encarga de ignorar los archivos ocultos durante el proceso de listado</text:span></text:p>
      <text:p text:style-name="P168">. - directorio actual</text:p>
      <text:p text:style-name="P168">.. - directorio padre del directorio actual</text:p>
      <text:p text:style-name="P430"><text:span text:style-name="T74"/></text:p>
      <text:p text:style-name="P266"/>
      <text:p text:style-name="P266"/>
      <text:p text:style-name="P267"/>
      <text:p text:style-name="P267"/>
      <text:p text:style-name="P267"/>
      <text:p text:style-name="P267"/>
      <text:p text:style-name="P267"/>
      <text:p text:style-name="P267"><text:soft-page-break/>18-reclist:</text:p>
      <text:p text:style-name="P267">-RECURSIVA:</text:p>
      <text:p text:style-name="Text_20_body"><text:span text:style-name="Source_20_Text">reclist_recursive</text:span> se encarga de:</text:p>
      <text:list text:style-name="L181">
        <text:list-item>
          <text:p text:style-name="P969"><text:span text:style-name="Strong_20_Emphasis">Abrir un directorio</text:span> y leer su contenido.</text:p>
        </text:list-item>
        <text:list-item>
          <text:p text:style-name="P969"><text:span text:style-name="Strong_20_Emphasis">Listar los archivos y directorios dentro de ese directorio</text:span>, aplicando reglas específicas sobre si se deben mostrar archivos ocultos o no.</text:p>
        </text:list-item>
        <text:list-item>
          <text:p text:style-name="P968"><text:span text:style-name="Strong_20_Emphasis">Llamarse a sí misma</text:span> para cada subdirectorio encontrado, de manera que se pueda profundizar en la estructura de directorios sin límites, mostrando todos los niveles de contenido.</text:p>
        </text:list-item>
      </text:list>
      <text:h text:style-name="Heading_20_3" text:outline-level="3">Proceso de la Función</text:h>
      <text:list text:style-name="L182">
        <text:list-item>
          <text:p text:style-name="P970"><text:span text:style-name="Strong_20_Emphasis">Apertura del Directorio</text:span>:</text:p>
          <text:list>
            <text:list-item>
              <text:p text:style-name="P971">La función intenta abrir el directorio especificado por la ruta (<text:span text:style-name="Source_20_Text">path</text:span>) utilizando <text:span text:style-name="Source_20_Text">opendir</text:span>.</text:p>
            </text:list-item>
            <text:list-item>
              <text:p text:style-name="P971">Si la apertura del directorio falla, imprime un mensaje de error y sale de la función.</text:p>
            </text:list-item>
          </text:list>
        </text:list-item>
        <text:list-item>
          <text:p text:style-name="P970"><text:span text:style-name="Strong_20_Emphasis">Lectura del Contenido del Directorio</text:span>:</text:p>
          <text:list>
            <text:list-item>
              <text:p text:style-name="P971">Se utiliza un bucle que llama a <text:span text:style-name="Source_20_Text">readdir</text:span> para leer cada entrada del directorio.</text:p>
            </text:list-item>
            <text:list-item>
              <text:p text:style-name="P971">Para cada entrada, se construye la ruta completa usando <text:span text:style-name="Source_20_Text">snprintf</text:span>.</text:p>
            </text:list-item>
          </text:list>
        </text:list-item>
        <text:list-item>
          <text:p text:style-name="P970"><text:span text:style-name="Strong_20_Emphasis">Obtención de Información del Archivo</text:span>:</text:p>
          <text:list>
            <text:list-item>
              <text:p text:style-name="P971">Se usa <text:span text:style-name="Source_20_Text">lstat</text:span> para obtener información sobre el archivo o directorio actual.</text:p>
            </text:list-item>
            <text:list-item>
              <text:p text:style-name="P971">Dependiendo de las opciones activadas (<text:span text:style-name="Source_20_Text">long_format</text:span>, <text:span text:style-name="Source_20_Text">show_hidden</text:span>, etc.), se decide si se debe mostrar la entrada:</text:p>
              <text:list>
                <text:list-item>
                  <text:p text:style-name="P971"><text:span text:style-name="Strong_20_Emphasis">Archivos ocultos</text:span>: Si la opción <text:span text:style-name="Source_20_Text">show_hidden</text:span> no está activada, se omiten archivos cuyos nombres comienzan con un punto (<text:span text:style-name="Source_20_Text">.</text:span>).</text:p>
                </text:list-item>
                <text:list-item>
                  <text:p text:style-name="P971"><text:span text:style-name="Strong_20_Emphasis">Directorios especiales</text:span>: Se omiten los directorios especiales <text:span text:style-name="Source_20_Text">.</text:span> (el directorio actual) y <text:span text:style-name="Source_20_Text">..</text:span> (el directorio padre).</text:p>
                </text:list-item>
              </text:list>
            </text:list-item>
          </text:list>
        </text:list-item>
        <text:list-item>
          <text:p text:style-name="P970"><text:span text:style-name="Strong_20_Emphasis">Impresión de Información</text:span>:</text:p>
          <text:list>
            <text:list-item>
              <text:p text:style-name="P971">Si la entrada debe mostrarse, se llama a <text:span text:style-name="Source_20_Text">printFileInfo</text:span>, que imprime información sobre el archivo o directorio, utilizando el formato especificado.</text:p>
            </text:list-item>
          </text:list>
        </text:list-item>
        <text:list-item>
          <text:p text:style-name="P970"><text:span text:style-name="Strong_20_Emphasis">Procesamiento de Subdirectorios</text:span>:</text:p>
          <text:list>
            <text:list-item>
              <text:p text:style-name="P971">Después de listar los archivos y directorios visibles, la función utiliza <text:span text:style-name="Source_20_Text">rewinddir</text:span> para reiniciar la lectura del directorio.</text:p>
            </text:list-item>
            <text:list-item>
              <text:p text:style-name="P971">Se itera nuevamente sobre las entradas del directorio:</text:p>
              <text:list>
                <text:list-item>
                  <text:p text:style-name="P971">Para cada entrada que no sea <text:span text:style-name="Source_20_Text">.</text:span> o <text:span text:style-name="Source_20_Text">..</text:span>, se verifica si es un directorio (<text:span text:style-name="Source_20_Text">S_ISDIR</text:span>).</text:p>
                </text:list-item>
                <text:list-item>
                  <text:p text:style-name="P971">Si es un subdirectorio y no es oculto (o si se deben mostrar archivos ocultos), se llama a <text:span text:style-name="Source_20_Text">reclist_recursive</text:span> de nuevo con la ruta del subdirectorio.</text:p>
                </text:list-item>
              </text:list>
            </text:list-item>
            <text:list-item>
              <text:p text:style-name="P971">Esto permite que la función "baje" por la estructura de directorios y liste todos los archivos y subdirectorios en cada nivel.</text:p>
            </text:list-item>
          </text:list>
        </text:list-item>
        <text:list-item>
          <text:p text:style-name="P970"><text:span text:style-name="Strong_20_Emphasis">Cierre del Directorio</text:span>:</text:p>
          <text:list>
            <text:list-item>
              <text:p text:style-name="P970"><text:soft-page-break/>Una vez que se han procesado todas las entradas, la función cierra el directorio utilizando <text:span text:style-name="Source_20_Text">closedir</text:span>.</text:p>
            </text:list-item>
          </text:list>
        </text:list-item>
      </text:list>
      <text:p text:style-name="P433"><text:span text:style-name="T79">FUNCION PRINCIPAL:<text:line-break/></text:span>La función normal <text:span text:style-name="Source_20_Text">cmd_reclist</text:span> es la encargada de iniciar el proceso de listado de directorios de manera recursiva. A continuación, te explico detalladamente qué hace y cómo se relaciona con la función recursiva <text:span text:style-name="Source_20_Text">reclist_recursive</text:span>.</text:p>
      <text:h text:style-name="Heading_20_3" text:outline-level="3">Propósito de <text:span text:style-name="Source_20_Text">cmd_reclist</text:span></text:h>
      <text:p text:style-name="Text_20_body">La función <text:span text:style-name="Source_20_Text">cmd_reclist</text:span> tiene el objetivo de:</text:p>
      <text:list text:style-name="L183">
        <text:list-item>
          <text:p text:style-name="P973">Procesar opciones de entrada que modifican el comportamiento del listado (por ejemplo, si se debe mostrar información detallada o archivos ocultos).</text:p>
        </text:list-item>
        <text:list-item>
          <text:p text:style-name="P973">Determinar el directorio o archivos que se deben listar, usando el directorio actual si no se especifica ninguno.</text:p>
        </text:list-item>
        <text:list-item>
          <text:p text:style-name="P972">Iniciar el proceso de listado para cada directorio o archivo proporcionado en los argumentos.</text:p>
        </text:list-item>
      </text:list>
      <text:h text:style-name="Heading_20_3" text:outline-level="3">Proceso de la Función</text:h>
      <text:list text:style-name="L184">
        <text:list-item>
          <text:p text:style-name="P974"><text:span text:style-name="Strong_20_Emphasis">Inicialización de Opciones</text:span>:</text:p>
          <text:list>
            <text:list-item>
              <text:p text:style-name="P975">Se definen variables para controlar las opciones: <text:span text:style-name="Source_20_Text">long_format</text:span>, <text:span text:style-name="Source_20_Text">show_hidden</text:span>, <text:span text:style-name="Source_20_Text">show_access_time</text:span>, y <text:span text:style-name="Source_20_Text">show_link</text:span>. Estas variables se inicializan en <text:span text:style-name="Source_20_Text">0</text:span> (falso).</text:p>
            </text:list-item>
            <text:list-item>
              <text:p text:style-name="P975"><text:span text:style-name="Source_20_Text">start_index</text:span> se inicializa en <text:span text:style-name="Source_20_Text">1</text:span>, para procesar los argumentos comenzando después del nombre del comando.</text:p>
            </text:list-item>
          </text:list>
        </text:list-item>
        <text:list-item>
          <text:p text:style-name="P974"><text:span text:style-name="Strong_20_Emphasis">Procesamiento de Opciones</text:span>:</text:p>
          <text:list>
            <text:list-item>
              <text:p text:style-name="P975">Se itera sobre los argumentos de entrada (almacenados en <text:span text:style-name="Source_20_Text">tr</text:span>) y se comprueba si cada argumento es una opción que comienza con un guion (<text:span text:style-name="Source_20_Text">-</text:span>).</text:p>
            </text:list-item>
            <text:list-item>
              <text:p text:style-name="P975">Dependiendo del argumento, se activan las correspondientes opciones (por ejemplo, <text:span text:style-name="Source_20_Text">-long</text:span> activa <text:span text:style-name="Source_20_Text">long_format</text:span>).</text:p>
            </text:list-item>
            <text:list-item>
              <text:p text:style-name="P975">Si se encuentra una opción no reconocida, se imprime un mensaje de error y se finaliza la función.</text:p>
            </text:list-item>
          </text:list>
        </text:list-item>
        <text:list-item>
          <text:p text:style-name="P974"><text:span text:style-name="Strong_20_Emphasis">Determinación del Directorio de Inicio</text:span>:</text:p>
          <text:list>
            <text:list-item>
              <text:p text:style-name="P975">Si no se proporcionan directorios (es decir, si <text:span text:style-name="Source_20_Text">tr[i]</text:span> es <text:span text:style-name="Source_20_Text">NULL</text:span> después de procesar las opciones), se llama a <text:span text:style-name="Source_20_Text">cmd_cwd</text:span> para imprimir el directorio actual.</text:p>
            </text:list-item>
          </text:list>
        </text:list-item>
        <text:list-item>
          <text:p text:style-name="P974"><text:span text:style-name="Strong_20_Emphasis">Iteración Sobre Directorios/Archivos</text:span>:</text:p>
          <text:list>
            <text:list-item>
              <text:p text:style-name="P975">Se itera sobre los argumentos restantes para procesar cada uno de ellos.</text:p>
            </text:list-item>
            <text:list-item>
              <text:p text:style-name="P975">Para cada argumento, se utiliza <text:span text:style-name="Source_20_Text">lstat</text:span> para obtener información sobre el archivo o directorio correspondiente.</text:p>
            </text:list-item>
            <text:list-item>
              <text:p text:style-name="P975">Si <text:span text:style-name="Source_20_Text">lstat</text:span> falla, se imprime un mensaje de error y se continúa con la siguiente entrada.</text:p>
            </text:list-item>
          </text:list>
        </text:list-item>
        <text:list-item>
          <text:p text:style-name="P974"><text:span text:style-name="Strong_20_Emphasis">Llamada a Funciones de Listado</text:span>:</text:p>
          <text:list>
            <text:list-item>
              <text:p text:style-name="P975">Si el argumento es un directorio (verificado con <text:span text:style-name="Source_20_Text">S_ISDIR</text:span>), se llama a <text:span text:style-name="Source_20_Text">reclist_recursive</text:span> para listar su contenido de manera recursiva.</text:p>
            </text:list-item>
            <text:list-item>
              <text:p text:style-name="P974"><text:soft-page-break/>Si el argumento es un archivo normal (verificado con <text:span text:style-name="Source_20_Text">S_ISREG</text:span>), se llama a <text:span text:style-name="Source_20_Text">printFileInfo</text:span> para mostrar su información.</text:p>
            </text:list-item>
          </text:list>
        </text:list-item>
      </text:list>
      <text:p text:style-name="P267"/>
      <text:p text:style-name="P268">19-revlist:</text:p>
      <text:p text:style-name="P268"><text:span text:style-name="T121">La función </text:span><text:span text:style-name="Source_20_Text"><text:span text:style-name="T121">revlist_recursive</text:span></text:span><text:span text:style-name="T121"> realiza tres pasadas para procesar los elementos en el directorio actual de una manera específica, donde se listan primero los subdirectorios y luego los archivos, mostrando los subdirectorios en orden jerárquico antes de imprimir su contenido. Esta estructura en tres etapas logra el efecto de "subdirectorios antes", que da como resultado una lista inversa en comparación con un listado típico.</text:span></text:p>
      <text:p text:style-name="Text_20_body">Aquí está el desglose de cada pasada:</text:p>
      <text:list text:style-name="L185">
        <text:list-item>
          <text:p text:style-name="P976"><text:span text:style-name="Strong_20_Emphasis">Primera pasada: almacenar subdirectorios</text:span></text:p>
          <text:list>
            <text:list-item>
              <text:p text:style-name="P977">La primera pasada usa <text:span text:style-name="Source_20_Text">readdir</text:span> para iterar sobre los elementos del directorio y almacenar únicamente los subdirectorios en un arreglo (<text:span text:style-name="Source_20_Text">subdirs</text:span>).</text:p>
            </text:list-item>
            <text:list-item>
              <text:p text:style-name="P977">Esta separación permite procesar primero los subdirectorios y después los archivos. Los subdirectorios almacenados en esta pasada se guardan para su procesamiento recursivo antes de listar los archivos en el directorio actual.</text:p>
            </text:list-item>
            <text:list-item>
              <text:p text:style-name="P977">Se ignoran los archivos regulares y otros tipos de entradas no deseadas (dependiendo de la visibilidad de los archivos ocultos controlada por <text:span text:style-name="Source_20_Text">show_hidden</text:span>).</text:p>
            </text:list-item>
          </text:list>
        </text:list-item>
        <text:list-item>
          <text:p text:style-name="P976"><text:span text:style-name="Strong_20_Emphasis">Segunda pasada: procesar subdirectorios de forma recursiva</text:span></text:p>
          <text:list>
            <text:list-item>
              <text:p text:style-name="P977">En la segunda pasada, la función recorre el arreglo <text:span text:style-name="Source_20_Text">subdirs</text:span> y llama recursivamente a <text:span text:style-name="Source_20_Text">revlist_recursive</text:span> para cada subdirectorio almacenado.</text:p>
            </text:list-item>
            <text:list-item>
              <text:p text:style-name="P977">Esto asegura que cada subdirectorio se procese completamente (incluyendo sus propios subdirectorios y archivos) antes de que la función vuelva al directorio actual.</text:p>
            </text:list-item>
            <text:list-item>
              <text:p text:style-name="P977">Este paso implementa la organización jerárquica en la que cada subdirectorio y sus contenidos se listan antes de los archivos del directorio actual.</text:p>
            </text:list-item>
          </text:list>
        </text:list-item>
        <text:list-item>
          <text:p text:style-name="P976"><text:span text:style-name="Strong_20_Emphasis">Tercera pasada: listar archivos en el directorio actual</text:span></text:p>
          <text:list>
            <text:list-item>
              <text:p text:style-name="P977">Después de procesar todos los subdirectorios, la función vuelve al principio del directorio con <text:span text:style-name="Source_20_Text">rewinddir</text:span> y realiza una tercera pasada, esta vez para listar solo los archivos regulares.</text:p>
            </text:list-item>
            <text:list-item>
              <text:p text:style-name="P977">Esta organización permite listar el contenido de los subdirectorios primero, y luego los archivos en el directorio en curso.</text:p>
            </text:list-item>
            <text:list-item>
              <text:p text:style-name="P976">También, si se usa la opción <text:span text:style-name="Source_20_Text">show_hidden</text:span>, se listan los directorios especiales <text:span text:style-name="Source_20_Text">.</text:span> y <text:span text:style-name="Source_20_Text">..</text:span> en esta fase.</text:p>
            </text:list-item>
          </text:list>
        </text:list-item>
      </text:list>
      <text:p text:style-name="P268"/>
      <text:p text:style-name="P268"/>
      <text:p text:style-name="P268"/>
      <text:p text:style-name="P268"/>
      <text:p text:style-name="P268"/>
      <text:p text:style-name="P268"/>
      <text:p text:style-name="P268"><text:soft-page-break/>20-erase:</text:p>
      <text:p text:style-name="P268">Esta función, llamada <text:span text:style-name="Source_20_Text">cmd_erase</text:span>, se encarga de eliminar archivos o directorios vacíos, siguiendo estos pasos:</text:p>
      <text:list text:style-name="L186">
        <text:list-item>
          <text:p text:style-name="P978"><text:span text:style-name="Strong_20_Emphasis">Revisa si se proporciona un nombre de archivo o directorio</text:span>:</text:p>
          <text:list>
            <text:list-item>
              <text:p text:style-name="P979">Si no se recibe un argumento (<text:span text:style-name="Source_20_Text">arg</text:span> está vacío o <text:span text:style-name="Source_20_Text">NULL</text:span>), se llama a la función <text:span text:style-name="Source_20_Text">cmd_cwd</text:span> para mostrar el directorio actual y la función termina.</text:p>
            </text:list-item>
          </text:list>
        </text:list-item>
        <text:list-item>
          <text:p text:style-name="P978"><text:span text:style-name="Strong_20_Emphasis">Verifica si el archivo o directorio existe</text:span>:</text:p>
          <text:list>
            <text:list-item>
              <text:p text:style-name="P979">Usa <text:span text:style-name="Source_20_Text">stat</text:span> para obtener información sobre el archivo o directorio especificado en <text:span text:style-name="Source_20_Text">arg</text:span>.</text:p>
            </text:list-item>
            <text:list-item>
              <text:p text:style-name="P979">Si <text:span text:style-name="Source_20_Text">stat</text:span> falla (el archivo no existe o no es accesible), muestra un mensaje de error y termina.</text:p>
            </text:list-item>
          </text:list>
        </text:list-item>
        <text:list-item>
          <text:p text:style-name="P978"><text:span text:style-name="Strong_20_Emphasis">Distingue entre archivo y directorio</text:span>:</text:p>
          <text:list>
            <text:list-item>
              <text:p text:style-name="P978">Si <text:span text:style-name="Source_20_Text">arg</text:span> es un <text:span text:style-name="Strong_20_Emphasis">archivo regular</text:span> (<text:span text:style-name="Source_20_Text">S_ISREG</text:span>):</text:p>
              <text:list>
                <text:list-item>
                  <text:p text:style-name="P979">Llama a <text:span text:style-name="Source_20_Text">remove</text:span> para intentar eliminarlo directamente, sin importar si contiene datos.</text:p>
                </text:list-item>
                <text:list-item>
                  <text:p text:style-name="P979">Si la eliminación es exitosa, imprime un mensaje de confirmación; si falla, muestra un mensaje de error.</text:p>
                </text:list-item>
              </text:list>
            </text:list-item>
            <text:list-item>
              <text:p text:style-name="P978">Si <text:span text:style-name="Source_20_Text">arg</text:span> es un <text:span text:style-name="Strong_20_Emphasis">directorio</text:span> (<text:span text:style-name="Source_20_Text">S_ISDIR</text:span>):</text:p>
              <text:list>
                <text:list-item>
                  <text:p text:style-name="P978">Intenta abrir el directorio usando <text:span text:style-name="Source_20_Text">opendir</text:span>.</text:p>
                </text:list-item>
                <text:list-item>
                  <text:p text:style-name="P978">Si <text:span text:style-name="Source_20_Text">opendir</text:span> falla, muestra un mensaje de error y termina.</text:p>
                </text:list-item>
                <text:list-item>
                  <text:p text:style-name="P978"><text:span text:style-name="Strong_20_Emphasis">Verifica si el directorio está vacío</text:span>:</text:p>
                  <text:list>
                    <text:list-item>
                      <text:p text:style-name="P979">Usa <text:span text:style-name="Source_20_Text">readdir</text:span> para leer cada entrada en el directorio.</text:p>
                    </text:list-item>
                    <text:list-item>
                      <text:p text:style-name="P979">Ignora las entradas <text:span text:style-name="Source_20_Text">.</text:span> y <text:span text:style-name="Source_20_Text">..</text:span>, ya que son referencias al directorio actual y al padre, respectivamente.</text:p>
                    </text:list-item>
                    <text:list-item>
                      <text:p text:style-name="P979">Si encuentra otras entradas, significa que el directorio no está vacío; marca <text:span text:style-name="Source_20_Text">isEmpty</text:span> como <text:span text:style-name="Source_20_Text">0</text:span> y sale del bucle.</text:p>
                    </text:list-item>
                  </text:list>
                </text:list-item>
                <text:list-item>
                  <text:p text:style-name="P978">Si el directorio está vacío (<text:span text:style-name="Source_20_Text">isEmpty == 1</text:span>):</text:p>
                  <text:list>
                    <text:list-item>
                      <text:p text:style-name="P979">Llama a <text:span text:style-name="Source_20_Text">rmdir</text:span> para eliminarlo y muestra un mensaje de confirmación si es exitoso.</text:p>
                    </text:list-item>
                    <text:list-item>
                      <text:p text:style-name="P979">Si falla, muestra un mensaje de error.</text:p>
                    </text:list-item>
                  </text:list>
                </text:list-item>
                <text:list-item>
                  <text:p text:style-name="P978">Si el directorio <text:span text:style-name="Strong_20_Emphasis">no está vacío</text:span>, imprime un mensaje indicando que no se puede borrar.</text:p>
                </text:list-item>
              </text:list>
            </text:list-item>
          </text:list>
        </text:list-item>
        <text:list-item>
          <text:p text:style-name="P978"><text:span text:style-name="Strong_20_Emphasis">Para otras condiciones</text:span>:</text:p>
          <text:list>
            <text:list-item>
              <text:p text:style-name="P978">Si <text:span text:style-name="Source_20_Text">arg</text:span> no es ni archivo ni directorio (por ejemplo, un enlace simbólico o un tipo especial de archivo), muestra un mensaje indicando que no es un archivo ni directorio válido.</text:p>
            </text:list-item>
          </text:list>
        </text:list-item>
      </text:list>
      <text:p text:style-name="P268"/>
      <text:p text:style-name="P266"/>
      <text:p text:style-name="P269"><text:soft-page-break/><text:span text:style-name="Strong_20_Emphasis"><text:span text:style-name="Source_20_Text">remove</text:span></text:span>:</text:p>
      <text:list text:style-name="L187">
        <text:list-item>
          <text:p text:style-name="P980">Es parte de la biblioteca estándar de C (específicamente, la cabecera <text:span text:style-name="Source_20_Text">&lt;stdio.h&gt;</text:span>).</text:p>
        </text:list-item>
        <text:list-item>
          <text:p text:style-name="P980"><text:span text:style-name="Strong_20_Emphasis">Función</text:span>: <text:span text:style-name="Source_20_Text">int remove(const char *filename);</text:span></text:p>
        </text:list-item>
        <text:list-item>
          <text:p text:style-name="P980"><text:span text:style-name="Strong_20_Emphasis">Propósito</text:span>: Se usa para eliminar un archivo o un directorio vacío.</text:p>
        </text:list-item>
        <text:list-item>
          <text:p text:style-name="P980"><text:span text:style-name="Strong_20_Emphasis">Detalles</text:span>: Aunque <text:span text:style-name="Source_20_Text">remove</text:span> puede funcionar con directorios vacíos en algunas implementaciones, se usa principalmente para eliminar archivos.</text:p>
        </text:list-item>
        <text:list-item>
          <text:p text:style-name="P981"><text:span text:style-name="Strong_20_Emphasis">Retorno</text:span>: Retorna <text:span text:style-name="Source_20_Text">0</text:span> si tiene éxito, y un valor distinto de cero en caso de error (cuando el archivo no existe o no se puede eliminar, por ejemplo).</text:p>
        </text:list-item>
      </text:list>
      <text:p text:style-name="P269"/>
      <text:p text:style-name="P266"><text:span text:style-name="Strong_20_Emphasis"><text:span text:style-name="Source_20_Text">rmdir</text:span></text:span>:</text:p>
      <text:list text:style-name="L188">
        <text:list-item>
          <text:list>
            <text:list-item>
              <text:p text:style-name="P983">Es parte de la biblioteca de C POSIX (especificada en <text:span text:style-name="Source_20_Text">&lt;unistd.h&gt;</text:span>).</text:p>
            </text:list-item>
            <text:list-item>
              <text:p text:style-name="P983"><text:span text:style-name="Strong_20_Emphasis">Función</text:span>: <text:span text:style-name="Source_20_Text">int rmdir(const char *pathname);</text:span></text:p>
            </text:list-item>
            <text:list-item>
              <text:p text:style-name="P983"><text:span text:style-name="Strong_20_Emphasis">Propósito</text:span>: Se usa exclusivamente para eliminar directorios vacíos.</text:p>
            </text:list-item>
            <text:list-item>
              <text:p text:style-name="P983"><text:span text:style-name="Strong_20_Emphasis">Detalles</text:span>: Esta función es específica para directorios y solo funcionará si el directorio está vacío.</text:p>
            </text:list-item>
            <text:list-item>
              <text:p text:style-name="P982"><text:span text:style-name="Strong_20_Emphasis">Retorno</text:span>: Retorna <text:span text:style-name="Source_20_Text">0</text:span> si el directorio se elimina correctamente y <text:span text:style-name="Source_20_Text">-1</text:span> si hay un error (por ejemplo, si el directorio no está vacío o no tiene permisos de eliminación).</text:p>
            </text:list-item>
          </text:list>
        </text:list-item>
      </text:list>
      <text:p text:style-name="Text_20_body">Ambas funciones son muy comunes en programas que requieren manipulación de archivos y directorios, como en sistemas de administración de archivos o utilidades de limpieza.</text:p>
      <text:p text:style-name="P266"/>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271"/>
      <text:p text:style-name="P271"/>
      <text:p text:style-name="P271"/>
      <text:p text:style-name="P271"/>
      <text:p text:style-name="P271"><text:soft-page-break/>21-delrec:</text:p>
      <text:h text:style-name="P156" text:outline-level="3"><text:span text:style-name="T36">Función </text:span><text:span text:style-name="Source_20_Text"><text:span text:style-name="T36">cmd_delrec</text:span></text:span></text:h>
      <text:p text:style-name="Text_20_body">La función <text:span text:style-name="Source_20_Text">cmd_delrec</text:span> se utiliza para eliminar archivos y directorios de forma recursiva. Comienza verificando si el argumento proporcionado (que debería ser la ruta del archivo o directorio a eliminar) es válido. Si el argumento está vacío o no se puede acceder al archivo/directorio, muestra un mensaje de error y finaliza la ejecución.</text:p>
      <text:p text:style-name="Text_20_body">A continuación, la función determina el tipo de archivo que se está intentando eliminar. Si es un archivo regular, simplemente lo elimina usando la función <text:span text:style-name="Source_20_Text">remove</text:span>. Si la eliminación es exitosa, imprime un mensaje de confirmación; si no, muestra un mensaje de error.</text:p>
      <text:p text:style-name="Text_20_body">Si el argumento es un directorio, la función intenta abrirlo. Si no puede abrir el directorio, informa del error y finaliza. Si puede abrir el directorio, verifica si está vacío. Ignora las entradas especiales que representan el directorio actual y el directorio padre. Si encuentra cualquier otra entrada, significa que el directorio no está vacío.</text:p>
      <text:p text:style-name="Text_20_body">Si el directorio está vacío, informa que no se puede eliminar porque está vacío. Si no está vacío, llama a una función auxiliar llamada <text:span text:style-name="Source_20_Text">delete_recursive</text:span>, que se encargará de eliminar todos los archivos y subdirectorios dentro de ese directorio.</text:p>
      <text:p text:style-name="Text_20_body">Si el argumento no es un archivo regular ni un directorio válido, también muestra un mensaje de error.</text:p>
      <text:h text:style-name="Heading_20_3" text:outline-level="3">Función <text:span text:style-name="Source_20_Text">delete_recursive</text:span></text:h>
      <text:p text:style-name="Text_20_body">La función <text:span text:style-name="Source_20_Text">delete_recursive</text:span> es la encargada de eliminar recursivamente todo el contenido de un directorio. Comienza abriendo el directorio especificado. Si no puede abrirlo, imprime un mensaje de error.</text:p>
      <text:p text:style-name="Text_20_body">Luego, recorre todas las entradas del directorio. Para cada entrada, ignora las que representan el directorio actual y el directorio padre. Para las demás entradas, construye la ruta completa y verifica su tipo. Si es un subdirectorio, la función se llama a sí misma para eliminar su contenido. Si es un archivo regular, lo elimina usando la función <text:span text:style-name="Source_20_Text">remove</text:span>.</text:p>
      <text:p text:style-name="Text_20_body">Una vez que se han eliminado todos los archivos y subdirectorios dentro del directorio, la función intenta cerrar el directorio y luego eliminarlo con la función <text:span text:style-name="Source_20_Text">rmdir</text:span>. Si la eliminación del directorio es exitosa, imprime un mensaje de confirmación; de lo contrario, muestra un mensaje de error.</text:p>
      <text:p text:style-name="P157"/>
      <text:p text:style-name="P157"/>
      <text:p text:style-name="P157"/>
      <text:p text:style-name="P157"/>
      <text:p text:style-name="P157"/>
      <text:p text:style-name="P157"/>
      <text:p text:style-name="P157"/>
      <text:p text:style-name="P269"><text:soft-page-break/>RESUMEN FUNCIONES PREDEFINIDAS P1:</text:p>
      <text:p text:style-name="P163">#include &lt;stdio.h&gt; <text:s text:c="5"/>// printf, perror, remove </text:p>
      <text:p text:style-name="P163">#include &lt;string.h&gt; <text:s text:c="4"/>// strcmp, strdup</text:p>
      <text:p text:style-name="P163">#include &lt;stdlib.h&gt; <text:s text:c="4"/>// malloc, free, exit</text:p>
      <text:p text:style-name="P163">#include &lt;unistd.h&gt; <text:s text:c="4"/>// getpid, getcwd, rmdir, unlink</text:p>
      <text:p text:style-name="P163">#include &lt;time.h&gt; <text:s text:c="6"/>// time, ctime</text:p>
      <text:p text:style-name="P163">#include &lt;sys/utsname.h&gt; // uname</text:p>
      <text:p text:style-name="P163">#include &lt;ctype.h&gt; <text:s text:c="5"/>// isdigit, isalpha</text:p>
      <text:p text:style-name="P163">#include &lt;fcntl.h&gt; <text:s text:c="5"/>// open, close, read</text:p>
      <text:p text:style-name="P163">#include &lt;sys/stat.h&gt; <text:s text:c="2"/>// stat, lstat, mkdir, S_ISREG, S_ISDIR</text:p>
      <text:p text:style-name="P163">#include &lt;errno.h&gt; <text:s text:c="5"/>// errno, strerror</text:p>
      <text:p text:style-name="P163">#include &lt;limits.h&gt; <text:s text:c="4"/>// PATH_MAX</text:p>
      <text:p text:style-name="P163">#include &lt;dirent.h&gt; <text:s text:c="4"/>// opendir, readdir, closedir, rewinddir</text:p>
      <text:p text:style-name="P163">#include &lt;libgen.h&gt; <text:s text:c="4"/>// basename, dirn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31"/>
      <text:p text:style-name="P137"/>
      <text:p text:style-name="P149"/>
      <text:p text:style-name="P149"/>
      <text:p text:style-name="P111"/>
      <text:p text:style-name="P110"><text:soft-page-break/>-P<text:span text:style-name="T349">2</text:span>:</text:p>
      <text:p text:style-name="P114">Lista_memoria.h:</text:p>
      <text:p text:style-name="P514">V<text:span text:style-name="T403">amos a </text:span>crear 4 listas simplemente enlazadas para trabajar con las diferentes formas de asignar memoria. Crearemos una lista general y una de cada tipo (3 sublistas), la general contiene todas las <text:span text:style-name="T420">s</text:span>ublistas por orden en el que se han añadido. </text:p>
      <text:p text:style-name="P514">-Creamos un enum, que nos indicará de que tipo es la lista -&gt; MALLOC, MMAP o SHARED</text:p>
      <text:p text:style-name="P514">-Definimos nuestra estructura de datos con la siguiente información</text:p>
      <text:p text:style-name="P327">typedef struct MemoryNode {</text:p>
      <text:p text:style-name="P327"><text:s text:c="4"/>void *addr; <text:s text:c="10"/>// Dirección de memoria</text:p>
      <text:p text:style-name="P327"><text:s text:c="4"/>size_t size; <text:s text:c="9"/>// Tamaño de la asignación</text:p>
      <text:p text:style-name="P327"><text:s text:c="4"/>time_t timestamp; <text:s text:c="4"/>// Marca de tiempo de la asignación</text:p>
      <text:p text:style-name="P327"><text:s text:c="4"/>int fd; <text:s text:c="14"/>// Descriptor de archivo (solo para mmap)</text:p>
      <text:p text:style-name="P327"><text:s text:c="4"/>int key; <text:s text:c="13"/>// Clave de memoria compartida (solo para shared)</text:p>
      <text:p text:style-name="P327"><text:s text:c="4"/>MemType type; <text:s text:c="8"/>// Tipo de asignación (malloc, mmap, shared)</text:p>
      <text:p text:style-name="P327"><text:s text:c="4"/>char filename[MAX_FILENAME]; // Nombre del archivo (solo para mmap)</text:p>
      <text:p text:style-name="P327"><text:s text:c="4"/>struct MemoryNode *next; // Siguiente nodo</text:p>
      <text:p text:style-name="P327">} MemoryNode;</text:p>
      <text:p text:style-name="P327"/>
      <text:p text:style-name="Text_20_body">-Definimos nuestras partes de la lista:</text:p>
      <text:p text:style-name="P334">typedef struct {</text:p>
      <text:p text:style-name="P334"><text:s text:c="4"/>MemoryNode *head;</text:p>
      <text:p text:style-name="P334"><text:s text:c="4"/>MemoryNode *tail;</text:p>
      <text:p text:style-name="P334">} M<text:span text:style-name="T389">emoryList;</text:span></text:p>
      <text:p text:style-name="P334"/>
      <text:p text:style-name="P515">-Y por último una estructura que determina los 4 tipos de listas:</text:p>
      <text:p text:style-name="P29">typedef struct {</text:p>
      <text:p text:style-name="P29"><text:s text:c="4"/>MemoryList general; <text:s text:c="9"/>//LISTA GENERAL</text:p>
      <text:p text:style-name="P29"><text:s text:c="4"/>MemoryList mallocList; <text:s text:c="3"/>//LISTA PARA MALLOC</text:p>
      <text:p text:style-name="P29"><text:s text:c="4"/>MemoryList mmapList; <text:s text:c="4"/>//LISTA PARA MMAP</text:p>
      <text:p text:style-name="P29"><text:s text:c="4"/>MemoryList sharedList; <text:s text:c="3"/>//LISTA PARA SHARED </text:p>
      <text:p text:style-name="P29">} MemoryManager;</text:p>
      <text:p text:style-name="Text_20_body"/>
      <text:p text:style-name="Text_20_body"/>
      <text:p text:style-name="P517"><text:soft-page-break/><text:span text:style-name="T390">FUNCIONES QUE USAMOS EN LA LISTA:<text:line-break/></text:span><text:span text:style-name="T393"><text:tab/></text:span><text:span text:style-name="Strong_20_Emphasis">Funciones de inicialización y gestión de listas</text:span>:</text:p>
      <text:list xml:id="list86465493" text:style-name="L189">
        <text:list-item>
          <text:p text:style-name="P985"><text:span text:style-name="Source_20_Text">InitMemoryManager</text:span>: Inicializa el gestor de memoria.</text:p>
        </text:list-item>
        <text:list-item>
          <text:p text:style-name="P985"><text:span text:style-name="Source_20_Text">FindMemoryBlock</text:span>: Busca un bloque de memoria por dirección.</text:p>
        </text:list-item>
        <text:list-item>
          <text:p text:style-name="P985"><text:span text:style-name="Source_20_Text">InsertGeneralMemory</text:span>, <text:span text:style-name="Source_20_Text">InsertMallocMemory</text:span>, <text:span text:style-name="Source_20_Text">InsertMmapMemory</text:span>, <text:span text:style-name="Source_20_Text">InsertSharedMemory</text:span>: Insertan bloques de memoria en las listas correspondientes.</text:p>
          <text:p text:style-name="P988">En cada función de las sublistas después de haber añadido su contenido a su respectiva sublista llamamos a InsertGeneralMemory para insertar este contenido en la lista general.</text:p>
        </text:list-item>
        <text:list-item>
          <text:p text:style-name="P984"><text:span text:style-name="Source_20_Text">DeleteMemoryBlockFromGeneral</text:span>, <text:span text:style-name="Source_20_Text">DeleteMallocMemory</text:span>, <text:span text:style-name="Source_20_Text">DeleteMmapMemory</text:span>, <text:span text:style-name="Source_20_Text">DeleteSharedMemory</text:span>: Elimina bloques de memoria de las listas correspondientes.<text:span text:style-name="T390"> </text:span><text:span text:style-name="T391">A su vez, una vez eliminado el contenido de cada sublista llamamos a la función DeleteMemoryBlockFromGeneral y según hemos eliminado el contenido de la sublista también lo haremos de la lista general.</text:span></text:p>
          <text:p text:style-name="P986"><text:span text:style-name="T395">*</text:span><text:span text:style-name="T396">DeleteMmapMemory: para eliminar un bloque de memoria mapeada usamos </text:span><text:span text:style-name="T397">munmap(addr,size)</text:span></text:p>
        </text:list-item>
        <text:list-item>
          <text:p text:style-name="P984"><text:span text:style-name="Source_20_Text">DeleteMmapMemory</text:span><text:span text:style-name="Source_20_Text"><text:span text:style-name="T393">byAddr</text:span></text:span>, <text:span text:style-name="Source_20_Text">DeleteSharedMemory</text:span><text:span text:style-name="Source_20_Text"><text:span text:style-name="T393">byAddr: </text:span></text:span><text:span text:style-name="Source_20_Text"><text:span text:style-name="T300">eliminan una dirección que s les pasa si pertenece a alguno de estos dos tipos. Lo eliminan de su respectiva sublista y después de la lista general.</text:span></text:span></text:p>
        </text:list-item>
      </text:list>
      <text:p text:style-name="Text_20_body"><text:span text:style-name="Source_20_Text"><text:span text:style-name="T300"/></text:span></text:p>
      <text:p text:style-name="P516"><text:span text:style-name="Source_20_Text"><text:span text:style-name="T301">DeleteSharedMemory vs DeleteSharedMemoryByKey</text:span></text:span></text:p>
      <text:list text:style-name="L190">
        <text:list-item>
          <text:p text:style-name="P989"><text:span text:style-name="Source_20_Text"><text:span text:style-name="T301">DeleteSharedMemory: desacopla la memoria y actualiza las listas -&gt; </text:span></text:span><text:span text:style-name="Source_20_Text"><text:span text:style-name="T302">shmdt () </text:span></text:span></text:p>
          <text:p text:style-name="P989"><text:span text:style-name="Source_20_Text"><text:span text:style-name="T302">shared memory detatch</text:span></text:span><text:span text:style-name="Source_20_Text"><text:span text:style-name="T299"> (desacoplar memoria)</text:span></text:span></text:p>
        </text:list-item>
      </text:list>
      <text:list text:continue-list="list86465493" text:style-name="L189">
        <text:list-item>
          <text:p text:style-name="P986"><text:span text:style-name="Source_20_Text"><text:span text:style-name="T300">DeleteSharedMemoryByKey: </text:span></text:span><text:span text:style-name="Source_20_Text"><text:span text:style-name="T301">elimina la clave del sistema pero no afecta a los procesos que aun están utilizando esa memoria -&gt; </text:span></text:span><text:span text:style-name="Source_20_Text"><text:span text:style-name="T302">shmctl (IPC_RMID</text:span></text:span><text:span text:style-name="Source_20_Text"><text:span text:style-name="T304">, Inter Process Communication_ Remove ID)</text:span></text:span></text:p>
          <text:p text:style-name="P987"><text:span text:style-name="Source_20_Text"><text:span text:style-name="T302">shared memory control </text:span></text:span><text:span text:style-name="Source_20_Text"><text:span text:style-name="T299">(gestiona y controla segmentos de memoria compartida)</text:span></text:span></text:p>
        </text:list-item>
      </text:list>
      <text:p text:style-name="Text_20_body"><text:span text:style-name="Source_20_Text"/></text:p>
      <text:list text:continue-numbering="true" text:style-name="L189">
        <text:list-header>
          <text:p text:style-name="P984"><text:span text:style-name="Strong_20_Emphasis"><text:span text:style-name="T394">Funciones para limpiar recursos de memoria compartida</text:span></text:span><text:span text:style-name="T394">:</text:span></text:p>
        </text:list-header>
      </text:list>
      <text:list text:style-name="L191">
        <text:list-item>
          <text:p text:style-name="P990"><text:span text:style-name="Source_20_Text">LimpiarRecursosMemoriaCompartida</text:span>: Limpia recursos relacionados con la memoria compartida.<text:span text:style-name="T390"> Una vez finalizado el shell</text:span></text:p>
          <text:p text:style-name="P990"/>
        </text:list-item>
      </text:list>
      <text:list text:style-name="L192">
        <text:list-item>
          <text:p text:style-name="P991"><text:span text:style-name="Strong_20_Emphasis">Funciones de impresión</text:span>:</text:p>
        </text:list-item>
      </text:list>
      <text:list text:style-name="L193">
        <text:list-item>
          <text:p text:style-name="P992">Estas funciones permiten <text:span text:style-name="Strong_20_Emphasis">imprimir las listas de memoria</text:span> (tanto generales como por tipo de asignación, como <text:span text:style-name="Source_20_Text">malloc</text:span>, <text:span text:style-name="Source_20_Text">mmap</text:span> o <text:span text:style-name="Source_20_Text">shared</text:span>).</text:p>
        </text:list-item>
      </text:list>
      <text:p text:style-name="P515"/>
      <text:p text:style-name="P112"/>
      <text:list text:style-name="L194">
        <text:list-item>
          <text:p text:style-name="P993"><text:soft-page-break/>Asignación de memoria</text:p>
        </text:list-item>
      </text:list>
      <text:p text:style-name="P277"><text:span text:style-name="T354">22</text:span>-allocate:<text:span text:style-name="T193"> </text:span><text:span text:style-name="T194">Asigna memoria</text:span></text:p>
      <text:p text:style-name="P276"><text:span text:style-name="T121">Esta función asigna bloques de memoria de diferentes tipos, como </text:span><text:span text:style-name="Source_20_Text"><text:span text:style-name="T121">malloc</text:span></text:span><text:span text:style-name="T121">, según los argumentos que se le pasen.</text:span></text:p>
      <text:list text:style-name="L195">
        <text:list-item>
          <text:p text:style-name="P997"><text:span text:style-name="Strong_20_Emphasis"><text:span text:style-name="T121">Si no se pasan argumentos</text:span></text:span><text:span text:style-name="T121">, muestra todos los bloques de memoria.</text:span></text:p>
        </text:list-item>
        <text:list-item>
          <text:p text:style-name="P997"><text:span text:style-name="Strong_20_Emphasis"><text:span text:style-name="T123">Si el argumento es </text:span></text:span><text:span text:style-name="Strong_20_Emphasis"><text:span text:style-name="Source_20_Text"><text:span text:style-name="T121">-malloc</text:span></text:span></text:span><text:span text:style-name="T121">:</text:span></text:p>
          <text:list>
            <text:list-item>
              <text:p text:style-name="P997"><text:span text:style-name="T121">Si no se pasa un tamaño, muestra solo los bloques de memoria asignados con </text:span><text:span text:style-name="Source_20_Text"><text:span text:style-name="T121">malloc</text:span></text:span><text:span text:style-name="T121">.</text:span><text:span text:style-name="T193"> -&gt; Lista específica solo con los allocate -malloc</text:span></text:p>
            </text:list-item>
            <text:list-item>
              <text:p text:style-name="P997"><text:span text:style-name="T121">Si se pasa un tamaño, intenta asignar ese espacio de memoria con </text:span><text:span text:style-name="Source_20_Text"><text:span text:style-name="T121">malloc</text:span></text:span><text:span text:style-name="T121"> y lo agrega a una lista de bloques de memoria.</text:span></text:p>
            </text:list-item>
          </text:list>
          <text:p text:style-name="P998"><text:span text:style-name="T399"><text:s/></text:span>Si el comando es incorrecto, muestra un mensaje<text:span text:style-name="T356">.</text:span></text:p>
        </text:list-item>
      </text:list>
      <text:p text:style-name="P169">%zu -&gt; para variables de tipo size_t. Es una variable que se ajusta al tamaño adecuado según la plataforma (32 bits/64 bits)</text:p>
      <text:p text:style-name="P449"><text:span text:style-name="T133"><text:tab/>3. Si el argumento es </text:span><text:span text:style-name="T171">-mmap: <text:line-break/></text:span><text:span text:style-name="T173"><text:tab/><text:tab/></text:span><text:span text:style-name="T133">Mapear un archivo en memoria, que es una forma de tratarlo como un bloque de </text:span><text:span text:style-name="T143"><text:tab/><text:tab/><text:tab/></text:span><text:span text:style-name="T133">memoria </text:span><text:span text:style-name="T143"><text:tab/></text:span><text:span text:style-name="T133">del programa. Con </text:span><text:span text:style-name="Source_20_Text"><text:span text:style-name="T133">mmap</text:span></text:span><text:span text:style-name="T133">, en lugar de leer el archivo de esta forma, </text:span><text:span text:style-name="T143"><text:tab/><text:tab/></text:span><text:span text:style-name="T133">puedes </text:span><text:span text:style-name="T143"><text:tab/></text:span><text:span text:style-name="Strong_20_Emphasis"><text:span text:style-name="T193">asignar una </text:span></text:span><text:span text:style-name="Strong_20_Emphasis"><text:span text:style-name="T204"><text:tab/></text:span></text:span><text:span text:style-name="Strong_20_Emphasis"><text:span text:style-name="T193">dirección en la memoria del programa</text:span></text:span><text:span text:style-name="T133"> que apunta al </text:span><text:span text:style-name="T143"><text:tab/><text:tab/></text:span><text:span text:style-name="T133">contenido del archivo. A partir de </text:span><text:span text:style-name="T143"><text:tab/></text:span><text:span text:style-name="T133">entonces, puedes tratar el contenido como si </text:span><text:span text:style-name="T143"><text:tab/><text:tab/></text:span><text:span text:style-name="T133">fuera una parte de la memoria de tu programa, </text:span><text:span text:style-name="T143"><text:tab/></text:span><text:span text:style-name="T133">lo cual hace que la lectura y </text:span><text:span text:style-name="T143"><text:tab/><text:tab/><text:tab/></text:span><text:span text:style-name="T133">modificación sean mucho más rápidas.</text:span><text:span text:style-name="T140"> <text:s text:c="2"/>-&gt; </text:span><text:span text:style-name="T83">do_Allocate_Mmap</text:span></text:p>
      <text:p text:style-name="P502"><text:span text:style-name="T133"><text:tab/></text:span><text:span text:style-name="T123">4</text:span><text:span text:style-name="T133">. </text:span><text:span text:style-name="T123">Si el argumento es </text:span><text:span text:style-name="T164">-createshared:</text:span></text:p>
      <text:p text:style-name="P504"><text:span text:style-name="T143"><text:tab/></text:span><text:span text:style-name="T144"><text:tab/></text:span><text:span text:style-name="T123">Si no se pasan la clave y el tamaño (</text:span><text:span text:style-name="Source_20_Text"><text:span text:style-name="T123">tr[2]</text:span></text:span><text:span text:style-name="T123"> y </text:span><text:span text:style-name="Source_20_Text"><text:span text:style-name="T123">tr[3]</text:span></text:span><text:span text:style-name="T123"> son </text:span><text:span text:style-name="Source_20_Text"><text:span text:style-name="T123">NULL</text:span></text:span><text:span text:style-name="T123">), se muestra la lista </text:span><text:span text:style-name="T144"><text:tab/><text:tab/></text:span><text:span text:style-name="T123">de </text:span><text:span text:style-name="T141"><text:tab/></text:span><text:span text:style-name="T123">bloques de memoria compartida.</text:span></text:p>
      <text:list text:style-name="L196">
        <text:list-item>
          <text:p text:style-name="P1004">Si se pasan la clave y el tamaño, se crea y asigna memoria compartida a través de <text:span text:style-name="Source_20_Text"><text:span text:style-name="T73">do_AllocateCreateshared</text:span></text:span><text:span text:style-name="T73">.</text:span></text:p>
        </text:list-item>
      </text:list>
      <text:p text:style-name="P493"><text:span text:style-name="T136"><text:tab/></text:span><text:span text:style-name="T123">5</text:span><text:span text:style-name="T133">. </text:span><text:span text:style-name="T123">Si el argumento es </text:span><text:span text:style-name="T172">-shared</text:span><text:span text:style-name="T123">:</text:span></text:p>
      <text:p text:style-name="P504"><text:span text:style-name="T133"><text:tab/>Si no se pasan la clave y el tamaño (</text:span><text:span text:style-name="Source_20_Text"><text:span text:style-name="T133">tr[2]</text:span></text:span><text:span text:style-name="T133"> y </text:span><text:span text:style-name="Source_20_Text"><text:span text:style-name="T133">tr[3]</text:span></text:span><text:span text:style-name="T133"> son </text:span><text:span text:style-name="Source_20_Text"><text:span text:style-name="T133">NULL</text:span></text:span><text:span text:style-name="T133">), se muestra la lista de </text:span><text:span text:style-name="T141"><text:tab/></text:span><text:span text:style-name="T133">bloques de memoria compartida.</text:span></text:p>
      <text:list text:style-name="L197">
        <text:list-item>
          <text:p text:style-name="P1005">Si se pasan la clave y el tamaño, se asigna memoria compartida existente mediante <text:span text:style-name="Source_20_Text"><text:span text:style-name="T73">do_AllocateShared</text:span></text:span><text:span text:style-name="T73">.</text:span></text:p>
        </text:list-item>
      </text:list>
      <text:p text:style-name="P449"><text:span text:style-name="T133"/></text:p>
      <text:p text:style-name="P493"><text:span text:style-name="T136"><text:tab/>6</text:span><text:span text:style-name="T133">. </text:span><text:span text:style-name="T136">Si el argumento </text:span><text:span text:style-name="T141">no existe: se muestra el mensaje de uso adecuado para el comando</text:span></text:p>
      <text:p text:style-name="P503"><text:span text:style-name="T123"/></text:p>
      <text:p text:style-name="P449"><text:span text:style-name="T133"/></text:p>
      <text:p text:style-name="P449"><text:span text:style-name="T133"/></text:p>
      <text:p text:style-name="P449"><text:span text:style-name="T133"/></text:p>
      <text:p text:style-name="P449"><text:span text:style-name="T133"/></text:p>
      <text:p text:style-name="P19"><text:soft-page-break/><text:span text:style-name="T193">A</text:span><text:span text:style-name="T121">UXILIARES para allocate:</text:span></text:p>
      <text:p text:style-name="P172"><text:span text:style-name="T73">-ImprimirListaMemoria</text:span>(lista_memoria): imprime la lista general de todos los bloques de memoria asignados</text:p>
      <text:p text:style-name="P450"><text:span text:style-name="T123"/></text:p>
      <text:list text:style-name="L198">
        <text:list-item>
          <text:p text:style-name="P999">Malloc:</text:p>
        </text:list-item>
      </text:list>
      <text:p text:style-name="P172">-<text:span text:style-name="T73">ImprimirListaMalloc </text:span>(lista_memoria): imprime la lista solo de los mallocs hechos</text:p>
      <text:p text:style-name="P172">-<text:span text:style-name="T107">InsertMallocMemory</text:span>(lista_memoria): para añadir el bloque de memoria a la lista de malloc<text:span text:style-name="T400"> y a su vez a la lista general.</text:span></text:p>
      <text:p text:style-name="P450"><text:span text:style-name="T123"/></text:p>
      <text:list text:style-name="L199">
        <text:list-item>
          <text:p text:style-name="P1000">Mmap</text:p>
        </text:list-item>
      </text:list>
      <text:p text:style-name="P172"><text:span text:style-name="T381">-ImprimirListaMmap</text:span>(lista_memoria): imprime la lista solo de los bloques de memoria mapeados</text:p>
      <text:p text:style-name="P451"><text:span text:style-name="T134">-</text:span><text:span text:style-name="T84">MapearFichero</text:span><text:span text:style-name="T135"> (utils):<text:line-break/>La función </text:span><text:span text:style-name="Source_20_Text"><text:span text:style-name="T135">MapearFichero</text:span></text:span><text:span text:style-name="T135"> mapea un archivo en memoria, lo que significa que te permite acceder a los datos del archivo directamente desde la memoria del programa. No es necesario leer o escribir en el archivo usando funciones tradicionales como </text:span><text:span text:style-name="Source_20_Text"><text:span text:style-name="T135">read</text:span></text:span><text:span text:style-name="T135"> o </text:span><text:span text:style-name="Source_20_Text"><text:span text:style-name="T135">write</text:span></text:span><text:span text:style-name="T135">. La función realiza los siguientes pasos:</text:span></text:p>
      <text:list text:style-name="L200">
        <text:list-item>
          <text:p text:style-name="P1006"><text:span text:style-name="Strong_20_Emphasis">Abre el archivo</text:span>: Verifica que el archivo exista y lo abre en el modo adecuado (solo lectura o lectura y escritura).</text:p>
        </text:list-item>
        <text:list-item>
          <text:p text:style-name="P1006"><text:span text:style-name="Strong_20_Emphasis">Mapea el archivo a memoria</text:span>: Usa <text:span text:style-name="Source_20_Text">mmap</text:span> para crear una región de memoria que contiene los datos del archivo. Ahora puedes acceder al contenido del archivo como si fuera un arreglo en la memoria.</text:p>
        </text:list-item>
      </text:list>
      <text:p text:style-name="P498">void *mmap(void *addr, size_t length, int prot, int flags, int fd, off_t offset);</text:p>
      <text:p text:style-name="P498"/>
      <text:p text:style-name="Text_20_body"><text:span text:style-name="Strong_20_Emphasis">Guarda la información</text:span>: Si el mapeo es exitoso, guarda la dirección de la memoria mapeada en una lista para gestionarlo más tarde.</text:p>
      <text:p text:style-name="Text_20_body">Si algo falla en cualquier parte, la función devuelve <text:span text:style-name="Source_20_Text">NULL</text:span>.</text:p>
      <text:p text:style-name="P518"><text:span text:style-name="T392">MAP_PRIVATE: </text:span><text:span text:style-name="T398">importante esta asignación. Esto nos indicará </text:span><text:span text:style-name="T394">que cualquier cambio realizado en la memoria mapeada </text:span><text:span text:style-name="Strong_20_Emphasis"><text:span text:style-name="T394">no se guardará en el archivo</text:span></text:span><text:span text:style-name="T394">.</text:span></text:p>
      <text:p text:style-name="P519"><text:span text:style-name="T205"/></text:p>
      <text:p text:style-name="P450"><text:span text:style-name="T135"/></text:p>
      <text:p text:style-name="P186"><text:span text:style-name="T73">-doAllocateMap (</text:span>utils)</text:p>
      <text:p text:style-name="P149">La función <text:span text:style-name="Source_20_Text">do_AllocateMmap</text:span> gestiona la asignación de memoria mediante el mapeo de archivos en la memoria. Su propósito es permitir que un archivo sea mapeado a la memoria para que pueda ser accedido como si fuera un bloque de memoria, en lugar de tener que leer o escribir en el archivo directamente.</text:p>
      <text:h text:style-name="Heading_20_3" text:outline-level="3"/>
      <text:p text:style-name="Text_20_body"/>
      <text:h text:style-name="Heading_20_3" text:outline-level="3"><text:soft-page-break/>Explicación paso a paso:</text:h>
      <text:list text:style-name="L201">
        <text:list-item>
          <text:p text:style-name="P1007"><text:span text:style-name="Strong_20_Emphasis">Verificar si hay argumentos</text:span>:</text:p>
          <text:list>
            <text:list-item>
              <text:p text:style-name="P1008">Si <text:span text:style-name="Source_20_Text">arg[0]</text:span> (el primer argumento) es <text:span text:style-name="Source_20_Text">NULL</text:span>, la función simplemente imprime la lista de bloques de memoria mapeada previamente usando <text:span text:style-name="Source_20_Text">ImprimirListaMmap</text:span>. Esto significa que si no se pasan argumentos, solo muestra los bloques mapeados.</text:p>
            </text:list-item>
          </text:list>
        </text:list-item>
      </text:list>
      <text:p text:style-name="P498"/>
      <text:p text:style-name="P498"/>
      <text:list text:continue-numbering="true" text:style-name="L201">
        <text:list-item>
          <text:p text:style-name="P1007"><text:span text:style-name="Strong_20_Emphasis">Analizar los permisos</text:span>:</text:p>
          <text:list>
            <text:list-item>
              <text:p text:style-name="P1008">Si hay un segundo argumento (<text:span text:style-name="Source_20_Text">arg[1]</text:span>), que contiene los permisos de acceso para el archivo (como "rw" para lectura y escritura, por ejemplo), la función analiza esa cadena para establecer los permisos de protección de memoria.</text:p>
            </text:list-item>
            <text:list-item>
              <text:p text:style-name="P1008">Se verifica si los caracteres 'r', 'w' o 'x' están presentes en <text:span text:style-name="Source_20_Text">arg[1]</text:span> para determinar los permisos de lectura, escritura y ejecución respectivamente. Estos permisos se combinan en la variable <text:span text:style-name="Source_20_Text">protection</text:span>.</text:p>
            </text:list-item>
          </text:list>
        </text:list-item>
        <text:list-item>
          <text:p text:style-name="P1007"><text:span text:style-name="Strong_20_Emphasis">Mapear el archivo</text:span>:</text:p>
          <text:list>
            <text:list-item>
              <text:p text:style-name="P1008">Luego, se llama a la función <text:span text:style-name="Source_20_Text">MapearFichero</text:span> para mapear el archivo (especificado en <text:span text:style-name="Source_20_Text">arg[0]</text:span>) en la memoria. La función también obtiene un descriptor de archivo <text:span text:style-name="Source_20_Text">fd</text:span>.</text:p>
            </text:list-item>
            <text:list-item>
              <text:p text:style-name="P1008">Si el mapeo falla (es decir, <text:span text:style-name="Source_20_Text">p</text:span> es <text:span text:style-name="Source_20_Text">NULL</text:span>), se imprime un mensaje de error.</text:p>
            </text:list-item>
          </text:list>
        </text:list-item>
        <text:list-item>
          <text:p text:style-name="P1007"><text:span text:style-name="Strong_20_Emphasis">Procesar el mapeo exitoso</text:span>:</text:p>
          <text:list>
            <text:list-item>
              <text:p text:style-name="P1008">Si el mapeo es exitoso, se imprime un mensaje indicando que el archivo ha sido mapeado en una dirección de memoria.</text:p>
            </text:list-item>
            <text:list-item>
              <text:p text:style-name="P1008">Después, se añade este bloque de memoria mapeada a la lista de memoria mapeada (<text:span text:style-name="Source_20_Text">mmapList</text:span>) y se guarda la información sobre el archivo.</text:p>
            </text:list-item>
            <text:list-item>
              <text:p text:style-name="P1008">También se restablece el desplazamiento del archivo (offset) a 0, asegurándose de que se pueda leer desde el inicio.</text:p>
            </text:list-item>
          </text:list>
        </text:list-item>
        <text:list-item>
          <text:p text:style-name="P1007"><text:span text:style-name="Strong_20_Emphasis">Registrar el archivo mapeado</text:span>:</text:p>
          <text:list>
            <text:list-item>
              <text:p text:style-name="P1007">La función registra el archivo en la lista de ficheros abiertos, agregando el descriptor de archivo con los permisos de lectura y escritura. Además, se agrega una descripción del archivo mapeado a la lista.</text:p>
            </text:list-item>
          </text:list>
        </text:list-item>
      </text:list>
      <text:h text:style-name="Heading_20_3" text:outline-level="3">Resumen:</text:h>
      <text:p text:style-name="Text_20_body">Esta función mapea un archivo a la memoria, asignando permisos de acceso según lo indicado por el usuario. Si tiene éxito, el archivo mapeado se agrega a la lista de bloques de memoria mapeada y se registra en la lista de ficheros abiertos para su uso posterior. Si hay un error, se muestra un mensaje de error.</text:p>
      <text:p text:style-name="P149"/>
      <text:p text:style-name="P149"/>
      <text:p text:style-name="P149"/>
      <text:p text:style-name="P149"/>
      <text:list text:style-name="L202">
        <text:list-item>
          <text:p text:style-name="P1001"><text:soft-page-break/>Shared<text:span text:style-name="T386"> <text:s text:c="3"/>(USO DE &lt;</text:span><text:span text:style-name="T387">sys/shm.h&gt;</text:span><text:span text:style-name="T401"> y &lt;sys/ipc.h&gt;</text:span><text:span text:style-name="T386">)</text:span></text:p>
        </text:list-item>
      </text:list>
      <text:p text:style-name="P507"><text:span text:style-name="T145"><text:s/>&lt;</text:span><text:span text:style-name="T139">sys/shm.h&gt;</text:span><text:span text:style-name="T146"> - se usa para trabajar con memoria compartida. </text:span><text:span text:style-name="Source_20_Text">shmget()</text:span>: Crea una zona de memoria compartida.</text:p>
      <text:list text:style-name="L203">
        <text:list-item>
          <text:p text:style-name="P1009"><text:span text:style-name="Source_20_Text">shmat()</text:span>: Conecta un proceso a la zona de memoria compartida.</text:p>
        </text:list-item>
      </text:list>
      <text:list text:style-name="L204">
        <text:list-item>
          <text:p text:style-name="P1010"><text:span text:style-name="Source_20_Text">shmdt()</text:span>: Desconecta un proceso de la memoria compartida.</text:p>
        </text:list-item>
      </text:list>
      <text:list text:style-name="L205">
        <text:list-item>
          <text:p text:style-name="P1011"><text:span text:style-name="Source_20_Text">shmctl()</text:span>: Controla la memoria compartida (por ejemplo, eliminarla)</text:p>
        </text:list-item>
      </text:list>
      <text:p text:style-name="P507"><text:span text:style-name="T146">&lt;sys/ipc.h&gt; - </text:span>se utiliza para proporcionar funciones de <text:span text:style-name="Strong_20_Emphasis">comunicación entre procesos (IPC)</text:span> y para <text:span text:style-name="Strong_20_Emphasis">gestionar claves de IPC</text:span><text:span text:style-name="Strong_20_Emphasis"><text:span text:style-name="T401"> (Inter Process Communication)</text:span></text:span></text:p>
      <text:p text:style-name="P507"><text:span text:style-name="Strong_20_Emphasis"><text:span text:style-name="Source_20_Text">IPC_RMID</text:span></text:span><text:span text:style-name="Strong_20_Emphasis">: </text:span><text:span text:style-name="Strong_20_Emphasis"><text:span text:style-name="T228">Es una constante que se usa para eliminar recursos IPC como memoria compartida o colas de mensajes.</text:span></text:span></text:p>
      <text:p text:style-name="P507"><text:span text:style-name="Strong_20_Emphasis"/></text:p>
      <text:p text:style-name="P287">*-ObtenerMemoriaShmget: <text:span text:style-name="T213"><text:s text:c="3"/>-&gt; struct shmid_ds</text:span></text:p>
      <text:p text:style-name="P149">La función <text:span text:style-name="Source_20_Text">ObtenerMemoriaShmget</text:span> gestiona la creación o el acceso a un segmento de memoria compartida mediante la función <text:span text:style-name="Source_20_Text">shmget</text:span>. Toma dos parámetros: una clave (<text:span text:style-name="Source_20_Text">clave</text:span>) que identifica el segmento de memoria y un tamaño (<text:span text:style-name="Source_20_Text">tam</text:span>) que indica la cantidad de memoria que se desea asignar. Si el tamaño es distinto de 0, la función intenta crear un nuevo segmento de memoria utilizando la bandera <text:span text:style-name="Source_20_Text">IPC_CREAT | IPC_EXCL</text:span>. Si la clave es <text:span text:style-name="Source_20_Text">IPC_PRIVATE</text:span>, devuelve un error. Luego, intenta adjuntar el segmento a la memoria del proceso con <text:span text:style-name="Source_20_Text">shmat</text:span>. Si se produce un error en cualquier paso, la memoria compartida se elimina (si se creó) y se devuelve <text:span text:style-name="Source_20_Text">NULL</text:span>. Finalmente, si se obtiene correctamente la memoria, se guarda en una lista de memoria compartida (<text:span text:style-name="Source_20_Text">InsertSharedMemory</text:span>), y se retorna el puntero al segmento de memoria asignado.</text:p>
      <text:h text:style-name="P150" text:outline-level="4"><text:span text:style-name="Strong_20_Emphasis"><text:span text:style-name="T85">-</text:span></text:span><text:span text:style-name="Strong_20_Emphasis"><text:span text:style-name="T74">do_AllocateCreateshared</text:span></text:span></text:h>
      <text:p text:style-name="Text_20_body">La función <text:span text:style-name="Source_20_Text">do_AllocateCreateshared</text:span> permite crear y asignar un segmento de memoria compartida con una clave y un tamaño especificados por los argumentos. Toma un array de cadenas (<text:span text:style-name="Source_20_Text">tr</text:span>) que contiene la clave (<text:span text:style-name="Source_20_Text">tr[0]</text:span>) y el tamaño (<text:span text:style-name="Source_20_Text">tr[1]</text:span>). La clave se convierte en tipo <text:span text:style-name="Source_20_Text">key_t</text:span> y el tamaño en <text:span text:style-name="Source_20_Text">size_t</text:span>. Si el tamaño es 0, se muestra un error indicando que no se pueden asignar bloques de 0 bytes. Si los argumentos son válidos, se llama a la función <text:span text:style-name="Source_20_Text">ObtenerMemoriaShmget</text:span> para intentar crear y obtener el segmento de memoria compartida. Si la asignación tiene éxito, se muestra la dirección de memoria asignada. Si falla, se imprime un mensaje de error con la clave y el motivo del fallo.</text:p>
      <text:p text:style-name="P149"/>
      <text:h text:style-name="P150" text:outline-level="4"><text:span text:style-name="Strong_20_Emphasis"><text:span text:style-name="T386">-</text:span></text:span><text:span text:style-name="Strong_20_Emphasis"><text:span text:style-name="T74">do_AllocateShared</text:span></text:span></text:h>
      <text:p text:style-name="Text_20_body">La función <text:span text:style-name="Source_20_Text">do_AllocateShared</text:span> permite acceder y asignar un segmento de memoria compartida existente utilizando una clave dada. Toma un array de cadenas (<text:span text:style-name="Source_20_Text">tr</text:span>) con la clave del segmento de memoria. Si no se pasa ninguna clave o si es inválida, se muestra la lista de bloques de memoria compartida. La clave se convierte en <text:span text:style-name="Source_20_Text">key_t</text:span> y luego se llama a la función <text:span text:style-name="Source_20_Text">ObtenerMemoriaShmget</text:span> con esta clave y un tamaño de 0 (lo que indica que solo se desea acceder a la memoria existente). Si la memoria se obtiene correctamente, se imprime la dirección de la memoria compartida. Si hay un error, se muestra un mensaje con la clave y el motivo del fallo.</text:p>
      <text:list text:style-name="L206">
        <text:list-item>
          <text:p text:style-name="P994"><text:soft-page-break/>Deasignación de memoria</text:p>
        </text:list-item>
      </text:list>
      <text:p text:style-name="P278">23-deallocate<text:span text:style-name="T375">:</text:span><text:span text:style-name="T201"> deasigna bloques de memoria</text:span></text:p>
      <text:h text:style-name="P174" text:outline-level="3"><text:span text:style-name="Strong_20_Emphasis"><text:span text:style-name="T12">Comportamiento según los argumentos</text:span></text:span></text:h>
      <text:list xml:id="list2303279205" text:style-name="L207">
        <text:list-item>
          <text:p text:style-name="P1012"><text:span text:style-name="Strong_20_Emphasis">Sin argumentos (</text:span><text:span text:style-name="Strong_20_Emphasis"><text:span text:style-name="Source_20_Text">tr[1] == NULL</text:span></text:span><text:span text:style-name="Strong_20_Emphasis">)</text:span></text:p>
          <text:list>
            <text:list-item>
              <text:p text:style-name="P1013">Muestra una lista general de todos los bloques de memoria asignados.</text:p>
            </text:list-item>
            <text:list-item>
              <text:p text:style-name="P1013">Si no hay bloques, informa al usuario.</text:p>
            </text:list-item>
          </text:list>
        </text:list-item>
        <text:list-item>
          <text:p text:style-name="P1012"><text:span text:style-name="Strong_20_Emphasis">Argumento </text:span><text:span text:style-name="Strong_20_Emphasis"><text:span text:style-name="Source_20_Text">-malloc</text:span></text:span></text:p>
          <text:list>
            <text:list-item>
              <text:p text:style-name="P1013">Si no se proporciona un tamaño (<text:span text:style-name="Source_20_Text">tr[2] == NULL</text:span>), muestra una lista de todos los bloques asignados con <text:span text:style-name="Source_20_Text">malloc</text:span>.</text:p>
            </text:list-item>
            <text:list-item>
              <text:p text:style-name="P1013">Si se proporciona un tamaño (<text:span text:style-name="Source_20_Text">tr[2]</text:span>):</text:p>
              <text:list>
                <text:list-item>
                  <text:p text:style-name="P1013">Convierte el tamaño en un número (<text:span text:style-name="Source_20_Text">size_t</text:span>).</text:p>
                </text:list-item>
                <text:list-item>
                  <text:p text:style-name="P1013">Si el tamaño es válido (positivo), elimina el bloque de memoria correspondiente tanto de la lista específica de <text:span text:style-name="Source_20_Text">malloc</text:span> como de la lista general<text:span text:style-name="T378"> -&gt; </text:span><text:span text:style-name="T100">DeleteMallocMemory</text:span></text:p>
                </text:list-item>
              </text:list>
            </text:list-item>
          </text:list>
        </text:list-item>
        <text:list-item>
          <text:p text:style-name="P1012"><text:span text:style-name="Strong_20_Emphasis">Argumento </text:span><text:span text:style-name="Strong_20_Emphasis"><text:span text:style-name="Source_20_Text">-mmap</text:span></text:span></text:p>
          <text:list>
            <text:list-item>
              <text:p text:style-name="P1013">Si no se proporciona un argumento adicional (<text:span text:style-name="Source_20_Text">tr[2] == NULL</text:span>), muestra todos los bloques asignados con <text:span text:style-name="Source_20_Text">mmap</text:span>.</text:p>
            </text:list-item>
            <text:list-item>
              <text:p text:style-name="P1013">Si se proporciona un argumento adicional (<text:span text:style-name="Source_20_Text">tr[2]</text:span>):</text:p>
            </text:list-item>
          </text:list>
        </text:list-item>
      </text:list>
      <text:list text:style-name="L208">
        <text:list-item>
          <text:list>
            <text:list-item>
              <text:list>
                <text:list-item>
                  <text:p text:style-name="P1014"><text:span text:style-name="T379">L</text:span>o interpreta como un nombre de archivo y elimina el bloque de memoria asociado al archivo.<text:span text:style-name="T379"> <text:s/>-&gt; </text:span><text:span text:style-name="T100">DeleteM</text:span><text:span text:style-name="T101">map</text:span><text:span text:style-name="T100">Memory</text:span></text:p>
                </text:list-item>
              </text:list>
            </text:list-item>
          </text:list>
        </text:list-item>
      </text:list>
      <text:list text:continue-list="list2303279205" text:style-name="L207">
        <text:list-item>
          <text:p text:style-name="P1012"><text:span text:style-name="Strong_20_Emphasis">Argumento </text:span><text:span text:style-name="Strong_20_Emphasis"><text:span text:style-name="Source_20_Text">-shared</text:span></text:span></text:p>
          <text:list>
            <text:list-item>
              <text:p text:style-name="P1013">Si no se proporciona un argumento adicional (<text:span text:style-name="Source_20_Text">tr[2] == NULL</text:span>), muestra todos los bloques asignados como memoria compartida.</text:p>
            </text:list-item>
            <text:list-item>
              <text:p text:style-name="P1013">Si se proporciona una clave de memoria (<text:span text:style-name="Source_20_Text">tr[2]</text:span>), la convierte en un valor de tipo <text:span text:style-name="Source_20_Text">key_t</text:span> y elimina el bloque asociado.<text:span text:style-name="T379"> -&gt; </text:span><text:span text:style-name="T101">DeleteSharedMemory</text:span></text:p>
            </text:list-item>
          </text:list>
        </text:list-item>
        <text:list-item>
          <text:p text:style-name="P1012"><text:span text:style-name="Strong_20_Emphasis">Argumento </text:span><text:span text:style-name="Strong_20_Emphasis"><text:span text:style-name="Source_20_Text">-delkey</text:span></text:span></text:p>
          <text:list>
            <text:list-item>
              <text:p text:style-name="P1013">Si no se proporciona un argumento adicional, muestra cómo usar el comando correctamente.</text:p>
            </text:list-item>
            <text:list-item>
              <text:p text:style-name="P1013">Si se proporciona una clave de memoria compartida (<text:span text:style-name="Source_20_Text">tr[2]</text:span>):</text:p>
              <text:list>
                <text:list-item>
                  <text:p text:style-name="P1013">Busca el identificador de memoria compartida usando la clave.</text:p>
                </text:list-item>
                <text:list-item>
                  <text:p text:style-name="P1012">Si encuentra el identificador, lo elimina del sistema usando <text:span text:style-name="Source_20_Text">shmctl</text:span> con el flag <text:span text:style-name="Source_20_Text">IPC_RMID</text:span>.<text:span text:style-name="T380"> <text:s text:c="2"/>-&gt; </text:span><text:span text:style-name="T103">shmget y shmctcl</text:span></text:p>
                </text:list-item>
              </text:list>
            </text:list-item>
          </text:list>
        </text:list-item>
      </text:list>
      <text:p text:style-name="P173"><text:span text:style-name="Strong_20_Emphasis">Otros casos</text:span></text:p>
      <text:list text:style-name="L209">
        <text:list-item>
          <text:p text:style-name="P1016">Si el primer argumento (<text:span text:style-name="Source_20_Text">tr[1]</text:span>) no coincide con ninguna de las opciones anteriores, se asume que es una <text:span text:style-name="Strong_20_Emphasis">dirección de memoria</text:span>.</text:p>
        </text:list-item>
        <text:list-item>
          <text:p text:style-name="P1016">Convierte la cadena en una dirección (<text:span text:style-name="Source_20_Text">void *</text:span>)<text:span text:style-name="T380"> con strtoul</text:span> y busca si existe en la lista general de bloques asignados.</text:p>
        </text:list-item>
        <text:list-item>
          <text:p text:style-name="P1016">Si se encuentra, elimina el bloque de memoria correspondiente según su tipo:</text:p>
          <text:list>
            <text:list-item>
              <text:p text:style-name="P1016"><text:span text:style-name="Strong_20_Emphasis">MALLOC</text:span>: Elimina un bloque asignado con <text:span text:style-name="Source_20_Text">malloc</text:span>.</text:p>
            </text:list-item>
            <text:list-item>
              <text:p text:style-name="P1016"><text:soft-page-break/><text:span text:style-name="Strong_20_Emphasis">MMAP</text:span>: Elimina un bloque asignado con <text:span text:style-name="Source_20_Text">mmap</text:span>.<text:span text:style-name="T380"> -&gt;</text:span><text:span text:style-name="T102"> DeleteMmapMemorybyAddr</text:span></text:p>
            </text:list-item>
            <text:list-item>
              <text:p text:style-name="P1016"><text:span text:style-name="Strong_20_Emphasis">SHARED</text:span>: Elimina un bloque asignado como memoria compartida.<text:span text:style-name="T380"> -&gt; </text:span><text:span text:style-name="T102">DeleteMemSharedByAddr</text:span></text:p>
            </text:list-item>
          </text:list>
        </text:list-item>
        <text:list-item>
          <text:p text:style-name="P1015">Si no se encuentra la dirección o el tipo no es manejado, muestra un mensaje de error.</text:p>
        </text:list-item>
      </text:list>
      <text:p text:style-name="P173"/>
      <text:p text:style-name="P173"/>
      <text:p text:style-name="P182"/>
      <text:h text:style-name="P184" text:outline-level="3">Resumiendo la diferencia:</text:h>
      <text:list text:style-name="L210">
        <text:list-item>
          <text:p text:style-name="P1017"><text:span text:style-name="Strong_20_Emphasis"><text:span text:style-name="Source_20_Text">-shared</text:span></text:span>: Desacopla la memoria compartida de un proceso y la elimina de la lista de bloques, <text:span text:style-name="Strong_20_Emphasis">pero la memoria sigue existiendo</text:span> en el sistema y otros procesos pueden seguir usándola.</text:p>
        </text:list-item>
        <text:list-item>
          <text:p text:style-name="P1017"><text:span text:style-name="Strong_20_Emphasis"><text:span text:style-name="Source_20_Text">-delkey</text:span></text:span>: Elimina la clave de memoria compartida del sistema (<text:span text:style-name="Strong_20_Emphasis">sin afectar a los procesos que ya tienen la memoria adjunta</text:span>). Otros procesos que ya la están utilizando seguirán teniendo acceso hasta que la desacoplen por sí mismos.</text:p>
        </text:list-item>
      </text:list>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202"><text:soft-page-break/>AUXILIARES:</text:p>
      <text:p text:style-name="P282">-DeleteMallocMemory:</text:p>
      <text:p text:style-name="P183">Esta función elimina un bloque de memoria previamente asignado mediante <text:span text:style-name="Source_20_Text">malloc</text:span> (de tipo <text:span text:style-name="Source_20_Text">MALLOC</text:span>) de las listas de memoria.</text:p>
      <text:h text:style-name="Heading_20_4" text:outline-level="4">Desglose:</text:h>
      <text:list text:style-name="L211">
        <text:list-item>
          <text:p text:style-name="P1019"><text:span text:style-name="Strong_20_Emphasis">Parámetros</text:span>:</text:p>
          <text:list>
            <text:list-item>
              <text:p text:style-name="P1019"><text:span text:style-name="Source_20_Text">MemoryManager *manager</text:span>: El gestor de memoria que contiene las listas de bloques de memoria.</text:p>
            </text:list-item>
            <text:list-item>
              <text:p text:style-name="P1019"><text:span text:style-name="Source_20_Text">size</text:span>: El tamaño del bloque de memoria que se desea eliminar.</text:p>
            </text:list-item>
          </text:list>
        </text:list-item>
        <text:list-item>
          <text:p text:style-name="P1019"><text:span text:style-name="Strong_20_Emphasis">Funcionamiento</text:span>:</text:p>
          <text:list>
            <text:list-item>
              <text:p text:style-name="P1019">Recorre la lista de bloques asignados por <text:span text:style-name="Source_20_Text">malloc</text:span> (almacenados en <text:span text:style-name="Source_20_Text">mallocList</text:span>).</text:p>
            </text:list-item>
            <text:list-item>
              <text:p text:style-name="P1019">Busca un bloque de memoria cuyo tamaño coincida con el tamaño especificado (<text:span text:style-name="Source_20_Text">size</text:span>).</text:p>
            </text:list-item>
            <text:list-item>
              <text:p text:style-name="P1019">Si encuentra el bloque, elimina el nodo correspondiente de la lista <text:span text:style-name="Source_20_Text">mallocList</text:span>.</text:p>
            </text:list-item>
            <text:list-item>
              <text:p text:style-name="P1019">También elimina el bloque de memoria de la lista general utilizando la función <text:span text:style-name="Source_20_Text">DeleteMemoryBlockFromGeneral</text:span>.</text:p>
            </text:list-item>
            <text:list-item>
              <text:p text:style-name="P1018">Luego, libera la memoria real con <text:span text:style-name="Source_20_Text">free(addr)</text:span> y finalmente libera el nodo de la lista.</text:p>
            </text:list-item>
          </text:list>
        </text:list-item>
      </text:list>
      <text:p text:style-name="Text_20_body"><text:span text:style-name="Strong_20_Emphasis">Uso</text:span>: Se usa para liberar la memoria que ha sido asignada con <text:span text:style-name="Source_20_Text">malloc</text:span>.</text:p>
      <text:p text:style-name="P183"/>
      <text:p text:style-name="P283">-DeleteMmapMemory:</text:p>
      <text:p text:style-name="P185">Esta función elimina un bloque de memoria asignado mediante <text:span text:style-name="Source_20_Text">mmap</text:span>, identificable por el nombre de archivo que se usó en la operación <text:span text:style-name="Source_20_Text">mmap</text:span>.</text:p>
      <text:h text:style-name="Heading_20_4" text:outline-level="4">Desglose:</text:h>
      <text:list text:style-name="L212">
        <text:list-item>
          <text:p text:style-name="P1021"><text:span text:style-name="Strong_20_Emphasis">Parámetros</text:span>:</text:p>
          <text:list>
            <text:list-item>
              <text:p text:style-name="P1021"><text:span text:style-name="Source_20_Text">MemoryManager *manager</text:span>: El gestor de memoria que contiene las listas de bloques de memoria.</text:p>
            </text:list-item>
            <text:list-item>
              <text:p text:style-name="P1021"><text:span text:style-name="Source_20_Text">filename</text:span>: El nombre del archivo usado para crear el mapeo.</text:p>
            </text:list-item>
          </text:list>
        </text:list-item>
        <text:list-item>
          <text:p text:style-name="P1021"><text:span text:style-name="Strong_20_Emphasis">Funcionamiento</text:span>:</text:p>
          <text:list>
            <text:list-item>
              <text:p text:style-name="P1021">Recorre la lista de bloques asignados por <text:span text:style-name="Source_20_Text">mmap</text:span> (almacenados en <text:span text:style-name="Source_20_Text">mmapList</text:span>).</text:p>
            </text:list-item>
            <text:list-item>
              <text:p text:style-name="P1021">Si encuentra un bloque cuya cadena <text:span text:style-name="Source_20_Text">filename</text:span> coincide con el argumento, elimina ese bloque de la lista.</text:p>
            </text:list-item>
            <text:list-item>
              <text:p text:style-name="P1021">Después, llama a <text:span text:style-name="Source_20_Text">munmap()</text:span> para liberar la memoria mapeada del sistema.</text:p>
            </text:list-item>
            <text:list-item>
              <text:p text:style-name="P1020">Finalmente, libera el nodo de la lista de memoria mapeada.</text:p>
            </text:list-item>
          </text:list>
        </text:list-item>
      </text:list>
      <text:p text:style-name="Text_20_body"><text:span text:style-name="Strong_20_Emphasis">Uso</text:span>: Se usa para liberar la memoria mapeada a un archivo con <text:span text:style-name="Source_20_Text">mmap</text:span> basado en el nombre del archivo.</text:p>
      <text:p text:style-name="P185"/>
      <text:p text:style-name="P499"><text:soft-page-break/><text:span text:style-name="T81">-DeleteSharedMemory:</text:span><text:span text:style-name="T137"><text:line-break/></text:span>Esta función elimina un bloque de memoria compartida identificado por una clave (<text:span text:style-name="Source_20_Text">key</text:span>).</text:p>
      <text:h text:style-name="Heading_20_4" text:outline-level="4">Desglose:</text:h>
      <text:list text:style-name="L213">
        <text:list-item>
          <text:p text:style-name="P1023"><text:span text:style-name="Strong_20_Emphasis">Parámetros</text:span>:</text:p>
          <text:list>
            <text:list-item>
              <text:p text:style-name="P1023"><text:span text:style-name="Source_20_Text">MemoryManager *manager</text:span>: El gestor de memoria que contiene las listas de bloques de memoria.</text:p>
            </text:list-item>
            <text:list-item>
              <text:p text:style-name="P1023"><text:span text:style-name="Source_20_Text">key</text:span>: La clave de memoria compartida.</text:p>
            </text:list-item>
          </text:list>
        </text:list-item>
        <text:list-item>
          <text:p text:style-name="P1023"><text:span text:style-name="Strong_20_Emphasis">Funcionamiento</text:span>:</text:p>
          <text:list>
            <text:list-item>
              <text:p text:style-name="P1023">Recorre la lista de bloques de memoria compartida (<text:span text:style-name="Source_20_Text">sharedList</text:span>) y busca el bloque cuyo campo <text:span text:style-name="Source_20_Text">key</text:span> coincida con el valor proporcionado.</text:p>
            </text:list-item>
            <text:list-item>
              <text:p text:style-name="P1023">Si lo encuentra, elimina el bloque de la lista <text:span text:style-name="Source_20_Text">sharedList</text:span> y también de la lista general.</text:p>
            </text:list-item>
            <text:list-item>
              <text:p text:style-name="P1023">Desacopla la memoria compartida con <text:span text:style-name="Source_20_Text">shmdt()</text:span>.</text:p>
            </text:list-item>
            <text:list-item>
              <text:p text:style-name="P1023">Luego, obtiene el identificador del segmento de memoria con <text:span text:style-name="Source_20_Text">shmget()</text:span>, y si es válido, elimina el segmento de memoria compartida con <text:span text:style-name="Source_20_Text">shmctl(shmid, IPC_RMID, NULL)</text:span>.</text:p>
            </text:list-item>
            <text:list-item>
              <text:p text:style-name="P1022">Finalmente, libera el nodo de la lista.</text:p>
            </text:list-item>
          </text:list>
        </text:list-item>
      </text:list>
      <text:p text:style-name="Text_20_body"><text:span text:style-name="Strong_20_Emphasis">Uso</text:span>: Se usa para liberar la memoria compartida identificada por una clave</text:p>
      <text:p text:style-name="P185"/>
      <text:p text:style-name="P499"><text:span text:style-name="T81">-shmget:</text:span><text:span text:style-name="T82"> </text:span><text:span text:style-name="T138"><text:s/>(shm = shared memory -&gt; memoria compartida)</text:span><text:span text:style-name="T137"><text:line-break/></text:span><text:span text:style-name="Source_20_Text">shmget</text:span> es una llamada al sistema que se usa para obtener un identificador de un segmento de memoria compartida en el sistema.</text:p>
      <text:h text:style-name="Heading_20_4" text:outline-level="4">Desglose:</text:h>
      <text:list text:style-name="L214">
        <text:list-item>
          <text:p text:style-name="P1024"><text:span text:style-name="Strong_20_Emphasis">Sintaxis</text:span>:<text:span text:style-name="T380"> int shmget(key_t key, size_t size, int shmflg);</text:span></text:p>
        </text:list-item>
      </text:list>
      <text:p text:style-name="P185"><text:span text:style-name="Strong_20_Emphasis">Parámetros</text:span>:</text:p>
      <text:list text:style-name="L215">
        <text:list-item>
          <text:p text:style-name="P1026"><text:span text:style-name="Source_20_Text">key</text:span>: La clave para identificar el segmento de memoria.</text:p>
        </text:list-item>
        <text:list-item>
          <text:p text:style-name="P1026"><text:span text:style-name="Source_20_Text">size</text:span>: El tamaño de la memoria solicitada (usualmente se pone <text:span text:style-name="Source_20_Text">0</text:span> si solo se desea obtener el segmento existente).</text:p>
        </text:list-item>
        <text:list-item>
          <text:p text:style-name="P1025"><text:span text:style-name="Source_20_Text">shmflg</text:span>: Flags que determinan las opciones para la operación (como permisos).</text:p>
        </text:list-item>
      </text:list>
      <text:list text:style-name="L216">
        <text:list-item>
          <text:p text:style-name="P1027"><text:span text:style-name="Strong_20_Emphasis">Funcionamiento</text:span>:</text:p>
        </text:list-item>
      </text:list>
      <text:list text:style-name="L217">
        <text:list-item>
          <text:p text:style-name="P1029">Si el segmento de memoria no existe, crea uno nuevo.</text:p>
        </text:list-item>
        <text:list-item>
          <text:p text:style-name="P1029">Si ya existe, devuelve el identificador del segmento existente.</text:p>
        </text:list-item>
        <text:list-item>
          <text:p text:style-name="P1028">Retorna un identificador (<text:span text:style-name="Source_20_Text">shmid</text:span>) que se utiliza en otras llamadas como <text:span text:style-name="Source_20_Text">shmdt</text:span> o <text:span text:style-name="Source_20_Text">shmctl</text:span></text:p>
        </text:list-item>
      </text:list>
      <text:p text:style-name="P185"/>
      <text:p text:style-name="P185"/>
      <text:p text:style-name="P185"/>
      <text:p text:style-name="P185"/>
      <text:p text:style-name="P283"><text:soft-page-break/>-shmctl:</text:p>
      <text:p text:style-name="P185"><text:span text:style-name="Source_20_Text">shmctl</text:span> es una llamada al sistema usada para realizar operaciones sobre un segmento de memoria compartida, como eliminar el segmento o cambiar permisos.</text:p>
      <text:h text:style-name="Heading_20_4" text:outline-level="4">Desglose:</text:h>
      <text:list text:style-name="L218">
        <text:list-item>
          <text:p text:style-name="P1030"><text:span text:style-name="Strong_20_Emphasis">Sintaxis</text:span>:<text:span text:style-name="T380"> i</text:span>nt shmctl(int shmid, int cmd, struct shmid_ds *buf);</text:p>
        </text:list-item>
      </text:list>
      <text:p text:style-name="P185"><text:span text:style-name="Strong_20_Emphasis">Parámetros</text:span>:</text:p>
      <text:list text:style-name="L219">
        <text:list-item>
          <text:p text:style-name="P1032"><text:span text:style-name="Source_20_Text">shmid</text:span>: El identificador del segmento de memoria.</text:p>
        </text:list-item>
        <text:list-item>
          <text:p text:style-name="P1032"><text:span text:style-name="Source_20_Text">cmd</text:span>: El comando que se desea ejecutar (por ejemplo, <text:span text:style-name="Source_20_Text">IPC_RMID</text:span> para eliminar).</text:p>
        </text:list-item>
        <text:list-item>
          <text:p text:style-name="P1031"><text:span text:style-name="Source_20_Text">buf</text:span>: Un puntero a una estructura <text:span text:style-name="Source_20_Text">shmid_ds</text:span> que contiene información sobre el segmento de memoria (usado con ciertos comandos, pero no necesario para <text:span text:style-name="Source_20_Text">IPC_RMID</text:span>).</text:p>
        </text:list-item>
      </text:list>
      <text:list text:style-name="L220">
        <text:list-item>
          <text:p text:style-name="P1033"><text:span text:style-name="Strong_20_Emphasis">Funcionamiento</text:span>:</text:p>
        </text:list-item>
      </text:list>
      <text:list text:style-name="L221">
        <text:list-item>
          <text:p text:style-name="P1035">Permite realizar diversas acciones sobre la memoria compartida.</text:p>
        </text:list-item>
        <text:list-item>
          <text:p text:style-name="P1034">En el caso de <text:span text:style-name="Source_20_Text">IPC_RMID</text:span>, se usa para eliminar el segmento de memoria compartida del sistema.</text:p>
        </text:list-item>
      </text:list>
      <text:p text:style-name="P185"/>
      <text:p text:style-name="P185"/>
      <text:p text:style-name="P499"><text:span text:style-name="T81">- DeleteMmapMemorybyAddr:</text:span><text:span text:style-name="T137"><text:line-break/></text:span>Esta función elimina un bloque de memoria mapeada por su dirección de memoria, es decir, no se usa el nombre del archivo, sino que se elimina directamente según la dirección.</text:p>
      <text:h text:style-name="Heading_20_4" text:outline-level="4">Desglose:</text:h>
      <text:list text:style-name="L222">
        <text:list-item>
          <text:p text:style-name="P1037"><text:span text:style-name="Strong_20_Emphasis">Parámetros</text:span>:</text:p>
          <text:list>
            <text:list-item>
              <text:p text:style-name="P1037"><text:span text:style-name="Source_20_Text">MemoryManager *manager</text:span>: El gestor de memoria que contiene las listas de bloques de memoria.</text:p>
            </text:list-item>
            <text:list-item>
              <text:p text:style-name="P1037"><text:span text:style-name="Source_20_Text">addr</text:span>: La dirección de memoria del bloque de <text:span text:style-name="Source_20_Text">mmap</text:span> que se desea eliminar.</text:p>
            </text:list-item>
          </text:list>
        </text:list-item>
        <text:list-item>
          <text:p text:style-name="P1037"><text:span text:style-name="Strong_20_Emphasis">Funcionamiento</text:span>:</text:p>
          <text:list>
            <text:list-item>
              <text:p text:style-name="P1037">Recorre la lista de bloques de <text:span text:style-name="Source_20_Text">mmap</text:span> (<text:span text:style-name="Source_20_Text">mmapList</text:span>) y busca el bloque cuyo campo <text:span text:style-name="Source_20_Text">addr</text:span> coincida con la dirección proporcionada.</text:p>
            </text:list-item>
            <text:list-item>
              <text:p text:style-name="P1037">Si encuentra el bloque, lo elimina de la lista de <text:span text:style-name="Source_20_Text">mmapList</text:span> y lo elimina también de la lista general.</text:p>
            </text:list-item>
            <text:list-item>
              <text:p text:style-name="P1037">Llama a <text:span text:style-name="Source_20_Text">munmap()</text:span> para liberar la memoria mapeada.</text:p>
            </text:list-item>
            <text:list-item>
              <text:p text:style-name="P1036">Libera el nodo de la lista.</text:p>
            </text:list-item>
          </text:list>
        </text:list-item>
      </text:list>
      <text:p text:style-name="Text_20_body"><text:span text:style-name="Strong_20_Emphasis">Uso</text:span>: Se usa cuando quieres liberar un bloque de memoria mapeada (<text:span text:style-name="Source_20_Text">mmap</text:span>) identificándola por su dirección en lugar de su nombre de archivo.</text:p>
      <text:p text:style-name="P185"/>
      <text:p text:style-name="P499"><text:span text:style-name="T81">-DeleteMemSharedByAddr:</text:span><text:span text:style-name="T137"><text:line-break/></text:span>Esta función elimina un bloque de memoria compartida por su dirección de memoria, no por la clave.</text:p>
      <text:h text:style-name="Heading_20_4" text:outline-level="4"><text:soft-page-break/>Desglose:</text:h>
      <text:list text:style-name="L223">
        <text:list-item>
          <text:p text:style-name="P1039"><text:span text:style-name="Strong_20_Emphasis">Parámetros</text:span>:</text:p>
          <text:list>
            <text:list-item>
              <text:p text:style-name="P1039"><text:span text:style-name="Source_20_Text">MemoryManager *manager</text:span>: El gestor de memoria que contiene las listas de bloques de memoria.</text:p>
            </text:list-item>
            <text:list-item>
              <text:p text:style-name="P1039"><text:span text:style-name="Source_20_Text">addr</text:span>: La dirección de memoria del bloque compartido que se desea eliminar.</text:p>
            </text:list-item>
          </text:list>
        </text:list-item>
        <text:list-item>
          <text:p text:style-name="P1039"><text:span text:style-name="Strong_20_Emphasis">Funcionamiento</text:span>:</text:p>
          <text:list>
            <text:list-item>
              <text:p text:style-name="P1039">Recorre la lista de bloques de memoria compartida (<text:span text:style-name="Source_20_Text">sharedList</text:span>) y busca el bloque cuyo campo <text:span text:style-name="Source_20_Text">addr</text:span> coincida con la dirección proporcionada.</text:p>
            </text:list-item>
            <text:list-item>
              <text:p text:style-name="P1039">Si lo encuentra, lo elimina de la lista <text:span text:style-name="Source_20_Text">sharedList</text:span> y también de la lista general.</text:p>
            </text:list-item>
            <text:list-item>
              <text:p text:style-name="P1039">Desacopla la memoria compartida con <text:span text:style-name="Source_20_Text">shmdt()</text:span>.</text:p>
            </text:list-item>
            <text:list-item>
              <text:p text:style-name="P1038">Finalmente, libera el nodo de la lista.</text:p>
            </text:list-item>
          </text:list>
        </text:list-item>
      </text:list>
      <text:p text:style-name="Text_20_body"><text:span text:style-name="Strong_20_Emphasis">Uso</text:span>: Se usa cuando quieres liberar un bloque de memoria compartida identificándola por su dirección en lugar de su clave.</text:p>
      <text:p text:style-name="P185"/>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list text:style-name="L224">
        <text:list-item>
          <text:p text:style-name="P995"><text:soft-page-break/>Operaciones de memoria</text:p>
        </text:list-item>
      </text:list>
      <text:p text:style-name="P280">24-memfill<text:span text:style-name="T375">:</text:span><text:span text:style-name="T203"> memfill </text:span><text:span text:style-name="T206">dirección</text:span><text:span text:style-name="T203"> </text:span><text:span text:style-name="T206">bytes</text:span><text:span text:style-name="T203"> c</text:span><text:span text:style-name="T206">aracter</text:span></text:p>
      <text:p text:style-name="P187">Llena x bytes de memoria en una dirección con un caracter que debe ser un valor de ASCII en decimal.</text:p>
      <text:p text:style-name="P505"><text:span text:style-name="T142">Ejemplo de como funciona (en -mmap no se re</text:span><text:span text:style-name="T156">f</text:span><text:span text:style-name="T142">lejan los cambios en el archivo porque tiene permisos privados. L</text:span>os cambios <text:span text:style-name="Strong_20_Emphasis">no se verán reflejados directamente en el archivo</text:span> cuando se utiliza <text:span text:style-name="Source_20_Text">mmap</text:span> con el modo <text:span text:style-name="Source_20_Text">MAP_PRIVATE</text:span>.</text:p>
      <text:p text:style-name="P173">Los pasos que sigue son los siguientes:</text:p>
      <text:list text:style-name="L225">
        <text:list-item>
          <text:p text:style-name="P1040"><text:span text:style-name="Strong_20_Emphasis">Validación de Argumentos:</text:span> La función comienza asegurándose de que se han pasado suficientes argumentos. Si alguno de los argumentos requeridos (<text:span text:style-name="Source_20_Text">addr</text:span>, <text:span text:style-name="Source_20_Text">cont</text:span>, <text:span text:style-name="Source_20_Text">ch</text:span>) no está presente, muestra un mensaje de uso y termina la ejecución.</text:p>
        </text:list-item>
        <text:list-item>
          <text:p text:style-name="P1040"><text:span text:style-name="Strong_20_Emphasis">Conversión de la Dirección de Memoria:</text:span> El primer argumento (<text:span text:style-name="Source_20_Text">addr</text:span>) que es la dirección de memoria de inicio se convierte de una cadena hexadecimal a un puntero de tipo <text:span text:style-name="Source_20_Text">void*</text:span>. La función <text:span text:style-name="Source_20_Text">strtoull</text:span> se utiliza para convertir el valor hexadecimal de la cadena en una dirección de memoria.</text:p>
        </text:list-item>
        <text:list-item>
          <text:p text:style-name="P1040"><text:span text:style-name="Strong_20_Emphasis">Verificación de la Dirección de Memoria:</text:span> Una vez que se obtiene la dirección de memoria, la función verifica si esa dirección está dentro de un bloque de memoria gestionado por el programa. Esto se hace utilizando la función <text:span text:style-name="Source_20_Text">FindMemoryBlock</text:span>, que busca si la dirección proporcionada pertenece a un bloque válido. Si la dirección no es válida o no está gestionada, la función termina y muestra un mensaje de error.</text:p>
        </text:list-item>
        <text:list-item>
          <text:p text:style-name="P1040"><text:span text:style-name="Strong_20_Emphasis">Conversión del Tamaño (Cantidad de Bytes a Llenar):</text:span> El segundo argumento (<text:span text:style-name="Source_20_Text">cont</text:span>) es la cantidad de bytes que se deben llenar. Este valor se convierte de una cadena a un número entero (<text:span text:style-name="Source_20_Text">size_t</text:span>). Si la cantidad de bytes es cero, muestra un mensaje de error.</text:p>
        </text:list-item>
        <text:list-item>
          <text:p text:style-name="P1040"><text:span text:style-name="Strong_20_Emphasis">Verificación de los Límites del Bloque de Memoria:</text:span> La función verifica que la cantidad de bytes que se desea llenar no sobrepase los límites del bloque de memoria al que pertenece la dirección proporcionada. Si se intenta acceder fuera de los límites, la función termina y muestra un mensaje de error.</text:p>
        </text:list-item>
        <text:list-item>
          <text:p text:style-name="P1040"><text:span text:style-name="Strong_20_Emphasis">Conversión del Carácter:</text:span> El tercer argumento (<text:span text:style-name="Source_20_Text">ch</text:span>) es el carácter con el que se llenará la memoria. Este valor se pasa en formato decimal, y se convierte a un valor de tipo <text:span text:style-name="Source_20_Text">unsigned char</text:span> (un byte). Este valor será el que se usará para llenar la memoria.</text:p>
        </text:list-item>
        <text:list-item>
          <text:p text:style-name="P1040"><text:span text:style-name="Strong_20_Emphasis">Llenado de la Memoria:</text:span> Finalmente, se utiliza una función auxiliar llamada <text:span text:style-name="Source_20_Text">LlenarMemoria</text:span> para llenar la memoria con el valor especificado. Esta función toma como parámetros la dirección de inicio, la cantidad de bytes y el valor del carácter. Después de realizar la operación, se imprime un mensaje confirmando cuántos bytes fueron llenados, en qué dirección, y el valor en formato ASCII y hexadecimal del carácter utilizado.</text:p>
        </text:list-item>
      </text:list>
      <text:p text:style-name="P173">La línea <text:span text:style-name="Source_20_Text"><text:span text:style-name="T36">0x%02x</text:span></text:span> en el <text:span text:style-name="Source_20_Text">printf</text:span> es un formato para imprimir un valor en <text:span text:style-name="Strong_20_Emphasis">hexadecimal</text:span>.</text:p>
      <text:p text:style-name="P521"><text:span text:style-name="Source_20_Text"><text:span text:style-name="T147">%x</text:span></text:span><text:span text:style-name="T147"> imprime un número en formato hexadecimal</text:span><text:span text:style-name="T148"> y </text:span><text:span text:style-name="Source_20_Text">02</text:span> asegura que el número tenga al menos 2 dígitos, rellenando con ceros a la izquierda si es necesario.</text:p>
      <text:p text:style-name="P201"><text:soft-page-break/>AUXILIARES:</text:p>
      <text:p text:style-name="P284">-FindBlockMemory:</text:p>
      <text:p text:style-name="P284"><text:span text:style-name="T121">La función </text:span><text:span text:style-name="Source_20_Text"><text:span text:style-name="T121">FindMemoryBlock</text:span></text:span><text:span text:style-name="T121"> recorre la lista de bloques de memoria gestionados por el programa, y verifica si una dirección específica (</text:span><text:span text:style-name="Source_20_Text"><text:span text:style-name="T121">addr</text:span></text:span><text:span text:style-name="T121">) está contenida dentro de alguno de los bloques. Si la dirección se encuentra en un bloque, la función devuelve el nodo que representa ese bloque; de lo contrario, devuelve </text:span><text:span text:style-name="Source_20_Text"><text:span text:style-name="T121">NULL</text:span></text:span><text:span text:style-name="T121">.</text:span></text:p>
      <text:p text:style-name="Text_20_body">Este tipo de función es útil para gestionar y verificar las direcciones de memoria dentro de un sistema que maneja bloques de memoria dinámicos, como los que se asignan con <text:span text:style-name="Source_20_Text">malloc</text:span>, <text:span text:style-name="Source_20_Text">mmap</text:span>, etc.</text:p>
      <text:p text:style-name="P284"/>
      <text:p text:style-name="P284">-LlenarMemoria: </text:p>
      <text:p text:style-name="P188">La función auxiliar <text:span text:style-name="Source_20_Text">LlenarMemoria</text:span> es la encargada de realizar el llenado real de la memoria. Toma tres parámetros:</text:p>
      <text:list text:style-name="L226">
        <text:list-item>
          <text:p text:style-name="P1042"><text:span text:style-name="Strong_20_Emphasis"><text:span text:style-name="Source_20_Text">addr</text:span></text:span>: la dirección de memoria donde comenzar a llenar.</text:p>
        </text:list-item>
        <text:list-item>
          <text:p text:style-name="P1042"><text:span text:style-name="Strong_20_Emphasis"><text:span text:style-name="Source_20_Text">cont</text:span></text:span>: la cantidad de bytes que se deben llenar.</text:p>
        </text:list-item>
        <text:list-item>
          <text:p text:style-name="P1041"><text:span text:style-name="Strong_20_Emphasis"><text:span text:style-name="Source_20_Text">ch</text:span></text:span>: el valor con el que se deben llenar esos bytes.</text:p>
        </text:list-item>
      </text:list>
      <text:p text:style-name="Text_20_body">Dentro de esta función, simplemente se utiliza la función estándar <text:span text:style-name="Source_20_Text">memset</text:span> para llenar la memoria en la dirección <text:span text:style-name="Source_20_Text">addr</text:span> con el valor <text:span text:style-name="Source_20_Text">ch</text:span> durante <text:span text:style-name="Source_20_Text">cont</text:span> bytes. El uso de <text:span text:style-name="Source_20_Text">memset</text:span> es ideal para este tipo de operaciones, ya que optimiza el llenado de bloques de memoria de manera eficiente.</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text:soft-page-break/>25-memdup:<text:span text:style-name="T203"> <text:s/>memdump addr cont </text:span></text:p>
      <text:p text:style-name="P181">Vuelca el contenido de cont bytes de memoria en la dirección addr a la pantalla. Vuelca códigos hexadecimales, y para los caracteres imprimibles, el carácter asociado.</text:p>
      <text:p text:style-name="P173">La función `cmd_memdump` realiza las siguientes tareas:</text:p>
      <text:p text:style-name="P173"/>
      <text:p text:style-name="P173">1. Verifica que se hayan proporcionado los argumentos necesarios (dirección y cantidad de bytes).</text:p>
      <text:p text:style-name="P173">2. Convierte la dirección de memoria y la cantidad de bytes a los tipos de datos apropiados.</text:p>
      <text:p text:style-name="P173">3. Comprueba si la dirección está dentro de un bloque de memoria gestionado por el programa.</text:p>
      <text:p text:style-name="P173">4. Verifica que el rango de memoria solicitado no exceda el tamaño del bloque.</text:p>
      <text:p text:style-name="P173">5. Imprime el contenido de la memoria en formato hexadecimal y de caracteres:</text:p>
      <text:p text:style-name="P173"/>
      <text:p text:style-name="P173">1. Muestra la dirección al inicio de cada línea.</text:p>
      <text:p text:style-name="P173">2. Imprime los códigos hexadecimales de cada byte.</text:p>
      <text:p text:style-name="P173">3. Al final de cada línea (o al final del volcado), muestra los caracteres imprimibles correspondientes.</text:p>
      <text:p text:style-name="P173">4. Los caracteres no imprimibles se representan con un punto ('.').</text:p>
      <text:p text:style-name="P173"/>
      <text:p text:style-name="P173">Esta función permite al usuario examinar el contenido de la memoria en una dirección específica, mostrando tanto los valores hexadecimales como su representación en caracteres, lo que es útil para depuración y análisis de memoria.</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78"><text:soft-page-break/>26-memory<text:span text:style-name="T376">:</text:span></text:p>
      <text:h text:style-name="P279" text:outline-level="3"><text:span text:style-name="Strong_20_Emphasis">Organización de memoria con el segmento de texto</text:span></text:h>
      <text:p text:style-name="Text_20_body">En un programa típico en memoria, la organización puede verse así:</text:p>
      <table:table table:name="Tabla17" table:style-name="Tabla17">
        <table:table-column table:style-name="Tabla17.A"/>
        <table:table-column table:style-name="Tabla17.B"/>
        <table:table-header-rows>
          <table:table-row>
            <table:table-cell table:style-name="Tabla17.A1" office:value-type="string">
              <text:p text:style-name="Table_20_Heading"><text:span text:style-name="Strong_20_Emphasis">Segmento</text:span></text:p>
            </table:table-cell>
            <table:table-cell table:style-name="Tabla17.A1" office:value-type="string">
              <text:p text:style-name="Table_20_Heading"><text:span text:style-name="Strong_20_Emphasis">Propósito</text:span></text:p>
            </table:table-cell>
          </table:table-row>
        </table:table-header-rows>
        <table:table-row>
          <table:table-cell table:style-name="Tabla17.A1" office:value-type="string">
            <text:p text:style-name="Table_20_Contents"><text:span text:style-name="Strong_20_Emphasis">Text Segment</text:span></text:p>
          </table:table-cell>
          <table:table-cell table:style-name="Tabla17.A1" office:value-type="string">
            <text:p text:style-name="Table_20_Contents">Código ejecutable del programa (instrucciones máquina).</text:p>
          </table:table-cell>
        </table:table-row>
        <table:table-row>
          <table:table-cell table:style-name="Tabla17.A1" office:value-type="string">
            <text:p text:style-name="Table_20_Contents"><text:span text:style-name="Strong_20_Emphasis">Data Segment</text:span></text:p>
          </table:table-cell>
          <table:table-cell table:style-name="Tabla17.A1" office:value-type="string">
            <text:p text:style-name="Table_20_Contents">Variables globales y estáticas inicializadas.</text:p>
          </table:table-cell>
        </table:table-row>
        <table:table-row>
          <table:table-cell table:style-name="Tabla17.A1" office:value-type="string">
            <text:p text:style-name="Table_20_Contents"><text:span text:style-name="Strong_20_Emphasis">BSS Segment</text:span></text:p>
          </table:table-cell>
          <table:table-cell table:style-name="Tabla17.A1" office:value-type="string">
            <text:p text:style-name="Table_20_Contents">Variables globales y estáticas no inicializadas.</text:p>
          </table:table-cell>
        </table:table-row>
        <table:table-row>
          <table:table-cell table:style-name="Tabla17.A1" office:value-type="string">
            <text:p text:style-name="Table_20_Contents"><text:span text:style-name="Strong_20_Emphasis">Heap</text:span></text:p>
          </table:table-cell>
          <table:table-cell table:style-name="Tabla17.A1" office:value-type="string">
            <text:p text:style-name="Table_20_Contents">Memoria dinámica (reservada con <text:span text:style-name="Source_20_Text">malloc</text:span> o <text:span text:style-name="Source_20_Text">new</text:span>).</text:p>
          </table:table-cell>
        </table:table-row>
        <table:table-row>
          <table:table-cell table:style-name="Tabla17.A1" office:value-type="string">
            <text:p text:style-name="Table_20_Contents"><text:span text:style-name="Strong_20_Emphasis">Stack</text:span></text:p>
          </table:table-cell>
          <table:table-cell table:style-name="Tabla17.A1" office:value-type="string">
            <text:p text:style-name="Table_20_Contents">Variables locales y registros de función.</text:p>
          </table:table-cell>
        </table:table-row>
      </table:table>
      <text:p text:style-name="P278"/>
      <text:p text:style-name="P544">+---------------------+ <text:s/>&lt;-- Direcciones altas (ejemplo: 0x7FFFFFFF)</text:p>
      <text:p text:style-name="P544">| <text:s text:c="7"/>Stack <text:s text:c="7"/>| <text:s/>(crece hacia abajo)</text:p>
      <text:p text:style-name="P544">+---------------------+</text:p>
      <text:p text:style-name="P544">| <text:s text:c="20"/>|</text:p>
      <text:p text:style-name="P544">| <text:s text:c="8"/>Heap <text:s text:c="7"/>| <text:s/>(crece hacia arriba)</text:p>
      <text:p text:style-name="P544">| <text:s text:c="20"/>|</text:p>
      <text:p text:style-name="P544">+---------------------+</text:p>
      <text:p text:style-name="P544">| <text:s text:c="5"/>BSS Segment <text:s text:c="3"/>| <text:s/>(variables no inicializadas)<text:span text:style-name="T208"> <text:s text:c="4"/>.bss</text:span></text:p>
      <text:p text:style-name="P544">+---------------------+</text:p>
      <text:p text:style-name="P544">| <text:s text:c="4"/>Data Segment <text:s text:c="3"/>| <text:s/>(variables inicializadas)<text:span text:style-name="T208"> <text:s text:c="9"/>.data</text:span></text:p>
      <text:p text:style-name="P544">+---------------------+</text:p>
      <text:p text:style-name="P544">| <text:s text:c="4"/>Text Segment <text:s text:c="3"/>| <text:s/>(código ejecutable)<text:span text:style-name="T208"> <text:s text:c="17"/>.text</text:span></text:p>
      <text:p text:style-name="P544">+---------------------+ <text:s/>&lt;-- Direcciones bajas (ejemplo: 0x00400000)</text:p>
      <text:p text:style-name="P278"/>
      <text:p text:style-name="P539"><text:span text:style-name="T121"><text:tab/></text:span><text:span text:style-name="T174">-</text:span><text:span text:style-name="Source_20_Text"><text:span text:style-name="T164">memory -all</text:span></text:span><text:line-break/><text:span text:style-name="T121"><text:tab/>Imprime todo(</text:span><text:span text:style-name="Source_20_Text"><text:span text:style-name="T121">-funcs</text:span></text:span><text:span text:style-name="T121">, </text:span><text:span text:style-name="Source_20_Text"><text:span text:style-name="T121">-vars</text:span></text:span><text:span text:style-name="T121"> y </text:span><text:span text:style-name="Source_20_Text"><text:span text:style-name="T121">-blocks</text:span></text:span><text:span text:style-name="T121">).</text:span></text:p>
      <text:list text:continue-list="list707697186" text:style-name="L16">
        <text:list-header>
          <text:p text:style-name="P698"><text:span text:style-name="Source_20_Text"><text:span text:style-name="T55">-</text:span></text:span><text:span text:style-name="Source_20_Text"><text:span text:style-name="T36">memory -funcs</text:span></text:span><text:line-break/>Imprime las direcciones de 3 funciones del programa<text:span text:style-name="T404"> (</text:span><text:span text:style-name="T108">authors, pid, cwd</text:span><text:span text:style-name="T404">) </text:span>y 3 funciones de biblioteca<text:span text:style-name="T404"> (</text:span><text:span text:style-name="T108">printf, strcmp, malloc</text:span><text:span text:style-name="T404">).</text:span></text:p>
          <text:p text:style-name="P698"><text:span text:style-name="Source_20_Text"><text:span text:style-name="T55">-</text:span></text:span><text:span text:style-name="Source_20_Text"><text:span text:style-name="T36">memory -vars</text:span></text:span><text:line-break/>Imprime las direcciones de 3 variables externas<text:span text:style-name="T404"> (</text:span> 3 externas inicializadas, 3 estáticas, 3 estáticas inicializadas y 3 variables automáticas<text:span text:style-name="T412"> (locales)</text:span></text:p>
          <text:p text:style-name="P699"><text:span text:style-name="Source_20_Text"><text:span text:style-name="T55">-</text:span></text:span><text:span text:style-name="Source_20_Text"><text:span text:style-name="T36">memory -blocks</text:span></text:span><text:line-break/>Imprime la lista de bloques asignados<text:span text:style-name="T404"> (</text:span><text:span text:style-name="T108">ImprimirListaMemoria</text:span><text:span text:style-name="T404">)</text:span></text:p>
          <text:p text:style-name="P699"><text:span text:style-name="Source_20_Text"><text:span text:style-name="T55">-</text:span></text:span><text:span text:style-name="Source_20_Text"><text:span text:style-name="T36">memory -pmap</text:span></text:span><text:line-break/>Muestra la salida del comando <text:span text:style-name="Source_20_Text">pmap</text:span> para el proceso del shell (equivalente a <text:span text:style-name="Source_20_Text">vmmap</text:span> en macOS).<text:span text:style-name="T405"> <text:s/>-&gt;</text:span><text:span text:style-name="T109"> Do_pmap</text:span></text:p>
        </text:list-header>
      </text:list>
      <text:p text:style-name="P173"><text:soft-page-break/>Esta implementación hace lo siguiente:</text:p>
      <text:p text:style-name="P173"/>
      <text:p text:style-name="P173">1. Procesa los argumentos pasados a la función para determinar qué información mostrar.</text:p>
      <text:p text:style-name="P173">2. Si no se pasan argumentos, muestra toda la información (equivalente a `-all`).</text:p>
      <text:p text:style-name="P173">3. Muestra las direcciones de funciones del programa y de la biblioteca si se especifica `-funcs` o `-all`.</text:p>
      <text:p text:style-name="P173">4. Muestra las direcciones de varios tipos de variables si se especifica `-vars` o `-all`.</text:p>
      <text:p text:style-name="P173">5. Muestra la lista de bloques de memoria asignados si se especifica `-blocks` o `-all`.</text:p>
      <text:p text:style-name="P173">6. Llama a la función `Do_pmap()` si se especifica `-pmap`.</text:p>
      <text:p text:style-name="P173"/>
      <text:p text:style-name="P285">FUNCIÓN:</text:p>
      <text:list xml:id="list914510235" text:style-name="L227">
        <text:list-item>
          <text:p text:style-name="P1043"><text:span text:style-name="Strong_20_Emphasis"><text:span text:style-name="T121">Si no se pasan argumentos</text:span></text:span><text:span text:style-name="T121">, muestra todos los bloques de memoria.</text:span></text:p>
        </text:list-item>
        <text:list-item>
          <text:p text:style-name="P1043"><text:span text:style-name="Strong_20_Emphasis"><text:span text:style-name="T238">Si el argumento es </text:span></text:span><text:span text:style-name="Source_20_Text"><text:span text:style-name="T56">-funcs</text:span></text:span><text:span text:style-name="T405">:</text:span></text:p>
        </text:list-item>
      </text:list>
      <text:p text:style-name="P540">Imprimimos las direcciones de 3 funciones del programa: <text:span text:style-name="T73">cmd_authors, cmd_pid, cmd_cwd</text:span></text:p>
      <text:p text:style-name="P540">y 3 funciones de librería:<text:span text:style-name="T73"> printf, stcmp y malloc</text:span></text:p>
      <text:p text:style-name="P541"/>
      <text:p text:style-name="P541">-&gt; memory -funcs</text:p>
      <text:p text:style-name="P541">Funciones programa <text:s text:c="5"/>0x5fdec6aca978, <text:s text:c="3"/>0x5fdec6aca779, <text:s text:c="3"/>0x5fdec6aca881</text:p>
      <text:p text:style-name="P541">Funciones libreria <text:s text:c="5"/><text:span text:style-name="T406"><text:s text:c="4"/></text:span>0x77de3f4600f0, <text:s text:c="3"/>0x77de3f485b20, <text:s text:c="3"/>0x77de3f4ad640</text:p>
      <text:p text:style-name="P541"/>
      <text:p text:style-name="P524">-FUNCIONES PROGRAMA:</text:p>
      <text:p text:style-name="P523">En el ejemplo, sus direcciones son algo como <text:span text:style-name="Source_20_Text">0x5fdec6aca978</text:span>, <text:span text:style-name="Source_20_Text">0x5fdec6aca779</text:span>, <text:span text:style-name="Source_20_Text">0x5fdec6aca881</text:span>.</text:p>
      <text:list text:style-name="L228">
        <text:list-item>
          <text:p text:style-name="P1047">Estas direcciones se encuentran en el <text:span text:style-name="Strong_20_Emphasis">segmento de código o texto (</text:span><text:span text:style-name="Strong_20_Emphasis"><text:span text:style-name="Source_20_Text">.text</text:span></text:span><text:span text:style-name="Strong_20_Emphasis">)</text:span> de la memoria, donde se almacenan las instrucciones ejecutables del programa.</text:p>
        </text:list-item>
        <text:list-item>
          <text:p text:style-name="P1046">El <text:span text:style-name="Strong_20_Emphasis">segmento de código</text:span> es una región de memoria <text:span text:style-name="Strong_20_Emphasis">de solo lectura</text:span> que contiene el código binario de las funciones compiladas<text:span text:style-name="T406">. G</text:span>eneralmente se encuentra en una región de memoria específica asignada por el compilador y el sistema operativo.</text:p>
          <text:p text:style-name="P1046"/>
        </text:list-item>
      </text:list>
      <text:p text:style-name="P524">-FUNCIONES LIBRERÍA:</text:p>
      <text:p text:style-name="P524">Estas son funciones de bibliotecas estándar como <text:span text:style-name="Source_20_Text">printf</text:span>, <text:span text:style-name="Source_20_Text">strcmp</text:span>, y <text:span text:style-name="Source_20_Text">malloc</text:span>.</text:p>
      <text:list text:style-name="L229">
        <text:list-item>
          <text:p text:style-name="P1048">Estas funciones no están en el código del programa, sino que se encuentran en <text:span text:style-name="Strong_20_Emphasis">bibliotecas dinámicas</text:span> cargadas por el sistema operativo, como <text:span text:style-name="Source_20_Text"><text:span text:style-name="T36">libc.so</text:span></text:span> en sistemas Unix/Linux o <text:span text:style-name="Source_20_Text">msvcrt.dll</text:span> en Windows.</text:p>
        </text:list-item>
      </text:list>
      <text:list text:style-name="L230">
        <text:list-item>
          <text:p text:style-name="P1049"><text:span text:style-name="Strong_20_Emphasis">Direcciones:</text:span> En el ejemplo, las direcciones son algo como <text:span text:style-name="Source_20_Text">0x77de3f4600f0</text:span>, <text:span text:style-name="Source_20_Text">0x77de3f485b20</text:span>, <text:span text:style-name="Source_20_Text">0x77de3f4ad640</text:span>.</text:p>
        </text:list-item>
      </text:list>
      <text:list text:style-name="L231">
        <text:list-item>
          <text:p text:style-name="P1050">Estas direcciones corresponden a las ubicaciones donde las bibliotecas estándar están cargadas en memoria. Esto ocurre durante el proceso de <text:span text:style-name="Strong_20_Emphasis">carga dinámica</text:span> del programa.<text:span text:style-name="T409"> </text:span></text:p>
        </text:list-item>
      </text:list>
      <text:p text:style-name="P558">AMBAS ESTÁN EN EL<text:span text:style-name="T36"> SEGMENTO DE TEXTO</text:span></text:p>
      <text:list xml:id="list174316433186479" text:continue-list="list914510235" text:style-name="L227">
        <text:list-item>
          <text:p text:style-name="P1044"><text:soft-page-break/><text:span text:style-name="Strong_20_Emphasis"><text:span text:style-name="T238">Si el argumento es </text:span></text:span><text:span text:style-name="Source_20_Text"><text:span text:style-name="T56">-</text:span></text:span><text:span text:style-name="Source_20_Text"><text:span text:style-name="T57">vars</text:span></text:span><text:span text:style-name="T56">:</text:span></text:p>
        </text:list-item>
      </text:list>
      <text:p text:style-name="P542"><text:span text:style-name="T56"/></text:p>
      <text:p text:style-name="P88"><text:span text:style-name="T405">I</text:span>mprimimos las direcciones de:</text:p>
      <text:p text:style-name="P88">-Variables locales<text:span text:style-name="T412"> (automáticas)</text:span>: <text:span text:style-name="T73">auto_var1, auto_var2 y auto_var3</text:span><text:span text:style-name="T207">(NUEVAS). </text:span>Declaradas dentro de una función.</text:p>
      <text:p text:style-name="P88">-Variables globales inicializadas: <text:span text:style-name="T73">historico, ficheros y memoria</text:span><text:span text:style-name="T110">.</text:span><text:span text:style-name="T207"> Definidas fuera de cualquier función</text:span></text:p>
      <text:p text:style-name="P545"><text:span text:style-name="T149">- </text:span><text:span text:style-name="T150">Variables globales</text:span><text:span text:style-name="T149"> NO</text:span><text:span text:style-name="T150"> inicializadas</text:span><text:span text:style-name="T149">: </text:span><text:span text:style-name="T86">environ, errno, stdin. </text:span><text:span text:style-name="T73">V</text:span><text:span text:style-name="T121">ariables globales definidas fuera de funciones, pero </text:span><text:span text:style-name="Strong_20_Emphasis"><text:span text:style-name="T121">no inicializadas</text:span></text:span><text:span text:style-name="T121">.</text:span></text:p>
      <text:p text:style-name="P238"><text:span text:style-name="T228">-Variables estáticas:</text:span><text:span text:style-name="T74"> static_var1, static_var2, <text:s/>y static_var3</text:span><text:span text:style-name="T228"> (NUEVAS).</text:span></text:p>
      <text:p text:style-name="P238"><text:span text:style-name="T228">Variables declaradas como </text:span><text:span text:style-name="Source_20_Text"><text:span text:style-name="T228">static</text:span></text:span><text:span text:style-name="T228"> dentro de una función o un archivo y </text:span><text:span text:style-name="Strong_20_Emphasis">con valor inicializado</text:span><text:span text:style-name="T228">.</text:span></text:p>
      <text:p text:style-name="P238"><text:span text:style-name="T228">-Variables estáticas no inicializadas: </text:span><text:span text:style-name="T74"><text:s/>static_init_var1, static_init_var2 y static_init_var3</text:span><text:span text:style-name="T228"> (NUEVAS). Variables declaradas como </text:span><text:span text:style-name="Source_20_Text"><text:span text:style-name="T228">static</text:span></text:span><text:span text:style-name="T228"> dentro de una función o un archivo y </text:span><text:span text:style-name="Strong_20_Emphasis">con valor inicializado</text:span><text:span text:style-name="T228">.</text:span></text:p>
      <text:p text:style-name="P542"/>
      <text:p text:style-name="P91">Variables locales <text:s text:c="6"/>0x7fffe024881c, <text:s text:c="3"/>0x7fffe0248818, <text:s text:c="3"/>0x7fffe0248814</text:p>
      <text:p text:style-name="P91">Variables globales <text:s text:c="4"/>0x5fdec6ada2f8, <text:s text:c="3"/>0x5fdec6ada2f0, <text:s text:c="3"/>0x5fdec6ada2f4</text:p>
      <text:p text:style-name="P91">Var (N.I.)globales <text:s text:c="4"/>0x5fdec6aebe68, <text:s text:c="3"/>0x5fdec6aebe70, <text:s text:c="2"/>0x5fdec6aebe78</text:p>
      <text:p text:style-name="P91">Variables staticas <text:s text:c="5"/>0x5fdec6ada2fc, <text:s text:c="3"/>0x5fdec6ada300, <text:s text:c="3"/>0x5fdec6ada304</text:p>
      <text:p text:style-name="P91">Var (N.I.)staticas <text:s text:c="5"/>0x5fdec6aef760, <text:s text:c="3"/>0x5fdec6aef768, <text:s text:c="3"/>0x5fdec6aef770</text:p>
      <text:p text:style-name="P89"/>
      <table:table table:name="Tabla18" table:style-name="Tabla18">
        <table:table-column table:style-name="Tabla18.A"/>
        <table:table-column table:style-name="Tabla18.B"/>
        <table:table-column table:style-name="Tabla18.C"/>
        <table:table-column table:style-name="Tabla18.D"/>
        <table:table-column table:style-name="Tabla18.E"/>
        <table:table-header-rows>
          <table:table-row>
            <table:table-cell table:style-name="Tabla18.A1" office:value-type="string">
              <text:p text:style-name="Table_20_Heading">Tipo de Variable</text:p>
            </table:table-cell>
            <table:table-cell table:style-name="Tabla18.A1" office:value-type="string">
              <text:p text:style-name="Table_20_Heading">Inicialización</text:p>
            </table:table-cell>
            <table:table-cell table:style-name="Tabla18.A1" office:value-type="string">
              <text:p text:style-name="Table_20_Heading">Segmento en Memoria</text:p>
            </table:table-cell>
            <table:table-cell table:style-name="Tabla18.A1" office:value-type="string">
              <text:p text:style-name="Table_20_Heading">Tiempo de Vida</text:p>
            </table:table-cell>
            <table:table-cell table:style-name="Tabla18.A1" office:value-type="string">
              <text:p text:style-name="Table_20_Heading">Alcance</text:p>
            </table:table-cell>
          </table:table-row>
        </table:table-header-rows>
      </table:table>
      <table:table table:name="Tabla19" table:style-name="Tabla19">
        <table:table-column table:style-name="Tabla19.A"/>
        <table:table-column table:style-name="Tabla19.B"/>
        <table:table-column table:style-name="Tabla19.C"/>
        <table:table-column table:style-name="Tabla19.D"/>
        <table:table-column table:style-name="Tabla19.E"/>
        <table:table-row>
          <table:table-cell table:style-name="Tabla19.A1" office:value-type="string">
            <text:p text:style-name="Table_20_Contents"><text:span text:style-name="Strong_20_Emphasis">Locales</text:span></text:p>
          </table:table-cell>
          <table:table-cell table:style-name="Tabla19.A1" office:value-type="string">
            <text:p text:style-name="Table_20_Contents">Manual</text:p>
          </table:table-cell>
          <table:table-cell table:style-name="Tabla19.A1" office:value-type="string">
            <text:p text:style-name="Table_20_Contents"><text:span text:style-name="Strong_20_Emphasis">Stack</text:span></text:p>
          </table:table-cell>
          <table:table-cell table:style-name="Tabla19.A1" office:value-type="string">
            <text:p text:style-name="Table_20_Contents">Hasta salir del bloque</text:p>
          </table:table-cell>
          <table:table-cell table:style-name="Tabla19.A1" office:value-type="string">
            <text:p text:style-name="Table_20_Contents">Dentro de la función</text:p>
          </table:table-cell>
        </table:table-row>
      </table:table>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office:value-type="string">
            <text:p text:style-name="Table_20_Contents"><text:span text:style-name="Strong_20_Emphasis">Globales inicializadas</text:span></text:p>
          </table:table-cell>
          <table:table-cell table:style-name="Tabla20.A1" office:value-type="string">
            <text:p text:style-name="Table_20_Contents">Manual</text:p>
          </table:table-cell>
          <table:table-cell table:style-name="Tabla20.A1" office:value-type="string">
            <text:p text:style-name="Table_20_Contents"><text:span text:style-name="Strong_20_Emphasis">Data segment</text:span></text:p>
          </table:table-cell>
          <table:table-cell table:style-name="Tabla20.A1" office:value-type="string">
            <text:p text:style-name="Table_20_Contents">Todo el programa</text:p>
          </table:table-cell>
          <table:table-cell table:style-name="Tabla20.A1" office:value-type="string">
            <text:p text:style-name="Table_20_Contents">Todo el programa</text:p>
          </table:table-cell>
        </table:table-row>
      </table:table>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a21.1">
          <table:table-cell table:style-name="Tabla21.A1" office:value-type="string">
            <text:p text:style-name="Table_20_Contents"><text:span text:style-name="Strong_20_Emphasis">Globales no inicializadas</text:span></text:p>
          </table:table-cell>
          <table:table-cell table:style-name="Tabla21.A1" office:value-type="string">
            <text:p text:style-name="Table_20_Contents">Automática (0)</text:p>
          </table:table-cell>
          <table:table-cell table:style-name="Tabla21.A1" office:value-type="string">
            <text:p text:style-name="Table_20_Contents"><text:span text:style-name="Strong_20_Emphasis">BSS</text:span><text:span text:style-name="Strong_20_Emphasis"><text:span text:style-name="T408"> (</text:span></text:span><text:span text:style-name="Strong_20_Emphasis">Block Started by Symbol</text:span><text:span text:style-name="Strong_20_Emphasis"><text:span text:style-name="T408">)</text:span></text:span></text:p>
          </table:table-cell>
          <table:table-cell table:style-name="Tabla21.A1" office:value-type="string">
            <text:p text:style-name="Table_20_Contents">Todo el programa</text:p>
          </table:table-cell>
          <table:table-cell table:style-name="Tabla21.A1" office:value-type="string">
            <text:p text:style-name="Table_20_Contents">Todo el programa</text:p>
          </table:table-cell>
        </table:table-row>
      </table:table>
      <table:table table:name="Tabla22" table:style-name="Tabla22">
        <table:table-column table:style-name="Tabla22.A"/>
        <table:table-column table:style-name="Tabla22.B"/>
        <table:table-column table:style-name="Tabla22.C"/>
        <table:table-column table:style-name="Tabla22.D"/>
        <table:table-column table:style-name="Tabla22.E"/>
        <table:table-row>
          <table:table-cell table:style-name="Tabla22.A1" office:value-type="string">
            <text:p text:style-name="Table_20_Contents"><text:span text:style-name="Strong_20_Emphasis">Estáticas inicializadas</text:span></text:p>
          </table:table-cell>
          <table:table-cell table:style-name="Tabla22.A1" office:value-type="string">
            <text:p text:style-name="Table_20_Contents">Manual</text:p>
          </table:table-cell>
          <table:table-cell table:style-name="Tabla22.A1" office:value-type="string">
            <text:p text:style-name="Table_20_Contents"><text:span text:style-name="Strong_20_Emphasis">Data segment</text:span></text:p>
          </table:table-cell>
          <table:table-cell table:style-name="Tabla22.A1" office:value-type="string">
            <text:p text:style-name="Table_20_Contents">Todo el programa</text:p>
          </table:table-cell>
          <table:table-cell table:style-name="Tabla22.A1" office:value-type="string">
            <text:p text:style-name="Table_20_Contents">Limitado al bloque o archivo</text:p>
          </table:table-cell>
        </table:table-row>
      </table:table>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office:value-type="string">
            <text:p text:style-name="Table_20_Contents"><text:span text:style-name="Strong_20_Emphasis">Estáticas no inicializadas</text:span></text:p>
          </table:table-cell>
          <table:table-cell table:style-name="Tabla23.A1" office:value-type="string">
            <text:p text:style-name="Table_20_Contents">Automática (0)</text:p>
          </table:table-cell>
          <table:table-cell table:style-name="Tabla23.A1" office:value-type="string">
            <text:p text:style-name="Table_20_Contents"><text:span text:style-name="Strong_20_Emphasis">BSS</text:span></text:p>
          </table:table-cell>
          <table:table-cell table:style-name="Tabla23.A1" office:value-type="string">
            <text:p text:style-name="Table_20_Contents">Todo el programa</text:p>
          </table:table-cell>
          <table:table-cell table:style-name="Tabla23.A1" office:value-type="string">
            <text:p text:style-name="Table_20_Contents">Limitado al bloque o archivo</text:p>
          </table:table-cell>
        </table:table-row>
      </table:table>
      <text:p text:style-name="Text_20_body"/>
      <text:p text:style-name="Text_20_body"/>
      <text:p text:style-name="Text_20_body"><text:span text:style-name="T407">E</text:span>n el lenguaje C, las variables se almacenan en diferentes áreas de la memoria dependiendo de su tipo y ámbito. <text:span text:style-name="T407">Explicación de la memoria de </text:span>cada uno de los tipos de variables<text:span text:style-name="T407">:</text:span></text:p>
      <text:p text:style-name="Text_20_body"/>
      <text:list text:style-name="L232">
        <text:list-item>
          <text:p text:style-name="P1051"><text:span text:style-name="Strong_20_Emphasis">Variables locales (</text:span><text:span text:style-name="Strong_20_Emphasis"><text:span text:style-name="Source_20_Text">auto_var1</text:span></text:span><text:span text:style-name="Strong_20_Emphasis">, </text:span><text:span text:style-name="Strong_20_Emphasis"><text:span text:style-name="Source_20_Text">auto_var2</text:span></text:span><text:span text:style-name="Strong_20_Emphasis">, </text:span><text:span text:style-name="Strong_20_Emphasis"><text:span text:style-name="Source_20_Text">auto_var3</text:span></text:span><text:span text:style-name="Strong_20_Emphasis">)</text:span>:</text:p>
          <text:list>
            <text:list-item>
              <text:p text:style-name="P1052"><text:span text:style-name="Strong_20_Emphasis">Almacenamiento</text:span>: <text:span text:style-name="Strong_20_Emphasis">Pila (Stack)</text:span></text:p>
            </text:list-item>
            <text:list-item>
              <text:p text:style-name="P1052">Las variables locales son aquellas que se definen dentro de una función y su vida útil está limitada al tiempo de ejecución de la función. Por defecto, las variables locales en C son variables <text:span text:style-name="Strong_20_Emphasis">automáticas</text:span> (<text:span text:style-name="Source_20_Text">auto</text:span>), lo que significa que se almacenan en la pila.</text:p>
            </text:list-item>
            <text:list-item>
              <text:p text:style-name="P1052"><text:soft-page-break/>La pila es una región de la memoria que se utiliza para almacenar variables locales y gestionar las llamadas a funciones. Las variables en la pila se crean cuando la función se invoca y se destruyen cuando la función termina.</text:p>
            </text:list-item>
          </text:list>
        </text:list-item>
        <text:list-item>
          <text:p text:style-name="P1051"><text:span text:style-name="Strong_20_Emphasis">Variables globales inicializadas (</text:span><text:span text:style-name="Strong_20_Emphasis"><text:span text:style-name="Source_20_Text">historico</text:span></text:span><text:span text:style-name="Strong_20_Emphasis">, </text:span><text:span text:style-name="Strong_20_Emphasis"><text:span text:style-name="Source_20_Text">ficheros</text:span></text:span><text:span text:style-name="Strong_20_Emphasis">, </text:span><text:span text:style-name="Strong_20_Emphasis"><text:span text:style-name="Source_20_Text">memoria</text:span></text:span><text:span text:style-name="Strong_20_Emphasis">)</text:span>:</text:p>
          <text:list>
            <text:list-item>
              <text:p text:style-name="P1052"><text:span text:style-name="Strong_20_Emphasis">Almacenamiento</text:span>: <text:span text:style-name="Strong_20_Emphasis">Sección de datos (Data Segment)</text:span></text:p>
            </text:list-item>
            <text:list-item>
              <text:p text:style-name="P1052">Las variables globales son aquellas que se definen fuera de cualquier función y son accesibles desde cualquier parte del programa. Las variables globales inicializadas se almacenan en la sección de datos de la memoria, ya que tienen un valor definido en el momento de la compilación.</text:p>
            </text:list-item>
            <text:list-item>
              <text:p text:style-name="P1052">Esta sección se divide en dos partes: una para las variables inicializadas y otra para las no inicializadas (bss). Las variables inicializadas están en la parte de datos.</text:p>
            </text:list-item>
          </text:list>
        </text:list-item>
        <text:list-item>
          <text:p text:style-name="P1051"><text:span text:style-name="Strong_20_Emphasis">Variables globales NO inicializadas (</text:span><text:span text:style-name="Strong_20_Emphasis"><text:span text:style-name="Source_20_Text">environ</text:span></text:span><text:span text:style-name="Strong_20_Emphasis">, </text:span><text:span text:style-name="Strong_20_Emphasis"><text:span text:style-name="Source_20_Text">errno</text:span></text:span><text:span text:style-name="Strong_20_Emphasis">, </text:span><text:span text:style-name="Strong_20_Emphasis"><text:span text:style-name="Source_20_Text">stdin</text:span></text:span><text:span text:style-name="Strong_20_Emphasis">)</text:span>:</text:p>
          <text:list>
            <text:list-item>
              <text:p text:style-name="P1052"><text:span text:style-name="Strong_20_Emphasis">Almacenamiento</text:span>: <text:span text:style-name="Strong_20_Emphasis">Sección BSS (Block Started by Symbol)</text:span></text:p>
            </text:list-item>
            <text:list-item>
              <text:p text:style-name="P1052">Las variables globales no inicializadas, como <text:span text:style-name="Source_20_Text">environ</text:span>, <text:span text:style-name="Source_20_Text">errno</text:span> o <text:span text:style-name="Source_20_Text">stdin</text:span>, se almacenan en la sección BSS. Esta sección contiene variables globales que no tienen un valor asignado en el momento de la compilación, pero son inicializadas automáticamente a cero (en sistemas que lo soportan).</text:p>
            </text:list-item>
            <text:list-item>
              <text:p text:style-name="P1052">Estas variables tienen una dirección en memoria, pero su valor por defecto es cero hasta que se asignen explícitamente.</text:p>
            </text:list-item>
          </text:list>
        </text:list-item>
        <text:list-item>
          <text:p text:style-name="P1051"><text:span text:style-name="Strong_20_Emphasis">Variables estáticas (</text:span><text:span text:style-name="Strong_20_Emphasis"><text:span text:style-name="Source_20_Text">static_var1</text:span></text:span><text:span text:style-name="Strong_20_Emphasis">, </text:span><text:span text:style-name="Strong_20_Emphasis"><text:span text:style-name="Source_20_Text">static_var2</text:span></text:span><text:span text:style-name="Strong_20_Emphasis">, </text:span><text:span text:style-name="Strong_20_Emphasis"><text:span text:style-name="Source_20_Text">static_var3</text:span></text:span><text:span text:style-name="Strong_20_Emphasis">)</text:span>:</text:p>
          <text:list>
            <text:list-item>
              <text:p text:style-name="P1052"><text:span text:style-name="Strong_20_Emphasis">Almacenamiento</text:span>: <text:span text:style-name="Strong_20_Emphasis">Sección de datos (Data Segment)</text:span></text:p>
            </text:list-item>
            <text:list-item>
              <text:p text:style-name="P1052">Las variables estáticas son variables cuya vida útil dura toda la ejecución del programa, pero su ámbito está restringido a la función o archivo en el que se definen.</text:p>
            </text:list-item>
            <text:list-item>
              <text:p text:style-name="P1052">Si las variables estáticas son inicializadas (como <text:span text:style-name="Source_20_Text">static_var1</text:span>, <text:span text:style-name="Source_20_Text">static_var2</text:span>, <text:span text:style-name="Source_20_Text">static_var3</text:span>), se almacenan en la sección de datos (junto con las variables globales inicializadas). Si no son inicializadas, se almacenan en la sección BSS.</text:p>
            </text:list-item>
          </text:list>
        </text:list-item>
        <text:list-item>
          <text:p text:style-name="P1051"><text:span text:style-name="Strong_20_Emphasis">Variables estáticas no inicializadas (</text:span><text:span text:style-name="Strong_20_Emphasis"><text:span text:style-name="Source_20_Text">static_init_var1</text:span></text:span><text:span text:style-name="Strong_20_Emphasis">, </text:span><text:span text:style-name="Strong_20_Emphasis"><text:span text:style-name="Source_20_Text">static_init_var2</text:span></text:span><text:span text:style-name="Strong_20_Emphasis">, </text:span><text:span text:style-name="Strong_20_Emphasis"><text:span text:style-name="Source_20_Text">static_init_var3</text:span></text:span><text:span text:style-name="Strong_20_Emphasis">)</text:span>:</text:p>
          <text:list>
            <text:list-item>
              <text:p text:style-name="P1052"><text:span text:style-name="Strong_20_Emphasis">Almacenamiento</text:span>: <text:span text:style-name="Strong_20_Emphasis">Sección BSS</text:span></text:p>
            </text:list-item>
            <text:list-item>
              <text:p text:style-name="P1051">Las variables estáticas no inicializadas se almacenan en la sección BSS, al igual que las variables globales no inicializadas. Aunque son estáticas, su valor inicial es cero si no se les asigna un valor </text:p>
            </text:list-item>
          </text:list>
        </text:list-item>
      </text:list>
      <text:h text:style-name="P68" text:outline-level="3">Resumen de la memoria:</text:h>
      <text:list text:style-name="L233">
        <text:list-item>
          <text:p text:style-name="P1053"><text:span text:style-name="Strong_20_Emphasis">Sección BSS</text:span>: Para variables globales y estáticas <text:span text:style-name="T36">no inicializadas (o inicializadas a cero)</text:span>.</text:p>
        </text:list-item>
        <text:list-item>
          <text:p text:style-name="P1053"><text:span text:style-name="Strong_20_Emphasis">Data Segment</text:span>: Para variables globales y estáticas <text:span text:style-name="Strong_20_Emphasis">inicializadas</text:span> explícitamente en el código.</text:p>
        </text:list-item>
        <text:list-item>
          <text:p text:style-name="P1053"><text:span text:style-name="Strong_20_Emphasis">Stack (Pila)</text:span>: Para variables locales, tanto inicializadas como no inicializadas.</text:p>
        </text:list-item>
        <text:list-item>
          <text:p text:style-name="P1054"><text:span text:style-name="Strong_20_Emphasis">Heap</text:span>: Para la memoria dinámica (cuando <text:span text:style-name="T411">se asigna memoria con</text:span> <text:span text:style-name="Source_20_Text">malloc()</text:span>, <text:span text:style-name="Source_20_Text">calloc()</text:span>, <text:span text:style-name="Source_20_Text">free(</text:span><text:span text:style-name="Source_20_Text"><text:span text:style-name="T408">)</text:span></text:span></text:p>
        </text:list-item>
        <text:list-item>
          <text:p text:style-name="P1055"><text:span text:style-name="Strong_20_Emphasis"><text:span text:style-name="T423">Text </text:span></text:span><text:span text:style-name="Strong_20_Emphasis">Segment</text:span><text:span text:style-name="Source_20_Text">: </text:span><text:span text:style-name="Source_20_Text"><text:span text:style-name="T422">Para las funciones tanto de librería como del programa.</text:span></text:span></text:p>
        </text:list-item>
      </text:list>
      <text:p text:style-name="P542"><text:span text:style-name="T56"/></text:p>
      <text:p text:style-name="P542"><text:span text:style-name="T56"/></text:p>
      <text:list text:continue-list="list174316433186479" text:style-name="L227">
        <text:list-item>
          <text:p text:style-name="P1045"><text:soft-page-break/><text:span text:style-name="Strong_20_Emphasis"><text:span text:style-name="T238">Si el argumento es </text:span></text:span><text:span text:style-name="Source_20_Text"><text:span text:style-name="T56">-</text:span></text:span><text:span text:style-name="Source_20_Text"><text:span text:style-name="T58">pmap</text:span></text:span><text:span text:style-name="T56">:</text:span></text:p>
        </text:list-item>
      </text:list>
      <text:p text:style-name="P190">Llama a la función Do_pmap que hace lo siguiente:</text:p>
      <text:p text:style-name="P543"><text:span text:style-name="T151">La función </text:span><text:span text:style-name="Source_20_Text"><text:span text:style-name="T151">Do_pmap</text:span></text:span><text:span text:style-name="T151"> es una utilidad que muestra el </text:span><text:span text:style-name="Strong_20_Emphasis"><text:span text:style-name="T209">mapa de memoria del proceso actual</text:span></text:span><text:span text:style-name="T151"> usando comandos específicos del sistema operativo.<text:line-break/></text:span><text:span text:style-name="Strong_20_Emphasis"><text:span text:style-name="T209">1-</text:span></text:span><text:span text:style-name="Strong_20_Emphasis"><text:span text:style-name="T210">Obtiene el PID del proceso actual</text:span></text:span><text:span text:style-name="T147">: La función usa </text:span><text:span text:style-name="Source_20_Text"><text:span text:style-name="T147">getpid()</text:span></text:span><text:span text:style-name="T147"> para obtener el identificador de proceso (PID) del programa que se está ejecutando. Este PID se almacena en la variable </text:span><text:span text:style-name="Source_20_Text"><text:span text:style-name="T147">elpid</text:span></text:span><text:span text:style-name="T147"> en forma de cadena para pasarlo como argumento a los comandos del sistema.</text:span><text:span text:style-name="T151">2</text:span></text:p>
      <text:p text:style-name="P543"><text:span text:style-name="Strong_20_Emphasis"><text:span text:style-name="Strong_20_Emphasis"><text:span text:style-name="T151">2-</text:span></text:span></text:span><text:span text:style-name="Strong_20_Emphasis">Crea un proceso hijo con </text:span><text:span text:style-name="Strong_20_Emphasis"><text:span text:style-name="Source_20_Text">fork()</text:span></text:span>:</text:p>
      <text:list text:style-name="L234">
        <text:list-item>
          <text:p text:style-name="P1056">La función utiliza <text:span text:style-name="Source_20_Text">fork()</text:span> para crear un proceso hijo. Esto es necesario porque los comandos del sistema que se ejecutan más adelante reemplazarán completamente el contexto del proceso hijo usando <text:span text:style-name="Source_20_Text">execvp()</text:span><text:span text:style-name="Source_20_Text"><text:span text:style-name="T409">.</text:span></text:span></text:p>
        </text:list-item>
      </text:list>
      <text:p text:style-name="P543"><text:span text:style-name="Strong_20_Emphasis"><text:span text:style-name="T409">3- </text:span></text:span><text:span text:style-name="Strong_20_Emphasis">Ejecución de comandos específicos del sistema</text:span>:</text:p>
      <text:list text:style-name="L235">
        <text:list-item>
          <text:p text:style-name="P1058">En el proceso hijo (cuando <text:span text:style-name="Source_20_Text">pid == 0</text:span>), intenta ejecutar varios comandos conocidos para mostrar el mapa de memoria del proceso:</text:p>
          <text:list>
            <text:list-item>
              <text:p text:style-name="P1058"><text:span text:style-name="Strong_20_Emphasis"><text:span text:style-name="Source_20_Text">pmap</text:span></text:span>: Comando disponible en sistemas Linux y Solaris.</text:p>
            </text:list-item>
            <text:list-item>
              <text:p text:style-name="P1058"><text:span text:style-name="Strong_20_Emphasis"><text:span text:style-name="Source_20_Text">procstat vm</text:span></text:span>: Alternativa para sistemas FreeBSD.</text:p>
            </text:list-item>
            <text:list-item>
              <text:p text:style-name="P1058"><text:span text:style-name="Strong_20_Emphasis"><text:span text:style-name="Source_20_Text">procmap</text:span></text:span>: Usado en sistemas OpenBSD.</text:p>
            </text:list-item>
            <text:list-item>
              <text:p text:style-name="P1058"><text:span text:style-name="Strong_20_Emphasis"><text:span text:style-name="Source_20_Text">vmmap</text:span></text:span>: Herramienta específica de macOS.</text:p>
            </text:list-item>
          </text:list>
        </text:list-item>
        <text:list-item>
          <text:p text:style-name="P1057">Si un comando falla, se prueba el siguiente. Si todos los comandos fallan, se imprime un mensaje de error con <text:span text:style-name="Source_20_Text">perror()</text:span> indicando que no se pudo ejecutar el comando.</text:p>
        </text:list-item>
      </text:list>
      <text:p text:style-name="Text_20_body"><text:span text:style-name="Strong_20_Emphasis"><text:span text:style-name="T410">4-</text:span></text:span><text:span text:style-name="Strong_20_Emphasis">Espera a que el proceso hijo termine</text:span>:</text:p>
      <text:list text:style-name="L236">
        <text:list-item>
          <text:p text:style-name="P1059">El proceso padre, que no ha sido reemplazado por <text:span text:style-name="Source_20_Text">execvp()</text:span>, espera con <text:span text:style-name="Source_20_Text">waitpid()</text:span> a que el proceso hijo termine su ejecución antes de continuar.</text:p>
        </text:list-item>
      </text:list>
      <text:p text:style-name="Text_20_body"/>
      <text:p text:style-name="P189">Esta compilado de manera dinámica<text:span text:style-name="T410"> (predeterminado de gcc):</text:span></text:p>
      <text:p text:style-name="P189">-&gt; file shell.out</text:p>
      <text:p text:style-name="P387">shell.out: ELF 64-bit LSB pie executable, x86-64, version 1 (SYSV), <text:span text:style-name="T36">dynamically linked,</text:span> interpreter /lib64/ld-linux-x86-64.so.2, BuildID[sha1]=f373f13b42357bafe46bb4ba97c67cae2dc58a46, for GNU/Linux 3.2.0, stripped</text:p>
      <text:p text:style-name="P189">El archivo <text:span text:style-name="Source_20_Text">shell.out</text:span> está <text:span text:style-name="Strong_20_Emphasis">vinculado dinámicamente</text:span> con bibliotecas compartidas (como <text:span text:style-name="Source_20_Text">libc.so.6</text:span>), y no incluye todas las bibliotecas dentro del propio ejecutable. Por lo tanto, este archivo <text:span text:style-name="Strong_20_Emphasis">no es estático</text:span> sino <text:span text:style-name="Strong_20_Emphasis">dinámico</text:span>.</text:p>
      <text:list text:style-name="L237">
        <text:list-item>
          <text:p text:style-name="P1060"><text:span text:style-name="Strong_20_Emphasis"><text:span text:style-name="Source_20_Text">shell.out</text:span></text:span>: El programa ejecutable.</text:p>
        </text:list-item>
      </text:list>
      <text:list text:style-name="L238">
        <text:list-item>
          <text:p text:style-name="P1061"><text:span text:style-name="Strong_20_Emphasis"><text:span text:style-name="Source_20_Text">libc.so.6</text:span></text:span>: La biblioteca estándar de C. ld-linux-x86-64.so.2 (cargador dinámico)</text:p>
        </text:list-item>
      </text:list>
      <text:list text:style-name="L239">
        <text:list-item>
          <text:p text:style-name="P1062"><text:span text:style-name="Strong_20_Emphasis"><text:span text:style-name="Source_20_Text">[anon]</text:span></text:span>: Memoria anónima, que no está asociada a ningún archivo.</text:p>
        </text:list-item>
      </text:list>
      <text:list text:style-name="L240">
        <text:list-item>
          <text:p text:style-name="P1063"><text:span text:style-name="Strong_20_Emphasis"><text:span text:style-name="Source_20_Text">[pila]</text:span></text:span>: El stack (pila) donde se guardan variables locales y datos de la función.</text:p>
        </text:list-item>
      </text:list>
      <text:p text:style-name="P173"/>
      <text:p text:style-name="P546"><text:span text:style-name="T16">Si el programa se compilase de manera estática </text:span><text:span text:style-name="T12">No aparecerían regiones como </text:span><text:span text:style-name="Source_20_Text"><text:span text:style-name="T12">libc.so.6</text:span></text:span><text:span text:style-name="T12"> o </text:span><text:span text:style-name="Source_20_Text"><text:span text:style-name="T12">ld-linux-x86-64.so.2</text:span></text:span><text:span text:style-name="T12">, ya que todo el código estaría dentro de la región del ejecutable (</text:span><text:span text:style-name="Source_20_Text"><text:span text:style-name="T12">p2</text:span></text:span><text:span text:style-name="T12">).</text:span></text:p>
      <text:list text:style-name="L241">
        <text:list-header>
          <text:p text:style-name="P1064"><text:soft-page-break/>La función `pmap` (o el comando equivalente en tu sistema) muestra el mapa de memoria del proceso, y las direcciones de memoria se organizan de menor a mayor. La organización típica de la memoria en un proceso es la siguiente, de direcciones bajas a altas:</text:p>
        </text:list-header>
      </text:list>
      <text:p text:style-name="P122"><text:span text:style-name="T36">ESPACIO VIRTUAL DE MEMORIA DEL PROGRAMA</text:span>:</text:p>
      <text:list text:continue-numbering="true" text:style-name="L241">
        <text:list-item>
          <text:p text:style-name="P1064">1. Texto (código del programa)</text:p>
        </text:list-item>
        <text:list-item>
          <text:p text:style-name="P1064">2. Datos (variables globales y estáticas inicializadas)</text:p>
        </text:list-item>
        <text:list-item>
          <text:p text:style-name="P1064">3. BSS (variables globales y estáticas no inicializadas)</text:p>
        </text:list-item>
        <text:list-item>
          <text:p text:style-name="P1064">4. Heap (memoria dinámica)</text:p>
        </text:list-item>
        <text:list-item>
          <text:p text:style-name="P1064">5. Bibliotecas compartidas y mapeos de memoria</text:p>
        </text:list-item>
        <text:list-item>
          <text:p text:style-name="P1064">6. Stack (pila)</text:p>
          <text:p text:style-name="P1064"/>
        </text:list-item>
      </text:list>
      <text:p text:style-name="P121"/>
      <text:list text:continue-numbering="true" text:style-name="L241">
        <text:list-header>
          <text:p text:style-name="P1065"/>
          <text:p text:style-name="P1065"/>
          <text:p text:style-name="P1065"/>
          <text:p text:style-name="P1065"/>
          <text:p text:style-name="P1065"/>
          <text:p text:style-name="P1065"/>
          <text:p text:style-name="P1065"/>
          <text:p text:style-name="P1065"/>
          <text:p text:style-name="P1065"/>
          <text:p text:style-name="P1065"/>
        </text:list-header>
      </text:list>
      <text:p text:style-name="P115"/>
      <text:list xml:id="list174315582507484" text:continue-numbering="true" text:style-name="L241">
        <text:list-header>
          <text:p text:style-name="P1065"/>
          <text:p text:style-name="P1065"/>
          <text:p text:style-name="P1065"/>
          <text:p text:style-name="P1065"/>
          <text:p text:style-name="P1065"/>
        </text:list-header>
        <text:list-item>
          <text:p text:style-name="P1065"><text:soft-page-break/>Operaciones de archivos</text:p>
        </text:list-item>
      </text:list>
      <text:p text:style-name="P547"><text:span text:style-name="T348">readfile- </text:span><text:span text:style-name="Strong_20_Emphasis"><text:span text:style-name="Source_20_Text">fiche addr cont</text:span></text:span><text:span text:style-name="Strong_20_Emphasis"><text:span text:style-name="Source_20_Text"><text:span text:style-name="T418">: </text:span></text:span></text:span><text:span text:style-name="Strong_20_Emphasis"><text:span text:style-name="Source_20_Text"><text:span text:style-name="T239">l</text:span></text:span></text:span><text:span text:style-name="Source_20_Text">ee cont bytes del archivo fiche y los copia a la dirección de memoria addr.</text:span></text:p>
      <text:p text:style-name="P547"><draw:custom-shape text:anchor-type="paragraph" draw:z-index="0" draw:name="Forma 1" draw:style-name="gr1" draw:text-style-name="P1200" svg:width="2.222cm" svg:height="0.803cm" svg:x="4.016cm" svg:y="-0.12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48">writefile- fiche <text:s/>&lt;- <text:s text:c="2"/>addr cont <text:s text:c="4"/>: <text:s text:c="7"/></text:span>Escribe los <text:span text:style-name="Source_20_Text">cont</text:span> bytes desde la dirección de memoria <text:span text:style-name="Source_20_Text">addr</text:span> en el archivo <text:span text:style-name="Source_20_Text">fiche</text:span>.</text:p>
      <text:p text:style-name="P116">read-<text:span text:style-name="T424"> df</text:span><text:span text:style-name="Source_20_Text"><text:span text:style-name="T424"> addr cont</text:span></text:span></text:p>
      <text:p text:style-name="P116">write-<text:span text:style-name="T424"> df</text:span><text:span text:style-name="Source_20_Text"><text:span text:style-name="T424"> addr cont</text:span></text:span></text:p>
      <text:p text:style-name="P115"/>
      <text:p text:style-name="P175"><text:span text:style-name="T73">27-readfile:</text:span><text:span text:style-name="T96"> </text:span><text:span text:style-name="T416"><text:s/>readfile fich cont addr <text:s/>-&gt; </text:span><text:span text:style-name="T365">Lee </text:span><text:span text:style-name="Source_20_Text"><text:span text:style-name="T365">cont</text:span></text:span><text:span text:style-name="T365"> bytes de un archivo en la dirección de memoria </text:span><text:span text:style-name="Source_20_Text"><text:span text:style-name="T365">addr</text:span></text:span><text:span text:style-name="T365">.</text:span></text:p>
      <text:p text:style-name="P521">La finalidad de esta función <text:span text:style-name="Strong_20_Emphasis"><text:span text:style-name="Source_20_Text">cmd_readfile</text:span></text:span> es leer una cantidad específica de bytes desde un archivo en el disco y copiar esos datos a una dirección de memoria proporcionada por el usuario. Es una herramienta de bajo nivel que interactúa directamente con la memoria y el sistema de archivos, probablemente usada en contextos de depuración o experimentación.</text:p>
      <text:h text:style-name="Heading_20_3" text:outline-level="3">Explicación breve de su funcionamiento:</text:h>
      <text:list text:style-name="L242">
        <text:list-item>
          <text:p text:style-name="P1069"><text:span text:style-name="Strong_20_Emphasis">Parámetros esperados:</text:span></text:p>
          <text:list>
            <text:list-item>
              <text:p text:style-name="P1070"><text:span text:style-name="Source_20_Text">tr[1]</text:span>: Nombre del archivo que se quiere leer.</text:p>
            </text:list-item>
            <text:list-item>
              <text:p text:style-name="P1070"><text:span text:style-name="Source_20_Text">tr[2]</text:span>: Dirección de memoria donde se copiarán los datos leídos.</text:p>
            </text:list-item>
            <text:list-item>
              <text:p text:style-name="P1070"><text:span text:style-name="Source_20_Text">tr[3]</text:span>: (Opcional) Cantidad de bytes a leer del archivo.<text:span text:style-name="T417"> Si no se pasan cont bytes, se lee todo el archivo.</text:span></text:p>
            </text:list-item>
          </text:list>
        </text:list-item>
        <text:list-item>
          <text:p text:style-name="P1069"><text:span text:style-name="Strong_20_Emphasis">Validación inicial:</text:span></text:p>
          <text:list>
            <text:list-item>
              <text:p text:style-name="P1070">Verifica que los argumentos necesarios estén presentes.</text:p>
            </text:list-item>
            <text:list-item>
              <text:p text:style-name="P1070">Comprueba si el archivo es accesible para lectura mediante <text:span text:style-name="Strong_20_Emphasis"><text:span text:style-name="Source_20_Text">access</text:span></text:span>.</text:p>
            </text:list-item>
            <text:list-item>
              <text:p text:style-name="P1070">Convierte la dirección de memoria en formato de texto (<text:span text:style-name="Source_20_Text">tr[2]</text:span>) a un puntero válido mediante la función <text:span text:style-name="Source_20_Text">cadtop</text:span>.</text:p>
            </text:list-item>
            <text:list-item>
              <text:p text:style-name="P1070">Si se proporciona <text:span text:style-name="Source_20_Text">tr[3]</text:span>, determina la cantidad de bytes a leer y valida que sea un valor positivo.</text:p>
            </text:list-item>
          </text:list>
        </text:list-item>
        <text:list-item>
          <text:p text:style-name="P1069"><text:span text:style-name="Strong_20_Emphasis">Lectura de datos:</text:span></text:p>
          <text:list>
            <text:list-item>
              <text:p text:style-name="P1070">Llama a la función <text:span text:style-name="Source_20_Text">LeerFichero</text:span>, que realiza la lectura del archivo y escribe los datos en la dirección de memoria especificada.</text:p>
            </text:list-item>
            <text:list-item>
              <text:p text:style-name="P1070">Si la lectura falla, muestra un error usando <text:span text:style-name="Strong_20_Emphasis"><text:span text:style-name="Source_20_Text">perror</text:span></text:span>.</text:p>
            </text:list-item>
            <text:list-item>
              <text:p text:style-name="P1069">Si tiene éxito, informa cuántos bytes se leyeron, el nombre del archivo, y la dirección de memoria donde se copiaron los datos.</text:p>
            </text:list-item>
          </text:list>
        </text:list-item>
      </text:list>
      <text:h text:style-name="Heading_20_3" text:outline-level="3">Finalidad:</text:h>
      <text:list text:style-name="L243">
        <text:list-item>
          <text:p text:style-name="P1072">Permite cargar datos desde un archivo a una dirección específica de memoria, lo cual puede ser útil para:</text:p>
          <text:list>
            <text:list-item>
              <text:p text:style-name="P1072">Depuración, pruebas o análisis de memoria.</text:p>
            </text:list-item>
            <text:list-item>
              <text:p text:style-name="P1072"><text:soft-page-break/>Simular cargas de datos en estructuras específicas o buffers.</text:p>
            </text:list-item>
            <text:list-item>
              <text:p text:style-name="P1071">Manipulación directa de memoria en aplicaciones de bajo nivel.</text:p>
            </text:list-item>
          </text:list>
        </text:list-item>
      </text:list>
      <text:h text:style-name="Heading_20_3" text:outline-level="3">Notas importantes:</text:h>
      <text:list text:style-name="L244">
        <text:list-item>
          <text:p text:style-name="P1074"><text:span text:style-name="Strong_20_Emphasis">Riesgo potencial</text:span>: Esta función es peligrosa si se usa incorrectamente, ya que permite escribir datos en cualquier dirección de memoria especificada por el usuario. Esto podría corromper la memoria del programa o causar fallos graves si no se controla adecuadamente.</text:p>
        </text:list-item>
        <text:list-item>
          <text:p text:style-name="P1073"><text:span text:style-name="Strong_20_Emphasis">Contexto de uso</text:span>: Normalmente, funciones de este tipo se utilizan en entornos de bajo nivel, como sistemas operativos o herramientas de depuración, y no deberían ser expuestas en aplicaciones de alto nivel sin medidas de seguridad estrictas.</text:p>
        </text:list-item>
      </text:list>
      <text:h text:style-name="P92" text:outline-level="3">AUXILIARES:</text:h>
      <text:list text:style-name="L245">
        <text:list-item>
          <text:p text:style-name="P1075"><text:span text:style-name="Strong_20_Emphasis"><text:span text:style-name="Source_20_Text">cadtop</text:span></text:span>:</text:p>
          <text:list>
            <text:list-item>
              <text:p text:style-name="P1076"><text:span text:style-name="Strong_20_Emphasis">Propósito</text:span>: Convierte una cadena de texto que representa una dirección de memoria (en formato hexadecimal) a un puntero.</text:p>
            </text:list-item>
            <text:list-item>
              <text:p text:style-name="P1076"><text:span text:style-name="Strong_20_Emphasis">Funcionamiento</text:span>: Usa la función estándar <text:span text:style-name="Source_20_Text">strtoul</text:span> para convertir la cadena a un valor numérico en base 16 (hexadecimal). Luego, convierte ese valor numérico a un puntero de tipo <text:span text:style-name="Source_20_Text">void *</text:span> para que pueda ser utilizado como una dirección de memoria.</text:p>
            </text:list-item>
            <text:list-item>
              <text:p text:style-name="P1075"><text:span text:style-name="Strong_20_Emphasis">Ejemplo</text:span>: Si el argumento es <text:span text:style-name="Source_20_Text">"0x485a000"</text:span>, la función convierte esta cadena a un puntero que apunta a la dirección de memoria <text:span text:style-name="Source_20_Text">0x485a000</text:span>.</text:p>
            </text:list-item>
          </text:list>
        </text:list-item>
      </text:list>
      <text:p text:style-name="P173"/>
      <text:p text:style-name="P200"><text:tab/>2. LeerFichero:</text:p>
      <text:p text:style-name="P173"><text:span text:style-name="Strong_20_Emphasis">Declaración de variables</text:span>:</text:p>
      <text:list text:style-name="L246">
        <text:list-item>
          <text:p text:style-name="P1078"><text:span text:style-name="Strong_20_Emphasis"><text:span text:style-name="Source_20_Text">struct stat s</text:span></text:span>: Esta estructura se utiliza para obtener información sobre el archivo, como su tamaño, permisos, etc. Se usa la función <text:span text:style-name="Source_20_Text">stat</text:span> para obtener esta información.</text:p>
        </text:list-item>
        <text:list-item>
          <text:p text:style-name="P1078"><text:span text:style-name="Strong_20_Emphasis"><text:span text:style-name="Source_20_Text">ssize_t n</text:span></text:span>: Almacena el número de bytes leídos desde el archivo.</text:p>
        </text:list-item>
        <text:list-item>
          <text:p text:style-name="P1078"><text:span text:style-name="Strong_20_Emphasis"><text:span text:style-name="Source_20_Text">int df</text:span></text:span>: El descriptor de archivo que se obtiene cuando se abre el archivo con la función <text:span text:style-name="Source_20_Text">open</text:span>.</text:p>
        </text:list-item>
        <text:list-item>
          <text:p text:style-name="P1077"><text:span text:style-name="Strong_20_Emphasis"><text:span text:style-name="Source_20_Text">int aux</text:span></text:span>: Se usa para almacenar temporalmente el valor de <text:span text:style-name="Source_20_Text">errno</text:span> en caso de error, para preservarlo y no perder la información del error original.</text:p>
        </text:list-item>
      </text:list>
      <text:list text:style-name="L247">
        <text:list-item>
          <text:p text:style-name="P1079"><text:span text:style-name="Strong_20_Emphasis">Obtener información del archivo y abrirlo</text:span>:</text:p>
        </text:list-item>
      </text:list>
      <text:list text:style-name="L248">
        <text:list-item>
          <text:p text:style-name="P1081"><text:span text:style-name="Strong_20_Emphasis"><text:span text:style-name="Source_20_Text">stat(f, &amp;s)</text:span></text:span>: Se llama a la función <text:span text:style-name="Source_20_Text">stat</text:span> para obtener la información del archivo especificado en <text:span text:style-name="Source_20_Text">f</text:span> (nombre del archivo). Si no puede obtener esta información (por ejemplo, si el archivo no existe), la función devuelve <text:span text:style-name="Source_20_Text">-1</text:span> y termina la ejecución.</text:p>
        </text:list-item>
        <text:list-item>
          <text:p text:style-name="P1080"><text:span text:style-name="Strong_20_Emphasis"><text:span text:style-name="Source_20_Text">open(f, O_RDONLY)</text:span></text:span>: Se abre el archivo en modo solo lectura (<text:span text:style-name="Source_20_Text">O_RDONLY</text:span>). Si no puede abrir el archivo, la función también devuelve <text:span text:style-name="Source_20_Text">-1</text:span> y termina la ejecución.</text:p>
        </text:list-item>
      </text:list>
      <text:list text:style-name="L249">
        <text:list-item>
          <text:p text:style-name="P1082"><text:span text:style-name="Strong_20_Emphasis">Establecer el tamaño a leer</text:span>:</text:p>
        </text:list-item>
      </text:list>
      <text:list text:style-name="L250">
        <text:list-item>
          <text:p text:style-name="P1083">Si el parámetro <text:span text:style-name="Source_20_Text">cont</text:span> (tamaño a leer) es igual a <text:span text:style-name="Source_20_Text">-1</text:span> (lo cual significa que no se ha especificado un tamaño), se toma el tamaño completo del archivo usando <text:span text:style-name="Source_20_Text">s.st_size</text:span> que <text:soft-page-break/>fue llenado por la función <text:span text:style-name="Source_20_Text">stat</text:span>. Esto asegura que si no se pasa un tamaño, se lea todo el archivo.</text:p>
        </text:list-item>
      </text:list>
      <text:list text:style-name="L251">
        <text:list-item>
          <text:p text:style-name="P1084"><text:span text:style-name="Strong_20_Emphasis">Leer el archivo</text:span>:</text:p>
        </text:list-item>
      </text:list>
      <text:list text:style-name="L252">
        <text:list-item>
          <text:p text:style-name="P1086"><text:span text:style-name="Strong_20_Emphasis"><text:span text:style-name="Source_20_Text">read(df, p, cont)</text:span></text:span>: Se intenta leer <text:span text:style-name="Source_20_Text">cont</text:span> bytes del archivo, comenzando desde el descriptor de archivo <text:span text:style-name="Source_20_Text">df</text:span> y almacenándolos en la dirección de memoria apuntada por <text:span text:style-name="Source_20_Text">p</text:span>.</text:p>
          <text:list>
            <text:list-item>
              <text:p text:style-name="P1086">Si la lectura es exitosa, el número de bytes leídos se almacena en <text:span text:style-name="Source_20_Text">n</text:span>.</text:p>
            </text:list-item>
            <text:list-item>
              <text:p text:style-name="P1085">Si hay un error, <text:span text:style-name="Source_20_Text">n</text:span> será igual a <text:span text:style-name="Source_20_Text">-1</text:span>.</text:p>
            </text:list-item>
          </text:list>
        </text:list-item>
      </text:list>
      <text:list text:style-name="L253">
        <text:list-item>
          <text:p text:style-name="P1087"><text:span text:style-name="Strong_20_Emphasis">Manejo de errores</text:span>:</text:p>
        </text:list-item>
      </text:list>
      <text:list text:style-name="L254">
        <text:list-item>
          <text:p text:style-name="P1089">Si la lectura falla (cuando <text:span text:style-name="Source_20_Text">n == -1</text:span>), se guarda temporalmente el valor de <text:span text:style-name="Source_20_Text">errno</text:span> (que contiene el código de error). Luego, se cierra el archivo con <text:span text:style-name="Source_20_Text">close(df)</text:span> y se restablece el valor de <text:span text:style-name="Source_20_Text">errno</text:span> a su valor original (el valor guardado en <text:span text:style-name="Source_20_Text">aux</text:span>).</text:p>
        </text:list-item>
        <text:list-item>
          <text:p text:style-name="P1088">Esto garantiza que el error que ocurrió durante la lectura no sobrescriba otros posibles errores previos.</text:p>
        </text:list-item>
      </text:list>
      <text:list text:style-name="L255">
        <text:list-item>
          <text:p text:style-name="P1090"><text:span text:style-name="Strong_20_Emphasis">Cerrar el archivo</text:span>:</text:p>
        </text:list-item>
      </text:list>
      <text:list text:style-name="L256">
        <text:list-item>
          <text:p text:style-name="P1091">Después de intentar leer el archivo (y manejar posibles errores), el archivo se cierra usando <text:span text:style-name="Source_20_Text">close(df)</text:span>.</text:p>
        </text:list-item>
      </text:list>
      <text:list text:style-name="L257">
        <text:list-item>
          <text:p text:style-name="P1092"><text:span text:style-name="Strong_20_Emphasis">Devolver el resultado</text:span>:</text:p>
        </text:list-item>
      </text:list>
      <text:list text:style-name="L258">
        <text:list-item>
          <text:p text:style-name="P1094">Si la lectura fue exitosa, la función devuelve el número de bytes leídos (almacenado en <text:span text:style-name="Source_20_Text">n</text:span>).</text:p>
        </text:list-item>
        <text:list-item>
          <text:p text:style-name="P1093">Si hubo un error en cualquier parte del proceso (abrir el archivo, leerlo, etc.), devuelve <text:span text:style-name="Source_20_Text">-1</text:span> para indicar que algo salió mal.</text:p>
        </text:list-item>
      </text:list>
      <text:p text:style-name="P173"/>
      <text:p text:style-name="P173"/>
      <text:p text:style-name="P281">28-writefile:<text:span text:style-name="T211"> <text:s/>writefile [-o] fich addr cont | Escribe en un archivo </text:span><text:span text:style-name="Source_20_Text"><text:span text:style-name="T211">cont</text:span></text:span><text:span text:style-name="T211"> bytes comenzando en la dirección de memoria </text:span><text:span text:style-name="Source_20_Text"><text:span text:style-name="T211">addr</text:span></text:span><text:span text:style-name="T211">.</text:span></text:p>
      <text:p text:style-name="P521"><text:span text:style-name="T147">La función </text:span><text:span text:style-name="Source_20_Text"><text:span text:style-name="T147">cmd_writefile</text:span></text:span><text:span text:style-name="T147"> tiene como objetivo escribir una cantidad especificada de bytes desde una dirección de memoria a un archivo. A continuación, te explico paso a paso cómo funciona:</text:span></text:p>
      <text:h text:style-name="Heading_20_4" text:outline-level="4"><text:span text:style-name="Strong_20_Emphasis">Propósito</text:span>:</text:h>
      <text:p text:style-name="Text_20_body">Escribir un número de bytes en un archivo. Puede sobrescribir un archivo existente si se proporciona la opción <text:span text:style-name="Source_20_Text">-o</text:span>. Si no se usa la opción <text:span text:style-name="Source_20_Text">-o</text:span>, se intentará crear un nuevo archivo, pero fallará si el archivo ya existe.</text:p>
      <text:p text:style-name="P173"><text:span text:style-name="Strong_20_Emphasis"/></text:p>
      <text:list text:style-name="L259">
        <text:list-item>
          <text:p text:style-name="P1095"><text:span text:style-name="Strong_20_Emphasis">Validación de Argumentos:</text:span></text:p>
          <text:list>
            <text:list-item>
              <text:p text:style-name="P1096">La función primero valida los argumentos recibidos. Asegura que se hayan proporcionado los parámetros correctos:</text:p>
              <text:list>
                <text:list-item>
                  <text:p text:style-name="P1096">Si se pasa <text:span text:style-name="Source_20_Text">-o</text:span>, los parámetros deben incluir el archivo, la dirección de memoria y la cantidad de bytes.</text:p>
                </text:list-item>
                <text:list-item>
                  <text:p text:style-name="P1096"><text:soft-page-break/>Si no se pasa <text:span text:style-name="Source_20_Text">-o</text:span>, los parámetros también deben incluir el archivo, la dirección y la cantidad de bytes.</text:p>
                </text:list-item>
              </text:list>
            </text:list-item>
            <text:list-item>
              <text:p text:style-name="P1096">Si faltan parámetros, muestra un mensaje de error y termina la ejecución.</text:p>
            </text:list-item>
          </text:list>
        </text:list-item>
        <text:list-item>
          <text:p text:style-name="P1095"><text:span text:style-name="Strong_20_Emphasis">Modo Sobrescritura (opción </text:span><text:span text:style-name="Strong_20_Emphasis"><text:span text:style-name="Source_20_Text">-o</text:span></text:span><text:span text:style-name="Strong_20_Emphasis">):</text:span></text:p>
          <text:list>
            <text:list-item>
              <text:p text:style-name="P1096">Si el primer argumento es <text:span text:style-name="Source_20_Text">-o</text:span>, la variable <text:span text:style-name="Source_20_Text">overwrite</text:span> se establece en 1 y se omite el <text:span text:style-name="Source_20_Text">-o</text:span> de los parámetros. Esto indica que el archivo debe sobrescribirse si ya existe.</text:p>
            </text:list-item>
          </text:list>
        </text:list-item>
        <text:list-item>
          <text:p text:style-name="P1095"><text:span text:style-name="Strong_20_Emphasis">Abrir el Archivo:</text:span></text:p>
          <text:list>
            <text:list-item>
              <text:p text:style-name="P1096">La función intenta abrir el archivo en modo de escritura:</text:p>
              <text:list>
                <text:list-item>
                  <text:p text:style-name="P1096">Si <text:span text:style-name="Source_20_Text">overwrite</text:span> es 1 (modo sobrescritura), se abre el archivo con las banderas <text:span text:style-name="Source_20_Text">O_WRONLY | O_CREAT | O_TRUNC</text:span>, lo que significa:</text:p>
                  <text:list>
                    <text:list-item>
                      <text:p text:style-name="P1096"><text:span text:style-name="Source_20_Text">O_WRONLY</text:span>: abrir para escritura.</text:p>
                    </text:list-item>
                    <text:list-item>
                      <text:p text:style-name="P1096"><text:span text:style-name="Source_20_Text">O_CREAT</text:span>: crear el archivo si no existe.</text:p>
                    </text:list-item>
                    <text:list-item>
                      <text:p text:style-name="P1096"><text:span text:style-name="Source_20_Text">O_TRUNC</text:span>: truncar el archivo (vaciarlo) si ya existe.</text:p>
                    </text:list-item>
                  </text:list>
                </text:list-item>
                <text:list-item>
                  <text:p text:style-name="P1096">Si no se pasa <text:span text:style-name="Source_20_Text">-o</text:span>, se abre con las banderas <text:span text:style-name="Source_20_Text">O_WRONLY | O_CREAT | O_EXCL</text:span>, lo que significa:</text:p>
                  <text:list>
                    <text:list-item>
                      <text:p text:style-name="P1096"><text:span text:style-name="Source_20_Text">O_WRONLY</text:span>: abrir para escritura.</text:p>
                    </text:list-item>
                    <text:list-item>
                      <text:p text:style-name="P1096"><text:span text:style-name="Source_20_Text">O_CREAT</text:span>: crear el archivo si no existe.</text:p>
                    </text:list-item>
                    <text:list-item>
                      <text:p text:style-name="P1096"><text:span text:style-name="Source_20_Text">O_EXCL</text:span>: falla si el archivo ya existe (para evitar sobrescribirlo).</text:p>
                    </text:list-item>
                  </text:list>
                </text:list-item>
              </text:list>
            </text:list-item>
            <text:list-item>
              <text:p text:style-name="P1096">Si la apertura del archivo falla (por ejemplo, si el archivo ya existe y no se pasó la opción <text:span text:style-name="Source_20_Text">-o</text:span>), se muestra un error.</text:p>
            </text:list-item>
          </text:list>
        </text:list-item>
        <text:list-item>
          <text:p text:style-name="P1095"><text:span text:style-name="Strong_20_Emphasis">Conversión de Dirección de Memoria:</text:span></text:p>
          <text:list>
            <text:list-item>
              <text:p text:style-name="P1096">La dirección de memoria donde se encuentran los datos que se desean escribir se convierte desde una cadena utilizando <text:span text:style-name="Source_20_Text">cadtop()</text:span>. Si la conversión falla (es decir, si la dirección es inválida), se muestra un error y la función termina.</text:p>
            </text:list-item>
          </text:list>
        </text:list-item>
        <text:list-item>
          <text:p text:style-name="P1095"><text:span text:style-name="Strong_20_Emphasis">Cantidad de Bytes a Escribir:</text:span></text:p>
          <text:list>
            <text:list-item>
              <text:p text:style-name="P1096">La cantidad de bytes que se desea escribir se convierte desde una cadena utilizando <text:span text:style-name="Source_20_Text">atoll()</text:span>. Si no se especifica la cantidad de bytes, se muestra un error.</text:p>
            </text:list-item>
            <text:list-item>
              <text:p text:style-name="P1096">Se valida que la cantidad de bytes sea mayor que cero. Si no lo es, se muestra un error y la función termina.</text:p>
            </text:list-item>
          </text:list>
        </text:list-item>
        <text:list-item>
          <text:p text:style-name="P1095"><text:span text:style-name="Strong_20_Emphasis">Escribir en el Archivo:</text:span></text:p>
          <text:list>
            <text:list-item>
              <text:p text:style-name="P1096">Si todas las validaciones pasaron, la función intenta escribir los bytes en el archivo utilizando la llamada al sistema <text:span text:style-name="Source_20_Text">write()</text:span>:</text:p>
              <text:list>
                <text:list-item>
                  <text:p text:style-name="P1096"><text:span text:style-name="Source_20_Text">write(fd, addr, cont)</text:span> intenta escribir <text:span text:style-name="Source_20_Text">cont</text:span> bytes desde la dirección <text:span text:style-name="Source_20_Text">addr</text:span> en el archivo indicado por <text:span text:style-name="Source_20_Text">fd</text:span>.</text:p>
                </text:list-item>
                <text:list-item>
                  <text:p text:style-name="P1096">Si la escritura es exitosa, muestra un mensaje indicando cuántos bytes se escribieron y en qué archivo.</text:p>
                </text:list-item>
                <text:list-item>
                  <text:p text:style-name="P1096">Si la escritura falla, se muestra un error.</text:p>
                </text:list-item>
              </text:list>
            </text:list-item>
          </text:list>
        </text:list-item>
        <text:list-item>
          <text:p text:style-name="P1095"><text:span text:style-name="Strong_20_Emphasis">Cerrar el Archivo:</text:span></text:p>
          <text:list>
            <text:list-item>
              <text:p text:style-name="P1095">Finalmente, se cierra el archivo con <text:span text:style-name="Source_20_Text">close(fd)</text:span>.</text:p>
            </text:list-item>
          </text:list>
        </text:list-item>
      </text:list>
      <text:p text:style-name="P278"/>
      <text:p text:style-name="P278"/>
      <text:p text:style-name="P278"><text:soft-page-break/>29-read<text:span text:style-name="T419">:</text:span><text:span text:style-name="T212"> <text:s text:c="2"/>read df addr cont </text:span></text:p>
      <text:p text:style-name="P177">Esta función hace lo siguiente:</text:p>
      <text:list text:style-name="L260">
        <text:list-item>
          <text:p text:style-name="P1098">Comprueba que se hayan proporcionado los parámetros necesarios. </text:p>
        </text:list-item>
        <text:list-item>
          <text:p text:style-name="P1098">Convierte los parámetros a los tipos de datos adecuados. </text:p>
        </text:list-item>
        <text:list-item>
          <text:p text:style-name="P1098">Verifica que el descriptor de archivo esté dentro del rango válido (0-19). </text:p>
        </text:list-item>
        <text:list-item>
          <text:p text:style-name="P1098">Verifica que la dirección de memoria y el número de bytes a leer sean válidos. </text:p>
        </text:list-item>
        <text:list-item>
          <text:p text:style-name="P1098">Abre el archivo asociado al descriptor de archivo. </text:p>
        </text:list-item>
        <text:list-item>
          <text:p text:style-name="P1098">Lee el número especificado de bytes desde el descriptor de archivo en la dirección de memoria. </text:p>
        </text:list-item>
        <text:list-item>
          <text:p text:style-name="P1097">Cierra el archivo después de leer los datos. </text:p>
        </text:list-item>
      </text:list>
      <text:p text:style-name="P177"/>
      <text:p text:style-name="P173">La función <text:span text:style-name="Source_20_Text">cmd_read</text:span> está diseñada para leer datos de un archivo ya abierto y almacenarlos en una dirección de memoria específica. Esta función valida los parámetros de entrada, verifica las condiciones necesarias y realiza la lectura si todo es correcto. Su finalidad principal es ofrecer una manera controlada de leer datos desde un archivo abierto (identificado por un descriptor de archivo) hacia una región de memoria.</text:p>
      <text:h text:style-name="Heading_20_3" text:outline-level="3">Explicación paso a paso</text:h>
      <text:list text:style-name="L261">
        <text:list-item>
          <text:p text:style-name="P1099"><text:span text:style-name="Strong_20_Emphasis">Validación de parámetros de entrada</text:span>:</text:p>
          <text:list>
            <text:list-item>
              <text:p text:style-name="P1100">La función espera tres argumentos en el array <text:span text:style-name="Source_20_Text">tr</text:span>:</text:p>
              <text:list>
                <text:list-item>
                  <text:p text:style-name="P1100"><text:span text:style-name="Source_20_Text">tr[1]</text:span>: Descriptor de archivo (<text:span text:style-name="Source_20_Text">df</text:span>) como una cadena.</text:p>
                </text:list-item>
                <text:list-item>
                  <text:p text:style-name="P1100"><text:span text:style-name="Source_20_Text">tr[2]</text:span>: Dirección de memoria (<text:span text:style-name="Source_20_Text">addr</text:span>) como una cadena.</text:p>
                </text:list-item>
                <text:list-item>
                  <text:p text:style-name="P1100"><text:span text:style-name="Source_20_Text">tr[3]</text:span>: Cantidad de bytes a leer (<text:span text:style-name="Source_20_Text">cont</text:span>) como una cadena.</text:p>
                </text:list-item>
              </text:list>
            </text:list-item>
            <text:list-item>
              <text:p text:style-name="P1100">Si alguno de estos argumentos falta, la función informa al usuario y termina.</text:p>
            </text:list-item>
          </text:list>
        </text:list-item>
        <text:list-item>
          <text:p text:style-name="P1099"><text:span text:style-name="Strong_20_Emphasis">Conversión de parámetros</text:span>:</text:p>
          <text:list>
            <text:list-item>
              <text:p text:style-name="P1100">Convierte los valores de entrada de cadenas de texto a tipos adecuados:</text:p>
              <text:list>
                <text:list-item>
                  <text:p text:style-name="P1100"><text:span text:style-name="Source_20_Text">atoi(tr[1])</text:span>: Convierte el descriptor de archivo de cadena a entero.</text:p>
                </text:list-item>
                <text:list-item>
                  <text:p text:style-name="P1100"><text:span text:style-name="Source_20_Text">cadtop(tr[2])</text:span>: Convierte la dirección de memoria (en formato de cadena) a un puntero.</text:p>
                </text:list-item>
                <text:list-item>
                  <text:p text:style-name="P1100"><text:span text:style-name="Source_20_Text">atoll(tr[3])</text:span>: Convierte la cantidad de bytes a leer a un entero largo (<text:span text:style-name="Source_20_Text">size_t</text:span>).</text:p>
                </text:list-item>
              </text:list>
            </text:list-item>
          </text:list>
        </text:list-item>
        <text:list-item>
          <text:p text:style-name="P1099"><text:span text:style-name="Strong_20_Emphasis">Validación del descriptor de archivo</text:span>:</text:p>
          <text:list>
            <text:list-item>
              <text:p text:style-name="P1100">Comprueba que el descriptor de archivo (<text:span text:style-name="Source_20_Text">df</text:span>) está dentro de un rango válido (0-19 en este caso).</text:p>
            </text:list-item>
            <text:list-item>
              <text:p text:style-name="P1100">Verifica que el descriptor de archivo esté en la lista de archivos abiertos utilizando <text:span text:style-name="Source_20_Text">nombreFicheroDescriptor(df, ficheros)</text:span>. Si no está, informa al usuario y termina.</text:p>
            </text:list-item>
          </text:list>
        </text:list-item>
        <text:list-item>
          <text:p text:style-name="P1099"><text:span text:style-name="Strong_20_Emphasis">Validación de la dirección de memoria</text:span>:</text:p>
          <text:list>
            <text:list-item>
              <text:p text:style-name="P1100">Verifica que la dirección de memoria (<text:span text:style-name="Source_20_Text">addr</text:span>) no sea nula. Si la conversión falló, la función informa al usuario y termina.</text:p>
            </text:list-item>
          </text:list>
        </text:list-item>
        <text:list-item>
          <text:p text:style-name="P1099"><text:span text:style-name="Strong_20_Emphasis">Validación de la cantidad de bytes</text:span>:</text:p>
          <text:list>
            <text:list-item>
              <text:p text:style-name="P1100"><text:soft-page-break/>Comprueba que la cantidad de bytes a leer (<text:span text:style-name="Source_20_Text">cont</text:span>) sea mayor que cero. Si no, informa al usuario y termina.</text:p>
            </text:list-item>
          </text:list>
        </text:list-item>
        <text:list-item>
          <text:p text:style-name="P1099"><text:span text:style-name="Strong_20_Emphasis">Lectura desde el archivo</text:span>:</text:p>
          <text:list>
            <text:list-item>
              <text:p text:style-name="P1100">Utiliza la función del sistema <text:span text:style-name="Source_20_Text">read(df, addr, cont)</text:span> para leer datos del archivo identificado por el descriptor <text:span text:style-name="Source_20_Text">df</text:span> y almacenarlos en la memoria apuntada por <text:span text:style-name="Source_20_Text">addr</text:span>.</text:p>
            </text:list-item>
            <text:list-item>
              <text:p text:style-name="P1100"><text:span text:style-name="Source_20_Text">read</text:span> devuelve la cantidad de bytes leídos o <text:span text:style-name="Source_20_Text">-1</text:span> si ocurre un error.</text:p>
            </text:list-item>
            <text:list-item>
              <text:p text:style-name="P1100">Si ocurre un error durante la lectura, muestra un mensaje con el error correspondiente (<text:span text:style-name="Source_20_Text">strerror(errno)</text:span>).</text:p>
            </text:list-item>
            <text:list-item>
              <text:p text:style-name="P1099">Si la lectura es exitosa, informa al usuario la cantidad de bytes leídos, el descriptor de archivo y la dirección de memoria donde se copiaron los datos.</text:p>
            </text:list-item>
          </text:list>
        </text:list-item>
      </text:list>
      <text:h text:style-name="Heading_20_3" text:outline-level="3"/>
      <text:p text:style-name="P191">BASICAMENTE BUSCA EL DESCRIPTOR EN LA LISTA DE DESCRIPTORES Y COPIA EL CONTENIDO DE ESE ARCHIVO EN LA DIRECCIÓN DE MEMORIA. SE RECOMIENDA HACER UN OPEN ANTES PARA VER LA LISTA DE DESCRIPTORES ABIERTOS</text:p>
      <text:p text:style-name="P173"/>
      <text:p text:style-name="P173"/>
      <text:p text:style-name="P278">30-write<text:span text:style-name="T366">:</text:span><text:span text:style-name="T212"> <text:s text:c="2"/>write df addr cont</text:span></text:p>
      <text:p text:style-name="P191">Write hace las mismas comprobaciones que read, pero en vez de utiizar read, utiliza write, que se utilizá para poder modificar el contenido del archivo en cuestión de la dirección de memoria.</text:p>
      <text:p text:style-name="P173"/>
      <text:p text:style-name="P149"/>
      <text:p text:style-name="P149"/>
      <text:p text:style-name="P149"/>
      <text:p text:style-name="P149"/>
      <text:p text:style-name="P149"/>
      <text:p text:style-name="P149"/>
      <text:p text:style-name="P149"/>
      <text:p text:style-name="P149"/>
      <text:p text:style-name="P149"/>
      <text:p text:style-name="P270"/>
      <text:p text:style-name="P270"/>
      <text:p text:style-name="P270"/>
      <text:p text:style-name="P270"/>
      <text:p text:style-name="P286"/>
      <text:p text:style-name="P278"><text:soft-page-break/>31-recurse<text:span text:style-name="T366">:</text:span></text:p>
      <text:p text:style-name="P180">La función llama a una función recursiva Recursiva con un valor de n proporcionado, que será el número de recursiones que hará recursiva. </text:p>
      <text:p text:style-name="P180"/>
      <text:p text:style-name="P180">AUXILIAR RECURSIVA:</text:p>
      <text:p text:style-name="P270"><text:span text:style-name="T121">Esta función es un ejemplo clásico de recursión que muestra cómo se comportan las variables </text:span><text:span text:style-name="Strong_20_Emphasis"><text:span text:style-name="T121">locales automáticas</text:span></text:span><text:span text:style-name="T121"> (en el stack) y las </text:span><text:span text:style-name="Strong_20_Emphasis"><text:span text:style-name="T121">variables estáticas</text:span></text:span><text:span text:style-name="T121"> (en el segmento de datos estático) en términos de memoria durante las llamadas recursivas.</text:span></text:p>
      <text:list text:style-name="L262">
        <text:list-item>
          <text:p text:style-name="P1102"><text:span text:style-name="Strong_20_Emphasis">Parámetro </text:span><text:span text:style-name="Strong_20_Emphasis"><text:span text:style-name="Source_20_Text">n</text:span></text:span><text:span text:style-name="Strong_20_Emphasis">:</text:span> Muestra cómo el parámetro de la función cambia en cada llamada recursiva y dónde está ubicado en la memoria.</text:p>
        </text:list-item>
        <text:list-item>
          <text:p text:style-name="P1102"><text:span text:style-name="Strong_20_Emphasis">Variable</text:span><text:span text:style-name="Strong_20_Emphasis"><text:span text:style-name="T413">s locales (automáticas)</text:span></text:span><text:span text:style-name="Strong_20_Emphasis">:</text:span> <text:span text:style-name="T413">Son las variables que se declaran dentro de una función.</text:span> <text:s/><text:span text:style-name="T413">S</text:span>e aloja<text:span text:style-name="T413">n</text:span> en el <text:span text:style-name="Emphasis">stack</text:span> y tiene<text:span text:style-name="T413">n</text:span> un <text:span text:style-name="T73">espacio distinto en memoria para cada llamada recursiva</text:span>.</text:p>
        </text:list-item>
        <text:list-item>
          <text:p text:style-name="P1101"><text:span text:style-name="Strong_20_Emphasis">Variable </text:span><text:span text:style-name="Strong_20_Emphasis"><text:span text:style-name="Source_20_Text">estatico</text:span></text:span><text:span text:style-name="Strong_20_Emphasis">:</text:span> Es una variable estática que se aloja en el <text:span text:style-name="Emphasis">segmento de datos estático</text:span>. Esta variable conserva su valor a lo largo de todas las llamadas a la función (tanto recursivas como no recursivas).</text:p>
        </text:list-item>
      </text:list>
      <text:p text:style-name="Text_20_body">La función imprime las direcciones de memoria de estas variables y del parámetro <text:span text:style-name="Source_20_Text">n</text:span> para ilustrar cómo se asignan y dónde están almacenadas.</text:p>
      <text:p text:style-name="P270"/>
      <text:p text:style-name="P90">-&gt; recurse 3<text:span text:style-name="T413"> <text:s text:c="37"/></text:span><text:span text:style-name="T59">V.LOCAL HEAP <text:s text:c="4"/></text:span><text:span text:style-name="T413"><text:s text:c="13"/></text:span><text:span text:style-name="T59">V.ESTÁTICA DS</text:span></text:p>
      <text:p text:style-name="P90">parametro: <text:s/>3(0x7fff054cbc9c) array 0x7fff054cbca0, arr estatico 0x5fe48eacd420</text:p>
      <text:p text:style-name="P90">parametro: <text:s/>2(0x7fff054cb46c) array 0x7fff054cb470, arr estatico 0x5fe48eacd420</text:p>
      <text:p text:style-name="P90">parametro: <text:s/>1(0x7fff054cac3c) array 0x7fff054cac40, arr estatico 0x5fe48eacd420</text:p>
      <text:p text:style-name="P90">parametro: <text:s/>0(0x7fff054ca40c) array 0x7fff054ca410, arr estatico 0x5fe48eacd420</text:p>
      <text:p text:style-name="P90"/>
      <table:table table:name="Tabla24" table:style-name="Tabla24">
        <table:table-column table:style-name="Tabla24.A"/>
        <table:table-column table:style-name="Tabla24.B"/>
        <table:table-column table:style-name="Tabla24.C"/>
        <table:table-column table:style-name="Tabla24.D"/>
        <table:table-column table:style-name="Tabla24.E"/>
        <table:table-header-rows>
          <table:table-row>
            <table:table-cell table:style-name="Tabla24.A1" office:value-type="string">
              <text:p text:style-name="P537">Tipo de Variable</text:p>
            </table:table-cell>
            <table:table-cell table:style-name="Tabla24.A1" office:value-type="string">
              <text:p text:style-name="P537">Inicialización</text:p>
            </table:table-cell>
            <table:table-cell table:style-name="Tabla24.A1" office:value-type="string">
              <text:p text:style-name="P537">Segmento en Memoria</text:p>
            </table:table-cell>
            <table:table-cell table:style-name="Tabla24.A1" office:value-type="string">
              <text:p text:style-name="P537">Tiempo de Vida</text:p>
            </table:table-cell>
            <table:table-cell table:style-name="Tabla24.A1" office:value-type="string">
              <text:p text:style-name="P537">Alcance</text:p>
            </table:table-cell>
          </table:table-row>
        </table:table-header-rows>
      </table:table>
      <table:table table:name="Tabla25" table:style-name="Tabla25">
        <table:table-column table:style-name="Tabla25.A"/>
        <table:table-column table:style-name="Tabla25.B"/>
        <table:table-column table:style-name="Tabla25.C"/>
        <table:table-column table:style-name="Tabla25.D"/>
        <table:table-column table:style-name="Tabla25.E"/>
        <table:table-row table:style-name="Tabla25.1">
          <table:table-cell table:style-name="Tabla25.A1" office:value-type="string">
            <text:p text:style-name="P536"><text:span text:style-name="Strong_20_Emphasis">Locales</text:span></text:p>
          </table:table-cell>
          <table:table-cell table:style-name="Tabla25.A1" office:value-type="string">
            <text:p text:style-name="P536">Manual</text:p>
          </table:table-cell>
          <table:table-cell table:style-name="Tabla25.A1" office:value-type="string">
            <text:p text:style-name="P536"><text:span text:style-name="Strong_20_Emphasis">Stack</text:span></text:p>
          </table:table-cell>
          <table:table-cell table:style-name="Tabla25.A1" office:value-type="string">
            <text:p text:style-name="P536">Hasta salir del bloque de la función, cambia dirección en cada llamada recursiva.</text:p>
          </table:table-cell>
          <table:table-cell table:style-name="Tabla25.A1" office:value-type="string">
            <text:p text:style-name="P536">Dentro de la función</text:p>
          </table:table-cell>
        </table:table-row>
      </table:table>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536"><text:span text:style-name="Strong_20_Emphasis">Estáticas inicializadas</text:span></text:p>
          </table:table-cell>
          <table:table-cell table:style-name="Tabla28.A1" office:value-type="string">
            <text:p text:style-name="P536">Manual</text:p>
          </table:table-cell>
          <table:table-cell table:style-name="Tabla28.A1" office:value-type="string">
            <text:p text:style-name="P536"><text:span text:style-name="Strong_20_Emphasis">Data segment</text:span></text:p>
          </table:table-cell>
          <table:table-cell table:style-name="Tabla28.A1" office:value-type="string">
            <text:p text:style-name="P536">Todo el programa<text:span text:style-name="T414">. Se mantiene su dirección de memoria a lo largo del programa</text:span></text:p>
          </table:table-cell>
          <table:table-cell table:style-name="Tabla28.A1" office:value-type="string">
            <text:p text:style-name="P536">Limitado al bloque o archivo</text:p>
          </table:table-cell>
        </table:table-row>
      </table:table>
      <text:p text:style-name="P538"/>
      <text:p text:style-name="P270"/>
      <text:p text:style-name="P270"/>
      <text:p text:style-name="P270"/>
      <text:p text:style-name="P270"><text:soft-page-break/>RESUMEN FUNCIONES PREDEFINIDAS P<text:span text:style-name="T361">2</text:span>:</text:p>
      <text:p text:style-name="P164">#include &lt;stdio.h&gt; <text:s text:c="5"/>// printf, perror, remove </text:p>
      <text:p text:style-name="P164">#include &lt;string.h&gt; <text:s text:c="4"/>// strcmp, strdup</text:p>
      <text:p text:style-name="P165">#include &lt;stdlib.h&gt; <text:s text:c="4"/>// malloc, free, exit<text:span text:style-name="T417">, </text:span><text:span text:style-name="T60">strtoul </text:span><text:span text:style-name="T417">(string to unsigned long)</text:span><text:span text:style-name="T60">, atoll </text:span><text:span text:style-name="T417">(ASCII to long long)</text:span></text:p>
      <text:p text:style-name="P556"><text:span text:style-name="T153">#include &lt;unistd.h&gt; <text:s text:c="4"/>// </text:span><text:span text:style-name="T154">chdir, </text:span><text:span text:style-name="T153">getpid</text:span><text:span text:style-name="T154">, getuid, getcwd, rmdir</text:span><text:span text:style-name="T155">, </text:span><text:span text:style-name="T154">execv, </text:span><text:span text:style-name="T176">access</text:span><text:span text:style-name="T177">, </text:span><text:span text:style-name="T178">**</text:span><text:span text:style-name="T177">read</text:span><text:span text:style-name="T178"> y </text:span><text:span text:style-name="T177">write</text:span><text:span text:style-name="T179">, *lseek </text:span></text:p>
      <text:p text:style-name="P164">#include &lt;time.h&gt; <text:s text:c="6"/>// time, ctime</text:p>
      <text:p text:style-name="P164">#include &lt;fcntl.h&gt; <text:s text:c="5"/>// open, close, read</text:p>
      <text:p text:style-name="P164">#include &lt;sys/stat.h&gt; <text:s text:c="2"/>// stat, lstat, </text:p>
      <text:p text:style-name="P164">#include &lt;errno.h&gt; <text:s text:c="5"/>// errno, strerror</text:p>
      <text:p text:style-name="P170">#include &lt;sys/mman.h&gt; //<text:span text:style-name="T36">mmap</text:span><text:span text:style-name="T61">, munmap,</text:span><text:span text:style-name="T36"> PROT_WRITE, PROT_READ, PROT_EXEC</text:span></text:p>
      <text:p text:style-name="P178"><text:s text:c="13"/>*mmap = mapea memoria / munmap = desmapea memoria</text:p>
      <text:p text:style-name="P500"><text:span text:style-name="T139">&lt;sys/shm.h&gt;</text:span><text:span text:style-name="T138"> <text:s text:c="2"/>// </text:span><text:span text:style-name="T175">shmget</text:span><text:span text:style-name="T138"> (obtiene/crea un segmento de memoria) , </text:span><text:span text:style-name="T175">shmat</text:span><text:span text:style-name="T138"> (adjunta un segmento de <text:tab/><text:tab/>memoria compartida a un proceso), </text:span><text:span text:style-name="T175">shmdt</text:span><text:span text:style-name="T138"> (desacopla un segmento de memoria <text:tab/><text:tab/><text:tab/>compartida), </text:span><text:span text:style-name="T175">shmctl </text:span><text:span text:style-name="T138">(</text:span>Controla el comportamiento de los segmentos de memoria <text:span text:style-name="T382"><text:tab/><text:tab/><text:tab/></text:span>compartida<text:span text:style-name="T382">, por ejemplo los elimina o cambia sus permisos)</text:span></text:p>
      <text:p text:style-name="P149"/>
      <text:p text:style-name="Text_20_body"><text:span text:style-name="Strong_20_Emphasis"><text:span text:style-name="Source_20_Text"><text:span text:style-name="T297">&lt;sys/ipc.h&gt;</text:span></text:span></text:span><text:span text:style-name="Strong_20_Emphasis"><text:span text:style-name="Source_20_Text"><text:span text:style-name="T298"> <text:s/>// se necesita también la librería anterior:</text:span></text:span></text:span></text:p>
      <text:p text:style-name="P501"><text:span text:style-name="Source_20_Text"><text:span text:style-name="T382"><text:tab/> </text:span></text:span><text:span text:style-name="Source_20_Text"><text:span text:style-name="T298"><text:s text:c="6"/>//</text:span></text:span><text:span text:style-name="Source_20_Text"><text:span text:style-name="T303">IPC_RMID </text:span></text:span><text:span text:style-name="Source_20_Text"><text:span text:style-name="T298"><text:s/>(Se utiliza en la función </text:span></text:span><text:span text:style-name="Source_20_Text"><text:span text:style-name="Strong_20_Emphasis"><text:span text:style-name="T237">shmctl()</text:span></text:span></text:span><text:span text:style-name="Source_20_Text"><text:span text:style-name="T298"> para </text:span></text:span><text:span text:style-name="Source_20_Text"><text:span text:style-name="Strong_20_Emphasis"><text:span text:style-name="T298">eliminar un segmento de <text:tab/><text:tab/><text:tab/>memoria compartida</text:span></text:span></text:span><text:span text:style-name="Source_20_Text"><text:span text:style-name="T298">), </text:span></text:span><text:span text:style-name="Source_20_Text"><text:span text:style-name="T303">IPC_CREAT, IPC_EXCL, SHM_RDONLY.</text:span></text:span><text:span text:style-name="Source_20_Text"><text:span text:style-name="T298">..</text:span></text:span></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548"><text:soft-page-break/><text:span text:style-name="T152">*read y write:<text:line-break/></text:span><text:span text:style-name="Strong_20_Emphasis">Lectura (read):</text:span></text:p>
      <text:list text:style-name="L263">
        <text:list-item>
          <text:p text:style-name="P1104"><text:span text:style-name="Strong_20_Emphasis">Accede al archivo o flujo de datos</text:span>: Se conecta a un archivo ya abierto (identificado por un descriptor de archivo) o a otro flujo de datos (como sockets o pipes).</text:p>
        </text:list-item>
        <text:list-item>
          <text:p text:style-name="P1104"><text:span text:style-name="Strong_20_Emphasis">Copia el contenido</text:span>: Lee hasta la cantidad de bytes solicitada desde el archivo y los coloca en un búfer de memoria proporcionado por el programa.</text:p>
        </text:list-item>
        <text:list-item>
          <text:p text:style-name="P1103"><text:span text:style-name="Strong_20_Emphasis">No modifica el archivo</text:span>: Los datos permanecen intactos en el archivo de origen, ya que solo se realiza una copia de los datos en memoria.</text:p>
        </text:list-item>
      </text:list>
      <text:p text:style-name="Horizontal_20_Line"/>
      <text:h text:style-name="Heading_20_3" text:outline-level="3"><text:span text:style-name="Strong_20_Emphasis">Escritura (write):</text:span></text:h>
      <text:list text:style-name="L264">
        <text:list-item>
          <text:p text:style-name="P1106"><text:span text:style-name="Strong_20_Emphasis">Accede al archivo o flujo de datos</text:span>: Utiliza un descriptor de archivo (o flujo) para determinar dónde escribir.</text:p>
        </text:list-item>
        <text:list-item>
          <text:p text:style-name="P1106"><text:span text:style-name="Strong_20_Emphasis">Copia los datos desde la memoria</text:span>: Toma el contenido de un búfer de memoria especificado por el programa y lo escribe en el archivo o flujo asociado.</text:p>
        </text:list-item>
        <text:list-item>
          <text:p text:style-name="P1105"><text:span text:style-name="Strong_20_Emphasis">Modifica el archivo</text:span>: Los datos escritos sobrescriben el contenido existente del archivo (a menos que se escriban en una posición nueva, dependiendo del offset o modo del archivo).</text:p>
        </text:list-item>
      </text:list>
      <text:p text:style-name="P191"/>
      <text:p text:style-name="P191"/>
      <text:p text:style-name="P192">*lseek:</text:p>
      <text:p text:style-name="P557"><text:span text:style-name="T421">Se</text:span> utiliza aquí para obtener el <text:span text:style-name="Strong_20_Emphasis"><text:span text:style-name="T228">tamaño</text:span></text:span> del archivo (al mover el puntero al final) y luego <text:span text:style-name="Strong_20_Emphasis"><text:span text:style-name="T228">restablecer el puntero</text:span></text:span> al inicio del archivo para futuras operaciones<text:span text:style-name="T421">.</text:span></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33"/>
      <text:p text:style-name="P113"><text:soft-page-break/>-P<text:span text:style-name="T431">3:</text:span></text:p>
      <text:p text:style-name="P119">-Lista búsqueda:</text:p>
      <text:p text:style-name="P648">Es una lista en la que añadiremos los directorios quw quereamos y en la que la funcionaron Ejecutable de utils buscará archivos ejecutables para ejecutar luego. Si hacemos search -path añadiremos a esta lista todo el PATH, que justamente contiene ejecutables. Con el path podemos usar nuestra shell los comandos básicos de linux. <text:s/>-&gt; La lista se maneja con el COMANDO SEARCH</text:p>
      <text:p text:style-name="P648"/>
      <text:p text:style-name="P322">DECLARACIÓN:</text:p>
      <text:p text:style-name="P37">// Estructura de un nodo</text:p>
      <text:p text:style-name="P648">typedef struct NodoBusqueda {</text:p>
      <text:p text:style-name="P648"><text:s text:c="4"/>char *directorio; <text:s text:c="40"/>//un nodo contiene un directorio</text:p>
      <text:p text:style-name="P648"><text:s text:c="4"/>struct NodoBusqueda *siguiente; <text:s text:c="13"/>// un puntero al siguiente nodo</text:p>
      <text:p text:style-name="P648">} NodoBusqueda;</text:p>
      <text:p text:style-name="P648"/>
      <text:p text:style-name="P37">// Estructura de la lista de búsqueda</text:p>
      <text:p text:style-name="P648">typedef struct {</text:p>
      <text:p text:style-name="P648"><text:s text:c="4"/>NodoBusqueda *cabeza; <text:s text:c="49"/></text:p>
      <text:p text:style-name="P648"><text:s text:c="4"/>NodoBusqueda *actual; <text:s text:c="23"/>// Para iterar sobre la lista</text:p>
      <text:p text:style-name="P648">} ListaBusqueda;</text:p>
      <text:p text:style-name="P648"/>
      <text:p text:style-name="P37">// Funciones para manejar la lista de búsqueda</text:p>
      <text:p text:style-name="P648">void inicializarListaBusqueda(ListaBusqueda *); <text:s text:c="13"/>//inicializa la lista</text:p>
      <text:p text:style-name="P648">bool directorioExiste(ListaBusqueda *, const char *); <text:s text:c="5"/>// comprueba si existe un directorio</text:p>
      <text:p text:style-name="P648">void agregarDirectorio(ListaBusqueda *, const char *); <text:s text:c="2"/>//añade un directorio a la lista</text:p>
      <text:p text:style-name="P648">bool eliminarDirectorio(ListaBusqueda *, const char *); <text:s/>//elimina un directorio de la lista</text:p>
      <text:p text:style-name="P648">void limpiarListaBusqueda(ListaBusqueda *); <text:s text:c="16"/>//elimina todo el contenido de la lista <text:s text:c="8"/></text:p>
      <text:p text:style-name="P648">void mostrarListaBusqueda(const ListaBusqueda *); <text:s text:c="5"/>//muestra la lista por orden de inserción</text:p>
      <text:p text:style-name="P648"/>
      <text:p text:style-name="P37">// Funciones para iterar sobre la lista</text:p>
      <text:p text:style-name="P648">char *SearchListFirst(ListaBusqueda *);</text:p>
      <text:p text:style-name="P648">char *SearchListNext(ListaBusqueda *);</text:p>
      <text:p text:style-name="P648"/>
      <text:p text:style-name="P37"><text:soft-page-break/>// Función para importar directorios del PATH</text:p>
      <text:p text:style-name="P648">void importarPATH(ListaBusqueda *);<text:span text:style-name="T475"> <text:s text:c="7"/>// importa los directorios del PATH a la lista. Utiliza la <text:tab/><text:tab/><text:tab/><text:tab/><text:tab/><text:tab/>función getenv (PATH), para obtener el contenido de la <text:tab/><text:tab/><text:tab/><text:tab/><text:tab/><text:tab/>variable de entorno que se llame PATH. Utilizamos <text:tab/><text:tab/><text:tab/><text:tab/><text:tab/><text:tab/>strtok para quedarnos con el contenido simplemente y <text:tab/><text:tab/><text:tab/><text:tab/><text:tab/><text:tab/>obtener asi todos los directorios (que están separados <text:tab/><text:tab/><text:tab/><text:tab/><text:tab/><text:tab/>por :)</text:span></text:p>
      <text:p text:style-name="P648">Con arg3 main PATH=/home/ismael/.opam/ocaml-latest/bin:/home/ismael/.local/bin:/usr/local/sbin:/usr/local/bin:/usr/sbin:/usr/bin:/sbin:/bin:/usr/games:/usr/local/games:/snap/bin:/snap/bin(0x7ffc6611545e) @0x7ffc66114728</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Lista <text:span text:style-name="T475">procesos bg (en segundo plano)</text:span></text:p>
      <text:p text:style-name="Text_20_body">Utilizamos esta<text:span text:style-name="T475"> lista para añadir todos los procesos que se ejecuten en nuestro shell en segundo plano -&gt; utilizando los comandos back y backpri. Utilizamos listjobs para llamar a la lista y deljobs para eliminar partes de la lista. deljobs -term elimina los procesos terminados de manera normal y -sig elimina los procesos eliminados por señal.</text:span></text:p>
      <text:p text:style-name="Text_20_body"/>
      <text:p text:style-name="P323">DECLARACIÓN:</text:p>
      <text:p text:style-name="P38">// Enumerado para el estado de las señales</text:p>
      <text:p text:style-name="P649">typedef enum { <text:s text:c="4"/></text:p>
      <text:p text:style-name="P649"><text:s text:c="4"/>FINISHED, <text:s text:c="10"/>// TERMINADO. El proceso fue acabado</text:p>
      <text:p text:style-name="P649"><text:s text:c="4"/>STOPPED, <text:s text:c="11"/>// DETENIDO. El proceso se paró <text:s/>(con SIGSTOP por ejemplo)</text:p>
      <text:p text:style-name="P649"><text:s text:c="4"/>SIGNALED, <text:s text:c="8"/>// TERMINADO CON SEÑAL. El proceso fue acabado con señal.</text:p>
      <text:p text:style-name="P649"><text:s text:c="4"/>ACTIVE <text:s text:c="14"/>// El proceso sigue ACTIVO y se está ejecutando.</text:p>
      <text:p text:style-name="P649">} ProcessStatus;</text:p>
      <text:p text:style-name="P649"/>
      <text:p text:style-name="P38">// Estructura para representar un proceso en segundo plano</text:p>
      <text:p text:style-name="P649">typedef struct BackgroundProcess {</text:p>
      <text:p text:style-name="P649"><text:s text:c="4"/>pid_t pid; <text:s text:c="38"/>// PID del proceso</text:p>
      <text:p text:style-name="P649"><text:s text:c="4"/>time_t launch_time; <text:s text:c="21"/>// Tiempo de lanzamiento (hora de inicio)</text:p>
      <text:p text:style-name="P649"><text:s text:c="4"/>char user[50]; <text:s text:c="30"/>// Usuario que lanzó el proceso</text:p>
      <text:p text:style-name="P649"><text:s text:c="4"/>ProcessStatus status; <text:s text:c="19"/>// Estado del proceso</text:p>
      <text:p text:style-name="P649"><text:s text:c="4"/>int return_value; <text:s text:c="26"/>// Valor de retorno o señal</text:p>
      <text:p text:style-name="P649"><text:s text:c="4"/>char* command_line; <text:s text:c="17"/>// Línea de comando ejecutada</text:p>
      <text:p text:style-name="P649"><text:s text:c="4"/>int priority; <text:s text:c="33"/>// Prioridad del proceso</text:p>
      <text:p text:style-name="P649"><text:s text:c="4"/>struct BackgroundProcess* next; <text:s text:c="4"/>// Puntero al siguiente proceso</text:p>
      <text:p text:style-name="P649">} BackgroundProcess;</text:p>
      <text:p text:style-name="P649"/>
      <text:p text:style-name="P649"/>
      <text:p text:style-name="P649"/>
      <text:p text:style-name="P649"/>
      <text:p text:style-name="P649"/>
      <text:p text:style-name="P649"/>
      <text:p text:style-name="P649"/>
      <text:p text:style-name="P38"><text:soft-page-break/>// Funciones para manejar la lista de procesos en segundo plano</text:p>
      <text:p text:style-name="P649">void Init_backgroundProcesses(BackgroundProcess*); <text:s/><text:span text:style-name="T476"><text:s text:c="34"/></text:span>// Inicializa la lista</text:p>
      <text:p text:style-name="P649">void Add_backgroundProcess(BackgroundProcess*, pid_t, const char*,int); // Añade un proceso</text:p>
      <text:p text:style-name="P649">void Update_processStatus(BackgroundProcess*, pid_t, ProcessStatus, int); // Actualiza el estado de un proceso</text:p>
      <text:p text:style-name="P649">void Remove_backgroundProcess(BackgroundProcess*, pid_t);<text:span text:style-name="T476"> <text:s text:c="17"/></text:span><text:s/>// Elimina un proceso de la lista</text:p>
      <text:p text:style-name="P649">void Imprimir_backgroundProcesses(BackgroundProcess*); <text:s/><text:span text:style-name="T476"><text:s text:c="22"/></text:span>// Imprime los procesos en segundo plano</text:p>
      <text:p text:style-name="P649">void Delete_backgroundProcesses(BackgroundProcess*); <text:s/><text:span text:style-name="T476"><text:s text:c="26"/></text:span>// Elimina todos los procesos de la lista</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61" text:outline-level="3"><text:soft-page-break/>¿Qué es el <text:span text:style-name="Strong_20_Emphasis">UID</text:span>?</text:h>
      <text:p text:style-name="Text_20_body">El <text:span text:style-name="Strong_20_Emphasis">UID</text:span> (User Identifier) es un número único que el sistema operativo asigna a cada usuario en un sistema. <text:span text:style-name="Strong_20_Emphasis">Cada usuario tiene su propio UID</text:span>, y el sistema usa estos números para identificar quién está haciendo qué en el sistema (por ejemplo, si un usuario tiene permiso para leer o escribir archivos).</text:p>
      <text:list text:style-name="L265">
        <text:list-item>
          <text:p text:style-name="P1109"><text:span text:style-name="Strong_20_Emphasis">UID 0</text:span> es <text:span text:style-name="Strong_20_Emphasis">siempre el usuario root</text:span>, que tiene permisos administrativos completos en el sistema.</text:p>
        </text:list-item>
        <text:list-item>
          <text:p text:style-name="P1108">Los <text:span text:style-name="Strong_20_Emphasis">demás usuarios</text:span> tienen UID diferentes, que el sistema usa para saber qué pueden hacer.</text:p>
        </text:list-item>
      </text:list>
      <text:h text:style-name="Heading_20_3" text:outline-level="3"><text:span text:style-name="Strong_20_Emphasis">UID real vs UID efectivo</text:span>:</text:h>
      <text:h text:style-name="Heading_20_4" text:outline-level="4"><text:span text:style-name="Strong_20_Emphasis">1. UID Real (RUID)</text:span>:</text:h>
      <text:list text:style-name="L266">
        <text:list-item>
          <text:p text:style-name="P1111">El <text:span text:style-name="Strong_20_Emphasis">UID real</text:span> es el <text:span text:style-name="Strong_20_Emphasis">UID</text:span> del <text:span text:style-name="Strong_20_Emphasis">usuario</text:span> que lanzó el proceso.</text:p>
        </text:list-item>
        <text:list-item>
          <text:p text:style-name="P1111">Es como el "dueño original" del proceso. Si tú inicias un programa en tu máquina, el UID real será el tuyo.</text:p>
        </text:list-item>
        <text:list-item>
          <text:p text:style-name="P1110"><text:span text:style-name="Strong_20_Emphasis">Ejemplo</text:span>: Si tu usuario tiene UID 1001, entonces el UID real del proceso será 1001.</text:p>
        </text:list-item>
      </text:list>
      <text:h text:style-name="Heading_20_4" text:outline-level="4"><text:span text:style-name="Strong_20_Emphasis">2. UID Efectivo (EUID)</text:span>:</text:h>
      <text:list text:style-name="L267">
        <text:list-item>
          <text:p text:style-name="P1112">El <text:span text:style-name="Strong_20_Emphasis">UID efectivo</text:span> es el <text:span text:style-name="Strong_20_Emphasis">UID</text:span> que el sistema usa para verificar si un proceso tiene permisos para hacer algo (como leer o escribir un archivo).</text:p>
        </text:list-item>
        <text:list-item>
          <text:p text:style-name="P1112">A veces, un proceso puede <text:span text:style-name="Strong_20_Emphasis">asumir el UID de otro usuario</text:span> para poder hacer cosas que normalmente no podría hacer. Por ejemplo, un programa que ejecuta tareas como <text:span text:style-name="Strong_20_Emphasis">root</text:span> (UID 0) aunque lo haya lanzado un usuario normal.</text:p>
          <text:list>
            <text:list-item>
              <text:p text:style-name="P1112"><text:span text:style-name="Strong_20_Emphasis">Ejemplo típico</text:span>: Un programa lanzado por un usuario normal puede cambiar su <text:span text:style-name="Strong_20_Emphasis">UID efectivo</text:span> a 0 (root) para poder hacer tareas que solo el superusuario puede hacer (como instalar software). Después de hacer esas tareas, el programa vuelve a su <text:span text:style-name="Strong_20_Emphasis">UID real</text:span>.</text:p>
            </text:list-item>
          </text:list>
        </text:list-item>
      </text:list>
      <text:h text:style-name="Heading_20_3" text:outline-level="3"><text:span text:style-name="Strong_20_Emphasis">Resumen simple</text:span>:</text:h>
      <text:list text:style-name="L268">
        <text:list-item>
          <text:p text:style-name="P1114"><text:span text:style-name="Strong_20_Emphasis">UID real</text:span> = Es el UID del <text:span text:style-name="Strong_20_Emphasis">usuario</text:span> que ejecuta el proceso.</text:p>
        </text:list-item>
        <text:list-item>
          <text:p text:style-name="P1113"><text:span text:style-name="Strong_20_Emphasis">UID efectivo</text:span> = Es el UID que el sistema usa para <text:span text:style-name="Strong_20_Emphasis">decidir si el proceso puede hacer algo</text:span> (por ejemplo, si tiene permisos de administrador).</text:p>
        </text:list-item>
      </text:list>
      <text:h text:style-name="Heading_20_3" text:outline-level="3">Ejemplo:</text:h>
      <text:p text:style-name="Text_20_body">Imagina que eres un <text:span text:style-name="Strong_20_Emphasis">usuario normal</text:span> con UID 1001. Cuando inicias un programa, su <text:span text:style-name="Strong_20_Emphasis">UID real</text:span> será <text:span text:style-name="Strong_20_Emphasis">1001</text:span>.</text:p>
      <text:p text:style-name="P646">Ahora, si ese programa necesita hacer algo que solo <text:span text:style-name="Strong_20_Emphasis">root</text:span> puede hacer (como cambiar configuraciones importantes), el <text:span text:style-name="Strong_20_Emphasis">UID efectivo</text:span> del programa puede cambiar a <text:span text:style-name="Strong_20_Emphasis">0</text:span> (root), aunque el UID real siga siendo <text:span text:style-name="Strong_20_Emphasis">1001</text:span>.</text:p>
      <text:p text:style-name="P646">Cuando el programa termina, su <text:span text:style-name="Strong_20_Emphasis">UID efectivo</text:span> vuelve a ser <text:span text:style-name="Strong_20_Emphasis">1001</text:span>, como el de su <text:span text:style-name="Strong_20_Emphasis">usuario real</text:span>.</text:p>
      <text:p text:style-name="P605">Para poder ver los usuarios que TENEMOS ACTUALMENTE EN EL SISTEMA (fuera del shell), podemos usar <text:span text:style-name="T36">cat /etc/passwd </text:span>y nos enseñara los usuarios y sus credenciales.</text:p>
      <text:p text:style-name="P605"><text:soft-page-break/></text:p>
      <text:p text:style-name="P34">Para crear un nuevo usuario:</text:p>
      <text:p text:style-name="P605">1-Crear usuario:</text:p>
      <text:p text:style-name="P605">sudo useradd user1</text:p>
      <text:p text:style-name="P605"/>
      <text:p text:style-name="P605">2-Mover ejecutable y cambiar permisos:</text:p>
      <text:p text:style-name="P605">cp shell.out /tmp</text:p>
      <text:p text:style-name="P605">chmod 4755 /tmp/shell.out</text:p>
      <text:p text:style-name="P605"/>
      <text:p text:style-name="P605">3-Cambiar de usuario:</text:p>
      <text:p text:style-name="P605">su user1</text:p>
      <text:p text:style-name="P605">Contraseña: ...</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list xml:id="list174316388048201" text:continue-list="list174315582507484" text:style-name="L241">
        <text:list-item>
          <text:p text:style-name="P1066"><text:soft-page-break/><text:span text:style-name="Source_20_Text"><text:span text:style-name="T326">Funciones</text:span></text:span><text:span text:style-name="Source_20_Text"><text:span text:style-name="T281"> de</text:span></text:span><text:span text:style-name="Source_20_Text"><text:span text:style-name="T326"> credenciales</text:span></text:span></text:p>
        </text:list-item>
      </text:list>
      <text:h text:style-name="P563" text:outline-level="3"><text:span text:style-name="Source_20_Text"><text:span text:style-name="T306">32-getuid</text:span></text:span><text:span text:style-name="T306">:</text:span></text:h>
      <text:p text:style-name="P562">Esta función muestra el <text:span text:style-name="Strong_20_Emphasis">UID real</text:span> y el <text:span text:style-name="Strong_20_Emphasis">UID efectivo</text:span> del proceso que está ejecutando el shell.</text:p>
      <text:p text:style-name="Text_20_body"><text:span text:style-name="Strong_20_Emphasis">¿Qué hace?</text:span></text:p>
      <text:list text:style-name="L269">
        <text:list-item>
          <text:p text:style-name="P1116"><text:span text:style-name="Strong_20_Emphasis"><text:span text:style-name="Source_20_Text">getuid()</text:span></text:span>: Obtiene el <text:span text:style-name="Strong_20_Emphasis">UID real</text:span> (el UID del usuario que lanzó el proceso).</text:p>
        </text:list-item>
        <text:list-item>
          <text:p text:style-name="P1116"><text:span text:style-name="Strong_20_Emphasis"><text:span text:style-name="Source_20_Text">geteuid()</text:span></text:span>: Obtiene el <text:span text:style-name="Strong_20_Emphasis">UID efectivo</text:span> (el UID con el que el sistema verifica los permisos del proceso).</text:p>
        </text:list-item>
        <text:list-item>
          <text:p text:style-name="P1115">Usa <text:span text:style-name="Strong_20_Emphasis"><text:span text:style-name="Source_20_Text">getpwuid()</text:span></text:span> para obtener el <text:span text:style-name="Strong_20_Emphasis">nombre de usuario</text:span> asociado a cada UID.</text:p>
        </text:list-item>
      </text:list>
      <text:p text:style-name="Text_20_body"><text:span text:style-name="Strong_20_Emphasis">Salida esperada en el shell</text:span>:</text:p>
      <text:p text:style-name="P560">Credencial real: 1000, (ismael)</text:p>
      <text:p text:style-name="P560">Credencial efectiva: 1000, (ismael)</text:p>
      <text:p text:style-name="P606"/>
      <text:p text:style-name="P316">33-setuid:<text:span text:style-name="T121"> setuid [-l] &lt;uid|username&gt;</text:span></text:p>
      <text:p text:style-name="P647">Establece la credencial efectiva del proceso (-l para el nombre). Sin argumento se le pasa el UID.</text:p>
      <text:p text:style-name="P648">En este caso solo se cambia la CE con geteuid. getuid cambia las dos credenciales a la vez.</text:p>
      <text:p text:style-name="P562">La función <text:span text:style-name="Source_20_Text">cmd_setuid</text:span> permite cambiar la <text:span text:style-name="Strong_20_Emphasis">credencial efectiva</text:span> de un proceso a un nuevo UID. Dependiendo de los argumentos proporcionados, la función puede cambiar el UID efectivo de dos maneras:</text:p>
      <text:list text:style-name="L270">
        <text:list-item>
          <text:p text:style-name="P1117"><text:span text:style-name="Strong_20_Emphasis">Por nombre de usuario</text:span>: Si se pasa el argumento <text:span text:style-name="Source_20_Text">-l</text:span> seguido de un nombre de usuario, la función busca el UID correspondiente a ese usuario en la base de datos del sistema. Para ello, utiliza la función <text:span text:style-name="Source_20_Text"><text:span text:style-name="T36">getpwnam</text:span></text:span> que devuelve la información del usuario, incluida su ID de usuario (UID). Luego, cambia la credencial efectiva del proceso a ese UID usando la función <text:span text:style-name="Source_20_Text">seteuid</text:span>.</text:p>
        </text:list-item>
        <text:list-item>
          <text:p text:style-name="P1117"><text:span text:style-name="Strong_20_Emphasis">Por UID numérico</text:span>: Si el primer argumento no es <text:span text:style-name="Source_20_Text">-l</text:span>, la función interpreta el argumento como un UID numérico. Utiliza <text:span text:style-name="Source_20_Text">strtol</text:span> para convertir la cadena proporcionada en un número entero y luego valida que la conversión fue exitosa. Si el valor es válido, cambia el UID efectivo del proceso con <text:span text:style-name="Source_20_Text">seteuid</text:span>.</text:p>
        </text:list-item>
      </text:list>
      <text:p text:style-name="Text_20_body">Si el cambio de UID es exitoso, la función muestra el nuevo UID efectivo y el nombre de usuario correspondiente (si está disponible). Si ocurre un error en cualquiera de los pasos, como un nombre de usuario no válido o un UID incorrecto, se muestra un mensaje de error adecuado.</text:p>
      <text:p text:style-name="Text_20_body">Las funciones clave utilizadas en <text:span text:style-name="Source_20_Text">cmd_setuid</text:span> incluyen:</text:p>
      <text:list text:style-name="L271">
        <text:list-item>
          <text:p text:style-name="P1119"><text:span text:style-name="Strong_20_Emphasis"><text:span text:style-name="Source_20_Text">getpwnam</text:span></text:span>: Para obtener la información del usuario por nombre.</text:p>
        </text:list-item>
        <text:list-item>
          <text:p text:style-name="P1119"><text:span text:style-name="Strong_20_Emphasis"><text:span text:style-name="Source_20_Text">strtol</text:span></text:span>: Para convertir una cadena en un número (UID).</text:p>
        </text:list-item>
        <text:list-item>
          <text:p text:style-name="P1119"><text:span text:style-name="Strong_20_Emphasis"><text:span text:style-name="Source_20_Text">seteuid</text:span></text:span>: Para cambiar el UID efectivo del proceso.</text:p>
        </text:list-item>
        <text:list-item>
          <text:p text:style-name="P1118"><text:span text:style-name="Strong_20_Emphasis"><text:span text:style-name="Source_20_Text">geteuid</text:span></text:span><text:span text:style-name="Strong_20_Emphasis"> y </text:span><text:span text:style-name="Strong_20_Emphasis"><text:span text:style-name="Source_20_Text">getpwuid</text:span></text:span>: Para obtener y mostrar el UID efectivo actual y su nombre asociado.</text:p>
        </text:list-item>
      </text:list>
      <text:h text:style-name="Heading_20_3" text:outline-level="3"><text:soft-page-break/>Casos para <text:span text:style-name="T449">i</text:span><text:span text:style-name="Strong_20_Emphasis">smael</text:span> (UID 100<text:span text:style-name="T449">0</text:span>):<text:span text:style-name="T449"> <text:s/>el archivo lo creó Ismael</text:span></text:h>
      <text:list xml:id="list1213653022" text:style-name="L272">
        <text:list-item>
          <text:p text:style-name="P1120"><text:span text:style-name="Strong_20_Emphasis"><text:span text:style-name="T445">i</text:span></text:span><text:span text:style-name="Strong_20_Emphasis"><text:span text:style-name="T444">smael ejecuta </text:span></text:span><text:span text:style-name="Strong_20_Emphasis"><text:span text:style-name="Source_20_Text"><text:span text:style-name="T444">setuid -l user1</text:span></text:span></text:span><text:span text:style-name="T444">:</text:span></text:p>
          <text:list>
            <text:list-item>
              <text:p text:style-name="P1121"><text:span text:style-name="Strong_20_Emphasis"><text:span text:style-name="T444">Ejecutado por</text:span></text:span><text:span text:style-name="T444">: Ismael</text:span><text:span text:style-name="T445"> <text:s/>-&gt; CR: ismael / CE : ismael</text:span></text:p>
            </text:list-item>
            <text:list-item>
              <text:p text:style-name="P1121"><text:span text:style-name="Strong_20_Emphasis"><text:span text:style-name="T444">Credencial real</text:span></text:span><text:span text:style-name="T444">: 100</text:span><text:span text:style-name="T445">0</text:span><text:span text:style-name="T444"> (</text:span><text:span text:style-name="T445">i</text:span><text:span text:style-name="T444">smael)</text:span></text:p>
            </text:list-item>
            <text:list-item>
              <text:p text:style-name="P1121"><text:span text:style-name="Strong_20_Emphasis"><text:span text:style-name="T444">Credencial efectiva</text:span></text:span><text:span text:style-name="T444">: 100</text:span><text:span text:style-name="T445">1</text:span><text:span text:style-name="T444"> (user1)</text:span></text:p>
            </text:list-item>
            <text:list-item>
              <text:p text:style-name="P1121"><text:span text:style-name="Strong_20_Emphasis"><text:span text:style-name="T444">Explicación</text:span></text:span><text:span text:style-name="T444">: Cambia el UID efectivo de Ismael a </text:span><text:span text:style-name="Source_20_Text"><text:span text:style-name="T444">user1</text:span></text:span><text:span text:style-name="T444"> (UID 100</text:span><text:span text:style-name="T445">1</text:span><text:span text:style-name="T444">).</text:span></text:p>
            </text:list-item>
          </text:list>
        </text:list-item>
        <text:list-item>
          <text:p text:style-name="P1120"><text:span text:style-name="Strong_20_Emphasis"><text:span text:style-name="T445">i</text:span></text:span><text:span text:style-name="Strong_20_Emphasis"><text:span text:style-name="T444">smael ejecuta </text:span></text:span><text:span text:style-name="Strong_20_Emphasis"><text:span text:style-name="Source_20_Text"><text:span text:style-name="T444">setuid 100</text:span></text:span></text:span><text:span text:style-name="Strong_20_Emphasis"><text:span text:style-name="Source_20_Text"><text:span text:style-name="T445">1</text:span></text:span></text:span><text:span text:style-name="T444">:</text:span></text:p>
        </text:list-item>
      </text:list>
      <text:list text:style-name="L273">
        <text:list-item>
          <text:list>
            <text:list-item>
              <text:p text:style-name="P1122"><text:span text:style-name="Strong_20_Emphasis"><text:span text:style-name="T444">Ejecutado por</text:span></text:span><text:span text:style-name="T444">: </text:span><text:span text:style-name="T445">i</text:span><text:span text:style-name="T444">smael</text:span><text:span text:style-name="T445"> <text:s text:c="2"/>-&gt; CR: ismael / CE : ismael</text:span></text:p>
            </text:list-item>
          </text:list>
        </text:list-item>
      </text:list>
      <text:list text:style-name="L274">
        <text:list-item>
          <text:list>
            <text:list-item>
              <text:p text:style-name="P1123"><text:span text:style-name="Strong_20_Emphasis"><text:span text:style-name="T444">Credencial real</text:span></text:span><text:span text:style-name="T444">: 100</text:span><text:span text:style-name="T445">0</text:span><text:span text:style-name="T444"> (</text:span><text:span text:style-name="T445">ismael</text:span><text:span text:style-name="T444">)</text:span></text:p>
            </text:list-item>
          </text:list>
        </text:list-item>
      </text:list>
      <text:list xml:id="list174315940668526" text:continue-list="list1213653022" text:style-name="L272">
        <text:list-item>
          <text:list>
            <text:list-item>
              <text:p text:style-name="P1121"><text:span text:style-name="Strong_20_Emphasis"><text:span text:style-name="T444">Credencial efectiva</text:span></text:span><text:span text:style-name="T444">: 100</text:span><text:span text:style-name="T445">1</text:span><text:span text:style-name="T444"> (user1)</text:span></text:p>
            </text:list-item>
            <text:list-item>
              <text:p text:style-name="P1121"><text:span text:style-name="Strong_20_Emphasis"><text:span text:style-name="T444">Explicación</text:span></text:span><text:span text:style-name="T444">: Cambia el UID efectivo de Ismael a 100</text:span><text:span text:style-name="T445">1</text:span><text:span text:style-name="T444"> (user1).</text:span></text:p>
            </text:list-item>
          </text:list>
        </text:list-item>
        <text:list-item>
          <text:p text:style-name="P1120"><text:span text:style-name="Strong_20_Emphasis"><text:span text:style-name="T444">Ismael ejecuta </text:span></text:span><text:span text:style-name="Strong_20_Emphasis"><text:span text:style-name="Source_20_Text"><text:span text:style-name="T444">setuid 100</text:span></text:span></text:span><text:span text:style-name="Strong_20_Emphasis"><text:span text:style-name="Source_20_Text"><text:span text:style-name="T445">0</text:span></text:span></text:span><text:span text:style-name="T444">:</text:span></text:p>
        </text:list-item>
      </text:list>
      <text:list text:style-name="L275">
        <text:list-item>
          <text:list>
            <text:list-item>
              <text:p text:style-name="P1124"><text:span text:style-name="Strong_20_Emphasis"><text:span text:style-name="T444">Ejecutado por</text:span></text:span><text:span text:style-name="T444">: </text:span><text:span text:style-name="T445">ismael <text:s/>CR: ismael / CE : ismael</text:span></text:p>
            </text:list-item>
          </text:list>
        </text:list-item>
      </text:list>
      <text:list text:style-name="L276">
        <text:list-item>
          <text:list>
            <text:list-item>
              <text:p text:style-name="P1125"><text:span text:style-name="Strong_20_Emphasis"><text:span text:style-name="T444">Credencial real</text:span></text:span><text:span text:style-name="T444">: 100</text:span><text:span text:style-name="T445">0</text:span><text:span text:style-name="T444"> (</text:span><text:span text:style-name="T445">ismael</text:span><text:span text:style-name="T444">)</text:span></text:p>
            </text:list-item>
          </text:list>
        </text:list-item>
      </text:list>
      <text:list text:style-name="L277">
        <text:list-item>
          <text:list>
            <text:list-item>
              <text:p text:style-name="P1126"><text:span text:style-name="Strong_20_Emphasis"><text:span text:style-name="T444">Credencial efectiva</text:span></text:span><text:span text:style-name="T444">: 100</text:span><text:span text:style-name="T445">0</text:span><text:span text:style-name="T444"> (</text:span><text:span text:style-name="T445">ismael</text:span><text:span text:style-name="T444">)</text:span></text:p>
            </text:list-item>
          </text:list>
        </text:list-item>
      </text:list>
      <text:list xml:id="list174315578119290" text:continue-list="list174315940668526" text:style-name="L272">
        <text:list-item>
          <text:list>
            <text:list-item>
              <text:p text:style-name="P1121"><text:span text:style-name="Strong_20_Emphasis"><text:span text:style-name="T444">Explicación</text:span></text:span><text:span text:style-name="T444">: El UID efectivo sigue siendo el mismo que el real.</text:span></text:p>
            </text:list-item>
          </text:list>
        </text:list-item>
        <text:list-item>
          <text:p text:style-name="P1120"><text:span text:style-name="Strong_20_Emphasis"><text:span text:style-name="T444">Ismael ejecuta </text:span></text:span><text:span text:style-name="Strong_20_Emphasis"><text:span text:style-name="Source_20_Text"><text:span text:style-name="T444">setuid 100</text:span></text:span></text:span><text:span text:style-name="Strong_20_Emphasis"><text:span text:style-name="Source_20_Text"><text:span text:style-name="T445">2 </text:span></text:span></text:span><text:span text:style-name="T444">(UID no existente):</text:span></text:p>
        </text:list-item>
      </text:list>
      <text:list text:style-name="L278">
        <text:list-item>
          <text:list>
            <text:list-item>
              <text:p text:style-name="P1127"><text:span text:style-name="Strong_20_Emphasis"><text:span text:style-name="T444">Ejecutado por</text:span></text:span><text:span text:style-name="T444">: </text:span><text:span text:style-name="T445"><text:s/>ismael <text:s/>-&gt; CR: ismael / CE : ismael</text:span></text:p>
            </text:list-item>
          </text:list>
        </text:list-item>
      </text:list>
      <text:list text:style-name="L279">
        <text:list-item>
          <text:list>
            <text:list-item>
              <text:p text:style-name="P1128"><text:span text:style-name="Strong_20_Emphasis"><text:span text:style-name="T444">Credencial real</text:span></text:span><text:span text:style-name="T444">: 100</text:span><text:span text:style-name="T445">0</text:span><text:span text:style-name="T444"> (</text:span><text:span text:style-name="T445">ismael</text:span><text:span text:style-name="T444">)</text:span></text:p>
            </text:list-item>
          </text:list>
        </text:list-item>
      </text:list>
      <text:list text:style-name="L280">
        <text:list-item>
          <text:list>
            <text:list-item>
              <text:p text:style-name="P1129"><text:span text:style-name="Strong_20_Emphasis"><text:span text:style-name="T444">Credencial efectiva</text:span></text:span><text:span text:style-name="T444">: 100</text:span><text:span text:style-name="T445">0</text:span><text:span text:style-name="T444"> (</text:span><text:span text:style-name="T445">ismael</text:span><text:span text:style-name="T444">)</text:span></text:p>
            </text:list-item>
          </text:list>
        </text:list-item>
      </text:list>
      <text:list text:continue-list="list174315578119290" text:style-name="L272">
        <text:list-item>
          <text:list>
            <text:list-item>
              <text:p text:style-name="P1120"><text:span text:style-name="Strong_20_Emphasis"><text:span text:style-name="T444">Explicación</text:span></text:span><text:span text:style-name="T444">: Error, el UID 1003 no existe, no cambia el UID efectivo.</text:span></text:p>
            </text:list-item>
          </text:list>
        </text:list-item>
      </text:list>
      <text:h text:style-name="Heading_20_3" text:outline-level="3">Casos para <text:span text:style-name="Strong_20_Emphasis">user1</text:span> (UID 100<text:span text:style-name="T449">1</text:span>):<text:span text:style-name="T449"> <text:s/>el archivo lo creó Ismael</text:span></text:h>
      <text:list xml:id="list3247433232" text:style-name="L281">
        <text:list-item>
          <text:p text:style-name="P1130"><text:span text:style-name="Strong_20_Emphasis"><text:span text:style-name="T444">user1 ejecuta </text:span></text:span><text:span text:style-name="Strong_20_Emphasis"><text:span text:style-name="Source_20_Text"><text:span text:style-name="T444">setuid -l </text:span></text:span></text:span><text:span text:style-name="Strong_20_Emphasis"><text:span text:style-name="Source_20_Text"><text:span text:style-name="T446">i</text:span></text:span></text:span><text:span text:style-name="Strong_20_Emphasis"><text:span text:style-name="Source_20_Text"><text:span text:style-name="T444">smael</text:span></text:span></text:span><text:span text:style-name="T444">:</text:span></text:p>
        </text:list-item>
      </text:list>
      <text:list text:style-name="L282">
        <text:list-item>
          <text:list>
            <text:list-item>
              <text:p text:style-name="P1132"><text:span text:style-name="Strong_20_Emphasis"><text:span text:style-name="T444">Ejecutado por</text:span></text:span><text:span text:style-name="T444">: user1</text:span><text:span text:style-name="T445"> <text:s/>-&gt; CR: </text:span><text:span text:style-name="T446">user1 </text:span><text:span text:style-name="T445">/ CE : user1</text:span></text:p>
            </text:list-item>
          </text:list>
        </text:list-item>
      </text:list>
      <text:list xml:id="list174317271845482" text:continue-list="list3247433232" text:style-name="L281">
        <text:list-item>
          <text:list>
            <text:list-item>
              <text:p text:style-name="P1131"><text:span text:style-name="Strong_20_Emphasis"><text:span text:style-name="T444">Credencial real</text:span></text:span><text:span text:style-name="T444">: 100</text:span><text:span text:style-name="T445">1</text:span><text:span text:style-name="T444"> (user1)</text:span></text:p>
            </text:list-item>
            <text:list-item>
              <text:p text:style-name="P1131"><text:span text:style-name="Strong_20_Emphasis"><text:span text:style-name="T444">Credencial efectiva</text:span></text:span><text:span text:style-name="T444">: 100</text:span><text:span text:style-name="T445">0</text:span><text:span text:style-name="T444"> (</text:span><text:span text:style-name="T446">i</text:span><text:span text:style-name="T444">smael)</text:span></text:p>
            </text:list-item>
            <text:list-item>
              <text:p text:style-name="P1131"><text:span text:style-name="Strong_20_Emphasis"><text:span text:style-name="T444">Explicación</text:span></text:span><text:span text:style-name="T444">: Cambia el UID efectivo de </text:span><text:span text:style-name="Source_20_Text"><text:span text:style-name="T444">user1</text:span></text:span><text:span text:style-name="T444"> a </text:span><text:span text:style-name="T446">i</text:span><text:span text:style-name="Source_20_Text"><text:span text:style-name="T444">smael</text:span></text:span><text:span text:style-name="T444"> (UID 1001).</text:span></text:p>
            </text:list-item>
          </text:list>
        </text:list-item>
        <text:list-item>
          <text:p text:style-name="P1130"><text:span text:style-name="Strong_20_Emphasis"><text:span text:style-name="T444">user1 ejecuta </text:span></text:span><text:span text:style-name="Strong_20_Emphasis"><text:span text:style-name="Source_20_Text"><text:span text:style-name="T444">setuid 100</text:span></text:span></text:span><text:span text:style-name="Strong_20_Emphasis"><text:span text:style-name="Source_20_Text"><text:span text:style-name="T446">0</text:span></text:span></text:span><text:span text:style-name="T444">:</text:span></text:p>
        </text:list-item>
      </text:list>
      <text:list text:style-name="L283">
        <text:list-item>
          <text:list>
            <text:list-item>
              <text:p text:style-name="P1133"><text:span text:style-name="Strong_20_Emphasis"><text:span text:style-name="T444">Ejecutado por</text:span></text:span><text:span text:style-name="T444">: user1</text:span><text:span text:style-name="T446"> -</text:span><text:span text:style-name="T445">&gt; CR: </text:span><text:span text:style-name="T446">user1 </text:span><text:span text:style-name="T445">/ CE : user1</text:span></text:p>
            </text:list-item>
          </text:list>
        </text:list-item>
      </text:list>
      <text:list xml:id="list174316717783325" text:continue-list="list174317271845482" text:style-name="L281">
        <text:list-item>
          <text:list>
            <text:list-item>
              <text:p text:style-name="P1131"><text:span text:style-name="Strong_20_Emphasis"><text:span text:style-name="T444">Credencial real</text:span></text:span><text:span text:style-name="T444">: 100</text:span><text:span text:style-name="T446">1</text:span><text:span text:style-name="T444"> (user1)</text:span></text:p>
            </text:list-item>
            <text:list-item>
              <text:p text:style-name="P1131"><text:span text:style-name="Strong_20_Emphasis"><text:span text:style-name="T444">Credencial efectiva</text:span></text:span><text:span text:style-name="T444">: 1001</text:span><text:span text:style-name="T446">0</text:span><text:span text:style-name="T444">(Ismael)</text:span></text:p>
            </text:list-item>
            <text:list-item>
              <text:p text:style-name="P1131"><text:span text:style-name="Strong_20_Emphasis"><text:span text:style-name="T444">Explicación</text:span></text:span><text:span text:style-name="T444">: Cambia el UID efectivo de </text:span><text:span text:style-name="Source_20_Text"><text:span text:style-name="T444">user1</text:span></text:span><text:span text:style-name="T444"> a 1001 (Ismael).</text:span></text:p>
            </text:list-item>
          </text:list>
        </text:list-item>
        <text:list-item>
          <text:p text:style-name="P1130"><text:span text:style-name="Strong_20_Emphasis"><text:span text:style-name="T444">user1 ejecuta </text:span></text:span><text:span text:style-name="Strong_20_Emphasis"><text:span text:style-name="Source_20_Text"><text:span text:style-name="T444">setuid 100</text:span></text:span></text:span><text:span text:style-name="Strong_20_Emphasis"><text:span text:style-name="Source_20_Text"><text:span text:style-name="T446">1</text:span></text:span></text:span><text:span text:style-name="T444">:</text:span></text:p>
          <text:list>
            <text:list-item>
              <text:p text:style-name="P1131"><text:span text:style-name="Strong_20_Emphasis"><text:span text:style-name="T444">Ejecutado por</text:span></text:span><text:span text:style-name="T444">: user1</text:span></text:p>
            </text:list-item>
          </text:list>
        </text:list-item>
      </text:list>
      <text:list text:style-name="L284">
        <text:list-item>
          <text:list>
            <text:list-item>
              <text:p text:style-name="P1134"><text:span text:style-name="Strong_20_Emphasis"><text:span text:style-name="T444">Credencial real</text:span></text:span><text:span text:style-name="T444">: 100</text:span><text:span text:style-name="T446">1 </text:span><text:span text:style-name="T444">(user1)</text:span><text:span text:style-name="T446"> -</text:span><text:span text:style-name="T445">&gt; CR: </text:span><text:span text:style-name="T446">user1 </text:span><text:span text:style-name="T445">/ CE : user1</text:span></text:p>
            </text:list-item>
          </text:list>
        </text:list-item>
      </text:list>
      <text:list xml:id="list174317171587401" text:continue-list="list174316717783325" text:style-name="L281">
        <text:list-item>
          <text:list>
            <text:list-item>
              <text:p text:style-name="P1131"><text:span text:style-name="Strong_20_Emphasis"><text:span text:style-name="T444">Credencial efectiva</text:span></text:span><text:span text:style-name="T444">: 100</text:span><text:span text:style-name="T446">1</text:span><text:span text:style-name="T444"> (user1)</text:span></text:p>
            </text:list-item>
            <text:list-item>
              <text:p text:style-name="P1131"><text:span text:style-name="Strong_20_Emphasis"><text:span text:style-name="T444">Explicación</text:span></text:span><text:span text:style-name="T444">: El UID efectivo sigue siendo el mismo que el real.</text:span></text:p>
            </text:list-item>
          </text:list>
        </text:list-item>
        <text:list-item>
          <text:p text:style-name="P1130"><text:span text:style-name="Strong_20_Emphasis"><text:span text:style-name="T444">user1 ejecuta </text:span></text:span><text:span text:style-name="Strong_20_Emphasis"><text:span text:style-name="Source_20_Text"><text:span text:style-name="T444">setuid 1003</text:span></text:span></text:span><text:span text:style-name="T444"> (UID no existente):</text:span></text:p>
        </text:list-item>
      </text:list>
      <text:list text:style-name="L285">
        <text:list-item>
          <text:list>
            <text:list-item>
              <text:p text:style-name="P1135"><text:span text:style-name="Strong_20_Emphasis"><text:span text:style-name="T444">Ejecutado por</text:span></text:span><text:span text:style-name="T444">: user1</text:span><text:span text:style-name="T446"> -</text:span><text:span text:style-name="T445">&gt; CR: </text:span><text:span text:style-name="T446">user1 </text:span><text:span text:style-name="T445">/ CE : user1</text:span></text:p>
            </text:list-item>
          </text:list>
        </text:list-item>
      </text:list>
      <text:list text:continue-list="list174317171587401" text:style-name="L281">
        <text:list-item>
          <text:list>
            <text:list-item>
              <text:p text:style-name="P1131"><text:span text:style-name="Strong_20_Emphasis"><text:span text:style-name="T444">Credencial real</text:span></text:span><text:span text:style-name="T444">: 100</text:span><text:span text:style-name="T446">1</text:span><text:span text:style-name="T444"> (user1)</text:span></text:p>
            </text:list-item>
            <text:list-item>
              <text:p text:style-name="P1131"><text:span text:style-name="Strong_20_Emphasis"><text:span text:style-name="T444">Credencial efectiva</text:span></text:span><text:span text:style-name="T444">: 100</text:span><text:span text:style-name="T446">1</text:span><text:span text:style-name="T444"> (user1)</text:span></text:p>
            </text:list-item>
            <text:list-item>
              <text:p text:style-name="P1130"><text:span text:style-name="Strong_20_Emphasis"><text:span text:style-name="T444">Explicación</text:span></text:span><text:span text:style-name="T444">: Error, el UID 1003 no existe, no cambia el UID efecti</text:span><text:span text:style-name="T445">va-</text:span></text:p>
            </text:list-item>
          </text:list>
        </text:list-item>
      </text:list>
      <text:list xml:id="list174316562247224" text:continue-list="list174316388048201" text:style-name="L241">
        <text:list-item>
          <text:p text:style-name="P1066"><text:soft-page-break/><text:span text:style-name="Source_20_Text"><text:span text:style-name="T326">Funciones</text:span></text:span><text:span text:style-name="Source_20_Text"><text:span text:style-name="T281"> d</text:span></text:span><text:span text:style-name="Source_20_Text"><text:span text:style-name="T326">el PATH y de las variables de entorno</text:span></text:span></text:p>
        </text:list-item>
      </text:list>
      <text:p text:style-name="P560">Las <text:span text:style-name="Strong_20_Emphasis">variables de entorno</text:span> son una forma de almacenar información en el sistema operativo que puede ser usada por programas o procesos. Son como "notas" o "valores" que el sistema guarda para ayudar a los programas a saber cosas importantes, como:</text:p>
      <text:list text:style-name="L286">
        <text:list-item>
          <text:p text:style-name="P1137">Dónde están ciertos archivos.</text:p>
        </text:list-item>
        <text:list-item>
          <text:p text:style-name="P1137">Cómo deben comportarse los programas.</text:p>
        </text:list-item>
        <text:list-item>
          <text:p text:style-name="P1136">Información sobre el usuario o el sistema.</text:p>
        </text:list-item>
      </text:list>
      <text:p text:style-name="P314">VARIABLES DE RETORNO BÁSICAS:</text:p>
      <text:p text:style-name="P594"><text:span text:style-name="T436">1-PATH: </text:span>Una lista de directorios donde el sistema busca programas ejecutables.</text:p>
      <text:p text:style-name="P594"><text:span text:style-name="T436">2-HOME: </text:span>La ruta al directorio personal del usuario.</text:p>
      <text:p text:style-name="P594"><text:span text:style-name="T436">3-SHELL: </text:span>La ruta al programa que actúa como tu shell (terminal).</text:p>
      <text:p text:style-name="P594"><text:span text:style-name="T436">4-USER: </text:span>El nombre del usuario actual que ha iniciado sesión.</text:p>
      <text:p text:style-name="P594"><text:span text:style-name="T436">5-LANG: </text:span>El idioma y codificación que debe usar el sistema.</text:p>
      <text:p text:style-name="P594"><text:span text:style-name="T436">6-PWD: </text:span>El directorio actual donde estás trabajando en la terminal.</text:p>
      <text:p text:style-name="P607">7- _: donde se almacena el ejecutable de nuestro código.</text:p>
      <text:p text:style-name="P593"/>
      <text:p text:style-name="P315">MANERAS DE ACCEDER A LAS VARIABLES DE ENTORNO EN C:</text:p>
      <text:p text:style-name="P596"><text:span text:style-name="T104">1-</text:span><text:span text:style-name="T87">Variable externa</text:span><text:span text:style-name="T104"> environ</text:span><text:span text:style-name="T215">(extern char **environ)</text:span><text:span text:style-name="T112">:</text:span><text:span text:style-name="T215"> </text:span><text:span text:style-name="Source_20_Text"><text:span text:style-name="T121">environ</text:span></text:span><text:span text:style-name="T121"> está declarada en otro lugar (</text:span><text:span text:style-name="T73"> biblioteca estándar del sistema operativo</text:span><text:span text:style-name="T114">, &lt;unistd.h&gt;</text:span><text:span text:style-name="T121">) y no se define en tu programa directamente.</text:span><text:span text:style-name="T215"> Es un puntero a un arreglo de cadenas (arreglo de punteros). Cada cadena es una variable de entorno en formato: </text:span><text:span text:style-name="T180">NOMBRE=VALOR</text:span></text:p>
      <text:p text:style-name="P608"><text:span text:style-name="T180">2</text:span><text:span text:style-name="T106">-</text:span><text:span text:style-name="T88">Tercera variable del main</text:span><text:span text:style-name="T89"> </text:span><text:span text:style-name="T105">envp</text:span><text:span text:style-name="T185"> </text:span><text:span text:style-name="T162">(environ se utiliza para obtener la tercera variable del main</text:span><text:span text:style-name="T158">, char *envp []): Es un arreglo de cadenas que contiene las variables de entorno pasadas al programa. Cada cadena tiene la forma </text:span><text:span text:style-name="Source_20_Text"><text:span text:style-name="T181">NOMBRE=VALOR</text:span></text:span><text:span text:style-name="Source_20_Text"><text:span text:style-name="T163">. </text:span></text:span><text:span text:style-name="Source_20_Text"><text:span text:style-name="T287">Similar a environ, pero envp solo está disponible en el main y es un argumento que recibe el programa.</text:span></text:span></text:p>
      <text:p text:style-name="P609"><text:span text:style-name="T158">3</text:span><text:span text:style-name="T163">-Usando la función </text:span><text:span text:style-name="T186">getenv</text:span><text:span text:style-name="T163">(es una funcion estándar de la librería &lt;stdlib.h&gt; </text:span><text:span text:style-name="T123">que se utiliza para obtener el valor de una variable de entorno específica</text:span><text:span text:style-name="T163">): Recibe el nombre de la variable como argumento y devuelve su valor o </text:span><text:span text:style-name="Source_20_Text"><text:span text:style-name="T163">NULL</text:span></text:span><text:span text:style-name="T163"> si no se encuentra la variable.</text:span></text:p>
      <text:p text:style-name="P595"/>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574" text:outline-level="3"><text:soft-page-break/><text:span text:style-name="Source_20_Text"><text:span text:style-name="T306">3</text:span></text:span><text:span text:style-name="Source_20_Text"><text:span text:style-name="T307">4</text:span></text:span><text:span text:style-name="Source_20_Text"><text:span text:style-name="T306">-</text:span></text:span><text:span text:style-name="Source_20_Text"><text:span text:style-name="T307">showvar</text:span></text:span><text:span text:style-name="Strong_20_Emphasis"><text:span text:style-name="T306">:</text:span></text:span><text:span text:style-name="Strong_20_Emphasis"><text:span text:style-name="T311"> <text:s/>showvar v1 v2 ...</text:span></text:span><text:span text:style-name="Strong_20_Emphasis"><text:span text:style-name="T312"> <text:s/>(v1, v2 etc son variables de entorno. Se pueden ver con showvar)</text:span></text:span></text:h>
      <text:p text:style-name="Text_20_body"><text:span text:style-name="Strong_20_Emphasis"><text:span text:style-name="T228">La función </text:span></text:span><text:span text:style-name="Strong_20_Emphasis"><text:span text:style-name="Source_20_Text"><text:span text:style-name="T228">cmd_showvar</text:span></text:span></text:span><text:span text:style-name="Strong_20_Emphasis"><text:span text:style-name="T228"> tiene como objetivo mostrar las variables de entorno del sistema, su valor y sus direcciones de memoria. Dependiendo de si se pasan o no argumentos al comando, la función actúa de una manera diferente:</text:span></text:span></text:p>
      <text:list text:style-name="L287">
        <text:list-item>
          <text:p text:style-name="P1138"><text:span text:style-name="Strong_20_Emphasis">Si no se pasan argumentos:</text:span></text:p>
          <text:list>
            <text:list-item>
              <text:p text:style-name="P1139">La función recorre todas las variables de entorno disponibles (que están en el arreglo <text:span text:style-name="Source_20_Text">envp[]</text:span>), y para cada variable, imprime:</text:p>
              <text:list>
                <text:list-item>
                  <text:p text:style-name="P1139">La dirección de memoria de la variable de entorno en <text:span text:style-name="Source_20_Text">envp[]</text:span>.</text:p>
                </text:list-item>
                <text:list-item>
                  <text:p text:style-name="P1139">El índice de la variable dentro del arreglo.</text:p>
                </text:list-item>
                <text:list-item>
                  <text:p text:style-name="P1139">La dirección de memoria de la cadena que contiene la variable de entorno (en el formato <text:span text:style-name="Source_20_Text">NOMBRE=VALOR</text:span>).</text:p>
                </text:list-item>
                <text:list-item>
                  <text:p text:style-name="P1139">El contenido de la variable, es decir, su nombre y valor.</text:p>
                </text:list-item>
              </text:list>
            </text:list-item>
          </text:list>
        </text:list-item>
        <text:list-item>
          <text:p text:style-name="P1138"><text:span text:style-name="Strong_20_Emphasis">Si se pasan argumentos (nombres de variables de entorno):</text:span></text:p>
          <text:list>
            <text:list-item>
              <text:p text:style-name="P1138">La función busca cada nombre de variable especificado en los argumentos en tres lugares diferentes:</text:p>
              <text:p text:style-name="P1138">a. <text:span text:style-name="Strong_20_Emphasis">En el arreglo </text:span><text:span text:style-name="Strong_20_Emphasis"><text:span text:style-name="Source_20_Text">envp[]</text:span></text:span><text:span text:style-name="Strong_20_Emphasis">:</text:span></text:p>
              <text:list>
                <text:list-item>
                  <text:p text:style-name="P1139">Este arreglo contiene las variables de entorno que fueron pasadas al programa al ejecutarlo.</text:p>
                </text:list-item>
                <text:list-item>
                  <text:p text:style-name="P1138">Si la variable de entorno se encuentra en <text:span text:style-name="Source_20_Text">envp[]</text:span>, se extrae y muestra su valor, junto con las direcciones de memoria del arreglo y el valor de la variable.</text:p>
                </text:list-item>
              </text:list>
              <text:p text:style-name="P1138">b. <text:span text:style-name="Strong_20_Emphasis">En el arreglo global </text:span><text:span text:style-name="Strong_20_Emphasis"><text:span text:style-name="Source_20_Text">environ[]</text:span></text:span><text:span text:style-name="Strong_20_Emphasis">:</text:span></text:p>
              <text:list text:continue-numbering="true">
                <text:list-item>
                  <text:p text:style-name="P1139">Este arreglo es una variable global que también contiene las variables de entorno, pero no es pasada como parámetro al programa, se encuentra disponible globalmente.</text:p>
                </text:list-item>
                <text:list-item>
                  <text:p text:style-name="P1138">Si se encuentra la variable en <text:span text:style-name="Source_20_Text">environ[]</text:span>, se muestra su valor y las direcciones de memoria, similar al paso anterior.</text:p>
                </text:list-item>
              </text:list>
              <text:p text:style-name="P1138">c. <text:span text:style-name="Strong_20_Emphasis">Usando la función </text:span><text:span text:style-name="Strong_20_Emphasis"><text:span text:style-name="Source_20_Text">getenv()</text:span></text:span><text:span text:style-name="Strong_20_Emphasis">:</text:span></text:p>
              <text:list text:continue-numbering="true">
                <text:list-item>
                  <text:p text:style-name="P1138"><text:span text:style-name="Source_20_Text">getenv()</text:span> es una función estándar que recibe el nombre de una variable de entorno y devuelve su valor si existe. Si se encuentra la variable, se imprime su valor y la dirección de memoria asociada al valor.</text:p>
                </text:list-item>
              </text:list>
            </text:list-item>
          </text:list>
        </text:list-item>
      </text:list>
      <text:p text:style-name="Text_20_body"><text:span text:style-name="Strong_20_Emphasis"/></text:p>
      <text:h text:style-name="P610" text:outline-level="3"><text:span text:style-name="Strong_20_Emphasis">Comparación entre </text:span><text:span text:style-name="Strong_20_Emphasis"><text:span text:style-name="Source_20_Text">envp[]</text:span></text:span><text:span text:style-name="Strong_20_Emphasis"> y </text:span><text:span text:style-name="Strong_20_Emphasis"><text:span text:style-name="Source_20_Text">environ</text:span></text:span></text:h>
      <table:table table:name="Tabla70" table:style-name="Tabla70">
        <table:table-column table:style-name="Tabla70.A"/>
        <table:table-column table:style-name="Tabla70.B"/>
        <table:table-column table:style-name="Tabla70.C"/>
        <table:table-header-rows>
          <table:table-row>
            <table:table-cell table:style-name="Tabla70.A1" office:value-type="string">
              <text:p text:style-name="Table_20_Heading">Característica</text:p>
            </table:table-cell>
            <table:table-cell table:style-name="Tabla70.A1" office:value-type="string">
              <text:p text:style-name="Table_20_Heading"><text:span text:style-name="Source_20_Text">envp[]</text:span></text:p>
            </table:table-cell>
            <table:table-cell table:style-name="Tabla70.A1" office:value-type="string">
              <text:p text:style-name="Table_20_Heading"><text:span text:style-name="Source_20_Text">environ</text:span></text:p>
            </table:table-cell>
          </table:table-row>
        </table:table-header-rows>
        <table:table-row>
          <table:table-cell table:style-name="Tabla70.A1" office:value-type="string">
            <text:p text:style-name="Table_20_Contents"><text:span text:style-name="Strong_20_Emphasis">Acceso</text:span></text:p>
          </table:table-cell>
          <table:table-cell table:style-name="Tabla70.A1" office:value-type="string">
            <text:p text:style-name="Table_20_Contents">Se recibe como argumento en <text:span text:style-name="Source_20_Text">main</text:span></text:p>
          </table:table-cell>
          <table:table-cell table:style-name="Tabla70.A1" office:value-type="string">
            <text:p text:style-name="Table_20_Contents">Variable global externa</text:p>
          </table:table-cell>
        </table:table-row>
        <table:table-row>
          <table:table-cell table:style-name="Tabla70.A1" office:value-type="string">
            <text:p text:style-name="Table_20_Contents"><text:span text:style-name="Strong_20_Emphasis">Disponibilidad</text:span></text:p>
          </table:table-cell>
          <table:table-cell table:style-name="Tabla70.A1" office:value-type="string">
            <text:p text:style-name="Table_20_Contents">Solo si se declara en <text:span text:style-name="Source_20_Text">main</text:span></text:p>
          </table:table-cell>
          <table:table-cell table:style-name="Tabla70.A1" office:value-type="string">
            <text:p text:style-name="Table_20_Contents">Siempre disponible</text:p>
          </table:table-cell>
        </table:table-row>
        <table:table-row>
          <table:table-cell table:style-name="Tabla70.A1" office:value-type="string">
            <text:p text:style-name="Table_20_Contents"><text:span text:style-name="Strong_20_Emphasis">Uso</text:span></text:p>
          </table:table-cell>
          <table:table-cell table:style-name="Tabla70.A1" office:value-type="string">
            <text:p text:style-name="Table_20_Contents">Argumento explícito en funciones</text:p>
          </table:table-cell>
          <table:table-cell table:style-name="Tabla70.A1" office:value-type="string">
            <text:p text:style-name="Table_20_Contents">Acceso global en cualquier parte del programa</text:p>
          </table:table-cell>
        </table:table-row>
      </table:table>
      <text:p text:style-name="P609"><text:soft-page-break/><text:span text:style-name="Strong_20_Emphasis"><text:span text:style-name="T451">Ejemplo salida general:</text:span></text:span></text:p>
      <text:p text:style-name="P573"><text:span text:style-name="Strong_20_Emphasis"><text:span text:style-name="T241">-&gt; showvar </text:span></text:span></text:p>
      <text:p text:style-name="P573"><text:span text:style-name="Strong_20_Emphasis"><text:span text:style-name="T9">0x7ffd929a52d8-&gt;main arg3[0]=(0x7ffd929a601e) SHELL=/bin/bash</text:span></text:span></text:p>
      <text:p text:style-name="P573"><text:span text:style-name="Strong_20_Emphasis"><text:span text:style-name="T241">(1) <text:s text:c="24"/>(2) <text:s text:c="19"/>(3) <text:s text:c="24"/>(4)</text:span></text:span></text:p>
      <text:p text:style-name="P573"><text:span text:style-name="Strong_20_Emphasis"><text:span text:style-name="T241"/></text:span></text:p>
      <text:p text:style-name="P573"><text:span text:style-name="Strong_20_Emphasis"><text:span text:style-name="T241">1-Es la dirección de memoria donde se encuentra el puntero que apunta al primer elemento de </text:span></text:span><text:span text:style-name="Strong_20_Emphasis"><text:span text:style-name="Source_20_Text"><text:span text:style-name="T241">arg3[]</text:span></text:span></text:span><text:span text:style-name="Strong_20_Emphasis"><text:span text:style-name="T241">, que es el arreglo de argumentos pasados al programa.</text:span></text:span></text:p>
      <text:p text:style-name="P573"><text:span text:style-name="Strong_20_Emphasis"><text:span text:style-name="T241">2-Hace referencia al primer argumento pasado al programa. </text:span></text:span><text:span text:style-name="Strong_20_Emphasis"><text:span text:style-name="Source_20_Text"><text:span text:style-name="T241">arg3</text:span></text:span></text:span><text:span text:style-name="Strong_20_Emphasis"><text:span text:style-name="T241"> es el nombre que el código utiliza para referirse al arreglo de argumentos del </text:span></text:span><text:span text:style-name="Strong_20_Emphasis"><text:span text:style-name="Source_20_Text"><text:span text:style-name="T241">main</text:span></text:span></text:span><text:span text:style-name="Strong_20_Emphasis"><text:span text:style-name="T241">.</text:span></text:span></text:p>
      <text:h text:style-name="P572" text:outline-level="3"><text:span text:style-name="Strong_20_Emphasis"><text:span text:style-name="T8">3-Es la dirección de memoria donde se encuentra almacenada la cadena de texto que contiene el valor de </text:span></text:span><text:span text:style-name="Strong_20_Emphasis"><text:span text:style-name="Source_20_Text"><text:span text:style-name="T8">arg3[0]</text:span></text:span></text:span><text:span text:style-name="Strong_20_Emphasis"><text:span text:style-name="T8">.</text:span></text:span></text:h>
      <text:p text:style-name="P573"><text:span text:style-name="Strong_20_Emphasis"><text:span text:style-name="T8">4-NOMBRE = VALOR (nombre de la variable de entorno = valor asignado a esa variable).</text:span></text:span></text:p>
      <text:p text:style-name="P573"><text:span text:style-name="Strong_20_Emphasis"><text:span text:style-name="T8"/></text:span></text:p>
      <text:p text:style-name="P573"><text:span text:style-name="Strong_20_Emphasis"><text:span text:style-name="T451">Ejemplo salida </text:span></text:span><text:span text:style-name="Strong_20_Emphasis"><text:span text:style-name="T452">variable/s específica/s</text:span></text:span><text:span text:style-name="Strong_20_Emphasis"><text:span text:style-name="T451">:</text:span></text:span></text:p>
      <text:p text:style-name="P573"><text:span text:style-name="Strong_20_Emphasis"><text:span text:style-name="T452">-&gt; showvar _</text:span></text:span></text:p>
      <text:p text:style-name="P573"><text:span text:style-name="Strong_20_Emphasis"><text:span text:style-name="T228">ismael@asus(~/Escritorio/SO/PRÁCTICAS/SHELL_REFERENCIA/0LINUX_P3)-&gt; showvar _</text:span></text:span></text:p>
      <text:p text:style-name="P573"><text:span text:style-name="Strong_20_Emphasis"><text:span text:style-name="T228">Con arg3 main _=./shell.out(0x7ffd929a6fde) @0x7ffd929a54f0</text:span></text:span></text:p>
      <text:p text:style-name="P573"><text:span text:style-name="Strong_20_Emphasis"><text:span text:style-name="T228"><text:s text:c="2"/>Con environ _=./shell.out(0x7ffd929a6fde) @0x7ffd929a54f0</text:span></text:span></text:p>
      <text:p text:style-name="P573"><text:span text:style-name="Strong_20_Emphasis"><text:span text:style-name="T228"><text:s text:c="3"/>Con getenv ./shell.out(0x7ffd929a6fe0)</text:span></text:span></text:p>
      <text:p text:style-name="P577"><text:span text:style-name="Strong_20_Emphasis"><text:span text:style-name="T243">(1) <text:s text:c="15"/>(2) <text:s text:c="15"/>(3) <text:s text:c="29"/>(4)</text:span></text:span></text:p>
      <text:p text:style-name="P577"><text:span text:style-name="Strong_20_Emphasis"><text:span text:style-name="T243">1-Tipo que usamos para acceder a la variables</text:span></text:span></text:p>
      <text:p text:style-name="P577"><text:span text:style-name="Strong_20_Emphasis"><text:span text:style-name="T243">2-NOMBRE = VALOR</text:span></text:span></text:p>
      <text:p text:style-name="P577"><text:span text:style-name="Strong_20_Emphasis"><text:span text:style-name="T243">3-C</text:span></text:span><text:span text:style-name="Strong_20_Emphasis"><text:span text:style-name="T241">orresponden a la dirección del </text:span></text:span><text:span text:style-name="Strong_20_Emphasis"><text:span text:style-name="T452">valor</text:span></text:span><text:span text:style-name="Strong_20_Emphasis"><text:span text:style-name="T241"> de la variable en memoria,</text:span></text:span></text:p>
      <text:p text:style-name="P577"><text:span text:style-name="Strong_20_Emphasis"><text:span text:style-name="T243">4-corresponden a la </text:span></text:span><text:span text:style-name="Strong_20_Emphasis"><text:span text:style-name="T454">dirección de la entrada</text:span></text:span><text:span text:style-name="Strong_20_Emphasis"><text:span text:style-name="T243"> de la variable en la tabla de entorno o estructura en memoria </text:span></text:span></text:p>
      <text:p text:style-name="P575"><text:span text:style-name="Strong_20_Emphasis"><text:span text:style-name="T242">¿PORQUE LAS DIRECCIONES DE MEMORIA <text:s/>ARG3 Y ENVIRON SON LAS MISMAS?</text:span></text:span></text:p>
      <text:list text:style-name="L288">
        <text:list-item>
          <text:p text:style-name="P1140"><text:span text:style-name="Strong_20_Emphasis"><text:span text:style-name="T453">Ambos apuntan a la misma memoria</text:span></text:span><text:span text:style-name="Strong_20_Emphasis"><text:span text:style-name="T242">: La lista de variables de entorno en </text:span></text:span><text:span text:style-name="Strong_20_Emphasis"><text:span text:style-name="Source_20_Text"><text:span text:style-name="T242">environ</text:span></text:span></text:span><text:span text:style-name="Strong_20_Emphasis"><text:span text:style-name="T242"> y las variables de entorno pasadas a través de </text:span></text:span><text:span text:style-name="Strong_20_Emphasis"><text:span text:style-name="Source_20_Text"><text:span text:style-name="T242">envp</text:span></text:span></text:span><text:span text:style-name="Strong_20_Emphasis"><text:span text:style-name="T242"> (o </text:span></text:span><text:span text:style-name="Strong_20_Emphasis"><text:span text:style-name="Source_20_Text"><text:span text:style-name="T242">arg3</text:span></text:span></text:span><text:span text:style-name="Strong_20_Emphasis"><text:span text:style-name="T242">) a menudo son apuntadas y gestionadas por el sistema operativo de manera similar.</text:span></text:span></text:p>
        </text:list-item>
      </text:list>
      <text:list text:style-name="L289">
        <text:list-item>
          <text:p text:style-name="P1141"><text:span text:style-name="Strong_20_Emphasis">En muchos sistemas operativos</text:span>: El sistema operativo puede asignar las mismas direcciones de memoria para las variables de entorno accesibles a través de <text:span text:style-name="Source_20_Text">arg3[]</text:span> y <text:span text:style-name="Source_20_Text">environ[]</text:span>. Por lo tanto, es normal que estas dos listas de variables apunten a la misma zona de memoria.</text:p>
        </text:list-item>
      </text:list>
      <text:p text:style-name="P575"><text:span text:style-name="Strong_20_Emphasis"/></text:p>
      <text:h text:style-name="Heading_20_3" text:outline-level="3"><text:soft-page-break/><text:span text:style-name="Strong_20_Emphasis">¿Dónde se guardan </text:span><text:span text:style-name="Strong_20_Emphasis"><text:span text:style-name="T452"><text:s/>las </text:span></text:span><text:span text:style-name="Strong_20_Emphasis">en la memoria virtual?</text:span></text:h>
      <text:p text:style-name="Text_20_body">En términos de <text:span text:style-name="Strong_20_Emphasis">memoria virtual</text:span>, las variables de entorno generalmente se guardan en una sección de memoria llamada <text:span text:style-name="Strong_20_Emphasis">segmento de datos</text:span> o <text:span text:style-name="Strong_20_Emphasis">heap</text:span> del proceso. Cuando un programa se ejecuta, el sistema operativo copia las variables de entorno desde el sistema a esta zona para que estén disponibles mientras se ejecuta el programa.</text:p>
      <text:h text:style-name="P561" text:outline-level="3">Resumen</text:h>
      <text:list text:style-name="L290">
        <text:list-item>
          <text:p text:style-name="P1143">Las <text:span text:style-name="Strong_20_Emphasis">variables de entorno</text:span> se almacenan<text:span text:style-name="T477"> generalmente</text:span> en la <text:span text:style-name="Strong_20_Emphasis">pila del proceso</text:span><text:span text:style-name="Strong_20_Emphasis"><text:span text:style-name="T477"> </text:span></text:span><text:span text:style-name="Strong_20_Emphasis"><text:span text:style-name="T244">(tanto con environ como con envp[])</text:span></text:span></text:p>
        </text:list-item>
        <text:list-item>
          <text:p text:style-name="P1143">El sistema operativo copia las variables de entorno en la pila antes de invocar <text:span text:style-name="Source_20_Text">main</text:span>.</text:p>
        </text:list-item>
        <text:list-item>
          <text:p text:style-name="P1143"><text:span text:style-name="Strong_20_Emphasis"><text:span text:style-name="Source_20_Text">envp</text:span></text:span> es un puntero a un arreglo que contiene las direcciones de las cadenas con las variables de entorno.</text:p>
        </text:list-item>
        <text:list-item>
          <text:p text:style-name="P1142">La pila es usada porque es <text:span text:style-name="Strong_20_Emphasis">eficiente</text:span>, <text:span text:style-name="Strong_20_Emphasis">local al proceso</text:span>, y simplifica el acceso</text:p>
        </text:list-item>
      </text:list>
      <text:p text:style-name="P560"/>
      <text:h text:style-name="Heading_20_1" text:outline-level="1"><text:span text:style-name="T307">3</text:span><text:span text:style-name="T305">5-changevar: </text:span><text:span text:style-name="T310">changevar [-a</text:span><text:span text:style-name="T313"> | -e | -p] var valor: Cambia el contenido de una variable</text:span></text:h>
      <text:p text:style-name="P491">-a: accede mediante el tercer argumento del main -&gt; envp[].</text:p>
      <text:p text:style-name="P491">-e: accede mediante la variable externa environ.</text:p>
      <text:p text:style-name="P491">-p: utiliza la función putenv para CREAR una NUEVA variable con el valor que le pasamos.</text:p>
      <text:p text:style-name="P597"><text:span text:style-name="T310"/></text:p>
      <text:p text:style-name="P597"><text:span text:style-name="T458">L</text:span>a función <text:span text:style-name="Source_20_Text">cmd_changevar</text:span> permite cambiar o crear variables de entorno en función de un <text:span text:style-name="Strong_20_Emphasis">modo especificado</text:span> (<text:span text:style-name="Source_20_Text">-a</text:span>, <text:span text:style-name="Source_20_Text">-e</text:span>, o <text:span text:style-name="Source_20_Text">-p</text:span>):</text:p>
      <text:list text:style-name="L291">
        <text:list-item>
          <text:p text:style-name="P1144"><text:span text:style-name="Strong_20_Emphasis">Validación de argumentos</text:span>: Verifica que el usuario proporcione los argumentos necesarios (<text:span text:style-name="Source_20_Text">modo</text:span>, <text:span text:style-name="Source_20_Text">var</text:span>, y <text:span text:style-name="Source_20_Text">valor</text:span>). Si no, muestra un mensaje de uso.</text:p>
        </text:list-item>
        <text:list-item>
          <text:p text:style-name="P1144"><text:span text:style-name="Strong_20_Emphasis">Modos de operación</text:span>:</text:p>
          <text:list>
            <text:list-item>
              <text:p text:style-name="P1145"><text:span text:style-name="Strong_20_Emphasis"><text:span text:style-name="Source_20_Text">-a</text:span></text:span>: Busca y modifica una variable en el entorno local (<text:span text:style-name="Source_20_Text">envp[]</text:span>). Si no existe, muestra un error.</text:p>
            </text:list-item>
            <text:list-item>
              <text:p text:style-name="P1145"><text:span text:style-name="Strong_20_Emphasis"><text:span text:style-name="Source_20_Text">-e</text:span></text:span>: Busca y modifica una variable en el entorno global (<text:span text:style-name="Source_20_Text">environ</text:span>). Si no existe, muestra un error.</text:p>
            </text:list-item>
            <text:list-item>
              <text:p text:style-name="P1145"><text:span text:style-name="Strong_20_Emphasis"><text:span text:style-name="Source_20_Text">-p</text:span></text:span>: Crea o modifica una variable en el entorno global usando <text:span text:style-name="Source_20_Text">putenv</text:span>.</text:p>
            </text:list-item>
          </text:list>
        </text:list-item>
        <text:list-item>
          <text:p text:style-name="P1144"><text:span text:style-name="Strong_20_Emphasis">Mensajes y errores</text:span>: Informa al usuario si la operación tuvo éxito o si ocurrió un error (modo inválido, variable no encontrada, o problemas de memoria).</text:p>
        </text:list-item>
        <text:list-item>
          <text:p text:style-name="P1144"><text:span text:style-name="Strong_20_Emphasis">Gestión de memoria</text:span>: En el modo <text:span text:style-name="Source_20_Text">-p</text:span>, reserva memoria para <text:span text:style-name="Source_20_Text">putenv</text:span> y deja que esta función la administre.</text:p>
        </text:list-item>
      </text:list>
      <text:p text:style-name="P597"/>
      <text:p text:style-name="P597"><text:span text:style-name="T310"/></text:p>
      <text:p text:style-name="P597"><text:span text:style-name="T310"/></text:p>
      <text:p text:style-name="P597"><text:span text:style-name="T310"/></text:p>
      <text:p text:style-name="P597"><text:soft-page-break/><text:span text:style-name="T305">36</text:span><text:span text:style-name="T309">-subsvar:</text:span><text:span text:style-name="T313"> subsvar [-a|-e] v1 v2 val : cambia la variable1 por variable2 = VALOR</text:span></text:p>
      <text:p text:style-name="P491">La variable 1 tiene que ser una variable de entorno existente, es decir, estar en el showvar.</text:p>
      <text:p text:style-name="P491">La variable 2 es una variable no existente que nosostros creamos a la que le asignamos un valor y va a ser lo que reemplace a la variable 1.</text:p>
      <text:p text:style-name="P491">-a: accedemos mediante el tercer argumento del main -&gt; envp[]</text:p>
      <text:p text:style-name="P491">-e: accedemos mediante la variable externa -&gt; environ</text:p>
      <text:p text:style-name="P317"><text:span text:style-name="T310"/></text:p>
      <text:p text:style-name="P597"><text:span text:style-name="T313">La función </text:span><text:span text:style-name="Source_20_Text"><text:span text:style-name="T18">cmd_subsvar</text:span></text:span><text:span text:style-name="T313"> tiene como objetivo reemplazar una variable de entorno por otra con un nuevo valor, dependiendo del entorno que se le pase (local o global). A continuación, se explica paso a paso cómo funciona la función:</text:span></text:p>
      <text:list text:style-name="L292">
        <text:list-item>
          <text:p text:style-name="P1146"><text:span text:style-name="Strong_20_Emphasis">Verificación de parámetros</text:span>: Al principio, la función verifica si se han proporcionado suficientes parámetros. Si alguno de los parámetros requeridos está ausente (modo, var1, var2 o valor), la función imprime un mensaje indicando el formato correcto de uso y termina la ejecución.</text:p>
        </text:list-item>
        <text:list-item>
          <text:p text:style-name="P1146"><text:span text:style-name="Strong_20_Emphasis">Asignación de parámetros a variables</text:span>: Si los parámetros son válidos, se asignan a variables locales:</text:p>
          <text:list>
            <text:list-item>
              <text:p text:style-name="P1147"><text:span text:style-name="Source_20_Text">modo</text:span>: Determina si se usará el entorno local (<text:span text:style-name="Source_20_Text">-a</text:span>) o global (<text:span text:style-name="Source_20_Text">-e</text:span>).</text:p>
            </text:list-item>
            <text:list-item>
              <text:p text:style-name="P1147"><text:span text:style-name="Source_20_Text">var1</text:span>: La variable de entorno que se desea sustituir.</text:p>
            </text:list-item>
            <text:list-item>
              <text:p text:style-name="P1147"><text:span text:style-name="Source_20_Text">var2</text:span>: La nueva variable de entorno que se va a crear.</text:p>
            </text:list-item>
            <text:list-item>
              <text:p text:style-name="P1147"><text:span text:style-name="Source_20_Text">valor</text:span>: El nuevo valor que se asignará a <text:span text:style-name="Source_20_Text">var2</text:span>.</text:p>
            </text:list-item>
          </text:list>
        </text:list-item>
        <text:list-item>
          <text:p text:style-name="P1146"><text:span text:style-name="Strong_20_Emphasis">Selección del entorno (local o global)</text:span>: Según el valor de <text:span text:style-name="Source_20_Text">modo</text:span>:</text:p>
          <text:list>
            <text:list-item>
              <text:p text:style-name="P1147">Si <text:span text:style-name="Source_20_Text">modo</text:span> es <text:span text:style-name="Source_20_Text">-a</text:span>, la función usa el entorno local (<text:span text:style-name="Source_20_Text">envp</text:span>).</text:p>
            </text:list-item>
            <text:list-item>
              <text:p text:style-name="P1147">Si <text:span text:style-name="Source_20_Text">modo</text:span> es <text:span text:style-name="Source_20_Text">-e</text:span>, usa el entorno global (<text:span text:style-name="Source_20_Text">environ</text:span>). Si el modo no es válido, la función imprime un error y termina.</text:p>
            </text:list-item>
          </text:list>
        </text:list-item>
        <text:list-item>
          <text:p text:style-name="P1146"><text:span text:style-name="Strong_20_Emphasis">Búsqueda de </text:span><text:span text:style-name="Strong_20_Emphasis"><text:span text:style-name="Source_20_Text">var1</text:span></text:span><text:span text:style-name="Strong_20_Emphasis"> en el entorno</text:span>: Se utiliza la función <text:span text:style-name="Source_20_Text">BuscarVariable</text:span> para buscar la variable <text:span text:style-name="Source_20_Text">var1</text:span> en el entorno seleccionado. Si no se encuentra (<text:span text:style-name="Source_20_Text">pos1 == -1</text:span>), la función imprime un mensaje indicando que <text:span text:style-name="Source_20_Text">var1</text:span> no existe y termina.</text:p>
        </text:list-item>
        <text:list-item>
          <text:p text:style-name="P1146"><text:span text:style-name="Strong_20_Emphasis">Verificación de la existencia de </text:span><text:span text:style-name="Strong_20_Emphasis"><text:span text:style-name="Source_20_Text">var2</text:span></text:span>: La función también verifica si la variable <text:span text:style-name="Source_20_Text">var2</text:span> ya existe en el entorno. Si <text:span text:style-name="Source_20_Text">var2</text:span> ya está presente (<text:span text:style-name="Source_20_Text">pos2 != -1</text:span>), la función imprime un mensaje indicando que no se puede proceder con la sustitución porque <text:span text:style-name="Source_20_Text">var2</text:span> ya existe en el entorno.</text:p>
        </text:list-item>
        <text:list-item>
          <text:p text:style-name="P1146"><text:span text:style-name="Strong_20_Emphasis">Creación de la nueva variable</text:span>: Si <text:span text:style-name="Source_20_Text">var1</text:span> existe y <text:span text:style-name="Source_20_Text">var2</text:span> no, la función procede a crear la nueva variable en el entorno. Se reserva memoria para la nueva variable de entorno concatenando <text:span text:style-name="Source_20_Text">var2</text:span> y <text:span text:style-name="Source_20_Text">valor</text:span> (se incluye el carácter <text:span text:style-name="Source_20_Text">=</text:span> entre ambos). La memoria se asigna usando <text:span text:style-name="Source_20_Text">malloc</text:span>, y se utiliza <text:span text:style-name="Source_20_Text">sprintf</text:span> para almacenar el resultado de la concatenación en la variable <text:span text:style-name="Source_20_Text">nueva_var</text:span>.</text:p>
        </text:list-item>
        <text:list-item>
          <text:p text:style-name="P1146"><text:span text:style-name="Strong_20_Emphasis">Sustitución de la variable</text:span>: La función reemplaza la variable en el entorno seleccionando la posición de <text:span text:style-name="Source_20_Text">var1</text:span> (<text:span text:style-name="Source_20_Text">pos1</text:span>) en el arreglo del entorno y asignándole la nueva variable (<text:span text:style-name="Source_20_Text">nueva_var</text:span>).</text:p>
        </text:list-item>
        <text:list-item>
          <text:p text:style-name="P1146"><text:soft-page-break/><text:span text:style-name="Strong_20_Emphasis">Manejo de errores en la asignación de memoria</text:span>: Si ocurre un error al asignar memoria para <text:span text:style-name="Source_20_Text">nueva_var</text:span> (si <text:span text:style-name="Source_20_Text">malloc</text:span> devuelve <text:span text:style-name="Source_20_Text">NULL</text:span>), se imprime un mensaje de error y la función termina.</text:p>
        </text:list-item>
        <text:list-item>
          <text:p text:style-name="P1146"><text:span text:style-name="Strong_20_Emphasis">Mensaje de confirmación</text:span>: Finalmente, la función imprime un mensaje indicando que la variable <text:span text:style-name="Source_20_Text">var1</text:span> ha sido sustituida por <text:span text:style-name="Source_20_Text">var2</text:span> con el valor proporcionado. También muestra si el cambio se realizó en el entorno local o global.</text:p>
        </text:list-item>
      </text:list>
      <text:p text:style-name="P597"><text:span text:style-name="T313"/></text:p>
      <text:p text:style-name="P597"><text:span text:style-name="T310"/></text:p>
      <text:p text:style-name="P1148">AUXILIARES:</text:p>
      <text:h text:style-name="P644" text:outline-level="3"><text:span text:style-name="T310">1. </text:span><text:span text:style-name="Strong_20_Emphasis"><text:span text:style-name="T322">Función </text:span></text:span><text:span text:style-name="Strong_20_Emphasis"><text:span text:style-name="Source_20_Text"><text:span text:style-name="T20">BuscarVariable</text:span></text:span></text:span></text:h>
      <text:p text:style-name="Text_20_body"><text:span text:style-name="Strong_20_Emphasis">Objetivo:</text:span> Buscar una variable dentro de un entorno (un array de cadenas <text:span text:style-name="Source_20_Text">e[]</text:span>), devolviendo la posición en la que se encuentra la variable, o <text:span text:style-name="Source_20_Text">-1</text:span> si no se encuentra.</text:p>
      <text:h text:style-name="Heading_20_4" text:outline-level="4">Pasos que sigue:</text:h>
      <text:list text:style-name="L293">
        <text:list-item>
          <text:p text:style-name="P1149"><text:span text:style-name="Strong_20_Emphasis">Definir variables:</text:span></text:p>
          <text:list>
            <text:list-item>
              <text:p text:style-name="P1150"><text:span text:style-name="Source_20_Text">int pos = 0;</text:span>: Inicializa la posición del array en 0.</text:p>
            </text:list-item>
            <text:list-item>
              <text:p text:style-name="P1150"><text:span text:style-name="Source_20_Text">char aux[MAXVAR];</text:span>: Define un buffer (<text:span text:style-name="Source_20_Text">aux</text:span>) para almacenar el nombre de la variable junto con el signo igual <text:span text:style-name="Source_20_Text">=</text:span>.</text:p>
            </text:list-item>
          </text:list>
        </text:list-item>
        <text:list-item>
          <text:p text:style-name="P1149"><text:span text:style-name="Strong_20_Emphasis">Preparar la variable a buscar:</text:span></text:p>
          <text:list>
            <text:list-item>
              <text:p text:style-name="P1150"><text:span text:style-name="Source_20_Text">strcpy(aux, var);</text:span>: Copia el nombre de la variable que se quiere buscar (<text:span text:style-name="Source_20_Text">var</text:span>) en <text:span text:style-name="Source_20_Text">aux</text:span>.</text:p>
            </text:list-item>
            <text:list-item>
              <text:p text:style-name="P1150"><text:span text:style-name="Source_20_Text">strcat(aux, "=");</text:span>: Añade un signo igual (<text:span text:style-name="Source_20_Text">=</text:span>) al final de <text:span text:style-name="Source_20_Text">aux</text:span>. Así se busca la variable en formato "nombre=valor".</text:p>
            </text:list-item>
          </text:list>
        </text:list-item>
        <text:list-item>
          <text:p text:style-name="P1149"><text:span text:style-name="Strong_20_Emphasis">Recorrer el entorno </text:span><text:span text:style-name="Strong_20_Emphasis"><text:span text:style-name="Source_20_Text">e[]</text:span></text:span><text:span text:style-name="Strong_20_Emphasis">:</text:span></text:p>
          <text:list>
            <text:list-item>
              <text:p text:style-name="P1150"><text:span text:style-name="Source_20_Text">while (e[pos] != NULL)</text:span>: Itera a través de las cadenas de entorno <text:span text:style-name="Source_20_Text">e[]</text:span>, buscando la variable en cada posición.</text:p>
              <text:list>
                <text:list-item>
                  <text:p text:style-name="P1150"><text:span text:style-name="Source_20_Text">strncmp(e[pos], aux, strlen(aux))</text:span>: Compara el principio de la cadena en <text:span text:style-name="Source_20_Text">e[pos]</text:span> con <text:span text:style-name="Source_20_Text">aux</text:span>. Si la cadena de entorno comienza con <text:span text:style-name="Source_20_Text">aux</text:span>, significa que se ha encontrado la variable.</text:p>
                </text:list-item>
                <text:list-item>
                  <text:p text:style-name="P1150"><text:span text:style-name="Source_20_Text">if (!strncmp(e[pos], aux, strlen(aux)))</text:span>: Si encuentra una coincidencia, devuelve la posición de la variable (<text:span text:style-name="Source_20_Text">return (pos)</text:span>).</text:p>
                </text:list-item>
              </text:list>
            </text:list-item>
          </text:list>
        </text:list-item>
        <text:list-item>
          <text:p text:style-name="P1149"><text:span text:style-name="Strong_20_Emphasis">Si no se encuentra la variable:</text:span></text:p>
          <text:list>
            <text:list-item>
              <text:p text:style-name="P1150"><text:span text:style-name="Source_20_Text">errno = ENOENT;</text:span>: Si no se encuentra la variable en todo el entorno, establece un código de error <text:span text:style-name="Source_20_Text">ENOENT</text:span> (Error No Existe).</text:p>
            </text:list-item>
            <text:list-item>
              <text:p text:style-name="P1149"><text:span text:style-name="Source_20_Text">return(-1);</text:span>: Devuelve <text:span text:style-name="Source_20_Text">-1</text:span> para indicar que la variable no fue encontrada.</text:p>
            </text:list-item>
          </text:list>
        </text:list-item>
      </text:list>
      <text:p text:style-name="Horizontal_20_Line"/>
      <text:h text:style-name="Heading_20_3" text:outline-level="3"><text:soft-page-break/>2. <text:span text:style-name="Strong_20_Emphasis">Función </text:span><text:span text:style-name="Strong_20_Emphasis"><text:span text:style-name="Source_20_Text">CambiarVariable</text:span></text:span></text:h>
      <text:p text:style-name="Text_20_body"><text:span text:style-name="Strong_20_Emphasis">Objetivo:</text:span> Cambiar el valor de una variable de entorno dentro de un entorno dado (<text:span text:style-name="Source_20_Text">e[]</text:span>), utilizando la función <text:span text:style-name="Source_20_Text">BuscarVariable</text:span> para localizar la variable a modificar.</text:p>
      <text:h text:style-name="Heading_20_4" text:outline-level="4">Pasos que sigue:</text:h>
      <text:list text:style-name="L294">
        <text:list-item>
          <text:p text:style-name="P1151"><text:span text:style-name="Strong_20_Emphasis">Buscar la variable a modificar:</text:span></text:p>
          <text:list>
            <text:list-item>
              <text:p text:style-name="P1152">Llama a <text:span text:style-name="Source_20_Text">BuscarVariable(var, e)</text:span>: Busca la variable <text:span text:style-name="Source_20_Text">var</text:span> en el entorno <text:span text:style-name="Source_20_Text">e[]</text:span>. Si la variable no se encuentra, <text:span text:style-name="Source_20_Text">BuscarVariable</text:span> devolverá <text:span text:style-name="Source_20_Text">-1</text:span>.</text:p>
            </text:list-item>
            <text:list-item>
              <text:p text:style-name="P1152"><text:span text:style-name="Source_20_Text">if ((pos = BuscarVariable(var, e)) == -1)</text:span>: Si no encuentra la variable, la función devuelve <text:span text:style-name="Source_20_Text">-1</text:span> y sale de la función con <text:span text:style-name="Source_20_Text">return(-1);</text:span>.</text:p>
            </text:list-item>
          </text:list>
        </text:list-item>
        <text:list-item>
          <text:p text:style-name="P1151"><text:span text:style-name="Strong_20_Emphasis">Reservar memoria para el nuevo valor:</text:span></text:p>
          <text:list>
            <text:list-item>
              <text:p text:style-name="P1152"><text:span text:style-name="Source_20_Text">char *aux;</text:span>: Define un puntero <text:span text:style-name="Source_20_Text">aux</text:span> para almacenar la nueva cadena que representará la variable con su nuevo valor.</text:p>
            </text:list-item>
            <text:list-item>
              <text:p text:style-name="P1152"><text:span text:style-name="Source_20_Text">if ((aux = (char *)malloc(strlen(var) + strlen(valor) + 2)) == NULL)</text:span>: Reserva memoria para la nueva cadena, que será la concatenación de <text:span text:style-name="Source_20_Text">var</text:span>, el signo igual <text:span text:style-name="Source_20_Text">=</text:span>, y <text:span text:style-name="Source_20_Text">valor</text:span>. Si no se puede reservar memoria, devuelve <text:span text:style-name="Source_20_Text">-1</text:span>.</text:p>
            </text:list-item>
          </text:list>
        </text:list-item>
        <text:list-item>
          <text:p text:style-name="P1151"><text:span text:style-name="Strong_20_Emphasis">Construir la nueva variable:</text:span></text:p>
          <text:list>
            <text:list-item>
              <text:p text:style-name="P1152"><text:span text:style-name="Source_20_Text">strcpy(aux, var);</text:span>: Copia el nombre de la variable <text:span text:style-name="Source_20_Text">var</text:span> a <text:span text:style-name="Source_20_Text">aux</text:span>.</text:p>
            </text:list-item>
            <text:list-item>
              <text:p text:style-name="P1152"><text:span text:style-name="Source_20_Text">strcat(aux, "=");</text:span>: Añade un signo igual (<text:span text:style-name="Source_20_Text">=</text:span>) a la cadena <text:span text:style-name="Source_20_Text">aux</text:span>.</text:p>
            </text:list-item>
            <text:list-item>
              <text:p text:style-name="P1152"><text:span text:style-name="Source_20_Text">strcat(aux, valor);</text:span>: Añade el nuevo valor <text:span text:style-name="Source_20_Text">valor</text:span> a la cadena <text:span text:style-name="Source_20_Text">aux</text:span>.</text:p>
            </text:list-item>
          </text:list>
        </text:list-item>
        <text:list-item>
          <text:p text:style-name="P1151"><text:span text:style-name="Strong_20_Emphasis">Actualizar el entorno:</text:span></text:p>
          <text:list>
            <text:list-item>
              <text:p text:style-name="P1152"><text:span text:style-name="Source_20_Text">e[pos] = aux;</text:span>: Sustituye la entrada en <text:span text:style-name="Source_20_Text">e[]</text:span> en la posición <text:span text:style-name="Source_20_Text">pos</text:span> con la nueva cadena <text:span text:style-name="Source_20_Text">aux</text:span> (que contiene <text:span text:style-name="Source_20_Text">var=valor</text:span>).</text:p>
            </text:list-item>
          </text:list>
        </text:list-item>
        <text:list-item>
          <text:p text:style-name="P1151"><text:span text:style-name="Strong_20_Emphasis">Devolver la posición:</text:span></text:p>
          <text:list>
            <text:list-item>
              <text:p text:style-name="P1151"><text:span text:style-name="Source_20_Text">return (pos);</text:span>: Devuelve la posición donde se ha hecho el cambio (la misma en la que se encontraba la variable originalmente).</text:p>
            </text:list-item>
          </text:list>
        </text:list-item>
      </text:list>
      <text:p text:style-name="P645"><text:span text:style-name="T310"/></text:p>
      <text:p text:style-name="P597"><text:span text:style-name="T310"/></text:p>
      <text:p text:style-name="P597"><text:span text:style-name="T310"/></text:p>
      <text:p text:style-name="P597"><text:span text:style-name="T310"/></text:p>
      <text:p text:style-name="P597"><text:span text:style-name="T310"/></text:p>
      <text:p text:style-name="P597"><text:span text:style-name="T310"/></text:p>
      <text:p text:style-name="P597"><text:span text:style-name="T310"/></text:p>
      <text:p text:style-name="P597"><text:span text:style-name="T310"/></text:p>
      <text:p text:style-name="P597"><text:span text:style-name="T310"/></text:p>
      <text:p text:style-name="P597"><text:span text:style-name="T310"/></text:p>
      <text:p text:style-name="P597"><text:span text:style-name="T310"/></text:p>
      <text:p text:style-name="P585"><text:soft-page-break/><text:span text:style-name="T308">36-environ: </text:span><text:span text:style-name="T314"><text:s/></text:span><text:span text:style-name="T315">environ [-environ | -addr ]: Muestra el entorno del proceso</text:span></text:p>
      <text:p text:style-name="P583">environ solo hace lo mismo que showvar solo. Muestran las variables de entorno y sus direcciones mediante el tercer argumento del main arg3 -&gt; envp[]</text:p>
      <text:p text:style-name="P583"/>
      <text:p text:style-name="P583">-environ: muestra lo mismo que environ y showvar normal pero accediendo desde environ en este caso <text:s/>-&gt; environ []</text:p>
      <text:p text:style-name="P583">-addr: muestra el valor y donde se almacenan environ y el 3er arg main (muestra sus direcciones de mem<text:span text:style-name="T459">oria).</text:span></text:p>
      <text:p text:style-name="P583"/>
      <text:p text:style-name="P584"/>
      <text:p text:style-name="P585">La función <text:span text:style-name="Source_20_Text">cmd_environ</text:span> se encarga de mostrar información sobre las variables de entorno de un proceso. A continuación, se explica el comportamiento según los argumentos que recibe:</text:p>
      <text:list text:style-name="L295">
        <text:list-item>
          <text:p text:style-name="P1153"><text:span text:style-name="Strong_20_Emphasis">Cuando no se pasan argumentos adicionales</text:span> (<text:span text:style-name="Source_20_Text">tr[1] == NULL</text:span>): En este caso, la función recorre el arreglo <text:span text:style-name="Source_20_Text">envp</text:span>, que contiene las variables de entorno pasadas al programa a través de los argumentos de la función <text:span text:style-name="Source_20_Text">main</text:span>. Para cada variable de entorno en <text:span text:style-name="Source_20_Text">envp</text:span>, la función imprime su dirección de memoria, el índice en el arreglo, la dirección de la variable de entorno y el valor de la variable de entorno.</text:p>
          <text:p text:style-name="P996">0x7ffde9b0-&gt;main arg3[0]=(0x7ffde9b0) USER=ismael</text:p>
          <text:p text:style-name="P996">0x7ffde9c0-&gt;main arg3[1]=(0x7ffde9c0) PATH=/usr/bin:/bin...</text:p>
          <text:p text:style-name="P996"/>
        </text:list-item>
        <text:list-item>
          <text:p text:style-name="P1153"><text:span text:style-name="Strong_20_Emphasis">Cuando </text:span><text:span text:style-name="Strong_20_Emphasis"><text:span text:style-name="T228">se pasa el argumento</text:span></text:span><text:span text:style-name="Strong_20_Emphasis"> </text:span><text:span text:style-name="Source_20_Text"><text:span text:style-name="T36">-environ</text:span></text:span> (<text:span text:style-name="Source_20_Text">strcmp(tr[1], "-environ") == 0</text:span>): Si se recibe el argumento <text:span text:style-name="Source_20_Text">-environ</text:span>, la función recorre el arreglo global <text:span text:style-name="Source_20_Text">environ</text:span>, que también contiene las variables de entorno, pero es accesible en todo el programa, no solo en la función <text:span text:style-name="Source_20_Text">main</text:span>. Al igual que en el primer caso, imprime la dirección de memoria de cada elemento, su índice y el valor de la variable de entorno contenida en <text:span text:style-name="Source_20_Text">environ</text:span>.</text:p>
          <text:p text:style-name="P996">0x7ffde9b0-&gt;environ[0]=(0x7ffde9b0) USER=ismael</text:p>
          <text:p text:style-name="P996">0x7ffde9c0-&gt;environ[1]=(0x7ffde9c0) PATH=/usr/bin:/bin</text:p>
          <text:p text:style-name="P996">...</text:p>
        </text:list-item>
        <text:list-item>
          <text:p text:style-name="P1153"><text:span text:style-name="Strong_20_Emphasis">Cuando se pasa el argumento </text:span><text:span text:style-name="Source_20_Text">-addr</text:span> (<text:span text:style-name="Source_20_Text">strcmp(tr[1], "-addr") == 0</text:span>): Si se recibe el argumento <text:span text:style-name="Source_20_Text">-addr</text:span>, la función imprime las direcciones de memoria tanto de <text:span text:style-name="Source_20_Text">environ</text:span> como de <text:span text:style-name="Source_20_Text">envp</text:span>, y también muestra las direcciones de memoria donde están almacenados estos arreglos. Esto proporciona información sobre las ubicaciones en la memoria de los arreglos que contienen las variables de entorno.</text:p>
          <text:p text:style-name="P996">environ: <text:s text:c="2"/>0x7ffd545ba2e8 (almacenado en 0x5cb3959cd518)</text:p>
          <text:p text:style-name="P996">main arg3: 0x7ffd545ba2e8 (almacenado en 0x7ffd544b9b10)</text:p>
        </text:list-item>
      </text:list>
      <text:p text:style-name="P613"><text:span text:style-name="T314"><text:s/></text:span><text:span text:style-name="T310"><text:s text:c="37"/>(1) <text:s text:c="65"/>(2)</text:span></text:p>
      <text:p text:style-name="P585"><text:span text:style-name="T314"/></text:p>
      <text:p text:style-name="P612"><text:soft-page-break/><text:span text:style-name="T317">1- </text:span><text:span text:style-name="T314">L</text:span><text:span text:style-name="T310">a primera es la dirección del puntero</text:span><text:span text:style-name="T317"> (envp y environ). Ambas direcciones son iguales.</text:span></text:p>
      <text:p text:style-name="P612"><text:span text:style-name="T317">2- </text:span><text:span text:style-name="T310">La segunda es la dirección donde se almacena dicho puntero</text:span><text:span text:style-name="T316">.</text:span><text:span text:style-name="T317"> </text:span></text:p>
      <text:p text:style-name="P490"><text:tab/>-environ es una dirección global no inicializada por lo que se guarda en el segmento de datos <text:tab/>(en el bss). </text:p>
      <text:p text:style-name="P587"><text:span text:style-name="T317"><text:tab/>-envp (tercer argumento del main) se almacena en la pila (stack).</text:span><text:span text:style-name="T318"> Esto se debe a que es una <text:tab/>variable local de la función main. Recordamos que las variables locales se almacenan en la <text:tab/>pila. Es un puntero que apunta a la memoria que contiene las variables de entorno del <text:tab/>programa.</text:span></text:p>
      <text:p text:style-name="P586"><text:span text:style-name="T316"/></text:p>
      <table:table table:name="Tabla26" table:style-name="Tabla26">
        <table:table-column table:style-name="Tabla26.A"/>
        <table:table-column table:style-name="Tabla26.B"/>
        <table:table-column table:style-name="Tabla26.C"/>
        <table:table-column table:style-name="Tabla26.D"/>
        <table:table-header-rows>
          <table:table-row>
            <table:table-cell table:style-name="Tabla26.A1" office:value-type="string">
              <text:p text:style-name="Table_20_Heading"><text:span text:style-name="Strong_20_Emphasis">Dirección</text:span></text:p>
            </table:table-cell>
            <table:table-cell table:style-name="Tabla26.A1" office:value-type="string">
              <text:p text:style-name="Table_20_Heading"><text:span text:style-name="Strong_20_Emphasis">Descripción</text:span></text:p>
            </table:table-cell>
            <table:table-cell table:style-name="Tabla26.A1" office:value-type="string">
              <text:p text:style-name="Table_20_Heading"><text:span text:style-name="Strong_20_Emphasis">Parte de la memoria virtual</text:span></text:p>
            </table:table-cell>
            <table:table-cell table:style-name="Tabla26.A1" office:value-type="string">
              <text:p text:style-name="Table_20_Heading"><text:span text:style-name="Strong_20_Emphasis">Explicación</text:span></text:p>
            </table:table-cell>
          </table:table-row>
        </table:table-header-rows>
      </table:table>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Table_20_Contents"><text:span text:style-name="Source_20_Text">0x7ffd545ba2e8</text:span></text:p>
            <text:p text:style-name="P591"><text:span text:style-name="Source_20_Text"><text:span text:style-name="T437">(la misma en ambas)</text:span></text:span></text:p>
          </table:table-cell>
          <table:table-cell table:style-name="Tabla27.A1" office:value-type="string">
            <text:p text:style-name="Table_20_Contents">Dirección de las <text:span text:style-name="Strong_20_Emphasis">variables de entorno</text:span>.</text:p>
          </table:table-cell>
          <table:table-cell table:style-name="Tabla27.A1" office:value-type="string">
            <text:p text:style-name="Table_20_Contents"><text:span text:style-name="Strong_20_Emphasis"><text:s/></text:span><text:span text:style-name="Strong_20_Emphasis"><text:span text:style-name="T437">P</text:span></text:span><text:span text:style-name="Strong_20_Emphasis">ila (stack)</text:span></text:p>
          </table:table-cell>
          <table:table-cell table:style-name="Tabla27.A1" office:value-type="string">
            <text:p text:style-name="Table_20_Contents">Esta es la dirección en la que están almacenadas las variables de entorno, que es la misma que <text:span text:style-name="Source_20_Text">environ</text:span> y <text:span text:style-name="Source_20_Text">envp</text:span>. Es una dirección en la pila del proceso.</text:p>
          </table:table-cell>
        </table:table-row>
      </table:table>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Table_20_Contents"><text:span text:style-name="Source_20_Text">0x5cb3959cd518</text:span></text:p>
          </table:table-cell>
          <table:table-cell table:style-name="Tabla29.A1" office:value-type="string">
            <text:p text:style-name="Table_20_Contents">Dirección de la variable <text:span text:style-name="Strong_20_Emphasis"><text:span text:style-name="Source_20_Text">environ</text:span></text:span> en la memoria global.</text:p>
          </table:table-cell>
          <table:table-cell table:style-name="Tabla29.A1" office:value-type="string">
            <text:p text:style-name="Table_20_Contents"><text:span text:style-name="Strong_20_Emphasis">Segmento de datos </text:span><text:span text:style-name="Strong_20_Emphasis"><text:span text:style-name="T437">(</text:span></text:span><text:span text:style-name="Strong_20_Emphasis">globales</text:span><text:span text:style-name="Strong_20_Emphasis"><text:span text:style-name="T437">)</text:span></text:span></text:p>
          </table:table-cell>
          <table:table-cell table:style-name="Tabla29.A1" office:value-type="string">
            <text:p text:style-name="Table_20_Contents">Es la dirección en la que se almacena el puntero <text:span text:style-name="Source_20_Text">environ</text:span>. Es una variable global, por lo tanto está en el segmento de datos globales.</text:p>
          </table:table-cell>
        </table:table-row>
      </table:table>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Table_20_Contents"><text:span text:style-name="Source_20_Text">0x7ffd544b9b10</text:span></text:p>
          </table:table-cell>
          <table:table-cell table:style-name="Tabla31.A1" office:value-type="string">
            <text:p text:style-name="Table_20_Contents">Dirección del puntero <text:span text:style-name="Source_20_Text">**arg3 (envp)**</text:span> que apunta a las variables de entorno.</text:p>
          </table:table-cell>
          <table:table-cell table:style-name="Tabla31.A1" office:value-type="string">
            <text:p text:style-name="Table_20_Contents"><text:span text:style-name="Strong_20_Emphasis"><text:s/></text:span><text:span text:style-name="Strong_20_Emphasis"><text:span text:style-name="T437">P</text:span></text:span><text:span text:style-name="Strong_20_Emphasis">ila (stack)</text:span></text:p>
          </table:table-cell>
          <table:table-cell table:style-name="Tabla31.A1" office:value-type="string">
            <text:p text:style-name="Table_20_Contents">Esta es la dirección donde se almacena el puntero <text:span text:style-name="Source_20_Text">arg3</text:span> (también conocido como <text:span text:style-name="Source_20_Text">envp[]</text:span>), que apunta a las variables de entorno. Está en la pila del proceso.</text:p>
          </table:table-cell>
        </table:table-row>
      </table:table>
      <text:p text:style-name="P528"><text:span text:style-name="Strong_20_Emphasis"/></text:p>
      <text:p text:style-name="P585"><text:span text:style-name="Strong_20_Emphasis"><text:span text:style-name="T323">En caso de un argumento desconocido</text:span></text:span><text:span text:style-name="Strong_20_Emphasis"><text:span text:style-name="T314">: Si el argumento pasado no coincide con ninguno de los anteriores, la función imprime un mensaje indicando el uso correcto de la función, que es: </text:span></text:span><text:span text:style-name="Source_20_Text"><text:span text:style-name="T17">Uso: environ [-environ|-addr]</text:span></text:span><text:span text:style-name="Strong_20_Emphasis"><text:span text:style-name="T314">.</text:span></text:span></text:p>
      <text:p text:style-name="P599"><text:span text:style-name="T73"/></text:p>
      <text:p text:style-name="P599"><text:span text:style-name="T73"/></text:p>
      <text:p text:style-name="P599"><text:span text:style-name="T73"/></text:p>
      <text:p text:style-name="P599"><text:span text:style-name="T73"/></text:p>
      <text:p text:style-name="P599"><text:span text:style-name="T73"/></text:p>
      <text:p text:style-name="P599"><text:span text:style-name="T73"/></text:p>
      <text:p text:style-name="P599"><text:span text:style-name="T73"/></text:p>
      <text:p text:style-name="P599"><text:span text:style-name="T73"/></text:p>
      <text:p text:style-name="P599"><text:span text:style-name="T73"/></text:p>
      <text:p text:style-name="P599"><text:soft-page-break/><text:span text:style-name="T73">37-fork</text:span>:</text:p>
      <text:list text:style-name="L296">
        <text:list-item>
          <text:p text:style-name="P1154"><text:span text:style-name="Strong_20_Emphasis">Llamada a </text:span><text:span text:style-name="Strong_20_Emphasis"><text:span text:style-name="Source_20_Text">fork()</text:span></text:span>:</text:p>
          <text:list>
            <text:list-item>
              <text:p text:style-name="P1155">La función <text:span text:style-name="Source_20_Text">fork()</text:span> crea un nuevo proceso hijo que es una copia casi exacta del proceso padre. Retorna un valor diferente dependiendo de si está en el proceso padre o en el hijo.</text:p>
              <text:list>
                <text:list-item>
                  <text:p text:style-name="P1155"><text:span text:style-name="Strong_20_Emphasis">En el proceso hijo</text:span>: <text:span text:style-name="Source_20_Text">fork()</text:span> devuelve <text:span text:style-name="Strong_20_Emphasis">0</text:span>.</text:p>
                </text:list-item>
                <text:list-item>
                  <text:p text:style-name="P1155"><text:span text:style-name="Strong_20_Emphasis">En el proceso padre</text:span>: <text:span text:style-name="Source_20_Text">fork()</text:span> devuelve el <text:span text:style-name="Strong_20_Emphasis">PID del proceso hijo</text:span>.</text:p>
                </text:list-item>
                <text:list-item>
                  <text:p text:style-name="P1155"><text:span text:style-name="Strong_20_Emphasis">Si hay un error en </text:span><text:span text:style-name="Strong_20_Emphasis"><text:span text:style-name="Source_20_Text">fork()</text:span></text:span>: devuelve <text:span text:style-name="Strong_20_Emphasis">-1</text:span>.</text:p>
                </text:list-item>
              </text:list>
            </text:list-item>
          </text:list>
        </text:list-item>
        <text:list-item>
          <text:p text:style-name="P1154"><text:span text:style-name="Strong_20_Emphasis">Caso en el que </text:span><text:span text:style-name="Strong_20_Emphasis"><text:span text:style-name="Source_20_Text">pid == 0</text:span></text:span> (Proceso hijo):</text:p>
          <text:list>
            <text:list-item>
              <text:p text:style-name="P1155">Si <text:span text:style-name="Source_20_Text">fork()</text:span> devuelve 0, significa que el proceso actual es el <text:span text:style-name="Strong_20_Emphasis">hijo</text:span>.</text:p>
            </text:list-item>
            <text:list-item>
              <text:p text:style-name="P1155">Se imprime un mensaje que indica que se está ejecutando el proceso hijo, junto con su <text:span text:style-name="Strong_20_Emphasis">PID</text:span> (<text:span text:style-name="Source_20_Text">getpid()</text:span> devuelve el PID del proceso actual).</text:p>
            </text:list-item>
            <text:list-item>
              <text:p text:style-name="P1155">Luego, el proceso hijo termina inmediatamente mediante la llamada a <text:span text:style-name="Source_20_Text">exit(0)</text:span>, lo que indica que el hijo terminó su ejecución de manera normal con un código de salida <text:span text:style-name="Strong_20_Emphasis">0</text:span>.</text:p>
            </text:list-item>
          </text:list>
        </text:list-item>
        <text:list-item>
          <text:p text:style-name="P1154"><text:span text:style-name="Strong_20_Emphasis">Caso en el que </text:span><text:span text:style-name="Strong_20_Emphasis"><text:span text:style-name="Source_20_Text">pid &gt; 0</text:span></text:span> (Proceso padre):</text:p>
          <text:list>
            <text:list-item>
              <text:p text:style-name="P1155">Si <text:span text:style-name="Source_20_Text">fork()</text:span> devuelve un valor mayor que 0, significa que el proceso actual es el <text:span text:style-name="Strong_20_Emphasis">padre</text:span>.</text:p>
            </text:list-item>
            <text:list-item>
              <text:p text:style-name="P1155">Se imprime un mensaje que indica que el proceso padre está esperando a que termine el hijo, y se muestra el <text:span text:style-name="Strong_20_Emphasis">PID</text:span> del proceso hijo.</text:p>
            </text:list-item>
            <text:list-item>
              <text:p text:style-name="P1155">Luego, el proceso padre espera a que el hijo termine con la llamada a <text:span text:style-name="Source_20_Text">waitpid(pid, &amp;status, 0)</text:span>, que bloquea la ejecución del padre hasta que el hijo haya terminado. El parámetro <text:span text:style-name="Source_20_Text">status</text:span> captura el estado de salida del hijo.</text:p>
              <text:list>
                <text:list-item>
                  <text:p text:style-name="P1155">Si el hijo termina de forma normal (usando <text:span text:style-name="Source_20_Text">exit()</text:span> o al finalizar la función principal), el padre usa la macro <text:span text:style-name="Source_20_Text">WIFEXITED(status)</text:span> para verificar que el hijo terminó correctamente. En ese caso, se imprime el código de salida del hijo, que se obtiene con <text:span text:style-name="Source_20_Text">WEXITSTATUS(status)</text:span>.</text:p>
                </text:list-item>
                <text:list-item>
                  <text:p text:style-name="P1155">Si el hijo termina de manera anormal (por ejemplo, si termina debido a una señal), se imprime un mensaje indicando que el hijo terminó de manera anormal.</text:p>
                </text:list-item>
              </text:list>
            </text:list-item>
          </text:list>
        </text:list-item>
        <text:list-item>
          <text:p text:style-name="P1154"><text:span text:style-name="Strong_20_Emphasis">Caso de error en </text:span><text:span text:style-name="Strong_20_Emphasis"><text:span text:style-name="Source_20_Text">fork()</text:span></text:span>:</text:p>
          <text:list>
            <text:list-item>
              <text:p text:style-name="P1154">Si <text:span text:style-name="Source_20_Text">fork()</text:span> devuelve -1, significa que hubo un error al intentar crear el proceso hijo. En este caso, se imprime un mensaje de error usando <text:span text:style-name="Source_20_Text">perror("Error en fork")</text:span>.</text:p>
            </text:list-item>
          </text:list>
        </text:list-item>
      </text:list>
      <text:p text:style-name="P618">¿PARA QUE SE USA TODO ESTO?</text:p>
      <text:p text:style-name="P618">1-Ejecutar tareas en <text:span text:style-name="T461">paralelo</text:span></text:p>
      <text:p text:style-name="P619">2-Aislamiento de tareas</text:p>
      <text:p text:style-name="P619">3-Simulación de multitarea</text:p>
      <text:p text:style-name="P619">Si no ponemos pid no dará el actual (del hijo) y ppid el anterior (del padre)</text:p>
      <text:list xml:id="list174317675599697" text:continue-list="list174316562247224" text:style-name="L241">
        <text:list-item>
          <text:p text:style-name="P1067"><text:soft-page-break/><text:span text:style-name="Source_20_Text"><text:span text:style-name="T328">Gestión de directorios de búsqueda</text:span></text:span></text:p>
        </text:list-item>
      </text:list>
      <text:p text:style-name="P324"><text:span text:style-name="T462">38</text:span>-search:<text:span text:style-name="T221"> search [-add|-del|-clear|-path]</text:span></text:p>
      <text:p text:style-name="Text_20_body">La función <text:span text:style-name="Source_20_Text">cmd_search</text:span> maneja una lista de directorios donde el shell busca archivos ejecutables, similar a cómo funciona la variable de entorno <text:span text:style-name="Source_20_Text">PATH</text:span>. La función permite mostrar, modificar y gestionar esta lista de búsqueda a través de diferentes argumentos.</text:p>
      <text:h text:style-name="Heading_20_3" text:outline-level="3">Explicación paso a paso:</text:h>
      <text:list text:style-name="L297">
        <text:list-item>
          <text:p text:style-name="P1156"><text:span text:style-name="Strong_20_Emphasis">Mostrar la lista de búsqueda (sin argumentos):</text:span> Si no se pasan argumentos a la función (es decir, <text:span text:style-name="Source_20_Text">tr[1]</text:span> es <text:span text:style-name="Source_20_Text">NULL</text:span>), la función simplemente muestra los directorios que están en la lista de búsqueda. Esto se hace llamando a la función <text:span text:style-name="Source_20_Text">mostrarListaBusqueda(&amp;listaBusqueda)</text:span>, que imprime los directorios que han sido agregados a la lista.</text:p>
        </text:list-item>
        <text:list-item>
          <text:p text:style-name="P1156"><text:span text:style-name="Strong_20_Emphasis">Agregar un directorio a la lista de búsqueda (</text:span><text:span text:style-name="Strong_20_Emphasis"><text:span text:style-name="Source_20_Text">-add</text:span></text:span><text:span text:style-name="Strong_20_Emphasis">):</text:span> Si el primer argumento es <text:span text:style-name="Source_20_Text">-add</text:span> (es decir, <text:span text:style-name="Source_20_Text">strcmp(tr[1], "-add") == 0</text:span>), la función verifica si se ha proporcionado un directorio (<text:span text:style-name="Source_20_Text">tr[2]</text:span>). Si no se proporciona un directorio, muestra un mensaje indicando cómo se debe usar el comando. Si se proporciona un directorio, la función <text:span text:style-name="Source_20_Text">agregarDirectorio(&amp;listaBusqueda, tr[2])</text:span> agrega ese directorio a la lista de búsqueda.</text:p>
        </text:list-item>
        <text:list-item>
          <text:p text:style-name="P1156"><text:span text:style-name="Strong_20_Emphasis">Eliminar un directorio de la lista de búsqueda (</text:span><text:span text:style-name="Strong_20_Emphasis"><text:span text:style-name="Source_20_Text">-del</text:span></text:span><text:span text:style-name="Strong_20_Emphasis">):</text:span> Si el primer argumento es <text:span text:style-name="Source_20_Text">-del</text:span> (es decir, <text:span text:style-name="Source_20_Text">strcmp(tr[1], "-del") == 0</text:span>), la función verifica si se ha proporcionado un directorio a eliminar (<text:span text:style-name="Source_20_Text">tr[2]</text:span>). Si no se proporciona, muestra un mensaje de uso. Si se proporciona un directorio, la función <text:span text:style-name="Source_20_Text">eliminarDirectorio(&amp;listaBusqueda, tr[2])</text:span> intenta eliminar ese directorio de la lista. Si el directorio es encontrado y eliminado correctamente, muestra un mensaje de confirmación; si no se encuentra, muestra un mensaje indicando que el directorio no está en la lista.</text:p>
        </text:list-item>
        <text:list-item>
          <text:p text:style-name="P1156"><text:span text:style-name="Strong_20_Emphasis">Limpiar la lista de búsqueda (</text:span><text:span text:style-name="Strong_20_Emphasis"><text:span text:style-name="Source_20_Text">-clear</text:span></text:span><text:span text:style-name="Strong_20_Emphasis">):</text:span> Si el primer argumento es <text:span text:style-name="Source_20_Text">-clear</text:span> (es decir, <text:span text:style-name="Source_20_Text">strcmp(tr[1], "-clear") == 0</text:span>), la función limpia toda la lista de búsqueda, eliminando todos los directorios de la lista. Esto se logra llamando a la función <text:span text:style-name="Source_20_Text">limpiarListaBusqueda(&amp;listaBusqueda)</text:span>, y luego se muestra un mensaje indicando que la lista ha sido limpiada.</text:p>
        </text:list-item>
        <text:list-item>
          <text:p text:style-name="P1156"><text:span text:style-name="Strong_20_Emphasis">Importar los directorios del </text:span><text:span text:style-name="Strong_20_Emphasis"><text:span text:style-name="Source_20_Text">PATH</text:span></text:span><text:span text:style-name="Strong_20_Emphasis"> a la lista de búsqueda (</text:span><text:span text:style-name="Strong_20_Emphasis"><text:span text:style-name="Source_20_Text">-path</text:span></text:span><text:span text:style-name="Strong_20_Emphasis">):</text:span> Si el primer argumento es <text:span text:style-name="Source_20_Text">-path</text:span> (es decir, <text:span text:style-name="Source_20_Text">strcmp(tr[1], "-path") == 0</text:span>), la función importa los directorios que están en la variable de entorno <text:span text:style-name="Source_20_Text">PATH</text:span> a la lista de búsqueda. Esto se hace llamando a la función <text:span text:style-name="Source_20_Text">importarPATH(&amp;listaBusqueda)</text:span>, y luego muestra un mensaje confirmando que los directorios del <text:span text:style-name="Source_20_Text">PATH</text:span> han sido importados.</text:p>
        </text:list-item>
        <text:list-item>
          <text:p text:style-name="P1156"><text:span text:style-name="Strong_20_Emphasis">Argumentos no válidos:</text:span> Si el primer argumento no coincide con ninguno de los casos anteriores (<text:span text:style-name="Source_20_Text">-add</text:span>, <text:span text:style-name="Source_20_Text">-del</text:span>, <text:span text:style-name="Source_20_Text">-clear</text:span>, <text:span text:style-name="Source_20_Text">-path</text:span>), la función muestra un mensaje de uso, indicando cómo debe usarse el comando correctamente.</text:p>
        </text:list-item>
      </text:list>
      <text:p text:style-name="P1157"><text:soft-page-break/>LA LISTA DE BÚSQUEDA ES MUY IMPORTANTE PARA LAS SIGUIENTES FUNCIONES PARA PODER USAR PROGSPEC. PAARA PODER USAR COMANDOS EXTERNOS COMO LS TENDREMOS QUE :</text:p>
      <text:p text:style-name="P620">1-IMPORTAR EL PATH EN LA LISTA DE BÚSQUEDA</text:p>
      <text:p text:style-name="P620">search -path:</text:p>
      <text:p text:style-name="P620">2-Si la función es distinta que una de mi shell la buscará en los ejecutables del path. Como ls pertenece a una de las capretas del path que está en la lusta de búsqueda se podrá ejeuctar y además se debe ejecutar creando un proceso en primer plano como indica el enunciado.</text:p>
      <text:p text:style-name="P620">3-Ahora ya podremos usarlo en las funciones y podremos hacer fg, fgpri etc con estes comandos y deberían funcionar según pide el enunciado</text:p>
      <text:p text:style-name="P526"/>
      <text:p text:style-name="P109">POR TANTO ESTOS COMANDOS SIGUIENTES QUE USAN PROGSPEC SOLO FUNCIONARÁN SI LOS COMANDOS EXTERNOS QUE LES PASAMOS ESTÁN EN LA LISTA DE BÚSQUEDA</text:p>
      <text:p text:style-name="P529">Los comandos que usemos ahora estñan en /usr/local/bin<text:span text:style-name="T467"> -&gt; </text:span><text:span text:style-name="T448">para saber donde está cierto comando: which comando</text:span></text:p>
      <text:p text:style-name="P333">Ejemplo: <text:s text:c="2"/></text:p>
      <text:p text:style-name="P333">-&gt; which ls</text:p>
      <text:p text:style-name="P333">/usr/bin/ls</text:p>
      <text:p text:style-name="P530"><text:span text:style-name="T447"/></text:p>
      <text:p text:style-name="P526"/>
      <text:p text:style-name="P526"/>
      <text:p text:style-name="P531">IMPORTANTE:</text:p>
      <text:p text:style-name="Text_20_body">-<text:span text:style-name="T468">Instalar xterm. Esto abre una nueva terminal para </text:span>De esta forma, podrás ejecutar comandos <text:span text:style-name="Strong_20_Emphasis">en segundo plano</text:span> o con una <text:span text:style-name="Strong_20_Emphasis">prioridad específica</text:span>, y <text:span text:style-name="Strong_20_Emphasis">ver los resultados</text:span> en una ventana separada.</text:p>
      <text:p text:style-name="P526"/>
      <text:p text:style-name="P526"/>
      <text:p text:style-name="P526"/>
      <text:p text:style-name="P526"/>
      <text:p text:style-name="P526"/>
      <text:p text:style-name="P526"/>
      <text:p text:style-name="P526"/>
      <text:list text:continue-list="list174317675599697" text:style-name="L241">
        <text:list-item>
          <text:p text:style-name="P1068"><text:soft-page-break/>Gestión y ejecución de procesos</text:p>
        </text:list-item>
      </text:list>
      <text:p text:style-name="P118"><text:span text:style-name="T253">Prioridades:</text:span> <text:s/><text:span text:style-name="T228">-20 a 19</text:span></text:p>
      <text:h text:style-name="P117" text:outline-level="3"><text:span text:style-name="Strong_20_Emphasis">¿Para qué sirven las prioridades?</text:span></text:h>
      <text:p text:style-name="Text_20_body">Las <text:span text:style-name="Strong_20_Emphasis">prioridades</text:span> en sistemas operativos determinan el orden en que los <text:span text:style-name="Strong_20_Emphasis">procesos</text:span> obtienen acceso al <text:span text:style-name="Strong_20_Emphasis">tiempo de CPU</text:span> (la capacidad del procesador para ejecutar instrucciones). En un sistema con múltiples procesos en ejecución, la <text:span text:style-name="Strong_20_Emphasis">prioridad</text:span> ayuda al <text:span text:style-name="Strong_20_Emphasis">scheduler</text:span> (planificador de procesos) a decidir qué proceso debe ejecutarse a continuación.</text:p>
      <text:h text:style-name="Heading_20_3" text:outline-level="3"><text:span text:style-name="Strong_20_Emphasis">¿Qué hacen las prioridades en </text:span><text:span text:style-name="Strong_20_Emphasis"><text:span text:style-name="Source_20_Text">execpri</text:span></text:span><text:span text:style-name="Strong_20_Emphasis">?</text:span></text:h>
      <text:p text:style-name="Text_20_body">En el contexto de <text:span text:style-name="Strong_20_Emphasis"><text:span text:style-name="Source_20_Text">execpri</text:span></text:span>, la prioridad <text:span text:style-name="Strong_20_Emphasis">no cambia el comportamiento del comando directamente</text:span>, pero le indica al <text:span text:style-name="Strong_20_Emphasis">sistema operativo</text:span> cómo manejar el proceso que se está ejecutando en cuanto al tiempo que recibe para ejecutarse.</text:p>
      <text:h text:style-name="Heading_20_4" text:outline-level="4"><text:span text:style-name="Strong_20_Emphasis">Funcionamiento de las prioridades:</text:span></text:h>
      <text:list text:style-name="L298">
        <text:list-item>
          <text:p text:style-name="P1158"><text:span text:style-name="Strong_20_Emphasis">Valores de Prioridad:</text:span></text:p>
          <text:list>
            <text:list-item>
              <text:p text:style-name="P1158"><text:span text:style-name="Strong_20_Emphasis">Prioridad alta</text:span> se representa con números <text:span text:style-name="Strong_20_Emphasis">negativos</text:span> (ej. <text:span text:style-name="Source_20_Text">-10</text:span>, <text:span text:style-name="Source_20_Text">-5</text:span>).</text:p>
            </text:list-item>
            <text:list-item>
              <text:p text:style-name="P1158"><text:span text:style-name="Strong_20_Emphasis">Prioridad baja</text:span> se representa con números <text:span text:style-name="Strong_20_Emphasis">positivos</text:span> (ej. <text:span text:style-name="Source_20_Text">5</text:span>, <text:span text:style-name="Source_20_Text">10</text:span>).</text:p>
            </text:list-item>
            <text:list-item>
              <text:p text:style-name="P1158"><text:span text:style-name="Strong_20_Emphasis">La prioridad más baja</text:span> sería <text:span text:style-name="Source_20_Text">19</text:span> (el valor más alto que se puede asignar a la prioridad).</text:p>
            </text:list-item>
            <text:list-item>
              <text:p text:style-name="P1158"><text:span text:style-name="Strong_20_Emphasis">La prioridad más alta</text:span> sería <text:span text:style-name="Source_20_Text">-20</text:span> (el valor más bajo que se puede asignar a la prioridad).</text:p>
            </text:list-item>
          </text:list>
        </text:list-item>
        <text:list-item>
          <text:p text:style-name="P1158"><text:span text:style-name="Strong_20_Emphasis">Efecto de la Prioridad en </text:span><text:span text:style-name="Strong_20_Emphasis"><text:span text:style-name="Source_20_Text">execpri</text:span></text:span><text:span text:style-name="Strong_20_Emphasis">:</text:span></text:p>
          <text:list>
            <text:list-item>
              <text:p text:style-name="P1159">Cuando usas <text:span text:style-name="Source_20_Text">execpri</text:span>, el sistema operativo ajusta el <text:span text:style-name="Strong_20_Emphasis">nivel de prioridad</text:span> del proceso antes de ejecutarlo. Si el valor es <text:span text:style-name="Strong_20_Emphasis">negativo</text:span>, el proceso tiene más <text:span text:style-name="Strong_20_Emphasis">prioridad</text:span> y se ejecutará más rápido.</text:p>
            </text:list-item>
            <text:list-item>
              <text:p text:style-name="P1159">Si el valor es <text:span text:style-name="Strong_20_Emphasis">positivo</text:span>, el proceso tendrá <text:span text:style-name="Strong_20_Emphasis">menos prioridad</text:span> y el sistema le asignará menos tiempo de CPU, lo que puede hacer que se ejecute más lentamente si hay otros procesos con mayor prioridad.</text:p>
            </text:list-item>
          </text:list>
        </text:list-item>
        <text:list-item>
          <text:p text:style-name="P1158"><text:span text:style-name="Strong_20_Emphasis">¿Por qué es importante la prioridad?</text:span></text:p>
          <text:list>
            <text:list-item>
              <text:p text:style-name="P1159">Los procesos con <text:span text:style-name="Strong_20_Emphasis">mayor prioridad</text:span> (números negativos) son <text:span text:style-name="Strong_20_Emphasis">ejecutados antes</text:span> que los de menor prioridad cuando el sistema tiene que elegir entre varios procesos. Esto es crucial en sistemas con <text:span text:style-name="Strong_20_Emphasis">múltiples procesos activos</text:span>, ya que <text:span text:style-name="Strong_20_Emphasis">los procesos más importantes o críticos</text:span> se ejecutan primero.</text:p>
            </text:list-item>
            <text:list-item>
              <text:p text:style-name="P1158">Si un proceso tiene <text:span text:style-name="Strong_20_Emphasis">prioridad baja</text:span>, puede que tenga que <text:span text:style-name="Strong_20_Emphasis">esperar más tiempo</text:span> para obtener acceso al procesador, especialmente si el sistema está muy ocupado con procesos de alta prioridad.</text:p>
            </text:list-item>
          </text:list>
        </text:list-item>
      </text:list>
      <text:p text:style-name="P242">Si intenta<text:span text:style-name="T473">mos </text:span>usar valores muy negativos sin permisos de superusuario (root)<text:span text:style-name="T473"> NOS VA A DAR UN ERROR DE PERMISOS </text:span></text:p>
      <text:p text:style-name="P1160"><text:soft-page-break/>Señales:</text:p>
      <text:h text:style-name="P621" text:outline-level="3"><text:span text:style-name="Strong_20_Emphasis">Señales estándar y su descripción (por orden)</text:span></text:h>
      <text:list text:style-name="L299">
        <text:list-item>
          <text:p text:style-name="P1161"><text:span text:style-name="Strong_20_Emphasis"><text:span text:style-name="Source_20_Text">SIGHUP</text:span></text:span><text:span text:style-name="Strong_20_Emphasis"> (1): Hangup (colgado de terminal)</text:span></text:p>
          <text:list>
            <text:list-item>
              <text:p text:style-name="P1162"><text:span text:style-name="Strong_20_Emphasis">Propósito:</text:span> Se envía cuando la terminal asociada al proceso se cierra o se desconecta.</text:p>
            </text:list-item>
            <text:list-item>
              <text:p text:style-name="P1162"><text:span text:style-name="Strong_20_Emphasis">Uso típico:</text:span> Recargar configuraciones en procesos en ejecución o finalizar procesos cuando la terminal se desconecta.</text:p>
            </text:list-item>
          </text:list>
        </text:list-item>
        <text:list-item>
          <text:p text:style-name="P1161"><text:span text:style-name="Strong_20_Emphasis"><text:span text:style-name="Source_20_Text">SIGINT</text:span></text:span><text:span text:style-name="Strong_20_Emphasis"> (2): Interrupción</text:span></text:p>
          <text:list>
            <text:list-item>
              <text:p text:style-name="P1162"><text:span text:style-name="Strong_20_Emphasis">Propósito:</text:span> Se envía cuando el usuario presiona <text:span text:style-name="Source_20_Text">Ctrl+C</text:span>.</text:p>
            </text:list-item>
            <text:list-item>
              <text:p text:style-name="P1162"><text:span text:style-name="Strong_20_Emphasis">Uso típico:</text:span> Interrumpir procesos en ejecución.</text:p>
            </text:list-item>
          </text:list>
        </text:list-item>
        <text:list-item>
          <text:p text:style-name="P1161"><text:span text:style-name="Strong_20_Emphasis"><text:span text:style-name="Source_20_Text">SIGQUIT</text:span></text:span><text:span text:style-name="Strong_20_Emphasis"> (3): Salida forzada</text:span></text:p>
          <text:list>
            <text:list-item>
              <text:p text:style-name="P1162"><text:span text:style-name="Strong_20_Emphasis">Propósito:</text:span> Se envía con <text:span text:style-name="Source_20_Text">Ctrl+\</text:span> y genera un volcado de memoria antes de finalizar.</text:p>
            </text:list-item>
            <text:list-item>
              <text:p text:style-name="P1162"><text:span text:style-name="Strong_20_Emphasis">Uso típico:</text:span> Depuración avanzada para analizar el estado de un programa antes de finalizar.</text:p>
            </text:list-item>
          </text:list>
        </text:list-item>
        <text:list-item>
          <text:p text:style-name="P1161"><text:span text:style-name="Strong_20_Emphasis"><text:span text:style-name="Source_20_Text">SIGILL</text:span></text:span><text:span text:style-name="Strong_20_Emphasis"> (4): Instrucción ilegal</text:span></text:p>
          <text:list>
            <text:list-item>
              <text:p text:style-name="P1162"><text:span text:style-name="Strong_20_Emphasis">Propósito:</text:span> Indica que el proceso intentó ejecutar una instrucción de máquina inválida.</text:p>
            </text:list-item>
            <text:list-item>
              <text:p text:style-name="P1162"><text:span text:style-name="Strong_20_Emphasis">Uso típico:</text:span> Normalmente generado por el sistema operativo cuando detecta errores graves en el programa.</text:p>
            </text:list-item>
          </text:list>
        </text:list-item>
        <text:list-item>
          <text:p text:style-name="P1161"><text:span text:style-name="Strong_20_Emphasis"><text:span text:style-name="Source_20_Text">SIGTRAP</text:span></text:span><text:span text:style-name="Strong_20_Emphasis"> (5): Trampa</text:span></text:p>
          <text:list>
            <text:list-item>
              <text:p text:style-name="P1162"><text:span text:style-name="Strong_20_Emphasis">Propósito:</text:span> Usado para depuración cuando un programa alcanza un punto de interrupción o trampa.</text:p>
            </text:list-item>
            <text:list-item>
              <text:p text:style-name="P1162"><text:span text:style-name="Strong_20_Emphasis">Uso típico:</text:span> Herramientas de depuración.</text:p>
            </text:list-item>
          </text:list>
        </text:list-item>
        <text:list-item>
          <text:p text:style-name="P1161"><text:span text:style-name="Strong_20_Emphasis"><text:span text:style-name="Source_20_Text">SIGABRT</text:span></text:span><text:span text:style-name="Strong_20_Emphasis"> (6): Aborto</text:span></text:p>
          <text:list>
            <text:list-item>
              <text:p text:style-name="P1162"><text:span text:style-name="Strong_20_Emphasis">Propósito:</text:span> Se usa para terminar un programa de forma controlada cuando se detectan errores graves.</text:p>
            </text:list-item>
            <text:list-item>
              <text:p text:style-name="P1162"><text:span text:style-name="Strong_20_Emphasis">Uso típico:</text:span> Llamado automáticamente por funciones como <text:span text:style-name="Source_20_Text">abort()</text:span>.</text:p>
            </text:list-item>
          </text:list>
        </text:list-item>
        <text:list-item>
          <text:p text:style-name="P1161"><text:span text:style-name="Strong_20_Emphasis"><text:span text:style-name="Source_20_Text">SIGIOT</text:span></text:span><text:span text:style-name="Strong_20_Emphasis"> (6): Entrada/Salida del procesador</text:span></text:p>
          <text:list>
            <text:list-item>
              <text:p text:style-name="P1162">Alias de <text:span text:style-name="Source_20_Text">SIGABRT</text:span>. No es común en sistemas modernos.</text:p>
            </text:list-item>
          </text:list>
        </text:list-item>
        <text:list-item>
          <text:p text:style-name="P1161"><text:span text:style-name="Strong_20_Emphasis"><text:span text:style-name="Source_20_Text">SIGBUS</text:span></text:span><text:span text:style-name="Strong_20_Emphasis"> (7): Error de bus</text:span></text:p>
          <text:list>
            <text:list-item>
              <text:p text:style-name="P1162"><text:span text:style-name="Strong_20_Emphasis">Propósito:</text:span> Se envía cuando un proceso accede a una dirección de memoria inválida.</text:p>
            </text:list-item>
            <text:list-item>
              <text:p text:style-name="P1162"><text:span text:style-name="Strong_20_Emphasis">Uso típico:</text:span> Manejar errores en la administración de memoria.</text:p>
            </text:list-item>
          </text:list>
        </text:list-item>
        <text:list-item>
          <text:p text:style-name="P1161"><text:span text:style-name="Strong_20_Emphasis"><text:span text:style-name="Source_20_Text">SIGFPE</text:span></text:span><text:span text:style-name="Strong_20_Emphasis"> (8): Error de coma flotante</text:span></text:p>
          <text:list>
            <text:list-item>
              <text:p text:style-name="P1162"><text:span text:style-name="Strong_20_Emphasis">Propósito:</text:span> Indica errores matemáticos como división entre cero o desbordamiento.</text:p>
            </text:list-item>
            <text:list-item>
              <text:p text:style-name="P1162"><text:span text:style-name="Strong_20_Emphasis">Uso típico:</text:span> En programas que realizan cálculos matemáticos.</text:p>
            </text:list-item>
          </text:list>
        </text:list-item>
        <text:list-item>
          <text:p text:style-name="P1161"><text:span text:style-name="Strong_20_Emphasis"><text:span text:style-name="Source_20_Text">SIGKILL</text:span></text:span><text:span text:style-name="Strong_20_Emphasis"> (9): Matar</text:span></text:p>
          <text:list>
            <text:list-item>
              <text:p text:style-name="P1162"><text:span text:style-name="Strong_20_Emphasis">Propósito:</text:span> Termina un proceso de manera inmediata. No puede ser capturada ni ignorada.</text:p>
            </text:list-item>
            <text:list-item>
              <text:p text:style-name="P1162"><text:span text:style-name="Strong_20_Emphasis">Uso típico:</text:span> Forzar la terminación de procesos que no responden.</text:p>
            </text:list-item>
          </text:list>
        </text:list-item>
        <text:list-item>
          <text:p text:style-name="P1161"><text:soft-page-break/><text:span text:style-name="Strong_20_Emphasis"><text:span text:style-name="Source_20_Text">SIGUSR1</text:span></text:span><text:span text:style-name="Strong_20_Emphasis"> (10): Usuario 1</text:span></text:p>
          <text:list>
            <text:list-item>
              <text:p text:style-name="P1162"><text:span text:style-name="Strong_20_Emphasis">Propósito:</text:span> Señal personalizada para acciones específicas definidas por el programa.</text:p>
            </text:list-item>
            <text:list-item>
              <text:p text:style-name="P1162"><text:span text:style-name="Strong_20_Emphasis">Uso típico:</text:span> Realizar tareas personalizadas como reinicios o eventos definidos por el usuario.</text:p>
            </text:list-item>
          </text:list>
        </text:list-item>
        <text:list-item>
          <text:p text:style-name="P1161"><text:span text:style-name="Strong_20_Emphasis"><text:span text:style-name="Source_20_Text">SIGSEGV</text:span></text:span><text:span text:style-name="Strong_20_Emphasis"> (11): Violación de segmento</text:span></text:p>
          <text:list>
            <text:list-item>
              <text:p text:style-name="P1162"><text:span text:style-name="Strong_20_Emphasis">Propósito:</text:span> Indica acceso inválido a memoria.</text:p>
            </text:list-item>
            <text:list-item>
              <text:p text:style-name="P1162"><text:span text:style-name="Strong_20_Emphasis">Uso típico:</text:span> Detectar errores en el manejo de punteros o memoria.</text:p>
            </text:list-item>
          </text:list>
        </text:list-item>
        <text:list-item>
          <text:p text:style-name="P1161"><text:span text:style-name="Strong_20_Emphasis"><text:span text:style-name="Source_20_Text">SIGUSR2</text:span></text:span><text:span text:style-name="Strong_20_Emphasis"> (12): Usuario 2</text:span></text:p>
          <text:list>
            <text:list-item>
              <text:p text:style-name="P1162"><text:span text:style-name="Strong_20_Emphasis">Propósito:</text:span> Señal personalizada para acciones específicas definidas por el programa.</text:p>
            </text:list-item>
            <text:list-item>
              <text:p text:style-name="P1162"><text:span text:style-name="Strong_20_Emphasis">Uso típico:</text:span> Igual que <text:span text:style-name="Source_20_Text">SIGUSR1</text:span>.</text:p>
            </text:list-item>
          </text:list>
        </text:list-item>
        <text:list-item>
          <text:p text:style-name="P1161"><text:span text:style-name="Strong_20_Emphasis"><text:span text:style-name="Source_20_Text">SIGPIPE</text:span></text:span><text:span text:style-name="Strong_20_Emphasis"> (13): Tubería rota</text:span></text:p>
          <text:list>
            <text:list-item>
              <text:p text:style-name="P1162"><text:span text:style-name="Strong_20_Emphasis">Propósito:</text:span> Se envía cuando un proceso escribe en una tubería sin lector.</text:p>
            </text:list-item>
            <text:list-item>
              <text:p text:style-name="P1162"><text:span text:style-name="Strong_20_Emphasis">Uso típico:</text:span> Gestión de comunicación en pipes.</text:p>
            </text:list-item>
          </text:list>
        </text:list-item>
        <text:list-item>
          <text:p text:style-name="P1161"><text:span text:style-name="Strong_20_Emphasis"><text:span text:style-name="Source_20_Text">SIGALRM</text:span></text:span><text:span text:style-name="Strong_20_Emphasis"> (14): Alarma</text:span></text:p>
          <text:list>
            <text:list-item>
              <text:p text:style-name="P1162"><text:span text:style-name="Strong_20_Emphasis">Propósito:</text:span> Se envía cuando se cumple un temporizador configurado con <text:span text:style-name="Source_20_Text">alarm()</text:span>.</text:p>
            </text:list-item>
            <text:list-item>
              <text:p text:style-name="P1162"><text:span text:style-name="Strong_20_Emphasis">Uso típico:</text:span> Temporizadores o tareas programadas.</text:p>
            </text:list-item>
          </text:list>
        </text:list-item>
        <text:list-item>
          <text:p text:style-name="P1161"><text:span text:style-name="Strong_20_Emphasis"><text:span text:style-name="Source_20_Text">SIGTERM</text:span></text:span><text:span text:style-name="Strong_20_Emphasis"> (15): Terminación</text:span></text:p>
          <text:list>
            <text:list-item>
              <text:p text:style-name="P1162"><text:span text:style-name="Strong_20_Emphasis">Propósito:</text:span> Solicita la terminación del proceso de manera ordenada.</text:p>
            </text:list-item>
            <text:list-item>
              <text:p text:style-name="P1162"><text:span text:style-name="Strong_20_Emphasis">Uso típico:</text:span> Cierre de procesos con limpieza de recursos.</text:p>
            </text:list-item>
          </text:list>
        </text:list-item>
        <text:list-item>
          <text:p text:style-name="P1161"><text:span text:style-name="Strong_20_Emphasis"><text:span text:style-name="Source_20_Text">SIGCHLD</text:span></text:span><text:span text:style-name="Strong_20_Emphasis"> (17): Hijo terminado</text:span></text:p>
          <text:list>
            <text:list-item>
              <text:p text:style-name="P1162"><text:span text:style-name="Strong_20_Emphasis">Propósito:</text:span> Notifica al proceso padre que un proceso hijo terminó o cambió de estado.</text:p>
            </text:list-item>
            <text:list-item>
              <text:p text:style-name="P1162"><text:span text:style-name="Strong_20_Emphasis">Uso típico:</text:span> Gestión de procesos en segundo plano o hijos.</text:p>
            </text:list-item>
          </text:list>
        </text:list-item>
        <text:list-item>
          <text:p text:style-name="P1161"><text:span text:style-name="Strong_20_Emphasis"><text:span text:style-name="Source_20_Text">SIGCONT</text:span></text:span><text:span text:style-name="Strong_20_Emphasis"> (18): Continuar</text:span></text:p>
          <text:list>
            <text:list-item>
              <text:p text:style-name="P1162"><text:span text:style-name="Strong_20_Emphasis">Propósito:</text:span> Reanuda la ejecución de un proceso pausado.</text:p>
            </text:list-item>
            <text:list-item>
              <text:p text:style-name="P1162"><text:span text:style-name="Strong_20_Emphasis">Uso típico:</text:span> Reanudar procesos detenidos.</text:p>
            </text:list-item>
          </text:list>
        </text:list-item>
        <text:list-item>
          <text:p text:style-name="P1161"><text:span text:style-name="Strong_20_Emphasis"><text:span text:style-name="Source_20_Text">SIGSTOP</text:span></text:span><text:span text:style-name="Strong_20_Emphasis"> (19): Pausar</text:span></text:p>
          <text:list>
            <text:list-item>
              <text:p text:style-name="P1162"><text:span text:style-name="Strong_20_Emphasis">Propósito:</text:span> Pausa un proceso sin posibilidad de captura.</text:p>
            </text:list-item>
            <text:list-item>
              <text:p text:style-name="P1162"><text:span text:style-name="Strong_20_Emphasis">Uso típico:</text:span> Pausar procesos temporalmente.</text:p>
            </text:list-item>
          </text:list>
        </text:list-item>
        <text:list-item>
          <text:p text:style-name="P1161"><text:span text:style-name="Strong_20_Emphasis"><text:span text:style-name="Source_20_Text">SIGTSTP</text:span></text:span><text:span text:style-name="Strong_20_Emphasis"> (20): Pausar interactivo</text:span></text:p>
          <text:list>
            <text:list-item>
              <text:p text:style-name="P1162"><text:span text:style-name="Strong_20_Emphasis">Propósito:</text:span> Se envía cuando el usuario presiona <text:span text:style-name="Source_20_Text">Ctrl+Z</text:span> para pausar un proceso.</text:p>
            </text:list-item>
            <text:list-item>
              <text:p text:style-name="P1162"><text:span text:style-name="Strong_20_Emphasis">Uso típico:</text:span> Pausar procesos interactivos.</text:p>
            </text:list-item>
          </text:list>
        </text:list-item>
        <text:list-item>
          <text:p text:style-name="P1161"><text:span text:style-name="Strong_20_Emphasis"><text:span text:style-name="Source_20_Text">SIGTTIN</text:span></text:span><text:span text:style-name="Strong_20_Emphasis"> (21): Entrada en terminal</text:span></text:p>
          <text:list>
            <text:list-item>
              <text:p text:style-name="P1162"><text:span text:style-name="Strong_20_Emphasis">Propósito:</text:span> Se envía cuando un proceso en segundo plano intenta leer de la terminal.</text:p>
            </text:list-item>
            <text:list-item>
              <text:p text:style-name="P1162"><text:span text:style-name="Strong_20_Emphasis">Uso típico:</text:span> Bloquear interacciones no permitidas.</text:p>
            </text:list-item>
          </text:list>
        </text:list-item>
        <text:list-item>
          <text:p text:style-name="P1161"><text:span text:style-name="Strong_20_Emphasis"><text:span text:style-name="Source_20_Text">SIGTTOU</text:span></text:span><text:span text:style-name="Strong_20_Emphasis"> (22): Salida en terminal</text:span></text:p>
          <text:list>
            <text:list-item>
              <text:p text:style-name="P1162"><text:span text:style-name="Strong_20_Emphasis">Propósito:</text:span> Se envía cuando un proceso en segundo plano intenta escribir en la terminal.</text:p>
            </text:list-item>
            <text:list-item>
              <text:p text:style-name="P1162"><text:span text:style-name="Strong_20_Emphasis">Uso típico:</text:span> Igual que <text:span text:style-name="Source_20_Text">SIGTTIN</text:span>.</text:p>
            </text:list-item>
          </text:list>
        </text:list-item>
        <text:list-item>
          <text:p text:style-name="P1161"><text:soft-page-break/><text:span text:style-name="Strong_20_Emphasis"><text:span text:style-name="Source_20_Text">SIGURG</text:span></text:span><text:span text:style-name="Strong_20_Emphasis"> (23): Urgente</text:span></text:p>
          <text:list>
            <text:list-item>
              <text:p text:style-name="P1162"><text:span text:style-name="Strong_20_Emphasis">Propósito:</text:span> Indica un evento fuera de banda en un socket.</text:p>
            </text:list-item>
            <text:list-item>
              <text:p text:style-name="P1162"><text:span text:style-name="Strong_20_Emphasis">Uso típico:</text:span> Gestión de eventos de red.</text:p>
            </text:list-item>
          </text:list>
        </text:list-item>
        <text:list-item>
          <text:p text:style-name="P1161"><text:span text:style-name="Strong_20_Emphasis"><text:span text:style-name="Source_20_Text">SIGXCPU</text:span></text:span><text:span text:style-name="Strong_20_Emphasis"> (24): Límite de CPU</text:span></text:p>
          <text:list>
            <text:list-item>
              <text:p text:style-name="P1162"><text:span text:style-name="Strong_20_Emphasis">Propósito:</text:span> Se envía cuando un proceso supera el límite de tiempo de CPU.</text:p>
            </text:list-item>
            <text:list-item>
              <text:p text:style-name="P1162"><text:span text:style-name="Strong_20_Emphasis">Uso típico:</text:span> Controlar procesos intensivos en uso de CPU.</text:p>
            </text:list-item>
          </text:list>
        </text:list-item>
        <text:list-item>
          <text:p text:style-name="P1161"><text:span text:style-name="Strong_20_Emphasis"><text:span text:style-name="Source_20_Text">SIGXFSZ</text:span></text:span><text:span text:style-name="Strong_20_Emphasis"> (25): Límite de archivo</text:span></text:p>
          <text:list>
            <text:list-item>
              <text:p text:style-name="P1162"><text:span text:style-name="Strong_20_Emphasis">Propósito:</text:span> Se envía cuando un proceso intenta crear un archivo más grande que el límite permitido.</text:p>
            </text:list-item>
            <text:list-item>
              <text:p text:style-name="P1162"><text:span text:style-name="Strong_20_Emphasis">Uso típico:</text:span> Restringir tamaños de archivo.</text:p>
            </text:list-item>
          </text:list>
        </text:list-item>
        <text:list-item>
          <text:p text:style-name="P1161"><text:span text:style-name="Strong_20_Emphasis"><text:span text:style-name="Source_20_Text">SIGVTALRM</text:span></text:span><text:span text:style-name="Strong_20_Emphasis"> (26): Alarma virtual</text:span></text:p>
          <text:list>
            <text:list-item>
              <text:p text:style-name="P1162"><text:span text:style-name="Strong_20_Emphasis">Propósito:</text:span> Temporizador basado en tiempo de CPU.</text:p>
            </text:list-item>
            <text:list-item>
              <text:p text:style-name="P1162"><text:span text:style-name="Strong_20_Emphasis">Uso típico:</text:span> Medir tiempo de ejecución virtual.</text:p>
            </text:list-item>
          </text:list>
        </text:list-item>
        <text:list-item>
          <text:p text:style-name="P1161"><text:span text:style-name="Strong_20_Emphasis"><text:span text:style-name="Source_20_Text">SIGPROF</text:span></text:span><text:span text:style-name="Strong_20_Emphasis"> (27): Perfilado</text:span></text:p>
          <text:list>
            <text:list-item>
              <text:p text:style-name="P1162"><text:span text:style-name="Strong_20_Emphasis">Propósito:</text:span> Se envía cuando un temporizador de perfil se cumple.</text:p>
            </text:list-item>
            <text:list-item>
              <text:p text:style-name="P1162"><text:span text:style-name="Strong_20_Emphasis">Uso típico:</text:span> Herramientas de análisis de rendimiento.</text:p>
            </text:list-item>
          </text:list>
        </text:list-item>
        <text:list-item>
          <text:p text:style-name="P1161"><text:span text:style-name="Strong_20_Emphasis"><text:span text:style-name="Source_20_Text">SIGWINCH</text:span></text:span><text:span text:style-name="Strong_20_Emphasis"> (28): Cambio de ventana</text:span></text:p>
          <text:list>
            <text:list-item>
              <text:p text:style-name="P1162"><text:span text:style-name="Strong_20_Emphasis">Propósito:</text:span> Se envía cuando cambia el tamaño de la ventana de terminal.</text:p>
            </text:list-item>
            <text:list-item>
              <text:p text:style-name="P1162"><text:span text:style-name="Strong_20_Emphasis">Uso típico:</text:span> Ajustar interfaces al tamaño de la terminal.</text:p>
            </text:list-item>
          </text:list>
        </text:list-item>
        <text:list-item>
          <text:p text:style-name="P1161"><text:span text:style-name="Strong_20_Emphasis"><text:span text:style-name="Source_20_Text">SIGIO</text:span></text:span><text:span text:style-name="Strong_20_Emphasis"> (29): Entrada/salida disponible</text:span></text:p>
          <text:list>
            <text:list-item>
              <text:p text:style-name="P1162"><text:span text:style-name="Strong_20_Emphasis">Propósito:</text:span> Notifica que una operación de E/S está lista.</text:p>
            </text:list-item>
            <text:list-item>
              <text:p text:style-name="P1162"><text:span text:style-name="Strong_20_Emphasis">Uso típico:</text:span> Comunicación asincrónica.</text:p>
            </text:list-item>
          </text:list>
        </text:list-item>
        <text:list-item>
          <text:p text:style-name="P1161"><text:span text:style-name="Strong_20_Emphasis"><text:span text:style-name="Source_20_Text">SIGSYS</text:span></text:span><text:span text:style-name="Strong_20_Emphasis"> (31): Llamada al sistema inválida</text:span></text:p>
          <text:list>
            <text:list-item>
              <text:p text:style-name="P1162"><text:span text:style-name="Strong_20_Emphasis">Propósito:</text:span> Se envía cuando un proceso realiza una llamada al sistema inválida.</text:p>
            </text:list-item>
            <text:list-item>
              <text:p text:style-name="P1161"><text:span text:style-name="Strong_20_Emphasis">Uso típico:</text:span> Depuración avanzada.</text:p>
            </text:list-item>
          </text:list>
        </text:list-item>
      </text:list>
      <text:p text:style-name="P622"><text:span text:style-name="Strong_20_Emphasis"/></text:p>
      <text:p text:style-name="P318"/>
      <text:h text:style-name="P623" text:outline-level="3"><text:span text:style-name="Strong_20_Emphasis"><text:span text:style-name="T73"/></text:span></text:h>
      <text:h text:style-name="P623" text:outline-level="3"><text:span text:style-name="Strong_20_Emphasis"><text:span text:style-name="T73"/></text:span></text:h>
      <text:p text:style-name="P624"><text:span text:style-name="Strong_20_Emphasis"><text:span text:style-name="T73"/></text:span></text:p>
      <text:p text:style-name="P624"><text:span text:style-name="Strong_20_Emphasis"><text:span text:style-name="T73"/></text:span></text:p>
      <text:p text:style-name="P624"><text:span text:style-name="Strong_20_Emphasis"><text:span text:style-name="T73"/></text:span></text:p>
      <text:p text:style-name="P624"><text:span text:style-name="Strong_20_Emphasis"><text:span text:style-name="T73"/></text:span></text:p>
      <text:p text:style-name="P624"><text:span text:style-name="Strong_20_Emphasis"><text:span text:style-name="T73"/></text:span></text:p>
      <text:p text:style-name="P624"><text:span text:style-name="Strong_20_Emphasis"><text:span text:style-name="T73"/></text:span></text:p>
      <text:p text:style-name="P624"><text:span text:style-name="Strong_20_Emphasis"><text:span text:style-name="T73"/></text:span></text:p>
      <table:table table:name="Tabla32" table:style-name="Tabla32">
        <table:table-column table:style-name="Tabla32.A"/>
        <table:table-column table:style-name="Tabla32.B"/>
        <table:table-column table:style-name="Tabla32.C"/>
        <table:table-header-rows>
          <text:soft-page-break/>
          <table:table-row>
            <table:table-cell table:style-name="Tabla32.A1" office:value-type="string">
              <text:p text:style-name="Table_20_Heading">Número</text:p>
            </table:table-cell>
            <table:table-cell table:style-name="Tabla32.A1" office:value-type="string">
              <text:p text:style-name="Table_20_Heading">Señal</text:p>
            </table:table-cell>
            <table:table-cell table:style-name="Tabla32.A1" office:value-type="string">
              <text:p text:style-name="Table_20_Heading">Descripción</text:p>
            </table:table-cell>
          </table:table-row>
        </table:table-header-rows>
      </table:table>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Table_20_Contents">1</text:p>
          </table:table-cell>
          <table:table-cell table:style-name="Tabla33.A1" office:value-type="string">
            <text:p text:style-name="Table_20_Contents"><text:span text:style-name="Source_20_Text">SIGHUP</text:span></text:p>
          </table:table-cell>
          <table:table-cell table:style-name="Tabla33.A1" office:value-type="string">
            <text:p text:style-name="Table_20_Contents">Hangup detected on controlling terminal o cierre.</text:p>
          </table:table-cell>
        </table:table-row>
      </table:table>
      <table:table table:name="Tabla34" table:style-name="Tabla34">
        <table:table-column table:style-name="Tabla34.A"/>
        <table:table-column table:style-name="Tabla34.B"/>
        <table:table-column table:style-name="Tabla34.C"/>
        <table:table-row>
          <table:table-cell table:style-name="Tabla34.A1" office:value-type="string">
            <text:p text:style-name="Table_20_Contents">2</text:p>
          </table:table-cell>
          <table:table-cell table:style-name="Tabla34.A1" office:value-type="string">
            <text:p text:style-name="Table_20_Contents"><text:span text:style-name="Source_20_Text">SIGINT</text:span></text:p>
          </table:table-cell>
          <table:table-cell table:style-name="Tabla34.A1" office:value-type="string">
            <text:p text:style-name="Table_20_Contents">Interrupción desde el teclado (Ctrl + C).</text:p>
          </table:table-cell>
        </table:table-row>
      </table:table>
      <table:table table:name="Tabla35" table:style-name="Tabla35">
        <table:table-column table:style-name="Tabla35.A"/>
        <table:table-column table:style-name="Tabla35.B"/>
        <table:table-column table:style-name="Tabla35.C"/>
        <table:table-row>
          <table:table-cell table:style-name="Tabla35.A1" office:value-type="string">
            <text:p text:style-name="Table_20_Contents">3</text:p>
          </table:table-cell>
          <table:table-cell table:style-name="Tabla35.A1" office:value-type="string">
            <text:p text:style-name="Table_20_Contents"><text:span text:style-name="Source_20_Text">SIGQUIT</text:span></text:p>
          </table:table-cell>
          <table:table-cell table:style-name="Tabla35.A1" office:value-type="string">
            <text:p text:style-name="Table_20_Contents">Salida desde el teclado (Ctrl + ).</text:p>
          </table:table-cell>
        </table:table-row>
      </table:table>
      <table:table table:name="Tabla36" table:style-name="Tabla36">
        <table:table-column table:style-name="Tabla36.A"/>
        <table:table-column table:style-name="Tabla36.B"/>
        <table:table-column table:style-name="Tabla36.C"/>
        <table:table-row>
          <table:table-cell table:style-name="Tabla36.A1" office:value-type="string">
            <text:p text:style-name="Table_20_Contents">4</text:p>
          </table:table-cell>
          <table:table-cell table:style-name="Tabla36.A1" office:value-type="string">
            <text:p text:style-name="Table_20_Contents"><text:span text:style-name="Source_20_Text">SIGILL</text:span></text:p>
          </table:table-cell>
          <table:table-cell table:style-name="Tabla36.A1" office:value-type="string">
            <text:p text:style-name="Table_20_Contents">Instrucción ilegal.</text:p>
          </table:table-cell>
        </table:table-row>
      </table:table>
      <table:table table:name="Tabla37" table:style-name="Tabla37">
        <table:table-column table:style-name="Tabla37.A"/>
        <table:table-column table:style-name="Tabla37.B"/>
        <table:table-column table:style-name="Tabla37.C"/>
        <table:table-row>
          <table:table-cell table:style-name="Tabla37.A1" office:value-type="string">
            <text:p text:style-name="Table_20_Contents">5</text:p>
          </table:table-cell>
          <table:table-cell table:style-name="Tabla37.A1" office:value-type="string">
            <text:p text:style-name="Table_20_Contents"><text:span text:style-name="Source_20_Text">SIGTRAP</text:span></text:p>
          </table:table-cell>
          <table:table-cell table:style-name="Tabla37.A1" office:value-type="string">
            <text:p text:style-name="Table_20_Contents">Trampa de depuración.</text:p>
          </table:table-cell>
        </table:table-row>
      </table:table>
      <table:table table:name="Tabla38" table:style-name="Tabla38">
        <table:table-column table:style-name="Tabla38.A"/>
        <table:table-column table:style-name="Tabla38.B"/>
        <table:table-column table:style-name="Tabla38.C"/>
        <table:table-row>
          <table:table-cell table:style-name="Tabla38.A1" office:value-type="string">
            <text:p text:style-name="Table_20_Contents">6</text:p>
          </table:table-cell>
          <table:table-cell table:style-name="Tabla38.A1" office:value-type="string">
            <text:p text:style-name="Table_20_Contents"><text:span text:style-name="Source_20_Text">SIGABRT</text:span></text:p>
          </table:table-cell>
          <table:table-cell table:style-name="Tabla38.A1" office:value-type="string">
            <text:p text:style-name="Table_20_Contents">Abortado por <text:span text:style-name="Source_20_Text">abort()</text:span> (parada anormal).</text:p>
          </table:table-cell>
        </table:table-row>
      </table:table>
      <table:table table:name="Tabla40" table:style-name="Tabla40">
        <table:table-column table:style-name="Tabla40.A"/>
        <table:table-column table:style-name="Tabla40.B"/>
        <table:table-column table:style-name="Tabla40.C"/>
        <table:table-row>
          <table:table-cell table:style-name="Tabla40.A1" office:value-type="string">
            <text:p text:style-name="Table_20_Contents">7</text:p>
          </table:table-cell>
          <table:table-cell table:style-name="Tabla40.A1" office:value-type="string">
            <text:p text:style-name="Table_20_Contents"><text:span text:style-name="Source_20_Text">SIGBUS</text:span></text:p>
          </table:table-cell>
          <table:table-cell table:style-name="Tabla40.A1" office:value-type="string">
            <text:p text:style-name="Table_20_Contents">Error de bus (acceso no válido a memoria).</text:p>
          </table:table-cell>
        </table:table-row>
      </table:table>
      <table:table table:name="Tabla41" table:style-name="Tabla41">
        <table:table-column table:style-name="Tabla41.A"/>
        <table:table-column table:style-name="Tabla41.B"/>
        <table:table-column table:style-name="Tabla41.C"/>
        <table:table-row>
          <table:table-cell table:style-name="Tabla41.A1" office:value-type="string">
            <text:p text:style-name="Table_20_Contents">8</text:p>
          </table:table-cell>
          <table:table-cell table:style-name="Tabla41.A1" office:value-type="string">
            <text:p text:style-name="Table_20_Contents"><text:span text:style-name="Source_20_Text">SIGFPE</text:span></text:p>
          </table:table-cell>
          <table:table-cell table:style-name="Tabla41.A1" office:value-type="string">
            <text:p text:style-name="Table_20_Contents">Error de coma flotante (división por cero, etc.).</text:p>
          </table:table-cell>
        </table:table-row>
      </table:table>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Table_20_Contents">9</text:p>
          </table:table-cell>
          <table:table-cell table:style-name="Tabla42.A1" office:value-type="string">
            <text:p text:style-name="Table_20_Contents"><text:span text:style-name="Source_20_Text">SIGKILL</text:span></text:p>
          </table:table-cell>
          <table:table-cell table:style-name="Tabla42.A1" office:value-type="string">
            <text:p text:style-name="Table_20_Contents">Terminar el proceso (no puede ser ignorada).</text:p>
          </table:table-cell>
        </table:table-row>
      </table:table>
      <table:table table:name="Tabla43" table:style-name="Tabla43">
        <table:table-column table:style-name="Tabla43.A"/>
        <table:table-column table:style-name="Tabla43.B"/>
        <table:table-column table:style-name="Tabla43.C"/>
        <table:table-row>
          <table:table-cell table:style-name="Tabla43.A1" office:value-type="string">
            <text:p text:style-name="Table_20_Contents">10</text:p>
          </table:table-cell>
          <table:table-cell table:style-name="Tabla43.A1" office:value-type="string">
            <text:p text:style-name="Table_20_Contents"><text:span text:style-name="Source_20_Text">SIGUSR1</text:span></text:p>
          </table:table-cell>
          <table:table-cell table:style-name="Tabla43.A1" office:value-type="string">
            <text:p text:style-name="Table_20_Contents">Señal definida por el usuario 1.</text:p>
          </table:table-cell>
        </table:table-row>
      </table:table>
      <table:table table:name="Tabla44" table:style-name="Tabla44">
        <table:table-column table:style-name="Tabla44.A"/>
        <table:table-column table:style-name="Tabla44.B"/>
        <table:table-column table:style-name="Tabla44.C"/>
        <table:table-row>
          <table:table-cell table:style-name="Tabla44.A1" office:value-type="string">
            <text:p text:style-name="Table_20_Contents">11</text:p>
          </table:table-cell>
          <table:table-cell table:style-name="Tabla44.A1" office:value-type="string">
            <text:p text:style-name="Table_20_Contents"><text:span text:style-name="Source_20_Text">SIGSEGV</text:span></text:p>
          </table:table-cell>
          <table:table-cell table:style-name="Tabla44.A1" office:value-type="string">
            <text:p text:style-name="Table_20_Contents">Violación de segmentación (acceso inválido).</text:p>
          </table:table-cell>
        </table:table-row>
      </table:table>
      <table:table table:name="Tabla45" table:style-name="Tabla45">
        <table:table-column table:style-name="Tabla45.A"/>
        <table:table-column table:style-name="Tabla45.B"/>
        <table:table-column table:style-name="Tabla45.C"/>
        <table:table-row>
          <table:table-cell table:style-name="Tabla45.A1" office:value-type="string">
            <text:p text:style-name="Table_20_Contents">12</text:p>
          </table:table-cell>
          <table:table-cell table:style-name="Tabla45.A1" office:value-type="string">
            <text:p text:style-name="Table_20_Contents"><text:span text:style-name="Source_20_Text">SIGUSR2</text:span></text:p>
          </table:table-cell>
          <table:table-cell table:style-name="Tabla45.A1" office:value-type="string">
            <text:p text:style-name="Table_20_Contents">Señal definida por el usuario 2.</text:p>
          </table:table-cell>
        </table:table-row>
      </table:table>
      <table:table table:name="Tabla46" table:style-name="Tabla46">
        <table:table-column table:style-name="Tabla46.A"/>
        <table:table-column table:style-name="Tabla46.B"/>
        <table:table-column table:style-name="Tabla46.C"/>
        <table:table-row>
          <table:table-cell table:style-name="Tabla46.A1" office:value-type="string">
            <text:p text:style-name="Table_20_Contents">13</text:p>
          </table:table-cell>
          <table:table-cell table:style-name="Tabla46.A1" office:value-type="string">
            <text:p text:style-name="Table_20_Contents"><text:span text:style-name="Source_20_Text">SIGPIPE</text:span></text:p>
          </table:table-cell>
          <table:table-cell table:style-name="Tabla46.A1" office:value-type="string">
            <text:p text:style-name="Table_20_Contents">Tubo roto (escribir a un pipe sin lector).</text:p>
          </table:table-cell>
        </table:table-row>
      </table:table>
      <table:table table:name="Tabla47" table:style-name="Tabla47">
        <table:table-column table:style-name="Tabla47.A"/>
        <table:table-column table:style-name="Tabla47.B"/>
        <table:table-column table:style-name="Tabla47.C"/>
        <table:table-row>
          <table:table-cell table:style-name="Tabla47.A1" office:value-type="string">
            <text:p text:style-name="Table_20_Contents">14</text:p>
          </table:table-cell>
          <table:table-cell table:style-name="Tabla47.A1" office:value-type="string">
            <text:p text:style-name="Table_20_Contents"><text:span text:style-name="Source_20_Text">SIGALRM</text:span></text:p>
          </table:table-cell>
          <table:table-cell table:style-name="Tabla47.A1" office:value-type="string">
            <text:p text:style-name="Table_20_Contents">Temporizador (alarma).</text:p>
          </table:table-cell>
        </table:table-row>
      </table:table>
      <table:table table:name="Tabla48" table:style-name="Tabla48">
        <table:table-column table:style-name="Tabla48.A"/>
        <table:table-column table:style-name="Tabla48.B"/>
        <table:table-column table:style-name="Tabla48.C"/>
        <table:table-row>
          <table:table-cell table:style-name="Tabla48.A1" office:value-type="string">
            <text:p text:style-name="Table_20_Contents">15</text:p>
          </table:table-cell>
          <table:table-cell table:style-name="Tabla48.A1" office:value-type="string">
            <text:p text:style-name="Table_20_Contents"><text:span text:style-name="Source_20_Text">SIGTERM</text:span></text:p>
          </table:table-cell>
          <table:table-cell table:style-name="Tabla48.A1" office:value-type="string">
            <text:p text:style-name="Table_20_Contents">Terminación del proceso.</text:p>
          </table:table-cell>
        </table:table-row>
      </table:table>
      <table:table table:name="Tabla49" table:style-name="Tabla49">
        <table:table-column table:style-name="Tabla49.A"/>
        <table:table-column table:style-name="Tabla49.B"/>
        <table:table-column table:style-name="Tabla49.C"/>
        <table:table-row>
          <table:table-cell table:style-name="Tabla49.A1" office:value-type="string">
            <text:p text:style-name="Table_20_Contents">17</text:p>
          </table:table-cell>
          <table:table-cell table:style-name="Tabla49.A1" office:value-type="string">
            <text:p text:style-name="Table_20_Contents"><text:span text:style-name="Source_20_Text">SIGCHLD</text:span></text:p>
          </table:table-cell>
          <table:table-cell table:style-name="Tabla49.A1" office:value-type="string">
            <text:p text:style-name="Table_20_Contents">Cambios en el estado de un hijo.</text:p>
          </table:table-cell>
        </table:table-row>
      </table:table>
      <table:table table:name="Tabla50" table:style-name="Tabla50">
        <table:table-column table:style-name="Tabla50.A"/>
        <table:table-column table:style-name="Tabla50.B"/>
        <table:table-column table:style-name="Tabla50.C"/>
        <table:table-row>
          <table:table-cell table:style-name="Tabla50.A1" office:value-type="string">
            <text:p text:style-name="Table_20_Contents">18</text:p>
          </table:table-cell>
          <table:table-cell table:style-name="Tabla50.A1" office:value-type="string">
            <text:p text:style-name="Table_20_Contents"><text:span text:style-name="Source_20_Text">SIGCONT</text:span></text:p>
          </table:table-cell>
          <table:table-cell table:style-name="Tabla50.A1" office:value-type="string">
            <text:p text:style-name="Table_20_Contents">Continuar un proceso detenido.</text:p>
          </table:table-cell>
        </table:table-row>
      </table:table>
      <table:table table:name="Tabla51" table:style-name="Tabla51">
        <table:table-column table:style-name="Tabla51.A"/>
        <table:table-column table:style-name="Tabla51.B"/>
        <table:table-column table:style-name="Tabla51.C"/>
        <table:table-row>
          <table:table-cell table:style-name="Tabla51.A1" office:value-type="string">
            <text:p text:style-name="Table_20_Contents">19</text:p>
          </table:table-cell>
          <table:table-cell table:style-name="Tabla51.A1" office:value-type="string">
            <text:p text:style-name="Table_20_Contents"><text:span text:style-name="Source_20_Text">SIGSTOP</text:span></text:p>
          </table:table-cell>
          <table:table-cell table:style-name="Tabla51.A1" office:value-type="string">
            <text:p text:style-name="Table_20_Contents">Detener un proceso (no puede ser ignorada).</text:p>
          </table:table-cell>
        </table:table-row>
      </table:table>
      <table:table table:name="Tabla52" table:style-name="Tabla52">
        <table:table-column table:style-name="Tabla52.A"/>
        <table:table-column table:style-name="Tabla52.B"/>
        <table:table-column table:style-name="Tabla52.C"/>
        <table:table-row>
          <table:table-cell table:style-name="Tabla52.A1" office:value-type="string">
            <text:p text:style-name="Table_20_Contents">20</text:p>
          </table:table-cell>
          <table:table-cell table:style-name="Tabla52.A1" office:value-type="string">
            <text:p text:style-name="Table_20_Contents"><text:span text:style-name="Source_20_Text">SIGTSTP</text:span></text:p>
          </table:table-cell>
          <table:table-cell table:style-name="Tabla52.A1" office:value-type="string">
            <text:p text:style-name="Table_20_Contents">Detener desde el teclado (Ctrl + Z).</text:p>
          </table:table-cell>
        </table:table-row>
      </table:table>
      <table:table table:name="Tabla53" table:style-name="Tabla53">
        <table:table-column table:style-name="Tabla53.A"/>
        <table:table-column table:style-name="Tabla53.B"/>
        <table:table-column table:style-name="Tabla53.C"/>
        <table:table-row>
          <table:table-cell table:style-name="Tabla53.A1" office:value-type="string">
            <text:p text:style-name="Table_20_Contents">21</text:p>
          </table:table-cell>
          <table:table-cell table:style-name="Tabla53.A1" office:value-type="string">
            <text:p text:style-name="Table_20_Contents"><text:span text:style-name="Source_20_Text">SIGTTIN</text:span></text:p>
          </table:table-cell>
          <table:table-cell table:style-name="Tabla53.A1" office:value-type="string">
            <text:p text:style-name="Table_20_Contents">Proceso en segundo plano intenta leer del terminal.</text:p>
          </table:table-cell>
        </table:table-row>
      </table:table>
      <table:table table:name="Tabla54" table:style-name="Tabla54">
        <table:table-column table:style-name="Tabla54.A"/>
        <table:table-column table:style-name="Tabla54.B"/>
        <table:table-column table:style-name="Tabla54.C"/>
        <table:table-row>
          <table:table-cell table:style-name="Tabla54.A1" office:value-type="string">
            <text:p text:style-name="Table_20_Contents">22</text:p>
          </table:table-cell>
          <table:table-cell table:style-name="Tabla54.A1" office:value-type="string">
            <text:p text:style-name="Table_20_Contents"><text:span text:style-name="Source_20_Text">SIGTTOU</text:span></text:p>
          </table:table-cell>
          <table:table-cell table:style-name="Tabla54.A1" office:value-type="string">
            <text:p text:style-name="Table_20_Contents">Proceso en segundo plano intenta escribir al terminal.</text:p>
          </table:table-cell>
        </table:table-row>
      </table:table>
      <text:p text:style-name="P624"><text:span text:style-name="Strong_20_Emphasis"><text:span text:style-name="T73"/></text:span></text:p>
      <text:p text:style-name="P624"><text:span text:style-name="Strong_20_Emphasis"><text:span text:style-name="T73">Puedes obtener una lista completa de señales y sus números ejecutando el comando </text:span></text:span><text:span text:style-name="Strong_20_Emphasis"><text:span text:style-name="Source_20_Text"><text:span text:style-name="T73">kill -l</text:span></text:span></text:span><text:span text:style-name="Strong_20_Emphasis"><text:span text:style-name="T73"> en un terminal Unix/Linux.</text:span></text:span></text:p>
      <text:p text:style-name="P624"><text:span text:style-name="Strong_20_Emphasis"><text:span text:style-name="T73"/></text:span></text:p>
      <text:p text:style-name="P624"><text:span text:style-name="Strong_20_Emphasis"><text:span text:style-name="T73"/></text:span></text:p>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626" text:outline-level="3"><text:soft-page-break/><text:span text:style-name="Strong_20_Emphasis">Difere</text:span><text:span text:style-name="Strong_20_Emphasis"><text:span text:style-name="T118">ncias entre primer y segundo plano</text:span></text:span></text:h>
      <table:table table:name="Tabla55" table:style-name="Tabla55">
        <table:table-column table:style-name="Tabla55.A"/>
        <table:table-column table:style-name="Tabla55.B"/>
        <table:table-column table:style-name="Tabla55.C"/>
        <table:table-header-rows>
          <table:table-row>
            <table:table-cell table:style-name="Tabla55.A1" office:value-type="string">
              <text:p text:style-name="Table_20_Heading"><text:span text:style-name="Strong_20_Emphasis">Característica</text:span></text:p>
            </table:table-cell>
            <table:table-cell table:style-name="Tabla55.A1" office:value-type="string">
              <text:p text:style-name="Table_20_Heading"><text:span text:style-name="Strong_20_Emphasis">Primer Plano (fg)</text:span></text:p>
            </table:table-cell>
            <table:table-cell table:style-name="Tabla55.A1" office:value-type="string">
              <text:p text:style-name="Table_20_Heading"><text:span text:style-name="Strong_20_Emphasis">Segundo Plano (back)</text:span></text:p>
            </table:table-cell>
          </table:table-row>
        </table:table-header-rows>
      </table:table>
      <table:table table:name="Tabla56" table:style-name="Tabla56">
        <table:table-column table:style-name="Tabla56.A"/>
        <table:table-column table:style-name="Tabla56.B"/>
        <table:table-column table:style-name="Tabla56.C"/>
        <table:table-row>
          <table:table-cell table:style-name="Tabla56.A1" office:value-type="string">
            <text:p text:style-name="Table_20_Contents"><text:span text:style-name="Strong_20_Emphasis">Control del shell</text:span></text:p>
          </table:table-cell>
          <table:table-cell table:style-name="Tabla56.A1" office:value-type="string">
            <text:p text:style-name="Table_20_Contents">Bloquea el shell mientras se ejecuta.</text:p>
          </table:table-cell>
          <table:table-cell table:style-name="Tabla56.A1" office:value-type="string">
            <text:p text:style-name="Table_20_Contents">El shell sigue disponible.</text:p>
          </table:table-cell>
        </table:table-row>
      </table:table>
      <table:table table:name="Tabla57" table:style-name="Tabla57">
        <table:table-column table:style-name="Tabla57.A"/>
        <table:table-column table:style-name="Tabla57.B"/>
        <table:table-column table:style-name="Tabla57.C"/>
        <table:table-row>
          <table:table-cell table:style-name="Tabla57.A1" office:value-type="string">
            <text:p text:style-name="Table_20_Contents"><text:span text:style-name="Strong_20_Emphasis">Ejecución del programa</text:span></text:p>
          </table:table-cell>
          <table:table-cell table:style-name="Tabla57.A1" office:value-type="string">
            <text:p text:style-name="Table_20_Contents">Se ejecuta en el proceso hijo.</text:p>
          </table:table-cell>
          <table:table-cell table:style-name="Tabla57.A1" office:value-type="string">
            <text:p text:style-name="Table_20_Contents">Se ejecuta en el proceso hijo.</text:p>
          </table:table-cell>
        </table:table-row>
      </table:table>
      <table:table table:name="Tabla58" table:style-name="Tabla58">
        <table:table-column table:style-name="Tabla58.A"/>
        <table:table-column table:style-name="Tabla58.B"/>
        <table:table-column table:style-name="Tabla58.C"/>
        <table:table-row>
          <table:table-cell table:style-name="Tabla58.A1" office:value-type="string">
            <text:p text:style-name="Table_20_Contents"><text:span text:style-name="Strong_20_Emphasis">Gestión de procesos</text:span></text:p>
          </table:table-cell>
          <table:table-cell table:style-name="Tabla58.A1" office:value-type="string">
            <text:p text:style-name="Table_20_Contents">El shell espera a que termine.</text:p>
          </table:table-cell>
          <table:table-cell table:style-name="Tabla58.A1" office:value-type="string">
            <text:p text:style-name="Table_20_Contents">Se registra en una lista (bgList).</text:p>
          </table:table-cell>
        </table:table-row>
      </table:table>
      <table:table table:name="Tabla59" table:style-name="Tabla59">
        <table:table-column table:style-name="Tabla59.A"/>
        <table:table-column table:style-name="Tabla59.B"/>
        <table:table-column table:style-name="Tabla59.C"/>
        <table:table-row>
          <table:table-cell table:style-name="Tabla59.A1" office:value-type="string">
            <text:p text:style-name="Table_20_Contents"><text:span text:style-name="Strong_20_Emphasis">Priorización (fgpri/backpri)</text:span></text:p>
          </table:table-cell>
          <table:table-cell table:style-name="Tabla59.A1" office:value-type="string">
            <text:p text:style-name="Table_20_Contents">Ajusta la prioridad antes de ejecutarlo.</text:p>
          </table:table-cell>
          <table:table-cell table:style-name="Tabla59.A1" office:value-type="string">
            <text:p text:style-name="Table_20_Contents">Ajusta la prioridad antes de ejecutarlo.</text:p>
          </table:table-cell>
        </table:table-row>
      </table:table>
      <table:table table:name="Tabla60" table:style-name="Tabla60">
        <table:table-column table:style-name="Tabla60.A"/>
        <table:table-column table:style-name="Tabla60.B"/>
        <table:table-column table:style-name="Tabla60.C"/>
        <table:table-row>
          <table:table-cell table:style-name="Tabla60.A1" office:value-type="string">
            <text:p text:style-name="Table_20_Contents"><text:span text:style-name="Strong_20_Emphasis">Interacción con el usuario</text:span></text:p>
          </table:table-cell>
          <table:table-cell table:style-name="Tabla60.A1" office:value-type="string">
            <text:p text:style-name="Table_20_Contents">Visible e interactivo en la terminal.</text:p>
          </table:table-cell>
          <table:table-cell table:style-name="Tabla60.A1" office:value-type="string">
            <text:p text:style-name="Table_20_Contents">Sin interacción directa (salida puede ser redirigida).</text:p>
          </table:table-cell>
        </table:table-row>
      </table:table>
      <table:table table:name="Tabla61" table:style-name="Tabla61">
        <table:table-column table:style-name="Tabla61.A"/>
        <table:table-column table:style-name="Tabla61.B"/>
        <table:table-column table:style-name="Tabla61.C"/>
        <table:table-row>
          <table:table-cell table:style-name="Tabla61.A1" office:value-type="string">
            <text:p text:style-name="Table_20_Contents"><text:span text:style-name="Strong_20_Emphasis">Estado del proceso</text:span></text:p>
          </table:table-cell>
          <table:table-cell table:style-name="Tabla61.A1" office:value-type="string">
            <text:p text:style-name="Table_20_Contents">Se ejecuta en <text:span text:style-name="Strong_20_Emphasis">estado de primer plano</text:span>.</text:p>
          </table:table-cell>
          <table:table-cell table:style-name="Tabla61.A1" office:value-type="string">
            <text:p text:style-name="Table_20_Contents">Se ejecuta en <text:span text:style-name="Strong_20_Emphasis">estado suspendido o en segundo plano</text:span>.</text:p>
          </table:table-cell>
        </table:table-row>
      </table:table>
      <table:table table:name="Tabla62" table:style-name="Tabla62">
        <table:table-column table:style-name="Tabla62.A"/>
        <table:table-column table:style-name="Tabla62.B"/>
        <table:table-column table:style-name="Tabla62.C"/>
        <table:table-row>
          <table:table-cell table:style-name="Tabla62.A1" office:value-type="string">
            <text:p text:style-name="Table_20_Contents"><text:span text:style-name="Strong_20_Emphasis">Reanudación</text:span></text:p>
          </table:table-cell>
          <table:table-cell table:style-name="Tabla62.A1" office:value-type="string">
            <text:p text:style-name="Table_20_Contents">No requiere reanudación; ejecuta directamente.</text:p>
          </table:table-cell>
          <table:table-cell table:style-name="Tabla62.A1" office:value-type="string">
            <text:p text:style-name="Table_20_Contents">Puede ser traído al primer plano con <text:span text:style-name="Source_20_Text">fg</text:span>.</text:p>
          </table:table-cell>
        </table:table-row>
      </table:table>
      <table:table table:name="Tabla63" table:style-name="Tabla63">
        <table:table-column table:style-name="Tabla63.A"/>
        <table:table-column table:style-name="Tabla63.B"/>
        <table:table-column table:style-name="Tabla63.C"/>
        <table:table-row>
          <table:table-cell table:style-name="Tabla63.A1" office:value-type="string">
            <text:p text:style-name="Table_20_Contents"><text:span text:style-name="Strong_20_Emphasis">Identificación en el shell</text:span></text:p>
          </table:table-cell>
          <table:table-cell table:style-name="Tabla63.A1" office:value-type="string">
            <text:p text:style-name="Table_20_Contents">No aparece en la lista de trabajos (jobs).</text:p>
          </table:table-cell>
          <table:table-cell table:style-name="Tabla63.A1" office:value-type="string">
            <text:p text:style-name="Table_20_Contents">Aparece en la lista de trabajos (jobs).</text:p>
          </table:table-cell>
        </table:table-row>
      </table:table>
      <table:table table:name="Tabla64" table:style-name="Tabla64">
        <table:table-column table:style-name="Tabla64.A"/>
        <table:table-column table:style-name="Tabla64.B"/>
        <table:table-column table:style-name="Tabla64.C"/>
        <table:table-row>
          <table:table-cell table:style-name="Tabla64.A1" office:value-type="string">
            <text:p text:style-name="Table_20_Contents"><text:span text:style-name="Strong_20_Emphasis">Finalización del programa</text:span></text:p>
          </table:table-cell>
          <table:table-cell table:style-name="Tabla64.A1" office:value-type="string">
            <text:p text:style-name="Table_20_Contents">El shell queda bloqueado hasta que termine.</text:p>
          </table:table-cell>
          <table:table-cell table:style-name="Tabla64.A1" office:value-type="string">
            <text:p text:style-name="Table_20_Contents">Puede seguir ejecutándose después de cerrar el shell (si se usa <text:span text:style-name="Source_20_Text">disown</text:span> o herramientas como <text:span text:style-name="Source_20_Text">nohup</text:span>).</text:p>
          </table:table-cell>
        </table:table-row>
      </table:table>
      <text:p text:style-name="P318"/>
      <text:p text:style-name="P318"/>
      <text:p text:style-name="P318"/>
      <table:table table:name="Tabla39" table:style-name="Tabla39">
        <table:table-column table:style-name="Tabla39.A"/>
        <table:table-column table:style-name="Tabla39.B"/>
        <table:table-column table:style-name="Tabla39.C"/>
        <table:table-header-rows>
          <table:table-row>
            <table:table-cell table:style-name="Tabla39.A1" office:value-type="string">
              <text:p text:style-name="Table_20_Heading"><text:span text:style-name="Strong_20_Emphasis">Aspecto</text:span></text:p>
            </table:table-cell>
            <table:table-cell table:style-name="Tabla39.A1" office:value-type="string">
              <text:p text:style-name="Table_20_Heading"><text:span text:style-name="Strong_20_Emphasis">Primer Plano</text:span></text:p>
            </table:table-cell>
            <table:table-cell table:style-name="Tabla39.A1" office:value-type="string">
              <text:p text:style-name="Table_20_Heading"><text:span text:style-name="Strong_20_Emphasis">Segundo Plano</text:span></text:p>
            </table:table-cell>
          </table:table-row>
        </table:table-header-rows>
      </table:table>
      <table:table table:name="Tabla65" table:style-name="Tabla65">
        <table:table-column table:style-name="Tabla65.A"/>
        <table:table-column table:style-name="Tabla65.B"/>
        <table:table-column table:style-name="Tabla65.C"/>
        <table:table-row>
          <table:table-cell table:style-name="Tabla65.A1" office:value-type="string">
            <text:p text:style-name="Table_20_Contents"><text:span text:style-name="Strong_20_Emphasis">Control del shell</text:span></text:p>
          </table:table-cell>
          <table:table-cell table:style-name="Tabla65.A1" office:value-type="string">
            <text:p text:style-name="Table_20_Contents">Bloquea el shell mientras se ejecuta.</text:p>
          </table:table-cell>
          <table:table-cell table:style-name="Tabla65.A1" office:value-type="string">
            <text:p text:style-name="Table_20_Contents">El shell queda libre para otros comandos.</text:p>
          </table:table-cell>
        </table:table-row>
      </table:table>
      <table:table table:name="Tabla66" table:style-name="Tabla66">
        <table:table-column table:style-name="Tabla66.A"/>
        <table:table-column table:style-name="Tabla66.B"/>
        <table:table-column table:style-name="Tabla66.C"/>
        <table:table-row>
          <table:table-cell table:style-name="Tabla66.A1" office:value-type="string">
            <text:p text:style-name="Table_20_Contents"><text:span text:style-name="Strong_20_Emphasis">Ejecución</text:span></text:p>
          </table:table-cell>
          <table:table-cell table:style-name="Tabla66.A1" office:value-type="string">
            <text:p text:style-name="Table_20_Contents">Toma la terminal activamente.</text:p>
          </table:table-cell>
          <table:table-cell table:style-name="Tabla66.A1" office:value-type="string">
            <text:p text:style-name="Table_20_Contents">Se ejecuta en paralelo al shell.</text:p>
          </table:table-cell>
        </table:table-row>
      </table:table>
      <table:table table:name="Tabla67" table:style-name="Tabla67">
        <table:table-column table:style-name="Tabla67.A"/>
        <table:table-column table:style-name="Tabla67.B"/>
        <table:table-column table:style-name="Tabla67.C"/>
        <table:table-row>
          <table:table-cell table:style-name="Tabla67.A1" office:value-type="string">
            <text:p text:style-name="Table_20_Contents"><text:span text:style-name="Strong_20_Emphasis">Interacción</text:span></text:p>
          </table:table-cell>
          <table:table-cell table:style-name="Tabla67.A1" office:value-type="string">
            <text:p text:style-name="Table_20_Contents">Permite interacción directa.</text:p>
          </table:table-cell>
          <table:table-cell table:style-name="Tabla67.A1" office:value-type="string">
            <text:p text:style-name="Table_20_Contents">No hay interacción directa.</text:p>
          </table:table-cell>
        </table:table-row>
      </table:table>
      <table:table table:name="Tabla68" table:style-name="Tabla68">
        <table:table-column table:style-name="Tabla68.A"/>
        <table:table-column table:style-name="Tabla68.B"/>
        <table:table-column table:style-name="Tabla68.C"/>
        <table:table-row>
          <table:table-cell table:style-name="Tabla68.A1" office:value-type="string">
            <text:p text:style-name="Table_20_Contents"><text:span text:style-name="Strong_20_Emphasis">Gestión</text:span></text:p>
          </table:table-cell>
          <table:table-cell table:style-name="Tabla68.A1" office:value-type="string">
            <text:p text:style-name="Table_20_Contents">No aparece en la lista de trabajos.</text:p>
          </table:table-cell>
          <table:table-cell table:style-name="Tabla68.A1" office:value-type="string">
            <text:p text:style-name="Table_20_Contents">Se lista con el comando <text:span text:style-name="Source_20_Text">jobs</text:span>.</text:p>
          </table:table-cell>
        </table:table-row>
      </table:table>
      <table:table table:name="Tabla69" table:style-name="Tabla69">
        <table:table-column table:style-name="Tabla69.A"/>
        <table:table-column table:style-name="Tabla69.B"/>
        <table:table-column table:style-name="Tabla69.C"/>
        <table:table-row>
          <table:table-cell table:style-name="Tabla69.A1" office:value-type="string">
            <text:p text:style-name="Table_20_Contents"><text:span text:style-name="Strong_20_Emphasis">Reanudación</text:span></text:p>
          </table:table-cell>
          <table:table-cell table:style-name="Tabla69.A1" office:value-type="string">
            <text:p text:style-name="Table_20_Contents">No necesita reanudarse.</text:p>
          </table:table-cell>
          <table:table-cell table:style-name="Tabla69.A1" office:value-type="string">
            <text:p text:style-name="Table_20_Contents">Puede traerse al primer plano con <text:span text:style-name="Source_20_Text">fg</text:span>.</text:p>
          </table:table-cell>
        </table:table-row>
      </table:table>
      <text:p text:style-name="P318"/>
      <text:p text:style-name="P318"/>
      <text:p text:style-name="P318"/>
      <text:p text:style-name="P318"/>
      <text:p text:style-name="P318"/>
      <text:p text:style-name="P318"/>
      <text:p text:style-name="P318"/>
      <text:p text:style-name="P318"/>
      <text:p text:style-name="P318"/>
      <text:p text:style-name="P325"><text:soft-page-break/>FUNCIONES AUXIALIARES PARA LOS <text:span text:style-name="T479">S</text:span>IGUIENTES COMANDOS:</text:p>
      <text:p text:style-name="P246">-Ejecutable: busca en la lista de búsqueda archivos ejecutables</text:p>
      <text:p text:style-name="P246">-<text:span text:style-name="T478">Excepve: ejecuta un comando que bsi es un ejecutable con execv o execve, permitiendo cambiar el entorno y su prioridad</text:span></text:p>
      <text:h text:style-name="P243" text:outline-level="3">Función <text:span text:style-name="Source_20_Text">Ejecutable</text:span></text:h>
      <text:p text:style-name="Text_20_body">Esta función busca un ejecutable en una lista de directorios, de manera similar a cómo el sistema operativo buscaría un ejecutable en el PATH (aunque en este caso usa una lista personalizada).</text:p>
      <text:list text:style-name="L300">
        <text:list-item>
          <text:p text:style-name="P1163"><text:span text:style-name="Strong_20_Emphasis">Parámetros</text:span>:</text:p>
          <text:list>
            <text:list-item>
              <text:p text:style-name="P1164"><text:span text:style-name="Source_20_Text">ListaBusqueda *lista</text:span>: Es un puntero a la lista de directorios donde se buscará el archivo ejecutable.</text:p>
            </text:list-item>
            <text:list-item>
              <text:p text:style-name="P1164"><text:span text:style-name="Source_20_Text">char *s</text:span>: Es el nombre del archivo ejecutable que estamos buscando.</text:p>
            </text:list-item>
          </text:list>
        </text:list-item>
        <text:list-item>
          <text:p text:style-name="P1163"><text:span text:style-name="Strong_20_Emphasis">Proceso</text:span>:</text:p>
          <text:list>
            <text:list-item>
              <text:p text:style-name="P1163"><text:span text:style-name="Strong_20_Emphasis">Comprobación inicial</text:span>: Si <text:span text:style-name="Source_20_Text">s</text:span> es <text:span text:style-name="Source_20_Text">NULL</text:span> o la lista de búsqueda está vacía (es decir, <text:span text:style-name="Source_20_Text">SearchListFirst(lista)</text:span> devuelve <text:span text:style-name="Source_20_Text">NULL</text:span>), simplemente devuelve <text:span text:style-name="Source_20_Text">s</text:span> tal cual (esto ocurre si no hay nada que buscar).</text:p>
            </text:list-item>
            <text:list-item>
              <text:p text:style-name="P1163"><text:span text:style-name="Strong_20_Emphasis">Pathname absoluto</text:span>: Si <text:span text:style-name="Source_20_Text">s</text:span> ya es un pathname absoluto (por ejemplo, empieza con <text:span text:style-name="Source_20_Text">/</text:span> o con <text:span text:style-name="Source_20_Text">./</text:span> o <text:span text:style-name="Source_20_Text">../</text:span>), la función no necesita buscar más, y devuelve el pathname tal cual. Esto es porque el archivo ya está especificado con su ruta completa, por lo que no es necesario buscarlo en los directorios de la lista.</text:p>
            </text:list-item>
            <text:list-item>
              <text:p text:style-name="P1163"><text:span text:style-name="Strong_20_Emphasis">Búsqueda en la lista</text:span>: Si el archivo no tiene un pathname absoluto, la función intenta construir el path completo para el ejecutable. Lo hace iterando por cada directorio en la lista de búsqueda (<text:span text:style-name="Source_20_Text">lista</text:span>), y para cada directorio, construye una cadena que combine el directorio con el nombre del archivo ejecutable (<text:span text:style-name="Source_20_Text">path = p + "/" + s</text:span>).</text:p>
            </text:list-item>
            <text:list-item>
              <text:p text:style-name="P1163"><text:span text:style-name="Strong_20_Emphasis">Comprobación de existencia</text:span>: Luego utiliza <text:span text:style-name="Source_20_Text">lstat()</text:span> para verificar si el archivo existe en el directorio correspondiente. Si el archivo existe, devuelve la ruta completa a ese ejecutable.</text:p>
            </text:list-item>
            <text:list-item>
              <text:p text:style-name="P1163"><text:span text:style-name="Strong_20_Emphasis">Si no se encuentra</text:span>: Si no se encuentra el ejecutable en ninguno de los directorios, devuelve el nombre original del archivo (<text:span text:style-name="Source_20_Text">s</text:span>), lo que significa que no se ha encontrado el ejecutable.</text:p>
            </text:list-item>
          </text:list>
        </text:list-item>
        <text:list-item>
          <text:p text:style-name="P1163"><text:span text:style-name="Strong_20_Emphasis">Retorno</text:span>: La función devuelve la ruta completa del ejecutable si se encuentra en la lista de directorios. Si no se encuentra, devuelve el nombre original (sin buscar).</text:p>
        </text:list-item>
      </text:list>
      <text:h text:style-name="Heading_20_3" text:outline-level="3"/>
      <text:p text:style-name="Text_20_body"/>
      <text:h text:style-name="Heading_20_3" text:outline-level="3"><text:soft-page-break/>Función <text:span text:style-name="Source_20_Text">Execpve</text:span></text:h>
      <text:p text:style-name="Text_20_body">Esta función se encarga de ejecutar un programa usando las funciones <text:span text:style-name="Source_20_Text">execv()</text:span> o <text:span text:style-name="Source_20_Text">execve()</text:span>. Además, permite cambiar el entorno de ejecución y la prioridad del proceso antes de ejecutarlo.</text:p>
      <text:list text:style-name="L301">
        <text:list-item>
          <text:p text:style-name="P1165"><text:span text:style-name="Strong_20_Emphasis">Parámetros</text:span>:</text:p>
          <text:list>
            <text:list-item>
              <text:p text:style-name="P1166"><text:span text:style-name="Source_20_Text">ListaBusqueda *lista</text:span>: Es una lista de directorios donde se buscará el ejecutable.</text:p>
            </text:list-item>
            <text:list-item>
              <text:p text:style-name="P1166"><text:span text:style-name="Source_20_Text">char *tr[]</text:span>: Es un arreglo de cadenas que contiene el comando y sus argumentos. El primer elemento de <text:span text:style-name="Source_20_Text">tr[]</text:span> debe ser el nombre del ejecutable, y los siguientes son los argumentos del ejecutable.</text:p>
            </text:list-item>
            <text:list-item>
              <text:p text:style-name="P1166"><text:span text:style-name="Source_20_Text">char **NewEnv</text:span>: Es un arreglo de variables de entorno (si se quiere modificar el entorno del proceso antes de ejecutarlo). Si es <text:span text:style-name="Source_20_Text">NULL</text:span>, se usará el entorno predeterminado.</text:p>
            </text:list-item>
            <text:list-item>
              <text:p text:style-name="P1166"><text:span text:style-name="Source_20_Text">int *pprio</text:span>: Un puntero a un valor de prioridad. Si se pasa un valor, se utilizará para cambiar la prioridad del proceso antes de ejecutarlo. Si es <text:span text:style-name="Source_20_Text">NULL</text:span>, no se cambia la prioridad.</text:p>
            </text:list-item>
          </text:list>
        </text:list-item>
        <text:list-item>
          <text:p text:style-name="P1165"><text:span text:style-name="Strong_20_Emphasis">Proceso</text:span>:</text:p>
          <text:list>
            <text:list-item>
              <text:p text:style-name="P1165"><text:span text:style-name="Strong_20_Emphasis">Comprobación de validez del ejecutable</text:span>: Primero, la función comprueba si el primer argumento de <text:span text:style-name="Source_20_Text">tr[]</text:span> (el ejecutable) es <text:span text:style-name="Source_20_Text">NULL</text:span>, o si no se encuentra el ejecutable en la lista de directorios usando la función <text:span text:style-name="Source_20_Text">Ejecutable()</text:span>. Si no se encuentra el ejecutable, se establece un código de error (<text:span text:style-name="Source_20_Text">errno = EFAULT</text:span>) y se devuelve <text:span text:style-name="Source_20_Text">-1</text:span>.</text:p>
            </text:list-item>
            <text:list-item>
              <text:p text:style-name="P1165"><text:span text:style-name="Strong_20_Emphasis">Cambio de prioridad (si se pasa el parámetro </text:span><text:span text:style-name="Strong_20_Emphasis"><text:span text:style-name="Source_20_Text">pprio</text:span></text:span><text:span text:style-name="Strong_20_Emphasis">)</text:span>: Si se ha pasado un valor de prioridad a través del parámetro <text:span text:style-name="Source_20_Text">pprio</text:span>, se intenta cambiar la prioridad del proceso actual usando la función <text:span text:style-name="Source_20_Text">setpriority()</text:span>. Si no se puede cambiar la prioridad (por ejemplo, si el proceso no tiene permisos), se muestra un mensaje de error y se devuelve <text:span text:style-name="Source_20_Text">-1</text:span>.</text:p>
            </text:list-item>
            <text:list-item>
              <text:p text:style-name="P1165"><text:span text:style-name="Strong_20_Emphasis">Ejecutar el programa</text:span>:</text:p>
              <text:list>
                <text:list-item>
                  <text:p text:style-name="P1166">Si <text:span text:style-name="Source_20_Text">NewEnv</text:span> es <text:span text:style-name="Source_20_Text">NULL</text:span>, la función llama a <text:span text:style-name="Source_20_Text">execv()</text:span>, que reemplaza el proceso actual con el programa que se especifica en el primer argumento de <text:span text:style-name="Source_20_Text">tr[]</text:span>, utilizando el entorno de variables de entorno predeterminado.</text:p>
                </text:list-item>
                <text:list-item>
                  <text:p text:style-name="P1166">Si <text:span text:style-name="Source_20_Text">NewEnv</text:span> no es <text:span text:style-name="Source_20_Text">NULL</text:span>, la función llama a <text:span text:style-name="Source_20_Text">execve()</text:span>, que reemplaza el proceso actual con el programa y utiliza el nuevo entorno de variables de entorno especificado en <text:span text:style-name="Source_20_Text">NewEnv</text:span>.</text:p>
                </text:list-item>
              </text:list>
            </text:list-item>
          </text:list>
        </text:list-item>
        <text:list-item>
          <text:p text:style-name="P1165"><text:span text:style-name="Strong_20_Emphasis"><text:span text:style-name="Source_20_Text">execv()</text:span></text:span><text:span text:style-name="Strong_20_Emphasis"> vs </text:span><text:span text:style-name="Strong_20_Emphasis"><text:span text:style-name="Source_20_Text">execve()</text:span></text:span>:</text:p>
          <text:list>
            <text:list-item>
              <text:p text:style-name="P1166"><text:span text:style-name="Source_20_Text">execv()</text:span> es una llamada al sistema que reemplaza el proceso actual con el ejecutable especificado. Toma dos argumentos: la ruta del ejecutable y un arreglo de cadenas que contiene los argumentos del ejecutable.</text:p>
            </text:list-item>
            <text:list-item>
              <text:p text:style-name="P1166"><text:span text:style-name="Source_20_Text">execve()</text:span> es similar a <text:span text:style-name="Source_20_Text">execv()</text:span>, pero también toma un tercer argumento que permite especificar el entorno de variables de entorno con el que debe ejecutarse el <text:soft-page-break/>nuevo proceso. Si se pasa <text:span text:style-name="Source_20_Text">NULL</text:span>, se usan las variables de entorno predeterminadas del sistema.</text:p>
            </text:list-item>
          </text:list>
        </text:list-item>
        <text:list-item>
          <text:p text:style-name="P1165"><text:span text:style-name="Strong_20_Emphasis">Retorno</text:span>:</text:p>
          <text:list>
            <text:list-item>
              <text:p text:style-name="P1166">Si la llamada a <text:span text:style-name="Source_20_Text">execv()</text:span> o <text:span text:style-name="Source_20_Text">execve()</text:span> es exitosa, el proceso actual se reemplaza por el nuevo programa, y el control nunca regresa a la función <text:span text:style-name="Source_20_Text">Execpve()</text:span>.</text:p>
            </text:list-item>
            <text:list-item>
              <text:p text:style-name="P1165">Si ocurre un error, la función devuelve <text:span text:style-name="Source_20_Text">-1</text:span> y ajusta el valor de <text:span text:style-name="Source_20_Text">errno</text:span> para reflejar el tipo de error.</text:p>
            </text:list-item>
          </text:list>
        </text:list-item>
      </text:list>
      <text:p text:style-name="P244"/>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text:soft-page-break/>39-exec:<text:span text:style-name="T221"> exec progspec </text:span></text:p>
      <text:p text:style-name="P625"><text:span text:style-name="T222">E</text:span><text:span text:style-name="T221">jecuta un programa sin crear un nuevo proceso. Por tanto reemplaza el proceso actual del shell con el programa especificado.</text:span></text:p>
      <text:list text:style-name="L302">
        <text:list-item>
          <text:p text:style-name="P1167"><text:span text:style-name="Strong_20_Emphasis">Inicialización de variables</text:span>:</text:p>
          <text:list>
            <text:list-item>
              <text:p text:style-name="P1168">Se crea un arreglo <text:span text:style-name="Source_20_Text">env_vars[100]</text:span> para almacenar las variables de entorno pasadas como argumentos.</text:p>
            </text:list-item>
            <text:list-item>
              <text:p text:style-name="P1168">Se inicializan otras variables como <text:span text:style-name="Source_20_Text">args</text:span> (para almacenar los argumentos del programa a ejecutar) y <text:span text:style-name="Source_20_Text">env_count</text:span> (para contar cuántas variables de entorno se pasan).</text:p>
            </text:list-item>
          </text:list>
        </text:list-item>
        <text:list-item>
          <text:p text:style-name="P1167"><text:span text:style-name="Strong_20_Emphasis">Procesamiento de las variables de entorno</text:span>:</text:p>
          <text:list>
            <text:list-item>
              <text:p text:style-name="P1168">La función recorre los argumentos de entrada (<text:span text:style-name="Source_20_Text">tr[]</text:span>), buscando aquellos que tienen el formato "VAR=valor", que indican que son variables de entorno.</text:p>
            </text:list-item>
            <text:list-item>
              <text:p text:style-name="P1168">Estos argumentos se almacenan en el arreglo <text:span text:style-name="Source_20_Text">env_vars</text:span>, y el contador <text:span text:style-name="Source_20_Text">env_count</text:span> se incrementa para llevar el seguimiento de cuántas variables de entorno se han encontrado.</text:p>
            </text:list-item>
          </text:list>
        </text:list-item>
        <text:list-item>
          <text:p text:style-name="P1167"><text:span text:style-name="Strong_20_Emphasis">Obtención de los argumentos del programa</text:span>:</text:p>
          <text:list>
            <text:list-item>
              <text:p text:style-name="P1168">Después de procesar las variables de entorno, los argumentos restantes en <text:span text:style-name="Source_20_Text">tr[]</text:span> (que no son variables de entorno) son los que se utilizarán para ejecutar el programa. Estos se asignan a <text:span text:style-name="Source_20_Text">args</text:span>.</text:p>
            </text:list-item>
          </text:list>
        </text:list-item>
        <text:list-item>
          <text:p text:style-name="P1167"><text:span text:style-name="Strong_20_Emphasis">Comprobación de la existencia del programa</text:span>:</text:p>
          <text:list>
            <text:list-item>
              <text:p text:style-name="P1168">Si <text:span text:style-name="Source_20_Text">args[0]</text:span> es <text:span text:style-name="Source_20_Text">NULL</text:span> (lo que indica que no se proporcionó un programa para ejecutar), la función muestra un error y termina.</text:p>
            </text:list-item>
          </text:list>
        </text:list-item>
        <text:list-item>
          <text:p text:style-name="P1167"><text:span text:style-name="Strong_20_Emphasis">Creación de un nuevo entorno (si se pasaron variables de entorno)</text:span>:</text:p>
          <text:list>
            <text:list-item>
              <text:p text:style-name="P1168">Si se pasaron variables de entorno (es decir, <text:span text:style-name="Source_20_Text">env_count &gt; 0</text:span>), se crea un nuevo arreglo <text:span text:style-name="Source_20_Text">new_environ</text:span> para almacenar las variables de entorno.</text:p>
            </text:list-item>
            <text:list-item>
              <text:p text:style-name="P1168">Se copia cada una de las variables de entorno desde <text:span text:style-name="Source_20_Text">env_vars</text:span> a <text:span text:style-name="Source_20_Text">new_environ</text:span>.</text:p>
            </text:list-item>
          </text:list>
        </text:list-item>
        <text:list-item>
          <text:p text:style-name="P1167"><text:span text:style-name="Strong_20_Emphasis">Ejecutar el programa</text:span>:</text:p>
          <text:list>
            <text:list-item>
              <text:p text:style-name="P1168">La función intenta ejecutar el programa con la función <text:span text:style-name="Source_20_Text">Execpve()</text:span>, pasando la lista de directorios de búsqueda (presumiblemente de donde se busca el ejecutable), los argumentos del programa y las variables de entorno (si se pasaron).</text:p>
            </text:list-item>
            <text:list-item>
              <text:p text:style-name="P1168">Si el programa se ejecuta correctamente, el proceso actual del shell se reemplaza con el nuevo programa, lo que significa que el shell ya no continuará ejecutándose.</text:p>
            </text:list-item>
          </text:list>
        </text:list-item>
        <text:list-item>
          <text:p text:style-name="P1167"><text:span text:style-name="Strong_20_Emphasis">Manejo de errores</text:span>:</text:p>
          <text:list>
            <text:list-item>
              <text:p text:style-name="P1168">Si <text:span text:style-name="Source_20_Text">Execpve</text:span> falla, se verifica el tipo de error. Si es un "No such file or directory" (<text:span text:style-name="Source_20_Text">ENOENT</text:span>), se muestra un mensaje de error adecuado.</text:p>
            </text:list-item>
            <text:list-item>
              <text:p text:style-name="P1168">Si ocurre otro tipo de error, se muestra un mensaje de error general con el tipo de error (<text:span text:style-name="Source_20_Text">strerror(errno)</text:span>).</text:p>
            </text:list-item>
          </text:list>
        </text:list-item>
        <text:list-item>
          <text:p text:style-name="P1167"><text:span text:style-name="Strong_20_Emphasis">Liberar la memoria</text:span>:</text:p>
          <text:list>
            <text:list-item>
              <text:p text:style-name="P1168">Si se creó un nuevo entorno, se libera la memoria asignada para las variables de entorno (<text:span text:style-name="Source_20_Text">new_environ</text:span>), para evitar fugas de memoria.</text:p>
            </text:list-item>
          </text:list>
        </text:list-item>
        <text:list-item>
          <text:p text:style-name="P1167"><text:soft-page-break/><text:span text:style-name="Strong_20_Emphasis">Finalización</text:span>:</text:p>
          <text:list>
            <text:list-item>
              <text:p text:style-name="P1167">Al final de la función, el shell termina su ejecución cuando el programa especificado reemplaza el proceso actual.</text:p>
            </text:list-item>
          </text:list>
        </text:list-item>
      </text:list>
      <text:p text:style-name="P526"/>
      <text:h text:style-name="P527" text:outline-level="3">¿Qué hace <text:span text:style-name="Source_20_Text">exec()</text:span>?</text:h>
      <text:list text:style-name="L303">
        <text:list-item>
          <text:p text:style-name="P1170">La función <text:span text:style-name="Source_20_Text">exec()</text:span> reemplaza el <text:span text:style-name="Strong_20_Emphasis">proceso actual</text:span> por <text:span text:style-name="Strong_20_Emphasis">otro programa</text:span>. Esto significa que el código del programa actual se detiene, y el nuevo programa (que se le pasa como argumento a <text:span text:style-name="Source_20_Text">exec()</text:span>) empieza a ejecutarse en el mismo proceso.</text:p>
        </text:list-item>
        <text:list-item>
          <text:p text:style-name="P1169"><text:span text:style-name="Strong_20_Emphasis">Importante</text:span>: El <text:span text:style-name="Strong_20_Emphasis">PID</text:span> (identificador del proceso) <text:span text:style-name="Strong_20_Emphasis">no cambia</text:span>. El proceso sigue siendo el mismo, pero el contenido de ese proceso (su código y datos) se reemplaza por el nuevo programa.</text:p>
        </text:list-item>
      </text:list>
      <text:h text:style-name="Heading_20_3" text:outline-level="3">¿Cómo se hace esto?</text:h>
      <text:p text:style-name="Text_20_body">Cuando se llama a <text:span text:style-name="Source_20_Text">exec()</text:span>, el <text:span text:style-name="Strong_20_Emphasis">núcleo del sistema operativo</text:span> se encarga de reemplazar el espacio de direcciones del proceso actual con el espacio de direcciones del nuevo programa. Esto incluye su código, datos y contexto de ejecución. Todo lo que estaba ejecutándose en el proceso anterior (como funciones en el código) desaparece, y el nuevo programa comienza a ejecutarse.</text:p>
      <text:h text:style-name="Heading_20_3" text:outline-level="3">¿En qué parte del código se realiza el reemplazo?</text:h>
      <text:p text:style-name="Text_20_body">El reemplazo ocurre inmediatamente después de la llamada a <text:span text:style-name="Source_20_Text">exec()</text:span>. Si <text:span text:style-name="Source_20_Text">exec()</text:span> tiene éxito, el programa que llama a <text:span text:style-name="Source_20_Text">exec()</text:span> <text:span text:style-name="Strong_20_Emphasis">ya no continúa</text:span> ejecutándose; en su lugar, el nuevo programa comienza su ejecución. Si <text:span text:style-name="Source_20_Text">exec()</text:span> falla, el proceso sigue ejecutándose como antes, pero se devuelve un error.</text:p>
      <text:h text:style-name="Heading_20_3" text:outline-level="3"/>
      <text:h text:style-name="Heading_20_3" text:outline-level="3"/>
      <text:h text:style-name="Heading_20_3" text:outline-level="3">Resumen:</text:h>
      <text:list text:style-name="L304">
        <text:list-item>
          <text:p text:style-name="P1172"><text:span text:style-name="Strong_20_Emphasis"><text:span text:style-name="Source_20_Text">exec()</text:span></text:span><text:span text:style-name="Strong_20_Emphasis"> reemplaza el proceso actual</text:span> (con el mismo PID) por un nuevo programa.</text:p>
        </text:list-item>
        <text:list-item>
          <text:p text:style-name="P1172">El proceso original <text:span text:style-name="Strong_20_Emphasis">no continúa</text:span> después de la llamada a <text:span text:style-name="Source_20_Text">exec()</text:span> si todo va bien.</text:p>
        </text:list-item>
        <text:list-item>
          <text:p text:style-name="P1171">El nuevo programa <text:span text:style-name="Strong_20_Emphasis">toma el control</text:span> del proceso y se ejecuta en su lugar.</text:p>
        </text:list-item>
      </text:list>
      <text:p text:style-name="P526"/>
      <text:p text:style-name="P526"/>
      <text:p text:style-name="P526"/>
      <text:p text:style-name="P526"/>
      <text:p text:style-name="P526"/>
      <text:p text:style-name="P526"/>
      <text:p text:style-name="P97"><text:soft-page-break/><text:span text:style-name="T73">40-execpri:</text:span><text:span text:style-name="T222"> execpir prio progspec</text:span></text:p>
      <text:p text:style-name="P99"><text:span text:style-name="T121">Hace lo mismo que exec pero con prioridad. </text:span></text:p>
      <text:p text:style-name="P97"><text:span text:style-name="T73"/></text:p>
      <text:h text:style-name="P96" text:outline-level="3"><text:span text:style-name="T73">Explicación de la función </text:span><text:span text:style-name="Source_20_Text"><text:span text:style-name="T73">cmd_execpri</text:span></text:span><text:span text:style-name="T73">:</text:span></text:h>
      <text:list text:style-name="L305">
        <text:list-item>
          <text:p text:style-name="P1174"><text:span text:style-name="Strong_20_Emphasis">Argumentos</text:span>: El primer argumento es la prioridad que se quiere establecer para el proceso, y el segundo es el nombre del programa a ejecutar.</text:p>
        </text:list-item>
        <text:list-item>
          <text:p text:style-name="P1174"><text:span text:style-name="Strong_20_Emphasis">Ejecución</text:span>: Llama a <text:span text:style-name="Source_20_Text">Execpve</text:span> con la prioridad y los argumentos del programa. <text:span text:style-name="Source_20_Text">Execpve</text:span> ejecuta el programa de la misma manera que <text:span text:style-name="Source_20_Text">execv</text:span> o <text:span text:style-name="Source_20_Text">execve</text:span>, pero además de los argumentos, acepta una prioridad (<text:span text:style-name="Source_20_Text">priority</text:span>), la cual es utilizada para ajustar la prioridad del proceso antes de ejecutar el programa.</text:p>
        </text:list-item>
        <text:list-item>
          <text:p text:style-name="P1173"><text:span text:style-name="Strong_20_Emphasis">Sin variables de entorno</text:span>: No se crean ni se modifican variables de entorno en esta función, por lo que no es necesario manejar ni pasar un entorno nuevo, como en el caso de <text:span text:style-name="Source_20_Text">cmd_exec</text:span>.</text:p>
        </text:list-item>
      </text:list>
      <text:p text:style-name="P97"><text:span text:style-name="T73"/></text:p>
      <text:p text:style-name="P95"><text:span text:style-name="T73"/></text:p>
      <text:p text:style-name="P95"><text:span text:style-name="T73"/></text:p>
      <text:p text:style-name="P100">¸PORQUE EN EXEC USAMOS UN NUEVO ENTORNO Y EN EXECPRI NO?:</text:p>
      <text:list text:style-name="L306">
        <text:list-item>
          <text:p text:style-name="P1177"><text:span text:style-name="Strong_20_Emphasis">Para </text:span><text:span text:style-name="Strong_20_Emphasis"><text:span text:style-name="Source_20_Text">exec</text:span></text:span>: Si se especifican variables de entorno en el comando, usa <text:span text:style-name="Source_20_Text">new_environ</text:span> y pasa el entorno modificado a <text:span text:style-name="Source_20_Text">execve</text:span>. Si no se especifican variables de entorno, usa <text:span text:style-name="Source_20_Text">execv</text:span> sin <text:span text:style-name="Source_20_Text">new_environ</text:span>.</text:p>
        </text:list-item>
        <text:list-item>
          <text:p text:style-name="P1176"><text:span text:style-name="Strong_20_Emphasis">Para </text:span><text:span text:style-name="Strong_20_Emphasis"><text:span text:style-name="Source_20_Text">execpri</text:span></text:span>: Dado que se especifica un cambio de prioridad y no se menciona la necesidad de modificar el entorno, puedes <text:span text:style-name="Strong_20_Emphasis">prescindir de </text:span><text:span text:style-name="Strong_20_Emphasis"><text:span text:style-name="Source_20_Text">new_environ</text:span></text:span> en la mayoría de los casos, a menos que se incluyan variables de entorno explícitas.</text:p>
        </text:list-item>
      </text:list>
      <text:p text:style-name="Text_20_body">Entonces, <text:span text:style-name="Strong_20_Emphasis">no es necesario usar </text:span><text:span text:style-name="Strong_20_Emphasis"><text:span text:style-name="Source_20_Text">new_environ</text:span></text:span><text:span text:style-name="Strong_20_Emphasis"> en ambos casos a menos que haya una razón explícita para modificar el entorno</text:span>, como lo indican las variables de entorno en el comando de ejecución (por ejemplo, cuando el comando incluye <text:span text:style-name="Source_20_Text">VAR1 VAR2 VAR3 ...</text:span>).</text:p>
      <text:p text:style-name="P100"/>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8"><text:span text:style-name="T73"/></text:p>
      <text:p text:style-name="P1178"><text:soft-page-break/>41-fg:</text:p>
      <text:h text:style-name="P193" text:outline-level="4"><text:span text:style-name="Strong_20_Emphasis">Paso a paso de lo que hace </text:span><text:span text:style-name="Strong_20_Emphasis"><text:span text:style-name="Source_20_Text">cmd_fg</text:span></text:span><text:span text:style-name="Strong_20_Emphasis">:</text:span></text:h>
      <text:list text:style-name="L307">
        <text:list-item>
          <text:p text:style-name="P1183"><text:span text:style-name="Strong_20_Emphasis">Comprobar argumentos:</text:span></text:p>
          <text:list>
            <text:list-item>
              <text:p text:style-name="P1184">Verifica que el usuario ha introducido un programa a ejecutar.</text:p>
            </text:list-item>
            <text:list-item>
              <text:p text:style-name="P1184">Si no hay argumentos, muestra un mensaje de uso incorrecto.</text:p>
            </text:list-item>
          </text:list>
        </text:list-item>
        <text:list-item>
          <text:p text:style-name="P1183"><text:span text:style-name="Strong_20_Emphasis">Crear un proceso hijo:</text:span></text:p>
          <text:list>
            <text:list-item>
              <text:p text:style-name="P1184">Usa <text:span text:style-name="Source_20_Text">fork()</text:span> para dividir el proceso en dos:</text:p>
              <text:list>
                <text:list-item>
                  <text:p text:style-name="P1184"><text:span text:style-name="Strong_20_Emphasis">Proceso hijo (</text:span><text:span text:style-name="Strong_20_Emphasis"><text:span text:style-name="Source_20_Text">pid == 0</text:span></text:span><text:span text:style-name="Strong_20_Emphasis">)</text:span>: Ejecuta el programa especificado con <text:span text:style-name="Source_20_Text">Execpve</text:span><text:span text:style-name="Source_20_Text"><text:span text:style-name="T471"> </text:span></text:span><text:span text:style-name="Source_20_Text"><text:span text:style-name="T329">mostrando el nuevo pid</text:span></text:span><text:span text:style-name="Source_20_Text"><text:span text:style-name="T471">.</text:span></text:span></text:p>
                </text:list-item>
                <text:list-item>
                  <text:p text:style-name="P1184"><text:span text:style-name="Strong_20_Emphasis">Proceso padre (</text:span><text:span text:style-name="Strong_20_Emphasis"><text:span text:style-name="Source_20_Text">pid &gt; 0</text:span></text:span><text:span text:style-name="Strong_20_Emphasis">)</text:span>: Espera al proceso hijo con <text:span text:style-name="Source_20_Text">waitpid</text:span>.</text:p>
                </text:list-item>
              </text:list>
            </text:list-item>
          </text:list>
        </text:list-item>
        <text:list-item>
          <text:p text:style-name="P1183"><text:span text:style-name="Strong_20_Emphasis">Ejecutar el programa:</text:span></text:p>
          <text:list>
            <text:list-item>
              <text:p text:style-name="P1184">El proceso hijo utiliza <text:span text:style-name="Source_20_Text">Execpve</text:span> para buscar el programa en los directorios de la lista de búsqueda (<text:span text:style-name="Source_20_Text">listaBusqueda</text:span>) y lo ejecuta.</text:p>
            </text:list-item>
            <text:list-item>
              <text:p text:style-name="P1184">Si no encuentra el programa, muestra un mensaje de error.</text:p>
            </text:list-item>
          </text:list>
        </text:list-item>
        <text:list-item>
          <text:p text:style-name="P1183"><text:span text:style-name="Strong_20_Emphasis">Esperar al proceso hijo:</text:span></text:p>
          <text:list>
            <text:list-item>
              <text:p text:style-name="P1184">El proceso padre espera a que el hijo termine.</text:p>
            </text:list-item>
            <text:list-item>
              <text:p text:style-name="P1184">Una vez que el proceso hijo termina, el padre evalúa cómo finalizó el proceso:</text:p>
              <text:list>
                <text:list-item>
                  <text:p text:style-name="P1184">Si terminó por una señal (como <text:span text:style-name="Source_20_Text">SIGTERM</text:span> o <text:span text:style-name="Source_20_Text">SIGKILL</text:span>), muestra el nombre de la señal usando <text:span text:style-name="Source_20_Text">NombreSenal()</text:span>.</text:p>
                </text:list-item>
                <text:list-item>
                  <text:p text:style-name="P1183">Si terminó normalmente, muestra el código de salida.</text:p>
                </text:list-item>
              </text:list>
            </text:list-item>
          </text:list>
        </text:list-item>
      </text:list>
      <text:p text:style-name="P1179">42-fgpri:</text:p>
      <text:p text:style-name="P166">Esta función permite ejecutar un programa en primer plano (el programa bloquea la terminal hasta su terminación) asignándole una prioridad específica.</text:p>
      <text:list text:style-name="L308">
        <text:list-item>
          <text:p text:style-name="P1186"><text:span text:style-name="Strong_20_Emphasis">Parámetros</text:span>: Toma dos argumentos: el primero es la prioridad que se asignará al proceso y el segundo es el programa que se ejecutará.</text:p>
        </text:list-item>
        <text:list-item>
          <text:p text:style-name="P1185"><text:span text:style-name="Strong_20_Emphasis">Proceso</text:span>: Si no se proporcionan los argumentos correctamente, se muestra un mensaje de uso. Luego, la prioridad es convertida de texto a número entero usando <text:span text:style-name="Source_20_Text">atoi()</text:span>. Se crea un proceso hijo con <text:span text:style-name="Source_20_Text">fork()</text:span>, y si es el hijo, el proceso ejecuta el programa con la prioridad dada utilizando la función <text:span text:style-name="Source_20_Text">Execpve</text:span>. Si la ejecución falla, muestra un error y termina el proceso. Si el proceso es el padre, espera a que el hijo termine, mostrando el estado de la terminación (ya sea por señal o por código de salida).</text:p>
        </text:list-item>
      </text:list>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1179"><text:soft-page-break/>43-back</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1179">44-backpri:</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1180"><text:soft-page-break/>DIFERENCIAS ENTRE L CREACIÓN DE UN PROCESO EN PRIMER O EN SEGUNDO PLANO:</text:p>
      <text:p text:style-name="P100"><text:span text:style-name="T73"/></text:p>
      <text:h text:style-name="P96" text:outline-level="3"><text:span text:style-name="Strong_20_Emphasis"><text:span text:style-name="T73">Diferencias principales</text:span></text:span><text:span text:style-name="T73">:</text:span></text:h>
      <text:list text:style-name="L309">
        <text:list-item>
          <text:p text:style-name="P1187"><text:span text:style-name="Strong_20_Emphasis">Espera del proceso padre</text:span>:</text:p>
          <text:list>
            <text:list-item>
              <text:p text:style-name="P1188"><text:span text:style-name="Strong_20_Emphasis">Primer plano (fg)</text:span>: El padre espera a que el hijo termine antes de continuar (usando <text:span text:style-name="Source_20_Text">waitpid</text:span>).</text:p>
            </text:list-item>
            <text:list-item>
              <text:p text:style-name="P1188"><text:span text:style-name="Strong_20_Emphasis">Segundo plano (back)</text:span>: El padre no espera al hijo. El hijo sigue ejecutándose mientras el padre puede hacer otras cosas<text:span text:style-name="T480"> -&gt; </text:span><text:span text:style-name="T428">NO HAY WAITPID</text:span></text:p>
            </text:list-item>
          </text:list>
        </text:list-item>
        <text:list-item>
          <text:p text:style-name="P1187"><text:span text:style-name="Strong_20_Emphasis">Grupo de procesos</text:span>:</text:p>
          <text:list>
            <text:list-item>
              <text:p text:style-name="P1188"><text:span text:style-name="Strong_20_Emphasis">Primer plano (fg)</text:span>: El proceso hijo pertenece al mismo grupo de procesos que el padre, y su ejecución está vinculada al terminal.</text:p>
            </text:list-item>
            <text:list-item>
              <text:p text:style-name="P1188"><text:span text:style-name="Strong_20_Emphasis">Segundo plano (back)</text:span>: El proceso hijo se coloca en un <text:span text:style-name="Strong_20_Emphasis">nuevo grupo de procesos</text:span> con <text:span text:style-name="Source_20_Text">setpgid(0, 0)</text:span> para que sea independiente del terminal y el shell, permitiéndole ejecutarse en segundo plano.</text:p>
            </text:list-item>
          </text:list>
        </text:list-item>
        <text:list-item>
          <text:p text:style-name="P1187"><text:span text:style-name="Strong_20_Emphasis">Manejo de procesos</text:span>:</text:p>
          <text:list>
            <text:list-item>
              <text:p text:style-name="P1188"><text:span text:style-name="Strong_20_Emphasis">Primer plano (fg)</text:span>: El proceso padre tiene que manejar el resultado de la ejecución del hijo (si terminó con error, señal, etc.).</text:p>
            </text:list-item>
            <text:list-item>
              <text:p text:style-name="P1187"><text:span text:style-name="Strong_20_Emphasis">Segundo plano (back)</text:span>: El proceso padre no maneja el resultado del hijo en tiempo real, pero puede registrar el proceso en una lista de procesos en segundo plano.</text:p>
            </text:list-item>
          </text:list>
        </text:list-item>
      </text:list>
      <text:h text:style-name="Heading_20_3" text:outline-level="3"><text:span text:style-name="Strong_20_Emphasis">Conclusión</text:span>:</text:h>
      <text:list text:style-name="L310">
        <text:list-item>
          <text:p text:style-name="P1190"><text:span text:style-name="Strong_20_Emphasis">Primer plano</text:span>: El padre espera a que el hijo termine (bloquea su ejecución).</text:p>
        </text:list-item>
        <text:list-item>
          <text:p text:style-name="P1189"><text:span text:style-name="Strong_20_Emphasis">Segundo plano</text:span>: El padre no espera al hijo, y el hijo se ejecuta independientemente del padre.</text:p>
        </text:list-item>
      </text:list>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1179"><text:soft-page-break/>45-listjobs:</text:p>
      <text:p text:style-name="P196">Muestra la lista de procesos en segudno plano</text:p>
      <text:p text:style-name="P196"/>
      <text:p text:style-name="P196">1-Primero actualiza el estado de los procesos para ver como están actualemente -&gt; update_background_processes()</text:p>
      <text:p text:style-name="P196">2-Si esta vacía muestra un mensaje de que está vacía</text:p>
      <text:p text:style-name="P196">3-Si NO está vacía muestra la lista con los procesos (procesos ejecutados con back y backpri)</text:p>
      <text:p text:style-name="P97"><text:span text:style-name="T73"/></text:p>
      <text:p text:style-name="P97"><text:span text:style-name="T73"/></text:p>
      <text:p text:style-name="P97"><text:span text:style-name="T73"/></text:p>
      <text:p text:style-name="P97"><text:span text:style-name="T73"/></text:p>
      <text:p text:style-name="P97"><text:span text:style-name="T73">46-deljobs:</text:span><text:span text:style-name="T223"> deljobs [-term | -sig]</text:span></text:p>
      <text:p text:style-name="P196">Elimina procesos de la lista</text:p>
      <text:p text:style-name="P196">-term: elimina los procesos terminados de forma normal de la lista</text:p>
      <text:p text:style-name="P196">-sig: elimina los procesos terminados por señal de la listaBusqueda</text:p>
      <text:p text:style-name="P101"><text:span text:style-name="T121"/></text:p>
      <text:p text:style-name="P95"><text:span text:style-name="T73"/></text:p>
      <text:p text:style-name="P1181">FUNCIÓN AUXILIAR QUE ACTUALIZA LOS PROCESOS:</text:p>
      <text:p text:style-name="P95"><text:span text:style-name="Strong_20_Emphasis"><text:span text:style-name="Source_20_Text"><text:span text:style-name="T121">update_background_processes</text:span></text:span></text:span><text:span text:style-name="T121">:</text:span><text:span text:style-name="T73"><text:line-break/></text:span><text:span text:style-name="T121">Esta función actualiza el estado de los procesos en segundo plano. Recorre la lista de procesos en segundo plano (</text:span><text:span text:style-name="Source_20_Text"><text:span text:style-name="T121">bgList</text:span></text:span><text:span text:style-name="T121">) y usa </text:span><text:span text:style-name="Source_20_Text"><text:span text:style-name="T121">waitpid()</text:span></text:span><text:span text:style-name="T121"> con las opciones </text:span><text:span text:style-name="Source_20_Text"><text:span text:style-name="T121">WNOHANG</text:span></text:span><text:span text:style-name="T121"> (sin bloquear) y </text:span><text:span text:style-name="Source_20_Text"><text:span text:style-name="T121">WUNTRACED</text:span></text:span><text:span text:style-name="T121"> (para obtener el estado de los procesos detenidos). Según el estado que devuelva </text:span><text:span text:style-name="Source_20_Text"><text:span text:style-name="T121">waitpid()</text:span></text:span><text:span text:style-name="T121">, actualiza el estado del proceso: </text:span><text:span text:style-name="Source_20_Text"><text:span text:style-name="T121">FINISHED</text:span></text:span><text:span text:style-name="T121"> si terminó normalmente, </text:span><text:span text:style-name="Source_20_Text"><text:span text:style-name="T121">SIGNALED</text:span></text:span><text:span text:style-name="T121"> si terminó por una señal, </text:span><text:span text:style-name="Source_20_Text"><text:span text:style-name="T121">STOPPED</text:span></text:span><text:span text:style-name="T121"> si está detenido, o </text:span><text:span text:style-name="Source_20_Text"><text:span text:style-name="T121">ACTIVE</text:span></text:span><text:span text:style-name="T121"> si el proceso sigue en ejecución</text:span></text:p>
      <text:p text:style-name="P166"/>
      <text:p text:style-name="P102"><text:span text:style-name="T73">FUNCIÓN AUXILIAR QUE </text:span><text:span text:style-name="T119">LEE COMANDOS EXTERNOS AL SHELL</text:span><text:span text:style-name="T73">:</text:span></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pan text:style-name="T73"/></text:p>
      <text:p text:style-name="P95"><text:soft-page-break/><text:span text:style-name="T73">RESUMEN FUNCIONES PREDEFINIDAS P</text:span><text:span text:style-name="T113">3</text:span><text:span text:style-name="T73">:</text:span></text:p>
      <text:p text:style-name="P166">&lt;stdio.h&gt; <text:s text:c="5"/>// printf, perror, remove </text:p>
      <text:p text:style-name="P166"><text:s/>&lt;string.h&gt; <text:s text:c="4"/>// strcmp, strdup</text:p>
      <text:p text:style-name="P166"><text:s/>&lt;stdlib.h&gt; <text:s text:c="4"/>// malloc, free, exit<text:span text:style-name="T417">, strtoul (string to unsigned long)</text:span><text:span text:style-name="T60">,</text:span><text:span text:style-name="T417"> atoll (ASCII to long long)</text:span></text:p>
      <text:p text:style-name="P604"><text:span text:style-name="T160"><text:tab/><text:tab/><text:tab/></text:span><text:span text:style-name="T183">getenv</text:span><text:span text:style-name="T160"> (const char *name): </text:span><text:span text:style-name="T228">Recupera el valor de una </text:span><text:span text:style-name="Strong_20_Emphasis"><text:span text:style-name="T228">variable de entorno</text:span></text:span><text:span text:style-name="T228"> </text:span><text:span text:style-name="T240"><text:tab/><text:tab/><text:tab/><text:tab/></text:span><text:span text:style-name="T228">especificada por su nombre (argumento </text:span><text:span text:style-name="Source_20_Text"><text:span text:style-name="T228">name</text:span></text:span><text:span text:style-name="T228">). Devuelve un puntero a una </text:span><text:span text:style-name="T240"><text:tab/><text:tab/><text:tab/></text:span><text:span text:style-name="T228">cadena de caracteres que contiene el valor de la variable de entorno si existe, </text:span><text:span text:style-name="T240"><text:tab/><text:tab/><text:tab/></text:span><text:span text:style-name="T228">o </text:span><text:span text:style-name="Source_20_Text"><text:span text:style-name="T228">NULL</text:span></text:span><text:span text:style-name="T228"> si no se encuentra la variable.</text:span></text:p>
      <text:p text:style-name="P604"><text:span text:style-name="T240"><text:tab/><text:tab/><text:tab/></text:span><text:span text:style-name="T62">putenv</text:span><text:span text:style-name="T240">(char *string): </text:span><text:span text:style-name="T228">Modifica una </text:span><text:span text:style-name="Strong_20_Emphasis"><text:span text:style-name="T228">variable de entorno</text:span></text:span><text:span text:style-name="T228"> o la </text:span><text:span text:style-name="Strong_20_Emphasis"><text:span text:style-name="T228">añade</text:span></text:span><text:span text:style-name="T228"> si no </text:span><text:span text:style-name="T240"><text:tab/><text:tab/><text:tab/><text:tab/></text:span><text:span text:style-name="T228">existe. La cadena </text:span><text:span text:style-name="Source_20_Text"><text:span text:style-name="T228">string</text:span></text:span><text:span text:style-name="T228"> debe estar en el formato </text:span><text:span text:style-name="Source_20_Text"><text:span text:style-name="T228">"NOMBRE=VALOR"</text:span></text:span><text:span text:style-name="T228">. Si </text:span><text:span text:style-name="T240"><text:tab/><text:tab/><text:tab/></text:span><text:span text:style-name="T228">la variable ya existe, su valor se actualiza; si no, se crea una nueva variable de </text:span><text:span text:style-name="T240"><text:tab/><text:tab/><text:tab/></text:span><text:span text:style-name="T228">entorno.</text:span></text:p>
      <text:p text:style-name="P600"><text:span text:style-name="T153">&lt;unistd.h&gt; <text:s text:c="4"/>// </text:span><text:span text:style-name="T154">chdir, </text:span><text:span text:style-name="T153">getpid</text:span><text:span text:style-name="T154">, getcwd, rmdir</text:span><text:span text:style-name="T155">, </text:span><text:span text:style-name="T154">execv, </text:span><text:span text:style-name="T155">access</text:span><text:span text:style-name="T154">, read</text:span><text:span text:style-name="T152"> y </text:span><text:span text:style-name="T154">write</text:span><text:span text:style-name="T157">, *seek </text:span></text:p>
      <text:p text:style-name="P600"><text:span text:style-name="T157"><text:tab/></text:span><text:span text:style-name="T159"><text:tab/><text:tab/></text:span><text:span text:style-name="T182">getuid</text:span><text:span text:style-name="T183">(): </text:span><text:span text:style-name="T159">d</text:span><text:span text:style-name="T123">evuelve el </text:span><text:span text:style-name="Strong_20_Emphasis"><text:span text:style-name="T123">ID de usuario real</text:span></text:span><text:span text:style-name="T123"> (UID) del proceso que realiza la </text:span><text:span text:style-name="T159"><text:tab/><text:tab/><text:tab/><text:tab/></text:span><text:span text:style-name="T123">llamada</text:span></text:p>
      <text:p text:style-name="P600"><text:span text:style-name="T159"><text:tab/><text:tab/><text:tab/></text:span><text:span text:style-name="T182">geteuid</text:span><text:span text:style-name="T183">(): </text:span><text:span text:style-name="T159">devuelve el </text:span><text:span text:style-name="Strong_20_Emphasis"><text:span text:style-name="T159">ID de usuario efectivo</text:span></text:span><text:span text:style-name="T159"> (EUID), que es el UID <text:tab/><text:tab/><text:tab/><text:tab/>que se usa para determinar los permisos de acceso</text:span></text:p>
      <text:p text:style-name="P604"><text:span text:style-name="T159"><text:tab/><text:tab/><text:tab/></text:span><text:span text:style-name="T182">setuid</text:span><text:span text:style-name="T160">(uid_t uid):</text:span><text:span text:style-name="T183"> </text:span><text:span text:style-name="T159">e</text:span><text:span text:style-name="T123">stablece el </text:span><text:span text:style-name="Strong_20_Emphasis"><text:span text:style-name="T123">ID de usuario real</text:span></text:span><text:span text:style-name="T123"> (UID) del proceso a </text:span><text:span text:style-name="Source_20_Text"><text:span text:style-name="T123">uid</text:span></text:span><text:span text:style-name="T123">. </text:span><text:span text:style-name="T160"><text:tab/><text:tab/><text:tab/></text:span><text:span text:style-name="T123">Esto puede </text:span><text:span text:style-name="T159"><text:tab/><text:tab/><text:tab/></text:span><text:span text:style-name="T123">ser útil para cambiar el contexto de usuario en </text:span><text:span text:style-name="T160"><text:tab/><text:tab/><text:tab/></text:span><text:span text:style-name="T123">un proceso, por ejemplo, para </text:span><text:span text:style-name="T159"><text:tab/><text:tab/><text:tab/></text:span><text:span text:style-name="T123">elevar o reducir </text:span><text:span text:style-name="T160"><text:tab/><text:tab/><text:tab/><text:tab/></text:span><text:span text:style-name="T123">privilegios</text:span></text:p>
      <text:p text:style-name="P604"><text:span text:style-name="T159"><text:tab/><text:tab/><text:tab/></text:span><text:span text:style-name="T182">seteuid</text:span><text:span text:style-name="T159">(uid_t uid)</text:span><text:span text:style-name="T183">:</text:span><text:span text:style-name="T159">e</text:span><text:span text:style-name="T123">stablece el </text:span><text:span text:style-name="Strong_20_Emphasis"><text:span text:style-name="T123">ID de usuario efectivo</text:span></text:span><text:span text:style-name="T123"> (EUID) del proceso. </text:span><text:span text:style-name="T160"><text:tab/><text:tab/><text:tab/></text:span><text:span text:style-name="T123">Esta función </text:span><text:span text:style-name="T159"><text:tab/><text:tab/><text:tab/></text:span><text:span text:style-name="T123">es útil para cambiar los privilegios de un </text:span><text:span text:style-name="T160"><text:tab/><text:tab/><text:tab/><text:tab/></text:span><text:span text:style-name="T123">proceso durante su ejecución (por </text:span><text:span text:style-name="T159"><text:tab/><text:tab/><text:tab/></text:span><text:span text:style-name="T123">ejemplo, cambiar a un </text:span><text:span text:style-name="T160"><text:tab/><text:tab/><text:tab/></text:span><text:span text:style-name="T123">UID de superusuario temporalmente)</text:span></text:p>
      <text:p text:style-name="P652"><text:span text:style-name="T159"><text:tab/></text:span><text:span text:style-name="T161"><text:tab/><text:tab/></text:span><text:span text:style-name="Strong_20_Emphasis"><text:span text:style-name="Source_20_Text"><text:span text:style-name="T322">fork()</text:span></text:span></text:span><text:span text:style-name="T310">:</text:span><text:span text:style-name="T319"> crea un nuevo proceso duplicando el proceso actual (un hijo)</text:span></text:p>
      <text:p text:style-name="P651"><text:span text:style-name="T319"><text:tab/></text:span><text:span text:style-name="T321"><text:tab/><text:tab/></text:span><text:span text:style-name="T325">execv():</text:span><text:span text:style-name="T324"> </text:span><text:span text:style-name="T320">La función </text:span><text:span text:style-name="Source_20_Text"><text:span text:style-name="T19">exec()</text:span></text:span><text:span text:style-name="T320"> no es una función específica por sí sola, sino <text:tab/><text:tab/><text:tab/><text:tab/>que se refiere a una familia de funciones bajo el nombre común de <text:tab/><text:tab/><text:tab/><text:tab/></text:span><text:span text:style-name="Source_20_Text"><text:span text:style-name="T19">exec</text:span></text:span><text:span text:style-name="T320">. Estas funciones se utilizan para reemplazar el proceso actual <text:tab/><text:tab/><text:tab/><text:tab/>por un nuevo programa. Es decir, el proceso que llama a </text:span><text:span text:style-name="Source_20_Text"><text:span text:style-name="T19">exec</text:span></text:span><text:span text:style-name="T320"> es <text:tab/><text:tab/><text:tab/><text:tab/><text:tab/>reemplazado completamente por el nuevo programa especificado. Se <text:tab/><text:tab/><text:tab/><text:tab/>utilizan comúnmente en programación de sistemas para ejecutar un <text:tab/><text:tab/><text:tab/><text:tab/>nuevo programa dentro del proceso actual, sin crear un nuevo proceso.</text:span></text:p>
      <text:p text:style-name="P651"><text:span text:style-name="T321"><text:tab/><text:tab/><text:tab/></text:span><text:span text:style-name="T325">execve():</text:span><text:span text:style-name="T324"> </text:span><text:span text:style-name="T320">La función </text:span><text:span text:style-name="Source_20_Text"><text:span text:style-name="T19">execv()</text:span></text:span><text:span text:style-name="T320"> es parte de la familia de funciones </text:span><text:span text:style-name="Source_20_Text"><text:span text:style-name="T19">exec</text:span></text:span><text:span text:style-name="T320"> y se <text:tab/><text:tab/><text:tab/><text:tab/>utiliza para ejecutar un programa, reemplazando el proceso actual. <text:tab/><text:tab/><text:tab/><text:tab/></text:span><text:span text:style-name="Source_20_Text"><text:span text:style-name="T19">execv</text:span></text:span><text:span text:style-name="T320"> toma dos argumentos:</text:span></text:p>
      <text:list text:style-name="L311">
        <text:list-item>
          <text:list>
            <text:list-item>
              <text:list>
                <text:list-item>
                  <text:list>
                    <text:list-item>
                      <text:p text:style-name="P1192"><text:span text:style-name="Strong_20_Emphasis">Ruta del programa</text:span>: El primer argumento es la ruta completa del archivo ejecutable que deseas ejecutar.</text:p>
                    </text:list-item>
                    <text:list-item>
                      <text:p text:style-name="P1191"><text:soft-page-break/><text:span text:style-name="Strong_20_Emphasis">Argumentos</text:span>: El segundo argumento es un array de cadenas de caracteres que representan los argumentos del programa a ejecutar (incluido el nombre del programa en la primera posición del array).</text:p>
                    </text:list-item>
                  </text:list>
                </text:list-item>
              </text:list>
            </text:list-item>
          </text:list>
        </text:list-item>
      </text:list>
      <text:p text:style-name="P650"><text:span text:style-name="T324"/></text:p>
      <text:p text:style-name="P604"><text:span text:style-name="T159">N</text:span><text:span text:style-name="T160">O SON FUNCIONES, PERO SON VARIABLES DE ESTA LIBERÍA: </text:span><text:span text:style-name="T183">environ</text:span><text:span text:style-name="T160"> y </text:span><text:span text:style-name="T183">envp</text:span></text:p>
      <text:p text:style-name="P604"><text:span text:style-name="T157"/></text:p>
      <text:p text:style-name="P166">&lt;time.h&gt; <text:s text:c="6"/>// time, ctime</text:p>
      <text:p text:style-name="P166">&lt;fcntl.h&gt; <text:s text:c="5"/>// open, close, read</text:p>
      <text:p text:style-name="P166">&lt;sys/stat.h&gt; <text:s text:c="2"/>// stat, lstat, </text:p>
      <text:p text:style-name="P166">&lt;errno.h&gt; <text:s text:c="5"/>// errno, strerror</text:p>
      <text:p text:style-name="P171">&lt;sys/mman.h&gt; //mmap<text:span text:style-name="T432">, munmap,</text:span> PROT_WRITE, PROT_READ, PROT_EXEC</text:p>
      <text:p text:style-name="P179"><text:s text:c="9"/></text:p>
      <text:p text:style-name="P600"><text:span text:style-name="T139">&lt;sys/shm.h&gt;</text:span><text:span text:style-name="T138"> <text:s text:c="2"/>/</text:span><text:span text:style-name="T175">/ </text:span><text:span text:style-name="T138">shmget, shmat, shmdt <text:s/>shmctl </text:span></text:p>
      <text:p text:style-name="P152"/>
      <text:p text:style-name="P600"><text:span text:style-name="Source_20_Text"><text:span text:style-name="T297">&lt;sys/ipc.h&gt;</text:span></text:span><text:span text:style-name="Source_20_Text"><text:span text:style-name="T298"> <text:s/>// se necesita también la librería anterior:</text:span></text:span></text:p>
      <text:p text:style-name="P600"><text:span text:style-name="Source_20_Text"><text:span text:style-name="T382"><text:tab/> </text:span></text:span><text:span text:style-name="Source_20_Text"><text:span text:style-name="T298"><text:s text:c="6"/>//IPC_RMID</text:span></text:span><text:span text:style-name="Source_20_Text"><text:span text:style-name="T327">,</text:span></text:span><text:span text:style-name="Source_20_Text"><text:span text:style-name="T298"> IPC_CREAT, IPC_EXCL, SHM_RDONLY...</text:span></text:span></text:p>
      <text:p text:style-name="P526"/>
      <text:p text:style-name="P598">&lt;pwd.h&gt; // <text:span text:style-name="T36">struct passwd</text:span></text:p>
      <text:p text:style-name="P601"><text:span text:style-name="T182"><text:tab/><text:tab/></text:span><text:span text:style-name="T164">getpwuid(uid_t uid)</text:span><text:span text:style-name="T183">: </text:span><text:span text:style-name="T123">recupera la <text:tab/><text:tab/><text:tab/> información del usuario <text:tab/><text:tab/><text:tab/>correspondiente a un </text:span><text:span text:style-name="Strong_20_Emphasis"><text:span text:style-name="T123">ID de usuario (UID)</text:span></text:span><text:span text:style-name="T123">, <text:tab/><text:tab/><text:tab/><text:tab/><text:tab/><text:tab/><text:tab/><text:tab/>devolviendo una <text:tab/><text:tab/>estructura </text:span><text:span text:style-name="Source_20_Text"><text:span text:style-name="T123">passwd*</text:span></text:span><text:span text:style-name="T123"> con detalles como el <text:tab/><text:tab/><text:tab/><text:tab/>nombre de usuario y el directorio home)</text:span></text:p>
      <text:p text:style-name="P601"><text:span text:style-name="T159"><text:tab/><text:tab/></text:span><text:span text:style-name="Strong_20_Emphasis"><text:span text:style-name="Source_20_Text"><text:span text:style-name="T283">getpwnam</text:span></text:span></text:span><text:span text:style-name="Source_20_Text"><text:span text:style-name="T288">(const char *name)</text:span></text:span><text:span text:style-name="Source_20_Text"><text:span text:style-name="T216">:</text:span></text:span><text:span text:style-name="Source_20_Text"><text:span text:style-name="T289"> </text:span></text:span><text:span text:style-name="Strong_20_Emphasis"><text:span text:style-name="Source_20_Text"><text:span text:style-name="T286">d</text:span></text:span></text:span>evuelve un puntero a una estructura <text:span text:style-name="Source_20_Text">passwd</text:span> que <text:span text:style-name="T439"><text:tab/><text:tab/></text:span>contiene la <text:span text:style-name="T438"><text:tab/><text:tab/><text:tab/></text:span>información del usuario cuyo nombre se pasa como <text:span text:style-name="T439"><text:tab/><text:tab/></text:span>argumento (<text:span text:style-name="Source_20_Text">name</text:span>)<text:span text:style-name="T439">.</text:span></text:p>
      <text:p text:style-name="P194">&lt;sys/wait.h&gt;</text:p>
      <text:p text:style-name="P603"><text:span text:style-name="T161"><text:tab/><text:tab/></text:span><text:span text:style-name="T184">waitpid():</text:span><text:span text:style-name="T161"> Permite al proceso padre esperar a que un hijo termine, especificando un <text:tab/><text:tab/>proceso hijo particular o todos los hijos.</text:span></text:p>
      <text:p text:style-name="P194"><text:tab/><text:tab/></text:p>
      <text:p text:style-name="P195">FLAGS:</text:p>
      <text:list text:style-name="L312">
        <text:list-item>
          <text:p text:style-name="P1194"><text:span text:style-name="Strong_20_Emphasis"><text:span text:style-name="Source_20_Text">WIFEXITED(status)</text:span></text:span>: Verifica si el hijo terminó normalmente.</text:p>
        </text:list-item>
        <text:list-item>
          <text:p text:style-name="P1194"><text:span text:style-name="Strong_20_Emphasis"><text:span text:style-name="Source_20_Text">WEXITSTATUS(status)</text:span></text:span>: Obtiene el código de salida del hijo si terminó normalmente.</text:p>
        </text:list-item>
        <text:list-item>
          <text:p text:style-name="P1194"><text:span text:style-name="Strong_20_Emphasis"><text:span text:style-name="Source_20_Text">WIFSIGNALED(status)</text:span></text:span>: Verifica si el hijo terminó por una señal.</text:p>
        </text:list-item>
        <text:list-item>
          <text:p text:style-name="P1194"><text:span text:style-name="Strong_20_Emphasis"><text:span text:style-name="Source_20_Text">WTERMSIG(status)</text:span></text:span>: Obtiene la señal que causó la terminación del hijo.</text:p>
        </text:list-item>
        <text:list-item>
          <text:p text:style-name="P1194"><text:span text:style-name="Strong_20_Emphasis"><text:span text:style-name="Source_20_Text">WIFSTOPPED(status)</text:span></text:span>: Verifica si el hijo fue detenido.</text:p>
        </text:list-item>
        <text:list-item>
          <text:p text:style-name="P1194"><text:soft-page-break/><text:span text:style-name="Strong_20_Emphasis"><text:span text:style-name="Source_20_Text">WSTOPSIG(status)</text:span></text:span>: Obtiene la señal que causó la detención del hijo.</text:p>
        </text:list-item>
        <text:list-item>
          <text:p text:style-name="P1194"><text:span text:style-name="Strong_20_Emphasis"><text:span text:style-name="Source_20_Text">WIFCONTINUED(status)</text:span></text:span>: Verifica si el hijo fue continuado.</text:p>
        </text:list-item>
        <text:list-item>
          <text:p text:style-name="P1194"><text:span text:style-name="Strong_20_Emphasis"><text:span text:style-name="Source_20_Text">WNOHANG</text:span></text:span>: Usado con <text:span text:style-name="Source_20_Text">waitpid()</text:span> para no bloquearse.</text:p>
        </text:list-item>
        <text:list-item>
          <text:p text:style-name="P1194"><text:span text:style-name="Strong_20_Emphasis"><text:span text:style-name="Source_20_Text">WUNTRACED</text:span></text:span>: Usado con <text:span text:style-name="Source_20_Text">waitpid()</text:span> para retornar también si el hijo fue detenido.</text:p>
        </text:list-item>
        <text:list-item>
          <text:p text:style-name="P1193"><text:span text:style-name="Strong_20_Emphasis"><text:span text:style-name="Source_20_Text">WALL</text:span></text:span>: Usado con <text:span text:style-name="Source_20_Text">waitpid()</text:span> para esperar a todos los procesos hijos.</text:p>
        </text:list-item>
      </text:list>
      <text:p text:style-name="P602"><text:span text:style-name="T161"/></text:p>
      <text:p text:style-name="Text_20_body">&lt;sys/resource.h&gt;<text:span text:style-name="T478"> <text:s text:c="4"/></text:span></text:p>
      <text:p text:style-name="P651"><text:span text:style-name="T478"><text:tab/><text:tab/><text:tab/></text:span><text:span text:style-name="T36">setpriority()</text:span><text:span text:style-name="T65">:</text:span><text:span text:style-name="T66"> </text:span><text:span text:style-name="T245">cambia la prioridad de un proceso. Esto permite modificar el <text:tab/><text:tab/><text:tab/><text:tab/><text:tab/>valor de la prioridad de un proceso, de manera que se pueda <text:tab/><text:tab/><text:tab/><text:tab/><text:tab/>gestionar el uso de los recursos del sistema. </text:span><text:span text:style-name="Source_20_Text"><text:span text:style-name="T245">0</text:span></text:span><text:span text:style-name="T245"> si el cambio de <text:tab/><text:tab/><text:tab/><text:tab/><text:tab/>prioridad fue exitoso, o </text:span><text:span text:style-name="Source_20_Text"><text:span text:style-name="T245">-1</text:span></text:span><text:span text:style-name="T245"> si hubo un error (en cuyo caso <text:tab/><text:tab/><text:tab/><text:tab/><text:tab/><text:tab/></text:span><text:span text:style-name="Source_20_Text"><text:span text:style-name="T245">errno</text:span></text:span><text:span text:style-name="T245"> se establecerá para describir el error).</text:span></text:p>
      <text:p text:style-name="P532"><text:s/></text:p>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text:soft-page-break/>CORRECCIONES DEFENSAS:</text:p>
      <text:p text:style-name="P108">P1:</text:p>
      <text:p text:style-name="P534">1-Operadores</text:p>
      <text:h text:style-name="P569" text:outline-level="3"><text:span text:style-name="Strong_20_Emphasis">Operador </text:span><text:span text:style-name="Source_20_Text">|</text:span><text:span text:style-name="Strong_20_Emphasis"> (OR bit a bit)</text:span></text:h>
      <text:p text:style-name="P571">El operador <text:span text:style-name="Source_20_Text">|</text:span> realiza una operación OR bit a bit entre dos números. Compara los bits correspondientes de los dos números y devuelve 1 si al menos uno de los bits es 1, de lo contrario, devuelve 0.</text:p>
      <text:h text:style-name="P569" text:outline-level="3"><text:span text:style-name="Strong_20_Emphasis">Operador </text:span><text:span text:style-name="Source_20_Text">&amp;</text:span><text:span text:style-name="Strong_20_Emphasis"> (AND bit a bit)</text:span></text:h>
      <text:p text:style-name="P571">El operador <text:span text:style-name="Source_20_Text">&amp;</text:span> realiza una operación AND bit a bit entre dos números. Compara los bits correspondientes de los dos números y devuelve 1 solo si ambos bits son 1; de lo contrario, devuelve 0.</text:p>
      <text:h text:style-name="P569" text:outline-level="3"><text:span text:style-name="Strong_20_Emphasis">Operador </text:span><text:span text:style-name="Source_20_Text">|=</text:span><text:span text:style-name="Strong_20_Emphasis"> (OR bit a bit con asignación)</text:span></text:h>
      <text:p text:style-name="P571">El operador <text:span text:style-name="Source_20_Text">|=</text:span> es una versión compuesta de <text:span text:style-name="Source_20_Text">|</text:span>, que <text:span text:style-name="Strong_20_Emphasis">realiza la operación OR bit a bit</text:span> y luego <text:span text:style-name="Strong_20_Emphasis">asigna el resultado</text:span> a la variable a la izquierda del operador.</text:p>
      <text:p text:style-name="P571"/>
      <text:h text:style-name="P569" text:outline-level="3"><text:span text:style-name="Strong_20_Emphasis">Operador </text:span><text:span text:style-name="Source_20_Text">&amp;</text:span><text:span text:style-name="Strong_20_Emphasis"> = (AND bit a bit con asignación)</text:span></text:h>
      <text:p text:style-name="P570">El operador <text:span text:style-name="Source_20_Text">&amp;=</text:span> es una versión compuesta de <text:span text:style-name="Source_20_Text">&amp;</text:span>, que <text:span text:style-name="Strong_20_Emphasis">realiza la operación AND bit a bit</text:span> y luego <text:span text:style-name="Strong_20_Emphasis">asigna el resultado</text:span> a la variable a la izquierda del operador.</text:p>
      <text:p text:style-name="P570"/>
      <text:p text:style-name="P570"/>
      <text:p text:style-name="P534">2-Makefile: que hace?</text:p>
      <text:list text:style-name="L313">
        <text:list-item>
          <text:p text:style-name="P1195"><text:span text:style-name="Strong_20_Emphasis">Compila el código fuente (</text:span><text:span text:style-name="Source_20_Text">.c</text:span><text:span text:style-name="Strong_20_Emphasis">) en archivos objeto (</text:span><text:span text:style-name="Source_20_Text">.o</text:span><text:span text:style-name="Strong_20_Emphasis">)</text:span>:</text:p>
          <text:list>
            <text:list-item>
              <text:p text:style-name="P1196">Cada archivo fuente <text:span text:style-name="Source_20_Text">.c</text:span> se traduce a un archivo objeto <text:span text:style-name="Source_20_Text">.o</text:span> mediante el compilador con la opción <text:span text:style-name="Source_20_Text">-c</text:span>.</text:p>
            </text:list-item>
            <text:list-item>
              <text:p text:style-name="P1196"><text:span text:style-name="Source_20_Text">-c</text:span>: Esta opción le dice al compilador que <text:span text:style-name="Strong_20_Emphasis">solo compile el código fuente a un archivo objeto</text:span> y no intente enlazar nada todavía.</text:p>
            </text:list-item>
            <text:list-item>
              <text:p text:style-name="P1196">Resultado: Archivos <text:span text:style-name="Source_20_Text">.o</text:span> que contienen código intermedio.</text:p>
            </text:list-item>
          </text:list>
        </text:list-item>
        <text:list-item>
          <text:p text:style-name="P1195"><text:span text:style-name="Strong_20_Emphasis">Enlaza los archivos objeto (</text:span><text:span text:style-name="Source_20_Text">.o</text:span><text:span text:style-name="Strong_20_Emphasis">) para generar un ejecutable</text:span>:</text:p>
          <text:list>
            <text:list-item>
              <text:p text:style-name="P1196">Los archivos <text:span text:style-name="Source_20_Text">.o</text:span> se combinan mediante el <text:span text:style-name="Strong_20_Emphasis">enlazador</text:span> para producir el ejecutable final.</text:p>
            </text:list-item>
            <text:list-item>
              <text:p text:style-name="P1196"><text:span text:style-name="Source_20_Text">-o</text:span>: Esta opción especifica el <text:span text:style-name="Strong_20_Emphasis">nombre del archivo ejecutable</text:span> que se debe generar.</text:p>
            </text:list-item>
            <text:list-item>
              <text:p text:style-name="P1196">Resultado: Un programa ejecutable (por ejemplo, <text:span text:style-name="Source_20_Text">p2</text:span>).</text:p>
            </text:list-item>
          </text:list>
        </text:list-item>
        <text:list-item>
          <text:p text:style-name="P1195"><text:span text:style-name="Strong_20_Emphasis">Gestiona dependencias</text:span>:</text:p>
          <text:list>
            <text:list-item>
              <text:p text:style-name="P1196"><text:soft-page-break/>Verifica qué archivos han cambiado (comparando fechas de modificación) y solo recompila los necesarios.</text:p>
            </text:list-item>
            <text:list-item>
              <text:p text:style-name="P1196">Esto acelera el proceso porque no recompila todo el proyecto cada vez.</text:p>
            </text:list-item>
          </text:list>
        </text:list-item>
        <text:list-item>
          <text:p text:style-name="P1195"><text:span text:style-name="Strong_20_Emphasis">Define reglas para tareas adicionales</text:span>:</text:p>
          <text:list>
            <text:list-item>
              <text:p text:style-name="P1195">Por ejemplo, puedes añadir reglas para limpiar archivos (<text:span text:style-name="Source_20_Text">clean</text:span>) o depurar el programa (<text:span text:style-name="Source_20_Text">valgrind</text:span>).</text:p>
            </text:list-item>
          </text:list>
        </text:list-item>
      </text:list>
      <text:p text:style-name="P560"/>
      <text:p text:style-name="P560"/>
      <text:p text:style-name="P1198">NOTA: 8 /10</text:p>
      <text:p text:style-name="P560"/>
      <text:p text:style-name="P486">P2:</text:p>
      <text:p text:style-name="P592">Todo bie<text:span text:style-name="T481">n -&gt; NOTA: 10/10</text:span></text:p>
      <text:p text:style-name="P488"/>
      <text:p text:style-name="P560"/>
      <text:p text:style-name="P560"/>
      <text:p text:style-name="P560"/>
      <text:p text:style-name="P487">P<text:span text:style-name="T460">3</text:span>:</text:p>
      <text:p text:style-name="P1198">Todo bien -&gt; NOTA: 10/10</text:p>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1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0:42:07.944843760</meta:creation-date>
    <dc:date>2024-12-17T17:43:12.725824978</dc:date>
    <meta:editing-duration>P8DT20H34M39S</meta:editing-duration>
    <meta:editing-cycles>257</meta:editing-cycles>
    <meta:generator>LibreOffice/24.2.6.2$Linux_X86_64 LibreOffice_project/420$Build-2</meta:generator>
    <meta:print-date>2024-11-05T14:50:26.391246833</meta:print-date>
    <meta:printed-by>Archivos PDF</meta:printed-by>
    <meta:document-statistic meta:table-count="70" meta:image-count="0" meta:object-count="0" meta:page-count="189" meta:paragraph-count="4140" meta:word-count="46158" meta:character-count="308866" meta:non-whitespace-character-count="263516"/>
  </office:meta>
</office:document-meta>
</file>